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tct0iters_detail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IF([.B1]=&quot;&quot;;#REF!;[.B1])" office:value-type="float" office:value="0" calcext:value-type="float">
            <text:p>0</text:p>
          </table:table-cell>
          <table:table-cell office:value-type="float" office:value="4.40557848415586E-018" calcext:value-type="float">
            <text:p>4.40557848415586E-18</text:p>
          </table:table-cell>
          <table:table-cell table:number-columns-repeated="19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IF([.B2]=&quot;&quot;;[.B1];[.B2])" office:value-type="float" office:value="0" calcext:value-type="float">
            <text:p>0</text:p>
          </table:table-cell>
          <table:table-cell office:value-type="float" office:value="4.13511388486216E-018" calcext:value-type="float">
            <text:p>4.13511388486216E-18</text:p>
          </table:table-cell>
          <table:table-cell table:formula="of:=IF([.C2]=0;[.C1]+1;&quot;&quot;)" office:value-type="float" office:value="1" calcext:value-type="float">
            <text:p>1</text:p>
          </table:table-cell>
          <table:table-cell table:formula="of:=IF([.D1]=&quot;RedoAct&quot;;1;IF([.D1]=&quot;RedoPen&quot;;2;IF([.D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IF([.B3]=&quot;&quot;;[.B2];[.B3])" office:value-type="float" office:value="0" calcext:value-type="float">
            <text:p>0</text:p>
          </table:table-cell>
          <table:table-cell office:value-type="float" office:value="5.20696666222184E-018" calcext:value-type="float">
            <text:p>5.20696666222184E-18</text:p>
          </table:table-cell>
          <table:table-cell table:formula="of:=IF([.C3]=0;[.C2]+1;&quot;&quot;)" office:value-type="float" office:value="1" calcext:value-type="float">
            <text:p>1</text:p>
          </table:table-cell>
          <table:table-cell table:formula="of:=IF([.D2]=&quot;RedoAct&quot;;1;IF([.D2]=&quot;RedoPen&quot;;2;IF([.D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IF([.B4]=&quot;&quot;;[.B3];[.B4])" office:value-type="float" office:value="0" calcext:value-type="float">
            <text:p>0</text:p>
          </table:table-cell>
          <table:table-cell office:value-type="float" office:value="1.13561160660802E-017" calcext:value-type="float">
            <text:p>1.13561160660802E-17</text:p>
          </table:table-cell>
          <table:table-cell table:formula="of:=IF([.C4]=0;[.C3]+1;&quot;&quot;)" office:value-type="float" office:value="1" calcext:value-type="float">
            <text:p>1</text:p>
          </table:table-cell>
          <table:table-cell table:formula="of:=IF([.D3]=&quot;RedoAct&quot;;1;IF([.D3]=&quot;RedoPen&quot;;2;IF([.D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IF([.B5]=&quot;&quot;;[.B4];[.B5])" office:value-type="float" office:value="0" calcext:value-type="float">
            <text:p>0</text:p>
          </table:table-cell>
          <table:table-cell office:value-type="float" office:value="1.91120224494803E-017" calcext:value-type="float">
            <text:p>1.91120224494803E-17</text:p>
          </table:table-cell>
          <table:table-cell table:formula="of:=IF([.C5]=0;[.C4]+1;&quot;&quot;)" office:value-type="float" office:value="1" calcext:value-type="float">
            <text:p>1</text:p>
          </table:table-cell>
          <table:table-cell table:formula="of:=IF([.D4]=&quot;RedoAct&quot;;1;IF([.D4]=&quot;RedoPen&quot;;2;IF([.D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IF([.B6]=&quot;&quot;;[.B5];[.B6])" office:value-type="float" office:value="0" calcext:value-type="float">
            <text:p>0</text:p>
          </table:table-cell>
          <table:table-cell office:value-type="float" office:value="1.52233729102403E-017" calcext:value-type="float">
            <text:p>1.52233729102403E-17</text:p>
          </table:table-cell>
          <table:table-cell table:formula="of:=IF([.C6]=0;[.C5]+1;&quot;&quot;)" office:value-type="float" office:value="1" calcext:value-type="float">
            <text:p>1</text:p>
          </table:table-cell>
          <table:table-cell table:formula="of:=IF([.D5]=&quot;RedoAct&quot;;1;IF([.D5]=&quot;RedoPen&quot;;2;IF([.D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formula="of:=IF([.B7]=&quot;&quot;;[.B6];[.B7])" office:value-type="float" office:value="0" calcext:value-type="float">
            <text:p>0</text:p>
          </table:table-cell>
          <table:table-cell office:value-type="float" office:value="1.64008932111605E-017" calcext:value-type="float">
            <text:p>1.64008932111605E-17</text:p>
          </table:table-cell>
          <table:table-cell table:formula="of:=IF([.C7]=0;[.C6]+1;&quot;&quot;)" office:value-type="float" office:value="1" calcext:value-type="float">
            <text:p>1</text:p>
          </table:table-cell>
          <table:table-cell table:formula="of:=IF([.D6]=&quot;RedoAct&quot;;1;IF([.D6]=&quot;RedoPen&quot;;2;IF([.D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8]=&quot;&quot;;[.B7];[.B8])" office:value-type="float" office:value="0" calcext:value-type="float">
            <text:p>0</text:p>
          </table:table-cell>
          <table:table-cell office:value-type="float" office:value="1.26751735008686E-017" calcext:value-type="float">
            <text:p>1.26751735008686E-17</text:p>
          </table:table-cell>
          <table:table-cell table:formula="of:=IF([.C8]=0;[.C7]+1;&quot;&quot;)" office:value-type="float" office:value="1" calcext:value-type="float">
            <text:p>1</text:p>
          </table:table-cell>
          <table:table-cell table:formula="of:=IF([.D7]=&quot;RedoAct&quot;;1;IF([.D7]=&quot;RedoPen&quot;;2;IF([.D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IF([.B9]=&quot;&quot;;[.B8];[.B9])" office:value-type="float" office:value="0" calcext:value-type="float">
            <text:p>0</text:p>
          </table:table-cell>
          <table:table-cell office:value-type="float" office:value="1.3816491446234E-017" calcext:value-type="float">
            <text:p>1.3816491446234E-17</text:p>
          </table:table-cell>
          <table:table-cell table:formula="of:=IF([.C9]=0;[.C8]+1;&quot;&quot;)" office:value-type="float" office:value="1" calcext:value-type="float">
            <text:p>1</text:p>
          </table:table-cell>
          <table:table-cell table:formula="of:=IF([.D8]=&quot;RedoAct&quot;;1;IF([.D8]=&quot;RedoPen&quot;;2;IF([.D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10]=&quot;&quot;;[.B9];[.B10])" office:value-type="float" office:value="0" calcext:value-type="float">
            <text:p>0</text:p>
          </table:table-cell>
          <table:table-cell office:value-type="float" office:value="1.2832667228588E-017" calcext:value-type="float">
            <text:p>1.2832667228588E-17</text:p>
          </table:table-cell>
          <table:table-cell table:formula="of:=IF([.C10]=0;[.C9]+1;&quot;&quot;)" office:value-type="float" office:value="1" calcext:value-type="float">
            <text:p>1</text:p>
          </table:table-cell>
          <table:table-cell table:formula="of:=IF([.D9]=&quot;RedoAct&quot;;1;IF([.D9]=&quot;RedoPen&quot;;2;IF([.D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IF([.B11]=&quot;&quot;;[.B10];[.B11])" office:value-type="float" office:value="0" calcext:value-type="float">
            <text:p>0</text:p>
          </table:table-cell>
          <table:table-cell office:value-type="float" office:value="1.2318057771489E-017" calcext:value-type="float">
            <text:p>1.2318057771489E-17</text:p>
          </table:table-cell>
          <table:table-cell table:formula="of:=IF([.C11]=0;[.C10]+1;&quot;&quot;)" office:value-type="float" office:value="1" calcext:value-type="float">
            <text:p>1</text:p>
          </table:table-cell>
          <table:table-cell table:formula="of:=IF([.D10]=&quot;RedoAct&quot;;1;IF([.D10]=&quot;RedoPen&quot;;2;IF([.D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12]=&quot;&quot;;[.B11];[.B12])" office:value-type="float" office:value="0" calcext:value-type="float">
            <text:p>0</text:p>
          </table:table-cell>
          <table:table-cell office:value-type="float" office:value="1.36370238870253E-017" calcext:value-type="float">
            <text:p>1.36370238870253E-17</text:p>
          </table:table-cell>
          <table:table-cell table:formula="of:=IF([.C12]=0;[.C11]+1;&quot;&quot;)" office:value-type="float" office:value="1" calcext:value-type="float">
            <text:p>1</text:p>
          </table:table-cell>
          <table:table-cell table:formula="of:=IF([.D11]=&quot;RedoAct&quot;;1;IF([.D11]=&quot;RedoPen&quot;;2;IF([.D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formula="of:=IF([.B13]=&quot;&quot;;[.B12];[.B13])" office:value-type="float" office:value="0" calcext:value-type="float">
            <text:p>0</text:p>
          </table:table-cell>
          <table:table-cell office:value-type="float" office:value="1.37110348764619E-017" calcext:value-type="float">
            <text:p>1.37110348764619E-17</text:p>
          </table:table-cell>
          <table:table-cell table:formula="of:=IF([.C13]=0;[.C12]+1;&quot;&quot;)" office:value-type="float" office:value="1" calcext:value-type="float">
            <text:p>1</text:p>
          </table:table-cell>
          <table:table-cell table:formula="of:=IF([.D12]=&quot;RedoAct&quot;;1;IF([.D12]=&quot;RedoPen&quot;;2;IF([.D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IF([.B14]=&quot;&quot;;[.B13];[.B14])" office:value-type="float" office:value="0" calcext:value-type="float">
            <text:p>0</text:p>
          </table:table-cell>
          <table:table-cell office:value-type="float" office:value="1.61032675249988E-017" calcext:value-type="float">
            <text:p>1.61032675249988E-17</text:p>
          </table:table-cell>
          <table:table-cell table:formula="of:=IF([.C14]=0;[.C13]+1;&quot;&quot;)" office:value-type="float" office:value="1" calcext:value-type="float">
            <text:p>1</text:p>
          </table:table-cell>
          <table:table-cell table:formula="of:=IF([.D13]=&quot;RedoAct&quot;;1;IF([.D13]=&quot;RedoPen&quot;;2;IF([.D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5]=&quot;&quot;;[.B14];[.B15])" office:value-type="float" office:value="0" calcext:value-type="float">
            <text:p>0</text:p>
          </table:table-cell>
          <table:table-cell office:value-type="string" calcext:value-type="string">
            <text:p>RedoAct</text:p>
          </table:table-cell>
          <table:table-cell table:formula="of:=IF([.C15]=0;[.C14]+1;&quot;&quot;)" office:value-type="float" office:value="1" calcext:value-type="float">
            <text:p>1</text:p>
          </table:table-cell>
          <table:table-cell table:formula="of:=IF([.D14]=&quot;RedoAct&quot;;1;IF([.D14]=&quot;RedoPen&quot;;2;IF([.D1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IF([.B16]=&quot;&quot;;[.B15];[.B16])" office:value-type="float" office:value="0" calcext:value-type="float">
            <text:p>0</text:p>
          </table:table-cell>
          <table:table-cell office:value-type="float" office:value="0.0000894968889990698" calcext:value-type="float">
            <text:p>8.94968889990698E-05</text:p>
          </table:table-cell>
          <table:table-cell table:formula="of:=IF([.C16]=0;[.C15]+1;&quot;&quot;)" office:value-type="float" office:value="1" calcext:value-type="float">
            <text:p>1</text:p>
          </table:table-cell>
          <table:table-cell table:formula="of:=IF([.D15]=&quot;RedoAct&quot;;1;IF([.D15]=&quot;RedoPen&quot;;2;IF([.D15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]=&quot;&quot;;[.B16];[.B17])" office:value-type="float" office:value="1" calcext:value-type="float">
            <text:p>1</text:p>
          </table:table-cell>
          <table:table-cell office:value-type="float" office:value="0.0000569396441073245" calcext:value-type="float">
            <text:p>5.69396441073245E-05</text:p>
          </table:table-cell>
          <table:table-cell table:formula="of:=IF([.C17]=0;[.C16]+1;&quot;&quot;)">
            <text:p/>
          </table:table-cell>
          <table:table-cell table:formula="of:=IF([.D16]=&quot;RedoAct&quot;;1;IF([.D16]=&quot;RedoPen&quot;;2;IF([.D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]=&quot;&quot;;[.B17];[.B18])" office:value-type="float" office:value="2" calcext:value-type="float">
            <text:p>2</text:p>
          </table:table-cell>
          <table:table-cell office:value-type="float" office:value="0.000000000320356225726368" calcext:value-type="float">
            <text:p>3.20356225726368E-10</text:p>
          </table:table-cell>
          <table:table-cell table:formula="of:=IF([.C18]=0;[.C17]+1;&quot;&quot;)">
            <text:p/>
          </table:table-cell>
          <table:table-cell table:formula="of:=IF([.D17]=&quot;RedoAct&quot;;1;IF([.D17]=&quot;RedoPen&quot;;2;IF([.D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]=&quot;&quot;;[.B18];[.B19])" office:value-type="float" office:value="3" calcext:value-type="float">
            <text:p>3</text:p>
          </table:table-cell>
          <table:table-cell office:value-type="float" office:value="1.67813291572177E-015" calcext:value-type="float">
            <text:p>1.67813291572177E-15</text:p>
          </table:table-cell>
          <table:table-cell table:formula="of:=IF([.C19]=0;[.C18]+1;&quot;&quot;)">
            <text:p/>
          </table:table-cell>
          <table:table-cell table:formula="of:=IF([.D18]=&quot;RedoAct&quot;;1;IF([.D18]=&quot;RedoPen&quot;;2;IF([.D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IF([.B20]=&quot;&quot;;[.B19];[.B20])" office:value-type="float" office:value="0" calcext:value-type="float">
            <text:p>0</text:p>
          </table:table-cell>
          <table:table-cell office:value-type="float" office:value="0.000724512055435478" calcext:value-type="float">
            <text:p>0.000724512055435</text:p>
          </table:table-cell>
          <table:table-cell table:formula="of:=IF([.C20]=0;[.C19]+1;&quot;&quot;)" office:value-type="float" office:value="4" calcext:value-type="float">
            <text:p>4</text:p>
          </table:table-cell>
          <table:table-cell table:formula="of:=IF([.D19]=&quot;RedoAct&quot;;1;IF([.D19]=&quot;RedoPen&quot;;2;IF([.D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1]=&quot;&quot;;[.B20];[.B21])" office:value-type="float" office:value="1" calcext:value-type="float">
            <text:p>1</text:p>
          </table:table-cell>
          <table:table-cell office:value-type="float" office:value="0.000000726385063807936" calcext:value-type="float">
            <text:p>7.26385063807936E-07</text:p>
          </table:table-cell>
          <table:table-cell table:formula="of:=IF([.C21]=0;[.C20]+1;&quot;&quot;)">
            <text:p/>
          </table:table-cell>
          <table:table-cell table:formula="of:=IF([.D20]=&quot;RedoAct&quot;;1;IF([.D20]=&quot;RedoPen&quot;;2;IF([.D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2]=&quot;&quot;;[.B21];[.B22])" office:value-type="float" office:value="2" calcext:value-type="float">
            <text:p>2</text:p>
          </table:table-cell>
          <table:table-cell office:value-type="float" office:value="0.00000000122696783870503" calcext:value-type="float">
            <text:p>1.22696783870503E-09</text:p>
          </table:table-cell>
          <table:table-cell table:formula="of:=IF([.C22]=0;[.C21]+1;&quot;&quot;)">
            <text:p/>
          </table:table-cell>
          <table:table-cell table:formula="of:=IF([.D21]=&quot;RedoAct&quot;;1;IF([.D21]=&quot;RedoPen&quot;;2;IF([.D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3]=&quot;&quot;;[.B22];[.B23])" office:value-type="float" office:value="3" calcext:value-type="float">
            <text:p>3</text:p>
          </table:table-cell>
          <table:table-cell office:value-type="float" office:value="1.27546178527134E-015" calcext:value-type="float">
            <text:p>1.27546178527134E-15</text:p>
          </table:table-cell>
          <table:table-cell table:formula="of:=IF([.C23]=0;[.C22]+1;&quot;&quot;)">
            <text:p/>
          </table:table-cell>
          <table:table-cell table:formula="of:=IF([.D22]=&quot;RedoAct&quot;;1;IF([.D22]=&quot;RedoPen&quot;;2;IF([.D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24]=&quot;&quot;;[.B23];[.B24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24]=0;[.C23]+1;&quot;&quot;)">
            <text:p/>
          </table:table-cell>
          <table:table-cell table:formula="of:=IF([.D23]=&quot;RedoAct&quot;;1;IF([.D23]=&quot;RedoPen&quot;;2;IF([.D2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IF([.B25]=&quot;&quot;;[.B24];[.B25])" office:value-type="float" office:value="0" calcext:value-type="float">
            <text:p>0</text:p>
          </table:table-cell>
          <table:table-cell office:value-type="float" office:value="0.0000506414074577017" calcext:value-type="float">
            <text:p>5.06414074577017E-05</text:p>
          </table:table-cell>
          <table:table-cell table:formula="of:=IF([.C25]=0;[.C24]+1;&quot;&quot;)" office:value-type="float" office:value="4" calcext:value-type="float">
            <text:p>4</text:p>
          </table:table-cell>
          <table:table-cell table:formula="of:=IF([.D24]=&quot;RedoAct&quot;;1;IF([.D24]=&quot;RedoPen&quot;;2;IF([.D24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6]=&quot;&quot;;[.B25];[.B26])" office:value-type="float" office:value="1" calcext:value-type="float">
            <text:p>1</text:p>
          </table:table-cell>
          <table:table-cell office:value-type="float" office:value="0.000011661172782642" calcext:value-type="float">
            <text:p>1.1661172782642E-05</text:p>
          </table:table-cell>
          <table:table-cell table:formula="of:=IF([.C26]=0;[.C25]+1;&quot;&quot;)">
            <text:p/>
          </table:table-cell>
          <table:table-cell table:formula="of:=IF([.D25]=&quot;RedoAct&quot;;1;IF([.D25]=&quot;RedoPen&quot;;2;IF([.D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7]=&quot;&quot;;[.B26];[.B27])" office:value-type="float" office:value="2" calcext:value-type="float">
            <text:p>2</text:p>
          </table:table-cell>
          <table:table-cell office:value-type="float" office:value="0.00000000000759601572283789" calcext:value-type="float">
            <text:p>7.59601572283789E-12</text:p>
          </table:table-cell>
          <table:table-cell table:formula="of:=IF([.C27]=0;[.C26]+1;&quot;&quot;)">
            <text:p/>
          </table:table-cell>
          <table:table-cell table:formula="of:=IF([.D26]=&quot;RedoAct&quot;;1;IF([.D26]=&quot;RedoPen&quot;;2;IF([.D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28]=&quot;&quot;;[.B27];[.B28])" office:value-type="float" office:value="0" calcext:value-type="float">
            <text:p>0</text:p>
          </table:table-cell>
          <table:table-cell office:value-type="float" office:value="0.00114748120857678" calcext:value-type="float">
            <text:p>0.001147481208577</text:p>
          </table:table-cell>
          <table:table-cell table:formula="of:=IF([.C28]=0;[.C27]+1;&quot;&quot;)" office:value-type="float" office:value="3" calcext:value-type="float">
            <text:p>3</text:p>
          </table:table-cell>
          <table:table-cell table:formula="of:=IF([.D27]=&quot;RedoAct&quot;;1;IF([.D27]=&quot;RedoPen&quot;;2;IF([.D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9]=&quot;&quot;;[.B28];[.B29])" office:value-type="float" office:value="1" calcext:value-type="float">
            <text:p>1</text:p>
          </table:table-cell>
          <table:table-cell office:value-type="float" office:value="0.000000939732044937612" calcext:value-type="float">
            <text:p>9.39732044937612E-07</text:p>
          </table:table-cell>
          <table:table-cell table:formula="of:=IF([.C29]=0;[.C28]+1;&quot;&quot;)">
            <text:p/>
          </table:table-cell>
          <table:table-cell table:formula="of:=IF([.D28]=&quot;RedoAct&quot;;1;IF([.D28]=&quot;RedoPen&quot;;2;IF([.D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0]=&quot;&quot;;[.B29];[.B30])" office:value-type="float" office:value="2" calcext:value-type="float">
            <text:p>2</text:p>
          </table:table-cell>
          <table:table-cell office:value-type="float" office:value="0.00000000291490638107216" calcext:value-type="float">
            <text:p>2.91490638107216E-09</text:p>
          </table:table-cell>
          <table:table-cell table:formula="of:=IF([.C30]=0;[.C29]+1;&quot;&quot;)">
            <text:p/>
          </table:table-cell>
          <table:table-cell table:formula="of:=IF([.D29]=&quot;RedoAct&quot;;1;IF([.D29]=&quot;RedoPen&quot;;2;IF([.D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1]=&quot;&quot;;[.B30];[.B31])" office:value-type="float" office:value="3" calcext:value-type="float">
            <text:p>3</text:p>
          </table:table-cell>
          <table:table-cell office:value-type="float" office:value="1.86507512487382E-015" calcext:value-type="float">
            <text:p>1.86507512487382E-15</text:p>
          </table:table-cell>
          <table:table-cell table:formula="of:=IF([.C31]=0;[.C30]+1;&quot;&quot;)">
            <text:p/>
          </table:table-cell>
          <table:table-cell table:formula="of:=IF([.D30]=&quot;RedoAct&quot;;1;IF([.D30]=&quot;RedoPen&quot;;2;IF([.D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IF([.B32]=&quot;&quot;;[.B31];[.B32])" office:value-type="float" office:value="0" calcext:value-type="float">
            <text:p>0</text:p>
          </table:table-cell>
          <table:table-cell office:value-type="float" office:value="0.00115556082712844" calcext:value-type="float">
            <text:p>0.001155560827128</text:p>
          </table:table-cell>
          <table:table-cell table:formula="of:=IF([.C32]=0;[.C31]+1;&quot;&quot;)" office:value-type="float" office:value="4" calcext:value-type="float">
            <text:p>4</text:p>
          </table:table-cell>
          <table:table-cell table:formula="of:=IF([.D31]=&quot;RedoAct&quot;;1;IF([.D31]=&quot;RedoPen&quot;;2;IF([.D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3]=&quot;&quot;;[.B32];[.B33])" office:value-type="float" office:value="1" calcext:value-type="float">
            <text:p>1</text:p>
          </table:table-cell>
          <table:table-cell office:value-type="float" office:value="0.000000747478426382814" calcext:value-type="float">
            <text:p>7.47478426382814E-07</text:p>
          </table:table-cell>
          <table:table-cell table:formula="of:=IF([.C33]=0;[.C32]+1;&quot;&quot;)">
            <text:p/>
          </table:table-cell>
          <table:table-cell table:formula="of:=IF([.D32]=&quot;RedoAct&quot;;1;IF([.D32]=&quot;RedoPen&quot;;2;IF([.D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4]=&quot;&quot;;[.B33];[.B34])" office:value-type="float" office:value="2" calcext:value-type="float">
            <text:p>2</text:p>
          </table:table-cell>
          <table:table-cell office:value-type="float" office:value="0.00000000219671000530868" calcext:value-type="float">
            <text:p>2.19671000530868E-09</text:p>
          </table:table-cell>
          <table:table-cell table:formula="of:=IF([.C34]=0;[.C33]+1;&quot;&quot;)">
            <text:p/>
          </table:table-cell>
          <table:table-cell table:formula="of:=IF([.D33]=&quot;RedoAct&quot;;1;IF([.D33]=&quot;RedoPen&quot;;2;IF([.D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5]=&quot;&quot;;[.B34];[.B35])" office:value-type="float" office:value="3" calcext:value-type="float">
            <text:p>3</text:p>
          </table:table-cell>
          <table:table-cell office:value-type="float" office:value="4.25868345341067E-015" calcext:value-type="float">
            <text:p>4.25868345341067E-15</text:p>
          </table:table-cell>
          <table:table-cell table:formula="of:=IF([.C35]=0;[.C34]+1;&quot;&quot;)">
            <text:p/>
          </table:table-cell>
          <table:table-cell table:formula="of:=IF([.D34]=&quot;RedoAct&quot;;1;IF([.D34]=&quot;RedoPen&quot;;2;IF([.D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36]=&quot;&quot;;[.B35];[.B36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36]=0;[.C35]+1;&quot;&quot;)">
            <text:p/>
          </table:table-cell>
          <table:table-cell table:formula="of:=IF([.D35]=&quot;RedoAct&quot;;1;IF([.D35]=&quot;RedoPen&quot;;2;IF([.D3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IF([.B37]=&quot;&quot;;[.B36];[.B37])" office:value-type="float" office:value="0" calcext:value-type="float">
            <text:p>0</text:p>
          </table:table-cell>
          <table:table-cell office:value-type="float" office:value="0.0000599304853136503" calcext:value-type="float">
            <text:p>5.99304853136503E-05</text:p>
          </table:table-cell>
          <table:table-cell table:formula="of:=IF([.C37]=0;[.C36]+1;&quot;&quot;)" office:value-type="float" office:value="4" calcext:value-type="float">
            <text:p>4</text:p>
          </table:table-cell>
          <table:table-cell table:formula="of:=IF([.D36]=&quot;RedoAct&quot;;1;IF([.D36]=&quot;RedoPen&quot;;2;IF([.D36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8]=&quot;&quot;;[.B37];[.B38])" office:value-type="float" office:value="1" calcext:value-type="float">
            <text:p>1</text:p>
          </table:table-cell>
          <table:table-cell office:value-type="float" office:value="0.0000112135816788126" calcext:value-type="float">
            <text:p>1.12135816788126E-05</text:p>
          </table:table-cell>
          <table:table-cell table:formula="of:=IF([.C38]=0;[.C37]+1;&quot;&quot;)">
            <text:p/>
          </table:table-cell>
          <table:table-cell table:formula="of:=IF([.D37]=&quot;RedoAct&quot;;1;IF([.D37]=&quot;RedoPen&quot;;2;IF([.D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9]=&quot;&quot;;[.B38];[.B39])" office:value-type="float" office:value="2" calcext:value-type="float">
            <text:p>2</text:p>
          </table:table-cell>
          <table:table-cell office:value-type="float" office:value="0.0000000000229717406933408" calcext:value-type="float">
            <text:p>2.29717406933408E-11</text:p>
          </table:table-cell>
          <table:table-cell table:formula="of:=IF([.C39]=0;[.C38]+1;&quot;&quot;)">
            <text:p/>
          </table:table-cell>
          <table:table-cell table:formula="of:=IF([.D38]=&quot;RedoAct&quot;;1;IF([.D38]=&quot;RedoPen&quot;;2;IF([.D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formula="of:=IF([.B40]=&quot;&quot;;[.B39];[.B40])" office:value-type="float" office:value="0" calcext:value-type="float">
            <text:p>0</text:p>
          </table:table-cell>
          <table:table-cell office:value-type="float" office:value="0.000312220306493868" calcext:value-type="float">
            <text:p>0.000312220306494</text:p>
          </table:table-cell>
          <table:table-cell table:formula="of:=IF([.C40]=0;[.C39]+1;&quot;&quot;)" office:value-type="float" office:value="3" calcext:value-type="float">
            <text:p>3</text:p>
          </table:table-cell>
          <table:table-cell table:formula="of:=IF([.D39]=&quot;RedoAct&quot;;1;IF([.D39]=&quot;RedoPen&quot;;2;IF([.D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1]=&quot;&quot;;[.B40];[.B41])" office:value-type="float" office:value="1" calcext:value-type="float">
            <text:p>1</text:p>
          </table:table-cell>
          <table:table-cell office:value-type="float" office:value="0.000000173372728840135" calcext:value-type="float">
            <text:p>1.73372728840135E-07</text:p>
          </table:table-cell>
          <table:table-cell table:formula="of:=IF([.C41]=0;[.C40]+1;&quot;&quot;)">
            <text:p/>
          </table:table-cell>
          <table:table-cell table:formula="of:=IF([.D40]=&quot;RedoAct&quot;;1;IF([.D40]=&quot;RedoPen&quot;;2;IF([.D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2]=&quot;&quot;;[.B41];[.B42])" office:value-type="float" office:value="2" calcext:value-type="float">
            <text:p>2</text:p>
          </table:table-cell>
          <table:table-cell office:value-type="float" office:value="0.0000000000389236189981861" calcext:value-type="float">
            <text:p>3.89236189981861E-11</text:p>
          </table:table-cell>
          <table:table-cell table:formula="of:=IF([.C42]=0;[.C41]+1;&quot;&quot;)">
            <text:p/>
          </table:table-cell>
          <table:table-cell table:formula="of:=IF([.D41]=&quot;RedoAct&quot;;1;IF([.D41]=&quot;RedoPen&quot;;2;IF([.D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formula="of:=IF([.B43]=&quot;&quot;;[.B42];[.B43])" office:value-type="float" office:value="0" calcext:value-type="float">
            <text:p>0</text:p>
          </table:table-cell>
          <table:table-cell office:value-type="float" office:value="0.000322802568693646" calcext:value-type="float">
            <text:p>0.000322802568694</text:p>
          </table:table-cell>
          <table:table-cell table:formula="of:=IF([.C43]=0;[.C42]+1;&quot;&quot;)" office:value-type="float" office:value="3" calcext:value-type="float">
            <text:p>3</text:p>
          </table:table-cell>
          <table:table-cell table:formula="of:=IF([.D42]=&quot;RedoAct&quot;;1;IF([.D42]=&quot;RedoPen&quot;;2;IF([.D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4]=&quot;&quot;;[.B43];[.B44])" office:value-type="float" office:value="1" calcext:value-type="float">
            <text:p>1</text:p>
          </table:table-cell>
          <table:table-cell office:value-type="float" office:value="0.000000169157895299426" calcext:value-type="float">
            <text:p>1.69157895299426E-07</text:p>
          </table:table-cell>
          <table:table-cell table:formula="of:=IF([.C44]=0;[.C43]+1;&quot;&quot;)">
            <text:p/>
          </table:table-cell>
          <table:table-cell table:formula="of:=IF([.D43]=&quot;RedoAct&quot;;1;IF([.D43]=&quot;RedoPen&quot;;2;IF([.D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5]=&quot;&quot;;[.B44];[.B45])" office:value-type="float" office:value="2" calcext:value-type="float">
            <text:p>2</text:p>
          </table:table-cell>
          <table:table-cell office:value-type="float" office:value="0.0000000000429778768625412" calcext:value-type="float">
            <text:p>4.29778768625412E-11</text:p>
          </table:table-cell>
          <table:table-cell table:formula="of:=IF([.C45]=0;[.C44]+1;&quot;&quot;)">
            <text:p/>
          </table:table-cell>
          <table:table-cell table:formula="of:=IF([.D44]=&quot;RedoAct&quot;;1;IF([.D44]=&quot;RedoPen&quot;;2;IF([.D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46]=&quot;&quot;;[.B45];[.B46])" office:value-type="float" office:value="0" calcext:value-type="float">
            <text:p>0</text:p>
          </table:table-cell>
          <table:table-cell office:value-type="float" office:value="0.000331879737361999" calcext:value-type="float">
            <text:p>0.000331879737362</text:p>
          </table:table-cell>
          <table:table-cell table:formula="of:=IF([.C46]=0;[.C45]+1;&quot;&quot;)" office:value-type="float" office:value="3" calcext:value-type="float">
            <text:p>3</text:p>
          </table:table-cell>
          <table:table-cell table:formula="of:=IF([.D45]=&quot;RedoAct&quot;;1;IF([.D45]=&quot;RedoPen&quot;;2;IF([.D4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7]=&quot;&quot;;[.B46];[.B47])" office:value-type="float" office:value="1" calcext:value-type="float">
            <text:p>1</text:p>
          </table:table-cell>
          <table:table-cell office:value-type="float" office:value="0.000000161509547737264" calcext:value-type="float">
            <text:p>1.61509547737264E-07</text:p>
          </table:table-cell>
          <table:table-cell table:formula="of:=IF([.C47]=0;[.C46]+1;&quot;&quot;)">
            <text:p/>
          </table:table-cell>
          <table:table-cell table:formula="of:=IF([.D46]=&quot;RedoAct&quot;;1;IF([.D46]=&quot;RedoPen&quot;;2;IF([.D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8]=&quot;&quot;;[.B47];[.B48])" office:value-type="float" office:value="2" calcext:value-type="float">
            <text:p>2</text:p>
          </table:table-cell>
          <table:table-cell office:value-type="float" office:value="0.0000000000453801225790952" calcext:value-type="float">
            <text:p>4.53801225790952E-11</text:p>
          </table:table-cell>
          <table:table-cell table:formula="of:=IF([.C48]=0;[.C47]+1;&quot;&quot;)">
            <text:p/>
          </table:table-cell>
          <table:table-cell table:formula="of:=IF([.D47]=&quot;RedoAct&quot;;1;IF([.D47]=&quot;RedoPen&quot;;2;IF([.D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49]=&quot;&quot;;[.B48];[.B49])" office:value-type="float" office:value="2" calcext:value-type="float">
            <text:p>2</text:p>
          </table:table-cell>
          <table:table-cell office:value-type="string" calcext:value-type="string">
            <text:p>RedoAct</text:p>
          </table:table-cell>
          <table:table-cell table:formula="of:=IF([.C49]=0;[.C48]+1;&quot;&quot;)">
            <text:p/>
          </table:table-cell>
          <table:table-cell table:formula="of:=IF([.D48]=&quot;RedoAct&quot;;1;IF([.D48]=&quot;RedoPen&quot;;2;IF([.D48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50]=&quot;&quot;;[.B49];[.B50])" office:value-type="float" office:value="0" calcext:value-type="float">
            <text:p>0</text:p>
          </table:table-cell>
          <table:table-cell office:value-type="float" office:value="0.0000481046522834147" calcext:value-type="float">
            <text:p>4.81046522834147E-05</text:p>
          </table:table-cell>
          <table:table-cell table:formula="of:=IF([.C50]=0;[.C49]+1;&quot;&quot;)" office:value-type="float" office:value="3" calcext:value-type="float">
            <text:p>3</text:p>
          </table:table-cell>
          <table:table-cell table:formula="of:=IF([.D49]=&quot;RedoAct&quot;;1;IF([.D49]=&quot;RedoPen&quot;;2;IF([.D49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1]=&quot;&quot;;[.B50];[.B51])" office:value-type="float" office:value="1" calcext:value-type="float">
            <text:p>1</text:p>
          </table:table-cell>
          <table:table-cell office:value-type="float" office:value="0.0000171061880350896" calcext:value-type="float">
            <text:p>1.71061880350896E-05</text:p>
          </table:table-cell>
          <table:table-cell table:formula="of:=IF([.C51]=0;[.C50]+1;&quot;&quot;)">
            <text:p/>
          </table:table-cell>
          <table:table-cell table:formula="of:=IF([.D50]=&quot;RedoAct&quot;;1;IF([.D50]=&quot;RedoPen&quot;;2;IF([.D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2]=&quot;&quot;;[.B51];[.B52])" office:value-type="float" office:value="2" calcext:value-type="float">
            <text:p>2</text:p>
          </table:table-cell>
          <table:table-cell office:value-type="float" office:value="0.0000000000159427405272075" calcext:value-type="float">
            <text:p>1.59427405272075E-11</text:p>
          </table:table-cell>
          <table:table-cell table:formula="of:=IF([.C52]=0;[.C51]+1;&quot;&quot;)">
            <text:p/>
          </table:table-cell>
          <table:table-cell table:formula="of:=IF([.D51]=&quot;RedoAct&quot;;1;IF([.D51]=&quot;RedoPen&quot;;2;IF([.D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formula="of:=IF([.B53]=&quot;&quot;;[.B52];[.B53])" office:value-type="float" office:value="0" calcext:value-type="float">
            <text:p>0</text:p>
          </table:table-cell>
          <table:table-cell office:value-type="float" office:value="0.000552072138270036" calcext:value-type="float">
            <text:p>0.00055207213827</text:p>
          </table:table-cell>
          <table:table-cell table:formula="of:=IF([.C53]=0;[.C52]+1;&quot;&quot;)" office:value-type="float" office:value="3" calcext:value-type="float">
            <text:p>3</text:p>
          </table:table-cell>
          <table:table-cell table:formula="of:=IF([.D52]=&quot;RedoAct&quot;;1;IF([.D52]=&quot;RedoPen&quot;;2;IF([.D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4]=&quot;&quot;;[.B53];[.B54])" office:value-type="float" office:value="1" calcext:value-type="float">
            <text:p>1</text:p>
          </table:table-cell>
          <table:table-cell office:value-type="float" office:value="0.000000968021761327928" calcext:value-type="float">
            <text:p>9.68021761327928E-07</text:p>
          </table:table-cell>
          <table:table-cell table:formula="of:=IF([.C54]=0;[.C53]+1;&quot;&quot;)">
            <text:p/>
          </table:table-cell>
          <table:table-cell table:formula="of:=IF([.D53]=&quot;RedoAct&quot;;1;IF([.D53]=&quot;RedoPen&quot;;2;IF([.D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5]=&quot;&quot;;[.B54];[.B55])" office:value-type="float" office:value="2" calcext:value-type="float">
            <text:p>2</text:p>
          </table:table-cell>
          <table:table-cell office:value-type="float" office:value="0.000000000714961904534905" calcext:value-type="float">
            <text:p>7.14961904534905E-10</text:p>
          </table:table-cell>
          <table:table-cell table:formula="of:=IF([.C55]=0;[.C54]+1;&quot;&quot;)">
            <text:p/>
          </table:table-cell>
          <table:table-cell table:formula="of:=IF([.D54]=&quot;RedoAct&quot;;1;IF([.D54]=&quot;RedoPen&quot;;2;IF([.D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6]=&quot;&quot;;[.B55];[.B56])" office:value-type="float" office:value="3" calcext:value-type="float">
            <text:p>3</text:p>
          </table:table-cell>
          <table:table-cell office:value-type="float" office:value="3.89414599047982E-015" calcext:value-type="float">
            <text:p>3.89414599047982E-15</text:p>
          </table:table-cell>
          <table:table-cell table:formula="of:=IF([.C56]=0;[.C55]+1;&quot;&quot;)">
            <text:p/>
          </table:table-cell>
          <table:table-cell table:formula="of:=IF([.D55]=&quot;RedoAct&quot;;1;IF([.D55]=&quot;RedoPen&quot;;2;IF([.D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57]=&quot;&quot;;[.B56];[.B57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57]=0;[.C56]+1;&quot;&quot;)">
            <text:p/>
          </table:table-cell>
          <table:table-cell table:formula="of:=IF([.D56]=&quot;RedoAct&quot;;1;IF([.D56]=&quot;RedoPen&quot;;2;IF([.D5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formula="of:=IF([.B58]=&quot;&quot;;[.B57];[.B58])" office:value-type="float" office:value="0" calcext:value-type="float">
            <text:p>0</text:p>
          </table:table-cell>
          <table:table-cell office:value-type="float" office:value="0.000361863434835704" calcext:value-type="float">
            <text:p>0.000361863434836</text:p>
          </table:table-cell>
          <table:table-cell table:formula="of:=IF([.C58]=0;[.C57]+1;&quot;&quot;)" office:value-type="float" office:value="4" calcext:value-type="float">
            <text:p>4</text:p>
          </table:table-cell>
          <table:table-cell table:formula="of:=IF([.D57]=&quot;RedoAct&quot;;1;IF([.D57]=&quot;RedoPen&quot;;2;IF([.D57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9]=&quot;&quot;;[.B58];[.B59])" office:value-type="float" office:value="1" calcext:value-type="float">
            <text:p>1</text:p>
          </table:table-cell>
          <table:table-cell office:value-type="float" office:value="0.000296779478079923" calcext:value-type="float">
            <text:p>0.00029677947808</text:p>
          </table:table-cell>
          <table:table-cell table:formula="of:=IF([.C59]=0;[.C58]+1;&quot;&quot;)">
            <text:p/>
          </table:table-cell>
          <table:table-cell table:formula="of:=IF([.D58]=&quot;RedoAct&quot;;1;IF([.D58]=&quot;RedoPen&quot;;2;IF([.D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0]=&quot;&quot;;[.B59];[.B60])" office:value-type="float" office:value="2" calcext:value-type="float">
            <text:p>2</text:p>
          </table:table-cell>
          <table:table-cell office:value-type="float" office:value="0.00000000522577812866537" calcext:value-type="float">
            <text:p>5.22577812866537E-09</text:p>
          </table:table-cell>
          <table:table-cell table:formula="of:=IF([.C60]=0;[.C59]+1;&quot;&quot;)">
            <text:p/>
          </table:table-cell>
          <table:table-cell table:formula="of:=IF([.D59]=&quot;RedoAct&quot;;1;IF([.D59]=&quot;RedoPen&quot;;2;IF([.D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1]=&quot;&quot;;[.B60];[.B61])" office:value-type="float" office:value="3" calcext:value-type="float">
            <text:p>3</text:p>
          </table:table-cell>
          <table:table-cell office:value-type="float" office:value="0.0000000000000630610319354736" calcext:value-type="float">
            <text:p>6.30610319354736E-14</text:p>
          </table:table-cell>
          <table:table-cell table:formula="of:=IF([.C61]=0;[.C60]+1;&quot;&quot;)">
            <text:p/>
          </table:table-cell>
          <table:table-cell table:formula="of:=IF([.D60]=&quot;RedoAct&quot;;1;IF([.D60]=&quot;RedoPen&quot;;2;IF([.D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formula="of:=IF([.B62]=&quot;&quot;;[.B61];[.B62])" office:value-type="float" office:value="0" calcext:value-type="float">
            <text:p>0</text:p>
          </table:table-cell>
          <table:table-cell office:value-type="float" office:value="0.000165810839987598" calcext:value-type="float">
            <text:p>0.000165810839988</text:p>
          </table:table-cell>
          <table:table-cell table:formula="of:=IF([.C62]=0;[.C61]+1;&quot;&quot;)" office:value-type="float" office:value="4" calcext:value-type="float">
            <text:p>4</text:p>
          </table:table-cell>
          <table:table-cell table:formula="of:=IF([.D61]=&quot;RedoAct&quot;;1;IF([.D61]=&quot;RedoPen&quot;;2;IF([.D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3]=&quot;&quot;;[.B62];[.B63])" office:value-type="float" office:value="1" calcext:value-type="float">
            <text:p>1</text:p>
          </table:table-cell>
          <table:table-cell office:value-type="float" office:value="0.000000151012429394176" calcext:value-type="float">
            <text:p>1.51012429394176E-07</text:p>
          </table:table-cell>
          <table:table-cell table:formula="of:=IF([.C63]=0;[.C62]+1;&quot;&quot;)">
            <text:p/>
          </table:table-cell>
          <table:table-cell table:formula="of:=IF([.D62]=&quot;RedoAct&quot;;1;IF([.D62]=&quot;RedoPen&quot;;2;IF([.D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4]=&quot;&quot;;[.B63];[.B64])" office:value-type="float" office:value="2" calcext:value-type="float">
            <text:p>2</text:p>
          </table:table-cell>
          <table:table-cell office:value-type="float" office:value="0.00000000000568361746583737" calcext:value-type="float">
            <text:p>5.68361746583737E-12</text:p>
          </table:table-cell>
          <table:table-cell table:formula="of:=IF([.C64]=0;[.C63]+1;&quot;&quot;)">
            <text:p/>
          </table:table-cell>
          <table:table-cell table:formula="of:=IF([.D63]=&quot;RedoAct&quot;;1;IF([.D63]=&quot;RedoPen&quot;;2;IF([.D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IF([.B65]=&quot;&quot;;[.B64];[.B65])" office:value-type="float" office:value="0" calcext:value-type="float">
            <text:p>0</text:p>
          </table:table-cell>
          <table:table-cell office:value-type="float" office:value="0.000175229928158135" calcext:value-type="float">
            <text:p>0.000175229928158</text:p>
          </table:table-cell>
          <table:table-cell table:formula="of:=IF([.C65]=0;[.C64]+1;&quot;&quot;)" office:value-type="float" office:value="3" calcext:value-type="float">
            <text:p>3</text:p>
          </table:table-cell>
          <table:table-cell table:formula="of:=IF([.D64]=&quot;RedoAct&quot;;1;IF([.D64]=&quot;RedoPen&quot;;2;IF([.D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6]=&quot;&quot;;[.B65];[.B66])" office:value-type="float" office:value="1" calcext:value-type="float">
            <text:p>1</text:p>
          </table:table-cell>
          <table:table-cell office:value-type="float" office:value="0.000000205586018607743" calcext:value-type="float">
            <text:p>2.05586018607743E-07</text:p>
          </table:table-cell>
          <table:table-cell table:formula="of:=IF([.C66]=0;[.C65]+1;&quot;&quot;)">
            <text:p/>
          </table:table-cell>
          <table:table-cell table:formula="of:=IF([.D65]=&quot;RedoAct&quot;;1;IF([.D65]=&quot;RedoPen&quot;;2;IF([.D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7]=&quot;&quot;;[.B66];[.B67])" office:value-type="float" office:value="2" calcext:value-type="float">
            <text:p>2</text:p>
          </table:table-cell>
          <table:table-cell office:value-type="float" office:value="0.0000000000086849415379478" calcext:value-type="float">
            <text:p>8.6849415379478E-12</text:p>
          </table:table-cell>
          <table:table-cell table:formula="of:=IF([.C67]=0;[.C66]+1;&quot;&quot;)">
            <text:p/>
          </table:table-cell>
          <table:table-cell table:formula="of:=IF([.D66]=&quot;RedoAct&quot;;1;IF([.D66]=&quot;RedoPen&quot;;2;IF([.D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68]=&quot;&quot;;[.B67];[.B68])" office:value-type="float" office:value="2" calcext:value-type="float">
            <text:p>2</text:p>
          </table:table-cell>
          <table:table-cell office:value-type="string" calcext:value-type="string">
            <text:p>RedoAct</text:p>
          </table:table-cell>
          <table:table-cell table:formula="of:=IF([.C68]=0;[.C67]+1;&quot;&quot;)">
            <text:p/>
          </table:table-cell>
          <table:table-cell table:formula="of:=IF([.D67]=&quot;RedoAct&quot;;1;IF([.D67]=&quot;RedoPen&quot;;2;IF([.D67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IF([.B69]=&quot;&quot;;[.B68];[.B69])" office:value-type="float" office:value="0" calcext:value-type="float">
            <text:p>0</text:p>
          </table:table-cell>
          <table:table-cell office:value-type="float" office:value="0.0000652936963260626" calcext:value-type="float">
            <text:p>6.52936963260626E-05</text:p>
          </table:table-cell>
          <table:table-cell table:formula="of:=IF([.C69]=0;[.C68]+1;&quot;&quot;)" office:value-type="float" office:value="3" calcext:value-type="float">
            <text:p>3</text:p>
          </table:table-cell>
          <table:table-cell table:formula="of:=IF([.D68]=&quot;RedoAct&quot;;1;IF([.D68]=&quot;RedoPen&quot;;2;IF([.D68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0]=&quot;&quot;;[.B69];[.B70])" office:value-type="float" office:value="1" calcext:value-type="float">
            <text:p>1</text:p>
          </table:table-cell>
          <table:table-cell office:value-type="float" office:value="0.0000258530470818945" calcext:value-type="float">
            <text:p>2.58530470818945E-05</text:p>
          </table:table-cell>
          <table:table-cell table:formula="of:=IF([.C70]=0;[.C69]+1;&quot;&quot;)">
            <text:p/>
          </table:table-cell>
          <table:table-cell table:formula="of:=IF([.D69]=&quot;RedoAct&quot;;1;IF([.D69]=&quot;RedoPen&quot;;2;IF([.D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1]=&quot;&quot;;[.B70];[.B71])" office:value-type="float" office:value="2" calcext:value-type="float">
            <text:p>2</text:p>
          </table:table-cell>
          <table:table-cell office:value-type="float" office:value="0.0000000000447292437982582" calcext:value-type="float">
            <text:p>4.47292437982582E-11</text:p>
          </table:table-cell>
          <table:table-cell table:formula="of:=IF([.C71]=0;[.C70]+1;&quot;&quot;)">
            <text:p/>
          </table:table-cell>
          <table:table-cell table:formula="of:=IF([.D70]=&quot;RedoAct&quot;;1;IF([.D70]=&quot;RedoPen&quot;;2;IF([.D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72]=&quot;&quot;;[.B71];[.B72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72]=0;[.C71]+1;&quot;&quot;)">
            <text:p/>
          </table:table-cell>
          <table:table-cell table:formula="of:=IF([.D71]=&quot;RedoAct&quot;;1;IF([.D71]=&quot;RedoPen&quot;;2;IF([.D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IF([.B73]=&quot;&quot;;[.B72];[.B73])" office:value-type="float" office:value="0" calcext:value-type="float">
            <text:p>0</text:p>
          </table:table-cell>
          <table:table-cell office:value-type="float" office:value="0.000001146116616561" calcext:value-type="float">
            <text:p>1.146116616561E-06</text:p>
          </table:table-cell>
          <table:table-cell table:formula="of:=IF([.C73]=0;[.C72]+1;&quot;&quot;)" office:value-type="float" office:value="3" calcext:value-type="float">
            <text:p>3</text:p>
          </table:table-cell>
          <table:table-cell table:formula="of:=IF([.D72]=&quot;RedoAct&quot;;1;IF([.D72]=&quot;RedoPen&quot;;2;IF([.D72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4]=&quot;&quot;;[.B73];[.B74])" office:value-type="float" office:value="1" calcext:value-type="float">
            <text:p>1</text:p>
          </table:table-cell>
          <table:table-cell office:value-type="float" office:value="0.0000000259695020718243" calcext:value-type="float">
            <text:p>2.59695020718243E-08</text:p>
          </table:table-cell>
          <table:table-cell table:formula="of:=IF([.C74]=0;[.C73]+1;&quot;&quot;)">
            <text:p/>
          </table:table-cell>
          <table:table-cell table:formula="of:=IF([.D73]=&quot;RedoAct&quot;;1;IF([.D73]=&quot;RedoPen&quot;;2;IF([.D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5]=&quot;&quot;;[.B74];[.B75])" office:value-type="float" office:value="2" calcext:value-type="float">
            <text:p>2</text:p>
          </table:table-cell>
          <table:table-cell office:value-type="float" office:value="6.27083599691465E-015" calcext:value-type="float">
            <text:p>6.27083599691465E-15</text:p>
          </table:table-cell>
          <table:table-cell table:formula="of:=IF([.C75]=0;[.C74]+1;&quot;&quot;)">
            <text:p/>
          </table:table-cell>
          <table:table-cell table:formula="of:=IF([.D74]=&quot;RedoAct&quot;;1;IF([.D74]=&quot;RedoPen&quot;;2;IF([.D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76]=&quot;&quot;;[.B75];[.B76])" office:value-type="float" office:value="0" calcext:value-type="float">
            <text:p>0</text:p>
          </table:table-cell>
          <table:table-cell office:value-type="float" office:value="0.0000970472320223978" calcext:value-type="float">
            <text:p>9.70472320223978E-05</text:p>
          </table:table-cell>
          <table:table-cell table:formula="of:=IF([.C76]=0;[.C75]+1;&quot;&quot;)" office:value-type="float" office:value="3" calcext:value-type="float">
            <text:p>3</text:p>
          </table:table-cell>
          <table:table-cell table:formula="of:=IF([.D75]=&quot;RedoAct&quot;;1;IF([.D75]=&quot;RedoPen&quot;;2;IF([.D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7]=&quot;&quot;;[.B76];[.B77])" office:value-type="float" office:value="1" calcext:value-type="float">
            <text:p>1</text:p>
          </table:table-cell>
          <table:table-cell office:value-type="float" office:value="0.00000000366368151368013" calcext:value-type="float">
            <text:p>3.66368151368013E-09</text:p>
          </table:table-cell>
          <table:table-cell table:formula="of:=IF([.C77]=0;[.C76]+1;&quot;&quot;)">
            <text:p/>
          </table:table-cell>
          <table:table-cell table:formula="of:=IF([.D76]=&quot;RedoAct&quot;;1;IF([.D76]=&quot;RedoPen&quot;;2;IF([.D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8]=&quot;&quot;;[.B77];[.B78])" office:value-type="float" office:value="2" calcext:value-type="float">
            <text:p>2</text:p>
          </table:table-cell>
          <table:table-cell office:value-type="float" office:value="0.0000000000000159594866214792" calcext:value-type="float">
            <text:p>1.59594866214792E-14</text:p>
          </table:table-cell>
          <table:table-cell table:formula="of:=IF([.C78]=0;[.C77]+1;&quot;&quot;)">
            <text:p/>
          </table:table-cell>
          <table:table-cell table:formula="of:=IF([.D77]=&quot;RedoAct&quot;;1;IF([.D77]=&quot;RedoPen&quot;;2;IF([.D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79]=&quot;&quot;;[.B78];[.B79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79]=0;[.C78]+1;&quot;&quot;)">
            <text:p/>
          </table:table-cell>
          <table:table-cell table:formula="of:=IF([.D78]=&quot;RedoAct&quot;;1;IF([.D78]=&quot;RedoPen&quot;;2;IF([.D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80]=&quot;&quot;;[.B79];[.B80])" office:value-type="float" office:value="0" calcext:value-type="float">
            <text:p>0</text:p>
          </table:table-cell>
          <table:table-cell office:value-type="float" office:value="0.000000174032717128836" calcext:value-type="float">
            <text:p>1.74032717128836E-07</text:p>
          </table:table-cell>
          <table:table-cell table:formula="of:=IF([.C80]=0;[.C79]+1;&quot;&quot;)" office:value-type="float" office:value="3" calcext:value-type="float">
            <text:p>3</text:p>
          </table:table-cell>
          <table:table-cell table:formula="of:=IF([.D79]=&quot;RedoAct&quot;;1;IF([.D79]=&quot;RedoPen&quot;;2;IF([.D79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1]=&quot;&quot;;[.B80];[.B81])" office:value-type="float" office:value="1" calcext:value-type="float">
            <text:p>1</text:p>
          </table:table-cell>
          <table:table-cell office:value-type="float" office:value="0.000000000249753030794177" calcext:value-type="float">
            <text:p>2.49753030794177E-10</text:p>
          </table:table-cell>
          <table:table-cell table:formula="of:=IF([.C81]=0;[.C80]+1;&quot;&quot;)">
            <text:p/>
          </table:table-cell>
          <table:table-cell table:formula="of:=IF([.D80]=&quot;RedoAct&quot;;1;IF([.D80]=&quot;RedoPen&quot;;2;IF([.D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2]=&quot;&quot;;[.B81];[.B82])" office:value-type="float" office:value="2" calcext:value-type="float">
            <text:p>2</text:p>
          </table:table-cell>
          <table:table-cell office:value-type="float" office:value="7.64913294062216E-015" calcext:value-type="float">
            <text:p>7.64913294062216E-15</text:p>
          </table:table-cell>
          <table:table-cell table:formula="of:=IF([.C82]=0;[.C81]+1;&quot;&quot;)">
            <text:p/>
          </table:table-cell>
          <table:table-cell table:formula="of:=IF([.D81]=&quot;RedoAct&quot;;1;IF([.D81]=&quot;RedoPen&quot;;2;IF([.D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IF([.B83]=&quot;&quot;;[.B82];[.B83])" office:value-type="float" office:value="0" calcext:value-type="float">
            <text:p>0</text:p>
          </table:table-cell>
          <table:table-cell office:value-type="float" office:value="0.0000970877582976457" calcext:value-type="float">
            <text:p>9.70877582976457E-05</text:p>
          </table:table-cell>
          <table:table-cell table:formula="of:=IF([.C83]=0;[.C82]+1;&quot;&quot;)" office:value-type="float" office:value="3" calcext:value-type="float">
            <text:p>3</text:p>
          </table:table-cell>
          <table:table-cell table:formula="of:=IF([.D82]=&quot;RedoAct&quot;;1;IF([.D82]=&quot;RedoPen&quot;;2;IF([.D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4]=&quot;&quot;;[.B83];[.B84])" office:value-type="float" office:value="1" calcext:value-type="float">
            <text:p>1</text:p>
          </table:table-cell>
          <table:table-cell office:value-type="float" office:value="0.00000000446940921015986" calcext:value-type="float">
            <text:p>4.46940921015986E-09</text:p>
          </table:table-cell>
          <table:table-cell table:formula="of:=IF([.C84]=0;[.C83]+1;&quot;&quot;)">
            <text:p/>
          </table:table-cell>
          <table:table-cell table:formula="of:=IF([.D83]=&quot;RedoAct&quot;;1;IF([.D83]=&quot;RedoPen&quot;;2;IF([.D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5]=&quot;&quot;;[.B84];[.B85])" office:value-type="float" office:value="2" calcext:value-type="float">
            <text:p>2</text:p>
          </table:table-cell>
          <table:table-cell office:value-type="float" office:value="0.0000000000000113574875504094" calcext:value-type="float">
            <text:p>1.13574875504094E-14</text:p>
          </table:table-cell>
          <table:table-cell table:formula="of:=IF([.C85]=0;[.C84]+1;&quot;&quot;)">
            <text:p/>
          </table:table-cell>
          <table:table-cell table:formula="of:=IF([.D84]=&quot;RedoAct&quot;;1;IF([.D84]=&quot;RedoPen&quot;;2;IF([.D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86]=&quot;&quot;;[.B85];[.B86])" office:value-type="float" office:value="2" calcext:value-type="float">
            <text:p>2</text:p>
          </table:table-cell>
          <table:table-cell office:value-type="string" calcext:value-type="string">
            <text:p>RedoAct</text:p>
          </table:table-cell>
          <table:table-cell table:formula="of:=IF([.C86]=0;[.C85]+1;&quot;&quot;)">
            <text:p/>
          </table:table-cell>
          <table:table-cell table:formula="of:=IF([.D85]=&quot;RedoAct&quot;;1;IF([.D85]=&quot;RedoPen&quot;;2;IF([.D8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IF([.B87]=&quot;&quot;;[.B86];[.B87])" office:value-type="float" office:value="0" calcext:value-type="float">
            <text:p>0</text:p>
          </table:table-cell>
          <table:table-cell office:value-type="float" office:value="0.0000842602363794989" calcext:value-type="float">
            <text:p>8.42602363794989E-05</text:p>
          </table:table-cell>
          <table:table-cell table:formula="of:=IF([.C87]=0;[.C86]+1;&quot;&quot;)" office:value-type="float" office:value="3" calcext:value-type="float">
            <text:p>3</text:p>
          </table:table-cell>
          <table:table-cell table:formula="of:=IF([.D86]=&quot;RedoAct&quot;;1;IF([.D86]=&quot;RedoPen&quot;;2;IF([.D86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8]=&quot;&quot;;[.B87];[.B88])" office:value-type="float" office:value="1" calcext:value-type="float">
            <text:p>1</text:p>
          </table:table-cell>
          <table:table-cell office:value-type="float" office:value="0.00000815800408512916" calcext:value-type="float">
            <text:p>8.15800408512916E-06</text:p>
          </table:table-cell>
          <table:table-cell table:formula="of:=IF([.C88]=0;[.C87]+1;&quot;&quot;)">
            <text:p/>
          </table:table-cell>
          <table:table-cell table:formula="of:=IF([.D87]=&quot;RedoAct&quot;;1;IF([.D87]=&quot;RedoPen&quot;;2;IF([.D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9]=&quot;&quot;;[.B88];[.B89])" office:value-type="float" office:value="2" calcext:value-type="float">
            <text:p>2</text:p>
          </table:table-cell>
          <table:table-cell office:value-type="float" office:value="0.0000000000352663124411051" calcext:value-type="float">
            <text:p>3.52663124411051E-11</text:p>
          </table:table-cell>
          <table:table-cell table:formula="of:=IF([.C89]=0;[.C88]+1;&quot;&quot;)">
            <text:p/>
          </table:table-cell>
          <table:table-cell table:formula="of:=IF([.D88]=&quot;RedoAct&quot;;1;IF([.D88]=&quot;RedoPen&quot;;2;IF([.D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formula="of:=IF([.B90]=&quot;&quot;;[.B89];[.B90])" office:value-type="float" office:value="0" calcext:value-type="float">
            <text:p>0</text:p>
          </table:table-cell>
          <table:table-cell office:value-type="float" office:value="0.00049145773050826" calcext:value-type="float">
            <text:p>0.000491457730508</text:p>
          </table:table-cell>
          <table:table-cell table:formula="of:=IF([.C90]=0;[.C89]+1;&quot;&quot;)" office:value-type="float" office:value="3" calcext:value-type="float">
            <text:p>3</text:p>
          </table:table-cell>
          <table:table-cell table:formula="of:=IF([.D89]=&quot;RedoAct&quot;;1;IF([.D89]=&quot;RedoPen&quot;;2;IF([.D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1]=&quot;&quot;;[.B90];[.B91])" office:value-type="float" office:value="1" calcext:value-type="float">
            <text:p>1</text:p>
          </table:table-cell>
          <table:table-cell office:value-type="float" office:value="0.000000489463025927739" calcext:value-type="float">
            <text:p>4.89463025927739E-07</text:p>
          </table:table-cell>
          <table:table-cell table:formula="of:=IF([.C91]=0;[.C90]+1;&quot;&quot;)">
            <text:p/>
          </table:table-cell>
          <table:table-cell table:formula="of:=IF([.D90]=&quot;RedoAct&quot;;1;IF([.D90]=&quot;RedoPen&quot;;2;IF([.D9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2]=&quot;&quot;;[.B91];[.B92])" office:value-type="float" office:value="2" calcext:value-type="float">
            <text:p>2</text:p>
          </table:table-cell>
          <table:table-cell office:value-type="float" office:value="0.00000000024312908932481" calcext:value-type="float">
            <text:p>2.4312908932481E-10</text:p>
          </table:table-cell>
          <table:table-cell table:formula="of:=IF([.C92]=0;[.C91]+1;&quot;&quot;)">
            <text:p/>
          </table:table-cell>
          <table:table-cell table:formula="of:=IF([.D91]=&quot;RedoAct&quot;;1;IF([.D91]=&quot;RedoPen&quot;;2;IF([.D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3]=&quot;&quot;;[.B92];[.B93])" office:value-type="float" office:value="3" calcext:value-type="float">
            <text:p>3</text:p>
          </table:table-cell>
          <table:table-cell office:value-type="float" office:value="7.67252949093853E-015" calcext:value-type="float">
            <text:p>7.67252949093853E-15</text:p>
          </table:table-cell>
          <table:table-cell table:formula="of:=IF([.C93]=0;[.C92]+1;&quot;&quot;)">
            <text:p/>
          </table:table-cell>
          <table:table-cell table:formula="of:=IF([.D92]=&quot;RedoAct&quot;;1;IF([.D92]=&quot;RedoPen&quot;;2;IF([.D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94]=&quot;&quot;;[.B93];[.B94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94]=0;[.C93]+1;&quot;&quot;)">
            <text:p/>
          </table:table-cell>
          <table:table-cell table:formula="of:=IF([.D93]=&quot;RedoAct&quot;;1;IF([.D93]=&quot;RedoPen&quot;;2;IF([.D9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formula="of:=IF([.B95]=&quot;&quot;;[.B94];[.B95])" office:value-type="float" office:value="0" calcext:value-type="float">
            <text:p>0</text:p>
          </table:table-cell>
          <table:table-cell office:value-type="float" office:value="0.000283353343010114" calcext:value-type="float">
            <text:p>0.00028335334301</text:p>
          </table:table-cell>
          <table:table-cell table:formula="of:=IF([.C95]=0;[.C94]+1;&quot;&quot;)" office:value-type="float" office:value="4" calcext:value-type="float">
            <text:p>4</text:p>
          </table:table-cell>
          <table:table-cell table:formula="of:=IF([.D94]=&quot;RedoAct&quot;;1;IF([.D94]=&quot;RedoPen&quot;;2;IF([.D94]=&quot;Cutback&quot;;-1;0)))" office:value-type="float" office:value="1" calcext:value-type="float">
            <text:p>1</text:p>
          </table:table-cell>
          <table:table-cell office:value-type="string" calcext:value-type="string">
            <text:p>12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6]=&quot;&quot;;[.B95];[.B96])" office:value-type="float" office:value="1" calcext:value-type="float">
            <text:p>1</text:p>
          </table:table-cell>
          <table:table-cell office:value-type="float" office:value="0.000261359738166949" calcext:value-type="float">
            <text:p>0.000261359738167</text:p>
          </table:table-cell>
          <table:table-cell table:formula="of:=IF([.C96]=0;[.C95]+1;&quot;&quot;)">
            <text:p/>
          </table:table-cell>
          <table:table-cell table:formula="of:=IF([.D95]=&quot;RedoAct&quot;;1;IF([.D95]=&quot;RedoPen&quot;;2;IF([.D95]=&quot;Cutback&quot;;-1;0)))" office:value-type="float" office:value="0" calcext:value-type="float">
            <text:p>0</text:p>
          </table:table-cell>
          <table:table-cell office:value-type="string" calcext:value-type="string">
            <text:p>12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7]=&quot;&quot;;[.B96];[.B97])" office:value-type="float" office:value="2" calcext:value-type="float">
            <text:p>2</text:p>
          </table:table-cell>
          <table:table-cell office:value-type="float" office:value="0.0000000237029363774696" calcext:value-type="float">
            <text:p>2.37029363774696E-08</text:p>
          </table:table-cell>
          <table:table-cell table:formula="of:=IF([.C97]=0;[.C96]+1;&quot;&quot;)">
            <text:p/>
          </table:table-cell>
          <table:table-cell table:formula="of:=IF([.D96]=&quot;RedoAct&quot;;1;IF([.D96]=&quot;RedoPen&quot;;2;IF([.D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8]=&quot;&quot;;[.B97];[.B98])" office:value-type="float" office:value="3" calcext:value-type="float">
            <text:p>3</text:p>
          </table:table-cell>
          <table:table-cell office:value-type="float" office:value="0.00000000000215007466788696" calcext:value-type="float">
            <text:p>2.15007466788696E-12</text:p>
          </table:table-cell>
          <table:table-cell table:formula="of:=IF([.C98]=0;[.C97]+1;&quot;&quot;)">
            <text:p/>
          </table:table-cell>
          <table:table-cell table:formula="of:=IF([.D97]=&quot;RedoAct&quot;;1;IF([.D97]=&quot;RedoPen&quot;;2;IF([.D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99]=&quot;&quot;;[.B98];[.B99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99]=0;[.C98]+1;&quot;&quot;)">
            <text:p/>
          </table:table-cell>
          <table:table-cell table:formula="of:=IF([.D98]=&quot;RedoAct&quot;;1;IF([.D98]=&quot;RedoPen&quot;;2;IF([.D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formula="of:=IF([.B100]=&quot;&quot;;[.B99];[.B100])" office:value-type="float" office:value="0" calcext:value-type="float">
            <text:p>0</text:p>
          </table:table-cell>
          <table:table-cell office:value-type="float" office:value="0.000000293215057251162" calcext:value-type="float">
            <text:p>2.93215057251162E-07</text:p>
          </table:table-cell>
          <table:table-cell table:formula="of:=IF([.C100]=0;[.C99]+1;&quot;&quot;)" office:value-type="float" office:value="4" calcext:value-type="float">
            <text:p>4</text:p>
          </table:table-cell>
          <table:table-cell table:formula="of:=IF([.D99]=&quot;RedoAct&quot;;1;IF([.D99]=&quot;RedoPen&quot;;2;IF([.D99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1]=&quot;&quot;;[.B100];[.B101])" office:value-type="float" office:value="1" calcext:value-type="float">
            <text:p>1</text:p>
          </table:table-cell>
          <table:table-cell office:value-type="float" office:value="0.000000000557987730523163" calcext:value-type="float">
            <text:p>5.57987730523163E-10</text:p>
          </table:table-cell>
          <table:table-cell table:formula="of:=IF([.C101]=0;[.C100]+1;&quot;&quot;)">
            <text:p/>
          </table:table-cell>
          <table:table-cell table:formula="of:=IF([.D100]=&quot;RedoAct&quot;;1;IF([.D100]=&quot;RedoPen&quot;;2;IF([.D1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2]=&quot;&quot;;[.B101];[.B102])" office:value-type="float" office:value="2" calcext:value-type="float">
            <text:p>2</text:p>
          </table:table-cell>
          <table:table-cell office:value-type="float" office:value="7.11162756942325E-015" calcext:value-type="float">
            <text:p>7.11162756942325E-15</text:p>
          </table:table-cell>
          <table:table-cell table:formula="of:=IF([.C102]=0;[.C101]+1;&quot;&quot;)">
            <text:p/>
          </table:table-cell>
          <table:table-cell table:formula="of:=IF([.D101]=&quot;RedoAct&quot;;1;IF([.D101]=&quot;RedoPen&quot;;2;IF([.D1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formula="of:=IF([.B103]=&quot;&quot;;[.B102];[.B103])" office:value-type="float" office:value="0" calcext:value-type="float">
            <text:p>0</text:p>
          </table:table-cell>
          <table:table-cell office:value-type="float" office:value="0.000207293038430016" calcext:value-type="float">
            <text:p>0.00020729303843</text:p>
          </table:table-cell>
          <table:table-cell table:formula="of:=IF([.C103]=0;[.C102]+1;&quot;&quot;)" office:value-type="float" office:value="3" calcext:value-type="float">
            <text:p>3</text:p>
          </table:table-cell>
          <table:table-cell table:formula="of:=IF([.D102]=&quot;RedoAct&quot;;1;IF([.D102]=&quot;RedoPen&quot;;2;IF([.D1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4]=&quot;&quot;;[.B103];[.B104])" office:value-type="float" office:value="1" calcext:value-type="float">
            <text:p>1</text:p>
          </table:table-cell>
          <table:table-cell office:value-type="float" office:value="0.000000215022091321842" calcext:value-type="float">
            <text:p>2.15022091321842E-07</text:p>
          </table:table-cell>
          <table:table-cell table:formula="of:=IF([.C104]=0;[.C103]+1;&quot;&quot;)">
            <text:p/>
          </table:table-cell>
          <table:table-cell table:formula="of:=IF([.D103]=&quot;RedoAct&quot;;1;IF([.D103]=&quot;RedoPen&quot;;2;IF([.D1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5]=&quot;&quot;;[.B104];[.B105])" office:value-type="float" office:value="2" calcext:value-type="float">
            <text:p>2</text:p>
          </table:table-cell>
          <table:table-cell office:value-type="float" office:value="0.000000000026820302210841" calcext:value-type="float">
            <text:p>2.6820302210841E-11</text:p>
          </table:table-cell>
          <table:table-cell table:formula="of:=IF([.C105]=0;[.C104]+1;&quot;&quot;)">
            <text:p/>
          </table:table-cell>
          <table:table-cell table:formula="of:=IF([.D104]=&quot;RedoAct&quot;;1;IF([.D104]=&quot;RedoPen&quot;;2;IF([.D1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06]=&quot;&quot;;[.B105];[.B106])" office:value-type="float" office:value="2" calcext:value-type="float">
            <text:p>2</text:p>
          </table:table-cell>
          <table:table-cell office:value-type="string" calcext:value-type="string">
            <text:p>RedoAct</text:p>
          </table:table-cell>
          <table:table-cell table:formula="of:=IF([.C106]=0;[.C105]+1;&quot;&quot;)">
            <text:p/>
          </table:table-cell>
          <table:table-cell table:formula="of:=IF([.D105]=&quot;RedoAct&quot;;1;IF([.D105]=&quot;RedoPen&quot;;2;IF([.D10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formula="of:=IF([.B107]=&quot;&quot;;[.B106];[.B107])" office:value-type="float" office:value="0" calcext:value-type="float">
            <text:p>0</text:p>
          </table:table-cell>
          <table:table-cell office:value-type="float" office:value="0.0000283684556913533" calcext:value-type="float">
            <text:p>2.83684556913533E-05</text:p>
          </table:table-cell>
          <table:table-cell table:formula="of:=IF([.C107]=0;[.C106]+1;&quot;&quot;)" office:value-type="float" office:value="3" calcext:value-type="float">
            <text:p>3</text:p>
          </table:table-cell>
          <table:table-cell table:formula="of:=IF([.D106]=&quot;RedoAct&quot;;1;IF([.D106]=&quot;RedoPen&quot;;2;IF([.D106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8]=&quot;&quot;;[.B107];[.B108])" office:value-type="float" office:value="1" calcext:value-type="float">
            <text:p>1</text:p>
          </table:table-cell>
          <table:table-cell office:value-type="float" office:value="0.000036481004681217" calcext:value-type="float">
            <text:p>3.6481004681217E-05</text:p>
          </table:table-cell>
          <table:table-cell table:formula="of:=IF([.C108]=0;[.C107]+1;&quot;&quot;)">
            <text:p/>
          </table:table-cell>
          <table:table-cell table:formula="of:=IF([.D107]=&quot;RedoAct&quot;;1;IF([.D107]=&quot;RedoPen&quot;;2;IF([.D1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9]=&quot;&quot;;[.B108];[.B109])" office:value-type="float" office:value="2" calcext:value-type="float">
            <text:p>2</text:p>
          </table:table-cell>
          <table:table-cell office:value-type="float" office:value="0.00000000071654917824417" calcext:value-type="float">
            <text:p>7.1654917824417E-10</text:p>
          </table:table-cell>
          <table:table-cell table:formula="of:=IF([.C109]=0;[.C108]+1;&quot;&quot;)">
            <text:p/>
          </table:table-cell>
          <table:table-cell table:formula="of:=IF([.D108]=&quot;RedoAct&quot;;1;IF([.D108]=&quot;RedoPen&quot;;2;IF([.D1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0]=&quot;&quot;;[.B109];[.B110])" office:value-type="float" office:value="3" calcext:value-type="float">
            <text:p>3</text:p>
          </table:table-cell>
          <table:table-cell office:value-type="float" office:value="0.0000000000000258265253362282" calcext:value-type="float">
            <text:p>2.58265253362282E-14</text:p>
          </table:table-cell>
          <table:table-cell table:formula="of:=IF([.C110]=0;[.C109]+1;&quot;&quot;)">
            <text:p/>
          </table:table-cell>
          <table:table-cell table:formula="of:=IF([.D109]=&quot;RedoAct&quot;;1;IF([.D109]=&quot;RedoPen&quot;;2;IF([.D1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formula="of:=IF([.B111]=&quot;&quot;;[.B110];[.B111])" office:value-type="float" office:value="0" calcext:value-type="float">
            <text:p>0</text:p>
          </table:table-cell>
          <table:table-cell office:value-type="float" office:value="0.000918621457041094" calcext:value-type="float">
            <text:p>0.000918621457041</text:p>
          </table:table-cell>
          <table:table-cell table:formula="of:=IF([.C111]=0;[.C110]+1;&quot;&quot;)" office:value-type="float" office:value="4" calcext:value-type="float">
            <text:p>4</text:p>
          </table:table-cell>
          <table:table-cell table:formula="of:=IF([.D110]=&quot;RedoAct&quot;;1;IF([.D110]=&quot;RedoPen&quot;;2;IF([.D110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2]=&quot;&quot;;[.B111];[.B112])" office:value-type="float" office:value="1" calcext:value-type="float">
            <text:p>1</text:p>
          </table:table-cell>
          <table:table-cell office:value-type="float" office:value="0.00000179502186269988" calcext:value-type="float">
            <text:p>1.79502186269988E-06</text:p>
          </table:table-cell>
          <table:table-cell table:formula="of:=IF([.C112]=0;[.C111]+1;&quot;&quot;)">
            <text:p/>
          </table:table-cell>
          <table:table-cell table:formula="of:=IF([.D111]=&quot;RedoAct&quot;;1;IF([.D111]=&quot;RedoPen&quot;;2;IF([.D1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3]=&quot;&quot;;[.B112];[.B113])" office:value-type="float" office:value="2" calcext:value-type="float">
            <text:p>2</text:p>
          </table:table-cell>
          <table:table-cell office:value-type="float" office:value="0.0000000576777418123713" calcext:value-type="float">
            <text:p>5.76777418123713E-08</text:p>
          </table:table-cell>
          <table:table-cell table:formula="of:=IF([.C113]=0;[.C112]+1;&quot;&quot;)">
            <text:p/>
          </table:table-cell>
          <table:table-cell table:formula="of:=IF([.D112]=&quot;RedoAct&quot;;1;IF([.D112]=&quot;RedoPen&quot;;2;IF([.D1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4]=&quot;&quot;;[.B113];[.B114])" office:value-type="float" office:value="3" calcext:value-type="float">
            <text:p>3</text:p>
          </table:table-cell>
          <table:table-cell office:value-type="float" office:value="0.0000000000000183127094883159" calcext:value-type="float">
            <text:p>1.83127094883159E-14</text:p>
          </table:table-cell>
          <table:table-cell table:formula="of:=IF([.C114]=0;[.C113]+1;&quot;&quot;)">
            <text:p/>
          </table:table-cell>
          <table:table-cell table:formula="of:=IF([.D113]=&quot;RedoAct&quot;;1;IF([.D113]=&quot;RedoPen&quot;;2;IF([.D1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formula="of:=IF([.B115]=&quot;&quot;;[.B114];[.B115])" office:value-type="float" office:value="0" calcext:value-type="float">
            <text:p>0</text:p>
          </table:table-cell>
          <table:table-cell office:value-type="float" office:value="0.0011679638750068" calcext:value-type="float">
            <text:p>0.001167963875007</text:p>
          </table:table-cell>
          <table:table-cell table:formula="of:=IF([.C115]=0;[.C114]+1;&quot;&quot;)" office:value-type="float" office:value="4" calcext:value-type="float">
            <text:p>4</text:p>
          </table:table-cell>
          <table:table-cell table:formula="of:=IF([.D114]=&quot;RedoAct&quot;;1;IF([.D114]=&quot;RedoPen&quot;;2;IF([.D114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6]=&quot;&quot;;[.B115];[.B116])" office:value-type="float" office:value="1" calcext:value-type="float">
            <text:p>1</text:p>
          </table:table-cell>
          <table:table-cell office:value-type="float" office:value="0.00000237105494423335" calcext:value-type="float">
            <text:p>2.37105494423335E-06</text:p>
          </table:table-cell>
          <table:table-cell table:formula="of:=IF([.C116]=0;[.C115]+1;&quot;&quot;)">
            <text:p/>
          </table:table-cell>
          <table:table-cell table:formula="of:=IF([.D115]=&quot;RedoAct&quot;;1;IF([.D115]=&quot;RedoPen&quot;;2;IF([.D1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7]=&quot;&quot;;[.B116];[.B117])" office:value-type="float" office:value="2" calcext:value-type="float">
            <text:p>2</text:p>
          </table:table-cell>
          <table:table-cell office:value-type="float" office:value="0.000000137371554823344" calcext:value-type="float">
            <text:p>1.37371554823344E-07</text:p>
          </table:table-cell>
          <table:table-cell table:formula="of:=IF([.C117]=0;[.C116]+1;&quot;&quot;)">
            <text:p/>
          </table:table-cell>
          <table:table-cell table:formula="of:=IF([.D116]=&quot;RedoAct&quot;;1;IF([.D116]=&quot;RedoPen&quot;;2;IF([.D1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8]=&quot;&quot;;[.B117];[.B118])" office:value-type="float" office:value="3" calcext:value-type="float">
            <text:p>3</text:p>
          </table:table-cell>
          <table:table-cell office:value-type="float" office:value="0.0000000000000286106364208521" calcext:value-type="float">
            <text:p>2.86106364208521E-14</text:p>
          </table:table-cell>
          <table:table-cell table:formula="of:=IF([.C118]=0;[.C117]+1;&quot;&quot;)">
            <text:p/>
          </table:table-cell>
          <table:table-cell table:formula="of:=IF([.D117]=&quot;RedoAct&quot;;1;IF([.D117]=&quot;RedoPen&quot;;2;IF([.D1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119]=&quot;&quot;;[.B118];[.B119])" office:value-type="float" office:value="0" calcext:value-type="float">
            <text:p>0</text:p>
          </table:table-cell>
          <table:table-cell office:value-type="float" office:value="0.00150273082538765" calcext:value-type="float">
            <text:p>0.001502730825388</text:p>
          </table:table-cell>
          <table:table-cell table:formula="of:=IF([.C119]=0;[.C118]+1;&quot;&quot;)" office:value-type="float" office:value="4" calcext:value-type="float">
            <text:p>4</text:p>
          </table:table-cell>
          <table:table-cell table:formula="of:=IF([.D118]=&quot;RedoAct&quot;;1;IF([.D118]=&quot;RedoPen&quot;;2;IF([.D118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0]=&quot;&quot;;[.B119];[.B120])" office:value-type="float" office:value="1" calcext:value-type="float">
            <text:p>1</text:p>
          </table:table-cell>
          <table:table-cell office:value-type="float" office:value="0.00000309519217360753" calcext:value-type="float">
            <text:p>3.09519217360753E-06</text:p>
          </table:table-cell>
          <table:table-cell table:formula="of:=IF([.C120]=0;[.C119]+1;&quot;&quot;)">
            <text:p/>
          </table:table-cell>
          <table:table-cell table:formula="of:=IF([.D119]=&quot;RedoAct&quot;;1;IF([.D119]=&quot;RedoPen&quot;;2;IF([.D1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1]=&quot;&quot;;[.B120];[.B121])" office:value-type="float" office:value="2" calcext:value-type="float">
            <text:p>2</text:p>
          </table:table-cell>
          <table:table-cell office:value-type="float" office:value="0.000000318953402500935" calcext:value-type="float">
            <text:p>3.18953402500935E-07</text:p>
          </table:table-cell>
          <table:table-cell table:formula="of:=IF([.C121]=0;[.C120]+1;&quot;&quot;)">
            <text:p/>
          </table:table-cell>
          <table:table-cell table:formula="of:=IF([.D120]=&quot;RedoAct&quot;;1;IF([.D120]=&quot;RedoPen&quot;;2;IF([.D1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2]=&quot;&quot;;[.B121];[.B122])" office:value-type="float" office:value="3" calcext:value-type="float">
            <text:p>3</text:p>
          </table:table-cell>
          <table:table-cell office:value-type="float" office:value="0.000000000000064475645370606" calcext:value-type="float">
            <text:p>6.4475645370606E-14</text:p>
          </table:table-cell>
          <table:table-cell table:formula="of:=IF([.C122]=0;[.C121]+1;&quot;&quot;)">
            <text:p/>
          </table:table-cell>
          <table:table-cell table:formula="of:=IF([.D121]=&quot;RedoAct&quot;;1;IF([.D121]=&quot;RedoPen&quot;;2;IF([.D1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23]=&quot;&quot;;[.B122];[.B123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23]=0;[.C122]+1;&quot;&quot;)">
            <text:p/>
          </table:table-cell>
          <table:table-cell table:formula="of:=IF([.D122]=&quot;RedoAct&quot;;1;IF([.D122]=&quot;RedoPen&quot;;2;IF([.D1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124]=&quot;&quot;;[.B123];[.B124])" office:value-type="float" office:value="0" calcext:value-type="float">
            <text:p>0</text:p>
          </table:table-cell>
          <table:table-cell office:value-type="float" office:value="0.000000496972005604621" calcext:value-type="float">
            <text:p>4.96972005604621E-07</text:p>
          </table:table-cell>
          <table:table-cell table:formula="of:=IF([.C124]=0;[.C123]+1;&quot;&quot;)" office:value-type="float" office:value="4" calcext:value-type="float">
            <text:p>4</text:p>
          </table:table-cell>
          <table:table-cell table:formula="of:=IF([.D123]=&quot;RedoAct&quot;;1;IF([.D123]=&quot;RedoPen&quot;;2;IF([.D12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5]=&quot;&quot;;[.B124];[.B125])" office:value-type="float" office:value="1" calcext:value-type="float">
            <text:p>1</text:p>
          </table:table-cell>
          <table:table-cell office:value-type="float" office:value="0.0000000017323111894782" calcext:value-type="float">
            <text:p>1.7323111894782E-09</text:p>
          </table:table-cell>
          <table:table-cell table:formula="of:=IF([.C125]=0;[.C124]+1;&quot;&quot;)">
            <text:p/>
          </table:table-cell>
          <table:table-cell table:formula="of:=IF([.D124]=&quot;RedoAct&quot;;1;IF([.D124]=&quot;RedoPen&quot;;2;IF([.D1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6]=&quot;&quot;;[.B125];[.B126])" office:value-type="float" office:value="2" calcext:value-type="float">
            <text:p>2</text:p>
          </table:table-cell>
          <table:table-cell office:value-type="float" office:value="0.0000000000000137912917037857" calcext:value-type="float">
            <text:p>1.37912917037857E-14</text:p>
          </table:table-cell>
          <table:table-cell table:formula="of:=IF([.C126]=0;[.C125]+1;&quot;&quot;)">
            <text:p/>
          </table:table-cell>
          <table:table-cell table:formula="of:=IF([.D125]=&quot;RedoAct&quot;;1;IF([.D125]=&quot;RedoPen&quot;;2;IF([.D1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formula="of:=IF([.B127]=&quot;&quot;;[.B126];[.B127])" office:value-type="float" office:value="0" calcext:value-type="float">
            <text:p>0</text:p>
          </table:table-cell>
          <table:table-cell office:value-type="float" office:value="0.0019489712926394" calcext:value-type="float">
            <text:p>0.001948971292639</text:p>
          </table:table-cell>
          <table:table-cell table:formula="of:=IF([.C127]=0;[.C126]+1;&quot;&quot;)" office:value-type="float" office:value="3" calcext:value-type="float">
            <text:p>3</text:p>
          </table:table-cell>
          <table:table-cell table:formula="of:=IF([.D126]=&quot;RedoAct&quot;;1;IF([.D126]=&quot;RedoPen&quot;;2;IF([.D126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8]=&quot;&quot;;[.B127];[.B128])" office:value-type="float" office:value="1" calcext:value-type="float">
            <text:p>1</text:p>
          </table:table-cell>
          <table:table-cell office:value-type="float" office:value="0.00000394624441151746" calcext:value-type="float">
            <text:p>3.94624441151746E-06</text:p>
          </table:table-cell>
          <table:table-cell table:formula="of:=IF([.C128]=0;[.C127]+1;&quot;&quot;)">
            <text:p/>
          </table:table-cell>
          <table:table-cell table:formula="of:=IF([.D127]=&quot;RedoAct&quot;;1;IF([.D127]=&quot;RedoPen&quot;;2;IF([.D1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9]=&quot;&quot;;[.B128];[.B129])" office:value-type="float" office:value="2" calcext:value-type="float">
            <text:p>2</text:p>
          </table:table-cell>
          <table:table-cell office:value-type="float" office:value="0.000000690602162253933" calcext:value-type="float">
            <text:p>6.90602162253933E-07</text:p>
          </table:table-cell>
          <table:table-cell table:formula="of:=IF([.C129]=0;[.C128]+1;&quot;&quot;)">
            <text:p/>
          </table:table-cell>
          <table:table-cell table:formula="of:=IF([.D128]=&quot;RedoAct&quot;;1;IF([.D128]=&quot;RedoPen&quot;;2;IF([.D1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0]=&quot;&quot;;[.B129];[.B130])" office:value-type="float" office:value="3" calcext:value-type="float">
            <text:p>3</text:p>
          </table:table-cell>
          <table:table-cell office:value-type="float" office:value="0.000000000000192515495227506" calcext:value-type="float">
            <text:p>1.92515495227506E-13</text:p>
          </table:table-cell>
          <table:table-cell table:formula="of:=IF([.C130]=0;[.C129]+1;&quot;&quot;)">
            <text:p/>
          </table:table-cell>
          <table:table-cell table:formula="of:=IF([.D129]=&quot;RedoAct&quot;;1;IF([.D129]=&quot;RedoPen&quot;;2;IF([.D1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31]=&quot;&quot;;[.B130];[.B131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31]=0;[.C130]+1;&quot;&quot;)">
            <text:p/>
          </table:table-cell>
          <table:table-cell table:formula="of:=IF([.D130]=&quot;RedoAct&quot;;1;IF([.D130]=&quot;RedoPen&quot;;2;IF([.D13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formula="of:=IF([.B132]=&quot;&quot;;[.B131];[.B132])" office:value-type="float" office:value="0" calcext:value-type="float">
            <text:p>0</text:p>
          </table:table-cell>
          <table:table-cell office:value-type="float" office:value="0.00102962086590634" calcext:value-type="float">
            <text:p>0.001029620865906</text:p>
          </table:table-cell>
          <table:table-cell table:formula="of:=IF([.C132]=0;[.C131]+1;&quot;&quot;)" office:value-type="float" office:value="4" calcext:value-type="float">
            <text:p>4</text:p>
          </table:table-cell>
          <table:table-cell table:formula="of:=IF([.D131]=&quot;RedoAct&quot;;1;IF([.D131]=&quot;RedoPen&quot;;2;IF([.D131]=&quot;Cutback&quot;;-1;0)))" office:value-type="float" office:value="1" calcext:value-type="float">
            <text:p>1</text:p>
          </table:table-cell>
          <table:table-cell office:value-type="string" calcext:value-type="string">
            <text:p>135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3]=&quot;&quot;;[.B132];[.B133])" office:value-type="float" office:value="1" calcext:value-type="float">
            <text:p>1</text:p>
          </table:table-cell>
          <table:table-cell office:value-type="float" office:value="0.000417131316494363" calcext:value-type="float">
            <text:p>0.000417131316494</text:p>
          </table:table-cell>
          <table:table-cell table:formula="of:=IF([.C133]=0;[.C132]+1;&quot;&quot;)">
            <text:p/>
          </table:table-cell>
          <table:table-cell table:formula="of:=IF([.D132]=&quot;RedoAct&quot;;1;IF([.D132]=&quot;RedoPen&quot;;2;IF([.D132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4]=&quot;&quot;;[.B133];[.B134])" office:value-type="float" office:value="2" calcext:value-type="float">
            <text:p>2</text:p>
          </table:table-cell>
          <table:table-cell office:value-type="float" office:value="0.00000645104793973299" calcext:value-type="float">
            <text:p>6.45104793973299E-06</text:p>
          </table:table-cell>
          <table:table-cell table:formula="of:=IF([.C134]=0;[.C133]+1;&quot;&quot;)">
            <text:p/>
          </table:table-cell>
          <table:table-cell table:formula="of:=IF([.D133]=&quot;RedoAct&quot;;1;IF([.D133]=&quot;RedoPen&quot;;2;IF([.D1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5]=&quot;&quot;;[.B134];[.B135])" office:value-type="float" office:value="3" calcext:value-type="float">
            <text:p>3</text:p>
          </table:table-cell>
          <table:table-cell office:value-type="float" office:value="0.0000000257900393031066" calcext:value-type="float">
            <text:p>2.57900393031066E-08</text:p>
          </table:table-cell>
          <table:table-cell table:formula="of:=IF([.C135]=0;[.C134]+1;&quot;&quot;)">
            <text:p/>
          </table:table-cell>
          <table:table-cell table:formula="of:=IF([.D134]=&quot;RedoAct&quot;;1;IF([.D134]=&quot;RedoPen&quot;;2;IF([.D1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6]=&quot;&quot;;[.B135];[.B136])" office:value-type="float" office:value="4" calcext:value-type="float">
            <text:p>4</text:p>
          </table:table-cell>
          <table:table-cell office:value-type="float" office:value="0.0000000000000741520651155052" calcext:value-type="float">
            <text:p>7.41520651155052E-14</text:p>
          </table:table-cell>
          <table:table-cell table:formula="of:=IF([.C136]=0;[.C135]+1;&quot;&quot;)">
            <text:p/>
          </table:table-cell>
          <table:table-cell table:formula="of:=IF([.D135]=&quot;RedoAct&quot;;1;IF([.D135]=&quot;RedoPen&quot;;2;IF([.D1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37]=&quot;&quot;;[.B136];[.B137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37]=0;[.C136]+1;&quot;&quot;)">
            <text:p/>
          </table:table-cell>
          <table:table-cell table:formula="of:=IF([.D136]=&quot;RedoAct&quot;;1;IF([.D136]=&quot;RedoPen&quot;;2;IF([.D1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formula="of:=IF([.B138]=&quot;&quot;;[.B137];[.B138])" office:value-type="float" office:value="0" calcext:value-type="float">
            <text:p>0</text:p>
          </table:table-cell>
          <table:table-cell office:value-type="float" office:value="0.000000626705196686637" calcext:value-type="float">
            <text:p>6.26705196686637E-07</text:p>
          </table:table-cell>
          <table:table-cell table:formula="of:=IF([.C138]=0;[.C137]+1;&quot;&quot;)" office:value-type="float" office:value="5" calcext:value-type="float">
            <text:p>5</text:p>
          </table:table-cell>
          <table:table-cell table:formula="of:=IF([.D137]=&quot;RedoAct&quot;;1;IF([.D137]=&quot;RedoPen&quot;;2;IF([.D137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9]=&quot;&quot;;[.B138];[.B139])" office:value-type="float" office:value="1" calcext:value-type="float">
            <text:p>1</text:p>
          </table:table-cell>
          <table:table-cell office:value-type="float" office:value="0.00000000325412354240347" calcext:value-type="float">
            <text:p>3.25412354240347E-09</text:p>
          </table:table-cell>
          <table:table-cell table:formula="of:=IF([.C139]=0;[.C138]+1;&quot;&quot;)">
            <text:p/>
          </table:table-cell>
          <table:table-cell table:formula="of:=IF([.D138]=&quot;RedoAct&quot;;1;IF([.D138]=&quot;RedoPen&quot;;2;IF([.D1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0]=&quot;&quot;;[.B139];[.B140])" office:value-type="float" office:value="2" calcext:value-type="float">
            <text:p>2</text:p>
          </table:table-cell>
          <table:table-cell office:value-type="float" office:value="0.0000000000000225158974948623" calcext:value-type="float">
            <text:p>2.25158974948623E-14</text:p>
          </table:table-cell>
          <table:table-cell table:formula="of:=IF([.C140]=0;[.C139]+1;&quot;&quot;)">
            <text:p/>
          </table:table-cell>
          <table:table-cell table:formula="of:=IF([.D139]=&quot;RedoAct&quot;;1;IF([.D139]=&quot;RedoPen&quot;;2;IF([.D1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formula="of:=IF([.B141]=&quot;&quot;;[.B140];[.B141])" office:value-type="float" office:value="0" calcext:value-type="float">
            <text:p>0</text:p>
          </table:table-cell>
          <table:table-cell office:value-type="float" office:value="0.0019339792201269" calcext:value-type="float">
            <text:p>0.001933979220127</text:p>
          </table:table-cell>
          <table:table-cell table:formula="of:=IF([.C141]=0;[.C140]+1;&quot;&quot;)" office:value-type="float" office:value="3" calcext:value-type="float">
            <text:p>3</text:p>
          </table:table-cell>
          <table:table-cell table:formula="of:=IF([.D140]=&quot;RedoAct&quot;;1;IF([.D140]=&quot;RedoPen&quot;;2;IF([.D140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2]=&quot;&quot;;[.B141];[.B142])" office:value-type="float" office:value="1" calcext:value-type="float">
            <text:p>1</text:p>
          </table:table-cell>
          <table:table-cell office:value-type="float" office:value="0.00000374777226391733" calcext:value-type="float">
            <text:p>3.74777226391733E-06</text:p>
          </table:table-cell>
          <table:table-cell table:formula="of:=IF([.C142]=0;[.C141]+1;&quot;&quot;)">
            <text:p/>
          </table:table-cell>
          <table:table-cell table:formula="of:=IF([.D141]=&quot;RedoAct&quot;;1;IF([.D141]=&quot;RedoPen&quot;;2;IF([.D1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3]=&quot;&quot;;[.B142];[.B143])" office:value-type="float" office:value="2" calcext:value-type="float">
            <text:p>2</text:p>
          </table:table-cell>
          <table:table-cell office:value-type="float" office:value="0.000000710907172024997" calcext:value-type="float">
            <text:p>7.10907172024997E-07</text:p>
          </table:table-cell>
          <table:table-cell table:formula="of:=IF([.C143]=0;[.C142]+1;&quot;&quot;)">
            <text:p/>
          </table:table-cell>
          <table:table-cell table:formula="of:=IF([.D142]=&quot;RedoAct&quot;;1;IF([.D142]=&quot;RedoPen&quot;;2;IF([.D1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4]=&quot;&quot;;[.B143];[.B144])" office:value-type="float" office:value="3" calcext:value-type="float">
            <text:p>3</text:p>
          </table:table-cell>
          <table:table-cell office:value-type="float" office:value="0.000000000000201023579564168" calcext:value-type="float">
            <text:p>2.01023579564168E-13</text:p>
          </table:table-cell>
          <table:table-cell table:formula="of:=IF([.C144]=0;[.C143]+1;&quot;&quot;)">
            <text:p/>
          </table:table-cell>
          <table:table-cell table:formula="of:=IF([.D143]=&quot;RedoAct&quot;;1;IF([.D143]=&quot;RedoPen&quot;;2;IF([.D1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45]=&quot;&quot;;[.B144];[.B145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45]=0;[.C144]+1;&quot;&quot;)">
            <text:p/>
          </table:table-cell>
          <table:table-cell table:formula="of:=IF([.D144]=&quot;RedoAct&quot;;1;IF([.D144]=&quot;RedoPen&quot;;2;IF([.D1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formula="of:=IF([.B146]=&quot;&quot;;[.B145];[.B146])" office:value-type="float" office:value="0" calcext:value-type="float">
            <text:p>0</text:p>
          </table:table-cell>
          <table:table-cell office:value-type="float" office:value="0.000000295580838283425" calcext:value-type="float">
            <text:p>2.95580838283425E-07</text:p>
          </table:table-cell>
          <table:table-cell table:formula="of:=IF([.C146]=0;[.C145]+1;&quot;&quot;)" office:value-type="float" office:value="4" calcext:value-type="float">
            <text:p>4</text:p>
          </table:table-cell>
          <table:table-cell table:formula="of:=IF([.D145]=&quot;RedoAct&quot;;1;IF([.D145]=&quot;RedoPen&quot;;2;IF([.D14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7]=&quot;&quot;;[.B146];[.B147])" office:value-type="float" office:value="1" calcext:value-type="float">
            <text:p>1</text:p>
          </table:table-cell>
          <table:table-cell office:value-type="float" office:value="0.000000000115322660048774" calcext:value-type="float">
            <text:p>1.15322660048774E-10</text:p>
          </table:table-cell>
          <table:table-cell table:formula="of:=IF([.C147]=0;[.C146]+1;&quot;&quot;)">
            <text:p/>
          </table:table-cell>
          <table:table-cell table:formula="of:=IF([.D146]=&quot;RedoAct&quot;;1;IF([.D146]=&quot;RedoPen&quot;;2;IF([.D1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8]=&quot;&quot;;[.B147];[.B148])" office:value-type="float" office:value="2" calcext:value-type="float">
            <text:p>2</text:p>
          </table:table-cell>
          <table:table-cell office:value-type="float" office:value="0.0000000000000147872271833369" calcext:value-type="float">
            <text:p>1.47872271833369E-14</text:p>
          </table:table-cell>
          <table:table-cell table:formula="of:=IF([.C148]=0;[.C147]+1;&quot;&quot;)">
            <text:p/>
          </table:table-cell>
          <table:table-cell table:formula="of:=IF([.D147]=&quot;RedoAct&quot;;1;IF([.D147]=&quot;RedoPen&quot;;2;IF([.D1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IF([.B149]=&quot;&quot;;[.B148];[.B149])" office:value-type="float" office:value="0" calcext:value-type="float">
            <text:p>0</text:p>
          </table:table-cell>
          <table:table-cell office:value-type="float" office:value="0.00244271839919405" calcext:value-type="float">
            <text:p>0.002442718399194</text:p>
          </table:table-cell>
          <table:table-cell table:formula="of:=IF([.C149]=0;[.C148]+1;&quot;&quot;)" office:value-type="float" office:value="3" calcext:value-type="float">
            <text:p>3</text:p>
          </table:table-cell>
          <table:table-cell table:formula="of:=IF([.D148]=&quot;RedoAct&quot;;1;IF([.D148]=&quot;RedoPen&quot;;2;IF([.D14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0]=&quot;&quot;;[.B149];[.B150])" office:value-type="float" office:value="1" calcext:value-type="float">
            <text:p>1</text:p>
          </table:table-cell>
          <table:table-cell office:value-type="float" office:value="0.00000434971733444588" calcext:value-type="float">
            <text:p>4.34971733444588E-06</text:p>
          </table:table-cell>
          <table:table-cell table:formula="of:=IF([.C150]=0;[.C149]+1;&quot;&quot;)">
            <text:p/>
          </table:table-cell>
          <table:table-cell table:formula="of:=IF([.D149]=&quot;RedoAct&quot;;1;IF([.D149]=&quot;RedoPen&quot;;2;IF([.D1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1]=&quot;&quot;;[.B150];[.B151])" office:value-type="float" office:value="2" calcext:value-type="float">
            <text:p>2</text:p>
          </table:table-cell>
          <table:table-cell office:value-type="float" office:value="0.00000119191493910009" calcext:value-type="float">
            <text:p>1.19191493910009E-06</text:p>
          </table:table-cell>
          <table:table-cell table:formula="of:=IF([.C151]=0;[.C150]+1;&quot;&quot;)">
            <text:p/>
          </table:table-cell>
          <table:table-cell table:formula="of:=IF([.D150]=&quot;RedoAct&quot;;1;IF([.D150]=&quot;RedoPen&quot;;2;IF([.D1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2]=&quot;&quot;;[.B151];[.B152])" office:value-type="float" office:value="3" calcext:value-type="float">
            <text:p>3</text:p>
          </table:table-cell>
          <table:table-cell office:value-type="float" office:value="0.000000000000204335417251712" calcext:value-type="float">
            <text:p>2.04335417251712E-13</text:p>
          </table:table-cell>
          <table:table-cell table:formula="of:=IF([.C152]=0;[.C151]+1;&quot;&quot;)">
            <text:p/>
          </table:table-cell>
          <table:table-cell table:formula="of:=IF([.D151]=&quot;RedoAct&quot;;1;IF([.D151]=&quot;RedoPen&quot;;2;IF([.D1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53]=&quot;&quot;;[.B152];[.B15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53]=0;[.C152]+1;&quot;&quot;)">
            <text:p/>
          </table:table-cell>
          <table:table-cell table:formula="of:=IF([.D152]=&quot;RedoAct&quot;;1;IF([.D152]=&quot;RedoPen&quot;;2;IF([.D15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IF([.B154]=&quot;&quot;;[.B153];[.B154])" office:value-type="float" office:value="0" calcext:value-type="float">
            <text:p>0</text:p>
          </table:table-cell>
          <table:table-cell office:value-type="float" office:value="0.0000696902259345322" calcext:value-type="float">
            <text:p>6.96902259345322E-05</text:p>
          </table:table-cell>
          <table:table-cell table:formula="of:=IF([.C154]=0;[.C153]+1;&quot;&quot;)" office:value-type="float" office:value="4" calcext:value-type="float">
            <text:p>4</text:p>
          </table:table-cell>
          <table:table-cell table:formula="of:=IF([.D153]=&quot;RedoAct&quot;;1;IF([.D153]=&quot;RedoPen&quot;;2;IF([.D153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5]=&quot;&quot;;[.B154];[.B155])" office:value-type="float" office:value="1" calcext:value-type="float">
            <text:p>1</text:p>
          </table:table-cell>
          <table:table-cell office:value-type="float" office:value="0.00000139544236466547" calcext:value-type="float">
            <text:p>1.39544236466547E-06</text:p>
          </table:table-cell>
          <table:table-cell table:formula="of:=IF([.C155]=0;[.C154]+1;&quot;&quot;)">
            <text:p/>
          </table:table-cell>
          <table:table-cell table:formula="of:=IF([.D154]=&quot;RedoAct&quot;;1;IF([.D154]=&quot;RedoPen&quot;;2;IF([.D1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6]=&quot;&quot;;[.B155];[.B156])" office:value-type="float" office:value="2" calcext:value-type="float">
            <text:p>2</text:p>
          </table:table-cell>
          <table:table-cell office:value-type="float" office:value="0.00000000000693560604538356" calcext:value-type="float">
            <text:p>6.93560604538356E-12</text:p>
          </table:table-cell>
          <table:table-cell table:formula="of:=IF([.C156]=0;[.C155]+1;&quot;&quot;)">
            <text:p/>
          </table:table-cell>
          <table:table-cell table:formula="of:=IF([.D155]=&quot;RedoAct&quot;;1;IF([.D155]=&quot;RedoPen&quot;;2;IF([.D1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57]=&quot;&quot;;[.B156];[.B157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157]=0;[.C156]+1;&quot;&quot;)">
            <text:p/>
          </table:table-cell>
          <table:table-cell table:formula="of:=IF([.D156]=&quot;RedoAct&quot;;1;IF([.D156]=&quot;RedoPen&quot;;2;IF([.D1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IF([.B158]=&quot;&quot;;[.B157];[.B158])" office:value-type="float" office:value="0" calcext:value-type="float">
            <text:p>0</text:p>
          </table:table-cell>
          <table:table-cell office:value-type="float" office:value="0.00000186059115651725" calcext:value-type="float">
            <text:p>1.86059115651725E-06</text:p>
          </table:table-cell>
          <table:table-cell table:formula="of:=IF([.C158]=0;[.C157]+1;&quot;&quot;)" office:value-type="float" office:value="3" calcext:value-type="float">
            <text:p>3</text:p>
          </table:table-cell>
          <table:table-cell table:formula="of:=IF([.D157]=&quot;RedoAct&quot;;1;IF([.D157]=&quot;RedoPen&quot;;2;IF([.D157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9]=&quot;&quot;;[.B158];[.B159])" office:value-type="float" office:value="1" calcext:value-type="float">
            <text:p>1</text:p>
          </table:table-cell>
          <table:table-cell office:value-type="float" office:value="0.00000013936503209814" calcext:value-type="float">
            <text:p>1.3936503209814E-07</text:p>
          </table:table-cell>
          <table:table-cell table:formula="of:=IF([.C159]=0;[.C158]+1;&quot;&quot;)">
            <text:p/>
          </table:table-cell>
          <table:table-cell table:formula="of:=IF([.D158]=&quot;RedoAct&quot;;1;IF([.D158]=&quot;RedoPen&quot;;2;IF([.D1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0]=&quot;&quot;;[.B159];[.B160])" office:value-type="float" office:value="2" calcext:value-type="float">
            <text:p>2</text:p>
          </table:table-cell>
          <table:table-cell office:value-type="float" office:value="0.0000000000000217483870021459" calcext:value-type="float">
            <text:p>2.17483870021459E-14</text:p>
          </table:table-cell>
          <table:table-cell table:formula="of:=IF([.C160]=0;[.C159]+1;&quot;&quot;)">
            <text:p/>
          </table:table-cell>
          <table:table-cell table:formula="of:=IF([.D159]=&quot;RedoAct&quot;;1;IF([.D159]=&quot;RedoPen&quot;;2;IF([.D1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IF([.B161]=&quot;&quot;;[.B160];[.B161])" office:value-type="float" office:value="0" calcext:value-type="float">
            <text:p>0</text:p>
          </table:table-cell>
          <table:table-cell office:value-type="float" office:value="0.00235887838030074" calcext:value-type="float">
            <text:p>0.002358878380301</text:p>
          </table:table-cell>
          <table:table-cell table:formula="of:=IF([.C161]=0;[.C160]+1;&quot;&quot;)" office:value-type="float" office:value="3" calcext:value-type="float">
            <text:p>3</text:p>
          </table:table-cell>
          <table:table-cell table:formula="of:=IF([.D160]=&quot;RedoAct&quot;;1;IF([.D160]=&quot;RedoPen&quot;;2;IF([.D160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2]=&quot;&quot;;[.B161];[.B162])" office:value-type="float" office:value="1" calcext:value-type="float">
            <text:p>1</text:p>
          </table:table-cell>
          <table:table-cell office:value-type="float" office:value="0.00000409687456208049" calcext:value-type="float">
            <text:p>4.09687456208049E-06</text:p>
          </table:table-cell>
          <table:table-cell table:formula="of:=IF([.C162]=0;[.C161]+1;&quot;&quot;)">
            <text:p/>
          </table:table-cell>
          <table:table-cell table:formula="of:=IF([.D161]=&quot;RedoAct&quot;;1;IF([.D161]=&quot;RedoPen&quot;;2;IF([.D1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3]=&quot;&quot;;[.B162];[.B163])" office:value-type="float" office:value="2" calcext:value-type="float">
            <text:p>2</text:p>
          </table:table-cell>
          <table:table-cell office:value-type="float" office:value="0.000001090116523486" calcext:value-type="float">
            <text:p>1.090116523486E-06</text:p>
          </table:table-cell>
          <table:table-cell table:formula="of:=IF([.C163]=0;[.C162]+1;&quot;&quot;)">
            <text:p/>
          </table:table-cell>
          <table:table-cell table:formula="of:=IF([.D162]=&quot;RedoAct&quot;;1;IF([.D162]=&quot;RedoPen&quot;;2;IF([.D1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4]=&quot;&quot;;[.B163];[.B164])" office:value-type="float" office:value="3" calcext:value-type="float">
            <text:p>3</text:p>
          </table:table-cell>
          <table:table-cell office:value-type="float" office:value="0.0000000000000848515790133137" calcext:value-type="float">
            <text:p>8.48515790133137E-14</text:p>
          </table:table-cell>
          <table:table-cell table:formula="of:=IF([.C164]=0;[.C163]+1;&quot;&quot;)">
            <text:p/>
          </table:table-cell>
          <table:table-cell table:formula="of:=IF([.D163]=&quot;RedoAct&quot;;1;IF([.D163]=&quot;RedoPen&quot;;2;IF([.D1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65]=&quot;&quot;;[.B164];[.B165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65]=0;[.C164]+1;&quot;&quot;)">
            <text:p/>
          </table:table-cell>
          <table:table-cell table:formula="of:=IF([.D164]=&quot;RedoAct&quot;;1;IF([.D164]=&quot;RedoPen&quot;;2;IF([.D1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IF([.B166]=&quot;&quot;;[.B165];[.B166])" office:value-type="float" office:value="0" calcext:value-type="float">
            <text:p>0</text:p>
          </table:table-cell>
          <table:table-cell office:value-type="float" office:value="0.000000170570560612531" calcext:value-type="float">
            <text:p>1.70570560612531E-07</text:p>
          </table:table-cell>
          <table:table-cell table:formula="of:=IF([.C166]=0;[.C165]+1;&quot;&quot;)" office:value-type="float" office:value="4" calcext:value-type="float">
            <text:p>4</text:p>
          </table:table-cell>
          <table:table-cell table:formula="of:=IF([.D165]=&quot;RedoAct&quot;;1;IF([.D165]=&quot;RedoPen&quot;;2;IF([.D16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7]=&quot;&quot;;[.B166];[.B167])" office:value-type="float" office:value="1" calcext:value-type="float">
            <text:p>1</text:p>
          </table:table-cell>
          <table:table-cell office:value-type="float" office:value="0.000000000166243040480939" calcext:value-type="float">
            <text:p>1.66243040480939E-10</text:p>
          </table:table-cell>
          <table:table-cell table:formula="of:=IF([.C167]=0;[.C166]+1;&quot;&quot;)">
            <text:p/>
          </table:table-cell>
          <table:table-cell table:formula="of:=IF([.D166]=&quot;RedoAct&quot;;1;IF([.D166]=&quot;RedoPen&quot;;2;IF([.D1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8]=&quot;&quot;;[.B167];[.B168])" office:value-type="float" office:value="2" calcext:value-type="float">
            <text:p>2</text:p>
          </table:table-cell>
          <table:table-cell office:value-type="float" office:value="0.0000000000000208281108147613" calcext:value-type="float">
            <text:p>2.08281108147613E-14</text:p>
          </table:table-cell>
          <table:table-cell table:formula="of:=IF([.C168]=0;[.C167]+1;&quot;&quot;)">
            <text:p/>
          </table:table-cell>
          <table:table-cell table:formula="of:=IF([.D167]=&quot;RedoAct&quot;;1;IF([.D167]=&quot;RedoPen&quot;;2;IF([.D1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IF([.B169]=&quot;&quot;;[.B168];[.B169])" office:value-type="float" office:value="0" calcext:value-type="float">
            <text:p>0</text:p>
          </table:table-cell>
          <table:table-cell office:value-type="float" office:value="0.00279498435915342" calcext:value-type="float">
            <text:p>0.002794984359153</text:p>
          </table:table-cell>
          <table:table-cell table:formula="of:=IF([.C169]=0;[.C168]+1;&quot;&quot;)" office:value-type="float" office:value="3" calcext:value-type="float">
            <text:p>3</text:p>
          </table:table-cell>
          <table:table-cell table:formula="of:=IF([.D168]=&quot;RedoAct&quot;;1;IF([.D168]=&quot;RedoPen&quot;;2;IF([.D168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0]=&quot;&quot;;[.B169];[.B170])" office:value-type="float" office:value="1" calcext:value-type="float">
            <text:p>1</text:p>
          </table:table-cell>
          <table:table-cell office:value-type="float" office:value="0.00000337420121348134" calcext:value-type="float">
            <text:p>3.37420121348134E-06</text:p>
          </table:table-cell>
          <table:table-cell table:formula="of:=IF([.C170]=0;[.C169]+1;&quot;&quot;)">
            <text:p/>
          </table:table-cell>
          <table:table-cell table:formula="of:=IF([.D169]=&quot;RedoAct&quot;;1;IF([.D169]=&quot;RedoPen&quot;;2;IF([.D1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1]=&quot;&quot;;[.B170];[.B171])" office:value-type="float" office:value="2" calcext:value-type="float">
            <text:p>2</text:p>
          </table:table-cell>
          <table:table-cell office:value-type="float" office:value="0.000000758827170538243" calcext:value-type="float">
            <text:p>7.58827170538243E-07</text:p>
          </table:table-cell>
          <table:table-cell table:formula="of:=IF([.C171]=0;[.C170]+1;&quot;&quot;)">
            <text:p/>
          </table:table-cell>
          <table:table-cell table:formula="of:=IF([.D170]=&quot;RedoAct&quot;;1;IF([.D170]=&quot;RedoPen&quot;;2;IF([.D1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2]=&quot;&quot;;[.B171];[.B172])" office:value-type="float" office:value="3" calcext:value-type="float">
            <text:p>3</text:p>
          </table:table-cell>
          <table:table-cell office:value-type="float" office:value="0.000000000000314423572727799" calcext:value-type="float">
            <text:p>3.14423572727799E-13</text:p>
          </table:table-cell>
          <table:table-cell table:formula="of:=IF([.C172]=0;[.C171]+1;&quot;&quot;)">
            <text:p/>
          </table:table-cell>
          <table:table-cell table:formula="of:=IF([.D171]=&quot;RedoAct&quot;;1;IF([.D171]=&quot;RedoPen&quot;;2;IF([.D1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73]=&quot;&quot;;[.B172];[.B17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73]=0;[.C172]+1;&quot;&quot;)">
            <text:p/>
          </table:table-cell>
          <table:table-cell table:formula="of:=IF([.D172]=&quot;RedoAct&quot;;1;IF([.D172]=&quot;RedoPen&quot;;2;IF([.D17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IF([.B174]=&quot;&quot;;[.B173];[.B174])" office:value-type="float" office:value="0" calcext:value-type="float">
            <text:p>0</text:p>
          </table:table-cell>
          <table:table-cell office:value-type="float" office:value="0.0000811287872181142" calcext:value-type="float">
            <text:p>8.11287872181142E-05</text:p>
          </table:table-cell>
          <table:table-cell table:formula="of:=IF([.C174]=0;[.C173]+1;&quot;&quot;)" office:value-type="float" office:value="4" calcext:value-type="float">
            <text:p>4</text:p>
          </table:table-cell>
          <table:table-cell table:formula="of:=IF([.D173]=&quot;RedoAct&quot;;1;IF([.D173]=&quot;RedoPen&quot;;2;IF([.D173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5]=&quot;&quot;;[.B174];[.B175])" office:value-type="float" office:value="1" calcext:value-type="float">
            <text:p>1</text:p>
          </table:table-cell>
          <table:table-cell office:value-type="float" office:value="0.0000414139351693364" calcext:value-type="float">
            <text:p>4.14139351693364E-05</text:p>
          </table:table-cell>
          <table:table-cell table:formula="of:=IF([.C175]=0;[.C174]+1;&quot;&quot;)">
            <text:p/>
          </table:table-cell>
          <table:table-cell table:formula="of:=IF([.D174]=&quot;RedoAct&quot;;1;IF([.D174]=&quot;RedoPen&quot;;2;IF([.D1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6]=&quot;&quot;;[.B175];[.B176])" office:value-type="float" office:value="2" calcext:value-type="float">
            <text:p>2</text:p>
          </table:table-cell>
          <table:table-cell office:value-type="float" office:value="0.000000000169127360739745" calcext:value-type="float">
            <text:p>1.69127360739745E-10</text:p>
          </table:table-cell>
          <table:table-cell table:formula="of:=IF([.C176]=0;[.C175]+1;&quot;&quot;)">
            <text:p/>
          </table:table-cell>
          <table:table-cell table:formula="of:=IF([.D175]=&quot;RedoAct&quot;;1;IF([.D175]=&quot;RedoPen&quot;;2;IF([.D1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7]=&quot;&quot;;[.B176];[.B177])" office:value-type="float" office:value="3" calcext:value-type="float">
            <text:p>3</text:p>
          </table:table-cell>
          <table:table-cell office:value-type="float" office:value="0.0000000000000128482662210612" calcext:value-type="float">
            <text:p>1.28482662210612E-14</text:p>
          </table:table-cell>
          <table:table-cell table:formula="of:=IF([.C177]=0;[.C176]+1;&quot;&quot;)">
            <text:p/>
          </table:table-cell>
          <table:table-cell table:formula="of:=IF([.D176]=&quot;RedoAct&quot;;1;IF([.D176]=&quot;RedoPen&quot;;2;IF([.D1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IF([.B178]=&quot;&quot;;[.B177];[.B178])" office:value-type="float" office:value="0" calcext:value-type="float">
            <text:p>0</text:p>
          </table:table-cell>
          <table:table-cell office:value-type="float" office:value="0.00279981899124559" calcext:value-type="float">
            <text:p>0.002799818991246</text:p>
          </table:table-cell>
          <table:table-cell table:formula="of:=IF([.C178]=0;[.C177]+1;&quot;&quot;)" office:value-type="float" office:value="4" calcext:value-type="float">
            <text:p>4</text:p>
          </table:table-cell>
          <table:table-cell table:formula="of:=IF([.D177]=&quot;RedoAct&quot;;1;IF([.D177]=&quot;RedoPen&quot;;2;IF([.D177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9]=&quot;&quot;;[.B178];[.B179])" office:value-type="float" office:value="1" calcext:value-type="float">
            <text:p>1</text:p>
          </table:table-cell>
          <table:table-cell office:value-type="float" office:value="0.00000102971382699795" calcext:value-type="float">
            <text:p>1.02971382699795E-06</text:p>
          </table:table-cell>
          <table:table-cell table:formula="of:=IF([.C179]=0;[.C178]+1;&quot;&quot;)">
            <text:p/>
          </table:table-cell>
          <table:table-cell table:formula="of:=IF([.D178]=&quot;RedoAct&quot;;1;IF([.D178]=&quot;RedoPen&quot;;2;IF([.D1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0]=&quot;&quot;;[.B179];[.B180])" office:value-type="float" office:value="2" calcext:value-type="float">
            <text:p>2</text:p>
          </table:table-cell>
          <table:table-cell office:value-type="float" office:value="0.000000027687817450944" calcext:value-type="float">
            <text:p>2.7687817450944E-08</text:p>
          </table:table-cell>
          <table:table-cell table:formula="of:=IF([.C180]=0;[.C179]+1;&quot;&quot;)">
            <text:p/>
          </table:table-cell>
          <table:table-cell table:formula="of:=IF([.D179]=&quot;RedoAct&quot;;1;IF([.D179]=&quot;RedoPen&quot;;2;IF([.D1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1]=&quot;&quot;;[.B180];[.B181])" office:value-type="float" office:value="3" calcext:value-type="float">
            <text:p>3</text:p>
          </table:table-cell>
          <table:table-cell office:value-type="float" office:value="0.0000000000000144508055914001" calcext:value-type="float">
            <text:p>1.44508055914001E-14</text:p>
          </table:table-cell>
          <table:table-cell table:formula="of:=IF([.C181]=0;[.C180]+1;&quot;&quot;)">
            <text:p/>
          </table:table-cell>
          <table:table-cell table:formula="of:=IF([.D180]=&quot;RedoAct&quot;;1;IF([.D180]=&quot;RedoPen&quot;;2;IF([.D1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82]=&quot;&quot;;[.B181];[.B182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82]=0;[.C181]+1;&quot;&quot;)">
            <text:p/>
          </table:table-cell>
          <table:table-cell table:formula="of:=IF([.D181]=&quot;RedoAct&quot;;1;IF([.D181]=&quot;RedoPen&quot;;2;IF([.D18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IF([.B183]=&quot;&quot;;[.B182];[.B183])" office:value-type="float" office:value="0" calcext:value-type="float">
            <text:p>0</text:p>
          </table:table-cell>
          <table:table-cell office:value-type="float" office:value="0.0000353197164903794" calcext:value-type="float">
            <text:p>3.53197164903794E-05</text:p>
          </table:table-cell>
          <table:table-cell table:formula="of:=IF([.C183]=0;[.C182]+1;&quot;&quot;)" office:value-type="float" office:value="4" calcext:value-type="float">
            <text:p>4</text:p>
          </table:table-cell>
          <table:table-cell table:formula="of:=IF([.D182]=&quot;RedoAct&quot;;1;IF([.D182]=&quot;RedoPen&quot;;2;IF([.D182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4]=&quot;&quot;;[.B183];[.B184])" office:value-type="float" office:value="1" calcext:value-type="float">
            <text:p>1</text:p>
          </table:table-cell>
          <table:table-cell office:value-type="float" office:value="0.0000119801794387476" calcext:value-type="float">
            <text:p>1.19801794387476E-05</text:p>
          </table:table-cell>
          <table:table-cell table:formula="of:=IF([.C184]=0;[.C183]+1;&quot;&quot;)">
            <text:p/>
          </table:table-cell>
          <table:table-cell table:formula="of:=IF([.D183]=&quot;RedoAct&quot;;1;IF([.D183]=&quot;RedoPen&quot;;2;IF([.D1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5]=&quot;&quot;;[.B184];[.B185])" office:value-type="float" office:value="2" calcext:value-type="float">
            <text:p>2</text:p>
          </table:table-cell>
          <table:table-cell office:value-type="float" office:value="0.0000000000282056773090096" calcext:value-type="float">
            <text:p>2.82056773090096E-11</text:p>
          </table:table-cell>
          <table:table-cell table:formula="of:=IF([.C185]=0;[.C184]+1;&quot;&quot;)">
            <text:p/>
          </table:table-cell>
          <table:table-cell table:formula="of:=IF([.D184]=&quot;RedoAct&quot;;1;IF([.D184]=&quot;RedoPen&quot;;2;IF([.D1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formula="of:=IF([.B186]=&quot;&quot;;[.B185];[.B186])" office:value-type="float" office:value="0" calcext:value-type="float">
            <text:p>0</text:p>
          </table:table-cell>
          <table:table-cell office:value-type="float" office:value="0.00204161331304386" calcext:value-type="float">
            <text:p>0.002041613313044</text:p>
          </table:table-cell>
          <table:table-cell table:formula="of:=IF([.C186]=0;[.C185]+1;&quot;&quot;)" office:value-type="float" office:value="3" calcext:value-type="float">
            <text:p>3</text:p>
          </table:table-cell>
          <table:table-cell table:formula="of:=IF([.D185]=&quot;RedoAct&quot;;1;IF([.D185]=&quot;RedoPen&quot;;2;IF([.D185]=&quot;Cutback&quot;;-1;0)))" office:value-type="float" office:value="0" calcext:value-type="float">
            <text:p>0</text:p>
          </table:table-cell>
          <table:table-cell office:value-type="string" calcext:value-type="string">
            <text:p>43: 93--&gt;52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7]=&quot;&quot;;[.B186];[.B187])" office:value-type="float" office:value="1" calcext:value-type="float">
            <text:p>1</text:p>
          </table:table-cell>
          <table:table-cell office:value-type="float" office:value="0.00000208921053258166" calcext:value-type="float">
            <text:p>2.08921053258166E-06</text:p>
          </table:table-cell>
          <table:table-cell table:formula="of:=IF([.C187]=0;[.C186]+1;&quot;&quot;)">
            <text:p/>
          </table:table-cell>
          <table:table-cell table:formula="of:=IF([.D186]=&quot;RedoAct&quot;;1;IF([.D186]=&quot;RedoPen&quot;;2;IF([.D1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8]=&quot;&quot;;[.B187];[.B188])" office:value-type="float" office:value="2" calcext:value-type="float">
            <text:p>2</text:p>
          </table:table-cell>
          <table:table-cell office:value-type="float" office:value="0.000000138037124479775" calcext:value-type="float">
            <text:p>1.38037124479775E-07</text:p>
          </table:table-cell>
          <table:table-cell table:formula="of:=IF([.C188]=0;[.C187]+1;&quot;&quot;)">
            <text:p/>
          </table:table-cell>
          <table:table-cell table:formula="of:=IF([.D187]=&quot;RedoAct&quot;;1;IF([.D187]=&quot;RedoPen&quot;;2;IF([.D1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9]=&quot;&quot;;[.B188];[.B189])" office:value-type="float" office:value="3" calcext:value-type="float">
            <text:p>3</text:p>
          </table:table-cell>
          <table:table-cell office:value-type="float" office:value="0.0000000000000230307344617997" calcext:value-type="float">
            <text:p>2.30307344617997E-14</text:p>
          </table:table-cell>
          <table:table-cell table:formula="of:=IF([.C189]=0;[.C188]+1;&quot;&quot;)">
            <text:p/>
          </table:table-cell>
          <table:table-cell table:formula="of:=IF([.D188]=&quot;RedoAct&quot;;1;IF([.D188]=&quot;RedoPen&quot;;2;IF([.D1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90]=&quot;&quot;;[.B189];[.B190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90]=0;[.C189]+1;&quot;&quot;)">
            <text:p/>
          </table:table-cell>
          <table:table-cell table:formula="of:=IF([.D189]=&quot;RedoAct&quot;;1;IF([.D189]=&quot;RedoPen&quot;;2;IF([.D18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formula="of:=IF([.B191]=&quot;&quot;;[.B190];[.B191])" office:value-type="float" office:value="0" calcext:value-type="float">
            <text:p>0</text:p>
          </table:table-cell>
          <table:table-cell office:value-type="float" office:value="0.00000911030501468214" calcext:value-type="float">
            <text:p>9.11030501468214E-06</text:p>
          </table:table-cell>
          <table:table-cell table:formula="of:=IF([.C191]=0;[.C190]+1;&quot;&quot;)" office:value-type="float" office:value="4" calcext:value-type="float">
            <text:p>4</text:p>
          </table:table-cell>
          <table:table-cell table:formula="of:=IF([.D190]=&quot;RedoAct&quot;;1;IF([.D190]=&quot;RedoPen&quot;;2;IF([.D190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2]=&quot;&quot;;[.B191];[.B192])" office:value-type="float" office:value="1" calcext:value-type="float">
            <text:p>1</text:p>
          </table:table-cell>
          <table:table-cell office:value-type="float" office:value="0.000000712187783070991" calcext:value-type="float">
            <text:p>7.12187783070991E-07</text:p>
          </table:table-cell>
          <table:table-cell table:formula="of:=IF([.C192]=0;[.C191]+1;&quot;&quot;)">
            <text:p/>
          </table:table-cell>
          <table:table-cell table:formula="of:=IF([.D191]=&quot;RedoAct&quot;;1;IF([.D191]=&quot;RedoPen&quot;;2;IF([.D1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3]=&quot;&quot;;[.B192];[.B193])" office:value-type="float" office:value="2" calcext:value-type="float">
            <text:p>2</text:p>
          </table:table-cell>
          <table:table-cell office:value-type="float" office:value="0.000000000000198757958130657" calcext:value-type="float">
            <text:p>1.98757958130657E-13</text:p>
          </table:table-cell>
          <table:table-cell table:formula="of:=IF([.C193]=0;[.C192]+1;&quot;&quot;)">
            <text:p/>
          </table:table-cell>
          <table:table-cell table:formula="of:=IF([.D192]=&quot;RedoAct&quot;;1;IF([.D192]=&quot;RedoPen&quot;;2;IF([.D1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94]=&quot;&quot;;[.B193];[.B194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194]=0;[.C193]+1;&quot;&quot;)">
            <text:p/>
          </table:table-cell>
          <table:table-cell table:formula="of:=IF([.D193]=&quot;RedoAct&quot;;1;IF([.D193]=&quot;RedoPen&quot;;2;IF([.D1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formula="of:=IF([.B195]=&quot;&quot;;[.B194];[.B195])" office:value-type="float" office:value="0" calcext:value-type="float">
            <text:p>0</text:p>
          </table:table-cell>
          <table:table-cell office:value-type="float" office:value="0.000000755023615712447" calcext:value-type="float">
            <text:p>7.55023615712447E-07</text:p>
          </table:table-cell>
          <table:table-cell table:formula="of:=IF([.C195]=0;[.C194]+1;&quot;&quot;)" office:value-type="float" office:value="3" calcext:value-type="float">
            <text:p>3</text:p>
          </table:table-cell>
          <table:table-cell table:formula="of:=IF([.D194]=&quot;RedoAct&quot;;1;IF([.D194]=&quot;RedoPen&quot;;2;IF([.D19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6]=&quot;&quot;;[.B195];[.B196])" office:value-type="float" office:value="1" calcext:value-type="float">
            <text:p>1</text:p>
          </table:table-cell>
          <table:table-cell office:value-type="float" office:value="0.000000000755464463815005" calcext:value-type="float">
            <text:p>7.55464463815005E-10</text:p>
          </table:table-cell>
          <table:table-cell table:formula="of:=IF([.C196]=0;[.C195]+1;&quot;&quot;)">
            <text:p/>
          </table:table-cell>
          <table:table-cell table:formula="of:=IF([.D195]=&quot;RedoAct&quot;;1;IF([.D195]=&quot;RedoPen&quot;;2;IF([.D1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7]=&quot;&quot;;[.B196];[.B197])" office:value-type="float" office:value="2" calcext:value-type="float">
            <text:p>2</text:p>
          </table:table-cell>
          <table:table-cell office:value-type="float" office:value="0.0000000000000229287937269868" calcext:value-type="float">
            <text:p>2.29287937269868E-14</text:p>
          </table:table-cell>
          <table:table-cell table:formula="of:=IF([.C197]=0;[.C196]+1;&quot;&quot;)">
            <text:p/>
          </table:table-cell>
          <table:table-cell table:formula="of:=IF([.D196]=&quot;RedoAct&quot;;1;IF([.D196]=&quot;RedoPen&quot;;2;IF([.D1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formula="of:=IF([.B198]=&quot;&quot;;[.B197];[.B198])" office:value-type="float" office:value="0" calcext:value-type="float">
            <text:p>0</text:p>
          </table:table-cell>
          <table:table-cell office:value-type="float" office:value="0.00196395451507322" calcext:value-type="float">
            <text:p>0.001963954515073</text:p>
          </table:table-cell>
          <table:table-cell table:formula="of:=IF([.C198]=0;[.C197]+1;&quot;&quot;)" office:value-type="float" office:value="3" calcext:value-type="float">
            <text:p>3</text:p>
          </table:table-cell>
          <table:table-cell table:formula="of:=IF([.D197]=&quot;RedoAct&quot;;1;IF([.D197]=&quot;RedoPen&quot;;2;IF([.D197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9]=&quot;&quot;;[.B198];[.B199])" office:value-type="float" office:value="1" calcext:value-type="float">
            <text:p>1</text:p>
          </table:table-cell>
          <table:table-cell office:value-type="float" office:value="0.00000322106872773615" calcext:value-type="float">
            <text:p>3.22106872773615E-06</text:p>
          </table:table-cell>
          <table:table-cell table:formula="of:=IF([.C199]=0;[.C198]+1;&quot;&quot;)">
            <text:p/>
          </table:table-cell>
          <table:table-cell table:formula="of:=IF([.D198]=&quot;RedoAct&quot;;1;IF([.D198]=&quot;RedoPen&quot;;2;IF([.D1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0]=&quot;&quot;;[.B199];[.B200])" office:value-type="float" office:value="2" calcext:value-type="float">
            <text:p>2</text:p>
          </table:table-cell>
          <table:table-cell office:value-type="float" office:value="0.00000025948220483506" calcext:value-type="float">
            <text:p>2.5948220483506E-07</text:p>
          </table:table-cell>
          <table:table-cell table:formula="of:=IF([.C200]=0;[.C199]+1;&quot;&quot;)">
            <text:p/>
          </table:table-cell>
          <table:table-cell table:formula="of:=IF([.D199]=&quot;RedoAct&quot;;1;IF([.D199]=&quot;RedoPen&quot;;2;IF([.D1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1]=&quot;&quot;;[.B200];[.B201])" office:value-type="float" office:value="3" calcext:value-type="float">
            <text:p>3</text:p>
          </table:table-cell>
          <table:table-cell office:value-type="float" office:value="0.0000000000000369271733701968" calcext:value-type="float">
            <text:p>3.69271733701968E-14</text:p>
          </table:table-cell>
          <table:table-cell table:formula="of:=IF([.C201]=0;[.C200]+1;&quot;&quot;)">
            <text:p/>
          </table:table-cell>
          <table:table-cell table:formula="of:=IF([.D200]=&quot;RedoAct&quot;;1;IF([.D200]=&quot;RedoPen&quot;;2;IF([.D2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202]=&quot;&quot;;[.B201];[.B202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202]=0;[.C201]+1;&quot;&quot;)">
            <text:p/>
          </table:table-cell>
          <table:table-cell table:formula="of:=IF([.D201]=&quot;RedoAct&quot;;1;IF([.D201]=&quot;RedoPen&quot;;2;IF([.D2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formula="of:=IF([.B203]=&quot;&quot;;[.B202];[.B203])" office:value-type="float" office:value="0" calcext:value-type="float">
            <text:p>0</text:p>
          </table:table-cell>
          <table:table-cell office:value-type="float" office:value="0.000000352607586240332" calcext:value-type="float">
            <text:p>3.52607586240332E-07</text:p>
          </table:table-cell>
          <table:table-cell table:formula="of:=IF([.C203]=0;[.C202]+1;&quot;&quot;)" office:value-type="float" office:value="4" calcext:value-type="float">
            <text:p>4</text:p>
          </table:table-cell>
          <table:table-cell table:formula="of:=IF([.D202]=&quot;RedoAct&quot;;1;IF([.D202]=&quot;RedoPen&quot;;2;IF([.D202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4]=&quot;&quot;;[.B203];[.B204])" office:value-type="float" office:value="1" calcext:value-type="float">
            <text:p>1</text:p>
          </table:table-cell>
          <table:table-cell office:value-type="float" office:value="0.000000000296502809368229" calcext:value-type="float">
            <text:p>2.96502809368229E-10</text:p>
          </table:table-cell>
          <table:table-cell table:formula="of:=IF([.C204]=0;[.C203]+1;&quot;&quot;)">
            <text:p/>
          </table:table-cell>
          <table:table-cell table:formula="of:=IF([.D203]=&quot;RedoAct&quot;;1;IF([.D203]=&quot;RedoPen&quot;;2;IF([.D2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5]=&quot;&quot;;[.B204];[.B205])" office:value-type="float" office:value="2" calcext:value-type="float">
            <text:p>2</text:p>
          </table:table-cell>
          <table:table-cell office:value-type="float" office:value="0.0000000000000255949178480698" calcext:value-type="float">
            <text:p>2.55949178480698E-14</text:p>
          </table:table-cell>
          <table:table-cell table:formula="of:=IF([.C205]=0;[.C204]+1;&quot;&quot;)">
            <text:p/>
          </table:table-cell>
          <table:table-cell table:formula="of:=IF([.D204]=&quot;RedoAct&quot;;1;IF([.D204]=&quot;RedoPen&quot;;2;IF([.D2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formula="of:=IF([.B206]=&quot;&quot;;[.B205];[.B206])" office:value-type="float" office:value="0" calcext:value-type="float">
            <text:p>0</text:p>
          </table:table-cell>
          <table:table-cell office:value-type="float" office:value="0.00221043116636543" calcext:value-type="float">
            <text:p>0.002210431166365</text:p>
          </table:table-cell>
          <table:table-cell table:formula="of:=IF([.C206]=0;[.C205]+1;&quot;&quot;)" office:value-type="float" office:value="3" calcext:value-type="float">
            <text:p>3</text:p>
          </table:table-cell>
          <table:table-cell table:formula="of:=IF([.D205]=&quot;RedoAct&quot;;1;IF([.D205]=&quot;RedoPen&quot;;2;IF([.D205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7]=&quot;&quot;;[.B206];[.B207])" office:value-type="float" office:value="1" calcext:value-type="float">
            <text:p>1</text:p>
          </table:table-cell>
          <table:table-cell office:value-type="float" office:value="0.00000432168322357525" calcext:value-type="float">
            <text:p>4.32168322357525E-06</text:p>
          </table:table-cell>
          <table:table-cell table:formula="of:=IF([.C207]=0;[.C206]+1;&quot;&quot;)">
            <text:p/>
          </table:table-cell>
          <table:table-cell table:formula="of:=IF([.D206]=&quot;RedoAct&quot;;1;IF([.D206]=&quot;RedoPen&quot;;2;IF([.D2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8]=&quot;&quot;;[.B207];[.B208])" office:value-type="float" office:value="2" calcext:value-type="float">
            <text:p>2</text:p>
          </table:table-cell>
          <table:table-cell office:value-type="float" office:value="0.00000045025452894767" calcext:value-type="float">
            <text:p>4.5025452894767E-07</text:p>
          </table:table-cell>
          <table:table-cell table:formula="of:=IF([.C208]=0;[.C207]+1;&quot;&quot;)">
            <text:p/>
          </table:table-cell>
          <table:table-cell table:formula="of:=IF([.D207]=&quot;RedoAct&quot;;1;IF([.D207]=&quot;RedoPen&quot;;2;IF([.D2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9]=&quot;&quot;;[.B208];[.B209])" office:value-type="float" office:value="3" calcext:value-type="float">
            <text:p>3</text:p>
          </table:table-cell>
          <table:table-cell office:value-type="float" office:value="0.000000000000111989283963522" calcext:value-type="float">
            <text:p>1.11989283963522E-13</text:p>
          </table:table-cell>
          <table:table-cell table:formula="of:=IF([.C209]=0;[.C208]+1;&quot;&quot;)">
            <text:p/>
          </table:table-cell>
          <table:table-cell table:formula="of:=IF([.D208]=&quot;RedoAct&quot;;1;IF([.D208]=&quot;RedoPen&quot;;2;IF([.D2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210]=&quot;&quot;;[.B209];[.B210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210]=0;[.C209]+1;&quot;&quot;)">
            <text:p/>
          </table:table-cell>
          <table:table-cell table:formula="of:=IF([.D209]=&quot;RedoAct&quot;;1;IF([.D209]=&quot;RedoPen&quot;;2;IF([.D20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formula="of:=IF([.B211]=&quot;&quot;;[.B210];[.B211])" office:value-type="float" office:value="0" calcext:value-type="float">
            <text:p>0</text:p>
          </table:table-cell>
          <table:table-cell office:value-type="float" office:value="0.0000742198212268741" calcext:value-type="float">
            <text:p>7.42198212268741E-05</text:p>
          </table:table-cell>
          <table:table-cell table:formula="of:=IF([.C211]=0;[.C210]+1;&quot;&quot;)" office:value-type="float" office:value="4" calcext:value-type="float">
            <text:p>4</text:p>
          </table:table-cell>
          <table:table-cell table:formula="of:=IF([.D210]=&quot;RedoAct&quot;;1;IF([.D210]=&quot;RedoPen&quot;;2;IF([.D210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12]=&quot;&quot;;[.B211];[.B212])" office:value-type="float" office:value="1" calcext:value-type="float">
            <text:p>1</text:p>
          </table:table-cell>
          <table:table-cell office:value-type="float" office:value="0.000148583178372835" calcext:value-type="float">
            <text:p>0.000148583178373</text:p>
          </table:table-cell>
          <table:table-cell table:formula="of:=IF([.C212]=0;[.C211]+1;&quot;&quot;)">
            <text:p/>
          </table:table-cell>
          <table:table-cell table:formula="of:=IF([.D211]=&quot;RedoAct&quot;;1;IF([.D211]=&quot;RedoPen&quot;;2;IF([.D211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13]=&quot;&quot;;[.B212];[.B213])" office:value-type="float" office:value="2" calcext:value-type="float">
            <text:p>2</text:p>
          </table:table-cell>
          <table:table-cell office:value-type="float" office:value="0.0000000121634595737462" calcext:value-type="float">
            <text:p>1.21634595737462E-08</text:p>
          </table:table-cell>
          <table:table-cell table:formula="of:=IF([.C213]=0;[.C212]+1;&quot;&quot;)">
            <text:p/>
          </table:table-cell>
          <table:table-cell table:formula="of:=IF([.D212]=&quot;RedoAct&quot;;1;IF([.D212]=&quot;RedoPen&quot;;2;IF([.D2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14]=&quot;&quot;;[.B213];[.B214])" office:value-type="float" office:value="3" calcext:value-type="float">
            <text:p>3</text:p>
          </table:table-cell>
          <table:table-cell office:value-type="float" office:value="0.00000000000508684041346799" calcext:value-type="float">
            <text:p>5.08684041346799E-12</text:p>
          </table:table-cell>
          <table:table-cell table:formula="of:=IF([.C214]=0;[.C213]+1;&quot;&quot;)">
            <text:p/>
          </table:table-cell>
          <table:table-cell table:formula="of:=IF([.D213]=&quot;RedoAct&quot;;1;IF([.D213]=&quot;RedoPen&quot;;2;IF([.D2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IF([.B215]=&quot;&quot;;[.B214];[.B215])" office:value-type="float" office:value="0" calcext:value-type="float">
            <text:p>0</text:p>
          </table:table-cell>
          <table:table-cell office:value-type="float" office:value="0.00271816086949569" calcext:value-type="float">
            <text:p>0.002718160869496</text:p>
          </table:table-cell>
          <table:table-cell table:formula="of:=IF([.C215]=0;[.C214]+1;&quot;&quot;)" office:value-type="float" office:value="4" calcext:value-type="float">
            <text:p>4</text:p>
          </table:table-cell>
          <table:table-cell table:formula="of:=IF([.D214]=&quot;RedoAct&quot;;1;IF([.D214]=&quot;RedoPen&quot;;2;IF([.D214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16]=&quot;&quot;;[.B215];[.B216])" office:value-type="float" office:value="1" calcext:value-type="float">
            <text:p>1</text:p>
          </table:table-cell>
          <table:table-cell office:value-type="float" office:value="0.00000576913748184205" calcext:value-type="float">
            <text:p>5.76913748184205E-06</text:p>
          </table:table-cell>
          <table:table-cell table:formula="of:=IF([.C216]=0;[.C215]+1;&quot;&quot;)">
            <text:p/>
          </table:table-cell>
          <table:table-cell table:formula="of:=IF([.D215]=&quot;RedoAct&quot;;1;IF([.D215]=&quot;RedoPen&quot;;2;IF([.D2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17]=&quot;&quot;;[.B216];[.B217])" office:value-type="float" office:value="2" calcext:value-type="float">
            <text:p>2</text:p>
          </table:table-cell>
          <table:table-cell office:value-type="float" office:value="0.000000741778217727571" calcext:value-type="float">
            <text:p>7.41778217727571E-07</text:p>
          </table:table-cell>
          <table:table-cell table:formula="of:=IF([.C217]=0;[.C216]+1;&quot;&quot;)">
            <text:p/>
          </table:table-cell>
          <table:table-cell table:formula="of:=IF([.D216]=&quot;RedoAct&quot;;1;IF([.D216]=&quot;RedoPen&quot;;2;IF([.D2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18]=&quot;&quot;;[.B217];[.B218])" office:value-type="float" office:value="3" calcext:value-type="float">
            <text:p>3</text:p>
          </table:table-cell>
          <table:table-cell office:value-type="float" office:value="0.000000000000371680464722776" calcext:value-type="float">
            <text:p>3.71680464722776E-13</text:p>
          </table:table-cell>
          <table:table-cell table:formula="of:=IF([.C218]=0;[.C217]+1;&quot;&quot;)">
            <text:p/>
          </table:table-cell>
          <table:table-cell table:formula="of:=IF([.D217]=&quot;RedoAct&quot;;1;IF([.D217]=&quot;RedoPen&quot;;2;IF([.D2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219]=&quot;&quot;;[.B218];[.B219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219]=0;[.C218]+1;&quot;&quot;)">
            <text:p/>
          </table:table-cell>
          <table:table-cell table:formula="of:=IF([.D218]=&quot;RedoAct&quot;;1;IF([.D218]=&quot;RedoPen&quot;;2;IF([.D218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IF([.B220]=&quot;&quot;;[.B219];[.B220])" office:value-type="float" office:value="0" calcext:value-type="float">
            <text:p>0</text:p>
          </table:table-cell>
          <table:table-cell office:value-type="float" office:value="0.0000811290830489701" calcext:value-type="float">
            <text:p>8.11290830489701E-05</text:p>
          </table:table-cell>
          <table:table-cell table:formula="of:=IF([.C220]=0;[.C219]+1;&quot;&quot;)" office:value-type="float" office:value="4" calcext:value-type="float">
            <text:p>4</text:p>
          </table:table-cell>
          <table:table-cell table:formula="of:=IF([.D219]=&quot;RedoAct&quot;;1;IF([.D219]=&quot;RedoPen&quot;;2;IF([.D219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21]=&quot;&quot;;[.B220];[.B221])" office:value-type="float" office:value="1" calcext:value-type="float">
            <text:p>1</text:p>
          </table:table-cell>
          <table:table-cell office:value-type="float" office:value="0.0000573605193751719" calcext:value-type="float">
            <text:p>5.73605193751719E-05</text:p>
          </table:table-cell>
          <table:table-cell table:formula="of:=IF([.C221]=0;[.C220]+1;&quot;&quot;)">
            <text:p/>
          </table:table-cell>
          <table:table-cell table:formula="of:=IF([.D220]=&quot;RedoAct&quot;;1;IF([.D220]=&quot;RedoPen&quot;;2;IF([.D2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22]=&quot;&quot;;[.B221];[.B222])" office:value-type="float" office:value="2" calcext:value-type="float">
            <text:p>2</text:p>
          </table:table-cell>
          <table:table-cell office:value-type="float" office:value="0.0000000000650460196687426" calcext:value-type="float">
            <text:p>6.50460196687426E-11</text:p>
          </table:table-cell>
          <table:table-cell table:formula="of:=IF([.C222]=0;[.C221]+1;&quot;&quot;)">
            <text:p/>
          </table:table-cell>
          <table:table-cell table:formula="of:=IF([.D221]=&quot;RedoAct&quot;;1;IF([.D221]=&quot;RedoPen&quot;;2;IF([.D2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223]=&quot;&quot;;[.B222];[.B223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223]=0;[.C222]+1;&quot;&quot;)">
            <text:p/>
          </table:table-cell>
          <table:table-cell table:formula="of:=IF([.D222]=&quot;RedoAct&quot;;1;IF([.D222]=&quot;RedoPen&quot;;2;IF([.D2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IF([.B224]=&quot;&quot;;[.B223];[.B224])" office:value-type="float" office:value="0" calcext:value-type="float">
            <text:p>0</text:p>
          </table:table-cell>
          <table:table-cell office:value-type="float" office:value="0.00000827118020580443" calcext:value-type="float">
            <text:p>8.27118020580443E-06</text:p>
          </table:table-cell>
          <table:table-cell table:formula="of:=IF([.C224]=0;[.C223]+1;&quot;&quot;)" office:value-type="float" office:value="3" calcext:value-type="float">
            <text:p>3</text:p>
          </table:table-cell>
          <table:table-cell table:formula="of:=IF([.D223]=&quot;RedoAct&quot;;1;IF([.D223]=&quot;RedoPen&quot;;2;IF([.D22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25]=&quot;&quot;;[.B224];[.B225])" office:value-type="float" office:value="1" calcext:value-type="float">
            <text:p>1</text:p>
          </table:table-cell>
          <table:table-cell office:value-type="float" office:value="0.00000378990664451653" calcext:value-type="float">
            <text:p>3.78990664451653E-06</text:p>
          </table:table-cell>
          <table:table-cell table:formula="of:=IF([.C225]=0;[.C224]+1;&quot;&quot;)">
            <text:p/>
          </table:table-cell>
          <table:table-cell table:formula="of:=IF([.D224]=&quot;RedoAct&quot;;1;IF([.D224]=&quot;RedoPen&quot;;2;IF([.D2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26]=&quot;&quot;;[.B225];[.B226])" office:value-type="float" office:value="2" calcext:value-type="float">
            <text:p>2</text:p>
          </table:table-cell>
          <table:table-cell office:value-type="float" office:value="0.00000000000501427238423202" calcext:value-type="float">
            <text:p>5.01427238423202E-12</text:p>
          </table:table-cell>
          <table:table-cell table:formula="of:=IF([.C226]=0;[.C225]+1;&quot;&quot;)">
            <text:p/>
          </table:table-cell>
          <table:table-cell table:formula="of:=IF([.D225]=&quot;RedoAct&quot;;1;IF([.D225]=&quot;RedoPen&quot;;2;IF([.D2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IF([.B227]=&quot;&quot;;[.B226];[.B227])" office:value-type="float" office:value="0" calcext:value-type="float">
            <text:p>0</text:p>
          </table:table-cell>
          <table:table-cell office:value-type="float" office:value="0.0940542822206792" calcext:value-type="float">
            <text:p>0.094054282220679</text:p>
          </table:table-cell>
          <table:table-cell table:formula="of:=IF([.C227]=0;[.C226]+1;&quot;&quot;)" office:value-type="float" office:value="3" calcext:value-type="float">
            <text:p>3</text:p>
          </table:table-cell>
          <table:table-cell table:formula="of:=IF([.D226]=&quot;RedoAct&quot;;1;IF([.D226]=&quot;RedoPen&quot;;2;IF([.D226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9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28]=&quot;&quot;;[.B227];[.B228])" office:value-type="float" office:value="1" calcext:value-type="float">
            <text:p>1</text:p>
          </table:table-cell>
          <table:table-cell office:value-type="float" office:value="0.000132792457584308" calcext:value-type="float">
            <text:p>0.000132792457584</text:p>
          </table:table-cell>
          <table:table-cell table:formula="of:=IF([.C228]=0;[.C227]+1;&quot;&quot;)">
            <text:p/>
          </table:table-cell>
          <table:table-cell table:formula="of:=IF([.D227]=&quot;RedoAct&quot;;1;IF([.D227]=&quot;RedoPen&quot;;2;IF([.D227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29]=&quot;&quot;;[.B228];[.B229])" office:value-type="float" office:value="2" calcext:value-type="float">
            <text:p>2</text:p>
          </table:table-cell>
          <table:table-cell office:value-type="float" office:value="0.00163247538616891" calcext:value-type="float">
            <text:p>0.001632475386169</text:p>
          </table:table-cell>
          <table:table-cell table:formula="of:=IF([.C229]=0;[.C228]+1;&quot;&quot;)">
            <text:p/>
          </table:table-cell>
          <table:table-cell table:formula="of:=IF([.D228]=&quot;RedoAct&quot;;1;IF([.D228]=&quot;RedoPen&quot;;2;IF([.D228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30]=&quot;&quot;;[.B229];[.B230])" office:value-type="float" office:value="3" calcext:value-type="float">
            <text:p>3</text:p>
          </table:table-cell>
          <table:table-cell office:value-type="float" office:value="0.00000151760069027033" calcext:value-type="float">
            <text:p>1.51760069027033E-06</text:p>
          </table:table-cell>
          <table:table-cell table:formula="of:=IF([.C230]=0;[.C229]+1;&quot;&quot;)">
            <text:p/>
          </table:table-cell>
          <table:table-cell table:formula="of:=IF([.D229]=&quot;RedoAct&quot;;1;IF([.D229]=&quot;RedoPen&quot;;2;IF([.D229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31]=&quot;&quot;;[.B230];[.B231])" office:value-type="float" office:value="4" calcext:value-type="float">
            <text:p>4</text:p>
          </table:table-cell>
          <table:table-cell office:value-type="float" office:value="0.0000000272551578870807" calcext:value-type="float">
            <text:p>2.72551578870807E-08</text:p>
          </table:table-cell>
          <table:table-cell table:formula="of:=IF([.C231]=0;[.C230]+1;&quot;&quot;)">
            <text:p/>
          </table:table-cell>
          <table:table-cell table:formula="of:=IF([.D230]=&quot;RedoAct&quot;;1;IF([.D230]=&quot;RedoPen&quot;;2;IF([.D230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32]=&quot;&quot;;[.B231];[.B232])" office:value-type="float" office:value="5" calcext:value-type="float">
            <text:p>5</text:p>
          </table:table-cell>
          <table:table-cell office:value-type="float" office:value="0.0000000000000229076337804929" calcext:value-type="float">
            <text:p>2.29076337804929E-14</text:p>
          </table:table-cell>
          <table:table-cell table:formula="of:=IF([.C232]=0;[.C231]+1;&quot;&quot;)">
            <text:p/>
          </table:table-cell>
          <table:table-cell table:formula="of:=IF([.D231]=&quot;RedoAct&quot;;1;IF([.D231]=&quot;RedoPen&quot;;2;IF([.D231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233]=&quot;&quot;;[.B232];[.B233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233]=0;[.C232]+1;&quot;&quot;)">
            <text:p/>
          </table:table-cell>
          <table:table-cell table:formula="of:=IF([.D232]=&quot;RedoAct&quot;;1;IF([.D232]=&quot;RedoPen&quot;;2;IF([.D23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IF([.B234]=&quot;&quot;;[.B233];[.B234])" office:value-type="float" office:value="0" calcext:value-type="float">
            <text:p>0</text:p>
          </table:table-cell>
          <table:table-cell office:value-type="float" office:value="0.000121889275764154" calcext:value-type="float">
            <text:p>0.000121889275764</text:p>
          </table:table-cell>
          <table:table-cell table:formula="of:=IF([.C234]=0;[.C233]+1;&quot;&quot;)" office:value-type="float" office:value="6" calcext:value-type="float">
            <text:p>6</text:p>
          </table:table-cell>
          <table:table-cell table:formula="of:=IF([.D233]=&quot;RedoAct&quot;;1;IF([.D233]=&quot;RedoPen&quot;;2;IF([.D233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35]=&quot;&quot;;[.B234];[.B235])" office:value-type="float" office:value="1" calcext:value-type="float">
            <text:p>1</text:p>
          </table:table-cell>
          <table:table-cell office:value-type="float" office:value="0.00000000437496699084072" calcext:value-type="float">
            <text:p>4.37496699084072E-09</text:p>
          </table:table-cell>
          <table:table-cell table:formula="of:=IF([.C235]=0;[.C234]+1;&quot;&quot;)">
            <text:p/>
          </table:table-cell>
          <table:table-cell table:formula="of:=IF([.D234]=&quot;RedoAct&quot;;1;IF([.D234]=&quot;RedoPen&quot;;2;IF([.D2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36]=&quot;&quot;;[.B235];[.B236])" office:value-type="float" office:value="2" calcext:value-type="float">
            <text:p>2</text:p>
          </table:table-cell>
          <table:table-cell office:value-type="float" office:value="0.000000000000421391011649298" calcext:value-type="float">
            <text:p>4.21391011649298E-13</text:p>
          </table:table-cell>
          <table:table-cell table:formula="of:=IF([.C236]=0;[.C235]+1;&quot;&quot;)">
            <text:p/>
          </table:table-cell>
          <table:table-cell table:formula="of:=IF([.D235]=&quot;RedoAct&quot;;1;IF([.D235]=&quot;RedoPen&quot;;2;IF([.D2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formula="of:=IF([.B237]=&quot;&quot;;[.B236];[.B237])" office:value-type="float" office:value="0" calcext:value-type="float">
            <text:p>0</text:p>
          </table:table-cell>
          <table:table-cell office:value-type="float" office:value="0.224970316555985" calcext:value-type="float">
            <text:p>0.224970316555985</text:p>
          </table:table-cell>
          <table:table-cell table:formula="of:=IF([.C237]=0;[.C236]+1;&quot;&quot;)" office:value-type="float" office:value="3" calcext:value-type="float">
            <text:p>3</text:p>
          </table:table-cell>
          <table:table-cell table:formula="of:=IF([.D236]=&quot;RedoAct&quot;;1;IF([.D236]=&quot;RedoPen&quot;;2;IF([.D236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39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52--&gt;48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3--&gt;92out</text:p>
          </table:table-cell>
          <table:table-cell office:value-type="string" calcext:value-type="string">
            <text:p>125: 90--&gt;89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2: ou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38]=&quot;&quot;;[.B237];[.B238])" office:value-type="float" office:value="1" calcext:value-type="float">
            <text:p>1</text:p>
          </table:table-cell>
          <table:table-cell office:value-type="float" office:value="0.00250158136032701" calcext:value-type="float">
            <text:p>0.002501581360327</text:p>
          </table:table-cell>
          <table:table-cell table:formula="of:=IF([.C238]=0;[.C237]+1;&quot;&quot;)">
            <text:p/>
          </table:table-cell>
          <table:table-cell table:formula="of:=IF([.D237]=&quot;RedoAct&quot;;1;IF([.D237]=&quot;RedoPen&quot;;2;IF([.D237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39]=&quot;&quot;;[.B238];[.B239])"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table:formula="of:=IF([.C239]=0;[.C238]+1;&quot;&quot;)">
            <text:p/>
          </table:table-cell>
          <table:table-cell table:formula="of:=IF([.D238]=&quot;RedoAct&quot;;1;IF([.D238]=&quot;RedoPen&quot;;2;IF([.D23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39: out</text:p>
          </table:table-cell>
          <table:table-cell office:value-type="string" calcext:value-type="string">
            <text:p>42: 93--&gt;52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89--&gt;88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5--&gt;84out</text:p>
          </table:table-cell>
          <table:table-cell office:value-type="string" calcext:value-type="string">
            <text:p>132: 82--&gt;86</text:p>
          </table:table-cell>
          <table:table-cell office:value-type="string" calcext:value-type="string">
            <text:p>133: 82--&gt;85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</table:table-row>
        <table:table-row table:style-name="ro1">
          <table:table-cell table:number-columns-repeated="2"/>
          <table:table-cell table:formula="of:=IF([.B240]=&quot;&quot;;[.B239];[.B240])" office:value-type="float" office:value="2" calcext:value-type="float">
            <text:p>2</text:p>
          </table:table-cell>
          <table:table-cell office:value-type="string" calcext:value-type="string">
            <text:p>Cutback</text:p>
          </table:table-cell>
          <table:table-cell table:formula="of:=IF([.C240]=0;[.C239]+1;&quot;&quot;)">
            <text:p/>
          </table:table-cell>
          <table:table-cell table:formula="of:=IF([.D239]=&quot;RedoAct&quot;;1;IF([.D239]=&quot;RedoPen&quot;;2;IF([.D2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table:formula="of:=IF([.B241]=&quot;&quot;;[.B240];[.B241])" office:value-type="float" office:value="0" calcext:value-type="float">
            <text:p>0</text:p>
          </table:table-cell>
          <table:table-cell office:value-type="float" office:value="0.0544614074567127" calcext:value-type="float">
            <text:p>0.054461407456713</text:p>
          </table:table-cell>
          <table:table-cell table:formula="of:=IF([.C241]=0;[.C240]+1;&quot;&quot;)" office:value-type="float" office:value="3" calcext:value-type="float">
            <text:p>3</text:p>
          </table:table-cell>
          <table:table-cell table:formula="of:=IF([.D240]=&quot;RedoAct&quot;;1;IF([.D240]=&quot;RedoPen&quot;;2;IF([.D240]=&quot;Cutback&quot;;-1;0)))" office:value-type="float" office:value="-1" calcext:value-type="float">
            <text:p>-1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39: out</text:p>
          </table:table-cell>
          <table:table-cell office:value-type="string" calcext:value-type="string">
            <text:p>43: 52--&gt;48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42]=&quot;&quot;;[.B241];[.B242])" office:value-type="float" office:value="1" calcext:value-type="float">
            <text:p>1</text:p>
          </table:table-cell>
          <table:table-cell office:value-type="float" office:value="0.000143669897105014" calcext:value-type="float">
            <text:p>0.000143669897105</text:p>
          </table:table-cell>
          <table:table-cell table:formula="of:=IF([.C242]=0;[.C241]+1;&quot;&quot;)">
            <text:p/>
          </table:table-cell>
          <table:table-cell table:formula="of:=IF([.D241]=&quot;RedoAct&quot;;1;IF([.D241]=&quot;RedoPen&quot;;2;IF([.D2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43]=&quot;&quot;;[.B242];[.B243])" office:value-type="float" office:value="2" calcext:value-type="float">
            <text:p>2</text:p>
          </table:table-cell>
          <table:table-cell office:value-type="float" office:value="0.0079339824809064" calcext:value-type="float">
            <text:p>0.007933982480906</text:p>
          </table:table-cell>
          <table:table-cell table:formula="of:=IF([.C243]=0;[.C242]+1;&quot;&quot;)">
            <text:p/>
          </table:table-cell>
          <table:table-cell table:formula="of:=IF([.D242]=&quot;RedoAct&quot;;1;IF([.D242]=&quot;RedoPen&quot;;2;IF([.D242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44]=&quot;&quot;;[.B243];[.B244])" office:value-type="float" office:value="3" calcext:value-type="float">
            <text:p>3</text:p>
          </table:table-cell>
          <table:table-cell office:value-type="float" office:value="0.0000646231054536016" calcext:value-type="float">
            <text:p>6.46231054536016E-05</text:p>
          </table:table-cell>
          <table:table-cell table:formula="of:=IF([.C244]=0;[.C243]+1;&quot;&quot;)">
            <text:p/>
          </table:table-cell>
          <table:table-cell table:formula="of:=IF([.D243]=&quot;RedoAct&quot;;1;IF([.D243]=&quot;RedoPen&quot;;2;IF([.D243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45]=&quot;&quot;;[.B244];[.B245])" office:value-type="float" office:value="4" calcext:value-type="float">
            <text:p>4</text:p>
          </table:table-cell>
          <table:table-cell office:value-type="float" office:value="0.0007123146090015" calcext:value-type="float">
            <text:p>0.000712314609002</text:p>
          </table:table-cell>
          <table:table-cell table:formula="of:=IF([.C245]=0;[.C244]+1;&quot;&quot;)">
            <text:p/>
          </table:table-cell>
          <table:table-cell table:formula="of:=IF([.D244]=&quot;RedoAct&quot;;1;IF([.D244]=&quot;RedoPen&quot;;2;IF([.D244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46]=&quot;&quot;;[.B245];[.B246])" office:value-type="float" office:value="5" calcext:value-type="float">
            <text:p>5</text:p>
          </table:table-cell>
          <table:table-cell office:value-type="float" office:value="0.0000113999969249942" calcext:value-type="float">
            <text:p>1.13999969249942E-05</text:p>
          </table:table-cell>
          <table:table-cell table:formula="of:=IF([.C246]=0;[.C245]+1;&quot;&quot;)">
            <text:p/>
          </table:table-cell>
          <table:table-cell table:formula="of:=IF([.D245]=&quot;RedoAct&quot;;1;IF([.D245]=&quot;RedoPen&quot;;2;IF([.D245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47]=&quot;&quot;;[.B246];[.B247])" office:value-type="float" office:value="6" calcext:value-type="float">
            <text:p>6</text:p>
          </table:table-cell>
          <table:table-cell office:value-type="float" office:value="0.00000224543764088979" calcext:value-type="float">
            <text:p>2.24543764088979E-06</text:p>
          </table:table-cell>
          <table:table-cell table:formula="of:=IF([.C247]=0;[.C246]+1;&quot;&quot;)">
            <text:p/>
          </table:table-cell>
          <table:table-cell table:formula="of:=IF([.D246]=&quot;RedoAct&quot;;1;IF([.D246]=&quot;RedoPen&quot;;2;IF([.D246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48]=&quot;&quot;;[.B247];[.B248])" office:value-type="float" office:value="7" calcext:value-type="float">
            <text:p>7</text:p>
          </table:table-cell>
          <table:table-cell office:value-type="float" office:value="0.000000000540121796497488" calcext:value-type="float">
            <text:p>5.40121796497488E-10</text:p>
          </table:table-cell>
          <table:table-cell table:formula="of:=IF([.C248]=0;[.C247]+1;&quot;&quot;)">
            <text:p/>
          </table:table-cell>
          <table:table-cell table:formula="of:=IF([.D247]=&quot;RedoAct&quot;;1;IF([.D247]=&quot;RedoPen&quot;;2;IF([.D247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49]=&quot;&quot;;[.B248];[.B249])" office:value-type="float" office:value="8" calcext:value-type="float">
            <text:p>8</text:p>
          </table:table-cell>
          <table:table-cell office:value-type="float" office:value="0.0000000000000458902878855265" calcext:value-type="float">
            <text:p>4.58902878855265E-14</text:p>
          </table:table-cell>
          <table:table-cell table:formula="of:=IF([.C249]=0;[.C248]+1;&quot;&quot;)">
            <text:p/>
          </table:table-cell>
          <table:table-cell table:formula="of:=IF([.D248]=&quot;RedoAct&quot;;1;IF([.D248]=&quot;RedoPen&quot;;2;IF([.D248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250]=&quot;&quot;;[.B249];[.B250])" office:value-type="float" office:value="8" calcext:value-type="float">
            <text:p>8</text:p>
          </table:table-cell>
          <table:table-cell office:value-type="string" calcext:value-type="string">
            <text:p>RedoAct</text:p>
          </table:table-cell>
          <table:table-cell table:formula="of:=IF([.C250]=0;[.C249]+1;&quot;&quot;)">
            <text:p/>
          </table:table-cell>
          <table:table-cell table:formula="of:=IF([.D249]=&quot;RedoAct&quot;;1;IF([.D249]=&quot;RedoPen&quot;;2;IF([.D24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table:formula="of:=IF([.B251]=&quot;&quot;;[.B250];[.B251])" office:value-type="float" office:value="0" calcext:value-type="float">
            <text:p>0</text:p>
          </table:table-cell>
          <table:table-cell office:value-type="float" office:value="0.000132812642755498" calcext:value-type="float">
            <text:p>0.000132812642755</text:p>
          </table:table-cell>
          <table:table-cell table:formula="of:=IF([.C251]=0;[.C250]+1;&quot;&quot;)" office:value-type="float" office:value="9" calcext:value-type="float">
            <text:p>9</text:p>
          </table:table-cell>
          <table:table-cell table:formula="of:=IF([.D250]=&quot;RedoAct&quot;;1;IF([.D250]=&quot;RedoPen&quot;;2;IF([.D250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52]=&quot;&quot;;[.B251];[.B252])" office:value-type="float" office:value="1" calcext:value-type="float">
            <text:p>1</text:p>
          </table:table-cell>
          <table:table-cell office:value-type="float" office:value="0.000000817603007237808" calcext:value-type="float">
            <text:p>8.17603007237808E-07</text:p>
          </table:table-cell>
          <table:table-cell table:formula="of:=IF([.C252]=0;[.C251]+1;&quot;&quot;)">
            <text:p/>
          </table:table-cell>
          <table:table-cell table:formula="of:=IF([.D251]=&quot;RedoAct&quot;;1;IF([.D251]=&quot;RedoPen&quot;;2;IF([.D2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53]=&quot;&quot;;[.B252];[.B253])" office:value-type="float" office:value="2" calcext:value-type="float">
            <text:p>2</text:p>
          </table:table-cell>
          <table:table-cell office:value-type="float" office:value="0.000000012190991438123" calcext:value-type="float">
            <text:p>1.2190991438123E-08</text:p>
          </table:table-cell>
          <table:table-cell table:formula="of:=IF([.C253]=0;[.C252]+1;&quot;&quot;)">
            <text:p/>
          </table:table-cell>
          <table:table-cell table:formula="of:=IF([.D252]=&quot;RedoAct&quot;;1;IF([.D252]=&quot;RedoPen&quot;;2;IF([.D2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54]=&quot;&quot;;[.B253];[.B254])" office:value-type="float" office:value="3" calcext:value-type="float">
            <text:p>3</text:p>
          </table:table-cell>
          <table:table-cell office:value-type="float" office:value="0.0000000000000432223000572945" calcext:value-type="float">
            <text:p>4.32223000572945E-14</text:p>
          </table:table-cell>
          <table:table-cell table:formula="of:=IF([.C254]=0;[.C253]+1;&quot;&quot;)">
            <text:p/>
          </table:table-cell>
          <table:table-cell table:formula="of:=IF([.D253]=&quot;RedoAct&quot;;1;IF([.D253]=&quot;RedoPen&quot;;2;IF([.D2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formula="of:=IF([.B255]=&quot;&quot;;[.B254];[.B255])" office:value-type="float" office:value="0" calcext:value-type="float">
            <text:p>0</text:p>
          </table:table-cell>
          <table:table-cell office:value-type="float" office:value="0.392722174698035" calcext:value-type="float">
            <text:p>0.392722174698035</text:p>
          </table:table-cell>
          <table:table-cell table:formula="of:=IF([.C255]=0;[.C254]+1;&quot;&quot;)" office:value-type="float" office:value="4" calcext:value-type="float">
            <text:p>4</text:p>
          </table:table-cell>
          <table:table-cell table:formula="of:=IF([.D254]=&quot;RedoAct&quot;;1;IF([.D254]=&quot;RedoPen&quot;;2;IF([.D254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3--&gt;92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5: 90--&gt;89</text:p>
          </table:table-cell>
          <table:table-cell office:value-type="string" calcext:value-type="string">
            <text:p>127: 89--&gt;88out</text:p>
          </table:table-cell>
          <table:table-cell office:value-type="string" calcext:value-type="string">
            <text:p>129: 86--&gt;85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5--&gt;84out</text:p>
          </table:table-cell>
          <table:table-cell office:value-type="string" calcext:value-type="string">
            <text:p>132: 82--&gt;86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56]=&quot;&quot;;[.B255];[.B256])" office:value-type="float" office:value="1" calcext:value-type="float">
            <text:p>1</text:p>
          </table:table-cell>
          <table:table-cell office:value-type="float" office:value="0.0175707995463323" calcext:value-type="float">
            <text:p>0.017570799546332</text:p>
          </table:table-cell>
          <table:table-cell table:formula="of:=IF([.C256]=0;[.C255]+1;&quot;&quot;)">
            <text:p/>
          </table:table-cell>
          <table:table-cell table:formula="of:=IF([.D255]=&quot;RedoAct&quot;;1;IF([.D255]=&quot;RedoPen&quot;;2;IF([.D255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86--&gt;8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57]=&quot;&quot;;[.B256];[.B257])" office:value-type="float" office:value="2" calcext:value-type="float">
            <text:p>2</text:p>
          </table:table-cell>
          <table:table-cell office:value-type="float" office:value="0.395327620324863" calcext:value-type="float">
            <text:p>0.395327620324863</text:p>
          </table:table-cell>
          <table:table-cell table:formula="of:=IF([.C257]=0;[.C256]+1;&quot;&quot;)">
            <text:p/>
          </table:table-cell>
          <table:table-cell table:formula="of:=IF([.D256]=&quot;RedoAct&quot;;1;IF([.D256]=&quot;RedoPen&quot;;2;IF([.D256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2--&gt;93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88--&gt;89out</text:p>
          </table:table-cell>
          <table:table-cell office:value-type="string" calcext:value-type="string">
            <text:p>129: 85--&gt;86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4--&gt;85out</text:p>
          </table:table-cell>
          <table:table-cell office:value-type="string" calcext:value-type="string">
            <text:p>134: 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58]=&quot;&quot;;[.B257];[.B258])" office:value-type="float" office:value="3" calcext:value-type="float">
            <text:p>3</text:p>
          </table:table-cell>
          <table:table-cell office:value-type="float" office:value="0.00932589695818577" calcext:value-type="float">
            <text:p>0.009325896958186</text:p>
          </table:table-cell>
          <table:table-cell table:formula="of:=IF([.C258]=0;[.C257]+1;&quot;&quot;)">
            <text:p/>
          </table:table-cell>
          <table:table-cell table:formula="of:=IF([.D257]=&quot;RedoAct&quot;;1;IF([.D257]=&quot;RedoPen&quot;;2;IF([.D2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59]=&quot;&quot;;[.B258];[.B259])" office:value-type="float" office:value="4" calcext:value-type="float">
            <text:p>4</text:p>
          </table:table-cell>
          <table:table-cell office:value-type="float" office:value="0.0615720376115004" calcext:value-type="float">
            <text:p>0.0615720376115</text:p>
          </table:table-cell>
          <table:table-cell table:formula="of:=IF([.C259]=0;[.C258]+1;&quot;&quot;)">
            <text:p/>
          </table:table-cell>
          <table:table-cell table:formula="of:=IF([.D258]=&quot;RedoAct&quot;;1;IF([.D258]=&quot;RedoPen&quot;;2;IF([.D25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3: 93--&gt;92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9: 86--&gt;85ou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60]=&quot;&quot;;[.B259];[.B260])" office:value-type="float" office:value="5" calcext:value-type="float">
            <text:p>5</text:p>
          </table:table-cell>
          <table:table-cell office:value-type="float" office:value="0.0200583418957916" calcext:value-type="float">
            <text:p>0.020058341895792</text:p>
          </table:table-cell>
          <table:table-cell table:formula="of:=IF([.C260]=0;[.C259]+1;&quot;&quot;)">
            <text:p/>
          </table:table-cell>
          <table:table-cell table:formula="of:=IF([.D259]=&quot;RedoAct&quot;;1;IF([.D259]=&quot;RedoPen&quot;;2;IF([.D2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61]=&quot;&quot;;[.B260];[.B261])" office:value-type="float" office:value="6" calcext:value-type="float">
            <text:p>6</text:p>
          </table:table-cell>
          <table:table-cell office:value-type="float" office:value="0.16016924641559" calcext:value-type="float">
            <text:p>0.16016924641559</text:p>
          </table:table-cell>
          <table:table-cell table:formula="of:=IF([.C261]=0;[.C260]+1;&quot;&quot;)">
            <text:p/>
          </table:table-cell>
          <table:table-cell table:formula="of:=IF([.D260]=&quot;RedoAct&quot;;1;IF([.D260]=&quot;RedoPen&quot;;2;IF([.D260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2--&gt;93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5: 89--&gt;90</text:p>
          </table:table-cell>
          <table:table-cell office:value-type="string" calcext:value-type="string">
            <text:p>129: 85--&gt;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62]=&quot;&quot;;[.B261];[.B262])" office:value-type="float" office:value="7" calcext:value-type="float">
            <text:p>7</text:p>
          </table:table-cell>
          <table:table-cell office:value-type="float" office:value="0.0335417324688076" calcext:value-type="float">
            <text:p>0.033541732468808</text:p>
          </table:table-cell>
          <table:table-cell table:formula="of:=IF([.C262]=0;[.C261]+1;&quot;&quot;)">
            <text:p/>
          </table:table-cell>
          <table:table-cell table:formula="of:=IF([.D261]=&quot;RedoAct&quot;;1;IF([.D261]=&quot;RedoPen&quot;;2;IF([.D261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9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63]=&quot;&quot;;[.B262];[.B263])" office:value-type="float" office:value="8" calcext:value-type="float">
            <text:p>8</text:p>
          </table:table-cell>
          <table:table-cell office:value-type="float" office:value="0.0561628536566912" calcext:value-type="float">
            <text:p>0.056162853656691</text:p>
          </table:table-cell>
          <table:table-cell table:formula="of:=IF([.C263]=0;[.C262]+1;&quot;&quot;)">
            <text:p/>
          </table:table-cell>
          <table:table-cell table:formula="of:=IF([.D262]=&quot;RedoAct&quot;;1;IF([.D262]=&quot;RedoPen&quot;;2;IF([.D262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5: 90--&gt;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64]=&quot;&quot;;[.B263];[.B264])" office:value-type="float" office:value="9" calcext:value-type="float">
            <text:p>9</text:p>
          </table:table-cell>
          <table:table-cell office:value-type="float" office:value="0.036839858053826" calcext:value-type="float">
            <text:p>0.036839858053826</text:p>
          </table:table-cell>
          <table:table-cell table:formula="of:=IF([.C264]=0;[.C263]+1;&quot;&quot;)">
            <text:p/>
          </table:table-cell>
          <table:table-cell table:formula="of:=IF([.D263]=&quot;RedoAct&quot;;1;IF([.D263]=&quot;RedoPen&quot;;2;IF([.D263]=&quot;Cutback&quot;;-1;0)))" office:value-type="float" office:value="0" calcext:value-type="float">
            <text:p>0</text:p>
          </table:table-cell>
          <table:table-cell office:value-type="string" calcext:value-type="string">
            <text:p>129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265]=&quot;&quot;;[.B264];[.B265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265]=0;[.C264]+1;&quot;&quot;)">
            <text:p/>
          </table:table-cell>
          <table:table-cell table:formula="of:=IF([.D264]=&quot;RedoAct&quot;;1;IF([.D264]=&quot;RedoPen&quot;;2;IF([.D2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0" calcext:value-type="float">
            <text:p>0</text:p>
          </table:table-cell>
          <table:table-cell table:formula="of:=IF([.B266]=&quot;&quot;;[.B265];[.B266])" office:value-type="float" office:value="0" calcext:value-type="float">
            <text:p>0</text:p>
          </table:table-cell>
          <table:table-cell office:value-type="float" office:value="0.184406134483619" calcext:value-type="float">
            <text:p>0.184406134483619</text:p>
          </table:table-cell>
          <table:table-cell table:formula="of:=IF([.C266]=0;[.C265]+1;&quot;&quot;)" office:value-type="float" office:value="10" calcext:value-type="float">
            <text:p>10</text:p>
          </table:table-cell>
          <table:table-cell table:formula="of:=IF([.D265]=&quot;RedoAct&quot;;1;IF([.D265]=&quot;RedoPen&quot;;2;IF([.D265]=&quot;Cutback&quot;;-1;0)))" office:value-type="float" office:value="-1" calcext:value-type="float">
            <text:p>-1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3--&gt;92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5: 90--&gt;89</text:p>
          </table:table-cell>
          <table:table-cell office:value-type="string" calcext:value-type="string">
            <text:p>127: 89--&gt;88</text:p>
          </table:table-cell>
          <table:table-cell office:value-type="string" calcext:value-type="string">
            <text:p>129: 86--&gt;85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5--&gt;84ou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67]=&quot;&quot;;[.B266];[.B267])"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table:formula="of:=IF([.C267]=0;[.C266]+1;&quot;&quot;)">
            <text:p/>
          </table:table-cell>
          <table:table-cell table:formula="of:=IF([.D266]=&quot;RedoAct&quot;;1;IF([.D266]=&quot;RedoPen&quot;;2;IF([.D266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2--&gt;89</text:p>
          </table:table-cell>
          <table:table-cell office:value-type="string" calcext:value-type="string">
            <text:p>124: 90--&gt;91</text:p>
          </table:table-cell>
          <table:table-cell office:value-type="string" calcext:value-type="string">
            <text:p>125: 89--&gt;90</text:p>
          </table:table-cell>
          <table:table-cell office:value-type="string" calcext:value-type="string">
            <text:p>127: 88--&gt;89</text:p>
          </table:table-cell>
          <table:table-cell office:value-type="string" calcext:value-type="string">
            <text:p>128: 86--&gt;87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4--&gt;85out</text:p>
          </table:table-cell>
          <table:table-cell office:value-type="string" calcext:value-type="string">
            <text:p>132: 82--&gt;83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5: 80--&gt;81out</text:p>
          </table:table-cell>
        </table:table-row>
        <table:table-row table:style-name="ro1">
          <table:table-cell table:number-columns-repeated="2"/>
          <table:table-cell table:formula="of:=IF([.B268]=&quot;&quot;;[.B267];[.B268])" office:value-type="float" office:value="1" calcext:value-type="float">
            <text:p>1</text:p>
          </table:table-cell>
          <table:table-cell office:value-type="string" calcext:value-type="string">
            <text:p>Cutback</text:p>
          </table:table-cell>
          <table:table-cell table:formula="of:=IF([.C268]=0;[.C267]+1;&quot;&quot;)">
            <text:p/>
          </table:table-cell>
          <table:table-cell table:formula="of:=IF([.D267]=&quot;RedoAct&quot;;1;IF([.D267]=&quot;RedoPen&quot;;2;IF([.D2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0" calcext:value-type="float">
            <text:p>0</text:p>
          </table:table-cell>
          <table:table-cell table:formula="of:=IF([.B269]=&quot;&quot;;[.B268];[.B269])" office:value-type="float" office:value="0" calcext:value-type="float">
            <text:p>0</text:p>
          </table:table-cell>
          <table:table-cell office:value-type="float" office:value="0.109676628963291" calcext:value-type="float">
            <text:p>0.109676628963291</text:p>
          </table:table-cell>
          <table:table-cell table:formula="of:=IF([.C269]=0;[.C268]+1;&quot;&quot;)" office:value-type="float" office:value="2" calcext:value-type="float">
            <text:p>2</text:p>
          </table:table-cell>
          <table:table-cell table:formula="of:=IF([.D268]=&quot;RedoAct&quot;;1;IF([.D268]=&quot;RedoPen&quot;;2;IF([.D268]=&quot;Cutback&quot;;-1;0)))" office:value-type="float" office:value="-1" calcext:value-type="float">
            <text:p>-1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93--&gt;92out</text:p>
          </table:table-cell>
          <table:table-cell office:value-type="string" calcext:value-type="string">
            <text:p>125: 90--&gt;89</text:p>
          </table:table-cell>
          <table:table-cell office:value-type="string" calcext:value-type="string">
            <text:p>129: 86--&gt;85ou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70]=&quot;&quot;;[.B269];[.B270])" office:value-type="float" office:value="1" calcext:value-type="float">
            <text:p>1</text:p>
          </table:table-cell>
          <table:table-cell office:value-type="float" office:value="0.037399797526363" calcext:value-type="float">
            <text:p>0.037399797526363</text:p>
          </table:table-cell>
          <table:table-cell table:formula="of:=IF([.C270]=0;[.C269]+1;&quot;&quot;)">
            <text:p/>
          </table:table-cell>
          <table:table-cell table:formula="of:=IF([.D269]=&quot;RedoAct&quot;;1;IF([.D269]=&quot;RedoPen&quot;;2;IF([.D269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31: 85--&gt;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71]=&quot;&quot;;[.B270];[.B271])" office:value-type="float" office:value="2" calcext:value-type="float">
            <text:p>2</text:p>
          </table:table-cell>
          <table:table-cell office:value-type="float" office:value="0.0546921938849463" calcext:value-type="float">
            <text:p>0.054692193884946</text:p>
          </table:table-cell>
          <table:table-cell table:formula="of:=IF([.C271]=0;[.C270]+1;&quot;&quot;)">
            <text:p/>
          </table:table-cell>
          <table:table-cell table:formula="of:=IF([.D270]=&quot;RedoAct&quot;;1;IF([.D270]=&quot;RedoPen&quot;;2;IF([.D270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31: 84--&gt;8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72]=&quot;&quot;;[.B271];[.B272])" office:value-type="float" office:value="3" calcext:value-type="float">
            <text:p>3</text:p>
          </table:table-cell>
          <table:table-cell office:value-type="float" office:value="0.0165397123214745" calcext:value-type="float">
            <text:p>0.016539712321475</text:p>
          </table:table-cell>
          <table:table-cell table:formula="of:=IF([.C272]=0;[.C271]+1;&quot;&quot;)">
            <text:p/>
          </table:table-cell>
          <table:table-cell table:formula="of:=IF([.D271]=&quot;RedoAct&quot;;1;IF([.D271]=&quot;RedoPen&quot;;2;IF([.D271]=&quot;Cutback&quot;;-1;0)))" office:value-type="float" office:value="0" calcext:value-type="float">
            <text:p>0</text:p>
          </table:table-cell>
          <table:table-cell office:value-type="string" calcext:value-type="string">
            <text:p>123: 92--&gt;93</text:p>
          </table:table-cell>
          <table:table-cell office:value-type="string" calcext:value-type="string">
            <text:p>129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73]=&quot;&quot;;[.B272];[.B273])" office:value-type="float" office:value="4" calcext:value-type="float">
            <text:p>4</text:p>
          </table:table-cell>
          <table:table-cell office:value-type="float" office:value="0.00491827649709533" calcext:value-type="float">
            <text:p>0.004918276497095</text:p>
          </table:table-cell>
          <table:table-cell table:formula="of:=IF([.C273]=0;[.C272]+1;&quot;&quot;)">
            <text:p/>
          </table:table-cell>
          <table:table-cell table:formula="of:=IF([.D272]=&quot;RedoAct&quot;;1;IF([.D272]=&quot;RedoPen&quot;;2;IF([.D2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74]=&quot;&quot;;[.B273];[.B274])" office:value-type="float" office:value="5" calcext:value-type="float">
            <text:p>5</text:p>
          </table:table-cell>
          <table:table-cell office:value-type="float" office:value="0.00040095732735545" calcext:value-type="float">
            <text:p>0.000400957327355</text:p>
          </table:table-cell>
          <table:table-cell table:formula="of:=IF([.C274]=0;[.C273]+1;&quot;&quot;)">
            <text:p/>
          </table:table-cell>
          <table:table-cell table:formula="of:=IF([.D273]=&quot;RedoAct&quot;;1;IF([.D273]=&quot;RedoPen&quot;;2;IF([.D2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75]=&quot;&quot;;[.B274];[.B275])" office:value-type="float" office:value="6" calcext:value-type="float">
            <text:p>6</text:p>
          </table:table-cell>
          <table:table-cell office:value-type="float" office:value="0.00000399292330903276" calcext:value-type="float">
            <text:p>3.99292330903276E-06</text:p>
          </table:table-cell>
          <table:table-cell table:formula="of:=IF([.C275]=0;[.C274]+1;&quot;&quot;)">
            <text:p/>
          </table:table-cell>
          <table:table-cell table:formula="of:=IF([.D274]=&quot;RedoAct&quot;;1;IF([.D274]=&quot;RedoPen&quot;;2;IF([.D2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76]=&quot;&quot;;[.B275];[.B276])" office:value-type="float" office:value="7" calcext:value-type="float">
            <text:p>7</text:p>
          </table:table-cell>
          <table:table-cell office:value-type="float" office:value="0.00000000066406849235153" calcext:value-type="float">
            <text:p>6.6406849235153E-10</text:p>
          </table:table-cell>
          <table:table-cell table:formula="of:=IF([.C276]=0;[.C275]+1;&quot;&quot;)">
            <text:p/>
          </table:table-cell>
          <table:table-cell table:formula="of:=IF([.D275]=&quot;RedoAct&quot;;1;IF([.D275]=&quot;RedoPen&quot;;2;IF([.D2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77]=&quot;&quot;;[.B276];[.B277])" office:value-type="float" office:value="8" calcext:value-type="float">
            <text:p>8</text:p>
          </table:table-cell>
          <table:table-cell office:value-type="float" office:value="0.0000000000000424865556217677" calcext:value-type="float">
            <text:p>4.24865556217677E-14</text:p>
          </table:table-cell>
          <table:table-cell table:formula="of:=IF([.C277]=0;[.C276]+1;&quot;&quot;)">
            <text:p/>
          </table:table-cell>
          <table:table-cell table:formula="of:=IF([.D276]=&quot;RedoAct&quot;;1;IF([.D276]=&quot;RedoPen&quot;;2;IF([.D2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278]=&quot;&quot;;[.B277];[.B278])" office:value-type="float" office:value="8" calcext:value-type="float">
            <text:p>8</text:p>
          </table:table-cell>
          <table:table-cell office:value-type="string" calcext:value-type="string">
            <text:p>RedoPen</text:p>
          </table:table-cell>
          <table:table-cell table:formula="of:=IF([.C278]=0;[.C277]+1;&quot;&quot;)">
            <text:p/>
          </table:table-cell>
          <table:table-cell table:formula="of:=IF([.D277]=&quot;RedoAct&quot;;1;IF([.D277]=&quot;RedoPen&quot;;2;IF([.D2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0" calcext:value-type="float">
            <text:p>0</text:p>
          </table:table-cell>
          <table:table-cell table:formula="of:=IF([.B279]=&quot;&quot;;[.B278];[.B279])" office:value-type="float" office:value="0" calcext:value-type="float">
            <text:p>0</text:p>
          </table:table-cell>
          <table:table-cell office:value-type="float" office:value="0.00000471703088299999" calcext:value-type="float">
            <text:p>4.71703088299999E-06</text:p>
          </table:table-cell>
          <table:table-cell table:formula="of:=IF([.C279]=0;[.C278]+1;&quot;&quot;)" office:value-type="float" office:value="9" calcext:value-type="float">
            <text:p>9</text:p>
          </table:table-cell>
          <table:table-cell table:formula="of:=IF([.D278]=&quot;RedoAct&quot;;1;IF([.D278]=&quot;RedoPen&quot;;2;IF([.D278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80]=&quot;&quot;;[.B279];[.B280])" office:value-type="float" office:value="1" calcext:value-type="float">
            <text:p>1</text:p>
          </table:table-cell>
          <table:table-cell office:value-type="float" office:value="0.000000864226252083505" calcext:value-type="float">
            <text:p>8.64226252083505E-07</text:p>
          </table:table-cell>
          <table:table-cell table:formula="of:=IF([.C280]=0;[.C279]+1;&quot;&quot;)">
            <text:p/>
          </table:table-cell>
          <table:table-cell table:formula="of:=IF([.D279]=&quot;RedoAct&quot;;1;IF([.D279]=&quot;RedoPen&quot;;2;IF([.D2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81]=&quot;&quot;;[.B280];[.B281])" office:value-type="float" office:value="2" calcext:value-type="float">
            <text:p>2</text:p>
          </table:table-cell>
          <table:table-cell office:value-type="float" office:value="0.00000000000011713664578613" calcext:value-type="float">
            <text:p>1.1713664578613E-13</text:p>
          </table:table-cell>
          <table:table-cell table:formula="of:=IF([.C281]=0;[.C280]+1;&quot;&quot;)">
            <text:p/>
          </table:table-cell>
          <table:table-cell table:formula="of:=IF([.D280]=&quot;RedoAct&quot;;1;IF([.D280]=&quot;RedoPen&quot;;2;IF([.D2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0" calcext:value-type="float">
            <text:p>0</text:p>
          </table:table-cell>
          <table:table-cell table:formula="of:=IF([.B282]=&quot;&quot;;[.B281];[.B282])" office:value-type="float" office:value="0" calcext:value-type="float">
            <text:p>0</text:p>
          </table:table-cell>
          <table:table-cell office:value-type="float" office:value="0.000527088019560051" calcext:value-type="float">
            <text:p>0.00052708801956</text:p>
          </table:table-cell>
          <table:table-cell table:formula="of:=IF([.C282]=0;[.C281]+1;&quot;&quot;)" office:value-type="float" office:value="3" calcext:value-type="float">
            <text:p>3</text:p>
          </table:table-cell>
          <table:table-cell table:formula="of:=IF([.D281]=&quot;RedoAct&quot;;1;IF([.D281]=&quot;RedoPen&quot;;2;IF([.D281]=&quot;Cutback&quot;;-1;0)))" office:value-type="float" office:value="0" calcext:value-type="float">
            <text:p>0</text:p>
          </table:table-cell>
          <table:table-cell office:value-type="string" calcext:value-type="string">
            <text:p>123: 93--&gt;9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83]=&quot;&quot;;[.B282];[.B283])" office:value-type="float" office:value="1" calcext:value-type="float">
            <text:p>1</text:p>
          </table:table-cell>
          <table:table-cell office:value-type="float" office:value="0.00000838220192986391" calcext:value-type="float">
            <text:p>8.38220192986391E-06</text:p>
          </table:table-cell>
          <table:table-cell table:formula="of:=IF([.C283]=0;[.C282]+1;&quot;&quot;)">
            <text:p/>
          </table:table-cell>
          <table:table-cell table:formula="of:=IF([.D282]=&quot;RedoAct&quot;;1;IF([.D282]=&quot;RedoPen&quot;;2;IF([.D2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84]=&quot;&quot;;[.B283];[.B284])" office:value-type="float" office:value="2" calcext:value-type="float">
            <text:p>2</text:p>
          </table:table-cell>
          <table:table-cell office:value-type="float" office:value="0.00000000581631892835075" calcext:value-type="float">
            <text:p>5.81631892835075E-09</text:p>
          </table:table-cell>
          <table:table-cell table:formula="of:=IF([.C284]=0;[.C283]+1;&quot;&quot;)">
            <text:p/>
          </table:table-cell>
          <table:table-cell table:formula="of:=IF([.D283]=&quot;RedoAct&quot;;1;IF([.D283]=&quot;RedoPen&quot;;2;IF([.D2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85]=&quot;&quot;;[.B284];[.B285])" office:value-type="float" office:value="3" calcext:value-type="float">
            <text:p>3</text:p>
          </table:table-cell>
          <table:table-cell office:value-type="float" office:value="0.0000000000000333891365225485" calcext:value-type="float">
            <text:p>3.33891365225485E-14</text:p>
          </table:table-cell>
          <table:table-cell table:formula="of:=IF([.C285]=0;[.C284]+1;&quot;&quot;)">
            <text:p/>
          </table:table-cell>
          <table:table-cell table:formula="of:=IF([.D284]=&quot;RedoAct&quot;;1;IF([.D284]=&quot;RedoPen&quot;;2;IF([.D2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formula="of:=IF([.B286]=&quot;&quot;;[.B285];[.B286])" office:value-type="float" office:value="0" calcext:value-type="float">
            <text:p>0</text:p>
          </table:table-cell>
          <table:table-cell office:value-type="float" office:value="0.00153544107397021" calcext:value-type="float">
            <text:p>0.00153544107397</text:p>
          </table:table-cell>
          <table:table-cell table:formula="of:=IF([.C286]=0;[.C285]+1;&quot;&quot;)" office:value-type="float" office:value="4" calcext:value-type="float">
            <text:p>4</text:p>
          </table:table-cell>
          <table:table-cell table:formula="of:=IF([.D285]=&quot;RedoAct&quot;;1;IF([.D285]=&quot;RedoPen&quot;;2;IF([.D2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87]=&quot;&quot;;[.B286];[.B287])" office:value-type="float" office:value="1" calcext:value-type="float">
            <text:p>1</text:p>
          </table:table-cell>
          <table:table-cell office:value-type="float" office:value="0.000000811403007794275" calcext:value-type="float">
            <text:p>8.11403007794275E-07</text:p>
          </table:table-cell>
          <table:table-cell table:formula="of:=IF([.C287]=0;[.C286]+1;&quot;&quot;)">
            <text:p/>
          </table:table-cell>
          <table:table-cell table:formula="of:=IF([.D286]=&quot;RedoAct&quot;;1;IF([.D286]=&quot;RedoPen&quot;;2;IF([.D2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88]=&quot;&quot;;[.B287];[.B288])" office:value-type="float" office:value="2" calcext:value-type="float">
            <text:p>2</text:p>
          </table:table-cell>
          <table:table-cell office:value-type="float" office:value="0.0000000183291635363794" calcext:value-type="float">
            <text:p>1.83291635363794E-08</text:p>
          </table:table-cell>
          <table:table-cell table:formula="of:=IF([.C288]=0;[.C287]+1;&quot;&quot;)">
            <text:p/>
          </table:table-cell>
          <table:table-cell table:formula="of:=IF([.D287]=&quot;RedoAct&quot;;1;IF([.D287]=&quot;RedoPen&quot;;2;IF([.D2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89]=&quot;&quot;;[.B288];[.B289])" office:value-type="float" office:value="3" calcext:value-type="float">
            <text:p>3</text:p>
          </table:table-cell>
          <table:table-cell office:value-type="float" office:value="0.0000000000000273586963375558" calcext:value-type="float">
            <text:p>2.73586963375558E-14</text:p>
          </table:table-cell>
          <table:table-cell table:formula="of:=IF([.C289]=0;[.C288]+1;&quot;&quot;)">
            <text:p/>
          </table:table-cell>
          <table:table-cell table:formula="of:=IF([.D288]=&quot;RedoAct&quot;;1;IF([.D288]=&quot;RedoPen&quot;;2;IF([.D2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formula="of:=IF([.B290]=&quot;&quot;;[.B289];[.B290])" office:value-type="float" office:value="0" calcext:value-type="float">
            <text:p>0</text:p>
          </table:table-cell>
          <table:table-cell office:value-type="float" office:value="0.0263967277792694" calcext:value-type="float">
            <text:p>0.026396727779269</text:p>
          </table:table-cell>
          <table:table-cell table:formula="of:=IF([.C290]=0;[.C289]+1;&quot;&quot;)" office:value-type="float" office:value="4" calcext:value-type="float">
            <text:p>4</text:p>
          </table:table-cell>
          <table:table-cell table:formula="of:=IF([.D289]=&quot;RedoAct&quot;;1;IF([.D289]=&quot;RedoPen&quot;;2;IF([.D289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7: 89--&gt;88</text:p>
          </table:table-cell>
          <table:table-cell office:value-type="string" calcext:value-type="string">
            <text:p>131: 85--&gt;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91]=&quot;&quot;;[.B290];[.B291])" office:value-type="float" office:value="1" calcext:value-type="float">
            <text:p>1</text:p>
          </table:table-cell>
          <table:table-cell office:value-type="float" office:value="0.000382122391651592" calcext:value-type="float">
            <text:p>0.000382122391652</text:p>
          </table:table-cell>
          <table:table-cell table:formula="of:=IF([.C291]=0;[.C290]+1;&quot;&quot;)">
            <text:p/>
          </table:table-cell>
          <table:table-cell table:formula="of:=IF([.D290]=&quot;RedoAct&quot;;1;IF([.D290]=&quot;RedoPen&quot;;2;IF([.D29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92]=&quot;&quot;;[.B291];[.B292])" office:value-type="float" office:value="2" calcext:value-type="float">
            <text:p>2</text:p>
          </table:table-cell>
          <table:table-cell office:value-type="float" office:value="0.000520402936619453" calcext:value-type="float">
            <text:p>0.000520402936619</text:p>
          </table:table-cell>
          <table:table-cell table:formula="of:=IF([.C292]=0;[.C291]+1;&quot;&quot;)">
            <text:p/>
          </table:table-cell>
          <table:table-cell table:formula="of:=IF([.D291]=&quot;RedoAct&quot;;1;IF([.D291]=&quot;RedoPen&quot;;2;IF([.D2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93]=&quot;&quot;;[.B292];[.B293])" office:value-type="float" office:value="3" calcext:value-type="float">
            <text:p>3</text:p>
          </table:table-cell>
          <table:table-cell office:value-type="float" office:value="0.000000150488597179115" calcext:value-type="float">
            <text:p>1.50488597179115E-07</text:p>
          </table:table-cell>
          <table:table-cell table:formula="of:=IF([.C293]=0;[.C292]+1;&quot;&quot;)">
            <text:p/>
          </table:table-cell>
          <table:table-cell table:formula="of:=IF([.D292]=&quot;RedoAct&quot;;1;IF([.D292]=&quot;RedoPen&quot;;2;IF([.D2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94]=&quot;&quot;;[.B293];[.B294])" office:value-type="float" office:value="4" calcext:value-type="float">
            <text:p>4</text:p>
          </table:table-cell>
          <table:table-cell office:value-type="float" office:value="0.000000004118540078815" calcext:value-type="float">
            <text:p>4.118540078815E-09</text:p>
          </table:table-cell>
          <table:table-cell table:formula="of:=IF([.C294]=0;[.C293]+1;&quot;&quot;)">
            <text:p/>
          </table:table-cell>
          <table:table-cell table:formula="of:=IF([.D293]=&quot;RedoAct&quot;;1;IF([.D293]=&quot;RedoPen&quot;;2;IF([.D2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95]=&quot;&quot;;[.B294];[.B295])" office:value-type="float" office:value="5" calcext:value-type="float">
            <text:p>5</text:p>
          </table:table-cell>
          <table:table-cell office:value-type="float" office:value="0.0000000000000442078469762971" calcext:value-type="float">
            <text:p>4.42078469762971E-14</text:p>
          </table:table-cell>
          <table:table-cell table:formula="of:=IF([.C295]=0;[.C294]+1;&quot;&quot;)">
            <text:p/>
          </table:table-cell>
          <table:table-cell table:formula="of:=IF([.D294]=&quot;RedoAct&quot;;1;IF([.D294]=&quot;RedoPen&quot;;2;IF([.D2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formula="of:=IF([.B296]=&quot;&quot;;[.B295];[.B296])" office:value-type="float" office:value="0" calcext:value-type="float">
            <text:p>0</text:p>
          </table:table-cell>
          <table:table-cell office:value-type="float" office:value="0.0534020642435647" calcext:value-type="float">
            <text:p>0.053402064243565</text:p>
          </table:table-cell>
          <table:table-cell table:formula="of:=IF([.C296]=0;[.C295]+1;&quot;&quot;)" office:value-type="float" office:value="6" calcext:value-type="float">
            <text:p>6</text:p>
          </table:table-cell>
          <table:table-cell table:formula="of:=IF([.D295]=&quot;RedoAct&quot;;1;IF([.D295]=&quot;RedoPen&quot;;2;IF([.D295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97]=&quot;&quot;;[.B296];[.B297])" office:value-type="float" office:value="1" calcext:value-type="float">
            <text:p>1</text:p>
          </table:table-cell>
          <table:table-cell office:value-type="float" office:value="0.0000865947548683891" calcext:value-type="float">
            <text:p>8.65947548683891E-05</text:p>
          </table:table-cell>
          <table:table-cell table:formula="of:=IF([.C297]=0;[.C296]+1;&quot;&quot;)">
            <text:p/>
          </table:table-cell>
          <table:table-cell table:formula="of:=IF([.D296]=&quot;RedoAct&quot;;1;IF([.D296]=&quot;RedoPen&quot;;2;IF([.D2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98]=&quot;&quot;;[.B297];[.B298])" office:value-type="float" office:value="2" calcext:value-type="float">
            <text:p>2</text:p>
          </table:table-cell>
          <table:table-cell office:value-type="float" office:value="0.00245726654970652" calcext:value-type="float">
            <text:p>0.002457266549707</text:p>
          </table:table-cell>
          <table:table-cell table:formula="of:=IF([.C298]=0;[.C297]+1;&quot;&quot;)">
            <text:p/>
          </table:table-cell>
          <table:table-cell table:formula="of:=IF([.D297]=&quot;RedoAct&quot;;1;IF([.D297]=&quot;RedoPen&quot;;2;IF([.D297]=&quot;Cutback&quot;;-1;0)))" office:value-type="float" office:value="0" calcext:value-type="float">
            <text:p>0</text:p>
          </table:table-cell>
          <table:table-cell office:value-type="string" calcext:value-type="string">
            <text:p>42: 93--&gt;52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99]=&quot;&quot;;[.B298];[.B299])" office:value-type="float" office:value="3" calcext:value-type="float">
            <text:p>3</text:p>
          </table:table-cell>
          <table:table-cell office:value-type="float" office:value="0.0000124603820006415" calcext:value-type="float">
            <text:p>1.24603820006415E-05</text:p>
          </table:table-cell>
          <table:table-cell table:formula="of:=IF([.C299]=0;[.C298]+1;&quot;&quot;)">
            <text:p/>
          </table:table-cell>
          <table:table-cell table:formula="of:=IF([.D298]=&quot;RedoAct&quot;;1;IF([.D298]=&quot;RedoPen&quot;;2;IF([.D2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00]=&quot;&quot;;[.B299];[.B300])" office:value-type="float" office:value="4" calcext:value-type="float">
            <text:p>4</text:p>
          </table:table-cell>
          <table:table-cell office:value-type="float" office:value="0.0000033686018349526" calcext:value-type="float">
            <text:p>3.3686018349526E-06</text:p>
          </table:table-cell>
          <table:table-cell table:formula="of:=IF([.C300]=0;[.C299]+1;&quot;&quot;)">
            <text:p/>
          </table:table-cell>
          <table:table-cell table:formula="of:=IF([.D299]=&quot;RedoAct&quot;;1;IF([.D299]=&quot;RedoPen&quot;;2;IF([.D2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01]=&quot;&quot;;[.B300];[.B301])" office:value-type="float" office:value="5" calcext:value-type="float">
            <text:p>5</text:p>
          </table:table-cell>
          <table:table-cell office:value-type="float" office:value="0.000000000032334659271577" calcext:value-type="float">
            <text:p>3.2334659271577E-11</text:p>
          </table:table-cell>
          <table:table-cell table:formula="of:=IF([.C301]=0;[.C300]+1;&quot;&quot;)">
            <text:p/>
          </table:table-cell>
          <table:table-cell table:formula="of:=IF([.D300]=&quot;RedoAct&quot;;1;IF([.D300]=&quot;RedoPen&quot;;2;IF([.D3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302]=&quot;&quot;;[.B301];[.B302])" office:value-type="float" office:value="5" calcext:value-type="float">
            <text:p>5</text:p>
          </table:table-cell>
          <table:table-cell office:value-type="string" calcext:value-type="string">
            <text:p>RedoPen</text:p>
          </table:table-cell>
          <table:table-cell table:formula="of:=IF([.C302]=0;[.C301]+1;&quot;&quot;)">
            <text:p/>
          </table:table-cell>
          <table:table-cell table:formula="of:=IF([.D301]=&quot;RedoAct&quot;;1;IF([.D301]=&quot;RedoPen&quot;;2;IF([.D3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formula="of:=IF([.B303]=&quot;&quot;;[.B302];[.B303])" office:value-type="float" office:value="0" calcext:value-type="float">
            <text:p>0</text:p>
          </table:table-cell>
          <table:table-cell office:value-type="float" office:value="0.00000278700816464455" calcext:value-type="float">
            <text:p>2.78700816464455E-06</text:p>
          </table:table-cell>
          <table:table-cell table:formula="of:=IF([.C303]=0;[.C302]+1;&quot;&quot;)" office:value-type="float" office:value="6" calcext:value-type="float">
            <text:p>6</text:p>
          </table:table-cell>
          <table:table-cell table:formula="of:=IF([.D302]=&quot;RedoAct&quot;;1;IF([.D302]=&quot;RedoPen&quot;;2;IF([.D302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04]=&quot;&quot;;[.B303];[.B304])" office:value-type="float" office:value="1" calcext:value-type="float">
            <text:p>1</text:p>
          </table:table-cell>
          <table:table-cell office:value-type="float" office:value="0.000000000286593980274123" calcext:value-type="float">
            <text:p>2.86593980274123E-10</text:p>
          </table:table-cell>
          <table:table-cell table:formula="of:=IF([.C304]=0;[.C303]+1;&quot;&quot;)">
            <text:p/>
          </table:table-cell>
          <table:table-cell table:formula="of:=IF([.D303]=&quot;RedoAct&quot;;1;IF([.D303]=&quot;RedoPen&quot;;2;IF([.D3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05]=&quot;&quot;;[.B304];[.B305])" office:value-type="float" office:value="2" calcext:value-type="float">
            <text:p>2</text:p>
          </table:table-cell>
          <table:table-cell office:value-type="float" office:value="0.0000000000000420686832040955" calcext:value-type="float">
            <text:p>4.20686832040955E-14</text:p>
          </table:table-cell>
          <table:table-cell table:formula="of:=IF([.C305]=0;[.C304]+1;&quot;&quot;)">
            <text:p/>
          </table:table-cell>
          <table:table-cell table:formula="of:=IF([.D304]=&quot;RedoAct&quot;;1;IF([.D304]=&quot;RedoPen&quot;;2;IF([.D3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IF([.B306]=&quot;&quot;;[.B305];[.B306])" office:value-type="float" office:value="0" calcext:value-type="float">
            <text:p>0</text:p>
          </table:table-cell>
          <table:table-cell office:value-type="float" office:value="0.0518391037162357" calcext:value-type="float">
            <text:p>0.051839103716236</text:p>
          </table:table-cell>
          <table:table-cell table:formula="of:=IF([.C306]=0;[.C305]+1;&quot;&quot;)" office:value-type="float" office:value="3" calcext:value-type="float">
            <text:p>3</text:p>
          </table:table-cell>
          <table:table-cell table:formula="of:=IF([.D305]=&quot;RedoAct&quot;;1;IF([.D305]=&quot;RedoPen&quot;;2;IF([.D305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07]=&quot;&quot;;[.B306];[.B307])" office:value-type="float" office:value="1" calcext:value-type="float">
            <text:p>1</text:p>
          </table:table-cell>
          <table:table-cell office:value-type="float" office:value="0.0000483880066074113" calcext:value-type="float">
            <text:p>4.83880066074113E-05</text:p>
          </table:table-cell>
          <table:table-cell table:formula="of:=IF([.C307]=0;[.C306]+1;&quot;&quot;)">
            <text:p/>
          </table:table-cell>
          <table:table-cell table:formula="of:=IF([.D306]=&quot;RedoAct&quot;;1;IF([.D306]=&quot;RedoPen&quot;;2;IF([.D3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08]=&quot;&quot;;[.B307];[.B308])" office:value-type="float" office:value="2" calcext:value-type="float">
            <text:p>2</text:p>
          </table:table-cell>
          <table:table-cell office:value-type="float" office:value="0.000156626696087536" calcext:value-type="float">
            <text:p>0.000156626696088</text:p>
          </table:table-cell>
          <table:table-cell table:formula="of:=IF([.C308]=0;[.C307]+1;&quot;&quot;)">
            <text:p/>
          </table:table-cell>
          <table:table-cell table:formula="of:=IF([.D307]=&quot;RedoAct&quot;;1;IF([.D307]=&quot;RedoPen&quot;;2;IF([.D3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09]=&quot;&quot;;[.B308];[.B309])" office:value-type="float" office:value="3" calcext:value-type="float">
            <text:p>3</text:p>
          </table:table-cell>
          <table:table-cell office:value-type="float" office:value="0.000000000655900649726486" calcext:value-type="float">
            <text:p>6.55900649726486E-10</text:p>
          </table:table-cell>
          <table:table-cell table:formula="of:=IF([.C309]=0;[.C308]+1;&quot;&quot;)">
            <text:p/>
          </table:table-cell>
          <table:table-cell table:formula="of:=IF([.D308]=&quot;RedoAct&quot;;1;IF([.D308]=&quot;RedoPen&quot;;2;IF([.D3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10]=&quot;&quot;;[.B309];[.B310])" office:value-type="float" office:value="4" calcext:value-type="float">
            <text:p>4</text:p>
          </table:table-cell>
          <table:table-cell office:value-type="float" office:value="0.000000000000038569653877071" calcext:value-type="float">
            <text:p>3.8569653877071E-14</text:p>
          </table:table-cell>
          <table:table-cell table:formula="of:=IF([.C310]=0;[.C309]+1;&quot;&quot;)">
            <text:p/>
          </table:table-cell>
          <table:table-cell table:formula="of:=IF([.D309]=&quot;RedoAct&quot;;1;IF([.D309]=&quot;RedoPen&quot;;2;IF([.D3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311]=&quot;&quot;;[.B310];[.B311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311]=0;[.C310]+1;&quot;&quot;)">
            <text:p/>
          </table:table-cell>
          <table:table-cell table:formula="of:=IF([.D310]=&quot;RedoAct&quot;;1;IF([.D310]=&quot;RedoPen&quot;;2;IF([.D31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IF([.B312]=&quot;&quot;;[.B311];[.B312])" office:value-type="float" office:value="0" calcext:value-type="float">
            <text:p>0</text:p>
          </table:table-cell>
          <table:table-cell office:value-type="float" office:value="0.000191359775844154" calcext:value-type="float">
            <text:p>0.000191359775844</text:p>
          </table:table-cell>
          <table:table-cell table:formula="of:=IF([.C312]=0;[.C311]+1;&quot;&quot;)" office:value-type="float" office:value="5" calcext:value-type="float">
            <text:p>5</text:p>
          </table:table-cell>
          <table:table-cell table:formula="of:=IF([.D311]=&quot;RedoAct&quot;;1;IF([.D311]=&quot;RedoPen&quot;;2;IF([.D311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13]=&quot;&quot;;[.B312];[.B313])" office:value-type="float" office:value="1" calcext:value-type="float">
            <text:p>1</text:p>
          </table:table-cell>
          <table:table-cell office:value-type="float" office:value="0.0000298437944696955" calcext:value-type="float">
            <text:p>2.98437944696955E-05</text:p>
          </table:table-cell>
          <table:table-cell table:formula="of:=IF([.C313]=0;[.C312]+1;&quot;&quot;)">
            <text:p/>
          </table:table-cell>
          <table:table-cell table:formula="of:=IF([.D312]=&quot;RedoAct&quot;;1;IF([.D312]=&quot;RedoPen&quot;;2;IF([.D3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14]=&quot;&quot;;[.B313];[.B314])" office:value-type="float" office:value="2" calcext:value-type="float">
            <text:p>2</text:p>
          </table:table-cell>
          <table:table-cell office:value-type="float" office:value="0.000000000526525968476153" calcext:value-type="float">
            <text:p>5.26525968476153E-10</text:p>
          </table:table-cell>
          <table:table-cell table:formula="of:=IF([.C314]=0;[.C313]+1;&quot;&quot;)">
            <text:p/>
          </table:table-cell>
          <table:table-cell table:formula="of:=IF([.D313]=&quot;RedoAct&quot;;1;IF([.D313]=&quot;RedoPen&quot;;2;IF([.D3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15]=&quot;&quot;;[.B314];[.B315])" office:value-type="float" office:value="3" calcext:value-type="float">
            <text:p>3</text:p>
          </table:table-cell>
          <table:table-cell office:value-type="float" office:value="0.0000000000000286610338761981" calcext:value-type="float">
            <text:p>2.86610338761981E-14</text:p>
          </table:table-cell>
          <table:table-cell table:formula="of:=IF([.C315]=0;[.C314]+1;&quot;&quot;)">
            <text:p/>
          </table:table-cell>
          <table:table-cell table:formula="of:=IF([.D314]=&quot;RedoAct&quot;;1;IF([.D314]=&quot;RedoPen&quot;;2;IF([.D3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formula="of:=IF([.B316]=&quot;&quot;;[.B315];[.B316])" office:value-type="float" office:value="0" calcext:value-type="float">
            <text:p>0</text:p>
          </table:table-cell>
          <table:table-cell office:value-type="float" office:value="0.0518803590867031" calcext:value-type="float">
            <text:p>0.051880359086703</text:p>
          </table:table-cell>
          <table:table-cell table:formula="of:=IF([.C316]=0;[.C315]+1;&quot;&quot;)" office:value-type="float" office:value="4" calcext:value-type="float">
            <text:p>4</text:p>
          </table:table-cell>
          <table:table-cell table:formula="of:=IF([.D315]=&quot;RedoAct&quot;;1;IF([.D315]=&quot;RedoPen&quot;;2;IF([.D315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1: 94--&gt;93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17]=&quot;&quot;;[.B316];[.B317])" office:value-type="float" office:value="1" calcext:value-type="float">
            <text:p>1</text:p>
          </table:table-cell>
          <table:table-cell office:value-type="float" office:value="0.000144689825910112" calcext:value-type="float">
            <text:p>0.00014468982591</text:p>
          </table:table-cell>
          <table:table-cell table:formula="of:=IF([.C317]=0;[.C316]+1;&quot;&quot;)">
            <text:p/>
          </table:table-cell>
          <table:table-cell table:formula="of:=IF([.D316]=&quot;RedoAct&quot;;1;IF([.D316]=&quot;RedoPen&quot;;2;IF([.D3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18]=&quot;&quot;;[.B317];[.B318])" office:value-type="float" office:value="2" calcext:value-type="float">
            <text:p>2</text:p>
          </table:table-cell>
          <table:table-cell office:value-type="float" office:value="0.0000365943609859385" calcext:value-type="float">
            <text:p>3.65943609859385E-05</text:p>
          </table:table-cell>
          <table:table-cell table:formula="of:=IF([.C318]=0;[.C317]+1;&quot;&quot;)">
            <text:p/>
          </table:table-cell>
          <table:table-cell table:formula="of:=IF([.D317]=&quot;RedoAct&quot;;1;IF([.D317]=&quot;RedoPen&quot;;2;IF([.D3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19]=&quot;&quot;;[.B318];[.B319])" office:value-type="float" office:value="3" calcext:value-type="float">
            <text:p>3</text:p>
          </table:table-cell>
          <table:table-cell office:value-type="float" office:value="0.00000000276198605435401" calcext:value-type="float">
            <text:p>2.76198605435401E-09</text:p>
          </table:table-cell>
          <table:table-cell table:formula="of:=IF([.C319]=0;[.C318]+1;&quot;&quot;)">
            <text:p/>
          </table:table-cell>
          <table:table-cell table:formula="of:=IF([.D318]=&quot;RedoAct&quot;;1;IF([.D318]=&quot;RedoPen&quot;;2;IF([.D3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20]=&quot;&quot;;[.B319];[.B320])" office:value-type="float" office:value="4" calcext:value-type="float">
            <text:p>4</text:p>
          </table:table-cell>
          <table:table-cell office:value-type="float" office:value="0.0000000000000535699998261413" calcext:value-type="float">
            <text:p>5.35699998261413E-14</text:p>
          </table:table-cell>
          <table:table-cell table:formula="of:=IF([.C320]=0;[.C319]+1;&quot;&quot;)">
            <text:p/>
          </table:table-cell>
          <table:table-cell table:formula="of:=IF([.D319]=&quot;RedoAct&quot;;1;IF([.D319]=&quot;RedoPen&quot;;2;IF([.D3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321]=&quot;&quot;;[.B320];[.B321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321]=0;[.C320]+1;&quot;&quot;)">
            <text:p/>
          </table:table-cell>
          <table:table-cell table:formula="of:=IF([.D320]=&quot;RedoAct&quot;;1;IF([.D320]=&quot;RedoPen&quot;;2;IF([.D3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formula="of:=IF([.B322]=&quot;&quot;;[.B321];[.B322])" office:value-type="float" office:value="0" calcext:value-type="float">
            <text:p>0</text:p>
          </table:table-cell>
          <table:table-cell office:value-type="float" office:value="0.0000011144543205894" calcext:value-type="float">
            <text:p>1.1144543205894E-06</text:p>
          </table:table-cell>
          <table:table-cell table:formula="of:=IF([.C322]=0;[.C321]+1;&quot;&quot;)" office:value-type="float" office:value="5" calcext:value-type="float">
            <text:p>5</text:p>
          </table:table-cell>
          <table:table-cell table:formula="of:=IF([.D321]=&quot;RedoAct&quot;;1;IF([.D321]=&quot;RedoPen&quot;;2;IF([.D321]=&quot;Cutback&quot;;-1;0)))" office:value-type="float" office:value="2" calcext:value-type="float">
            <text:p>2</text:p>
          </table:table-cell>
          <table:table-cell office:value-type="string" calcext:value-type="string">
            <text:p>133: 82--&gt;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23]=&quot;&quot;;[.B322];[.B323])" office:value-type="float" office:value="1" calcext:value-type="float">
            <text:p>1</text:p>
          </table:table-cell>
          <table:table-cell office:value-type="float" office:value="0.00000000845968815439502" calcext:value-type="float">
            <text:p>8.45968815439502E-09</text:p>
          </table:table-cell>
          <table:table-cell table:formula="of:=IF([.C323]=0;[.C322]+1;&quot;&quot;)">
            <text:p/>
          </table:table-cell>
          <table:table-cell table:formula="of:=IF([.D322]=&quot;RedoAct&quot;;1;IF([.D322]=&quot;RedoPen&quot;;2;IF([.D3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24]=&quot;&quot;;[.B323];[.B324])" office:value-type="float" office:value="2" calcext:value-type="float">
            <text:p>2</text:p>
          </table:table-cell>
          <table:table-cell office:value-type="float" office:value="0.0000000000000312531215706921" calcext:value-type="float">
            <text:p>3.12531215706921E-14</text:p>
          </table:table-cell>
          <table:table-cell table:formula="of:=IF([.C324]=0;[.C323]+1;&quot;&quot;)">
            <text:p/>
          </table:table-cell>
          <table:table-cell table:formula="of:=IF([.D323]=&quot;RedoAct&quot;;1;IF([.D323]=&quot;RedoPen&quot;;2;IF([.D3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formula="of:=IF([.B325]=&quot;&quot;;[.B324];[.B325])" office:value-type="float" office:value="0" calcext:value-type="float">
            <text:p>0</text:p>
          </table:table-cell>
          <table:table-cell office:value-type="float" office:value="0.0518996036416016" calcext:value-type="float">
            <text:p>0.051899603641602</text:p>
          </table:table-cell>
          <table:table-cell table:formula="of:=IF([.C325]=0;[.C324]+1;&quot;&quot;)" office:value-type="float" office:value="3" calcext:value-type="float">
            <text:p>3</text:p>
          </table:table-cell>
          <table:table-cell table:formula="of:=IF([.D324]=&quot;RedoAct&quot;;1;IF([.D324]=&quot;RedoPen&quot;;2;IF([.D324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26]=&quot;&quot;;[.B325];[.B326])" office:value-type="float" office:value="1" calcext:value-type="float">
            <text:p>1</text:p>
          </table:table-cell>
          <table:table-cell office:value-type="float" office:value="0.00017032969440743" calcext:value-type="float">
            <text:p>0.000170329694407</text:p>
          </table:table-cell>
          <table:table-cell table:formula="of:=IF([.C326]=0;[.C325]+1;&quot;&quot;)">
            <text:p/>
          </table:table-cell>
          <table:table-cell table:formula="of:=IF([.D325]=&quot;RedoAct&quot;;1;IF([.D325]=&quot;RedoPen&quot;;2;IF([.D3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27]=&quot;&quot;;[.B326];[.B327])" office:value-type="float" office:value="2" calcext:value-type="float">
            <text:p>2</text:p>
          </table:table-cell>
          <table:table-cell office:value-type="float" office:value="0.0000616620167321292" calcext:value-type="float">
            <text:p>6.16620167321292E-05</text:p>
          </table:table-cell>
          <table:table-cell table:formula="of:=IF([.C327]=0;[.C326]+1;&quot;&quot;)">
            <text:p/>
          </table:table-cell>
          <table:table-cell table:formula="of:=IF([.D326]=&quot;RedoAct&quot;;1;IF([.D326]=&quot;RedoPen&quot;;2;IF([.D3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28]=&quot;&quot;;[.B327];[.B328])" office:value-type="float" office:value="3" calcext:value-type="float">
            <text:p>3</text:p>
          </table:table-cell>
          <table:table-cell office:value-type="float" office:value="0.000000000705539658218974" calcext:value-type="float">
            <text:p>7.05539658218974E-10</text:p>
          </table:table-cell>
          <table:table-cell table:formula="of:=IF([.C328]=0;[.C327]+1;&quot;&quot;)">
            <text:p/>
          </table:table-cell>
          <table:table-cell table:formula="of:=IF([.D327]=&quot;RedoAct&quot;;1;IF([.D327]=&quot;RedoPen&quot;;2;IF([.D3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29]=&quot;&quot;;[.B328];[.B329])" office:value-type="float" office:value="4" calcext:value-type="float">
            <text:p>4</text:p>
          </table:table-cell>
          <table:table-cell office:value-type="float" office:value="0.0000000000000438847154555516" calcext:value-type="float">
            <text:p>4.38847154555516E-14</text:p>
          </table:table-cell>
          <table:table-cell table:formula="of:=IF([.C329]=0;[.C328]+1;&quot;&quot;)">
            <text:p/>
          </table:table-cell>
          <table:table-cell table:formula="of:=IF([.D328]=&quot;RedoAct&quot;;1;IF([.D328]=&quot;RedoPen&quot;;2;IF([.D3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330]=&quot;&quot;;[.B329];[.B330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330]=0;[.C329]+1;&quot;&quot;)">
            <text:p/>
          </table:table-cell>
          <table:table-cell table:formula="of:=IF([.D329]=&quot;RedoAct&quot;;1;IF([.D329]=&quot;RedoPen&quot;;2;IF([.D32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formula="of:=IF([.B331]=&quot;&quot;;[.B330];[.B331])" office:value-type="float" office:value="0" calcext:value-type="float">
            <text:p>0</text:p>
          </table:table-cell>
          <table:table-cell office:value-type="float" office:value="0.000194844000988711" calcext:value-type="float">
            <text:p>0.000194844000989</text:p>
          </table:table-cell>
          <table:table-cell table:formula="of:=IF([.C331]=0;[.C330]+1;&quot;&quot;)" office:value-type="float" office:value="5" calcext:value-type="float">
            <text:p>5</text:p>
          </table:table-cell>
          <table:table-cell table:formula="of:=IF([.D330]=&quot;RedoAct&quot;;1;IF([.D330]=&quot;RedoPen&quot;;2;IF([.D330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32]=&quot;&quot;;[.B331];[.B332])" office:value-type="float" office:value="1" calcext:value-type="float">
            <text:p>1</text:p>
          </table:table-cell>
          <table:table-cell office:value-type="float" office:value="0.000130857798474247" calcext:value-type="float">
            <text:p>0.000130857798474</text:p>
          </table:table-cell>
          <table:table-cell table:formula="of:=IF([.C332]=0;[.C331]+1;&quot;&quot;)">
            <text:p/>
          </table:table-cell>
          <table:table-cell table:formula="of:=IF([.D331]=&quot;RedoAct&quot;;1;IF([.D331]=&quot;RedoPen&quot;;2;IF([.D3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33]=&quot;&quot;;[.B332];[.B333])" office:value-type="float" office:value="2" calcext:value-type="float">
            <text:p>2</text:p>
          </table:table-cell>
          <table:table-cell office:value-type="float" office:value="0.00000000164855024333768" calcext:value-type="float">
            <text:p>1.64855024333768E-09</text:p>
          </table:table-cell>
          <table:table-cell table:formula="of:=IF([.C333]=0;[.C332]+1;&quot;&quot;)">
            <text:p/>
          </table:table-cell>
          <table:table-cell table:formula="of:=IF([.D332]=&quot;RedoAct&quot;;1;IF([.D332]=&quot;RedoPen&quot;;2;IF([.D3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34]=&quot;&quot;;[.B333];[.B334])" office:value-type="float" office:value="3" calcext:value-type="float">
            <text:p>3</text:p>
          </table:table-cell>
          <table:table-cell office:value-type="float" office:value="0.0000000000000493768108158318" calcext:value-type="float">
            <text:p>4.93768108158318E-14</text:p>
          </table:table-cell>
          <table:table-cell table:formula="of:=IF([.C334]=0;[.C333]+1;&quot;&quot;)">
            <text:p/>
          </table:table-cell>
          <table:table-cell table:formula="of:=IF([.D333]=&quot;RedoAct&quot;;1;IF([.D333]=&quot;RedoPen&quot;;2;IF([.D3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335]=&quot;&quot;;[.B334];[.B335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335]=0;[.C334]+1;&quot;&quot;)">
            <text:p/>
          </table:table-cell>
          <table:table-cell table:formula="of:=IF([.D334]=&quot;RedoAct&quot;;1;IF([.D334]=&quot;RedoPen&quot;;2;IF([.D3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formula="of:=IF([.B336]=&quot;&quot;;[.B335];[.B336])" office:value-type="float" office:value="0" calcext:value-type="float">
            <text:p>0</text:p>
          </table:table-cell>
          <table:table-cell office:value-type="float" office:value="0.000000316240860721302" calcext:value-type="float">
            <text:p>3.16240860721302E-07</text:p>
          </table:table-cell>
          <table:table-cell table:formula="of:=IF([.C336]=0;[.C335]+1;&quot;&quot;)" office:value-type="float" office:value="4" calcext:value-type="float">
            <text:p>4</text:p>
          </table:table-cell>
          <table:table-cell table:formula="of:=IF([.D335]=&quot;RedoAct&quot;;1;IF([.D335]=&quot;RedoPen&quot;;2;IF([.D33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37]=&quot;&quot;;[.B336];[.B337])" office:value-type="float" office:value="1" calcext:value-type="float">
            <text:p>1</text:p>
          </table:table-cell>
          <table:table-cell office:value-type="float" office:value="0.000000000874774103879452" calcext:value-type="float">
            <text:p>8.74774103879452E-10</text:p>
          </table:table-cell>
          <table:table-cell table:formula="of:=IF([.C337]=0;[.C336]+1;&quot;&quot;)">
            <text:p/>
          </table:table-cell>
          <table:table-cell table:formula="of:=IF([.D336]=&quot;RedoAct&quot;;1;IF([.D336]=&quot;RedoPen&quot;;2;IF([.D3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38]=&quot;&quot;;[.B337];[.B338])" office:value-type="float" office:value="2" calcext:value-type="float">
            <text:p>2</text:p>
          </table:table-cell>
          <table:table-cell office:value-type="float" office:value="0.0000000000000531490813485284" calcext:value-type="float">
            <text:p>5.31490813485284E-14</text:p>
          </table:table-cell>
          <table:table-cell table:formula="of:=IF([.C338]=0;[.C337]+1;&quot;&quot;)">
            <text:p/>
          </table:table-cell>
          <table:table-cell table:formula="of:=IF([.D337]=&quot;RedoAct&quot;;1;IF([.D337]=&quot;RedoPen&quot;;2;IF([.D3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IF([.B339]=&quot;&quot;;[.B338];[.B339])" office:value-type="float" office:value="0" calcext:value-type="float">
            <text:p>0</text:p>
          </table:table-cell>
          <table:table-cell office:value-type="float" office:value="0.0496277371012191" calcext:value-type="float">
            <text:p>0.049627737101219</text:p>
          </table:table-cell>
          <table:table-cell table:formula="of:=IF([.C339]=0;[.C338]+1;&quot;&quot;)" office:value-type="float" office:value="3" calcext:value-type="float">
            <text:p>3</text:p>
          </table:table-cell>
          <table:table-cell table:formula="of:=IF([.D338]=&quot;RedoAct&quot;;1;IF([.D338]=&quot;RedoPen&quot;;2;IF([.D338]=&quot;Cutback&quot;;-1;0)))" office:value-type="float" office:value="0" calcext:value-type="float">
            <text:p>0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40]=&quot;&quot;;[.B339];[.B340])"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table:formula="of:=IF([.C340]=0;[.C339]+1;&quot;&quot;)">
            <text:p/>
          </table:table-cell>
          <table:table-cell table:formula="of:=IF([.D339]=&quot;RedoAct&quot;;1;IF([.D339]=&quot;RedoPen&quot;;2;IF([.D339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94--&gt;90</text:p>
          </table:table-cell>
          <table:table-cell office:value-type="string" calcext:value-type="string">
            <text:p>122: 93--&gt;89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IF([.B341]=&quot;&quot;;[.B340];[.B341])" office:value-type="float" office:value="1" calcext:value-type="float">
            <text:p>1</text:p>
          </table:table-cell>
          <table:table-cell office:value-type="string" calcext:value-type="string">
            <text:p>Cutback</text:p>
          </table:table-cell>
          <table:table-cell table:formula="of:=IF([.C341]=0;[.C340]+1;&quot;&quot;)">
            <text:p/>
          </table:table-cell>
          <table:table-cell table:formula="of:=IF([.D340]=&quot;RedoAct&quot;;1;IF([.D340]=&quot;RedoPen&quot;;2;IF([.D3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table:formula="of:=IF([.B342]=&quot;&quot;;[.B341];[.B342])" office:value-type="float" office:value="0" calcext:value-type="float">
            <text:p>0</text:p>
          </table:table-cell>
          <table:table-cell office:value-type="float" office:value="0.0125878305145645" calcext:value-type="float">
            <text:p>0.012587830514565</text:p>
          </table:table-cell>
          <table:table-cell table:formula="of:=IF([.C342]=0;[.C341]+1;&quot;&quot;)" office:value-type="float" office:value="2" calcext:value-type="float">
            <text:p>2</text:p>
          </table:table-cell>
          <table:table-cell table:formula="of:=IF([.D341]=&quot;RedoAct&quot;;1;IF([.D341]=&quot;RedoPen&quot;;2;IF([.D341]=&quot;Cutback&quot;;-1;0)))" office:value-type="float" office:value="-1" calcext:value-type="float">
            <text:p>-1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2: ou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43]=&quot;&quot;;[.B342];[.B343])" office:value-type="float" office:value="1" calcext:value-type="float">
            <text:p>1</text:p>
          </table:table-cell>
          <table:table-cell office:value-type="float" office:value="0.0000019516504442222" calcext:value-type="float">
            <text:p>1.9516504442222E-06</text:p>
          </table:table-cell>
          <table:table-cell table:formula="of:=IF([.C343]=0;[.C342]+1;&quot;&quot;)">
            <text:p/>
          </table:table-cell>
          <table:table-cell table:formula="of:=IF([.D342]=&quot;RedoAct&quot;;1;IF([.D342]=&quot;RedoPen&quot;;2;IF([.D3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44]=&quot;&quot;;[.B343];[.B344])" office:value-type="float" office:value="2" calcext:value-type="float">
            <text:p>2</text:p>
          </table:table-cell>
          <table:table-cell office:value-type="float" office:value="0.0000000413729448440206" calcext:value-type="float">
            <text:p>4.13729448440206E-08</text:p>
          </table:table-cell>
          <table:table-cell table:formula="of:=IF([.C344]=0;[.C343]+1;&quot;&quot;)">
            <text:p/>
          </table:table-cell>
          <table:table-cell table:formula="of:=IF([.D343]=&quot;RedoAct&quot;;1;IF([.D343]=&quot;RedoPen&quot;;2;IF([.D3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45]=&quot;&quot;;[.B344];[.B345])" office:value-type="float" office:value="3" calcext:value-type="float">
            <text:p>3</text:p>
          </table:table-cell>
          <table:table-cell office:value-type="float" office:value="0.0000000000000526933064189312" calcext:value-type="float">
            <text:p>5.26933064189312E-14</text:p>
          </table:table-cell>
          <table:table-cell table:formula="of:=IF([.C345]=0;[.C344]+1;&quot;&quot;)">
            <text:p/>
          </table:table-cell>
          <table:table-cell table:formula="of:=IF([.D344]=&quot;RedoAct&quot;;1;IF([.D344]=&quot;RedoPen&quot;;2;IF([.D3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346]=&quot;&quot;;[.B345];[.B346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346]=0;[.C345]+1;&quot;&quot;)">
            <text:p/>
          </table:table-cell>
          <table:table-cell table:formula="of:=IF([.D345]=&quot;RedoAct&quot;;1;IF([.D345]=&quot;RedoPen&quot;;2;IF([.D34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table:formula="of:=IF([.B347]=&quot;&quot;;[.B346];[.B347])" office:value-type="float" office:value="0" calcext:value-type="float">
            <text:p>0</text:p>
          </table:table-cell>
          <table:table-cell office:value-type="float" office:value="0.0000553770172954587" calcext:value-type="float">
            <text:p>5.53770172954587E-05</text:p>
          </table:table-cell>
          <table:table-cell table:formula="of:=IF([.C347]=0;[.C346]+1;&quot;&quot;)" office:value-type="float" office:value="4" calcext:value-type="float">
            <text:p>4</text:p>
          </table:table-cell>
          <table:table-cell table:formula="of:=IF([.D346]=&quot;RedoAct&quot;;1;IF([.D346]=&quot;RedoPen&quot;;2;IF([.D346]=&quot;Cutback&quot;;-1;0)))" office:value-type="float" office:value="1" calcext:value-type="float">
            <text:p>1</text:p>
          </table:table-cell>
          <table:table-cell office:value-type="string" calcext:value-type="string">
            <text:p>50: 4--&gt;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48]=&quot;&quot;;[.B347];[.B348])" office:value-type="float" office:value="1" calcext:value-type="float">
            <text:p>1</text:p>
          </table:table-cell>
          <table:table-cell office:value-type="float" office:value="0.0000337676543252515" calcext:value-type="float">
            <text:p>3.37676543252515E-05</text:p>
          </table:table-cell>
          <table:table-cell table:formula="of:=IF([.C348]=0;[.C347]+1;&quot;&quot;)">
            <text:p/>
          </table:table-cell>
          <table:table-cell table:formula="of:=IF([.D347]=&quot;RedoAct&quot;;1;IF([.D347]=&quot;RedoPen&quot;;2;IF([.D347]=&quot;Cutback&quot;;-1;0)))" office:value-type="float" office:value="0" calcext:value-type="float">
            <text:p>0</text:p>
          </table:table-cell>
          <table:table-cell office:value-type="string" calcext:value-type="string">
            <text:p>50: 81--&gt;4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49]=&quot;&quot;;[.B348];[.B349])" office:value-type="float" office:value="2" calcext:value-type="float">
            <text:p>2</text:p>
          </table:table-cell>
          <table:table-cell office:value-type="float" office:value="0.0000000000831705345872903" calcext:value-type="float">
            <text:p>8.31705345872903E-11</text:p>
          </table:table-cell>
          <table:table-cell table:formula="of:=IF([.C349]=0;[.C348]+1;&quot;&quot;)">
            <text:p/>
          </table:table-cell>
          <table:table-cell table:formula="of:=IF([.D348]=&quot;RedoAct&quot;;1;IF([.D348]=&quot;RedoPen&quot;;2;IF([.D34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IF([.B350]=&quot;&quot;;[.B349];[.B350])" office:value-type="float" office:value="0" calcext:value-type="float">
            <text:p>0</text:p>
          </table:table-cell>
          <table:table-cell office:value-type="float" office:value="0.0119592352776808" calcext:value-type="float">
            <text:p>0.011959235277681</text:p>
          </table:table-cell>
          <table:table-cell table:formula="of:=IF([.C350]=0;[.C349]+1;&quot;&quot;)" office:value-type="float" office:value="3" calcext:value-type="float">
            <text:p>3</text:p>
          </table:table-cell>
          <table:table-cell table:formula="of:=IF([.D349]=&quot;RedoAct&quot;;1;IF([.D349]=&quot;RedoPen&quot;;2;IF([.D349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50: ou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51]=&quot;&quot;;[.B350];[.B351])" office:value-type="float" office:value="1" calcext:value-type="float">
            <text:p>1</text:p>
          </table:table-cell>
          <table:table-cell office:value-type="float" office:value="0.00000215649525228615" calcext:value-type="float">
            <text:p>2.15649525228615E-06</text:p>
          </table:table-cell>
          <table:table-cell table:formula="of:=IF([.C351]=0;[.C350]+1;&quot;&quot;)">
            <text:p/>
          </table:table-cell>
          <table:table-cell table:formula="of:=IF([.D350]=&quot;RedoAct&quot;;1;IF([.D350]=&quot;RedoPen&quot;;2;IF([.D3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52]=&quot;&quot;;[.B351];[.B352])" office:value-type="float" office:value="2" calcext:value-type="float">
            <text:p>2</text:p>
          </table:table-cell>
          <table:table-cell office:value-type="float" office:value="0.0000000785385175036666" calcext:value-type="float">
            <text:p>7.85385175036666E-08</text:p>
          </table:table-cell>
          <table:table-cell table:formula="of:=IF([.C352]=0;[.C351]+1;&quot;&quot;)">
            <text:p/>
          </table:table-cell>
          <table:table-cell table:formula="of:=IF([.D351]=&quot;RedoAct&quot;;1;IF([.D351]=&quot;RedoPen&quot;;2;IF([.D3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53]=&quot;&quot;;[.B352];[.B353])" office:value-type="float" office:value="3" calcext:value-type="float">
            <text:p>3</text:p>
          </table:table-cell>
          <table:table-cell office:value-type="float" office:value="0.0000000000000276011613993267" calcext:value-type="float">
            <text:p>2.76011613993267E-14</text:p>
          </table:table-cell>
          <table:table-cell table:formula="of:=IF([.C353]=0;[.C352]+1;&quot;&quot;)">
            <text:p/>
          </table:table-cell>
          <table:table-cell table:formula="of:=IF([.D352]=&quot;RedoAct&quot;;1;IF([.D352]=&quot;RedoPen&quot;;2;IF([.D3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354]=&quot;&quot;;[.B353];[.B354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354]=0;[.C353]+1;&quot;&quot;)">
            <text:p/>
          </table:table-cell>
          <table:table-cell table:formula="of:=IF([.D353]=&quot;RedoAct&quot;;1;IF([.D353]=&quot;RedoPen&quot;;2;IF([.D3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IF([.B355]=&quot;&quot;;[.B354];[.B355])" office:value-type="float" office:value="0" calcext:value-type="float">
            <text:p>0</text:p>
          </table:table-cell>
          <table:table-cell office:value-type="float" office:value="0.000000514988277531885" calcext:value-type="float">
            <text:p>5.14988277531885E-07</text:p>
          </table:table-cell>
          <table:table-cell table:formula="of:=IF([.C355]=0;[.C354]+1;&quot;&quot;)" office:value-type="float" office:value="4" calcext:value-type="float">
            <text:p>4</text:p>
          </table:table-cell>
          <table:table-cell table:formula="of:=IF([.D354]=&quot;RedoAct&quot;;1;IF([.D354]=&quot;RedoPen&quot;;2;IF([.D35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56]=&quot;&quot;;[.B355];[.B356])" office:value-type="float" office:value="1" calcext:value-type="float">
            <text:p>1</text:p>
          </table:table-cell>
          <table:table-cell office:value-type="float" office:value="0.00000000211432115032548" calcext:value-type="float">
            <text:p>2.11432115032548E-09</text:p>
          </table:table-cell>
          <table:table-cell table:formula="of:=IF([.C356]=0;[.C355]+1;&quot;&quot;)">
            <text:p/>
          </table:table-cell>
          <table:table-cell table:formula="of:=IF([.D355]=&quot;RedoAct&quot;;1;IF([.D355]=&quot;RedoPen&quot;;2;IF([.D3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57]=&quot;&quot;;[.B356];[.B357])" office:value-type="float" office:value="2" calcext:value-type="float">
            <text:p>2</text:p>
          </table:table-cell>
          <table:table-cell office:value-type="float" office:value="0.000000000000031287837468021" calcext:value-type="float">
            <text:p>3.1287837468021E-14</text:p>
          </table:table-cell>
          <table:table-cell table:formula="of:=IF([.C357]=0;[.C356]+1;&quot;&quot;)">
            <text:p/>
          </table:table-cell>
          <table:table-cell table:formula="of:=IF([.D356]=&quot;RedoAct&quot;;1;IF([.D356]=&quot;RedoPen&quot;;2;IF([.D3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formula="of:=IF([.B358]=&quot;&quot;;[.B357];[.B358])" office:value-type="float" office:value="0" calcext:value-type="float">
            <text:p>0</text:p>
          </table:table-cell>
          <table:table-cell office:value-type="float" office:value="0.0447868078399811" calcext:value-type="float">
            <text:p>0.044786807839981</text:p>
          </table:table-cell>
          <table:table-cell table:formula="of:=IF([.C358]=0;[.C357]+1;&quot;&quot;)" office:value-type="float" office:value="3" calcext:value-type="float">
            <text:p>3</text:p>
          </table:table-cell>
          <table:table-cell table:formula="of:=IF([.D357]=&quot;RedoAct&quot;;1;IF([.D357]=&quot;RedoPen&quot;;2;IF([.D357]=&quot;Cutback&quot;;-1;0)))" office:value-type="float" office:value="0" calcext:value-type="float">
            <text:p>0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35: ou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59]=&quot;&quot;;[.B358];[.B359])" office:value-type="float" office:value="1" calcext:value-type="float">
            <text:p>1</text:p>
          </table:table-cell>
          <table:table-cell office:value-type="float" office:value="0.0000504868147004751" calcext:value-type="float">
            <text:p>5.04868147004751E-05</text:p>
          </table:table-cell>
          <table:table-cell table:formula="of:=IF([.C359]=0;[.C358]+1;&quot;&quot;)">
            <text:p/>
          </table:table-cell>
          <table:table-cell table:formula="of:=IF([.D358]=&quot;RedoAct&quot;;1;IF([.D358]=&quot;RedoPen&quot;;2;IF([.D3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60]=&quot;&quot;;[.B359];[.B360])" office:value-type="float" office:value="2" calcext:value-type="float">
            <text:p>2</text:p>
          </table:table-cell>
          <table:table-cell office:value-type="float" office:value="0.00000411458158576355" calcext:value-type="float">
            <text:p>4.11458158576355E-06</text:p>
          </table:table-cell>
          <table:table-cell table:formula="of:=IF([.C360]=0;[.C359]+1;&quot;&quot;)">
            <text:p/>
          </table:table-cell>
          <table:table-cell table:formula="of:=IF([.D359]=&quot;RedoAct&quot;;1;IF([.D359]=&quot;RedoPen&quot;;2;IF([.D3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61]=&quot;&quot;;[.B360];[.B361])" office:value-type="float" office:value="3" calcext:value-type="float">
            <text:p>3</text:p>
          </table:table-cell>
          <table:table-cell office:value-type="float" office:value="0.000000000597519576062102" calcext:value-type="float">
            <text:p>5.97519576062102E-10</text:p>
          </table:table-cell>
          <table:table-cell table:formula="of:=IF([.C361]=0;[.C360]+1;&quot;&quot;)">
            <text:p/>
          </table:table-cell>
          <table:table-cell table:formula="of:=IF([.D360]=&quot;RedoAct&quot;;1;IF([.D360]=&quot;RedoPen&quot;;2;IF([.D3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62]=&quot;&quot;;[.B361];[.B362])" office:value-type="float" office:value="4" calcext:value-type="float">
            <text:p>4</text:p>
          </table:table-cell>
          <table:table-cell office:value-type="float" office:value="0.0000000000000393922656744763" calcext:value-type="float">
            <text:p>3.93922656744763E-14</text:p>
          </table:table-cell>
          <table:table-cell table:formula="of:=IF([.C362]=0;[.C361]+1;&quot;&quot;)">
            <text:p/>
          </table:table-cell>
          <table:table-cell table:formula="of:=IF([.D361]=&quot;RedoAct&quot;;1;IF([.D361]=&quot;RedoPen&quot;;2;IF([.D3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363]=&quot;&quot;;[.B362];[.B363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363]=0;[.C362]+1;&quot;&quot;)">
            <text:p/>
          </table:table-cell>
          <table:table-cell table:formula="of:=IF([.D362]=&quot;RedoAct&quot;;1;IF([.D362]=&quot;RedoPen&quot;;2;IF([.D3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formula="of:=IF([.B364]=&quot;&quot;;[.B363];[.B364])" office:value-type="float" office:value="0" calcext:value-type="float">
            <text:p>0</text:p>
          </table:table-cell>
          <table:table-cell office:value-type="float" office:value="0.000000217421942351857" calcext:value-type="float">
            <text:p>2.17421942351857E-07</text:p>
          </table:table-cell>
          <table:table-cell table:formula="of:=IF([.C364]=0;[.C363]+1;&quot;&quot;)" office:value-type="float" office:value="5" calcext:value-type="float">
            <text:p>5</text:p>
          </table:table-cell>
          <table:table-cell table:formula="of:=IF([.D363]=&quot;RedoAct&quot;;1;IF([.D363]=&quot;RedoPen&quot;;2;IF([.D36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65]=&quot;&quot;;[.B364];[.B365])" office:value-type="float" office:value="1" calcext:value-type="float">
            <text:p>1</text:p>
          </table:table-cell>
          <table:table-cell office:value-type="float" office:value="0.000000000121308278554439" calcext:value-type="float">
            <text:p>1.21308278554439E-10</text:p>
          </table:table-cell>
          <table:table-cell table:formula="of:=IF([.C365]=0;[.C364]+1;&quot;&quot;)">
            <text:p/>
          </table:table-cell>
          <table:table-cell table:formula="of:=IF([.D364]=&quot;RedoAct&quot;;1;IF([.D364]=&quot;RedoPen&quot;;2;IF([.D3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66]=&quot;&quot;;[.B365];[.B366])" office:value-type="float" office:value="2" calcext:value-type="float">
            <text:p>2</text:p>
          </table:table-cell>
          <table:table-cell office:value-type="float" office:value="0.0000000000000459997197102126" calcext:value-type="float">
            <text:p>4.59997197102126E-14</text:p>
          </table:table-cell>
          <table:table-cell table:formula="of:=IF([.C366]=0;[.C365]+1;&quot;&quot;)">
            <text:p/>
          </table:table-cell>
          <table:table-cell table:formula="of:=IF([.D365]=&quot;RedoAct&quot;;1;IF([.D365]=&quot;RedoPen&quot;;2;IF([.D3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367]=&quot;&quot;;[.B366];[.B367])" office:value-type="float" office:value="0" calcext:value-type="float">
            <text:p>0</text:p>
          </table:table-cell>
          <table:table-cell office:value-type="float" office:value="0.0413936010786261" calcext:value-type="float">
            <text:p>0.041393601078626</text:p>
          </table:table-cell>
          <table:table-cell table:formula="of:=IF([.C367]=0;[.C366]+1;&quot;&quot;)" office:value-type="float" office:value="3" calcext:value-type="float">
            <text:p>3</text:p>
          </table:table-cell>
          <table:table-cell table:formula="of:=IF([.D366]=&quot;RedoAct&quot;;1;IF([.D366]=&quot;RedoPen&quot;;2;IF([.D366]=&quot;Cutback&quot;;-1;0)))" office:value-type="float" office:value="0" calcext:value-type="float">
            <text:p>0</text:p>
          </table:table-cell>
          <table:table-cell office:value-type="string" calcext:value-type="string">
            <text:p>22: 87--&gt;86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68]=&quot;&quot;;[.B367];[.B368])" office:value-type="float" office:value="1" calcext:value-type="float">
            <text:p>1</text:p>
          </table:table-cell>
          <table:table-cell office:value-type="float" office:value="0.0000421471340936872" calcext:value-type="float">
            <text:p>4.21471340936872E-05</text:p>
          </table:table-cell>
          <table:table-cell table:formula="of:=IF([.C368]=0;[.C367]+1;&quot;&quot;)">
            <text:p/>
          </table:table-cell>
          <table:table-cell table:formula="of:=IF([.D367]=&quot;RedoAct&quot;;1;IF([.D367]=&quot;RedoPen&quot;;2;IF([.D3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69]=&quot;&quot;;[.B368];[.B369])" office:value-type="float" office:value="2" calcext:value-type="float">
            <text:p>2</text:p>
          </table:table-cell>
          <table:table-cell office:value-type="float" office:value="0.000102132530215906" calcext:value-type="float">
            <text:p>0.000102132530216</text:p>
          </table:table-cell>
          <table:table-cell table:formula="of:=IF([.C369]=0;[.C368]+1;&quot;&quot;)">
            <text:p/>
          </table:table-cell>
          <table:table-cell table:formula="of:=IF([.D368]=&quot;RedoAct&quot;;1;IF([.D368]=&quot;RedoPen&quot;;2;IF([.D3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70]=&quot;&quot;;[.B369];[.B370])" office:value-type="float" office:value="3" calcext:value-type="float">
            <text:p>3</text:p>
          </table:table-cell>
          <table:table-cell office:value-type="float" office:value="0.0000000305962058039636" calcext:value-type="float">
            <text:p>3.05962058039636E-08</text:p>
          </table:table-cell>
          <table:table-cell table:formula="of:=IF([.C370]=0;[.C369]+1;&quot;&quot;)">
            <text:p/>
          </table:table-cell>
          <table:table-cell table:formula="of:=IF([.D369]=&quot;RedoAct&quot;;1;IF([.D369]=&quot;RedoPen&quot;;2;IF([.D3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71]=&quot;&quot;;[.B370];[.B371])" office:value-type="float" office:value="4" calcext:value-type="float">
            <text:p>4</text:p>
          </table:table-cell>
          <table:table-cell office:value-type="float" office:value="0.0000000000921150027399937" calcext:value-type="float">
            <text:p>9.21150027399937E-11</text:p>
          </table:table-cell>
          <table:table-cell table:formula="of:=IF([.C371]=0;[.C370]+1;&quot;&quot;)">
            <text:p/>
          </table:table-cell>
          <table:table-cell table:formula="of:=IF([.D370]=&quot;RedoAct&quot;;1;IF([.D370]=&quot;RedoPen&quot;;2;IF([.D3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372]=&quot;&quot;;[.B371];[.B372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372]=0;[.C371]+1;&quot;&quot;)">
            <text:p/>
          </table:table-cell>
          <table:table-cell table:formula="of:=IF([.D371]=&quot;RedoAct&quot;;1;IF([.D371]=&quot;RedoPen&quot;;2;IF([.D37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373]=&quot;&quot;;[.B372];[.B373])" office:value-type="float" office:value="0" calcext:value-type="float">
            <text:p>0</text:p>
          </table:table-cell>
          <table:table-cell office:value-type="float" office:value="0.0000532662946434333" calcext:value-type="float">
            <text:p>5.32662946434333E-05</text:p>
          </table:table-cell>
          <table:table-cell table:formula="of:=IF([.C373]=0;[.C372]+1;&quot;&quot;)" office:value-type="float" office:value="5" calcext:value-type="float">
            <text:p>5</text:p>
          </table:table-cell>
          <table:table-cell table:formula="of:=IF([.D372]=&quot;RedoAct&quot;;1;IF([.D372]=&quot;RedoPen&quot;;2;IF([.D372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74]=&quot;&quot;;[.B373];[.B374])" office:value-type="float" office:value="1" calcext:value-type="float">
            <text:p>1</text:p>
          </table:table-cell>
          <table:table-cell office:value-type="float" office:value="0.0000225039483637787" calcext:value-type="float">
            <text:p>2.25039483637787E-05</text:p>
          </table:table-cell>
          <table:table-cell table:formula="of:=IF([.C374]=0;[.C373]+1;&quot;&quot;)">
            <text:p/>
          </table:table-cell>
          <table:table-cell table:formula="of:=IF([.D373]=&quot;RedoAct&quot;;1;IF([.D373]=&quot;RedoPen&quot;;2;IF([.D3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75]=&quot;&quot;;[.B374];[.B375])" office:value-type="float" office:value="2" calcext:value-type="float">
            <text:p>2</text:p>
          </table:table-cell>
          <table:table-cell office:value-type="float" office:value="0.000000000206459473028389" calcext:value-type="float">
            <text:p>2.06459473028389E-10</text:p>
          </table:table-cell>
          <table:table-cell table:formula="of:=IF([.C375]=0;[.C374]+1;&quot;&quot;)">
            <text:p/>
          </table:table-cell>
          <table:table-cell table:formula="of:=IF([.D374]=&quot;RedoAct&quot;;1;IF([.D374]=&quot;RedoPen&quot;;2;IF([.D3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76]=&quot;&quot;;[.B375];[.B376])" office:value-type="float" office:value="3" calcext:value-type="float">
            <text:p>3</text:p>
          </table:table-cell>
          <table:table-cell office:value-type="float" office:value="0.0000000000000367825518088747" calcext:value-type="float">
            <text:p>3.67825518088747E-14</text:p>
          </table:table-cell>
          <table:table-cell table:formula="of:=IF([.C376]=0;[.C375]+1;&quot;&quot;)">
            <text:p/>
          </table:table-cell>
          <table:table-cell table:formula="of:=IF([.D375]=&quot;RedoAct&quot;;1;IF([.D375]=&quot;RedoPen&quot;;2;IF([.D3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377]=&quot;&quot;;[.B376];[.B377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377]=0;[.C376]+1;&quot;&quot;)">
            <text:p/>
          </table:table-cell>
          <table:table-cell table:formula="of:=IF([.D376]=&quot;RedoAct&quot;;1;IF([.D376]=&quot;RedoPen&quot;;2;IF([.D3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378]=&quot;&quot;;[.B377];[.B378])" office:value-type="float" office:value="0" calcext:value-type="float">
            <text:p>0</text:p>
          </table:table-cell>
          <table:table-cell office:value-type="float" office:value="0.000000326832728578933" calcext:value-type="float">
            <text:p>3.26832728578933E-07</text:p>
          </table:table-cell>
          <table:table-cell table:formula="of:=IF([.C378]=0;[.C377]+1;&quot;&quot;)" office:value-type="float" office:value="4" calcext:value-type="float">
            <text:p>4</text:p>
          </table:table-cell>
          <table:table-cell table:formula="of:=IF([.D377]=&quot;RedoAct&quot;;1;IF([.D377]=&quot;RedoPen&quot;;2;IF([.D377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79]=&quot;&quot;;[.B378];[.B379])" office:value-type="float" office:value="1" calcext:value-type="float">
            <text:p>1</text:p>
          </table:table-cell>
          <table:table-cell office:value-type="float" office:value="0.000000000350030201868966" calcext:value-type="float">
            <text:p>3.50030201868966E-10</text:p>
          </table:table-cell>
          <table:table-cell table:formula="of:=IF([.C379]=0;[.C378]+1;&quot;&quot;)">
            <text:p/>
          </table:table-cell>
          <table:table-cell table:formula="of:=IF([.D378]=&quot;RedoAct&quot;;1;IF([.D378]=&quot;RedoPen&quot;;2;IF([.D3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80]=&quot;&quot;;[.B379];[.B380])" office:value-type="float" office:value="2" calcext:value-type="float">
            <text:p>2</text:p>
          </table:table-cell>
          <table:table-cell office:value-type="float" office:value="0.0000000000000551637746341237" calcext:value-type="float">
            <text:p>5.51637746341237E-14</text:p>
          </table:table-cell>
          <table:table-cell table:formula="of:=IF([.C380]=0;[.C379]+1;&quot;&quot;)">
            <text:p/>
          </table:table-cell>
          <table:table-cell table:formula="of:=IF([.D379]=&quot;RedoAct&quot;;1;IF([.D379]=&quot;RedoPen&quot;;2;IF([.D3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IF([.B381]=&quot;&quot;;[.B380];[.B381])" office:value-type="float" office:value="0" calcext:value-type="float">
            <text:p>0</text:p>
          </table:table-cell>
          <table:table-cell office:value-type="float" office:value="0.0291119099314144" calcext:value-type="float">
            <text:p>0.029111909931414</text:p>
          </table:table-cell>
          <table:table-cell table:formula="of:=IF([.C381]=0;[.C380]+1;&quot;&quot;)" office:value-type="float" office:value="3" calcext:value-type="float">
            <text:p>3</text:p>
          </table:table-cell>
          <table:table-cell table:formula="of:=IF([.D380]=&quot;RedoAct&quot;;1;IF([.D380]=&quot;RedoPen&quot;;2;IF([.D380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1: 91--&gt;90</text:p>
          </table:table-cell>
          <table:table-cell office:value-type="string" calcext:value-type="string">
            <text:p>23: 83--&gt;82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82]=&quot;&quot;;[.B381];[.B382])" office:value-type="float" office:value="1" calcext:value-type="float">
            <text:p>1</text:p>
          </table:table-cell>
          <table:table-cell office:value-type="float" office:value="0.000048312854084022" calcext:value-type="float">
            <text:p>4.8312854084022E-05</text:p>
          </table:table-cell>
          <table:table-cell table:formula="of:=IF([.C382]=0;[.C381]+1;&quot;&quot;)">
            <text:p/>
          </table:table-cell>
          <table:table-cell table:formula="of:=IF([.D381]=&quot;RedoAct&quot;;1;IF([.D381]=&quot;RedoPen&quot;;2;IF([.D3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83]=&quot;&quot;;[.B382];[.B383])" office:value-type="float" office:value="2" calcext:value-type="float">
            <text:p>2</text:p>
          </table:table-cell>
          <table:table-cell office:value-type="float" office:value="0.0000101885873668742" calcext:value-type="float">
            <text:p>1.01885873668742E-05</text:p>
          </table:table-cell>
          <table:table-cell table:formula="of:=IF([.C383]=0;[.C382]+1;&quot;&quot;)">
            <text:p/>
          </table:table-cell>
          <table:table-cell table:formula="of:=IF([.D382]=&quot;RedoAct&quot;;1;IF([.D382]=&quot;RedoPen&quot;;2;IF([.D3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84]=&quot;&quot;;[.B383];[.B384])" office:value-type="float" office:value="3" calcext:value-type="float">
            <text:p>3</text:p>
          </table:table-cell>
          <table:table-cell office:value-type="float" office:value="0.000000000349867314388066" calcext:value-type="float">
            <text:p>3.49867314388066E-10</text:p>
          </table:table-cell>
          <table:table-cell table:formula="of:=IF([.C384]=0;[.C383]+1;&quot;&quot;)">
            <text:p/>
          </table:table-cell>
          <table:table-cell table:formula="of:=IF([.D383]=&quot;RedoAct&quot;;1;IF([.D383]=&quot;RedoPen&quot;;2;IF([.D3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85]=&quot;&quot;;[.B384];[.B385])" office:value-type="float" office:value="4" calcext:value-type="float">
            <text:p>4</text:p>
          </table:table-cell>
          <table:table-cell office:value-type="float" office:value="0.0000000000000421443933958553" calcext:value-type="float">
            <text:p>4.21443933958553E-14</text:p>
          </table:table-cell>
          <table:table-cell table:formula="of:=IF([.C385]=0;[.C384]+1;&quot;&quot;)">
            <text:p/>
          </table:table-cell>
          <table:table-cell table:formula="of:=IF([.D384]=&quot;RedoAct&quot;;1;IF([.D384]=&quot;RedoPen&quot;;2;IF([.D3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formula="of:=IF([.B386]=&quot;&quot;;[.B385];[.B386])" office:value-type="float" office:value="0" calcext:value-type="float">
            <text:p>0</text:p>
          </table:table-cell>
          <table:table-cell office:value-type="float" office:value="0.0357315605107565" calcext:value-type="float">
            <text:p>0.035731560510757</text:p>
          </table:table-cell>
          <table:table-cell table:formula="of:=IF([.C386]=0;[.C385]+1;&quot;&quot;)" office:value-type="float" office:value="5" calcext:value-type="float">
            <text:p>5</text:p>
          </table:table-cell>
          <table:table-cell table:formula="of:=IF([.D385]=&quot;RedoAct&quot;;1;IF([.D385]=&quot;RedoPen&quot;;2;IF([.D385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95--&gt;94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4: 81--&gt;80out</text:p>
          </table:table-cell>
          <table:table-cell office:value-type="string" calcext:value-type="string">
            <text:p>135: ou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87]=&quot;&quot;;[.B386];[.B387])" office:value-type="float" office:value="1" calcext:value-type="float">
            <text:p>1</text:p>
          </table:table-cell>
          <table:table-cell office:value-type="float" office:value="0.0000549995945759429" calcext:value-type="float">
            <text:p>5.49995945759429E-05</text:p>
          </table:table-cell>
          <table:table-cell table:formula="of:=IF([.C387]=0;[.C386]+1;&quot;&quot;)">
            <text:p/>
          </table:table-cell>
          <table:table-cell table:formula="of:=IF([.D386]=&quot;RedoAct&quot;;1;IF([.D386]=&quot;RedoPen&quot;;2;IF([.D386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88]=&quot;&quot;;[.B387];[.B388])" office:value-type="float" office:value="2" calcext:value-type="float">
            <text:p>2</text:p>
          </table:table-cell>
          <table:table-cell office:value-type="float" office:value="0.000102598571913636" calcext:value-type="float">
            <text:p>0.000102598571914</text:p>
          </table:table-cell>
          <table:table-cell table:formula="of:=IF([.C388]=0;[.C387]+1;&quot;&quot;)">
            <text:p/>
          </table:table-cell>
          <table:table-cell table:formula="of:=IF([.D387]=&quot;RedoAct&quot;;1;IF([.D387]=&quot;RedoPen&quot;;2;IF([.D387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89]=&quot;&quot;;[.B388];[.B389])" office:value-type="float" office:value="3" calcext:value-type="float">
            <text:p>3</text:p>
          </table:table-cell>
          <table:table-cell office:value-type="float" office:value="0.0000000747187760925154" calcext:value-type="float">
            <text:p>7.47187760925154E-08</text:p>
          </table:table-cell>
          <table:table-cell table:formula="of:=IF([.C389]=0;[.C388]+1;&quot;&quot;)">
            <text:p/>
          </table:table-cell>
          <table:table-cell table:formula="of:=IF([.D388]=&quot;RedoAct&quot;;1;IF([.D388]=&quot;RedoPen&quot;;2;IF([.D388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90]=&quot;&quot;;[.B389];[.B390])" office:value-type="float" office:value="4" calcext:value-type="float">
            <text:p>4</text:p>
          </table:table-cell>
          <table:table-cell office:value-type="float" office:value="0.00000000089587084308751" calcext:value-type="float">
            <text:p>8.9587084308751E-10</text:p>
          </table:table-cell>
          <table:table-cell table:formula="of:=IF([.C390]=0;[.C389]+1;&quot;&quot;)">
            <text:p/>
          </table:table-cell>
          <table:table-cell table:formula="of:=IF([.D389]=&quot;RedoAct&quot;;1;IF([.D389]=&quot;RedoPen&quot;;2;IF([.D389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91]=&quot;&quot;;[.B390];[.B391])" office:value-type="float" office:value="5" calcext:value-type="float">
            <text:p>5</text:p>
          </table:table-cell>
          <table:table-cell office:value-type="float" office:value="0.0000000000000484892442304875" calcext:value-type="float">
            <text:p>4.84892442304875E-14</text:p>
          </table:table-cell>
          <table:table-cell table:formula="of:=IF([.C391]=0;[.C390]+1;&quot;&quot;)">
            <text:p/>
          </table:table-cell>
          <table:table-cell table:formula="of:=IF([.D390]=&quot;RedoAct&quot;;1;IF([.D390]=&quot;RedoPen&quot;;2;IF([.D390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IF([.B392]=&quot;&quot;;[.B391];[.B392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392]=0;[.C391]+1;&quot;&quot;)">
            <text:p/>
          </table:table-cell>
          <table:table-cell table:formula="of:=IF([.D391]=&quot;RedoAct&quot;;1;IF([.D391]=&quot;RedoPen&quot;;2;IF([.D39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formula="of:=IF([.B393]=&quot;&quot;;[.B392];[.B393])" office:value-type="float" office:value="0" calcext:value-type="float">
            <text:p>0</text:p>
          </table:table-cell>
          <table:table-cell office:value-type="float" office:value="0.000389663347395997" calcext:value-type="float">
            <text:p>0.000389663347396</text:p>
          </table:table-cell>
          <table:table-cell table:formula="of:=IF([.C393]=0;[.C392]+1;&quot;&quot;)" office:value-type="float" office:value="6" calcext:value-type="float">
            <text:p>6</text:p>
          </table:table-cell>
          <table:table-cell table:formula="of:=IF([.D392]=&quot;RedoAct&quot;;1;IF([.D392]=&quot;RedoPen&quot;;2;IF([.D392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94]=&quot;&quot;;[.B393];[.B394])" office:value-type="float" office:value="1" calcext:value-type="float">
            <text:p>1</text:p>
          </table:table-cell>
          <table:table-cell office:value-type="float" office:value="0.000000139032952341674" calcext:value-type="float">
            <text:p>1.39032952341674E-07</text:p>
          </table:table-cell>
          <table:table-cell table:formula="of:=IF([.C394]=0;[.C393]+1;&quot;&quot;)">
            <text:p/>
          </table:table-cell>
          <table:table-cell table:formula="of:=IF([.D393]=&quot;RedoAct&quot;;1;IF([.D393]=&quot;RedoPen&quot;;2;IF([.D3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95]=&quot;&quot;;[.B394];[.B395])" office:value-type="float" office:value="2" calcext:value-type="float">
            <text:p>2</text:p>
          </table:table-cell>
          <table:table-cell office:value-type="float" office:value="0.0000000092060697955971" calcext:value-type="float">
            <text:p>9.2060697955971E-09</text:p>
          </table:table-cell>
          <table:table-cell table:formula="of:=IF([.C395]=0;[.C394]+1;&quot;&quot;)">
            <text:p/>
          </table:table-cell>
          <table:table-cell table:formula="of:=IF([.D394]=&quot;RedoAct&quot;;1;IF([.D394]=&quot;RedoPen&quot;;2;IF([.D3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96]=&quot;&quot;;[.B395];[.B396])" office:value-type="float" office:value="3" calcext:value-type="float">
            <text:p>3</text:p>
          </table:table-cell>
          <table:table-cell office:value-type="float" office:value="0.0000000000000428265991607587" calcext:value-type="float">
            <text:p>4.28265991607587E-14</text:p>
          </table:table-cell>
          <table:table-cell table:formula="of:=IF([.C396]=0;[.C395]+1;&quot;&quot;)">
            <text:p/>
          </table:table-cell>
          <table:table-cell table:formula="of:=IF([.D395]=&quot;RedoAct&quot;;1;IF([.D395]=&quot;RedoPen&quot;;2;IF([.D3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397]=&quot;&quot;;[.B396];[.B397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397]=0;[.C396]+1;&quot;&quot;)">
            <text:p/>
          </table:table-cell>
          <table:table-cell table:formula="of:=IF([.D396]=&quot;RedoAct&quot;;1;IF([.D396]=&quot;RedoPen&quot;;2;IF([.D3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formula="of:=IF([.B398]=&quot;&quot;;[.B397];[.B398])" office:value-type="float" office:value="0" calcext:value-type="float">
            <text:p>0</text:p>
          </table:table-cell>
          <table:table-cell office:value-type="float" office:value="0.000000153736691634011" calcext:value-type="float">
            <text:p>1.53736691634011E-07</text:p>
          </table:table-cell>
          <table:table-cell table:formula="of:=IF([.C398]=0;[.C397]+1;&quot;&quot;)" office:value-type="float" office:value="4" calcext:value-type="float">
            <text:p>4</text:p>
          </table:table-cell>
          <table:table-cell table:formula="of:=IF([.D397]=&quot;RedoAct&quot;;1;IF([.D397]=&quot;RedoPen&quot;;2;IF([.D397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99]=&quot;&quot;;[.B398];[.B399])" office:value-type="float" office:value="1" calcext:value-type="float">
            <text:p>1</text:p>
          </table:table-cell>
          <table:table-cell office:value-type="float" office:value="0.000000000023829109575878" calcext:value-type="float">
            <text:p>2.3829109575878E-11</text:p>
          </table:table-cell>
          <table:table-cell table:formula="of:=IF([.C399]=0;[.C398]+1;&quot;&quot;)">
            <text:p/>
          </table:table-cell>
          <table:table-cell table:formula="of:=IF([.D398]=&quot;RedoAct&quot;;1;IF([.D398]=&quot;RedoPen&quot;;2;IF([.D3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formula="of:=IF([.B400]=&quot;&quot;;[.B399];[.B400])" office:value-type="float" office:value="0" calcext:value-type="float">
            <text:p>0</text:p>
          </table:table-cell>
          <table:table-cell office:value-type="float" office:value="0.0561204076077758" calcext:value-type="float">
            <text:p>0.056120407607776</text:p>
          </table:table-cell>
          <table:table-cell table:formula="of:=IF([.C400]=0;[.C399]+1;&quot;&quot;)" office:value-type="float" office:value="2" calcext:value-type="float">
            <text:p>2</text:p>
          </table:table-cell>
          <table:table-cell table:formula="of:=IF([.D399]=&quot;RedoAct&quot;;1;IF([.D399]=&quot;RedoPen&quot;;2;IF([.D399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1: 93--&gt;52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50: 4--&gt;0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5: ou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01]=&quot;&quot;;[.B400];[.B401])" office:value-type="float" office:value="1" calcext:value-type="float">
            <text:p>1</text:p>
          </table:table-cell>
          <table:table-cell office:value-type="float" office:value="0.000361609914043342" calcext:value-type="float">
            <text:p>0.000361609914043</text:p>
          </table:table-cell>
          <table:table-cell table:formula="of:=IF([.C401]=0;[.C400]+1;&quot;&quot;)">
            <text:p/>
          </table:table-cell>
          <table:table-cell table:formula="of:=IF([.D400]=&quot;RedoAct&quot;;1;IF([.D400]=&quot;RedoPen&quot;;2;IF([.D4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02]=&quot;&quot;;[.B401];[.B402])" office:value-type="float" office:value="2" calcext:value-type="float">
            <text:p>2</text:p>
          </table:table-cell>
          <table:table-cell office:value-type="float" office:value="0.00105718172165972" calcext:value-type="float">
            <text:p>0.00105718172166</text:p>
          </table:table-cell>
          <table:table-cell table:formula="of:=IF([.C402]=0;[.C401]+1;&quot;&quot;)">
            <text:p/>
          </table:table-cell>
          <table:table-cell table:formula="of:=IF([.D401]=&quot;RedoAct&quot;;1;IF([.D401]=&quot;RedoPen&quot;;2;IF([.D4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03]=&quot;&quot;;[.B402];[.B403])" office:value-type="float" office:value="3" calcext:value-type="float">
            <text:p>3</text:p>
          </table:table-cell>
          <table:table-cell office:value-type="float" office:value="0.0000036741203211301" calcext:value-type="float">
            <text:p>3.6741203211301E-06</text:p>
          </table:table-cell>
          <table:table-cell table:formula="of:=IF([.C403]=0;[.C402]+1;&quot;&quot;)">
            <text:p/>
          </table:table-cell>
          <table:table-cell table:formula="of:=IF([.D402]=&quot;RedoAct&quot;;1;IF([.D402]=&quot;RedoPen&quot;;2;IF([.D4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04]=&quot;&quot;;[.B403];[.B404])" office:value-type="float" office:value="4" calcext:value-type="float">
            <text:p>4</text:p>
          </table:table-cell>
          <table:table-cell office:value-type="float" office:value="0.000000178373356443861" calcext:value-type="float">
            <text:p>1.78373356443861E-07</text:p>
          </table:table-cell>
          <table:table-cell table:formula="of:=IF([.C404]=0;[.C403]+1;&quot;&quot;)">
            <text:p/>
          </table:table-cell>
          <table:table-cell table:formula="of:=IF([.D403]=&quot;RedoAct&quot;;1;IF([.D403]=&quot;RedoPen&quot;;2;IF([.D4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05]=&quot;&quot;;[.B404];[.B405])" office:value-type="float" office:value="5" calcext:value-type="float">
            <text:p>5</text:p>
          </table:table-cell>
          <table:table-cell office:value-type="float" office:value="0.000000000000130955020800528" calcext:value-type="float">
            <text:p>1.30955020800528E-13</text:p>
          </table:table-cell>
          <table:table-cell table:formula="of:=IF([.C405]=0;[.C404]+1;&quot;&quot;)">
            <text:p/>
          </table:table-cell>
          <table:table-cell table:formula="of:=IF([.D404]=&quot;RedoAct&quot;;1;IF([.D404]=&quot;RedoPen&quot;;2;IF([.D4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406]=&quot;&quot;;[.B405];[.B406])" office:value-type="float" office:value="0" calcext:value-type="float">
            <text:p>0</text:p>
          </table:table-cell>
          <table:table-cell office:value-type="float" office:value="0.0880424397336993" calcext:value-type="float">
            <text:p>0.088042439733699</text:p>
          </table:table-cell>
          <table:table-cell table:formula="of:=IF([.C406]=0;[.C405]+1;&quot;&quot;)" office:value-type="float" office:value="6" calcext:value-type="float">
            <text:p>6</text:p>
          </table:table-cell>
          <table:table-cell table:formula="of:=IF([.D405]=&quot;RedoAct&quot;;1;IF([.D405]=&quot;RedoPen&quot;;2;IF([.D405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52--&gt;48out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5: ou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07]=&quot;&quot;;[.B406];[.B407])" office:value-type="float" office:value="1" calcext:value-type="float">
            <text:p>1</text:p>
          </table:table-cell>
          <table:table-cell office:value-type="float" office:value="0.000214135972170366" calcext:value-type="float">
            <text:p>0.00021413597217</text:p>
          </table:table-cell>
          <table:table-cell table:formula="of:=IF([.C407]=0;[.C406]+1;&quot;&quot;)">
            <text:p/>
          </table:table-cell>
          <table:table-cell table:formula="of:=IF([.D406]=&quot;RedoAct&quot;;1;IF([.D406]=&quot;RedoPen&quot;;2;IF([.D406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08]=&quot;&quot;;[.B407];[.B408])" office:value-type="float" office:value="2" calcext:value-type="float">
            <text:p>2</text:p>
          </table:table-cell>
          <table:table-cell office:value-type="float" office:value="0.00590367156559677" calcext:value-type="float">
            <text:p>0.005903671565597</text:p>
          </table:table-cell>
          <table:table-cell table:formula="of:=IF([.C408]=0;[.C407]+1;&quot;&quot;)">
            <text:p/>
          </table:table-cell>
          <table:table-cell table:formula="of:=IF([.D407]=&quot;RedoAct&quot;;1;IF([.D407]=&quot;RedoPen&quot;;2;IF([.D407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50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09]=&quot;&quot;;[.B408];[.B409])" office:value-type="float" office:value="3" calcext:value-type="float">
            <text:p>3</text:p>
          </table:table-cell>
          <table:table-cell office:value-type="float" office:value="0.0000544348466192999" calcext:value-type="float">
            <text:p>5.44348466192999E-05</text:p>
          </table:table-cell>
          <table:table-cell table:formula="of:=IF([.C409]=0;[.C408]+1;&quot;&quot;)">
            <text:p/>
          </table:table-cell>
          <table:table-cell table:formula="of:=IF([.D408]=&quot;RedoAct&quot;;1;IF([.D408]=&quot;RedoPen&quot;;2;IF([.D408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0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10]=&quot;&quot;;[.B409];[.B410])" office:value-type="float" office:value="4" calcext:value-type="float">
            <text:p>4</text:p>
          </table:table-cell>
          <table:table-cell office:value-type="float" office:value="0.00016655779171553" calcext:value-type="float">
            <text:p>0.000166557791716</text:p>
          </table:table-cell>
          <table:table-cell table:formula="of:=IF([.C410]=0;[.C409]+1;&quot;&quot;)">
            <text:p/>
          </table:table-cell>
          <table:table-cell table:formula="of:=IF([.D409]=&quot;RedoAct&quot;;1;IF([.D409]=&quot;RedoPen&quot;;2;IF([.D409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0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11]=&quot;&quot;;[.B410];[.B411])" office:value-type="float" office:value="5" calcext:value-type="float">
            <text:p>5</text:p>
          </table:table-cell>
          <table:table-cell office:value-type="float" office:value="0.000000823483626739096" calcext:value-type="float">
            <text:p>8.23483626739096E-07</text:p>
          </table:table-cell>
          <table:table-cell table:formula="of:=IF([.C411]=0;[.C410]+1;&quot;&quot;)">
            <text:p/>
          </table:table-cell>
          <table:table-cell table:formula="of:=IF([.D410]=&quot;RedoAct&quot;;1;IF([.D410]=&quot;RedoPen&quot;;2;IF([.D410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0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12]=&quot;&quot;;[.B411];[.B412])" office:value-type="float" office:value="6" calcext:value-type="float">
            <text:p>6</text:p>
          </table:table-cell>
          <table:table-cell office:value-type="float" office:value="0.0000000039932712556949" calcext:value-type="float">
            <text:p>3.9932712556949E-09</text:p>
          </table:table-cell>
          <table:table-cell table:formula="of:=IF([.C412]=0;[.C411]+1;&quot;&quot;)">
            <text:p/>
          </table:table-cell>
          <table:table-cell table:formula="of:=IF([.D411]=&quot;RedoAct&quot;;1;IF([.D411]=&quot;RedoPen&quot;;2;IF([.D411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0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13]=&quot;&quot;;[.B412];[.B413])" office:value-type="float" office:value="7" calcext:value-type="float">
            <text:p>7</text:p>
          </table:table-cell>
          <table:table-cell office:value-type="float" office:value="0.00000000000003379263696933" calcext:value-type="float">
            <text:p>3.379263696933E-14</text:p>
          </table:table-cell>
          <table:table-cell table:formula="of:=IF([.C413]=0;[.C412]+1;&quot;&quot;)">
            <text:p/>
          </table:table-cell>
          <table:table-cell table:formula="of:=IF([.D412]=&quot;RedoAct&quot;;1;IF([.D412]=&quot;RedoPen&quot;;2;IF([.D412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0: out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IF([.B414]=&quot;&quot;;[.B413];[.B414])" office:value-type="float" office:value="7" calcext:value-type="float">
            <text:p>7</text:p>
          </table:table-cell>
          <table:table-cell office:value-type="string" calcext:value-type="string">
            <text:p>RedoAct</text:p>
          </table:table-cell>
          <table:table-cell table:formula="of:=IF([.C414]=0;[.C413]+1;&quot;&quot;)">
            <text:p/>
          </table:table-cell>
          <table:table-cell table:formula="of:=IF([.D413]=&quot;RedoAct&quot;;1;IF([.D413]=&quot;RedoPen&quot;;2;IF([.D41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415]=&quot;&quot;;[.B414];[.B415])" office:value-type="float" office:value="0" calcext:value-type="float">
            <text:p>0</text:p>
          </table:table-cell>
          <table:table-cell office:value-type="float" office:value="0.000271155729309762" calcext:value-type="float">
            <text:p>0.00027115572931</text:p>
          </table:table-cell>
          <table:table-cell table:formula="of:=IF([.C415]=0;[.C414]+1;&quot;&quot;)" office:value-type="float" office:value="8" calcext:value-type="float">
            <text:p>8</text:p>
          </table:table-cell>
          <table:table-cell table:formula="of:=IF([.D414]=&quot;RedoAct&quot;;1;IF([.D414]=&quot;RedoPen&quot;;2;IF([.D414]=&quot;Cutback&quot;;-1;0)))" office:value-type="float" office:value="1" calcext:value-type="float">
            <text:p>1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16]=&quot;&quot;;[.B415];[.B416])" office:value-type="float" office:value="1" calcext:value-type="float">
            <text:p>1</text:p>
          </table:table-cell>
          <table:table-cell office:value-type="float" office:value="0.0000259979468637037" calcext:value-type="float">
            <text:p>2.59979468637037E-05</text:p>
          </table:table-cell>
          <table:table-cell table:formula="of:=IF([.C416]=0;[.C415]+1;&quot;&quot;)">
            <text:p/>
          </table:table-cell>
          <table:table-cell table:formula="of:=IF([.D415]=&quot;RedoAct&quot;;1;IF([.D415]=&quot;RedoPen&quot;;2;IF([.D415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17]=&quot;&quot;;[.B416];[.B417])" office:value-type="float" office:value="2" calcext:value-type="float">
            <text:p>2</text:p>
          </table:table-cell>
          <table:table-cell office:value-type="float" office:value="0.0000000668526812658855" calcext:value-type="float">
            <text:p>6.68526812658855E-08</text:p>
          </table:table-cell>
          <table:table-cell table:formula="of:=IF([.C417]=0;[.C416]+1;&quot;&quot;)">
            <text:p/>
          </table:table-cell>
          <table:table-cell table:formula="of:=IF([.D416]=&quot;RedoAct&quot;;1;IF([.D416]=&quot;RedoPen&quot;;2;IF([.D416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18]=&quot;&quot;;[.B417];[.B418])" office:value-type="float" office:value="3" calcext:value-type="float">
            <text:p>3</text:p>
          </table:table-cell>
          <table:table-cell office:value-type="float" office:value="0.00000000000148030626711493" calcext:value-type="float">
            <text:p>1.48030626711493E-12</text:p>
          </table:table-cell>
          <table:table-cell table:formula="of:=IF([.C418]=0;[.C417]+1;&quot;&quot;)">
            <text:p/>
          </table:table-cell>
          <table:table-cell table:formula="of:=IF([.D417]=&quot;RedoAct&quot;;1;IF([.D417]=&quot;RedoPen&quot;;2;IF([.D417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419]=&quot;&quot;;[.B418];[.B419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419]=0;[.C418]+1;&quot;&quot;)">
            <text:p/>
          </table:table-cell>
          <table:table-cell table:formula="of:=IF([.D418]=&quot;RedoAct&quot;;1;IF([.D418]=&quot;RedoPen&quot;;2;IF([.D418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420]=&quot;&quot;;[.B419];[.B420])" office:value-type="float" office:value="0" calcext:value-type="float">
            <text:p>0</text:p>
          </table:table-cell>
          <table:table-cell office:value-type="float" office:value="0.00000000166930738398564" calcext:value-type="float">
            <text:p>1.66930738398564E-09</text:p>
          </table:table-cell>
          <table:table-cell table:formula="of:=IF([.C420]=0;[.C419]+1;&quot;&quot;)" office:value-type="float" office:value="4" calcext:value-type="float">
            <text:p>4</text:p>
          </table:table-cell>
          <table:table-cell table:formula="of:=IF([.D419]=&quot;RedoAct&quot;;1;IF([.D419]=&quot;RedoPen&quot;;2;IF([.D419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21]=&quot;&quot;;[.B420];[.B421])" office:value-type="float" office:value="1" calcext:value-type="float">
            <text:p>1</text:p>
          </table:table-cell>
          <table:table-cell office:value-type="float" office:value="0.000000000000035258587423618" calcext:value-type="float">
            <text:p>3.5258587423618E-14</text:p>
          </table:table-cell>
          <table:table-cell table:formula="of:=IF([.C421]=0;[.C420]+1;&quot;&quot;)">
            <text:p/>
          </table:table-cell>
          <table:table-cell table:formula="of:=IF([.D420]=&quot;RedoAct&quot;;1;IF([.D420]=&quot;RedoPen&quot;;2;IF([.D4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422]=&quot;&quot;;[.B421];[.B422])" office:value-type="float" office:value="1" calcext:value-type="float">
            <text:p>1</text:p>
          </table:table-cell>
          <table:table-cell office:value-type="string" calcext:value-type="string">
            <text:p>RedoPen</text:p>
          </table:table-cell>
          <table:table-cell table:formula="of:=IF([.C422]=0;[.C421]+1;&quot;&quot;)">
            <text:p/>
          </table:table-cell>
          <table:table-cell table:formula="of:=IF([.D421]=&quot;RedoAct&quot;;1;IF([.D421]=&quot;RedoPen&quot;;2;IF([.D4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423]=&quot;&quot;;[.B422];[.B423])" office:value-type="float" office:value="0" calcext:value-type="float">
            <text:p>0</text:p>
          </table:table-cell>
          <table:table-cell office:value-type="float" office:value="0.000000277636422626843" calcext:value-type="float">
            <text:p>2.77636422626843E-07</text:p>
          </table:table-cell>
          <table:table-cell table:formula="of:=IF([.C423]=0;[.C422]+1;&quot;&quot;)" office:value-type="float" office:value="2" calcext:value-type="float">
            <text:p>2</text:p>
          </table:table-cell>
          <table:table-cell table:formula="of:=IF([.D422]=&quot;RedoAct&quot;;1;IF([.D422]=&quot;RedoPen&quot;;2;IF([.D422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24]=&quot;&quot;;[.B423];[.B424])" office:value-type="float" office:value="1" calcext:value-type="float">
            <text:p>1</text:p>
          </table:table-cell>
          <table:table-cell office:value-type="float" office:value="0.000000000353744720976086" calcext:value-type="float">
            <text:p>3.53744720976086E-10</text:p>
          </table:table-cell>
          <table:table-cell table:formula="of:=IF([.C424]=0;[.C423]+1;&quot;&quot;)">
            <text:p/>
          </table:table-cell>
          <table:table-cell table:formula="of:=IF([.D423]=&quot;RedoAct&quot;;1;IF([.D423]=&quot;RedoPen&quot;;2;IF([.D4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25]=&quot;&quot;;[.B424];[.B425])" office:value-type="float" office:value="2" calcext:value-type="float">
            <text:p>2</text:p>
          </table:table-cell>
          <table:table-cell office:value-type="float" office:value="0.0000000000000387161943268609" calcext:value-type="float">
            <text:p>3.87161943268609E-14</text:p>
          </table:table-cell>
          <table:table-cell table:formula="of:=IF([.C425]=0;[.C424]+1;&quot;&quot;)">
            <text:p/>
          </table:table-cell>
          <table:table-cell table:formula="of:=IF([.D424]=&quot;RedoAct&quot;;1;IF([.D424]=&quot;RedoPen&quot;;2;IF([.D4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IF([.B426]=&quot;&quot;;[.B425];[.B426])" office:value-type="float" office:value="0" calcext:value-type="float">
            <text:p>0</text:p>
          </table:table-cell>
          <table:table-cell office:value-type="float" office:value="0.274861832896236" calcext:value-type="float">
            <text:p>0.274861832896236</text:p>
          </table:table-cell>
          <table:table-cell table:formula="of:=IF([.C426]=0;[.C425]+1;&quot;&quot;)" office:value-type="float" office:value="3" calcext:value-type="float">
            <text:p>3</text:p>
          </table:table-cell>
          <table:table-cell table:formula="of:=IF([.D425]=&quot;RedoAct&quot;;1;IF([.D425]=&quot;RedoPen&quot;;2;IF([.D425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56--&gt;94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2: 93--&gt;92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90--&gt;89</text:p>
          </table:table-cell>
          <table:table-cell office:value-type="string" calcext:value-type="string">
            <text:p>126: 89--&gt;88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0: 85--&gt;84out</text:p>
          </table:table-cell>
          <table:table-cell office:value-type="string" calcext:value-type="string">
            <text:p>135: ou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27]=&quot;&quot;;[.B426];[.B427])" office:value-type="float" office:value="1" calcext:value-type="float">
            <text:p>1</text:p>
          </table:table-cell>
          <table:table-cell office:value-type="float" office:value="0.00421142656475979" calcext:value-type="float">
            <text:p>0.00421142656476</text:p>
          </table:table-cell>
          <table:table-cell table:formula="of:=IF([.C427]=0;[.C426]+1;&quot;&quot;)">
            <text:p/>
          </table:table-cell>
          <table:table-cell table:formula="of:=IF([.D426]=&quot;RedoAct&quot;;1;IF([.D426]=&quot;RedoPen&quot;;2;IF([.D426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28]=&quot;&quot;;[.B427];[.B428])" office:value-type="float" office:value="2" calcext:value-type="float">
            <text:p>2</text:p>
          </table:table-cell>
          <table:table-cell office:value-type="float" office:value="0.178856134260634" calcext:value-type="float">
            <text:p>0.178856134260634</text:p>
          </table:table-cell>
          <table:table-cell table:formula="of:=IF([.C428]=0;[.C427]+1;&quot;&quot;)">
            <text:p/>
          </table:table-cell>
          <table:table-cell table:formula="of:=IF([.D427]=&quot;RedoAct&quot;;1;IF([.D427]=&quot;RedoPen&quot;;2;IF([.D42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88--&gt;89</text:p>
          </table:table-cell>
          <table:table-cell office:value-type="string" calcext:value-type="string">
            <text:p>128: out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29]=&quot;&quot;;[.B428];[.B429])" office:value-type="float" office:value="3" calcext:value-type="float">
            <text:p>3</text:p>
          </table:table-cell>
          <table:table-cell office:value-type="float" office:value="0.00131966677096937" calcext:value-type="float">
            <text:p>0.001319666770969</text:p>
          </table:table-cell>
          <table:table-cell table:formula="of:=IF([.C429]=0;[.C428]+1;&quot;&quot;)">
            <text:p/>
          </table:table-cell>
          <table:table-cell table:formula="of:=IF([.D428]=&quot;RedoAct&quot;;1;IF([.D428]=&quot;RedoPen&quot;;2;IF([.D428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30]=&quot;&quot;;[.B429];[.B430])" office:value-type="float" office:value="4" calcext:value-type="float">
            <text:p>4</text:p>
          </table:table-cell>
          <table:table-cell office:value-type="float" office:value="0.117076253253846" calcext:value-type="float">
            <text:p>0.117076253253846</text:p>
          </table:table-cell>
          <table:table-cell table:formula="of:=IF([.C430]=0;[.C429]+1;&quot;&quot;)">
            <text:p/>
          </table:table-cell>
          <table:table-cell table:formula="of:=IF([.D429]=&quot;RedoAct&quot;;1;IF([.D429]=&quot;RedoPen&quot;;2;IF([.D429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128: ou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31]=&quot;&quot;;[.B430];[.B431])" office:value-type="float" office:value="5" calcext:value-type="float">
            <text:p>5</text:p>
          </table:table-cell>
          <table:table-cell office:value-type="float" office:value="0.000549297664014777" calcext:value-type="float">
            <text:p>0.000549297664015</text:p>
          </table:table-cell>
          <table:table-cell table:formula="of:=IF([.C431]=0;[.C430]+1;&quot;&quot;)">
            <text:p/>
          </table:table-cell>
          <table:table-cell table:formula="of:=IF([.D430]=&quot;RedoAct&quot;;1;IF([.D430]=&quot;RedoPen&quot;;2;IF([.D4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32]=&quot;&quot;;[.B431];[.B432])" office:value-type="float" office:value="6" calcext:value-type="float">
            <text:p>6</text:p>
          </table:table-cell>
          <table:table-cell office:value-type="float" office:value="0.278281285522973" calcext:value-type="float">
            <text:p>0.278281285522973</text:p>
          </table:table-cell>
          <table:table-cell table:formula="of:=IF([.C432]=0;[.C431]+1;&quot;&quot;)">
            <text:p/>
          </table:table-cell>
          <table:table-cell table:formula="of:=IF([.D431]=&quot;RedoAct&quot;;1;IF([.D431]=&quot;RedoPen&quot;;2;IF([.D431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33]=&quot;&quot;;[.B432];[.B433])" office:value-type="float" office:value="7" calcext:value-type="float">
            <text:p>7</text:p>
          </table:table-cell>
          <table:table-cell office:value-type="float" office:value="0.00112563238519883" calcext:value-type="float">
            <text:p>0.001125632385199</text:p>
          </table:table-cell>
          <table:table-cell table:formula="of:=IF([.C433]=0;[.C432]+1;&quot;&quot;)">
            <text:p/>
          </table:table-cell>
          <table:table-cell table:formula="of:=IF([.D432]=&quot;RedoAct&quot;;1;IF([.D432]=&quot;RedoPen&quot;;2;IF([.D4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34]=&quot;&quot;;[.B433];[.B434])" office:value-type="float" office:value="8" calcext:value-type="float">
            <text:p>8</text:p>
          </table:table-cell>
          <table:table-cell office:value-type="float" office:value="0.110783704793672" calcext:value-type="float">
            <text:p>0.110783704793672</text:p>
          </table:table-cell>
          <table:table-cell table:formula="of:=IF([.C434]=0;[.C433]+1;&quot;&quot;)">
            <text:p/>
          </table:table-cell>
          <table:table-cell table:formula="of:=IF([.D433]=&quot;RedoAct&quot;;1;IF([.D433]=&quot;RedoPen&quot;;2;IF([.D433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128: ou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35]=&quot;&quot;;[.B434];[.B435])" office:value-type="float" office:value="9" calcext:value-type="float">
            <text:p>9</text:p>
          </table:table-cell>
          <table:table-cell office:value-type="float" office:value="0.00050320995266348" calcext:value-type="float">
            <text:p>0.000503209952663</text:p>
          </table:table-cell>
          <table:table-cell table:formula="of:=IF([.C435]=0;[.C434]+1;&quot;&quot;)">
            <text:p/>
          </table:table-cell>
          <table:table-cell table:formula="of:=IF([.D434]=&quot;RedoAct&quot;;1;IF([.D434]=&quot;RedoPen&quot;;2;IF([.D4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436]=&quot;&quot;;[.B435];[.B436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436]=0;[.C435]+1;&quot;&quot;)">
            <text:p/>
          </table:table-cell>
          <table:table-cell table:formula="of:=IF([.D435]=&quot;RedoAct&quot;;1;IF([.D435]=&quot;RedoPen&quot;;2;IF([.D4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table:formula="of:=IF([.B437]=&quot;&quot;;[.B436];[.B437])" office:value-type="float" office:value="0" calcext:value-type="float">
            <text:p>0</text:p>
          </table:table-cell>
          <table:table-cell office:value-type="float" office:value="0.070287333125728" calcext:value-type="float">
            <text:p>0.070287333125728</text:p>
          </table:table-cell>
          <table:table-cell table:formula="of:=IF([.C437]=0;[.C436]+1;&quot;&quot;)" office:value-type="float" office:value="10" calcext:value-type="float">
            <text:p>10</text:p>
          </table:table-cell>
          <table:table-cell table:formula="of:=IF([.D436]=&quot;RedoAct&quot;;1;IF([.D436]=&quot;RedoPen&quot;;2;IF([.D436]=&quot;Cutback&quot;;-1;0)))" office:value-type="float" office:value="-1" calcext:value-type="float">
            <text:p>-1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56--&gt;94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2: 93--&gt;92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4: 90--&gt;89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85--&gt;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38]=&quot;&quot;;[.B437];[.B438])" office:value-type="float" office:value="1" calcext:value-type="float">
            <text:p>1</text:p>
          </table:table-cell>
          <table:table-cell office:value-type="float" office:value="0.00330606347493073" calcext:value-type="float">
            <text:p>0.003306063474931</text:p>
          </table:table-cell>
          <table:table-cell table:formula="of:=IF([.C438]=0;[.C437]+1;&quot;&quot;)">
            <text:p/>
          </table:table-cell>
          <table:table-cell table:formula="of:=IF([.D437]=&quot;RedoAct&quot;;1;IF([.D437]=&quot;RedoPen&quot;;2;IF([.D437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39]=&quot;&quot;;[.B438];[.B439])" office:value-type="float" office:value="2" calcext:value-type="float">
            <text:p>2</text:p>
          </table:table-cell>
          <table:table-cell office:value-type="float" office:value="0.00349722206032142" calcext:value-type="float">
            <text:p>0.003497222060321</text:p>
          </table:table-cell>
          <table:table-cell table:formula="of:=IF([.C439]=0;[.C438]+1;&quot;&quot;)">
            <text:p/>
          </table:table-cell>
          <table:table-cell table:formula="of:=IF([.D438]=&quot;RedoAct&quot;;1;IF([.D438]=&quot;RedoPen&quot;;2;IF([.D4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40]=&quot;&quot;;[.B439];[.B440])" office:value-type="float" office:value="3" calcext:value-type="float">
            <text:p>3</text:p>
          </table:table-cell>
          <table:table-cell office:value-type="float" office:value="0.000768740094965685" calcext:value-type="float">
            <text:p>0.000768740094966</text:p>
          </table:table-cell>
          <table:table-cell table:formula="of:=IF([.C440]=0;[.C439]+1;&quot;&quot;)">
            <text:p/>
          </table:table-cell>
          <table:table-cell table:formula="of:=IF([.D439]=&quot;RedoAct&quot;;1;IF([.D439]=&quot;RedoPen&quot;;2;IF([.D439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41]=&quot;&quot;;[.B440];[.B441])" office:value-type="float" office:value="4" calcext:value-type="float">
            <text:p>4</text:p>
          </table:table-cell>
          <table:table-cell office:value-type="float" office:value="0.0000847199495663168" calcext:value-type="float">
            <text:p>8.47199495663168E-05</text:p>
          </table:table-cell>
          <table:table-cell table:formula="of:=IF([.C441]=0;[.C440]+1;&quot;&quot;)">
            <text:p/>
          </table:table-cell>
          <table:table-cell table:formula="of:=IF([.D440]=&quot;RedoAct&quot;;1;IF([.D440]=&quot;RedoPen&quot;;2;IF([.D4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42]=&quot;&quot;;[.B441];[.B442])" office:value-type="float" office:value="5" calcext:value-type="float">
            <text:p>5</text:p>
          </table:table-cell>
          <table:table-cell office:value-type="float" office:value="0.00000297643533639869" calcext:value-type="float">
            <text:p>2.97643533639869E-06</text:p>
          </table:table-cell>
          <table:table-cell table:formula="of:=IF([.C442]=0;[.C441]+1;&quot;&quot;)">
            <text:p/>
          </table:table-cell>
          <table:table-cell table:formula="of:=IF([.D441]=&quot;RedoAct&quot;;1;IF([.D441]=&quot;RedoPen&quot;;2;IF([.D4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43]=&quot;&quot;;[.B442];[.B443])" office:value-type="float" office:value="6" calcext:value-type="float">
            <text:p>6</text:p>
          </table:table-cell>
          <table:table-cell office:value-type="float" office:value="0.0000000013174515129719" calcext:value-type="float">
            <text:p>1.3174515129719E-09</text:p>
          </table:table-cell>
          <table:table-cell table:formula="of:=IF([.C443]=0;[.C442]+1;&quot;&quot;)">
            <text:p/>
          </table:table-cell>
          <table:table-cell table:formula="of:=IF([.D442]=&quot;RedoAct&quot;;1;IF([.D442]=&quot;RedoPen&quot;;2;IF([.D4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44]=&quot;&quot;;[.B443];[.B444])" office:value-type="float" office:value="7" calcext:value-type="float">
            <text:p>7</text:p>
          </table:table-cell>
          <table:table-cell office:value-type="float" office:value="0.0000000000000306761653774982" calcext:value-type="float">
            <text:p>3.06761653774982E-14</text:p>
          </table:table-cell>
          <table:table-cell table:formula="of:=IF([.C444]=0;[.C443]+1;&quot;&quot;)">
            <text:p/>
          </table:table-cell>
          <table:table-cell table:formula="of:=IF([.D443]=&quot;RedoAct&quot;;1;IF([.D443]=&quot;RedoPen&quot;;2;IF([.D4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445]=&quot;&quot;;[.B444];[.B445])" office:value-type="float" office:value="7" calcext:value-type="float">
            <text:p>7</text:p>
          </table:table-cell>
          <table:table-cell office:value-type="string" calcext:value-type="string">
            <text:p>RedoAct</text:p>
          </table:table-cell>
          <table:table-cell table:formula="of:=IF([.C445]=0;[.C444]+1;&quot;&quot;)">
            <text:p/>
          </table:table-cell>
          <table:table-cell table:formula="of:=IF([.D444]=&quot;RedoAct&quot;;1;IF([.D444]=&quot;RedoPen&quot;;2;IF([.D44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table:formula="of:=IF([.B446]=&quot;&quot;;[.B445];[.B446])" office:value-type="float" office:value="0" calcext:value-type="float">
            <text:p>0</text:p>
          </table:table-cell>
          <table:table-cell office:value-type="float" office:value="0.0000327892114963624" calcext:value-type="float">
            <text:p>3.27892114963624E-05</text:p>
          </table:table-cell>
          <table:table-cell table:formula="of:=IF([.C446]=0;[.C445]+1;&quot;&quot;)" office:value-type="float" office:value="8" calcext:value-type="float">
            <text:p>8</text:p>
          </table:table-cell>
          <table:table-cell table:formula="of:=IF([.D445]=&quot;RedoAct&quot;;1;IF([.D445]=&quot;RedoPen&quot;;2;IF([.D445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47]=&quot;&quot;;[.B446];[.B447])" office:value-type="float" office:value="1" calcext:value-type="float">
            <text:p>1</text:p>
          </table:table-cell>
          <table:table-cell office:value-type="float" office:value="0.0000201737483242528" calcext:value-type="float">
            <text:p>2.01737483242528E-05</text:p>
          </table:table-cell>
          <table:table-cell table:formula="of:=IF([.C447]=0;[.C446]+1;&quot;&quot;)">
            <text:p/>
          </table:table-cell>
          <table:table-cell table:formula="of:=IF([.D446]=&quot;RedoAct&quot;;1;IF([.D446]=&quot;RedoPen&quot;;2;IF([.D4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48]=&quot;&quot;;[.B447];[.B448])" office:value-type="float" office:value="2" calcext:value-type="float">
            <text:p>2</text:p>
          </table:table-cell>
          <table:table-cell office:value-type="float" office:value="0.00000000590138830085935" calcext:value-type="float">
            <text:p>5.90138830085935E-09</text:p>
          </table:table-cell>
          <table:table-cell table:formula="of:=IF([.C448]=0;[.C447]+1;&quot;&quot;)">
            <text:p/>
          </table:table-cell>
          <table:table-cell table:formula="of:=IF([.D447]=&quot;RedoAct&quot;;1;IF([.D447]=&quot;RedoPen&quot;;2;IF([.D4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49]=&quot;&quot;;[.B448];[.B449])" office:value-type="float" office:value="3" calcext:value-type="float">
            <text:p>3</text:p>
          </table:table-cell>
          <table:table-cell office:value-type="float" office:value="0.00000000000020514088999822" calcext:value-type="float">
            <text:p>2.0514088999822E-13</text:p>
          </table:table-cell>
          <table:table-cell table:formula="of:=IF([.C449]=0;[.C448]+1;&quot;&quot;)">
            <text:p/>
          </table:table-cell>
          <table:table-cell table:formula="of:=IF([.D448]=&quot;RedoAct&quot;;1;IF([.D448]=&quot;RedoPen&quot;;2;IF([.D44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450]=&quot;&quot;;[.B449];[.B450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450]=0;[.C449]+1;&quot;&quot;)">
            <text:p/>
          </table:table-cell>
          <table:table-cell table:formula="of:=IF([.D449]=&quot;RedoAct&quot;;1;IF([.D449]=&quot;RedoPen&quot;;2;IF([.D4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table:formula="of:=IF([.B451]=&quot;&quot;;[.B450];[.B451])" office:value-type="float" office:value="0" calcext:value-type="float">
            <text:p>0</text:p>
          </table:table-cell>
          <table:table-cell office:value-type="float" office:value="0.0000311213398415209" calcext:value-type="float">
            <text:p>3.11213398415209E-05</text:p>
          </table:table-cell>
          <table:table-cell table:formula="of:=IF([.C451]=0;[.C450]+1;&quot;&quot;)" office:value-type="float" office:value="4" calcext:value-type="float">
            <text:p>4</text:p>
          </table:table-cell>
          <table:table-cell table:formula="of:=IF([.D450]=&quot;RedoAct&quot;;1;IF([.D450]=&quot;RedoPen&quot;;2;IF([.D450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52]=&quot;&quot;;[.B451];[.B452])" office:value-type="float" office:value="1" calcext:value-type="float">
            <text:p>1</text:p>
          </table:table-cell>
          <table:table-cell office:value-type="float" office:value="0.00000000509235275784662" calcext:value-type="float">
            <text:p>5.09235275784662E-09</text:p>
          </table:table-cell>
          <table:table-cell table:formula="of:=IF([.C452]=0;[.C451]+1;&quot;&quot;)">
            <text:p/>
          </table:table-cell>
          <table:table-cell table:formula="of:=IF([.D451]=&quot;RedoAct&quot;;1;IF([.D451]=&quot;RedoPen&quot;;2;IF([.D4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53]=&quot;&quot;;[.B452];[.B453])" office:value-type="float" office:value="2" calcext:value-type="float">
            <text:p>2</text:p>
          </table:table-cell>
          <table:table-cell office:value-type="float" office:value="0.0000000000000802052475714757" calcext:value-type="float">
            <text:p>8.02052475714757E-14</text:p>
          </table:table-cell>
          <table:table-cell table:formula="of:=IF([.C453]=0;[.C452]+1;&quot;&quot;)">
            <text:p/>
          </table:table-cell>
          <table:table-cell table:formula="of:=IF([.D452]=&quot;RedoAct&quot;;1;IF([.D452]=&quot;RedoPen&quot;;2;IF([.D4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454]=&quot;&quot;;[.B453];[.B454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454]=0;[.C453]+1;&quot;&quot;)">
            <text:p/>
          </table:table-cell>
          <table:table-cell table:formula="of:=IF([.D453]=&quot;RedoAct&quot;;1;IF([.D453]=&quot;RedoPen&quot;;2;IF([.D4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table:formula="of:=IF([.B455]=&quot;&quot;;[.B454];[.B455])" office:value-type="float" office:value="0" calcext:value-type="float">
            <text:p>0</text:p>
          </table:table-cell>
          <table:table-cell office:value-type="float" office:value="0.0000056898972871482" calcext:value-type="float">
            <text:p>5.6898972871482E-06</text:p>
          </table:table-cell>
          <table:table-cell table:formula="of:=IF([.C455]=0;[.C454]+1;&quot;&quot;)" office:value-type="float" office:value="3" calcext:value-type="float">
            <text:p>3</text:p>
          </table:table-cell>
          <table:table-cell table:formula="of:=IF([.D454]=&quot;RedoAct&quot;;1;IF([.D454]=&quot;RedoPen&quot;;2;IF([.D45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56]=&quot;&quot;;[.B455];[.B456])" office:value-type="float" office:value="1" calcext:value-type="float">
            <text:p>1</text:p>
          </table:table-cell>
          <table:table-cell office:value-type="float" office:value="0.0000000000607604889998962" calcext:value-type="float">
            <text:p>6.07604889998962E-11</text:p>
          </table:table-cell>
          <table:table-cell table:formula="of:=IF([.C456]=0;[.C455]+1;&quot;&quot;)">
            <text:p/>
          </table:table-cell>
          <table:table-cell table:formula="of:=IF([.D455]=&quot;RedoAct&quot;;1;IF([.D455]=&quot;RedoPen&quot;;2;IF([.D4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IF([.B457]=&quot;&quot;;[.B456];[.B457])" office:value-type="float" office:value="0" calcext:value-type="float">
            <text:p>0</text:p>
          </table:table-cell>
          <table:table-cell office:value-type="float" office:value="0.356916640383279" calcext:value-type="float">
            <text:p>0.356916640383279</text:p>
          </table:table-cell>
          <table:table-cell table:formula="of:=IF([.C457]=0;[.C456]+1;&quot;&quot;)" office:value-type="float" office:value="2" calcext:value-type="float">
            <text:p>2</text:p>
          </table:table-cell>
          <table:table-cell table:formula="of:=IF([.D456]=&quot;RedoAct&quot;;1;IF([.D456]=&quot;RedoPen&quot;;2;IF([.D456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89--&gt;88</text:p>
          </table:table-cell>
          <table:table-cell office:value-type="string" calcext:value-type="string">
            <text:p>128: 86--&gt;85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58]=&quot;&quot;;[.B457];[.B458])" office:value-type="float" office:value="1" calcext:value-type="float">
            <text:p>1</text:p>
          </table:table-cell>
          <table:table-cell office:value-type="float" office:value="0.00640290023644347" calcext:value-type="float">
            <text:p>0.006402900236443</text:p>
          </table:table-cell>
          <table:table-cell table:formula="of:=IF([.C458]=0;[.C457]+1;&quot;&quot;)">
            <text:p/>
          </table:table-cell>
          <table:table-cell table:formula="of:=IF([.D457]=&quot;RedoAct&quot;;1;IF([.D457]=&quot;RedoPen&quot;;2;IF([.D4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59]=&quot;&quot;;[.B458];[.B459])" office:value-type="float" office:value="2" calcext:value-type="float">
            <text:p>2</text:p>
          </table:table-cell>
          <table:table-cell office:value-type="float" office:value="0.0730577770883956" calcext:value-type="float">
            <text:p>0.073057777088396</text:p>
          </table:table-cell>
          <table:table-cell table:formula="of:=IF([.C459]=0;[.C458]+1;&quot;&quot;)">
            <text:p/>
          </table:table-cell>
          <table:table-cell table:formula="of:=IF([.D458]=&quot;RedoAct&quot;;1;IF([.D458]=&quot;RedoPen&quot;;2;IF([.D458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49: ou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60]=&quot;&quot;;[.B459];[.B460])" office:value-type="float" office:value="3" calcext:value-type="float">
            <text:p>3</text:p>
          </table:table-cell>
          <table:table-cell office:value-type="float" office:value="0.00120517864743789" calcext:value-type="float">
            <text:p>0.001205178647438</text:p>
          </table:table-cell>
          <table:table-cell table:formula="of:=IF([.C460]=0;[.C459]+1;&quot;&quot;)">
            <text:p/>
          </table:table-cell>
          <table:table-cell table:formula="of:=IF([.D459]=&quot;RedoAct&quot;;1;IF([.D459]=&quot;RedoPen&quot;;2;IF([.D4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61]=&quot;&quot;;[.B460];[.B461])" office:value-type="float" office:value="4" calcext:value-type="float">
            <text:p>4</text:p>
          </table:table-cell>
          <table:table-cell office:value-type="float" office:value="0.000747816735005556" calcext:value-type="float">
            <text:p>0.000747816735006</text:p>
          </table:table-cell>
          <table:table-cell table:formula="of:=IF([.C461]=0;[.C460]+1;&quot;&quot;)">
            <text:p/>
          </table:table-cell>
          <table:table-cell table:formula="of:=IF([.D460]=&quot;RedoAct&quot;;1;IF([.D460]=&quot;RedoPen&quot;;2;IF([.D4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62]=&quot;&quot;;[.B461];[.B462])" office:value-type="float" office:value="5" calcext:value-type="float">
            <text:p>5</text:p>
          </table:table-cell>
          <table:table-cell office:value-type="float" office:value="0.00000125722634917985" calcext:value-type="float">
            <text:p>1.25722634917985E-06</text:p>
          </table:table-cell>
          <table:table-cell table:formula="of:=IF([.C462]=0;[.C461]+1;&quot;&quot;)">
            <text:p/>
          </table:table-cell>
          <table:table-cell table:formula="of:=IF([.D461]=&quot;RedoAct&quot;;1;IF([.D461]=&quot;RedoPen&quot;;2;IF([.D4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63]=&quot;&quot;;[.B462];[.B463])" office:value-type="float" office:value="6" calcext:value-type="float">
            <text:p>6</text:p>
          </table:table-cell>
          <table:table-cell office:value-type="float" office:value="0.00000000936480331120929" calcext:value-type="float">
            <text:p>9.36480331120929E-09</text:p>
          </table:table-cell>
          <table:table-cell table:formula="of:=IF([.C463]=0;[.C462]+1;&quot;&quot;)">
            <text:p/>
          </table:table-cell>
          <table:table-cell table:formula="of:=IF([.D462]=&quot;RedoAct&quot;;1;IF([.D462]=&quot;RedoPen&quot;;2;IF([.D4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64]=&quot;&quot;;[.B463];[.B464])" office:value-type="float" office:value="7" calcext:value-type="float">
            <text:p>7</text:p>
          </table:table-cell>
          <table:table-cell office:value-type="float" office:value="0.0000000000000446304496019578" calcext:value-type="float">
            <text:p>4.46304496019578E-14</text:p>
          </table:table-cell>
          <table:table-cell table:formula="of:=IF([.C464]=0;[.C463]+1;&quot;&quot;)">
            <text:p/>
          </table:table-cell>
          <table:table-cell table:formula="of:=IF([.D463]=&quot;RedoAct&quot;;1;IF([.D463]=&quot;RedoPen&quot;;2;IF([.D4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465]=&quot;&quot;;[.B464];[.B465])" office:value-type="float" office:value="7" calcext:value-type="float">
            <text:p>7</text:p>
          </table:table-cell>
          <table:table-cell office:value-type="string" calcext:value-type="string">
            <text:p>RedoPen</text:p>
          </table:table-cell>
          <table:table-cell table:formula="of:=IF([.C465]=0;[.C464]+1;&quot;&quot;)">
            <text:p/>
          </table:table-cell>
          <table:table-cell table:formula="of:=IF([.D464]=&quot;RedoAct&quot;;1;IF([.D464]=&quot;RedoPen&quot;;2;IF([.D4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IF([.B466]=&quot;&quot;;[.B465];[.B466])" office:value-type="float" office:value="0" calcext:value-type="float">
            <text:p>0</text:p>
          </table:table-cell>
          <table:table-cell office:value-type="float" office:value="0.000000473898795207254" calcext:value-type="float">
            <text:p>4.73898795207254E-07</text:p>
          </table:table-cell>
          <table:table-cell table:formula="of:=IF([.C466]=0;[.C465]+1;&quot;&quot;)" office:value-type="float" office:value="8" calcext:value-type="float">
            <text:p>8</text:p>
          </table:table-cell>
          <table:table-cell table:formula="of:=IF([.D465]=&quot;RedoAct&quot;;1;IF([.D465]=&quot;RedoPen&quot;;2;IF([.D46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67]=&quot;&quot;;[.B466];[.B467])" office:value-type="float" office:value="1" calcext:value-type="float">
            <text:p>1</text:p>
          </table:table-cell>
          <table:table-cell office:value-type="float" office:value="0.000000000373639241432128" calcext:value-type="float">
            <text:p>3.73639241432128E-10</text:p>
          </table:table-cell>
          <table:table-cell table:formula="of:=IF([.C467]=0;[.C466]+1;&quot;&quot;)">
            <text:p/>
          </table:table-cell>
          <table:table-cell table:formula="of:=IF([.D466]=&quot;RedoAct&quot;;1;IF([.D466]=&quot;RedoPen&quot;;2;IF([.D4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68]=&quot;&quot;;[.B467];[.B468])" office:value-type="float" office:value="2" calcext:value-type="float">
            <text:p>2</text:p>
          </table:table-cell>
          <table:table-cell office:value-type="float" office:value="0.0000000000000463092070497685" calcext:value-type="float">
            <text:p>4.63092070497685E-14</text:p>
          </table:table-cell>
          <table:table-cell table:formula="of:=IF([.C468]=0;[.C467]+1;&quot;&quot;)">
            <text:p/>
          </table:table-cell>
          <table:table-cell table:formula="of:=IF([.D467]=&quot;RedoAct&quot;;1;IF([.D467]=&quot;RedoPen&quot;;2;IF([.D4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IF([.B469]=&quot;&quot;;[.B468];[.B469])" office:value-type="float" office:value="0" calcext:value-type="float">
            <text:p>0</text:p>
          </table:table-cell>
          <table:table-cell office:value-type="float" office:value="0.0389633546902979" calcext:value-type="float">
            <text:p>0.038963354690298</text:p>
          </table:table-cell>
          <table:table-cell table:formula="of:=IF([.C469]=0;[.C468]+1;&quot;&quot;)" office:value-type="float" office:value="3" calcext:value-type="float">
            <text:p>3</text:p>
          </table:table-cell>
          <table:table-cell table:formula="of:=IF([.D468]=&quot;RedoAct&quot;;1;IF([.D468]=&quot;RedoPen&quot;;2;IF([.D468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5: out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70]=&quot;&quot;;[.B469];[.B470])" office:value-type="float" office:value="1" calcext:value-type="float">
            <text:p>1</text:p>
          </table:table-cell>
          <table:table-cell office:value-type="float" office:value="0.0000281008844431446" calcext:value-type="float">
            <text:p>2.81008844431446E-05</text:p>
          </table:table-cell>
          <table:table-cell table:formula="of:=IF([.C470]=0;[.C469]+1;&quot;&quot;)">
            <text:p/>
          </table:table-cell>
          <table:table-cell table:formula="of:=IF([.D469]=&quot;RedoAct&quot;;1;IF([.D469]=&quot;RedoPen&quot;;2;IF([.D4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71]=&quot;&quot;;[.B470];[.B471])" office:value-type="float" office:value="2" calcext:value-type="float">
            <text:p>2</text:p>
          </table:table-cell>
          <table:table-cell office:value-type="float" office:value="0.0000209381387944496" calcext:value-type="float">
            <text:p>2.09381387944496E-05</text:p>
          </table:table-cell>
          <table:table-cell table:formula="of:=IF([.C471]=0;[.C470]+1;&quot;&quot;)">
            <text:p/>
          </table:table-cell>
          <table:table-cell table:formula="of:=IF([.D470]=&quot;RedoAct&quot;;1;IF([.D470]=&quot;RedoPen&quot;;2;IF([.D4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72]=&quot;&quot;;[.B471];[.B472])" office:value-type="float" office:value="3" calcext:value-type="float">
            <text:p>3</text:p>
          </table:table-cell>
          <table:table-cell office:value-type="float" office:value="0.0000000000261042323838496" calcext:value-type="float">
            <text:p>2.61042323838496E-11</text:p>
          </table:table-cell>
          <table:table-cell table:formula="of:=IF([.C472]=0;[.C471]+1;&quot;&quot;)">
            <text:p/>
          </table:table-cell>
          <table:table-cell table:formula="of:=IF([.D471]=&quot;RedoAct&quot;;1;IF([.D471]=&quot;RedoPen&quot;;2;IF([.D4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473]=&quot;&quot;;[.B472];[.B473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473]=0;[.C472]+1;&quot;&quot;)">
            <text:p/>
          </table:table-cell>
          <table:table-cell table:formula="of:=IF([.D472]=&quot;RedoAct&quot;;1;IF([.D472]=&quot;RedoPen&quot;;2;IF([.D4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IF([.B474]=&quot;&quot;;[.B473];[.B474])" office:value-type="float" office:value="0" calcext:value-type="float">
            <text:p>0</text:p>
          </table:table-cell>
          <table:table-cell office:value-type="float" office:value="0.0000000138883907469752" calcext:value-type="float">
            <text:p>1.38883907469752E-08</text:p>
          </table:table-cell>
          <table:table-cell table:formula="of:=IF([.C474]=0;[.C473]+1;&quot;&quot;)" office:value-type="float" office:value="4" calcext:value-type="float">
            <text:p>4</text:p>
          </table:table-cell>
          <table:table-cell table:formula="of:=IF([.D473]=&quot;RedoAct&quot;;1;IF([.D473]=&quot;RedoPen&quot;;2;IF([.D47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75]=&quot;&quot;;[.B474];[.B475])" office:value-type="float" office:value="1" calcext:value-type="float">
            <text:p>1</text:p>
          </table:table-cell>
          <table:table-cell office:value-type="float" office:value="0.000000000000623744805217125" calcext:value-type="float">
            <text:p>6.23744805217125E-13</text:p>
          </table:table-cell>
          <table:table-cell table:formula="of:=IF([.C475]=0;[.C474]+1;&quot;&quot;)">
            <text:p/>
          </table:table-cell>
          <table:table-cell table:formula="of:=IF([.D474]=&quot;RedoAct&quot;;1;IF([.D474]=&quot;RedoPen&quot;;2;IF([.D4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table:formula="of:=IF([.B476]=&quot;&quot;;[.B475];[.B476])" office:value-type="float" office:value="0" calcext:value-type="float">
            <text:p>0</text:p>
          </table:table-cell>
          <table:table-cell office:value-type="float" office:value="0.0264775516607995" calcext:value-type="float">
            <text:p>0.0264775516608</text:p>
          </table:table-cell>
          <table:table-cell table:formula="of:=IF([.C476]=0;[.C475]+1;&quot;&quot;)" office:value-type="float" office:value="2" calcext:value-type="float">
            <text:p>2</text:p>
          </table:table-cell>
          <table:table-cell table:formula="of:=IF([.D475]=&quot;RedoAct&quot;;1;IF([.D475]=&quot;RedoPen&quot;;2;IF([.D475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5: ou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77]=&quot;&quot;;[.B476];[.B477])" office:value-type="float" office:value="1" calcext:value-type="float">
            <text:p>1</text:p>
          </table:table-cell>
          <table:table-cell office:value-type="float" office:value="0.000015425805385944" calcext:value-type="float">
            <text:p>1.5425805385944E-05</text:p>
          </table:table-cell>
          <table:table-cell table:formula="of:=IF([.C477]=0;[.C476]+1;&quot;&quot;)">
            <text:p/>
          </table:table-cell>
          <table:table-cell table:formula="of:=IF([.D476]=&quot;RedoAct&quot;;1;IF([.D476]=&quot;RedoPen&quot;;2;IF([.D4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78]=&quot;&quot;;[.B477];[.B478])" office:value-type="float" office:value="2" calcext:value-type="float">
            <text:p>2</text:p>
          </table:table-cell>
          <table:table-cell office:value-type="float" office:value="0.00000217770432000252" calcext:value-type="float">
            <text:p>2.17770432000252E-06</text:p>
          </table:table-cell>
          <table:table-cell table:formula="of:=IF([.C478]=0;[.C477]+1;&quot;&quot;)">
            <text:p/>
          </table:table-cell>
          <table:table-cell table:formula="of:=IF([.D477]=&quot;RedoAct&quot;;1;IF([.D477]=&quot;RedoPen&quot;;2;IF([.D4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79]=&quot;&quot;;[.B478];[.B479])" office:value-type="float" office:value="3" calcext:value-type="float">
            <text:p>3</text:p>
          </table:table-cell>
          <table:table-cell office:value-type="float" office:value="0.00000000000247382838297003" calcext:value-type="float">
            <text:p>2.47382838297003E-12</text:p>
          </table:table-cell>
          <table:table-cell table:formula="of:=IF([.C479]=0;[.C478]+1;&quot;&quot;)">
            <text:p/>
          </table:table-cell>
          <table:table-cell table:formula="of:=IF([.D478]=&quot;RedoAct&quot;;1;IF([.D478]=&quot;RedoPen&quot;;2;IF([.D4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formula="of:=IF([.B480]=&quot;&quot;;[.B479];[.B480])" office:value-type="float" office:value="0" calcext:value-type="float">
            <text:p>0</text:p>
          </table:table-cell>
          <table:table-cell office:value-type="float" office:value="0.0241619114634579" calcext:value-type="float">
            <text:p>0.024161911463458</text:p>
          </table:table-cell>
          <table:table-cell table:formula="of:=IF([.C480]=0;[.C479]+1;&quot;&quot;)" office:value-type="float" office:value="4" calcext:value-type="float">
            <text:p>4</text:p>
          </table:table-cell>
          <table:table-cell table:formula="of:=IF([.D479]=&quot;RedoAct&quot;;1;IF([.D479]=&quot;RedoPen&quot;;2;IF([.D479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5: ou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81]=&quot;&quot;;[.B480];[.B481])" office:value-type="float" office:value="1" calcext:value-type="float">
            <text:p>1</text:p>
          </table:table-cell>
          <table:table-cell office:value-type="float" office:value="0.0108785855702786" calcext:value-type="float">
            <text:p>0.010878585570279</text:p>
          </table:table-cell>
          <table:table-cell table:formula="of:=IF([.C481]=0;[.C480]+1;&quot;&quot;)">
            <text:p/>
          </table:table-cell>
          <table:table-cell table:formula="of:=IF([.D480]=&quot;RedoAct&quot;;1;IF([.D480]=&quot;RedoPen&quot;;2;IF([.D480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82]=&quot;&quot;;[.B481];[.B482])" office:value-type="float" office:value="2" calcext:value-type="float">
            <text:p>2</text:p>
          </table:table-cell>
          <table:table-cell office:value-type="float" office:value="0.000763130741163427" calcext:value-type="float">
            <text:p>0.000763130741163</text:p>
          </table:table-cell>
          <table:table-cell table:formula="of:=IF([.C482]=0;[.C481]+1;&quot;&quot;)">
            <text:p/>
          </table:table-cell>
          <table:table-cell table:formula="of:=IF([.D481]=&quot;RedoAct&quot;;1;IF([.D481]=&quot;RedoPen&quot;;2;IF([.D4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83]=&quot;&quot;;[.B482];[.B483])" office:value-type="float" office:value="3" calcext:value-type="float">
            <text:p>3</text:p>
          </table:table-cell>
          <table:table-cell office:value-type="float" office:value="0.00427339040204495" calcext:value-type="float">
            <text:p>0.004273390402045</text:p>
          </table:table-cell>
          <table:table-cell table:formula="of:=IF([.C483]=0;[.C482]+1;&quot;&quot;)">
            <text:p/>
          </table:table-cell>
          <table:table-cell table:formula="of:=IF([.D482]=&quot;RedoAct&quot;;1;IF([.D482]=&quot;RedoPen&quot;;2;IF([.D482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84]=&quot;&quot;;[.B483];[.B484])" office:value-type="float" office:value="4" calcext:value-type="float">
            <text:p>4</text:p>
          </table:table-cell>
          <table:table-cell office:value-type="float" office:value="0.0000324856790885749" calcext:value-type="float">
            <text:p>3.24856790885749E-05</text:p>
          </table:table-cell>
          <table:table-cell table:formula="of:=IF([.C484]=0;[.C483]+1;&quot;&quot;)">
            <text:p/>
          </table:table-cell>
          <table:table-cell table:formula="of:=IF([.D483]=&quot;RedoAct&quot;;1;IF([.D483]=&quot;RedoPen&quot;;2;IF([.D4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85]=&quot;&quot;;[.B484];[.B485])" office:value-type="float" office:value="5" calcext:value-type="float">
            <text:p>5</text:p>
          </table:table-cell>
          <table:table-cell office:value-type="float" office:value="0.00003822058864986" calcext:value-type="float">
            <text:p>3.822058864986E-05</text:p>
          </table:table-cell>
          <table:table-cell table:formula="of:=IF([.C485]=0;[.C484]+1;&quot;&quot;)">
            <text:p/>
          </table:table-cell>
          <table:table-cell table:formula="of:=IF([.D484]=&quot;RedoAct&quot;;1;IF([.D484]=&quot;RedoPen&quot;;2;IF([.D4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86]=&quot;&quot;;[.B485];[.B486])" office:value-type="float" office:value="6" calcext:value-type="float">
            <text:p>6</text:p>
          </table:table-cell>
          <table:table-cell office:value-type="float" office:value="0.000000001400672414001" calcext:value-type="float">
            <text:p>1.400672414001E-09</text:p>
          </table:table-cell>
          <table:table-cell table:formula="of:=IF([.C486]=0;[.C485]+1;&quot;&quot;)">
            <text:p/>
          </table:table-cell>
          <table:table-cell table:formula="of:=IF([.D485]=&quot;RedoAct&quot;;1;IF([.D485]=&quot;RedoPen&quot;;2;IF([.D4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87]=&quot;&quot;;[.B486];[.B487])" office:value-type="float" office:value="7" calcext:value-type="float">
            <text:p>7</text:p>
          </table:table-cell>
          <table:table-cell office:value-type="float" office:value="0.000000000000111883691022203" calcext:value-type="float">
            <text:p>1.11883691022203E-13</text:p>
          </table:table-cell>
          <table:table-cell table:formula="of:=IF([.C487]=0;[.C486]+1;&quot;&quot;)">
            <text:p/>
          </table:table-cell>
          <table:table-cell table:formula="of:=IF([.D486]=&quot;RedoAct&quot;;1;IF([.D486]=&quot;RedoPen&quot;;2;IF([.D4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488]=&quot;&quot;;[.B487];[.B488])" office:value-type="float" office:value="7" calcext:value-type="float">
            <text:p>7</text:p>
          </table:table-cell>
          <table:table-cell office:value-type="string" calcext:value-type="string">
            <text:p>RedoPen</text:p>
          </table:table-cell>
          <table:table-cell table:formula="of:=IF([.C488]=0;[.C487]+1;&quot;&quot;)">
            <text:p/>
          </table:table-cell>
          <table:table-cell table:formula="of:=IF([.D487]=&quot;RedoAct&quot;;1;IF([.D487]=&quot;RedoPen&quot;;2;IF([.D4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formula="of:=IF([.B489]=&quot;&quot;;[.B488];[.B489])" office:value-type="float" office:value="0" calcext:value-type="float">
            <text:p>0</text:p>
          </table:table-cell>
          <table:table-cell office:value-type="float" office:value="0.0000000161819457061462" calcext:value-type="float">
            <text:p>1.61819457061462E-08</text:p>
          </table:table-cell>
          <table:table-cell table:formula="of:=IF([.C489]=0;[.C488]+1;&quot;&quot;)" office:value-type="float" office:value="8" calcext:value-type="float">
            <text:p>8</text:p>
          </table:table-cell>
          <table:table-cell table:formula="of:=IF([.D488]=&quot;RedoAct&quot;;1;IF([.D488]=&quot;RedoPen&quot;;2;IF([.D488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90]=&quot;&quot;;[.B489];[.B490])" office:value-type="float" office:value="1" calcext:value-type="float">
            <text:p>1</text:p>
          </table:table-cell>
          <table:table-cell office:value-type="float" office:value="0.000000000000884761731900107" calcext:value-type="float">
            <text:p>8.84761731900107E-13</text:p>
          </table:table-cell>
          <table:table-cell table:formula="of:=IF([.C490]=0;[.C489]+1;&quot;&quot;)">
            <text:p/>
          </table:table-cell>
          <table:table-cell table:formula="of:=IF([.D489]=&quot;RedoAct&quot;;1;IF([.D489]=&quot;RedoPen&quot;;2;IF([.D4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table:formula="of:=IF([.B491]=&quot;&quot;;[.B490];[.B491])" office:value-type="float" office:value="0" calcext:value-type="float">
            <text:p>0</text:p>
          </table:table-cell>
          <table:table-cell office:value-type="float" office:value="0.0243728974515875" calcext:value-type="float">
            <text:p>0.024372897451588</text:p>
          </table:table-cell>
          <table:table-cell table:formula="of:=IF([.C491]=0;[.C490]+1;&quot;&quot;)" office:value-type="float" office:value="2" calcext:value-type="float">
            <text:p>2</text:p>
          </table:table-cell>
          <table:table-cell table:formula="of:=IF([.D490]=&quot;RedoAct&quot;;1;IF([.D490]=&quot;RedoPen&quot;;2;IF([.D490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94--&gt;93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32: 82--&gt;81</text:p>
          </table:table-cell>
          <table:table-cell office:value-type="string" calcext:value-type="string">
            <text:p>135: out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92]=&quot;&quot;;[.B491];[.B492])" office:value-type="float" office:value="1" calcext:value-type="float">
            <text:p>1</text:p>
          </table:table-cell>
          <table:table-cell office:value-type="float" office:value="0.000125060288279459" calcext:value-type="float">
            <text:p>0.000125060288279</text:p>
          </table:table-cell>
          <table:table-cell table:formula="of:=IF([.C492]=0;[.C491]+1;&quot;&quot;)">
            <text:p/>
          </table:table-cell>
          <table:table-cell table:formula="of:=IF([.D491]=&quot;RedoAct&quot;;1;IF([.D491]=&quot;RedoPen&quot;;2;IF([.D4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93]=&quot;&quot;;[.B492];[.B493])" office:value-type="float" office:value="2" calcext:value-type="float">
            <text:p>2</text:p>
          </table:table-cell>
          <table:table-cell office:value-type="float" office:value="0.0000518838454343895" calcext:value-type="float">
            <text:p>5.18838454343895E-05</text:p>
          </table:table-cell>
          <table:table-cell table:formula="of:=IF([.C493]=0;[.C492]+1;&quot;&quot;)">
            <text:p/>
          </table:table-cell>
          <table:table-cell table:formula="of:=IF([.D492]=&quot;RedoAct&quot;;1;IF([.D492]=&quot;RedoPen&quot;;2;IF([.D4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94]=&quot;&quot;;[.B493];[.B494])" office:value-type="float" office:value="3" calcext:value-type="float">
            <text:p>3</text:p>
          </table:table-cell>
          <table:table-cell office:value-type="float" office:value="0.0000000000927627088324329" calcext:value-type="float">
            <text:p>9.27627088324329E-11</text:p>
          </table:table-cell>
          <table:table-cell table:formula="of:=IF([.C494]=0;[.C493]+1;&quot;&quot;)">
            <text:p/>
          </table:table-cell>
          <table:table-cell table:formula="of:=IF([.D493]=&quot;RedoAct&quot;;1;IF([.D493]=&quot;RedoPen&quot;;2;IF([.D4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IF([.B495]=&quot;&quot;;[.B494];[.B495])" office:value-type="float" office:value="0" calcext:value-type="float">
            <text:p>0</text:p>
          </table:table-cell>
          <table:table-cell office:value-type="float" office:value="0.0221119790832574" calcext:value-type="float">
            <text:p>0.022111979083257</text:p>
          </table:table-cell>
          <table:table-cell table:formula="of:=IF([.C495]=0;[.C494]+1;&quot;&quot;)" office:value-type="float" office:value="4" calcext:value-type="float">
            <text:p>4</text:p>
          </table:table-cell>
          <table:table-cell table:formula="of:=IF([.D494]=&quot;RedoAct&quot;;1;IF([.D494]=&quot;RedoPen&quot;;2;IF([.D494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3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35: ou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96]=&quot;&quot;;[.B495];[.B496])" office:value-type="float" office:value="1" calcext:value-type="float">
            <text:p>1</text:p>
          </table:table-cell>
          <table:table-cell office:value-type="float" office:value="0.0000196836240002101" calcext:value-type="float">
            <text:p>1.96836240002101E-05</text:p>
          </table:table-cell>
          <table:table-cell table:formula="of:=IF([.C496]=0;[.C495]+1;&quot;&quot;)">
            <text:p/>
          </table:table-cell>
          <table:table-cell table:formula="of:=IF([.D495]=&quot;RedoAct&quot;;1;IF([.D495]=&quot;RedoPen&quot;;2;IF([.D495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97]=&quot;&quot;;[.B496];[.B497])" office:value-type="float" office:value="2" calcext:value-type="float">
            <text:p>2</text:p>
          </table:table-cell>
          <table:table-cell office:value-type="float" office:value="0.0000146159490902233" calcext:value-type="float">
            <text:p>1.46159490902233E-05</text:p>
          </table:table-cell>
          <table:table-cell table:formula="of:=IF([.C497]=0;[.C496]+1;&quot;&quot;)">
            <text:p/>
          </table:table-cell>
          <table:table-cell table:formula="of:=IF([.D496]=&quot;RedoAct&quot;;1;IF([.D496]=&quot;RedoPen&quot;;2;IF([.D496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98]=&quot;&quot;;[.B497];[.B498])" office:value-type="float" office:value="3" calcext:value-type="float">
            <text:p>3</text:p>
          </table:table-cell>
          <table:table-cell office:value-type="float" office:value="0.000000000011563032469394" calcext:value-type="float">
            <text:p>1.1563032469394E-11</text:p>
          </table:table-cell>
          <table:table-cell table:formula="of:=IF([.C498]=0;[.C497]+1;&quot;&quot;)">
            <text:p/>
          </table:table-cell>
          <table:table-cell table:formula="of:=IF([.D497]=&quot;RedoAct&quot;;1;IF([.D497]=&quot;RedoPen&quot;;2;IF([.D497]=&quot;Cutback&quot;;-1;0)))" office:value-type="float" office:value="0" calcext:value-type="float">
            <text:p>0</text:p>
          </table:table-cell>
          <table:table-cell office:value-type="string" calcext:value-type="string">
            <text:p>3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499]=&quot;&quot;;[.B498];[.B499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499]=0;[.C498]+1;&quot;&quot;)">
            <text:p/>
          </table:table-cell>
          <table:table-cell table:formula="of:=IF([.D498]=&quot;RedoAct&quot;;1;IF([.D498]=&quot;RedoPen&quot;;2;IF([.D498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IF([.B500]=&quot;&quot;;[.B499];[.B500])" office:value-type="float" office:value="0" calcext:value-type="float">
            <text:p>0</text:p>
          </table:table-cell>
          <table:table-cell office:value-type="float" office:value="0.0000665091295425529" calcext:value-type="float">
            <text:p>6.65091295425529E-05</text:p>
          </table:table-cell>
          <table:table-cell table:formula="of:=IF([.C500]=0;[.C499]+1;&quot;&quot;)" office:value-type="float" office:value="4" calcext:value-type="float">
            <text:p>4</text:p>
          </table:table-cell>
          <table:table-cell table:formula="of:=IF([.D499]=&quot;RedoAct&quot;;1;IF([.D499]=&quot;RedoPen&quot;;2;IF([.D499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01]=&quot;&quot;;[.B500];[.B501])" office:value-type="float" office:value="1" calcext:value-type="float">
            <text:p>1</text:p>
          </table:table-cell>
          <table:table-cell office:value-type="float" office:value="0.00000000175932016429815" calcext:value-type="float">
            <text:p>1.75932016429815E-09</text:p>
          </table:table-cell>
          <table:table-cell table:formula="of:=IF([.C501]=0;[.C500]+1;&quot;&quot;)">
            <text:p/>
          </table:table-cell>
          <table:table-cell table:formula="of:=IF([.D500]=&quot;RedoAct&quot;;1;IF([.D500]=&quot;RedoPen&quot;;2;IF([.D5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02]=&quot;&quot;;[.B501];[.B502])" office:value-type="float" office:value="2" calcext:value-type="float">
            <text:p>2</text:p>
          </table:table-cell>
          <table:table-cell office:value-type="float" office:value="0.0000000000000836937136836444" calcext:value-type="float">
            <text:p>8.36937136836444E-14</text:p>
          </table:table-cell>
          <table:table-cell table:formula="of:=IF([.C502]=0;[.C501]+1;&quot;&quot;)">
            <text:p/>
          </table:table-cell>
          <table:table-cell table:formula="of:=IF([.D501]=&quot;RedoAct&quot;;1;IF([.D501]=&quot;RedoPen&quot;;2;IF([.D5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IF([.B503]=&quot;&quot;;[.B502];[.B503])" office:value-type="float" office:value="0" calcext:value-type="float">
            <text:p>0</text:p>
          </table:table-cell>
          <table:table-cell office:value-type="float" office:value="0.0221064328055955" calcext:value-type="float">
            <text:p>0.022106432805596</text:p>
          </table:table-cell>
          <table:table-cell table:formula="of:=IF([.C503]=0;[.C502]+1;&quot;&quot;)" office:value-type="float" office:value="3" calcext:value-type="float">
            <text:p>3</text:p>
          </table:table-cell>
          <table:table-cell table:formula="of:=IF([.D502]=&quot;RedoAct&quot;;1;IF([.D502]=&quot;RedoPen&quot;;2;IF([.D502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3: 92--&gt;31</text:p>
          </table:table-cell>
          <table:table-cell office:value-type="string" calcext:value-type="string">
            <text:p>135: ou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04]=&quot;&quot;;[.B503];[.B504])" office:value-type="float" office:value="1" calcext:value-type="float">
            <text:p>1</text:p>
          </table:table-cell>
          <table:table-cell office:value-type="float" office:value="0.0000344966598428459" calcext:value-type="float">
            <text:p>3.44966598428459E-05</text:p>
          </table:table-cell>
          <table:table-cell table:formula="of:=IF([.C504]=0;[.C503]+1;&quot;&quot;)">
            <text:p/>
          </table:table-cell>
          <table:table-cell table:formula="of:=IF([.D503]=&quot;RedoAct&quot;;1;IF([.D503]=&quot;RedoPen&quot;;2;IF([.D503]=&quot;Cutback&quot;;-1;0)))" office:value-type="float" office:value="0" calcext:value-type="float">
            <text:p>0</text:p>
          </table:table-cell>
          <table:table-cell office:value-type="string" calcext:value-type="string">
            <text:p>12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05]=&quot;&quot;;[.B504];[.B505])" office:value-type="float" office:value="2" calcext:value-type="float">
            <text:p>2</text:p>
          </table:table-cell>
          <table:table-cell office:value-type="float" office:value="0.0000548400362795869" calcext:value-type="float">
            <text:p>5.48400362795869E-05</text:p>
          </table:table-cell>
          <table:table-cell table:formula="of:=IF([.C505]=0;[.C504]+1;&quot;&quot;)">
            <text:p/>
          </table:table-cell>
          <table:table-cell table:formula="of:=IF([.D504]=&quot;RedoAct&quot;;1;IF([.D504]=&quot;RedoPen&quot;;2;IF([.D504]=&quot;Cutback&quot;;-1;0)))" office:value-type="float" office:value="0" calcext:value-type="float">
            <text:p>0</text:p>
          </table:table-cell>
          <table:table-cell office:value-type="string" calcext:value-type="string">
            <text:p>12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06]=&quot;&quot;;[.B505];[.B506])" office:value-type="float" office:value="3" calcext:value-type="float">
            <text:p>3</text:p>
          </table:table-cell>
          <table:table-cell office:value-type="float" office:value="0.000000004852773874131" calcext:value-type="float">
            <text:p>4.852773874131E-09</text:p>
          </table:table-cell>
          <table:table-cell table:formula="of:=IF([.C506]=0;[.C505]+1;&quot;&quot;)">
            <text:p/>
          </table:table-cell>
          <table:table-cell table:formula="of:=IF([.D505]=&quot;RedoAct&quot;;1;IF([.D505]=&quot;RedoPen&quot;;2;IF([.D505]=&quot;Cutback&quot;;-1;0)))" office:value-type="float" office:value="0" calcext:value-type="float">
            <text:p>0</text:p>
          </table:table-cell>
          <table:table-cell office:value-type="string" calcext:value-type="string">
            <text:p>12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07]=&quot;&quot;;[.B506];[.B507])" office:value-type="float" office:value="4" calcext:value-type="float">
            <text:p>4</text:p>
          </table:table-cell>
          <table:table-cell office:value-type="float" office:value="0.0000000000014847834648599" calcext:value-type="float">
            <text:p>1.4847834648599E-12</text:p>
          </table:table-cell>
          <table:table-cell table:formula="of:=IF([.C507]=0;[.C506]+1;&quot;&quot;)">
            <text:p/>
          </table:table-cell>
          <table:table-cell table:formula="of:=IF([.D506]=&quot;RedoAct&quot;;1;IF([.D506]=&quot;RedoPen&quot;;2;IF([.D506]=&quot;Cutback&quot;;-1;0)))" office:value-type="float" office:value="0" calcext:value-type="float">
            <text:p>0</text:p>
          </table:table-cell>
          <table:table-cell office:value-type="string" calcext:value-type="string">
            <text:p>123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508]=&quot;&quot;;[.B507];[.B508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508]=0;[.C507]+1;&quot;&quot;)">
            <text:p/>
          </table:table-cell>
          <table:table-cell table:formula="of:=IF([.D507]=&quot;RedoAct&quot;;1;IF([.D507]=&quot;RedoPen&quot;;2;IF([.D507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IF([.B509]=&quot;&quot;;[.B508];[.B509])" office:value-type="float" office:value="0" calcext:value-type="float">
            <text:p>0</text:p>
          </table:table-cell>
          <table:table-cell office:value-type="float" office:value="0.0000171900647043535" calcext:value-type="float">
            <text:p>1.71900647043535E-05</text:p>
          </table:table-cell>
          <table:table-cell table:formula="of:=IF([.C509]=0;[.C508]+1;&quot;&quot;)" office:value-type="float" office:value="5" calcext:value-type="float">
            <text:p>5</text:p>
          </table:table-cell>
          <table:table-cell table:formula="of:=IF([.D508]=&quot;RedoAct&quot;;1;IF([.D508]=&quot;RedoPen&quot;;2;IF([.D508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10]=&quot;&quot;;[.B509];[.B510])" office:value-type="float" office:value="1" calcext:value-type="float">
            <text:p>1</text:p>
          </table:table-cell>
          <table:table-cell office:value-type="float" office:value="0.0000000000500915369366617" calcext:value-type="float">
            <text:p>5.00915369366617E-11</text:p>
          </table:table-cell>
          <table:table-cell table:formula="of:=IF([.C510]=0;[.C509]+1;&quot;&quot;)">
            <text:p/>
          </table:table-cell>
          <table:table-cell table:formula="of:=IF([.D509]=&quot;RedoAct&quot;;1;IF([.D509]=&quot;RedoPen&quot;;2;IF([.D5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511]=&quot;&quot;;[.B510];[.B511])" office:value-type="float" office:value="1" calcext:value-type="float">
            <text:p>1</text:p>
          </table:table-cell>
          <table:table-cell office:value-type="string" calcext:value-type="string">
            <text:p>RedoPen</text:p>
          </table:table-cell>
          <table:table-cell table:formula="of:=IF([.C511]=0;[.C510]+1;&quot;&quot;)">
            <text:p/>
          </table:table-cell>
          <table:table-cell table:formula="of:=IF([.D510]=&quot;RedoAct&quot;;1;IF([.D510]=&quot;RedoPen&quot;;2;IF([.D5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IF([.B512]=&quot;&quot;;[.B511];[.B512])" office:value-type="float" office:value="0" calcext:value-type="float">
            <text:p>0</text:p>
          </table:table-cell>
          <table:table-cell office:value-type="float" office:value="0.000000027867036385557" calcext:value-type="float">
            <text:p>2.7867036385557E-08</text:p>
          </table:table-cell>
          <table:table-cell table:formula="of:=IF([.C512]=0;[.C511]+1;&quot;&quot;)" office:value-type="float" office:value="2" calcext:value-type="float">
            <text:p>2</text:p>
          </table:table-cell>
          <table:table-cell table:formula="of:=IF([.D511]=&quot;RedoAct&quot;;1;IF([.D511]=&quot;RedoPen&quot;;2;IF([.D511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13]=&quot;&quot;;[.B512];[.B513])" office:value-type="float" office:value="1" calcext:value-type="float">
            <text:p>1</text:p>
          </table:table-cell>
          <table:table-cell office:value-type="float" office:value="0.000000000000369970457505045" calcext:value-type="float">
            <text:p>3.69970457505045E-13</text:p>
          </table:table-cell>
          <table:table-cell table:formula="of:=IF([.C513]=0;[.C512]+1;&quot;&quot;)">
            <text:p/>
          </table:table-cell>
          <table:table-cell table:formula="of:=IF([.D512]=&quot;RedoAct&quot;;1;IF([.D512]=&quot;RedoPen&quot;;2;IF([.D5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IF([.B514]=&quot;&quot;;[.B513];[.B514])" office:value-type="float" office:value="0" calcext:value-type="float">
            <text:p>0</text:p>
          </table:table-cell>
          <table:table-cell office:value-type="float" office:value="0.0264635449948995" calcext:value-type="float">
            <text:p>0.0264635449949</text:p>
          </table:table-cell>
          <table:table-cell table:formula="of:=IF([.C514]=0;[.C513]+1;&quot;&quot;)" office:value-type="float" office:value="2" calcext:value-type="float">
            <text:p>2</text:p>
          </table:table-cell>
          <table:table-cell table:formula="of:=IF([.D513]=&quot;RedoAct&quot;;1;IF([.D513]=&quot;RedoPen&quot;;2;IF([.D513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35: ou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15]=&quot;&quot;;[.B514];[.B515])" office:value-type="float" office:value="1" calcext:value-type="float">
            <text:p>1</text:p>
          </table:table-cell>
          <table:table-cell office:value-type="float" office:value="0.00023305930185982" calcext:value-type="float">
            <text:p>0.00023305930186</text:p>
          </table:table-cell>
          <table:table-cell table:formula="of:=IF([.C515]=0;[.C514]+1;&quot;&quot;)">
            <text:p/>
          </table:table-cell>
          <table:table-cell table:formula="of:=IF([.D514]=&quot;RedoAct&quot;;1;IF([.D514]=&quot;RedoPen&quot;;2;IF([.D5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16]=&quot;&quot;;[.B515];[.B516])" office:value-type="float" office:value="2" calcext:value-type="float">
            <text:p>2</text:p>
          </table:table-cell>
          <table:table-cell office:value-type="float" office:value="0.000289848452366124" calcext:value-type="float">
            <text:p>0.000289848452366</text:p>
          </table:table-cell>
          <table:table-cell table:formula="of:=IF([.C516]=0;[.C515]+1;&quot;&quot;)">
            <text:p/>
          </table:table-cell>
          <table:table-cell table:formula="of:=IF([.D515]=&quot;RedoAct&quot;;1;IF([.D515]=&quot;RedoPen&quot;;2;IF([.D5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17]=&quot;&quot;;[.B516];[.B517])" office:value-type="float" office:value="3" calcext:value-type="float">
            <text:p>3</text:p>
          </table:table-cell>
          <table:table-cell office:value-type="float" office:value="0.00000271539485925032" calcext:value-type="float">
            <text:p>2.71539485925032E-06</text:p>
          </table:table-cell>
          <table:table-cell table:formula="of:=IF([.C517]=0;[.C516]+1;&quot;&quot;)">
            <text:p/>
          </table:table-cell>
          <table:table-cell table:formula="of:=IF([.D516]=&quot;RedoAct&quot;;1;IF([.D516]=&quot;RedoPen&quot;;2;IF([.D5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18]=&quot;&quot;;[.B517];[.B518])" office:value-type="float" office:value="4" calcext:value-type="float">
            <text:p>4</text:p>
          </table:table-cell>
          <table:table-cell office:value-type="float" office:value="0.0000000565098455263063" calcext:value-type="float">
            <text:p>5.65098455263063E-08</text:p>
          </table:table-cell>
          <table:table-cell table:formula="of:=IF([.C518]=0;[.C517]+1;&quot;&quot;)">
            <text:p/>
          </table:table-cell>
          <table:table-cell table:formula="of:=IF([.D517]=&quot;RedoAct&quot;;1;IF([.D517]=&quot;RedoPen&quot;;2;IF([.D5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19]=&quot;&quot;;[.B518];[.B519])" office:value-type="float" office:value="5" calcext:value-type="float">
            <text:p>5</text:p>
          </table:table-cell>
          <table:table-cell office:value-type="float" office:value="0.000000000000131420261615496" calcext:value-type="float">
            <text:p>1.31420261615496E-13</text:p>
          </table:table-cell>
          <table:table-cell table:formula="of:=IF([.C519]=0;[.C518]+1;&quot;&quot;)">
            <text:p/>
          </table:table-cell>
          <table:table-cell table:formula="of:=IF([.D518]=&quot;RedoAct&quot;;1;IF([.D518]=&quot;RedoPen&quot;;2;IF([.D5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520]=&quot;&quot;;[.B519];[.B520])" office:value-type="float" office:value="5" calcext:value-type="float">
            <text:p>5</text:p>
          </table:table-cell>
          <table:table-cell office:value-type="string" calcext:value-type="string">
            <text:p>RedoPen</text:p>
          </table:table-cell>
          <table:table-cell table:formula="of:=IF([.C520]=0;[.C519]+1;&quot;&quot;)">
            <text:p/>
          </table:table-cell>
          <table:table-cell table:formula="of:=IF([.D519]=&quot;RedoAct&quot;;1;IF([.D519]=&quot;RedoPen&quot;;2;IF([.D5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IF([.B521]=&quot;&quot;;[.B520];[.B521])" office:value-type="float" office:value="0" calcext:value-type="float">
            <text:p>0</text:p>
          </table:table-cell>
          <table:table-cell office:value-type="float" office:value="0.0000000869241483098071" calcext:value-type="float">
            <text:p>8.69241483098071E-08</text:p>
          </table:table-cell>
          <table:table-cell table:formula="of:=IF([.C521]=0;[.C520]+1;&quot;&quot;)" office:value-type="float" office:value="6" calcext:value-type="float">
            <text:p>6</text:p>
          </table:table-cell>
          <table:table-cell table:formula="of:=IF([.D520]=&quot;RedoAct&quot;;1;IF([.D520]=&quot;RedoPen&quot;;2;IF([.D520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22]=&quot;&quot;;[.B521];[.B522])" office:value-type="float" office:value="1" calcext:value-type="float">
            <text:p>1</text:p>
          </table:table-cell>
          <table:table-cell office:value-type="float" office:value="0.0000000000512840458358397" calcext:value-type="float">
            <text:p>5.12840458358397E-11</text:p>
          </table:table-cell>
          <table:table-cell table:formula="of:=IF([.C522]=0;[.C521]+1;&quot;&quot;)">
            <text:p/>
          </table:table-cell>
          <table:table-cell table:formula="of:=IF([.D521]=&quot;RedoAct&quot;;1;IF([.D521]=&quot;RedoPen&quot;;2;IF([.D5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IF([.B523]=&quot;&quot;;[.B522];[.B523])" office:value-type="float" office:value="0" calcext:value-type="float">
            <text:p>0</text:p>
          </table:table-cell>
          <table:table-cell office:value-type="float" office:value="0.0273185642074342" calcext:value-type="float">
            <text:p>0.027318564207434</text:p>
          </table:table-cell>
          <table:table-cell table:formula="of:=IF([.C523]=0;[.C522]+1;&quot;&quot;)" office:value-type="float" office:value="2" calcext:value-type="float">
            <text:p>2</text:p>
          </table:table-cell>
          <table:table-cell table:formula="of:=IF([.D522]=&quot;RedoAct&quot;;1;IF([.D522]=&quot;RedoPen&quot;;2;IF([.D522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80--&gt;28ou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24]=&quot;&quot;;[.B523];[.B524])" office:value-type="float" office:value="1" calcext:value-type="float">
            <text:p>1</text:p>
          </table:table-cell>
          <table:table-cell office:value-type="float" office:value="0.000152533616693953" calcext:value-type="float">
            <text:p>0.000152533616694</text:p>
          </table:table-cell>
          <table:table-cell table:formula="of:=IF([.C524]=0;[.C523]+1;&quot;&quot;)">
            <text:p/>
          </table:table-cell>
          <table:table-cell table:formula="of:=IF([.D523]=&quot;RedoAct&quot;;1;IF([.D523]=&quot;RedoPen&quot;;2;IF([.D523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25]=&quot;&quot;;[.B524];[.B525])" office:value-type="float" office:value="2" calcext:value-type="float">
            <text:p>2</text:p>
          </table:table-cell>
          <table:table-cell office:value-type="float" office:value="0.0000302326076220986" calcext:value-type="float">
            <text:p>3.02326076220986E-05</text:p>
          </table:table-cell>
          <table:table-cell table:formula="of:=IF([.C525]=0;[.C524]+1;&quot;&quot;)">
            <text:p/>
          </table:table-cell>
          <table:table-cell table:formula="of:=IF([.D524]=&quot;RedoAct&quot;;1;IF([.D524]=&quot;RedoPen&quot;;2;IF([.D524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26]=&quot;&quot;;[.B525];[.B526])" office:value-type="float" office:value="3" calcext:value-type="float">
            <text:p>3</text:p>
          </table:table-cell>
          <table:table-cell office:value-type="float" office:value="0.000000318243904643375" calcext:value-type="float">
            <text:p>3.18243904643375E-07</text:p>
          </table:table-cell>
          <table:table-cell table:formula="of:=IF([.C526]=0;[.C525]+1;&quot;&quot;)">
            <text:p/>
          </table:table-cell>
          <table:table-cell table:formula="of:=IF([.D525]=&quot;RedoAct&quot;;1;IF([.D525]=&quot;RedoPen&quot;;2;IF([.D525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27]=&quot;&quot;;[.B526];[.B527])" office:value-type="float" office:value="4" calcext:value-type="float">
            <text:p>4</text:p>
          </table:table-cell>
          <table:table-cell office:value-type="float" office:value="0.000000000132990789985016" calcext:value-type="float">
            <text:p>1.32990789985016E-10</text:p>
          </table:table-cell>
          <table:table-cell table:formula="of:=IF([.C527]=0;[.C526]+1;&quot;&quot;)">
            <text:p/>
          </table:table-cell>
          <table:table-cell table:formula="of:=IF([.D526]=&quot;RedoAct&quot;;1;IF([.D526]=&quot;RedoPen&quot;;2;IF([.D526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28]=&quot;&quot;;[.B527];[.B528])" office:value-type="float" office:value="5" calcext:value-type="float">
            <text:p>5</text:p>
          </table:table-cell>
          <table:table-cell office:value-type="float" office:value="0.0000000000000262095955924303" calcext:value-type="float">
            <text:p>2.62095955924303E-14</text:p>
          </table:table-cell>
          <table:table-cell table:formula="of:=IF([.C528]=0;[.C527]+1;&quot;&quot;)">
            <text:p/>
          </table:table-cell>
          <table:table-cell table:formula="of:=IF([.D527]=&quot;RedoAct&quot;;1;IF([.D527]=&quot;RedoPen&quot;;2;IF([.D527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529]=&quot;&quot;;[.B528];[.B529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529]=0;[.C528]+1;&quot;&quot;)">
            <text:p/>
          </table:table-cell>
          <table:table-cell table:formula="of:=IF([.D528]=&quot;RedoAct&quot;;1;IF([.D528]=&quot;RedoPen&quot;;2;IF([.D528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IF([.B530]=&quot;&quot;;[.B529];[.B530])" office:value-type="float" office:value="0" calcext:value-type="float">
            <text:p>0</text:p>
          </table:table-cell>
          <table:table-cell office:value-type="float" office:value="0.0000167078843908699" calcext:value-type="float">
            <text:p>1.67078843908699E-05</text:p>
          </table:table-cell>
          <table:table-cell table:formula="of:=IF([.C530]=0;[.C529]+1;&quot;&quot;)" office:value-type="float" office:value="6" calcext:value-type="float">
            <text:p>6</text:p>
          </table:table-cell>
          <table:table-cell table:formula="of:=IF([.D529]=&quot;RedoAct&quot;;1;IF([.D529]=&quot;RedoPen&quot;;2;IF([.D529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31]=&quot;&quot;;[.B530];[.B531])" office:value-type="float" office:value="1" calcext:value-type="float">
            <text:p>1</text:p>
          </table:table-cell>
          <table:table-cell office:value-type="float" office:value="0.000000000175152440448623" calcext:value-type="float">
            <text:p>1.75152440448623E-10</text:p>
          </table:table-cell>
          <table:table-cell table:formula="of:=IF([.C531]=0;[.C530]+1;&quot;&quot;)">
            <text:p/>
          </table:table-cell>
          <table:table-cell table:formula="of:=IF([.D530]=&quot;RedoAct&quot;;1;IF([.D530]=&quot;RedoPen&quot;;2;IF([.D5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32]=&quot;&quot;;[.B531];[.B532])" office:value-type="float" office:value="2" calcext:value-type="float">
            <text:p>2</text:p>
          </table:table-cell>
          <table:table-cell office:value-type="float" office:value="0.0000000000000441966613887437" calcext:value-type="float">
            <text:p>4.41966613887437E-14</text:p>
          </table:table-cell>
          <table:table-cell table:formula="of:=IF([.C532]=0;[.C531]+1;&quot;&quot;)">
            <text:p/>
          </table:table-cell>
          <table:table-cell table:formula="of:=IF([.D531]=&quot;RedoAct&quot;;1;IF([.D531]=&quot;RedoPen&quot;;2;IF([.D5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533]=&quot;&quot;;[.B532];[.B533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533]=0;[.C532]+1;&quot;&quot;)">
            <text:p/>
          </table:table-cell>
          <table:table-cell table:formula="of:=IF([.D532]=&quot;RedoAct&quot;;1;IF([.D532]=&quot;RedoPen&quot;;2;IF([.D5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IF([.B534]=&quot;&quot;;[.B533];[.B534])" office:value-type="float" office:value="0" calcext:value-type="float">
            <text:p>0</text:p>
          </table:table-cell>
          <table:table-cell office:value-type="float" office:value="0.000000743100686956256" calcext:value-type="float">
            <text:p>7.43100686956256E-07</text:p>
          </table:table-cell>
          <table:table-cell table:formula="of:=IF([.C534]=0;[.C533]+1;&quot;&quot;)" office:value-type="float" office:value="3" calcext:value-type="float">
            <text:p>3</text:p>
          </table:table-cell>
          <table:table-cell table:formula="of:=IF([.D533]=&quot;RedoAct&quot;;1;IF([.D533]=&quot;RedoPen&quot;;2;IF([.D53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35]=&quot;&quot;;[.B534];[.B535])" office:value-type="float" office:value="1" calcext:value-type="float">
            <text:p>1</text:p>
          </table:table-cell>
          <table:table-cell office:value-type="float" office:value="0.00000000139167137963899" calcext:value-type="float">
            <text:p>1.39167137963899E-09</text:p>
          </table:table-cell>
          <table:table-cell table:formula="of:=IF([.C535]=0;[.C534]+1;&quot;&quot;)">
            <text:p/>
          </table:table-cell>
          <table:table-cell table:formula="of:=IF([.D534]=&quot;RedoAct&quot;;1;IF([.D534]=&quot;RedoPen&quot;;2;IF([.D5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36]=&quot;&quot;;[.B535];[.B536])" office:value-type="float" office:value="2" calcext:value-type="float">
            <text:p>2</text:p>
          </table:table-cell>
          <table:table-cell office:value-type="float" office:value="0.0000000000000360765370985503" calcext:value-type="float">
            <text:p>3.60765370985503E-14</text:p>
          </table:table-cell>
          <table:table-cell table:formula="of:=IF([.C536]=0;[.C535]+1;&quot;&quot;)">
            <text:p/>
          </table:table-cell>
          <table:table-cell table:formula="of:=IF([.D535]=&quot;RedoAct&quot;;1;IF([.D535]=&quot;RedoPen&quot;;2;IF([.D5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table:formula="of:=IF([.B537]=&quot;&quot;;[.B536];[.B537])" office:value-type="float" office:value="0" calcext:value-type="float">
            <text:p>0</text:p>
          </table:table-cell>
          <table:table-cell office:value-type="float" office:value="0.0313522490552712" calcext:value-type="float">
            <text:p>0.031352249055271</text:p>
          </table:table-cell>
          <table:table-cell table:formula="of:=IF([.C537]=0;[.C536]+1;&quot;&quot;)" office:value-type="float" office:value="3" calcext:value-type="float">
            <text:p>3</text:p>
          </table:table-cell>
          <table:table-cell table:formula="of:=IF([.D536]=&quot;RedoAct&quot;;1;IF([.D536]=&quot;RedoPen&quot;;2;IF([.D536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5: out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38]=&quot;&quot;;[.B537];[.B538])" office:value-type="float" office:value="1" calcext:value-type="float">
            <text:p>1</text:p>
          </table:table-cell>
          <table:table-cell office:value-type="float" office:value="0.0000315788652035214" calcext:value-type="float">
            <text:p>3.15788652035214E-05</text:p>
          </table:table-cell>
          <table:table-cell table:formula="of:=IF([.C538]=0;[.C537]+1;&quot;&quot;)">
            <text:p/>
          </table:table-cell>
          <table:table-cell table:formula="of:=IF([.D537]=&quot;RedoAct&quot;;1;IF([.D537]=&quot;RedoPen&quot;;2;IF([.D5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39]=&quot;&quot;;[.B538];[.B539])" office:value-type="float" office:value="2" calcext:value-type="float">
            <text:p>2</text:p>
          </table:table-cell>
          <table:table-cell office:value-type="float" office:value="0.0000920285335688166" calcext:value-type="float">
            <text:p>9.20285335688166E-05</text:p>
          </table:table-cell>
          <table:table-cell table:formula="of:=IF([.C539]=0;[.C538]+1;&quot;&quot;)">
            <text:p/>
          </table:table-cell>
          <table:table-cell table:formula="of:=IF([.D538]=&quot;RedoAct&quot;;1;IF([.D538]=&quot;RedoPen&quot;;2;IF([.D5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40]=&quot;&quot;;[.B539];[.B540])" office:value-type="float" office:value="3" calcext:value-type="float">
            <text:p>3</text:p>
          </table:table-cell>
          <table:table-cell office:value-type="float" office:value="0.0000000871771204268019" calcext:value-type="float">
            <text:p>8.71771204268019E-08</text:p>
          </table:table-cell>
          <table:table-cell table:formula="of:=IF([.C540]=0;[.C539]+1;&quot;&quot;)">
            <text:p/>
          </table:table-cell>
          <table:table-cell table:formula="of:=IF([.D539]=&quot;RedoAct&quot;;1;IF([.D539]=&quot;RedoPen&quot;;2;IF([.D5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41]=&quot;&quot;;[.B540];[.B541])" office:value-type="float" office:value="4" calcext:value-type="float">
            <text:p>4</text:p>
          </table:table-cell>
          <table:table-cell office:value-type="float" office:value="0.000000000779432342864175" calcext:value-type="float">
            <text:p>7.79432342864175E-10</text:p>
          </table:table-cell>
          <table:table-cell table:formula="of:=IF([.C541]=0;[.C540]+1;&quot;&quot;)">
            <text:p/>
          </table:table-cell>
          <table:table-cell table:formula="of:=IF([.D540]=&quot;RedoAct&quot;;1;IF([.D540]=&quot;RedoPen&quot;;2;IF([.D5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42]=&quot;&quot;;[.B541];[.B542])" office:value-type="float" office:value="5" calcext:value-type="float">
            <text:p>5</text:p>
          </table:table-cell>
          <table:table-cell office:value-type="float" office:value="0.0000000000000319331115790424" calcext:value-type="float">
            <text:p>3.19331115790424E-14</text:p>
          </table:table-cell>
          <table:table-cell table:formula="of:=IF([.C542]=0;[.C541]+1;&quot;&quot;)">
            <text:p/>
          </table:table-cell>
          <table:table-cell table:formula="of:=IF([.D541]=&quot;RedoAct&quot;;1;IF([.D541]=&quot;RedoPen&quot;;2;IF([.D5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IF([.B543]=&quot;&quot;;[.B542];[.B543])" office:value-type="float" office:value="0" calcext:value-type="float">
            <text:p>0</text:p>
          </table:table-cell>
          <table:table-cell office:value-type="float" office:value="0.0341138317834943" calcext:value-type="float">
            <text:p>0.034113831783494</text:p>
          </table:table-cell>
          <table:table-cell table:formula="of:=IF([.C543]=0;[.C542]+1;&quot;&quot;)" office:value-type="float" office:value="6" calcext:value-type="float">
            <text:p>6</text:p>
          </table:table-cell>
          <table:table-cell table:formula="of:=IF([.D542]=&quot;RedoAct&quot;;1;IF([.D542]=&quot;RedoPen&quot;;2;IF([.D542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5: out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44]=&quot;&quot;;[.B543];[.B544])" office:value-type="float" office:value="1" calcext:value-type="float">
            <text:p>1</text:p>
          </table:table-cell>
          <table:table-cell office:value-type="float" office:value="0.0000407408560094613" calcext:value-type="float">
            <text:p>4.07408560094613E-05</text:p>
          </table:table-cell>
          <table:table-cell table:formula="of:=IF([.C544]=0;[.C543]+1;&quot;&quot;)">
            <text:p/>
          </table:table-cell>
          <table:table-cell table:formula="of:=IF([.D543]=&quot;RedoAct&quot;;1;IF([.D543]=&quot;RedoPen&quot;;2;IF([.D543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135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45]=&quot;&quot;;[.B544];[.B545])" office:value-type="float" office:value="2" calcext:value-type="float">
            <text:p>2</text:p>
          </table:table-cell>
          <table:table-cell office:value-type="float" office:value="0.000921103238468624" calcext:value-type="float">
            <text:p>0.000921103238469</text:p>
          </table:table-cell>
          <table:table-cell table:formula="of:=IF([.C545]=0;[.C544]+1;&quot;&quot;)">
            <text:p/>
          </table:table-cell>
          <table:table-cell table:formula="of:=IF([.D544]=&quot;RedoAct&quot;;1;IF([.D544]=&quot;RedoPen&quot;;2;IF([.D544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0: 93--&gt;52</text:p>
          </table:table-cell>
          <table:table-cell office:value-type="string" calcext:value-type="string">
            <text:p>135: ou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46]=&quot;&quot;;[.B545];[.B546])" office:value-type="float" office:value="3" calcext:value-type="float">
            <text:p>3</text:p>
          </table:table-cell>
          <table:table-cell office:value-type="float" office:value="0.000145514730058966" calcext:value-type="float">
            <text:p>0.000145514730059</text:p>
          </table:table-cell>
          <table:table-cell table:formula="of:=IF([.C546]=0;[.C545]+1;&quot;&quot;)">
            <text:p/>
          </table:table-cell>
          <table:table-cell table:formula="of:=IF([.D545]=&quot;RedoAct&quot;;1;IF([.D545]=&quot;RedoPen&quot;;2;IF([.D545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135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47]=&quot;&quot;;[.B546];[.B547])" office:value-type="float" office:value="4" calcext:value-type="float">
            <text:p>4</text:p>
          </table:table-cell>
          <table:table-cell office:value-type="float" office:value="0.00000788652640280942" calcext:value-type="float">
            <text:p>7.88652640280942E-06</text:p>
          </table:table-cell>
          <table:table-cell table:formula="of:=IF([.C547]=0;[.C546]+1;&quot;&quot;)">
            <text:p/>
          </table:table-cell>
          <table:table-cell table:formula="of:=IF([.D546]=&quot;RedoAct&quot;;1;IF([.D546]=&quot;RedoPen&quot;;2;IF([.D546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135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48]=&quot;&quot;;[.B547];[.B548])" office:value-type="float" office:value="5" calcext:value-type="float">
            <text:p>5</text:p>
          </table:table-cell>
          <table:table-cell office:value-type="float" office:value="0.0000000113735595182379" calcext:value-type="float">
            <text:p>1.13735595182379E-08</text:p>
          </table:table-cell>
          <table:table-cell table:formula="of:=IF([.C548]=0;[.C547]+1;&quot;&quot;)">
            <text:p/>
          </table:table-cell>
          <table:table-cell table:formula="of:=IF([.D547]=&quot;RedoAct&quot;;1;IF([.D547]=&quot;RedoPen&quot;;2;IF([.D547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135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49]=&quot;&quot;;[.B548];[.B549])" office:value-type="float" office:value="6" calcext:value-type="float">
            <text:p>6</text:p>
          </table:table-cell>
          <table:table-cell office:value-type="float" office:value="0.0000000000000603790641201772" calcext:value-type="float">
            <text:p>6.03790641201772E-14</text:p>
          </table:table-cell>
          <table:table-cell table:formula="of:=IF([.C549]=0;[.C548]+1;&quot;&quot;)">
            <text:p/>
          </table:table-cell>
          <table:table-cell table:formula="of:=IF([.D548]=&quot;RedoAct&quot;;1;IF([.D548]=&quot;RedoPen&quot;;2;IF([.D54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135: out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IF([.B550]=&quot;&quot;;[.B549];[.B550])" office:value-type="float" office:value="6" calcext:value-type="float">
            <text:p>6</text:p>
          </table:table-cell>
          <table:table-cell office:value-type="string" calcext:value-type="string">
            <text:p>RedoAct</text:p>
          </table:table-cell>
          <table:table-cell table:formula="of:=IF([.C550]=0;[.C549]+1;&quot;&quot;)">
            <text:p/>
          </table:table-cell>
          <table:table-cell table:formula="of:=IF([.D549]=&quot;RedoAct&quot;;1;IF([.D549]=&quot;RedoPen&quot;;2;IF([.D54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IF([.B551]=&quot;&quot;;[.B550];[.B551])" office:value-type="float" office:value="0" calcext:value-type="float">
            <text:p>0</text:p>
          </table:table-cell>
          <table:table-cell office:value-type="float" office:value="0.000136170337890745" calcext:value-type="float">
            <text:p>0.000136170337891</text:p>
          </table:table-cell>
          <table:table-cell table:formula="of:=IF([.C551]=0;[.C550]+1;&quot;&quot;)" office:value-type="float" office:value="7" calcext:value-type="float">
            <text:p>7</text:p>
          </table:table-cell>
          <table:table-cell table:formula="of:=IF([.D550]=&quot;RedoAct&quot;;1;IF([.D550]=&quot;RedoPen&quot;;2;IF([.D550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52]=&quot;&quot;;[.B551];[.B552])" office:value-type="float" office:value="1" calcext:value-type="float">
            <text:p>1</text:p>
          </table:table-cell>
          <table:table-cell office:value-type="float" office:value="0.000000000491274764208982" calcext:value-type="float">
            <text:p>4.91274764208982E-10</text:p>
          </table:table-cell>
          <table:table-cell table:formula="of:=IF([.C552]=0;[.C551]+1;&quot;&quot;)">
            <text:p/>
          </table:table-cell>
          <table:table-cell table:formula="of:=IF([.D551]=&quot;RedoAct&quot;;1;IF([.D551]=&quot;RedoPen&quot;;2;IF([.D5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53]=&quot;&quot;;[.B552];[.B553])" office:value-type="float" office:value="2" calcext:value-type="float">
            <text:p>2</text:p>
          </table:table-cell>
          <table:table-cell office:value-type="float" office:value="0.0000000000000408141559817759" calcext:value-type="float">
            <text:p>4.08141559817759E-14</text:p>
          </table:table-cell>
          <table:table-cell table:formula="of:=IF([.C553]=0;[.C552]+1;&quot;&quot;)">
            <text:p/>
          </table:table-cell>
          <table:table-cell table:formula="of:=IF([.D552]=&quot;RedoAct&quot;;1;IF([.D552]=&quot;RedoPen&quot;;2;IF([.D5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554]=&quot;&quot;;[.B553];[.B554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554]=0;[.C553]+1;&quot;&quot;)">
            <text:p/>
          </table:table-cell>
          <table:table-cell table:formula="of:=IF([.D553]=&quot;RedoAct&quot;;1;IF([.D553]=&quot;RedoPen&quot;;2;IF([.D5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IF([.B555]=&quot;&quot;;[.B554];[.B555])" office:value-type="float" office:value="0" calcext:value-type="float">
            <text:p>0</text:p>
          </table:table-cell>
          <table:table-cell office:value-type="float" office:value="0.0000000890812897035389" calcext:value-type="float">
            <text:p>8.90812897035389E-08</text:p>
          </table:table-cell>
          <table:table-cell table:formula="of:=IF([.C555]=0;[.C554]+1;&quot;&quot;)" office:value-type="float" office:value="3" calcext:value-type="float">
            <text:p>3</text:p>
          </table:table-cell>
          <table:table-cell table:formula="of:=IF([.D554]=&quot;RedoAct&quot;;1;IF([.D554]=&quot;RedoPen&quot;;2;IF([.D55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56]=&quot;&quot;;[.B555];[.B556])" office:value-type="float" office:value="1" calcext:value-type="float">
            <text:p>1</text:p>
          </table:table-cell>
          <table:table-cell office:value-type="float" office:value="0.000000000023710963378936" calcext:value-type="float">
            <text:p>2.3710963378936E-11</text:p>
          </table:table-cell>
          <table:table-cell table:formula="of:=IF([.C556]=0;[.C555]+1;&quot;&quot;)">
            <text:p/>
          </table:table-cell>
          <table:table-cell table:formula="of:=IF([.D555]=&quot;RedoAct&quot;;1;IF([.D555]=&quot;RedoPen&quot;;2;IF([.D5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formula="of:=IF([.B557]=&quot;&quot;;[.B556];[.B557])" office:value-type="float" office:value="0" calcext:value-type="float">
            <text:p>0</text:p>
          </table:table-cell>
          <table:table-cell office:value-type="float" office:value="0.0433276807252533" calcext:value-type="float">
            <text:p>0.043327680725253</text:p>
          </table:table-cell>
          <table:table-cell table:formula="of:=IF([.C557]=0;[.C556]+1;&quot;&quot;)" office:value-type="float" office:value="2" calcext:value-type="float">
            <text:p>2</text:p>
          </table:table-cell>
          <table:table-cell table:formula="of:=IF([.D556]=&quot;RedoAct&quot;;1;IF([.D556]=&quot;RedoPen&quot;;2;IF([.D556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4--&gt;0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84--&gt;29out</text:p>
          </table:table-cell>
          <table:table-cell office:value-type="string" calcext:value-type="string">
            <text:p>133: 81--&gt;80</text:p>
          </table:table-cell>
          <table:table-cell office:value-type="string" calcext:value-type="string">
            <text:p>134: ou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58]=&quot;&quot;;[.B557];[.B558])" office:value-type="float" office:value="1" calcext:value-type="float">
            <text:p>1</text:p>
          </table:table-cell>
          <table:table-cell office:value-type="float" office:value="0.000298504576807438" calcext:value-type="float">
            <text:p>0.000298504576807</text:p>
          </table:table-cell>
          <table:table-cell table:formula="of:=IF([.C558]=0;[.C557]+1;&quot;&quot;)">
            <text:p/>
          </table:table-cell>
          <table:table-cell table:formula="of:=IF([.D557]=&quot;RedoAct&quot;;1;IF([.D557]=&quot;RedoPen&quot;;2;IF([.D557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59]=&quot;&quot;;[.B558];[.B559])" office:value-type="float" office:value="2" calcext:value-type="float">
            <text:p>2</text:p>
          </table:table-cell>
          <table:table-cell office:value-type="float" office:value="0.000230127863442683" calcext:value-type="float">
            <text:p>0.000230127863443</text:p>
          </table:table-cell>
          <table:table-cell table:formula="of:=IF([.C559]=0;[.C558]+1;&quot;&quot;)">
            <text:p/>
          </table:table-cell>
          <table:table-cell table:formula="of:=IF([.D558]=&quot;RedoAct&quot;;1;IF([.D558]=&quot;RedoPen&quot;;2;IF([.D558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9: 0--&gt;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60]=&quot;&quot;;[.B559];[.B560])" office:value-type="float" office:value="3" calcext:value-type="float">
            <text:p>3</text:p>
          </table:table-cell>
          <table:table-cell office:value-type="float" office:value="0.00000000703225717181843" calcext:value-type="float">
            <text:p>7.03225717181843E-09</text:p>
          </table:table-cell>
          <table:table-cell table:formula="of:=IF([.C560]=0;[.C559]+1;&quot;&quot;)">
            <text:p/>
          </table:table-cell>
          <table:table-cell table:formula="of:=IF([.D559]=&quot;RedoAct&quot;;1;IF([.D559]=&quot;RedoPen&quot;;2;IF([.D559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61]=&quot;&quot;;[.B560];[.B561])" office:value-type="float" office:value="4" calcext:value-type="float">
            <text:p>4</text:p>
          </table:table-cell>
          <table:table-cell office:value-type="float" office:value="0.000000000000234603494952792" calcext:value-type="float">
            <text:p>2.34603494952792E-13</text:p>
          </table:table-cell>
          <table:table-cell table:formula="of:=IF([.C561]=0;[.C560]+1;&quot;&quot;)">
            <text:p/>
          </table:table-cell>
          <table:table-cell table:formula="of:=IF([.D560]=&quot;RedoAct&quot;;1;IF([.D560]=&quot;RedoPen&quot;;2;IF([.D560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562]=&quot;&quot;;[.B561];[.B562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562]=0;[.C561]+1;&quot;&quot;)">
            <text:p/>
          </table:table-cell>
          <table:table-cell table:formula="of:=IF([.D561]=&quot;RedoAct&quot;;1;IF([.D561]=&quot;RedoPen&quot;;2;IF([.D56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formula="of:=IF([.B563]=&quot;&quot;;[.B562];[.B563])" office:value-type="float" office:value="0" calcext:value-type="float">
            <text:p>0</text:p>
          </table:table-cell>
          <table:table-cell office:value-type="float" office:value="0.000305958190565003" calcext:value-type="float">
            <text:p>0.000305958190565</text:p>
          </table:table-cell>
          <table:table-cell table:formula="of:=IF([.C563]=0;[.C562]+1;&quot;&quot;)" office:value-type="float" office:value="5" calcext:value-type="float">
            <text:p>5</text:p>
          </table:table-cell>
          <table:table-cell table:formula="of:=IF([.D562]=&quot;RedoAct&quot;;1;IF([.D562]=&quot;RedoPen&quot;;2;IF([.D562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64]=&quot;&quot;;[.B563];[.B564])" office:value-type="float" office:value="1" calcext:value-type="float">
            <text:p>1</text:p>
          </table:table-cell>
          <table:table-cell office:value-type="float" office:value="0.0000000139378023388825" calcext:value-type="float">
            <text:p>1.39378023388825E-08</text:p>
          </table:table-cell>
          <table:table-cell table:formula="of:=IF([.C564]=0;[.C563]+1;&quot;&quot;)">
            <text:p/>
          </table:table-cell>
          <table:table-cell table:formula="of:=IF([.D563]=&quot;RedoAct&quot;;1;IF([.D563]=&quot;RedoPen&quot;;2;IF([.D5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65]=&quot;&quot;;[.B564];[.B565])" office:value-type="float" office:value="2" calcext:value-type="float">
            <text:p>2</text:p>
          </table:table-cell>
          <table:table-cell office:value-type="float" office:value="0.0000000000124789476038089" calcext:value-type="float">
            <text:p>1.24789476038089E-11</text:p>
          </table:table-cell>
          <table:table-cell table:formula="of:=IF([.C565]=0;[.C564]+1;&quot;&quot;)">
            <text:p/>
          </table:table-cell>
          <table:table-cell table:formula="of:=IF([.D564]=&quot;RedoAct&quot;;1;IF([.D564]=&quot;RedoPen&quot;;2;IF([.D5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566]=&quot;&quot;;[.B565];[.B566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566]=0;[.C565]+1;&quot;&quot;)">
            <text:p/>
          </table:table-cell>
          <table:table-cell table:formula="of:=IF([.D565]=&quot;RedoAct&quot;;1;IF([.D565]=&quot;RedoPen&quot;;2;IF([.D5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formula="of:=IF([.B567]=&quot;&quot;;[.B566];[.B567])" office:value-type="float" office:value="0" calcext:value-type="float">
            <text:p>0</text:p>
          </table:table-cell>
          <table:table-cell office:value-type="float" office:value="0.00000187954420843561" calcext:value-type="float">
            <text:p>1.87954420843561E-06</text:p>
          </table:table-cell>
          <table:table-cell table:formula="of:=IF([.C567]=0;[.C566]+1;&quot;&quot;)" office:value-type="float" office:value="3" calcext:value-type="float">
            <text:p>3</text:p>
          </table:table-cell>
          <table:table-cell table:formula="of:=IF([.D566]=&quot;RedoAct&quot;;1;IF([.D566]=&quot;RedoPen&quot;;2;IF([.D566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68]=&quot;&quot;;[.B567];[.B568])" office:value-type="float" office:value="1" calcext:value-type="float">
            <text:p>1</text:p>
          </table:table-cell>
          <table:table-cell office:value-type="float" office:value="0.000000102570558620939" calcext:value-type="float">
            <text:p>1.02570558620939E-07</text:p>
          </table:table-cell>
          <table:table-cell table:formula="of:=IF([.C568]=0;[.C567]+1;&quot;&quot;)">
            <text:p/>
          </table:table-cell>
          <table:table-cell table:formula="of:=IF([.D567]=&quot;RedoAct&quot;;1;IF([.D567]=&quot;RedoPen&quot;;2;IF([.D5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69]=&quot;&quot;;[.B568];[.B569])" office:value-type="float" office:value="2" calcext:value-type="float">
            <text:p>2</text:p>
          </table:table-cell>
          <table:table-cell office:value-type="float" office:value="0.000000000000027083367812232" calcext:value-type="float">
            <text:p>2.7083367812232E-14</text:p>
          </table:table-cell>
          <table:table-cell table:formula="of:=IF([.C569]=0;[.C568]+1;&quot;&quot;)">
            <text:p/>
          </table:table-cell>
          <table:table-cell table:formula="of:=IF([.D568]=&quot;RedoAct&quot;;1;IF([.D568]=&quot;RedoPen&quot;;2;IF([.D5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table:formula="of:=IF([.B570]=&quot;&quot;;[.B569];[.B570])" office:value-type="float" office:value="0" calcext:value-type="float">
            <text:p>0</text:p>
          </table:table-cell>
          <table:table-cell office:value-type="float" office:value="0.0634420472591817" calcext:value-type="float">
            <text:p>0.063442047259182</text:p>
          </table:table-cell>
          <table:table-cell table:formula="of:=IF([.C570]=0;[.C569]+1;&quot;&quot;)" office:value-type="float" office:value="3" calcext:value-type="float">
            <text:p>3</text:p>
          </table:table-cell>
          <table:table-cell table:formula="of:=IF([.D569]=&quot;RedoAct&quot;;1;IF([.D569]=&quot;RedoPen&quot;;2;IF([.D569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9: 4--&gt;0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4: ou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71]=&quot;&quot;;[.B570];[.B571])" office:value-type="float" office:value="1" calcext:value-type="float">
            <text:p>1</text:p>
          </table:table-cell>
          <table:table-cell office:value-type="float" office:value="0.000107142113632994" calcext:value-type="float">
            <text:p>0.000107142113633</text:p>
          </table:table-cell>
          <table:table-cell table:formula="of:=IF([.C571]=0;[.C570]+1;&quot;&quot;)">
            <text:p/>
          </table:table-cell>
          <table:table-cell table:formula="of:=IF([.D570]=&quot;RedoAct&quot;;1;IF([.D570]=&quot;RedoPen&quot;;2;IF([.D5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72]=&quot;&quot;;[.B571];[.B572])" office:value-type="float" office:value="2" calcext:value-type="float">
            <text:p>2</text:p>
          </table:table-cell>
          <table:table-cell office:value-type="float" office:value="0.00119894688372933" calcext:value-type="float">
            <text:p>0.001198946883729</text:p>
          </table:table-cell>
          <table:table-cell table:formula="of:=IF([.C572]=0;[.C571]+1;&quot;&quot;)">
            <text:p/>
          </table:table-cell>
          <table:table-cell table:formula="of:=IF([.D571]=&quot;RedoAct&quot;;1;IF([.D571]=&quot;RedoPen&quot;;2;IF([.D571]=&quot;Cutback&quot;;-1;0)))" office:value-type="float" office:value="0" calcext:value-type="float">
            <text:p>0</text:p>
          </table:table-cell>
          <table:table-cell office:value-type="string" calcext:value-type="string">
            <text:p>41: 52--&gt;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73]=&quot;&quot;;[.B572];[.B573])" office:value-type="float" office:value="3" calcext:value-type="float">
            <text:p>3</text:p>
          </table:table-cell>
          <table:table-cell office:value-type="float" office:value="0.0000202531275018129" calcext:value-type="float">
            <text:p>2.02531275018129E-05</text:p>
          </table:table-cell>
          <table:table-cell table:formula="of:=IF([.C573]=0;[.C572]+1;&quot;&quot;)">
            <text:p/>
          </table:table-cell>
          <table:table-cell table:formula="of:=IF([.D572]=&quot;RedoAct&quot;;1;IF([.D572]=&quot;RedoPen&quot;;2;IF([.D5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74]=&quot;&quot;;[.B573];[.B574])" office:value-type="float" office:value="4" calcext:value-type="float">
            <text:p>4</text:p>
          </table:table-cell>
          <table:table-cell office:value-type="float" office:value="0.000000465395544609553" calcext:value-type="float">
            <text:p>4.65395544609553E-07</text:p>
          </table:table-cell>
          <table:table-cell table:formula="of:=IF([.C574]=0;[.C573]+1;&quot;&quot;)">
            <text:p/>
          </table:table-cell>
          <table:table-cell table:formula="of:=IF([.D573]=&quot;RedoAct&quot;;1;IF([.D573]=&quot;RedoPen&quot;;2;IF([.D5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75]=&quot;&quot;;[.B574];[.B575])" office:value-type="float" office:value="5" calcext:value-type="float">
            <text:p>5</text:p>
          </table:table-cell>
          <table:table-cell office:value-type="float" office:value="0.00000000000203564776948701" calcext:value-type="float">
            <text:p>2.03564776948701E-12</text:p>
          </table:table-cell>
          <table:table-cell table:formula="of:=IF([.C575]=0;[.C574]+1;&quot;&quot;)">
            <text:p/>
          </table:table-cell>
          <table:table-cell table:formula="of:=IF([.D574]=&quot;RedoAct&quot;;1;IF([.D574]=&quot;RedoPen&quot;;2;IF([.D5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576]=&quot;&quot;;[.B575];[.B576])" office:value-type="float" office:value="5" calcext:value-type="float">
            <text:p>5</text:p>
          </table:table-cell>
          <table:table-cell office:value-type="string" calcext:value-type="string">
            <text:p>RedoPen</text:p>
          </table:table-cell>
          <table:table-cell table:formula="of:=IF([.C576]=0;[.C575]+1;&quot;&quot;)">
            <text:p/>
          </table:table-cell>
          <table:table-cell table:formula="of:=IF([.D575]=&quot;RedoAct&quot;;1;IF([.D575]=&quot;RedoPen&quot;;2;IF([.D5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table:formula="of:=IF([.B577]=&quot;&quot;;[.B576];[.B577])" office:value-type="float" office:value="0" calcext:value-type="float">
            <text:p>0</text:p>
          </table:table-cell>
          <table:table-cell office:value-type="float" office:value="0.000000439973318618771" calcext:value-type="float">
            <text:p>4.39973318618771E-07</text:p>
          </table:table-cell>
          <table:table-cell table:formula="of:=IF([.C577]=0;[.C576]+1;&quot;&quot;)" office:value-type="float" office:value="6" calcext:value-type="float">
            <text:p>6</text:p>
          </table:table-cell>
          <table:table-cell table:formula="of:=IF([.D576]=&quot;RedoAct&quot;;1;IF([.D576]=&quot;RedoPen&quot;;2;IF([.D576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78]=&quot;&quot;;[.B577];[.B578])" office:value-type="float" office:value="1" calcext:value-type="float">
            <text:p>1</text:p>
          </table:table-cell>
          <table:table-cell office:value-type="float" office:value="0.00000000249652675730551" calcext:value-type="float">
            <text:p>2.49652675730551E-09</text:p>
          </table:table-cell>
          <table:table-cell table:formula="of:=IF([.C578]=0;[.C577]+1;&quot;&quot;)">
            <text:p/>
          </table:table-cell>
          <table:table-cell table:formula="of:=IF([.D577]=&quot;RedoAct&quot;;1;IF([.D577]=&quot;RedoPen&quot;;2;IF([.D5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79]=&quot;&quot;;[.B578];[.B579])" office:value-type="float" office:value="2" calcext:value-type="float">
            <text:p>2</text:p>
          </table:table-cell>
          <table:table-cell office:value-type="float" office:value="0.0000000000000369707735087307" calcext:value-type="float">
            <text:p>3.69707735087307E-14</text:p>
          </table:table-cell>
          <table:table-cell table:formula="of:=IF([.C579]=0;[.C578]+1;&quot;&quot;)">
            <text:p/>
          </table:table-cell>
          <table:table-cell table:formula="of:=IF([.D578]=&quot;RedoAct&quot;;1;IF([.D578]=&quot;RedoPen&quot;;2;IF([.D5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formula="of:=IF([.B580]=&quot;&quot;;[.B579];[.B580])" office:value-type="float" office:value="0" calcext:value-type="float">
            <text:p>0</text:p>
          </table:table-cell>
          <table:table-cell office:value-type="float" office:value="0.105692248089361" calcext:value-type="float">
            <text:p>0.105692248089361</text:p>
          </table:table-cell>
          <table:table-cell table:formula="of:=IF([.C580]=0;[.C579]+1;&quot;&quot;)" office:value-type="float" office:value="3" calcext:value-type="float">
            <text:p>3</text:p>
          </table:table-cell>
          <table:table-cell table:formula="of:=IF([.D579]=&quot;RedoAct&quot;;1;IF([.D579]=&quot;RedoPen&quot;;2;IF([.D579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1: 93--&gt;92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4: ou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81]=&quot;&quot;;[.B580];[.B581])" office:value-type="float" office:value="1" calcext:value-type="float">
            <text:p>1</text:p>
          </table:table-cell>
          <table:table-cell office:value-type="float" office:value="0.00030858659483816" calcext:value-type="float">
            <text:p>0.000308586594838</text:p>
          </table:table-cell>
          <table:table-cell table:formula="of:=IF([.C581]=0;[.C580]+1;&quot;&quot;)">
            <text:p/>
          </table:table-cell>
          <table:table-cell table:formula="of:=IF([.D580]=&quot;RedoAct&quot;;1;IF([.D580]=&quot;RedoPen&quot;;2;IF([.D580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82]=&quot;&quot;;[.B581];[.B582])" office:value-type="float" office:value="2" calcext:value-type="float">
            <text:p>2</text:p>
          </table:table-cell>
          <table:table-cell office:value-type="float" office:value="0.00035372384792206" calcext:value-type="float">
            <text:p>0.000353723847922</text:p>
          </table:table-cell>
          <table:table-cell table:formula="of:=IF([.C582]=0;[.C581]+1;&quot;&quot;)">
            <text:p/>
          </table:table-cell>
          <table:table-cell table:formula="of:=IF([.D581]=&quot;RedoAct&quot;;1;IF([.D581]=&quot;RedoPen&quot;;2;IF([.D581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83]=&quot;&quot;;[.B582];[.B583])" office:value-type="float" office:value="3" calcext:value-type="float">
            <text:p>3</text:p>
          </table:table-cell>
          <table:table-cell office:value-type="float" office:value="0.000000110942700091603" calcext:value-type="float">
            <text:p>1.10942700091603E-07</text:p>
          </table:table-cell>
          <table:table-cell table:formula="of:=IF([.C583]=0;[.C582]+1;&quot;&quot;)">
            <text:p/>
          </table:table-cell>
          <table:table-cell table:formula="of:=IF([.D582]=&quot;RedoAct&quot;;1;IF([.D582]=&quot;RedoPen&quot;;2;IF([.D582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84]=&quot;&quot;;[.B583];[.B584])" office:value-type="float" office:value="4" calcext:value-type="float">
            <text:p>4</text:p>
          </table:table-cell>
          <table:table-cell office:value-type="float" office:value="0.000000000015821403339044" calcext:value-type="float">
            <text:p>1.5821403339044E-11</text:p>
          </table:table-cell>
          <table:table-cell table:formula="of:=IF([.C584]=0;[.C583]+1;&quot;&quot;)">
            <text:p/>
          </table:table-cell>
          <table:table-cell table:formula="of:=IF([.D583]=&quot;RedoAct&quot;;1;IF([.D583]=&quot;RedoPen&quot;;2;IF([.D583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585]=&quot;&quot;;[.B584];[.B585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585]=0;[.C584]+1;&quot;&quot;)">
            <text:p/>
          </table:table-cell>
          <table:table-cell table:formula="of:=IF([.D584]=&quot;RedoAct&quot;;1;IF([.D584]=&quot;RedoPen&quot;;2;IF([.D58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formula="of:=IF([.B586]=&quot;&quot;;[.B585];[.B586])" office:value-type="float" office:value="0" calcext:value-type="float">
            <text:p>0</text:p>
          </table:table-cell>
          <table:table-cell office:value-type="float" office:value="0.000365736373939191" calcext:value-type="float">
            <text:p>0.000365736373939</text:p>
          </table:table-cell>
          <table:table-cell table:formula="of:=IF([.C586]=0;[.C585]+1;&quot;&quot;)" office:value-type="float" office:value="5" calcext:value-type="float">
            <text:p>5</text:p>
          </table:table-cell>
          <table:table-cell table:formula="of:=IF([.D585]=&quot;RedoAct&quot;;1;IF([.D585]=&quot;RedoPen&quot;;2;IF([.D585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87]=&quot;&quot;;[.B586];[.B587])" office:value-type="float" office:value="1" calcext:value-type="float">
            <text:p>1</text:p>
          </table:table-cell>
          <table:table-cell office:value-type="float" office:value="0.0000294851978916132" calcext:value-type="float">
            <text:p>2.94851978916132E-05</text:p>
          </table:table-cell>
          <table:table-cell table:formula="of:=IF([.C587]=0;[.C586]+1;&quot;&quot;)">
            <text:p/>
          </table:table-cell>
          <table:table-cell table:formula="of:=IF([.D586]=&quot;RedoAct&quot;;1;IF([.D586]=&quot;RedoPen&quot;;2;IF([.D5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88]=&quot;&quot;;[.B587];[.B588])" office:value-type="float" office:value="2" calcext:value-type="float">
            <text:p>2</text:p>
          </table:table-cell>
          <table:table-cell office:value-type="float" office:value="0.0000000640005464430963" calcext:value-type="float">
            <text:p>6.40005464430963E-08</text:p>
          </table:table-cell>
          <table:table-cell table:formula="of:=IF([.C588]=0;[.C587]+1;&quot;&quot;)">
            <text:p/>
          </table:table-cell>
          <table:table-cell table:formula="of:=IF([.D587]=&quot;RedoAct&quot;;1;IF([.D587]=&quot;RedoPen&quot;;2;IF([.D5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89]=&quot;&quot;;[.B588];[.B589])" office:value-type="float" office:value="3" calcext:value-type="float">
            <text:p>3</text:p>
          </table:table-cell>
          <table:table-cell office:value-type="float" office:value="0.000000000000773649966227651" calcext:value-type="float">
            <text:p>7.73649966227651E-13</text:p>
          </table:table-cell>
          <table:table-cell table:formula="of:=IF([.C589]=0;[.C588]+1;&quot;&quot;)">
            <text:p/>
          </table:table-cell>
          <table:table-cell table:formula="of:=IF([.D588]=&quot;RedoAct&quot;;1;IF([.D588]=&quot;RedoPen&quot;;2;IF([.D5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formula="of:=IF([.B590]=&quot;&quot;;[.B589];[.B590])" office:value-type="float" office:value="0" calcext:value-type="float">
            <text:p>0</text:p>
          </table:table-cell>
          <table:table-cell office:value-type="float" office:value="0.0407566846586604" calcext:value-type="float">
            <text:p>0.04075668465866</text:p>
          </table:table-cell>
          <table:table-cell table:formula="of:=IF([.C590]=0;[.C589]+1;&quot;&quot;)" office:value-type="float" office:value="4" calcext:value-type="float">
            <text:p>4</text:p>
          </table:table-cell>
          <table:table-cell table:formula="of:=IF([.D589]=&quot;RedoAct&quot;;1;IF([.D589]=&quot;RedoPen&quot;;2;IF([.D589]=&quot;Cutback&quot;;-1;0)))" office:value-type="float" office:value="0" calcext:value-type="float">
            <text:p>0</text:p>
          </table:table-cell>
          <table:table-cell office:value-type="string" calcext:value-type="string">
            <text:p>21: 90--&gt;89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9: 85--&gt;84out</text:p>
          </table:table-cell>
          <table:table-cell office:value-type="string" calcext:value-type="string">
            <text:p>134: ou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91]=&quot;&quot;;[.B590];[.B591])" office:value-type="float" office:value="1" calcext:value-type="float">
            <text:p>1</text:p>
          </table:table-cell>
          <table:table-cell office:value-type="float" office:value="0.000748528969880865" calcext:value-type="float">
            <text:p>0.000748528969881</text:p>
          </table:table-cell>
          <table:table-cell table:formula="of:=IF([.C591]=0;[.C590]+1;&quot;&quot;)">
            <text:p/>
          </table:table-cell>
          <table:table-cell table:formula="of:=IF([.D590]=&quot;RedoAct&quot;;1;IF([.D590]=&quot;RedoPen&quot;;2;IF([.D590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92]=&quot;&quot;;[.B591];[.B592])" office:value-type="float" office:value="2" calcext:value-type="float">
            <text:p>2</text:p>
          </table:table-cell>
          <table:table-cell office:value-type="float" office:value="0.00164647544120824" calcext:value-type="float">
            <text:p>0.001646475441208</text:p>
          </table:table-cell>
          <table:table-cell table:formula="of:=IF([.C592]=0;[.C591]+1;&quot;&quot;)">
            <text:p/>
          </table:table-cell>
          <table:table-cell table:formula="of:=IF([.D591]=&quot;RedoAct&quot;;1;IF([.D591]=&quot;RedoPen&quot;;2;IF([.D591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93]=&quot;&quot;;[.B592];[.B593])" office:value-type="float" office:value="3" calcext:value-type="float">
            <text:p>3</text:p>
          </table:table-cell>
          <table:table-cell office:value-type="float" office:value="0.00000626760869446765" calcext:value-type="float">
            <text:p>6.26760869446765E-06</text:p>
          </table:table-cell>
          <table:table-cell table:formula="of:=IF([.C593]=0;[.C592]+1;&quot;&quot;)">
            <text:p/>
          </table:table-cell>
          <table:table-cell table:formula="of:=IF([.D592]=&quot;RedoAct&quot;;1;IF([.D592]=&quot;RedoPen&quot;;2;IF([.D592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94]=&quot;&quot;;[.B593];[.B594])" office:value-type="float" office:value="4" calcext:value-type="float">
            <text:p>4</text:p>
          </table:table-cell>
          <table:table-cell office:value-type="float" office:value="0.00000037126225635659" calcext:value-type="float">
            <text:p>3.7126225635659E-07</text:p>
          </table:table-cell>
          <table:table-cell table:formula="of:=IF([.C594]=0;[.C593]+1;&quot;&quot;)">
            <text:p/>
          </table:table-cell>
          <table:table-cell table:formula="of:=IF([.D593]=&quot;RedoAct&quot;;1;IF([.D593]=&quot;RedoPen&quot;;2;IF([.D593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95]=&quot;&quot;;[.B594];[.B595])" office:value-type="float" office:value="5" calcext:value-type="float">
            <text:p>5</text:p>
          </table:table-cell>
          <table:table-cell office:value-type="float" office:value="0.00000000000140424718983257" calcext:value-type="float">
            <text:p>1.40424718983257E-12</text:p>
          </table:table-cell>
          <table:table-cell table:formula="of:=IF([.C595]=0;[.C594]+1;&quot;&quot;)">
            <text:p/>
          </table:table-cell>
          <table:table-cell table:formula="of:=IF([.D594]=&quot;RedoAct&quot;;1;IF([.D594]=&quot;RedoPen&quot;;2;IF([.D594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596]=&quot;&quot;;[.B595];[.B596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596]=0;[.C595]+1;&quot;&quot;)">
            <text:p/>
          </table:table-cell>
          <table:table-cell table:formula="of:=IF([.D595]=&quot;RedoAct&quot;;1;IF([.D595]=&quot;RedoPen&quot;;2;IF([.D59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formula="of:=IF([.B597]=&quot;&quot;;[.B596];[.B597])" office:value-type="float" office:value="0" calcext:value-type="float">
            <text:p>0</text:p>
          </table:table-cell>
          <table:table-cell office:value-type="float" office:value="0.0000135765241077267" calcext:value-type="float">
            <text:p>1.35765241077267E-05</text:p>
          </table:table-cell>
          <table:table-cell table:formula="of:=IF([.C597]=0;[.C596]+1;&quot;&quot;)" office:value-type="float" office:value="6" calcext:value-type="float">
            <text:p>6</text:p>
          </table:table-cell>
          <table:table-cell table:formula="of:=IF([.D596]=&quot;RedoAct&quot;;1;IF([.D596]=&quot;RedoPen&quot;;2;IF([.D596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98]=&quot;&quot;;[.B597];[.B598])" office:value-type="float" office:value="1" calcext:value-type="float">
            <text:p>1</text:p>
          </table:table-cell>
          <table:table-cell office:value-type="float" office:value="0.0000000000439292647166423" calcext:value-type="float">
            <text:p>4.39292647166423E-11</text:p>
          </table:table-cell>
          <table:table-cell table:formula="of:=IF([.C598]=0;[.C597]+1;&quot;&quot;)">
            <text:p/>
          </table:table-cell>
          <table:table-cell table:formula="of:=IF([.D597]=&quot;RedoAct&quot;;1;IF([.D597]=&quot;RedoPen&quot;;2;IF([.D5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599]=&quot;&quot;;[.B598];[.B599])" office:value-type="float" office:value="1" calcext:value-type="float">
            <text:p>1</text:p>
          </table:table-cell>
          <table:table-cell office:value-type="string" calcext:value-type="string">
            <text:p>RedoPen</text:p>
          </table:table-cell>
          <table:table-cell table:formula="of:=IF([.C599]=0;[.C598]+1;&quot;&quot;)">
            <text:p/>
          </table:table-cell>
          <table:table-cell table:formula="of:=IF([.D598]=&quot;RedoAct&quot;;1;IF([.D598]=&quot;RedoPen&quot;;2;IF([.D5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formula="of:=IF([.B600]=&quot;&quot;;[.B599];[.B600])" office:value-type="float" office:value="0" calcext:value-type="float">
            <text:p>0</text:p>
          </table:table-cell>
          <table:table-cell office:value-type="float" office:value="0.00000264739574153446" calcext:value-type="float">
            <text:p>2.64739574153446E-06</text:p>
          </table:table-cell>
          <table:table-cell table:formula="of:=IF([.C600]=0;[.C599]+1;&quot;&quot;)" office:value-type="float" office:value="2" calcext:value-type="float">
            <text:p>2</text:p>
          </table:table-cell>
          <table:table-cell table:formula="of:=IF([.D599]=&quot;RedoAct&quot;;1;IF([.D599]=&quot;RedoPen&quot;;2;IF([.D599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01]=&quot;&quot;;[.B600];[.B601])" office:value-type="float" office:value="1" calcext:value-type="float">
            <text:p>1</text:p>
          </table:table-cell>
          <table:table-cell office:value-type="float" office:value="0.00000000421305900520784" calcext:value-type="float">
            <text:p>4.21305900520784E-09</text:p>
          </table:table-cell>
          <table:table-cell table:formula="of:=IF([.C601]=0;[.C600]+1;&quot;&quot;)">
            <text:p/>
          </table:table-cell>
          <table:table-cell table:formula="of:=IF([.D600]=&quot;RedoAct&quot;;1;IF([.D600]=&quot;RedoPen&quot;;2;IF([.D6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02]=&quot;&quot;;[.B601];[.B602])" office:value-type="float" office:value="2" calcext:value-type="float">
            <text:p>2</text:p>
          </table:table-cell>
          <table:table-cell office:value-type="float" office:value="0.0000000000000552281510177103" calcext:value-type="float">
            <text:p>5.52281510177103E-14</text:p>
          </table:table-cell>
          <table:table-cell table:formula="of:=IF([.C602]=0;[.C601]+1;&quot;&quot;)">
            <text:p/>
          </table:table-cell>
          <table:table-cell table:formula="of:=IF([.D601]=&quot;RedoAct&quot;;1;IF([.D601]=&quot;RedoPen&quot;;2;IF([.D6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IF([.B603]=&quot;&quot;;[.B602];[.B603])" office:value-type="float" office:value="0" calcext:value-type="float">
            <text:p>0</text:p>
          </table:table-cell>
          <table:table-cell office:value-type="float" office:value="0.121751239317653" calcext:value-type="float">
            <text:p>0.121751239317653</text:p>
          </table:table-cell>
          <table:table-cell table:formula="of:=IF([.C603]=0;[.C602]+1;&quot;&quot;)" office:value-type="float" office:value="3" calcext:value-type="float">
            <text:p>3</text:p>
          </table:table-cell>
          <table:table-cell table:formula="of:=IF([.D602]=&quot;RedoAct&quot;;1;IF([.D602]=&quot;RedoPen&quot;;2;IF([.D602]=&quot;Cutback&quot;;-1;0)))" office:value-type="float" office:value="0" calcext:value-type="float">
            <text:p>0</text:p>
          </table:table-cell>
          <table:table-cell office:value-type="string" calcext:value-type="string">
            <text:p>1: 56--&gt;94out</text:p>
          </table:table-cell>
          <table:table-cell office:value-type="string" calcext:value-type="string">
            <text:p>22: 86--&gt;85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89--&gt;88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4: ou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04]=&quot;&quot;;[.B603];[.B604])" office:value-type="float" office:value="1" calcext:value-type="float">
            <text:p>1</text:p>
          </table:table-cell>
          <table:table-cell office:value-type="float" office:value="0.000695801751124252" calcext:value-type="float">
            <text:p>0.000695801751124</text:p>
          </table:table-cell>
          <table:table-cell table:formula="of:=IF([.C604]=0;[.C603]+1;&quot;&quot;)">
            <text:p/>
          </table:table-cell>
          <table:table-cell table:formula="of:=IF([.D603]=&quot;RedoAct&quot;;1;IF([.D603]=&quot;RedoPen&quot;;2;IF([.D603]=&quot;Cutback&quot;;-1;0)))" office:value-type="float" office:value="0" calcext:value-type="float">
            <text:p>0</text:p>
          </table:table-cell>
          <table:table-cell office:value-type="string" calcext:value-type="string">
            <text:p>22: 85--&gt;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05]=&quot;&quot;;[.B604];[.B605])" office:value-type="float" office:value="2" calcext:value-type="float">
            <text:p>2</text:p>
          </table:table-cell>
          <table:table-cell office:value-type="float" office:value="0.546650584550196" calcext:value-type="float">
            <text:p>0.546650584550196</text:p>
          </table:table-cell>
          <table:table-cell table:formula="of:=IF([.C605]=0;[.C604]+1;&quot;&quot;)">
            <text:p/>
          </table:table-cell>
          <table:table-cell table:formula="of:=IF([.D604]=&quot;RedoAct&quot;;1;IF([.D604]=&quot;RedoPen&quot;;2;IF([.D604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4: out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06]=&quot;&quot;;[.B605];[.B606])" office:value-type="float" office:value="3" calcext:value-type="float">
            <text:p>3</text:p>
          </table:table-cell>
          <table:table-cell office:value-type="float" office:value="0.0041966604493035" calcext:value-type="float">
            <text:p>0.004196660449304</text:p>
          </table:table-cell>
          <table:table-cell table:formula="of:=IF([.C606]=0;[.C605]+1;&quot;&quot;)">
            <text:p/>
          </table:table-cell>
          <table:table-cell table:formula="of:=IF([.D605]=&quot;RedoAct&quot;;1;IF([.D605]=&quot;RedoPen&quot;;2;IF([.D605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3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07]=&quot;&quot;;[.B606];[.B607])" office:value-type="float" office:value="4" calcext:value-type="float">
            <text:p>4</text:p>
          </table:table-cell>
          <table:table-cell office:value-type="float" office:value="0.177918143555409" calcext:value-type="float">
            <text:p>0.177918143555409</text:p>
          </table:table-cell>
          <table:table-cell table:formula="of:=IF([.C607]=0;[.C606]+1;&quot;&quot;)">
            <text:p/>
          </table:table-cell>
          <table:table-cell table:formula="of:=IF([.D606]=&quot;RedoAct&quot;;1;IF([.D606]=&quot;RedoPen&quot;;2;IF([.D606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4: ou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08]=&quot;&quot;;[.B607];[.B608])" office:value-type="float" office:value="5" calcext:value-type="float">
            <text:p>5</text:p>
          </table:table-cell>
          <table:table-cell office:value-type="float" office:value="0.0301217657863428" calcext:value-type="float">
            <text:p>0.030121765786343</text:p>
          </table:table-cell>
          <table:table-cell table:formula="of:=IF([.C608]=0;[.C607]+1;&quot;&quot;)">
            <text:p/>
          </table:table-cell>
          <table:table-cell table:formula="of:=IF([.D607]=&quot;RedoAct&quot;;1;IF([.D607]=&quot;RedoPen&quot;;2;IF([.D60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09]=&quot;&quot;;[.B608];[.B609])" office:value-type="float" office:value="6" calcext:value-type="float">
            <text:p>6</text:p>
          </table:table-cell>
          <table:table-cell office:value-type="float" office:value="0.103029719248743" calcext:value-type="float">
            <text:p>0.103029719248743</text:p>
          </table:table-cell>
          <table:table-cell table:formula="of:=IF([.C609]=0;[.C608]+1;&quot;&quot;)">
            <text:p/>
          </table:table-cell>
          <table:table-cell table:formula="of:=IF([.D608]=&quot;RedoAct&quot;;1;IF([.D608]=&quot;RedoPen&quot;;2;IF([.D608]=&quot;Cutback&quot;;-1;0)))" office:value-type="float" office:value="0" calcext:value-type="float">
            <text:p>0</text:p>
          </table:table-cell>
          <table:table-cell office:value-type="string" calcext:value-type="string">
            <text:p>22: 86--&gt;85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10]=&quot;&quot;;[.B609];[.B610])" office:value-type="float" office:value="7" calcext:value-type="float">
            <text:p>7</text:p>
          </table:table-cell>
          <table:table-cell office:value-type="float" office:value="0.0383174827357264" calcext:value-type="float">
            <text:p>0.038317482735726</text:p>
          </table:table-cell>
          <table:table-cell table:formula="of:=IF([.C610]=0;[.C609]+1;&quot;&quot;)">
            <text:p/>
          </table:table-cell>
          <table:table-cell table:formula="of:=IF([.D609]=&quot;RedoAct&quot;;1;IF([.D609]=&quot;RedoPen&quot;;2;IF([.D609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11]=&quot;&quot;;[.B610];[.B611])" office:value-type="float" office:value="8" calcext:value-type="float">
            <text:p>8</text:p>
          </table:table-cell>
          <table:table-cell office:value-type="float" office:value="0.0164824806485653" calcext:value-type="float">
            <text:p>0.016482480648565</text:p>
          </table:table-cell>
          <table:table-cell table:formula="of:=IF([.C611]=0;[.C610]+1;&quot;&quot;)">
            <text:p/>
          </table:table-cell>
          <table:table-cell table:formula="of:=IF([.D610]=&quot;RedoAct&quot;;1;IF([.D610]=&quot;RedoPen&quot;;2;IF([.D6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12]=&quot;&quot;;[.B611];[.B612])" office:value-type="float" office:value="9" calcext:value-type="float">
            <text:p>9</text:p>
          </table:table-cell>
          <table:table-cell office:value-type="float" office:value="0.000272582473695336" calcext:value-type="float">
            <text:p>0.000272582473695</text:p>
          </table:table-cell>
          <table:table-cell table:formula="of:=IF([.C612]=0;[.C611]+1;&quot;&quot;)">
            <text:p/>
          </table:table-cell>
          <table:table-cell table:formula="of:=IF([.D611]=&quot;RedoAct&quot;;1;IF([.D611]=&quot;RedoPen&quot;;2;IF([.D6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613]=&quot;&quot;;[.B612];[.B613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613]=0;[.C612]+1;&quot;&quot;)">
            <text:p/>
          </table:table-cell>
          <table:table-cell table:formula="of:=IF([.D612]=&quot;RedoAct&quot;;1;IF([.D612]=&quot;RedoPen&quot;;2;IF([.D6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IF([.B614]=&quot;&quot;;[.B613];[.B614])" office:value-type="float" office:value="0" calcext:value-type="float">
            <text:p>0</text:p>
          </table:table-cell>
          <table:table-cell office:value-type="float" office:value="0.0285482886047089" calcext:value-type="float">
            <text:p>0.028548288604709</text:p>
          </table:table-cell>
          <table:table-cell table:formula="of:=IF([.C614]=0;[.C613]+1;&quot;&quot;)" office:value-type="float" office:value="10" calcext:value-type="float">
            <text:p>10</text:p>
          </table:table-cell>
          <table:table-cell table:formula="of:=IF([.D613]=&quot;RedoAct&quot;;1;IF([.D613]=&quot;RedoPen&quot;;2;IF([.D613]=&quot;Cutback&quot;;-1;0)))" office:value-type="float" office:value="-1" calcext:value-type="float">
            <text:p>-1</text:p>
          </table:table-cell>
          <table:table-cell office:value-type="string" calcext:value-type="string">
            <text:p>1: 56--&gt;94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125: 89--&gt;8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15]=&quot;&quot;;[.B614];[.B615])" office:value-type="float" office:value="1" calcext:value-type="float">
            <text:p>1</text:p>
          </table:table-cell>
          <table:table-cell office:value-type="float" office:value="0.000545223404161959" calcext:value-type="float">
            <text:p>0.000545223404162</text:p>
          </table:table-cell>
          <table:table-cell table:formula="of:=IF([.C615]=0;[.C614]+1;&quot;&quot;)">
            <text:p/>
          </table:table-cell>
          <table:table-cell table:formula="of:=IF([.D614]=&quot;RedoAct&quot;;1;IF([.D614]=&quot;RedoPen&quot;;2;IF([.D6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16]=&quot;&quot;;[.B615];[.B616])" office:value-type="float" office:value="2" calcext:value-type="float">
            <text:p>2</text:p>
          </table:table-cell>
          <table:table-cell office:value-type="float" office:value="0.029367093157584" calcext:value-type="float">
            <text:p>0.029367093157584</text:p>
          </table:table-cell>
          <table:table-cell table:formula="of:=IF([.C616]=0;[.C615]+1;&quot;&quot;)">
            <text:p/>
          </table:table-cell>
          <table:table-cell table:formula="of:=IF([.D615]=&quot;RedoAct&quot;;1;IF([.D615]=&quot;RedoPen&quot;;2;IF([.D615]=&quot;Cutback&quot;;-1;0)))" office:value-type="float" office:value="0" calcext:value-type="float">
            <text:p>0</text:p>
          </table:table-cell>
          <table:table-cell office:value-type="string" calcext:value-type="string">
            <text:p>22: 86--&gt;85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17]=&quot;&quot;;[.B616];[.B617])" office:value-type="float" office:value="3" calcext:value-type="float">
            <text:p>3</text:p>
          </table:table-cell>
          <table:table-cell office:value-type="float" office:value="0.000184942271510617" calcext:value-type="float">
            <text:p>0.000184942271511</text:p>
          </table:table-cell>
          <table:table-cell table:formula="of:=IF([.C617]=0;[.C616]+1;&quot;&quot;)">
            <text:p/>
          </table:table-cell>
          <table:table-cell table:formula="of:=IF([.D616]=&quot;RedoAct&quot;;1;IF([.D616]=&quot;RedoPen&quot;;2;IF([.D616]=&quot;Cutback&quot;;-1;0)))" office:value-type="float" office:value="0" calcext:value-type="float">
            <text:p>0</text:p>
          </table:table-cell>
          <table:table-cell office:value-type="string" calcext:value-type="string">
            <text:p>22: 85--&gt;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18]=&quot;&quot;;[.B617];[.B618])" office:value-type="float" office:value="4" calcext:value-type="float">
            <text:p>4</text:p>
          </table:table-cell>
          <table:table-cell office:value-type="float" office:value="0.0632301196888281" calcext:value-type="float">
            <text:p>0.063230119688828</text:p>
          </table:table-cell>
          <table:table-cell table:formula="of:=IF([.C618]=0;[.C617]+1;&quot;&quot;)">
            <text:p/>
          </table:table-cell>
          <table:table-cell table:formula="of:=IF([.D617]=&quot;RedoAct&quot;;1;IF([.D617]=&quot;RedoPen&quot;;2;IF([.D617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19]=&quot;&quot;;[.B618];[.B619])" office:value-type="float" office:value="5" calcext:value-type="float">
            <text:p>5</text:p>
          </table:table-cell>
          <table:table-cell office:value-type="float" office:value="0.000266907806445052" calcext:value-type="float">
            <text:p>0.000266907806445</text:p>
          </table:table-cell>
          <table:table-cell table:formula="of:=IF([.C619]=0;[.C618]+1;&quot;&quot;)">
            <text:p/>
          </table:table-cell>
          <table:table-cell table:formula="of:=IF([.D618]=&quot;RedoAct&quot;;1;IF([.D618]=&quot;RedoPen&quot;;2;IF([.D6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20]=&quot;&quot;;[.B619];[.B620])" office:value-type="float" office:value="6" calcext:value-type="float">
            <text:p>6</text:p>
          </table:table-cell>
          <table:table-cell office:value-type="float" office:value="0.0237026610612537" calcext:value-type="float">
            <text:p>0.023702661061254</text:p>
          </table:table-cell>
          <table:table-cell table:formula="of:=IF([.C620]=0;[.C619]+1;&quot;&quot;)">
            <text:p/>
          </table:table-cell>
          <table:table-cell table:formula="of:=IF([.D619]=&quot;RedoAct&quot;;1;IF([.D619]=&quot;RedoPen&quot;;2;IF([.D619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21]=&quot;&quot;;[.B620];[.B621])" office:value-type="float" office:value="7" calcext:value-type="float">
            <text:p>7</text:p>
          </table:table-cell>
          <table:table-cell office:value-type="float" office:value="0.000136116538799911" calcext:value-type="float">
            <text:p>0.0001361165388</text:p>
          </table:table-cell>
          <table:table-cell table:formula="of:=IF([.C621]=0;[.C620]+1;&quot;&quot;)">
            <text:p/>
          </table:table-cell>
          <table:table-cell table:formula="of:=IF([.D620]=&quot;RedoAct&quot;;1;IF([.D620]=&quot;RedoPen&quot;;2;IF([.D6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22]=&quot;&quot;;[.B621];[.B622])" office:value-type="float" office:value="8" calcext:value-type="float">
            <text:p>8</text:p>
          </table:table-cell>
          <table:table-cell office:value-type="float" office:value="0.0401026096147928" calcext:value-type="float">
            <text:p>0.040102609614793</text:p>
          </table:table-cell>
          <table:table-cell table:formula="of:=IF([.C622]=0;[.C621]+1;&quot;&quot;)">
            <text:p/>
          </table:table-cell>
          <table:table-cell table:formula="of:=IF([.D621]=&quot;RedoAct&quot;;1;IF([.D621]=&quot;RedoPen&quot;;2;IF([.D621]=&quot;Cutback&quot;;-1;0)))" office:value-type="float" office:value="0" calcext:value-type="float">
            <text:p>0</text:p>
          </table:table-cell>
          <table:table-cell office:value-type="string" calcext:value-type="string">
            <text:p>22: 86--&gt;85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8: ou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23]=&quot;&quot;;[.B622];[.B623])" office:value-type="float" office:value="9" calcext:value-type="float">
            <text:p>9</text:p>
          </table:table-cell>
          <table:table-cell office:value-type="float" office:value="0.0726725905971432" calcext:value-type="float">
            <text:p>0.072672590597143</text:p>
          </table:table-cell>
          <table:table-cell table:formula="of:=IF([.C623]=0;[.C622]+1;&quot;&quot;)">
            <text:p/>
          </table:table-cell>
          <table:table-cell table:formula="of:=IF([.D622]=&quot;RedoAct&quot;;1;IF([.D622]=&quot;RedoPen&quot;;2;IF([.D622]=&quot;Cutback&quot;;-1;0)))" office:value-type="float" office:value="0" calcext:value-type="float">
            <text:p>0</text:p>
          </table:table-cell>
          <table:table-cell office:value-type="string" calcext:value-type="string">
            <text:p>1: 94--&gt;56out</text:p>
          </table:table-cell>
          <table:table-cell office:value-type="string" calcext:value-type="string">
            <text:p>22: 85--&gt;8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IF([.B624]=&quot;&quot;;[.B623];[.B624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624]=0;[.C623]+1;&quot;&quot;)">
            <text:p/>
          </table:table-cell>
          <table:table-cell table:formula="of:=IF([.D623]=&quot;RedoAct&quot;;1;IF([.D623]=&quot;RedoPen&quot;;2;IF([.D6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0" calcext:value-type="float">
            <text:p>0</text:p>
          </table:table-cell>
          <table:table-cell table:formula="of:=IF([.B625]=&quot;&quot;;[.B624];[.B625])" office:value-type="float" office:value="0" calcext:value-type="float">
            <text:p>0</text:p>
          </table:table-cell>
          <table:table-cell office:value-type="float" office:value="0.00689109298976672" calcext:value-type="float">
            <text:p>0.006891092989767</text:p>
          </table:table-cell>
          <table:table-cell table:formula="of:=IF([.C625]=0;[.C624]+1;&quot;&quot;)" office:value-type="float" office:value="10" calcext:value-type="float">
            <text:p>10</text:p>
          </table:table-cell>
          <table:table-cell table:formula="of:=IF([.D624]=&quot;RedoAct&quot;;1;IF([.D624]=&quot;RedoPen&quot;;2;IF([.D624]=&quot;Cutback&quot;;-1;0)))" office:value-type="float" office:value="-1" calcext:value-type="float">
            <text:p>-1</text:p>
          </table:table-cell>
          <table:table-cell office:value-type="string" calcext:value-type="string">
            <text:p>125: 89--&gt;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26]=&quot;&quot;;[.B625];[.B626])" office:value-type="float" office:value="1" calcext:value-type="float">
            <text:p>1</text:p>
          </table:table-cell>
          <table:table-cell office:value-type="float" office:value="0.000235563392969044" calcext:value-type="float">
            <text:p>0.000235563392969</text:p>
          </table:table-cell>
          <table:table-cell table:formula="of:=IF([.C626]=0;[.C625]+1;&quot;&quot;)">
            <text:p/>
          </table:table-cell>
          <table:table-cell table:formula="of:=IF([.D625]=&quot;RedoAct&quot;;1;IF([.D625]=&quot;RedoPen&quot;;2;IF([.D625]=&quot;Cutback&quot;;-1;0)))" office:value-type="float" office:value="0" calcext:value-type="float">
            <text:p>0</text:p>
          </table:table-cell>
          <table:table-cell office:value-type="string" calcext:value-type="string">
            <text:p>1: 56--&gt;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27]=&quot;&quot;;[.B626];[.B627])" office:value-type="float" office:value="2" calcext:value-type="float">
            <text:p>2</text:p>
          </table:table-cell>
          <table:table-cell office:value-type="float" office:value="0.000404506968815596" calcext:value-type="float">
            <text:p>0.000404506968816</text:p>
          </table:table-cell>
          <table:table-cell table:formula="of:=IF([.C627]=0;[.C626]+1;&quot;&quot;)">
            <text:p/>
          </table:table-cell>
          <table:table-cell table:formula="of:=IF([.D626]=&quot;RedoAct&quot;;1;IF([.D626]=&quot;RedoPen&quot;;2;IF([.D6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28]=&quot;&quot;;[.B627];[.B628])" office:value-type="float" office:value="3" calcext:value-type="float">
            <text:p>3</text:p>
          </table:table-cell>
          <table:table-cell office:value-type="float" office:value="0.00000374961464121191" calcext:value-type="float">
            <text:p>3.74961464121191E-06</text:p>
          </table:table-cell>
          <table:table-cell table:formula="of:=IF([.C628]=0;[.C627]+1;&quot;&quot;)">
            <text:p/>
          </table:table-cell>
          <table:table-cell table:formula="of:=IF([.D627]=&quot;RedoAct&quot;;1;IF([.D627]=&quot;RedoPen&quot;;2;IF([.D6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29]=&quot;&quot;;[.B628];[.B629])" office:value-type="float" office:value="4" calcext:value-type="float">
            <text:p>4</text:p>
          </table:table-cell>
          <table:table-cell office:value-type="float" office:value="0.0000000759425737044023" calcext:value-type="float">
            <text:p>7.59425737044023E-08</text:p>
          </table:table-cell>
          <table:table-cell table:formula="of:=IF([.C629]=0;[.C628]+1;&quot;&quot;)">
            <text:p/>
          </table:table-cell>
          <table:table-cell table:formula="of:=IF([.D628]=&quot;RedoAct&quot;;1;IF([.D628]=&quot;RedoPen&quot;;2;IF([.D6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30]=&quot;&quot;;[.B629];[.B630])" office:value-type="float" office:value="5" calcext:value-type="float">
            <text:p>5</text:p>
          </table:table-cell>
          <table:table-cell office:value-type="float" office:value="0.000000000000374559733485727" calcext:value-type="float">
            <text:p>3.74559733485727E-13</text:p>
          </table:table-cell>
          <table:table-cell table:formula="of:=IF([.C630]=0;[.C629]+1;&quot;&quot;)">
            <text:p/>
          </table:table-cell>
          <table:table-cell table:formula="of:=IF([.D629]=&quot;RedoAct&quot;;1;IF([.D629]=&quot;RedoPen&quot;;2;IF([.D6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631]=&quot;&quot;;[.B630];[.B631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631]=0;[.C630]+1;&quot;&quot;)">
            <text:p/>
          </table:table-cell>
          <table:table-cell table:formula="of:=IF([.D630]=&quot;RedoAct&quot;;1;IF([.D630]=&quot;RedoPen&quot;;2;IF([.D63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0" calcext:value-type="float">
            <text:p>0</text:p>
          </table:table-cell>
          <table:table-cell table:formula="of:=IF([.B632]=&quot;&quot;;[.B631];[.B632])" office:value-type="float" office:value="0" calcext:value-type="float">
            <text:p>0</text:p>
          </table:table-cell>
          <table:table-cell office:value-type="float" office:value="0.000031567535121375" calcext:value-type="float">
            <text:p>3.1567535121375E-05</text:p>
          </table:table-cell>
          <table:table-cell table:formula="of:=IF([.C632]=0;[.C631]+1;&quot;&quot;)" office:value-type="float" office:value="6" calcext:value-type="float">
            <text:p>6</text:p>
          </table:table-cell>
          <table:table-cell table:formula="of:=IF([.D631]=&quot;RedoAct&quot;;1;IF([.D631]=&quot;RedoPen&quot;;2;IF([.D631]=&quot;Cutback&quot;;-1;0)))" office:value-type="float" office:value="1" calcext:value-type="float">
            <text:p>1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33]=&quot;&quot;;[.B632];[.B633])" office:value-type="float" office:value="1" calcext:value-type="float">
            <text:p>1</text:p>
          </table:table-cell>
          <table:table-cell office:value-type="float" office:value="0.0000106981888726316" calcext:value-type="float">
            <text:p>1.06981888726316E-05</text:p>
          </table:table-cell>
          <table:table-cell table:formula="of:=IF([.C633]=0;[.C632]+1;&quot;&quot;)">
            <text:p/>
          </table:table-cell>
          <table:table-cell table:formula="of:=IF([.D632]=&quot;RedoAct&quot;;1;IF([.D632]=&quot;RedoPen&quot;;2;IF([.D6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34]=&quot;&quot;;[.B633];[.B634])" office:value-type="float" office:value="2" calcext:value-type="float">
            <text:p>2</text:p>
          </table:table-cell>
          <table:table-cell office:value-type="float" office:value="0.0000000000785519622366863" calcext:value-type="float">
            <text:p>7.85519622366863E-11</text:p>
          </table:table-cell>
          <table:table-cell table:formula="of:=IF([.C634]=0;[.C633]+1;&quot;&quot;)">
            <text:p/>
          </table:table-cell>
          <table:table-cell table:formula="of:=IF([.D633]=&quot;RedoAct&quot;;1;IF([.D633]=&quot;RedoPen&quot;;2;IF([.D6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635]=&quot;&quot;;[.B634];[.B635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635]=0;[.C634]+1;&quot;&quot;)">
            <text:p/>
          </table:table-cell>
          <table:table-cell table:formula="of:=IF([.D634]=&quot;RedoAct&quot;;1;IF([.D634]=&quot;RedoPen&quot;;2;IF([.D6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0" calcext:value-type="float">
            <text:p>0</text:p>
          </table:table-cell>
          <table:table-cell table:formula="of:=IF([.B636]=&quot;&quot;;[.B635];[.B636])" office:value-type="float" office:value="0" calcext:value-type="float">
            <text:p>0</text:p>
          </table:table-cell>
          <table:table-cell office:value-type="float" office:value="0.0000000861565608415469" calcext:value-type="float">
            <text:p>8.61565608415469E-08</text:p>
          </table:table-cell>
          <table:table-cell table:formula="of:=IF([.C636]=0;[.C635]+1;&quot;&quot;)" office:value-type="float" office:value="3" calcext:value-type="float">
            <text:p>3</text:p>
          </table:table-cell>
          <table:table-cell table:formula="of:=IF([.D635]=&quot;RedoAct&quot;;1;IF([.D635]=&quot;RedoPen&quot;;2;IF([.D63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37]=&quot;&quot;;[.B636];[.B637])" office:value-type="float" office:value="1" calcext:value-type="float">
            <text:p>1</text:p>
          </table:table-cell>
          <table:table-cell office:value-type="float" office:value="0.0000000000166397530935847" calcext:value-type="float">
            <text:p>1.66397530935847E-11</text:p>
          </table:table-cell>
          <table:table-cell table:formula="of:=IF([.C637]=0;[.C636]+1;&quot;&quot;)">
            <text:p/>
          </table:table-cell>
          <table:table-cell table:formula="of:=IF([.D636]=&quot;RedoAct&quot;;1;IF([.D636]=&quot;RedoPen&quot;;2;IF([.D6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IF([.B638]=&quot;&quot;;[.B637];[.B638])" office:value-type="float" office:value="0" calcext:value-type="float">
            <text:p>0</text:p>
          </table:table-cell>
          <table:table-cell office:value-type="float" office:value="0.0273575002384925" calcext:value-type="float">
            <text:p>0.027357500238493</text:p>
          </table:table-cell>
          <table:table-cell table:formula="of:=IF([.C638]=0;[.C637]+1;&quot;&quot;)" office:value-type="float" office:value="2" calcext:value-type="float">
            <text:p>2</text:p>
          </table:table-cell>
          <table:table-cell table:formula="of:=IF([.D637]=&quot;RedoAct&quot;;1;IF([.D637]=&quot;RedoPen&quot;;2;IF([.D63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39]=&quot;&quot;;[.B638];[.B639])" office:value-type="float" office:value="1" calcext:value-type="float">
            <text:p>1</text:p>
          </table:table-cell>
          <table:table-cell office:value-type="float" office:value="0.000118499341543737" calcext:value-type="float">
            <text:p>0.000118499341544</text:p>
          </table:table-cell>
          <table:table-cell table:formula="of:=IF([.C639]=0;[.C638]+1;&quot;&quot;)">
            <text:p/>
          </table:table-cell>
          <table:table-cell table:formula="of:=IF([.D638]=&quot;RedoAct&quot;;1;IF([.D638]=&quot;RedoPen&quot;;2;IF([.D6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40]=&quot;&quot;;[.B639];[.B640])" office:value-type="float" office:value="2" calcext:value-type="float">
            <text:p>2</text:p>
          </table:table-cell>
          <table:table-cell office:value-type="float" office:value="0.18494998335472" calcext:value-type="float">
            <text:p>0.18494998335472</text:p>
          </table:table-cell>
          <table:table-cell table:formula="of:=IF([.C640]=0;[.C639]+1;&quot;&quot;)">
            <text:p/>
          </table:table-cell>
          <table:table-cell table:formula="of:=IF([.D639]=&quot;RedoAct&quot;;1;IF([.D639]=&quot;RedoPen&quot;;2;IF([.D639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8: ou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41]=&quot;&quot;;[.B640];[.B641])" office:value-type="float" office:value="3" calcext:value-type="float">
            <text:p>3</text:p>
          </table:table-cell>
          <table:table-cell office:value-type="float" office:value="0.000808517754830516" calcext:value-type="float">
            <text:p>0.000808517754831</text:p>
          </table:table-cell>
          <table:table-cell table:formula="of:=IF([.C641]=0;[.C640]+1;&quot;&quot;)">
            <text:p/>
          </table:table-cell>
          <table:table-cell table:formula="of:=IF([.D640]=&quot;RedoAct&quot;;1;IF([.D640]=&quot;RedoPen&quot;;2;IF([.D640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42]=&quot;&quot;;[.B641];[.B642])" office:value-type="float" office:value="4" calcext:value-type="float">
            <text:p>4</text:p>
          </table:table-cell>
          <table:table-cell office:value-type="float" office:value="0.0484207367569073" calcext:value-type="float">
            <text:p>0.048420736756907</text:p>
          </table:table-cell>
          <table:table-cell table:formula="of:=IF([.C642]=0;[.C641]+1;&quot;&quot;)">
            <text:p/>
          </table:table-cell>
          <table:table-cell table:formula="of:=IF([.D641]=&quot;RedoAct&quot;;1;IF([.D641]=&quot;RedoPen&quot;;2;IF([.D641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43]=&quot;&quot;;[.B642];[.B643])" office:value-type="float" office:value="5" calcext:value-type="float">
            <text:p>5</text:p>
          </table:table-cell>
          <table:table-cell office:value-type="float" office:value="0.000189094254502795" calcext:value-type="float">
            <text:p>0.000189094254503</text:p>
          </table:table-cell>
          <table:table-cell table:formula="of:=IF([.C643]=0;[.C642]+1;&quot;&quot;)">
            <text:p/>
          </table:table-cell>
          <table:table-cell table:formula="of:=IF([.D642]=&quot;RedoAct&quot;;1;IF([.D642]=&quot;RedoPen&quot;;2;IF([.D6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44]=&quot;&quot;;[.B643];[.B644])" office:value-type="float" office:value="6" calcext:value-type="float">
            <text:p>6</text:p>
          </table:table-cell>
          <table:table-cell office:value-type="float" office:value="0.0219552035983221" calcext:value-type="float">
            <text:p>0.021955203598322</text:p>
          </table:table-cell>
          <table:table-cell table:formula="of:=IF([.C644]=0;[.C643]+1;&quot;&quot;)">
            <text:p/>
          </table:table-cell>
          <table:table-cell table:formula="of:=IF([.D643]=&quot;RedoAct&quot;;1;IF([.D643]=&quot;RedoPen&quot;;2;IF([.D643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45]=&quot;&quot;;[.B644];[.B645])" office:value-type="float" office:value="7" calcext:value-type="float">
            <text:p>7</text:p>
          </table:table-cell>
          <table:table-cell office:value-type="float" office:value="0.000137466003142925" calcext:value-type="float">
            <text:p>0.000137466003143</text:p>
          </table:table-cell>
          <table:table-cell table:formula="of:=IF([.C645]=0;[.C644]+1;&quot;&quot;)">
            <text:p/>
          </table:table-cell>
          <table:table-cell table:formula="of:=IF([.D644]=&quot;RedoAct&quot;;1;IF([.D644]=&quot;RedoPen&quot;;2;IF([.D6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46]=&quot;&quot;;[.B645];[.B646])" office:value-type="float" office:value="8" calcext:value-type="float">
            <text:p>8</text:p>
          </table:table-cell>
          <table:table-cell office:value-type="float" office:value="0.162960628408945" calcext:value-type="float">
            <text:p>0.162960628408945</text:p>
          </table:table-cell>
          <table:table-cell table:formula="of:=IF([.C646]=0;[.C645]+1;&quot;&quot;)">
            <text:p/>
          </table:table-cell>
          <table:table-cell table:formula="of:=IF([.D645]=&quot;RedoAct&quot;;1;IF([.D645]=&quot;RedoPen&quot;;2;IF([.D645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47]=&quot;&quot;;[.B646];[.B647])" office:value-type="float" office:value="9" calcext:value-type="float">
            <text:p>9</text:p>
          </table:table-cell>
          <table:table-cell office:value-type="float" office:value="0.000665006128114377" calcext:value-type="float">
            <text:p>0.000665006128114</text:p>
          </table:table-cell>
          <table:table-cell table:formula="of:=IF([.C647]=0;[.C646]+1;&quot;&quot;)">
            <text:p/>
          </table:table-cell>
          <table:table-cell table:formula="of:=IF([.D646]=&quot;RedoAct&quot;;1;IF([.D646]=&quot;RedoPen&quot;;2;IF([.D646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IF([.B648]=&quot;&quot;;[.B647];[.B648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648]=0;[.C647]+1;&quot;&quot;)">
            <text:p/>
          </table:table-cell>
          <table:table-cell table:formula="of:=IF([.D647]=&quot;RedoAct&quot;;1;IF([.D647]=&quot;RedoPen&quot;;2;IF([.D6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0" calcext:value-type="float">
            <text:p>0</text:p>
          </table:table-cell>
          <table:table-cell table:formula="of:=IF([.B649]=&quot;&quot;;[.B648];[.B649])" office:value-type="float" office:value="0" calcext:value-type="float">
            <text:p>0</text:p>
          </table:table-cell>
          <table:table-cell office:value-type="float" office:value="0.0065972182601454" calcext:value-type="float">
            <text:p>0.006597218260145</text:p>
          </table:table-cell>
          <table:table-cell table:formula="of:=IF([.C649]=0;[.C648]+1;&quot;&quot;)" office:value-type="float" office:value="10" calcext:value-type="float">
            <text:p>10</text:p>
          </table:table-cell>
          <table:table-cell table:formula="of:=IF([.D648]=&quot;RedoAct&quot;;1;IF([.D648]=&quot;RedoPen&quot;;2;IF([.D648]=&quot;Cutback&quot;;-1;0)))" office:value-type="float" office:value="-1" calcext:value-type="float">
            <text:p>-1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50]=&quot;&quot;;[.B649];[.B650])" office:value-type="float" office:value="1" calcext:value-type="float">
            <text:p>1</text:p>
          </table:table-cell>
          <table:table-cell office:value-type="float" office:value="0.0000513425056070786" calcext:value-type="float">
            <text:p>5.13425056070786E-05</text:p>
          </table:table-cell>
          <table:table-cell table:formula="of:=IF([.C650]=0;[.C649]+1;&quot;&quot;)">
            <text:p/>
          </table:table-cell>
          <table:table-cell table:formula="of:=IF([.D649]=&quot;RedoAct&quot;;1;IF([.D649]=&quot;RedoPen&quot;;2;IF([.D6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51]=&quot;&quot;;[.B650];[.B651])" office:value-type="float" office:value="2" calcext:value-type="float">
            <text:p>2</text:p>
          </table:table-cell>
          <table:table-cell office:value-type="float" office:value="0.00146402406564404" calcext:value-type="float">
            <text:p>0.001464024065644</text:p>
          </table:table-cell>
          <table:table-cell table:formula="of:=IF([.C651]=0;[.C650]+1;&quot;&quot;)">
            <text:p/>
          </table:table-cell>
          <table:table-cell table:formula="of:=IF([.D650]=&quot;RedoAct&quot;;1;IF([.D650]=&quot;RedoPen&quot;;2;IF([.D6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52]=&quot;&quot;;[.B651];[.B652])" office:value-type="float" office:value="3" calcext:value-type="float">
            <text:p>3</text:p>
          </table:table-cell>
          <table:table-cell office:value-type="float" office:value="0.0000802757297727132" calcext:value-type="float">
            <text:p>8.02757297727132E-05</text:p>
          </table:table-cell>
          <table:table-cell table:formula="of:=IF([.C652]=0;[.C651]+1;&quot;&quot;)">
            <text:p/>
          </table:table-cell>
          <table:table-cell table:formula="of:=IF([.D651]=&quot;RedoAct&quot;;1;IF([.D651]=&quot;RedoPen&quot;;2;IF([.D6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53]=&quot;&quot;;[.B652];[.B653])" office:value-type="float" office:value="4" calcext:value-type="float">
            <text:p>4</text:p>
          </table:table-cell>
          <table:table-cell office:value-type="float" office:value="0.00406743509820447" calcext:value-type="float">
            <text:p>0.004067435098204</text:p>
          </table:table-cell>
          <table:table-cell table:formula="of:=IF([.C653]=0;[.C652]+1;&quot;&quot;)">
            <text:p/>
          </table:table-cell>
          <table:table-cell table:formula="of:=IF([.D652]=&quot;RedoAct&quot;;1;IF([.D652]=&quot;RedoPen&quot;;2;IF([.D6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54]=&quot;&quot;;[.B653];[.B654])" office:value-type="float" office:value="5" calcext:value-type="float">
            <text:p>5</text:p>
          </table:table-cell>
          <table:table-cell office:value-type="float" office:value="0.000207779877727081" calcext:value-type="float">
            <text:p>0.000207779877727</text:p>
          </table:table-cell>
          <table:table-cell table:formula="of:=IF([.C654]=0;[.C653]+1;&quot;&quot;)">
            <text:p/>
          </table:table-cell>
          <table:table-cell table:formula="of:=IF([.D653]=&quot;RedoAct&quot;;1;IF([.D653]=&quot;RedoPen&quot;;2;IF([.D6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55]=&quot;&quot;;[.B654];[.B655])" office:value-type="float" office:value="6" calcext:value-type="float">
            <text:p>6</text:p>
          </table:table-cell>
          <table:table-cell office:value-type="float" office:value="0.00283954811555455" calcext:value-type="float">
            <text:p>0.002839548115555</text:p>
          </table:table-cell>
          <table:table-cell table:formula="of:=IF([.C655]=0;[.C654]+1;&quot;&quot;)">
            <text:p/>
          </table:table-cell>
          <table:table-cell table:formula="of:=IF([.D654]=&quot;RedoAct&quot;;1;IF([.D654]=&quot;RedoPen&quot;;2;IF([.D6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56]=&quot;&quot;;[.B655];[.B656])" office:value-type="float" office:value="7" calcext:value-type="float">
            <text:p>7</text:p>
          </table:table-cell>
          <table:table-cell office:value-type="float" office:value="0.0000442942384561752" calcext:value-type="float">
            <text:p>4.42942384561752E-05</text:p>
          </table:table-cell>
          <table:table-cell table:formula="of:=IF([.C656]=0;[.C655]+1;&quot;&quot;)">
            <text:p/>
          </table:table-cell>
          <table:table-cell table:formula="of:=IF([.D655]=&quot;RedoAct&quot;;1;IF([.D655]=&quot;RedoPen&quot;;2;IF([.D6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57]=&quot;&quot;;[.B656];[.B657])" office:value-type="float" office:value="8" calcext:value-type="float">
            <text:p>8</text:p>
          </table:table-cell>
          <table:table-cell office:value-type="float" office:value="0.00185408353681097" calcext:value-type="float">
            <text:p>0.001854083536811</text:p>
          </table:table-cell>
          <table:table-cell table:formula="of:=IF([.C657]=0;[.C656]+1;&quot;&quot;)">
            <text:p/>
          </table:table-cell>
          <table:table-cell table:formula="of:=IF([.D656]=&quot;RedoAct&quot;;1;IF([.D656]=&quot;RedoPen&quot;;2;IF([.D6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58]=&quot;&quot;;[.B657];[.B658])" office:value-type="float" office:value="9" calcext:value-type="float">
            <text:p>9</text:p>
          </table:table-cell>
          <table:table-cell office:value-type="float" office:value="0.0000562627769875914" calcext:value-type="float">
            <text:p>5.62627769875914E-05</text:p>
          </table:table-cell>
          <table:table-cell table:formula="of:=IF([.C658]=0;[.C657]+1;&quot;&quot;)">
            <text:p/>
          </table:table-cell>
          <table:table-cell table:formula="of:=IF([.D657]=&quot;RedoAct&quot;;1;IF([.D657]=&quot;RedoPen&quot;;2;IF([.D6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659]=&quot;&quot;;[.B658];[.B659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659]=0;[.C658]+1;&quot;&quot;)">
            <text:p/>
          </table:table-cell>
          <table:table-cell table:formula="of:=IF([.D658]=&quot;RedoAct&quot;;1;IF([.D658]=&quot;RedoPen&quot;;2;IF([.D6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0" calcext:value-type="float">
            <text:p>0</text:p>
          </table:table-cell>
          <table:table-cell table:formula="of:=IF([.B660]=&quot;&quot;;[.B659];[.B660])" office:value-type="float" office:value="0" calcext:value-type="float">
            <text:p>0</text:p>
          </table:table-cell>
          <table:table-cell office:value-type="float" office:value="0.00162053659677643" calcext:value-type="float">
            <text:p>0.001620536596776</text:p>
          </table:table-cell>
          <table:table-cell table:formula="of:=IF([.C660]=0;[.C659]+1;&quot;&quot;)" office:value-type="float" office:value="10" calcext:value-type="float">
            <text:p>10</text:p>
          </table:table-cell>
          <table:table-cell table:formula="of:=IF([.D659]=&quot;RedoAct&quot;;1;IF([.D659]=&quot;RedoPen&quot;;2;IF([.D659]=&quot;Cutback&quot;;-1;0)))" office:value-type="float" office:value="-1" calcext:value-type="float">
            <text:p>-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61]=&quot;&quot;;[.B660];[.B661])" office:value-type="float" office:value="1" calcext:value-type="float">
            <text:p>1</text:p>
          </table:table-cell>
          <table:table-cell office:value-type="float" office:value="0.0000128642694246306" calcext:value-type="float">
            <text:p>1.28642694246306E-05</text:p>
          </table:table-cell>
          <table:table-cell table:formula="of:=IF([.C661]=0;[.C660]+1;&quot;&quot;)">
            <text:p/>
          </table:table-cell>
          <table:table-cell table:formula="of:=IF([.D660]=&quot;RedoAct&quot;;1;IF([.D660]=&quot;RedoPen&quot;;2;IF([.D6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62]=&quot;&quot;;[.B661];[.B662])" office:value-type="float" office:value="2" calcext:value-type="float">
            <text:p>2</text:p>
          </table:table-cell>
          <table:table-cell office:value-type="float" office:value="0.00000757046084861581" calcext:value-type="float">
            <text:p>7.57046084861581E-06</text:p>
          </table:table-cell>
          <table:table-cell table:formula="of:=IF([.C662]=0;[.C661]+1;&quot;&quot;)">
            <text:p/>
          </table:table-cell>
          <table:table-cell table:formula="of:=IF([.D661]=&quot;RedoAct&quot;;1;IF([.D661]=&quot;RedoPen&quot;;2;IF([.D6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63]=&quot;&quot;;[.B662];[.B663])" office:value-type="float" office:value="3" calcext:value-type="float">
            <text:p>3</text:p>
          </table:table-cell>
          <table:table-cell office:value-type="float" office:value="0.00000000305775921337191" calcext:value-type="float">
            <text:p>3.05775921337191E-09</text:p>
          </table:table-cell>
          <table:table-cell table:formula="of:=IF([.C663]=0;[.C662]+1;&quot;&quot;)">
            <text:p/>
          </table:table-cell>
          <table:table-cell table:formula="of:=IF([.D662]=&quot;RedoAct&quot;;1;IF([.D662]=&quot;RedoPen&quot;;2;IF([.D6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64]=&quot;&quot;;[.B663];[.B664])" office:value-type="float" office:value="4" calcext:value-type="float">
            <text:p>4</text:p>
          </table:table-cell>
          <table:table-cell office:value-type="float" office:value="0.0000000000000691637770645718" calcext:value-type="float">
            <text:p>6.91637770645718E-14</text:p>
          </table:table-cell>
          <table:table-cell table:formula="of:=IF([.C664]=0;[.C663]+1;&quot;&quot;)">
            <text:p/>
          </table:table-cell>
          <table:table-cell table:formula="of:=IF([.D663]=&quot;RedoAct&quot;;1;IF([.D663]=&quot;RedoPen&quot;;2;IF([.D6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665]=&quot;&quot;;[.B664];[.B665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665]=0;[.C664]+1;&quot;&quot;)">
            <text:p/>
          </table:table-cell>
          <table:table-cell table:formula="of:=IF([.D664]=&quot;RedoAct&quot;;1;IF([.D664]=&quot;RedoPen&quot;;2;IF([.D6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0" calcext:value-type="float">
            <text:p>0</text:p>
          </table:table-cell>
          <table:table-cell table:formula="of:=IF([.B666]=&quot;&quot;;[.B665];[.B666])" office:value-type="float" office:value="0" calcext:value-type="float">
            <text:p>0</text:p>
          </table:table-cell>
          <table:table-cell office:value-type="float" office:value="0.000000607086319706459" calcext:value-type="float">
            <text:p>6.07086319706459E-07</text:p>
          </table:table-cell>
          <table:table-cell table:formula="of:=IF([.C666]=0;[.C665]+1;&quot;&quot;)" office:value-type="float" office:value="5" calcext:value-type="float">
            <text:p>5</text:p>
          </table:table-cell>
          <table:table-cell table:formula="of:=IF([.D665]=&quot;RedoAct&quot;;1;IF([.D665]=&quot;RedoPen&quot;;2;IF([.D66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67]=&quot;&quot;;[.B666];[.B667])" office:value-type="float" office:value="1" calcext:value-type="float">
            <text:p>1</text:p>
          </table:table-cell>
          <table:table-cell office:value-type="float" office:value="0.000000000970245370720657" calcext:value-type="float">
            <text:p>9.70245370720657E-10</text:p>
          </table:table-cell>
          <table:table-cell table:formula="of:=IF([.C667]=0;[.C666]+1;&quot;&quot;)">
            <text:p/>
          </table:table-cell>
          <table:table-cell table:formula="of:=IF([.D666]=&quot;RedoAct&quot;;1;IF([.D666]=&quot;RedoPen&quot;;2;IF([.D6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68]=&quot;&quot;;[.B667];[.B668])" office:value-type="float" office:value="2" calcext:value-type="float">
            <text:p>2</text:p>
          </table:table-cell>
          <table:table-cell office:value-type="float" office:value="0.0000000000000315281050452554" calcext:value-type="float">
            <text:p>3.15281050452554E-14</text:p>
          </table:table-cell>
          <table:table-cell table:formula="of:=IF([.C668]=0;[.C667]+1;&quot;&quot;)">
            <text:p/>
          </table:table-cell>
          <table:table-cell table:formula="of:=IF([.D667]=&quot;RedoAct&quot;;1;IF([.D667]=&quot;RedoPen&quot;;2;IF([.D6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0" calcext:value-type="float">
            <text:p>0</text:p>
          </table:table-cell>
          <table:table-cell table:formula="of:=IF([.B669]=&quot;&quot;;[.B668];[.B669])" office:value-type="float" office:value="0" calcext:value-type="float">
            <text:p>0</text:p>
          </table:table-cell>
          <table:table-cell office:value-type="float" office:value="0.00324917327983077" calcext:value-type="float">
            <text:p>0.003249173279831</text:p>
          </table:table-cell>
          <table:table-cell table:formula="of:=IF([.C669]=0;[.C668]+1;&quot;&quot;)" office:value-type="float" office:value="3" calcext:value-type="float">
            <text:p>3</text:p>
          </table:table-cell>
          <table:table-cell table:formula="of:=IF([.D668]=&quot;RedoAct&quot;;1;IF([.D668]=&quot;RedoPen&quot;;2;IF([.D6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70]=&quot;&quot;;[.B669];[.B670])" office:value-type="float" office:value="1" calcext:value-type="float">
            <text:p>1</text:p>
          </table:table-cell>
          <table:table-cell office:value-type="float" office:value="0.00005007565197863" calcext:value-type="float">
            <text:p>5.007565197863E-05</text:p>
          </table:table-cell>
          <table:table-cell table:formula="of:=IF([.C670]=0;[.C669]+1;&quot;&quot;)">
            <text:p/>
          </table:table-cell>
          <table:table-cell table:formula="of:=IF([.D669]=&quot;RedoAct&quot;;1;IF([.D669]=&quot;RedoPen&quot;;2;IF([.D6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71]=&quot;&quot;;[.B670];[.B671])" office:value-type="float" office:value="2" calcext:value-type="float">
            <text:p>2</text:p>
          </table:table-cell>
          <table:table-cell office:value-type="float" office:value="0.00106428366271522" calcext:value-type="float">
            <text:p>0.001064283662715</text:p>
          </table:table-cell>
          <table:table-cell table:formula="of:=IF([.C671]=0;[.C670]+1;&quot;&quot;)">
            <text:p/>
          </table:table-cell>
          <table:table-cell table:formula="of:=IF([.D670]=&quot;RedoAct&quot;;1;IF([.D670]=&quot;RedoPen&quot;;2;IF([.D6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72]=&quot;&quot;;[.B671];[.B672])" office:value-type="float" office:value="3" calcext:value-type="float">
            <text:p>3</text:p>
          </table:table-cell>
          <table:table-cell office:value-type="float" office:value="0.00012457676225645" calcext:value-type="float">
            <text:p>0.000124576762256</text:p>
          </table:table-cell>
          <table:table-cell table:formula="of:=IF([.C672]=0;[.C671]+1;&quot;&quot;)">
            <text:p/>
          </table:table-cell>
          <table:table-cell table:formula="of:=IF([.D671]=&quot;RedoAct&quot;;1;IF([.D671]=&quot;RedoPen&quot;;2;IF([.D6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73]=&quot;&quot;;[.B672];[.B673])" office:value-type="float" office:value="4" calcext:value-type="float">
            <text:p>4</text:p>
          </table:table-cell>
          <table:table-cell office:value-type="float" office:value="0.0178852716120011" calcext:value-type="float">
            <text:p>0.017885271612001</text:p>
          </table:table-cell>
          <table:table-cell table:formula="of:=IF([.C673]=0;[.C672]+1;&quot;&quot;)">
            <text:p/>
          </table:table-cell>
          <table:table-cell table:formula="of:=IF([.D672]=&quot;RedoAct&quot;;1;IF([.D672]=&quot;RedoPen&quot;;2;IF([.D672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74]=&quot;&quot;;[.B673];[.B674])" office:value-type="float" office:value="5" calcext:value-type="float">
            <text:p>5</text:p>
          </table:table-cell>
          <table:table-cell office:value-type="float" office:value="0.0000913560771692275" calcext:value-type="float">
            <text:p>9.13560771692275E-05</text:p>
          </table:table-cell>
          <table:table-cell table:formula="of:=IF([.C674]=0;[.C673]+1;&quot;&quot;)">
            <text:p/>
          </table:table-cell>
          <table:table-cell table:formula="of:=IF([.D673]=&quot;RedoAct&quot;;1;IF([.D673]=&quot;RedoPen&quot;;2;IF([.D6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75]=&quot;&quot;;[.B674];[.B675])" office:value-type="float" office:value="6" calcext:value-type="float">
            <text:p>6</text:p>
          </table:table-cell>
          <table:table-cell office:value-type="float" office:value="0.00362970193528034" calcext:value-type="float">
            <text:p>0.00362970193528</text:p>
          </table:table-cell>
          <table:table-cell table:formula="of:=IF([.C675]=0;[.C674]+1;&quot;&quot;)">
            <text:p/>
          </table:table-cell>
          <table:table-cell table:formula="of:=IF([.D674]=&quot;RedoAct&quot;;1;IF([.D674]=&quot;RedoPen&quot;;2;IF([.D6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76]=&quot;&quot;;[.B675];[.B676])" office:value-type="float" office:value="7" calcext:value-type="float">
            <text:p>7</text:p>
          </table:table-cell>
          <table:table-cell office:value-type="float" office:value="0.0000707329572457085" calcext:value-type="float">
            <text:p>7.07329572457085E-05</text:p>
          </table:table-cell>
          <table:table-cell table:formula="of:=IF([.C676]=0;[.C675]+1;&quot;&quot;)">
            <text:p/>
          </table:table-cell>
          <table:table-cell table:formula="of:=IF([.D675]=&quot;RedoAct&quot;;1;IF([.D675]=&quot;RedoPen&quot;;2;IF([.D6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77]=&quot;&quot;;[.B676];[.B677])" office:value-type="float" office:value="8" calcext:value-type="float">
            <text:p>8</text:p>
          </table:table-cell>
          <table:table-cell office:value-type="float" office:value="0.00109368675055791" calcext:value-type="float">
            <text:p>0.001093686750558</text:p>
          </table:table-cell>
          <table:table-cell table:formula="of:=IF([.C677]=0;[.C676]+1;&quot;&quot;)">
            <text:p/>
          </table:table-cell>
          <table:table-cell table:formula="of:=IF([.D676]=&quot;RedoAct&quot;;1;IF([.D676]=&quot;RedoPen&quot;;2;IF([.D6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78]=&quot;&quot;;[.B677];[.B678])" office:value-type="float" office:value="9" calcext:value-type="float">
            <text:p>9</text:p>
          </table:table-cell>
          <table:table-cell office:value-type="float" office:value="0.000100314877153945" calcext:value-type="float">
            <text:p>0.000100314877154</text:p>
          </table:table-cell>
          <table:table-cell table:formula="of:=IF([.C678]=0;[.C677]+1;&quot;&quot;)">
            <text:p/>
          </table:table-cell>
          <table:table-cell table:formula="of:=IF([.D677]=&quot;RedoAct&quot;;1;IF([.D677]=&quot;RedoPen&quot;;2;IF([.D6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679]=&quot;&quot;;[.B678];[.B679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679]=0;[.C678]+1;&quot;&quot;)">
            <text:p/>
          </table:table-cell>
          <table:table-cell table:formula="of:=IF([.D678]=&quot;RedoAct&quot;;1;IF([.D678]=&quot;RedoPen&quot;;2;IF([.D6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4375" calcext:value-type="float">
            <text:p>0.6934375</text:p>
          </table:table-cell>
          <table:table-cell office:value-type="float" office:value="0" calcext:value-type="float">
            <text:p>0</text:p>
          </table:table-cell>
          <table:table-cell table:formula="of:=IF([.B680]=&quot;&quot;;[.B679];[.B680])" office:value-type="float" office:value="0" calcext:value-type="float">
            <text:p>0</text:p>
          </table:table-cell>
          <table:table-cell office:value-type="float" office:value="0.000801441976433557" calcext:value-type="float">
            <text:p>0.000801441976434</text:p>
          </table:table-cell>
          <table:table-cell table:formula="of:=IF([.C680]=0;[.C679]+1;&quot;&quot;)" office:value-type="float" office:value="10" calcext:value-type="float">
            <text:p>10</text:p>
          </table:table-cell>
          <table:table-cell table:formula="of:=IF([.D679]=&quot;RedoAct&quot;;1;IF([.D679]=&quot;RedoPen&quot;;2;IF([.D679]=&quot;Cutback&quot;;-1;0)))" office:value-type="float" office:value="-1" calcext:value-type="float">
            <text:p>-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81]=&quot;&quot;;[.B680];[.B681])" office:value-type="float" office:value="1" calcext:value-type="float">
            <text:p>1</text:p>
          </table:table-cell>
          <table:table-cell office:value-type="float" office:value="0.0000103909592389219" calcext:value-type="float">
            <text:p>1.03909592389219E-05</text:p>
          </table:table-cell>
          <table:table-cell table:formula="of:=IF([.C681]=0;[.C680]+1;&quot;&quot;)">
            <text:p/>
          </table:table-cell>
          <table:table-cell table:formula="of:=IF([.D680]=&quot;RedoAct&quot;;1;IF([.D680]=&quot;RedoPen&quot;;2;IF([.D6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82]=&quot;&quot;;[.B681];[.B682])" office:value-type="float" office:value="2" calcext:value-type="float">
            <text:p>2</text:p>
          </table:table-cell>
          <table:table-cell office:value-type="float" office:value="0.00000391607404503989" calcext:value-type="float">
            <text:p>3.91607404503989E-06</text:p>
          </table:table-cell>
          <table:table-cell table:formula="of:=IF([.C682]=0;[.C681]+1;&quot;&quot;)">
            <text:p/>
          </table:table-cell>
          <table:table-cell table:formula="of:=IF([.D681]=&quot;RedoAct&quot;;1;IF([.D681]=&quot;RedoPen&quot;;2;IF([.D6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83]=&quot;&quot;;[.B682];[.B683])" office:value-type="float" office:value="3" calcext:value-type="float">
            <text:p>3</text:p>
          </table:table-cell>
          <table:table-cell office:value-type="float" office:value="0.00000000213049661337363" calcext:value-type="float">
            <text:p>2.13049661337363E-09</text:p>
          </table:table-cell>
          <table:table-cell table:formula="of:=IF([.C683]=0;[.C682]+1;&quot;&quot;)">
            <text:p/>
          </table:table-cell>
          <table:table-cell table:formula="of:=IF([.D682]=&quot;RedoAct&quot;;1;IF([.D682]=&quot;RedoPen&quot;;2;IF([.D6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84]=&quot;&quot;;[.B683];[.B684])" office:value-type="float" office:value="4" calcext:value-type="float">
            <text:p>4</text:p>
          </table:table-cell>
          <table:table-cell office:value-type="float" office:value="0.0000000000000410554124920006" calcext:value-type="float">
            <text:p>4.10554124920006E-14</text:p>
          </table:table-cell>
          <table:table-cell table:formula="of:=IF([.C684]=0;[.C683]+1;&quot;&quot;)">
            <text:p/>
          </table:table-cell>
          <table:table-cell table:formula="of:=IF([.D683]=&quot;RedoAct&quot;;1;IF([.D683]=&quot;RedoPen&quot;;2;IF([.D6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0" calcext:value-type="float">
            <text:p>0</text:p>
          </table:table-cell>
          <table:table-cell table:formula="of:=IF([.B685]=&quot;&quot;;[.B684];[.B685])" office:value-type="float" office:value="0" calcext:value-type="float">
            <text:p>0</text:p>
          </table:table-cell>
          <table:table-cell office:value-type="float" office:value="0.00179952466964396" calcext:value-type="float">
            <text:p>0.001799524669644</text:p>
          </table:table-cell>
          <table:table-cell table:formula="of:=IF([.C685]=0;[.C684]+1;&quot;&quot;)" office:value-type="float" office:value="5" calcext:value-type="float">
            <text:p>5</text:p>
          </table:table-cell>
          <table:table-cell table:formula="of:=IF([.D684]=&quot;RedoAct&quot;;1;IF([.D684]=&quot;RedoPen&quot;;2;IF([.D6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86]=&quot;&quot;;[.B685];[.B686])" office:value-type="float" office:value="1" calcext:value-type="float">
            <text:p>1</text:p>
          </table:table-cell>
          <table:table-cell office:value-type="float" office:value="0.0000549734822470916" calcext:value-type="float">
            <text:p>5.49734822470916E-05</text:p>
          </table:table-cell>
          <table:table-cell table:formula="of:=IF([.C686]=0;[.C685]+1;&quot;&quot;)">
            <text:p/>
          </table:table-cell>
          <table:table-cell table:formula="of:=IF([.D685]=&quot;RedoAct&quot;;1;IF([.D685]=&quot;RedoPen&quot;;2;IF([.D6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87]=&quot;&quot;;[.B686];[.B687])" office:value-type="float" office:value="2" calcext:value-type="float">
            <text:p>2</text:p>
          </table:table-cell>
          <table:table-cell office:value-type="float" office:value="0.00190943988120592" calcext:value-type="float">
            <text:p>0.001909439881206</text:p>
          </table:table-cell>
          <table:table-cell table:formula="of:=IF([.C687]=0;[.C686]+1;&quot;&quot;)">
            <text:p/>
          </table:table-cell>
          <table:table-cell table:formula="of:=IF([.D686]=&quot;RedoAct&quot;;1;IF([.D686]=&quot;RedoPen&quot;;2;IF([.D6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88]=&quot;&quot;;[.B687];[.B688])" office:value-type="float" office:value="3" calcext:value-type="float">
            <text:p>3</text:p>
          </table:table-cell>
          <table:table-cell office:value-type="float" office:value="0.000240095977023228" calcext:value-type="float">
            <text:p>0.000240095977023</text:p>
          </table:table-cell>
          <table:table-cell table:formula="of:=IF([.C688]=0;[.C687]+1;&quot;&quot;)">
            <text:p/>
          </table:table-cell>
          <table:table-cell table:formula="of:=IF([.D687]=&quot;RedoAct&quot;;1;IF([.D687]=&quot;RedoPen&quot;;2;IF([.D6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89]=&quot;&quot;;[.B688];[.B689])" office:value-type="float" office:value="4" calcext:value-type="float">
            <text:p>4</text:p>
          </table:table-cell>
          <table:table-cell office:value-type="float" office:value="0.00247264051864256" calcext:value-type="float">
            <text:p>0.002472640518643</text:p>
          </table:table-cell>
          <table:table-cell table:formula="of:=IF([.C689]=0;[.C688]+1;&quot;&quot;)">
            <text:p/>
          </table:table-cell>
          <table:table-cell table:formula="of:=IF([.D688]=&quot;RedoAct&quot;;1;IF([.D688]=&quot;RedoPen&quot;;2;IF([.D6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90]=&quot;&quot;;[.B689];[.B690])" office:value-type="float" office:value="5" calcext:value-type="float">
            <text:p>5</text:p>
          </table:table-cell>
          <table:table-cell office:value-type="float" office:value="0.0000228648714067451" calcext:value-type="float">
            <text:p>2.28648714067451E-05</text:p>
          </table:table-cell>
          <table:table-cell table:formula="of:=IF([.C690]=0;[.C689]+1;&quot;&quot;)">
            <text:p/>
          </table:table-cell>
          <table:table-cell table:formula="of:=IF([.D689]=&quot;RedoAct&quot;;1;IF([.D689]=&quot;RedoPen&quot;;2;IF([.D6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91]=&quot;&quot;;[.B690];[.B691])" office:value-type="float" office:value="6" calcext:value-type="float">
            <text:p>6</text:p>
          </table:table-cell>
          <table:table-cell office:value-type="float" office:value="1.57613856988444" calcext:value-type="float">
            <text:p>1.57613856988444</text:p>
          </table:table-cell>
          <table:table-cell table:formula="of:=IF([.C691]=0;[.C690]+1;&quot;&quot;)">
            <text:p/>
          </table:table-cell>
          <table:table-cell table:formula="of:=IF([.D690]=&quot;RedoAct&quot;;1;IF([.D690]=&quot;RedoPen&quot;;2;IF([.D690]=&quot;Cutback&quot;;-1;0)))" office:value-type="float" office:value="0" calcext:value-type="float">
            <text:p>0</text:p>
          </table:table-cell>
          <table:table-cell office:value-type="string" calcext:value-type="string">
            <text:p>1: 94--&gt;56</text:p>
          </table:table-cell>
          <table:table-cell office:value-type="string" calcext:value-type="string">
            <text:p>21: 89--&gt;9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1: 92--&gt;93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88--&gt;89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84--&gt;85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92]=&quot;&quot;;[.B691];[.B692])" office:value-type="float" office:value="7" calcext:value-type="float">
            <text:p>7</text:p>
          </table:table-cell>
          <table:table-cell office:value-type="float" office:value="0.00818806835134765" calcext:value-type="float">
            <text:p>0.008188068351348</text:p>
          </table:table-cell>
          <table:table-cell table:formula="of:=IF([.C692]=0;[.C691]+1;&quot;&quot;)">
            <text:p/>
          </table:table-cell>
          <table:table-cell table:formula="of:=IF([.D691]=&quot;RedoAct&quot;;1;IF([.D691]=&quot;RedoPen&quot;;2;IF([.D691]=&quot;Cutback&quot;;-1;0)))" office:value-type="float" office:value="0" calcext:value-type="float">
            <text:p>0</text:p>
          </table:table-cell>
          <table:table-cell office:value-type="string" calcext:value-type="string">
            <text:p>21: 90--&gt;89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1: 93--&gt;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93]=&quot;&quot;;[.B692];[.B693])" office:value-type="float" office:value="8" calcext:value-type="float">
            <text:p>8</text:p>
          </table:table-cell>
          <table:table-cell office:value-type="float" office:value="0.298609759760756" calcext:value-type="float">
            <text:p>0.298609759760756</text:p>
          </table:table-cell>
          <table:table-cell table:formula="of:=IF([.C693]=0;[.C692]+1;&quot;&quot;)">
            <text:p/>
          </table:table-cell>
          <table:table-cell table:formula="of:=IF([.D692]=&quot;RedoAct&quot;;1;IF([.D692]=&quot;RedoPen&quot;;2;IF([.D692]=&quot;Cutback&quot;;-1;0)))" office:value-type="float" office:value="0" calcext:value-type="float">
            <text:p>0</text:p>
          </table:table-cell>
          <table:table-cell office:value-type="string" calcext:value-type="string">
            <text:p>1: 56--&gt;94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85--&gt;84out</text:p>
          </table:table-cell>
          <table:table-cell office:value-type="string" calcext:value-type="string">
            <text:p>134: out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94]=&quot;&quot;;[.B693];[.B694])" office:value-type="float" office:value="9" calcext:value-type="float">
            <text:p>9</text:p>
          </table:table-cell>
          <table:table-cell office:value-type="float" office:value="0.000942374292655934" calcext:value-type="float">
            <text:p>0.000942374292656</text:p>
          </table:table-cell>
          <table:table-cell table:formula="of:=IF([.C694]=0;[.C693]+1;&quot;&quot;)">
            <text:p/>
          </table:table-cell>
          <table:table-cell table:formula="of:=IF([.D693]=&quot;RedoAct&quot;;1;IF([.D693]=&quot;RedoPen&quot;;2;IF([.D693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695]=&quot;&quot;;[.B694];[.B695])" office:value-type="float" office:value="9" calcext:value-type="float">
            <text:p>9</text:p>
          </table:table-cell>
          <table:table-cell office:value-type="string" calcext:value-type="string">
            <text:p>Cutback</text:p>
          </table:table-cell>
          <table:table-cell table:formula="of:=IF([.C695]=0;[.C694]+1;&quot;&quot;)">
            <text:p/>
          </table:table-cell>
          <table:table-cell table:formula="of:=IF([.D694]=&quot;RedoAct&quot;;1;IF([.D694]=&quot;RedoPen&quot;;2;IF([.D6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59375" calcext:value-type="float">
            <text:p>0.69359375</text:p>
          </table:table-cell>
          <table:table-cell office:value-type="float" office:value="0" calcext:value-type="float">
            <text:p>0</text:p>
          </table:table-cell>
          <table:table-cell table:formula="of:=IF([.B696]=&quot;&quot;;[.B695];[.B696])" office:value-type="float" office:value="0" calcext:value-type="float">
            <text:p>0</text:p>
          </table:table-cell>
          <table:table-cell office:value-type="float" office:value="0.000445258722528408" calcext:value-type="float">
            <text:p>0.000445258722528</text:p>
          </table:table-cell>
          <table:table-cell table:formula="of:=IF([.C696]=0;[.C695]+1;&quot;&quot;)" office:value-type="float" office:value="10" calcext:value-type="float">
            <text:p>10</text:p>
          </table:table-cell>
          <table:table-cell table:formula="of:=IF([.D695]=&quot;RedoAct&quot;;1;IF([.D695]=&quot;RedoPen&quot;;2;IF([.D695]=&quot;Cutback&quot;;-1;0)))" office:value-type="float" office:value="-1" calcext:value-type="float">
            <text:p>-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97]=&quot;&quot;;[.B696];[.B697])" office:value-type="float" office:value="1" calcext:value-type="float">
            <text:p>1</text:p>
          </table:table-cell>
          <table:table-cell office:value-type="float" office:value="0.0000100866395893391" calcext:value-type="float">
            <text:p>1.00866395893391E-05</text:p>
          </table:table-cell>
          <table:table-cell table:formula="of:=IF([.C697]=0;[.C696]+1;&quot;&quot;)">
            <text:p/>
          </table:table-cell>
          <table:table-cell table:formula="of:=IF([.D696]=&quot;RedoAct&quot;;1;IF([.D696]=&quot;RedoPen&quot;;2;IF([.D6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98]=&quot;&quot;;[.B697];[.B698])" office:value-type="float" office:value="2" calcext:value-type="float">
            <text:p>2</text:p>
          </table:table-cell>
          <table:table-cell office:value-type="float" office:value="0.00000367379632881766" calcext:value-type="float">
            <text:p>3.67379632881766E-06</text:p>
          </table:table-cell>
          <table:table-cell table:formula="of:=IF([.C698]=0;[.C697]+1;&quot;&quot;)">
            <text:p/>
          </table:table-cell>
          <table:table-cell table:formula="of:=IF([.D697]=&quot;RedoAct&quot;;1;IF([.D697]=&quot;RedoPen&quot;;2;IF([.D6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99]=&quot;&quot;;[.B698];[.B699])" office:value-type="float" office:value="3" calcext:value-type="float">
            <text:p>3</text:p>
          </table:table-cell>
          <table:table-cell office:value-type="float" office:value="0.0000000056648483828991" calcext:value-type="float">
            <text:p>5.6648483828991E-09</text:p>
          </table:table-cell>
          <table:table-cell table:formula="of:=IF([.C699]=0;[.C698]+1;&quot;&quot;)">
            <text:p/>
          </table:table-cell>
          <table:table-cell table:formula="of:=IF([.D698]=&quot;RedoAct&quot;;1;IF([.D698]=&quot;RedoPen&quot;;2;IF([.D6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00]=&quot;&quot;;[.B699];[.B700])" office:value-type="float" office:value="4" calcext:value-type="float">
            <text:p>4</text:p>
          </table:table-cell>
          <table:table-cell office:value-type="float" office:value="0.000000000000212618057849368" calcext:value-type="float">
            <text:p>2.12618057849368E-13</text:p>
          </table:table-cell>
          <table:table-cell table:formula="of:=IF([.C700]=0;[.C699]+1;&quot;&quot;)">
            <text:p/>
          </table:table-cell>
          <table:table-cell table:formula="of:=IF([.D699]=&quot;RedoAct&quot;;1;IF([.D699]=&quot;RedoPen&quot;;2;IF([.D6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0" calcext:value-type="float">
            <text:p>0</text:p>
          </table:table-cell>
          <table:table-cell table:formula="of:=IF([.B701]=&quot;&quot;;[.B700];[.B701])" office:value-type="float" office:value="0" calcext:value-type="float">
            <text:p>0</text:p>
          </table:table-cell>
          <table:table-cell office:value-type="float" office:value="0.00127579786305616" calcext:value-type="float">
            <text:p>0.001275797863056</text:p>
          </table:table-cell>
          <table:table-cell table:formula="of:=IF([.C701]=0;[.C700]+1;&quot;&quot;)" office:value-type="float" office:value="5" calcext:value-type="float">
            <text:p>5</text:p>
          </table:table-cell>
          <table:table-cell table:formula="of:=IF([.D700]=&quot;RedoAct&quot;;1;IF([.D700]=&quot;RedoPen&quot;;2;IF([.D7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02]=&quot;&quot;;[.B701];[.B702])" office:value-type="float" office:value="1" calcext:value-type="float">
            <text:p>1</text:p>
          </table:table-cell>
          <table:table-cell office:value-type="float" office:value="0.0000841726391978229" calcext:value-type="float">
            <text:p>8.41726391978229E-05</text:p>
          </table:table-cell>
          <table:table-cell table:formula="of:=IF([.C702]=0;[.C701]+1;&quot;&quot;)">
            <text:p/>
          </table:table-cell>
          <table:table-cell table:formula="of:=IF([.D701]=&quot;RedoAct&quot;;1;IF([.D701]=&quot;RedoPen&quot;;2;IF([.D7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03]=&quot;&quot;;[.B702];[.B703])" office:value-type="float" office:value="2" calcext:value-type="float">
            <text:p>2</text:p>
          </table:table-cell>
          <table:table-cell office:value-type="float" office:value="0.0266410332103295" calcext:value-type="float">
            <text:p>0.02664103321033</text:p>
          </table:table-cell>
          <table:table-cell table:formula="of:=IF([.C703]=0;[.C702]+1;&quot;&quot;)">
            <text:p/>
          </table:table-cell>
          <table:table-cell table:formula="of:=IF([.D702]=&quot;RedoAct&quot;;1;IF([.D702]=&quot;RedoPen&quot;;2;IF([.D702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04]=&quot;&quot;;[.B703];[.B704])" office:value-type="float" office:value="3" calcext:value-type="float">
            <text:p>3</text:p>
          </table:table-cell>
          <table:table-cell office:value-type="float" office:value="0.000125006111896555" calcext:value-type="float">
            <text:p>0.000125006111897</text:p>
          </table:table-cell>
          <table:table-cell table:formula="of:=IF([.C704]=0;[.C703]+1;&quot;&quot;)">
            <text:p/>
          </table:table-cell>
          <table:table-cell table:formula="of:=IF([.D703]=&quot;RedoAct&quot;;1;IF([.D703]=&quot;RedoPen&quot;;2;IF([.D7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05]=&quot;&quot;;[.B704];[.B705])" office:value-type="float" office:value="4" calcext:value-type="float">
            <text:p>4</text:p>
          </table:table-cell>
          <table:table-cell office:value-type="float" office:value="0.00557393091677958" calcext:value-type="float">
            <text:p>0.00557393091678</text:p>
          </table:table-cell>
          <table:table-cell table:formula="of:=IF([.C705]=0;[.C704]+1;&quot;&quot;)">
            <text:p/>
          </table:table-cell>
          <table:table-cell table:formula="of:=IF([.D704]=&quot;RedoAct&quot;;1;IF([.D704]=&quot;RedoPen&quot;;2;IF([.D7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06]=&quot;&quot;;[.B705];[.B706])" office:value-type="float" office:value="5" calcext:value-type="float">
            <text:p>5</text:p>
          </table:table-cell>
          <table:table-cell office:value-type="float" office:value="0.000075069515521419" calcext:value-type="float">
            <text:p>7.5069515521419E-05</text:p>
          </table:table-cell>
          <table:table-cell table:formula="of:=IF([.C706]=0;[.C705]+1;&quot;&quot;)">
            <text:p/>
          </table:table-cell>
          <table:table-cell table:formula="of:=IF([.D705]=&quot;RedoAct&quot;;1;IF([.D705]=&quot;RedoPen&quot;;2;IF([.D7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07]=&quot;&quot;;[.B706];[.B707])" office:value-type="float" office:value="6" calcext:value-type="float">
            <text:p>6</text:p>
          </table:table-cell>
          <table:table-cell office:value-type="float" office:value="0.00141654994374869" calcext:value-type="float">
            <text:p>0.001416549943749</text:p>
          </table:table-cell>
          <table:table-cell table:formula="of:=IF([.C707]=0;[.C706]+1;&quot;&quot;)">
            <text:p/>
          </table:table-cell>
          <table:table-cell table:formula="of:=IF([.D706]=&quot;RedoAct&quot;;1;IF([.D706]=&quot;RedoPen&quot;;2;IF([.D7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08]=&quot;&quot;;[.B707];[.B708])" office:value-type="float" office:value="7" calcext:value-type="float">
            <text:p>7</text:p>
          </table:table-cell>
          <table:table-cell office:value-type="float" office:value="0.0000800152045042591" calcext:value-type="float">
            <text:p>8.00152045042591E-05</text:p>
          </table:table-cell>
          <table:table-cell table:formula="of:=IF([.C708]=0;[.C707]+1;&quot;&quot;)">
            <text:p/>
          </table:table-cell>
          <table:table-cell table:formula="of:=IF([.D707]=&quot;RedoAct&quot;;1;IF([.D707]=&quot;RedoPen&quot;;2;IF([.D7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09]=&quot;&quot;;[.B708];[.B709])" office:value-type="float" office:value="8" calcext:value-type="float">
            <text:p>8</text:p>
          </table:table-cell>
          <table:table-cell office:value-type="float" office:value="0.00183038786373524" calcext:value-type="float">
            <text:p>0.001830387863735</text:p>
          </table:table-cell>
          <table:table-cell table:formula="of:=IF([.C709]=0;[.C708]+1;&quot;&quot;)">
            <text:p/>
          </table:table-cell>
          <table:table-cell table:formula="of:=IF([.D708]=&quot;RedoAct&quot;;1;IF([.D708]=&quot;RedoPen&quot;;2;IF([.D7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10]=&quot;&quot;;[.B709];[.B710])" office:value-type="float" office:value="9" calcext:value-type="float">
            <text:p>9</text:p>
          </table:table-cell>
          <table:table-cell office:value-type="float" office:value="0.000281201400815999" calcext:value-type="float">
            <text:p>0.000281201400816</text:p>
          </table:table-cell>
          <table:table-cell table:formula="of:=IF([.C710]=0;[.C709]+1;&quot;&quot;)">
            <text:p/>
          </table:table-cell>
          <table:table-cell table:formula="of:=IF([.D709]=&quot;RedoAct&quot;;1;IF([.D709]=&quot;RedoPen&quot;;2;IF([.D7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711]=&quot;&quot;;[.B710];[.B711])" office:value-type="float" office:value="9" calcext:value-type="float">
            <text:p>9</text:p>
          </table:table-cell>
          <table:table-cell office:value-type="string" calcext:value-type="string">
            <text:p>MINIMIZATION</text:p>
          </table:table-cell>
          <table:table-cell table:formula="of:=IF([.C711]=0;[.C710]+1;&quot;&quot;)">
            <text:p/>
          </table:table-cell>
          <table:table-cell table:formula="of:=IF([.D710]=&quot;RedoAct&quot;;1;IF([.D710]=&quot;RedoPen&quot;;2;IF([.D7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string" calcext:value-type="string">
            <text:p>[0, 0, 0]</text:p>
          </table:table-cell>
          <table:table-cell table:formula="of:=IF([.B712]=&quot;&quot;;[.B711];[.B712])" office:value-type="string" office:string-value="[0, 0, 0]" calcext:value-type="string">
            <text:p>[0, 0, 0]</text:p>
          </table:table-cell>
          <table:table-cell office:value-type="string" calcext:value-type="string">
            <text:p>[0.040834517593776126, 7.781288301605262e-05]</text:p>
          </table:table-cell>
          <table:table-cell office:value-type="float" office:value="10" calcext:value-type="float">
            <text:p>10</text:p>
          </table:table-cell>
          <table:table-cell table:formula="of:=IF([.D711]=&quot;RedoAct&quot;;1;IF([.D711]=&quot;RedoPen&quot;;2;IF([.D7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, 0, 0]</text:p>
          </table:table-cell>
          <table:table-cell table:formula="of:=IF([.B713]=&quot;&quot;;[.B712];[.B713])" office:value-type="string" office:string-value="[1, 0, 0]" calcext:value-type="string">
            <text:p>[1, 0, 0]</text:p>
          </table:table-cell>
          <table:table-cell office:value-type="string" calcext:value-type="string">
            <text:p>[0.04083451164216242, 7.519016452723956e-05]</text:p>
          </table:table-cell>
          <table:table-cell table:formula="of:=IF([.C713]=0;[.C712]+1;&quot;&quot;)">
            <text:p/>
          </table:table-cell>
          <table:table-cell table:formula="of:=IF([.D712]=&quot;RedoAct&quot;;1;IF([.D712]=&quot;RedoPen&quot;;2;IF([.D7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, 0, 0]</text:p>
          </table:table-cell>
          <table:table-cell table:formula="of:=IF([.B714]=&quot;&quot;;[.B713];[.B714])" office:value-type="string" office:string-value="[1, 0, 0]" calcext:value-type="string">
            <text:p>[1, 0, 0]</text:p>
          </table:table-cell>
          <table:table-cell office:value-type="string" calcext:value-type="string">
            <text:p>[0.04083450589701095, 7.519016452723956e-05]</text:p>
          </table:table-cell>
          <table:table-cell table:formula="of:=IF([.C714]=0;[.C713]+1;&quot;&quot;)">
            <text:p/>
          </table:table-cell>
          <table:table-cell table:formula="of:=IF([.D713]=&quot;RedoAct&quot;;1;IF([.D713]=&quot;RedoPen&quot;;2;IF([.D7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, 1, 0]</text:p>
          </table:table-cell>
          <table:table-cell table:formula="of:=IF([.B715]=&quot;&quot;;[.B714];[.B715])" office:value-type="string" office:string-value="[1, 1, 0]" calcext:value-type="string">
            <text:p>[1, 1, 0]</text:p>
          </table:table-cell>
          <table:table-cell office:value-type="string" calcext:value-type="string">
            <text:p>[0.04083449502609617, 7.263302919470879e-05]</text:p>
          </table:table-cell>
          <table:table-cell table:formula="of:=IF([.C715]=0;[.C714]+1;&quot;&quot;)">
            <text:p/>
          </table:table-cell>
          <table:table-cell table:formula="of:=IF([.D714]=&quot;RedoAct&quot;;1;IF([.D714]=&quot;RedoPen&quot;;2;IF([.D7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, 0, 0]</text:p>
          </table:table-cell>
          <table:table-cell table:formula="of:=IF([.B716]=&quot;&quot;;[.B715];[.B716])" office:value-type="string" office:string-value="[2, 0, 0]" calcext:value-type="string">
            <text:p>[2, 0, 0]</text:p>
          </table:table-cell>
          <table:table-cell office:value-type="string" calcext:value-type="string">
            <text:p>[0.04083442500395738, 5.8294018744097225e-05]</text:p>
          </table:table-cell>
          <table:table-cell table:formula="of:=IF([.C716]=0;[.C715]+1;&quot;&quot;)">
            <text:p/>
          </table:table-cell>
          <table:table-cell table:formula="of:=IF([.D715]=&quot;RedoAct&quot;;1;IF([.D715]=&quot;RedoPen&quot;;2;IF([.D7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, 0, 0]</text:p>
          </table:table-cell>
          <table:table-cell table:formula="of:=IF([.B717]=&quot;&quot;;[.B716];[.B717])" office:value-type="string" office:string-value="[3, 0, 0]" calcext:value-type="string">
            <text:p>[3, 0, 0]</text:p>
          </table:table-cell>
          <table:table-cell office:value-type="string" calcext:value-type="string">
            <text:p>[0.04083442158858346, 5.572003048129048e-05]</text:p>
          </table:table-cell>
          <table:table-cell table:formula="of:=IF([.C717]=0;[.C716]+1;&quot;&quot;)">
            <text:p/>
          </table:table-cell>
          <table:table-cell table:formula="of:=IF([.D716]=&quot;RedoAct&quot;;1;IF([.D716]=&quot;RedoPen&quot;;2;IF([.D7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, 0, 0]</text:p>
          </table:table-cell>
          <table:table-cell table:formula="of:=IF([.B718]=&quot;&quot;;[.B717];[.B718])" office:value-type="string" office:string-value="[3, 0, 0]" calcext:value-type="string">
            <text:p>[3, 0, 0]</text:p>
          </table:table-cell>
          <table:table-cell office:value-type="string" calcext:value-type="string">
            <text:p>[0.04083441851235037, 5.572003048129048e-05]</text:p>
          </table:table-cell>
          <table:table-cell table:formula="of:=IF([.C718]=0;[.C717]+1;&quot;&quot;)">
            <text:p/>
          </table:table-cell>
          <table:table-cell table:formula="of:=IF([.D717]=&quot;RedoAct&quot;;1;IF([.D717]=&quot;RedoPen&quot;;2;IF([.D7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4, 0, 0]</text:p>
          </table:table-cell>
          <table:table-cell table:formula="of:=IF([.B719]=&quot;&quot;;[.B718];[.B719])" office:value-type="string" office:string-value="[4, 0, 0]" calcext:value-type="string">
            <text:p>[4, 0, 0]</text:p>
          </table:table-cell>
          <table:table-cell office:value-type="string" calcext:value-type="string">
            <text:p>[0.040834398162711644, 4.7682948854442976e-05]</text:p>
          </table:table-cell>
          <table:table-cell table:formula="of:=IF([.C719]=0;[.C718]+1;&quot;&quot;)">
            <text:p/>
          </table:table-cell>
          <table:table-cell table:formula="of:=IF([.D718]=&quot;RedoAct&quot;;1;IF([.D718]=&quot;RedoPen&quot;;2;IF([.D7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5, 0, 0]</text:p>
          </table:table-cell>
          <table:table-cell table:formula="of:=IF([.B720]=&quot;&quot;;[.B719];[.B720])" office:value-type="string" office:string-value="[5, 0, 0]" calcext:value-type="string">
            <text:p>[5, 0, 0]</text:p>
          </table:table-cell>
          <table:table-cell office:value-type="string" calcext:value-type="string">
            <text:p>[0.040834395187010056, 0.00013408691462578887]</text:p>
          </table:table-cell>
          <table:table-cell table:formula="of:=IF([.C720]=0;[.C719]+1;&quot;&quot;)">
            <text:p/>
          </table:table-cell>
          <table:table-cell table:formula="of:=IF([.D719]=&quot;RedoAct&quot;;1;IF([.D719]=&quot;RedoPen&quot;;2;IF([.D7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, 0, 0]</text:p>
          </table:table-cell>
          <table:table-cell table:formula="of:=IF([.B721]=&quot;&quot;;[.B720];[.B721])" office:value-type="string" office:string-value="[6, 0, 0]" calcext:value-type="string">
            <text:p>[6, 0, 0]</text:p>
          </table:table-cell>
          <table:table-cell office:value-type="string" calcext:value-type="string">
            <text:p>[0.040834741547956556, 0.003234473996512681]</text:p>
          </table:table-cell>
          <table:table-cell table:formula="of:=IF([.C721]=0;[.C720]+1;&quot;&quot;)">
            <text:p/>
          </table:table-cell>
          <table:table-cell table:formula="of:=IF([.D720]=&quot;RedoAct&quot;;1;IF([.D720]=&quot;RedoPen&quot;;2;IF([.D7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, 0, 0]</text:p>
          </table:table-cell>
          <table:table-cell table:formula="of:=IF([.B722]=&quot;&quot;;[.B721];[.B722])" office:value-type="string" office:string-value="[6, 0, 0]" calcext:value-type="string">
            <text:p>[6, 0, 0]</text:p>
          </table:table-cell>
          <table:table-cell office:value-type="string" calcext:value-type="string">
            <text:p>[0.040834741547956556, 0.003234473996512681]</text:p>
          </table:table-cell>
          <table:table-cell table:formula="of:=IF([.C722]=0;[.C721]+1;&quot;&quot;)">
            <text:p/>
          </table:table-cell>
          <table:table-cell table:formula="of:=IF([.D721]=&quot;RedoAct&quot;;1;IF([.D721]=&quot;RedoPen&quot;;2;IF([.D7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, 0, 1]</text:p>
          </table:table-cell>
          <table:table-cell table:formula="of:=IF([.B723]=&quot;&quot;;[.B722];[.B723])" office:value-type="string" office:string-value="[6, 0, 1]" calcext:value-type="string">
            <text:p>[6, 0, 1]</text:p>
          </table:table-cell>
          <table:table-cell office:value-type="string" calcext:value-type="string">
            <text:p>[0.04083446606764318, 0.0015565945914135931]</text:p>
          </table:table-cell>
          <table:table-cell table:formula="of:=IF([.C723]=0;[.C722]+1;&quot;&quot;)">
            <text:p/>
          </table:table-cell>
          <table:table-cell table:formula="of:=IF([.D722]=&quot;RedoAct&quot;;1;IF([.D722]=&quot;RedoPen&quot;;2;IF([.D7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, 0, 2]</text:p>
          </table:table-cell>
          <table:table-cell table:formula="of:=IF([.B724]=&quot;&quot;;[.B723];[.B724])" office:value-type="string" office:string-value="[6, 0, 2]" calcext:value-type="string">
            <text:p>[6, 0, 2]</text:p>
          </table:table-cell>
          <table:table-cell office:value-type="string" calcext:value-type="string">
            <text:p>[0.04083440505297579, 0.0007185090259019626]</text:p>
          </table:table-cell>
          <table:table-cell table:formula="of:=IF([.C724]=0;[.C723]+1;&quot;&quot;)">
            <text:p/>
          </table:table-cell>
          <table:table-cell table:formula="of:=IF([.D723]=&quot;RedoAct&quot;;1;IF([.D723]=&quot;RedoPen&quot;;2;IF([.D7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7, 0, 0]</text:p>
          </table:table-cell>
          <table:table-cell table:formula="of:=IF([.B725]=&quot;&quot;;[.B724];[.B725])" office:value-type="string" office:string-value="[7, 0, 0]" calcext:value-type="string">
            <text:p>[7, 0, 0]</text:p>
          </table:table-cell>
          <table:table-cell office:value-type="string" calcext:value-type="string">
            <text:p>[0.040834393300315124, 0.00043363506860657087]</text:p>
          </table:table-cell>
          <table:table-cell table:formula="of:=IF([.C725]=0;[.C724]+1;&quot;&quot;)">
            <text:p/>
          </table:table-cell>
          <table:table-cell table:formula="of:=IF([.D724]=&quot;RedoAct&quot;;1;IF([.D724]=&quot;RedoPen&quot;;2;IF([.D7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7, 0, 0]</text:p>
          </table:table-cell>
          <table:table-cell table:formula="of:=IF([.B726]=&quot;&quot;;[.B725];[.B726])" office:value-type="string" office:string-value="[7, 0, 0]" calcext:value-type="string">
            <text:p>[7, 0, 0]</text:p>
          </table:table-cell>
          <table:table-cell office:value-type="string" calcext:value-type="string">
            <text:p>[0.040834393300315124, 0.00043363506860657087]</text:p>
          </table:table-cell>
          <table:table-cell table:formula="of:=IF([.C726]=0;[.C725]+1;&quot;&quot;)">
            <text:p/>
          </table:table-cell>
          <table:table-cell table:formula="of:=IF([.D725]=&quot;RedoAct&quot;;1;IF([.D725]=&quot;RedoPen&quot;;2;IF([.D7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8, 0, 0]</text:p>
          </table:table-cell>
          <table:table-cell table:formula="of:=IF([.B727]=&quot;&quot;;[.B726];[.B727])" office:value-type="string" office:string-value="[8, 0, 0]" calcext:value-type="string">
            <text:p>[8, 0, 0]</text:p>
          </table:table-cell>
          <table:table-cell office:value-type="string" calcext:value-type="string">
            <text:p>[0.04083442670867657, 0.0014017932254602116]</text:p>
          </table:table-cell>
          <table:table-cell table:formula="of:=IF([.C727]=0;[.C726]+1;&quot;&quot;)">
            <text:p/>
          </table:table-cell>
          <table:table-cell table:formula="of:=IF([.D726]=&quot;RedoAct&quot;;1;IF([.D726]=&quot;RedoPen&quot;;2;IF([.D7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8, 0, 0]</text:p>
          </table:table-cell>
          <table:table-cell table:formula="of:=IF([.B728]=&quot;&quot;;[.B727];[.B728])" office:value-type="string" office:string-value="[8, 0, 0]" calcext:value-type="string">
            <text:p>[8, 0, 0]</text:p>
          </table:table-cell>
          <table:table-cell office:value-type="string" calcext:value-type="string">
            <text:p>[0.04083442670867657, 0.0014017932254602116]</text:p>
          </table:table-cell>
          <table:table-cell table:formula="of:=IF([.C728]=0;[.C727]+1;&quot;&quot;)">
            <text:p/>
          </table:table-cell>
          <table:table-cell table:formula="of:=IF([.D727]=&quot;RedoAct&quot;;1;IF([.D727]=&quot;RedoPen&quot;;2;IF([.D7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9, 0, 0]</text:p>
          </table:table-cell>
          <table:table-cell table:formula="of:=IF([.B729]=&quot;&quot;;[.B728];[.B729])" office:value-type="string" office:string-value="[9, 0, 0]" calcext:value-type="string">
            <text:p>[9, 0, 0]</text:p>
          </table:table-cell>
          <table:table-cell office:value-type="string" calcext:value-type="string">
            <text:p>[0.04083439853369331, 0.000986492175346513]</text:p>
          </table:table-cell>
          <table:table-cell table:formula="of:=IF([.C729]=0;[.C728]+1;&quot;&quot;)">
            <text:p/>
          </table:table-cell>
          <table:table-cell table:formula="of:=IF([.D728]=&quot;RedoAct&quot;;1;IF([.D728]=&quot;RedoPen&quot;;2;IF([.D7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9, 0, 0]</text:p>
          </table:table-cell>
          <table:table-cell table:formula="of:=IF([.B730]=&quot;&quot;;[.B729];[.B730])" office:value-type="string" office:string-value="[9, 0, 0]" calcext:value-type="string">
            <text:p>[9, 0, 0]</text:p>
          </table:table-cell>
          <table:table-cell office:value-type="string" calcext:value-type="string">
            <text:p>[0.04083439853369331, 0.000986492175346513]</text:p>
          </table:table-cell>
          <table:table-cell table:formula="of:=IF([.C730]=0;[.C729]+1;&quot;&quot;)">
            <text:p/>
          </table:table-cell>
          <table:table-cell table:formula="of:=IF([.D729]=&quot;RedoAct&quot;;1;IF([.D729]=&quot;RedoPen&quot;;2;IF([.D7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, 0, 0]</text:p>
          </table:table-cell>
          <table:table-cell table:formula="of:=IF([.B731]=&quot;&quot;;[.B730];[.B731])" office:value-type="string" office:string-value="[10, 0, 0]" calcext:value-type="string">
            <text:p>[10, 0, 0]</text:p>
          </table:table-cell>
          <table:table-cell office:value-type="string" calcext:value-type="string">
            <text:p>[0.04083447448602541, 0.001951439863007241]</text:p>
          </table:table-cell>
          <table:table-cell table:formula="of:=IF([.C731]=0;[.C730]+1;&quot;&quot;)">
            <text:p/>
          </table:table-cell>
          <table:table-cell table:formula="of:=IF([.D730]=&quot;RedoAct&quot;;1;IF([.D730]=&quot;RedoPen&quot;;2;IF([.D7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, 0, 0]</text:p>
          </table:table-cell>
          <table:table-cell table:formula="of:=IF([.B732]=&quot;&quot;;[.B731];[.B732])" office:value-type="string" office:string-value="[10, 0, 0]" calcext:value-type="string">
            <text:p>[10, 0, 0]</text:p>
          </table:table-cell>
          <table:table-cell office:value-type="string" calcext:value-type="string">
            <text:p>[0.04083447448602541, 0.001951439863007241]</text:p>
          </table:table-cell>
          <table:table-cell table:formula="of:=IF([.C732]=0;[.C731]+1;&quot;&quot;)">
            <text:p/>
          </table:table-cell>
          <table:table-cell table:formula="of:=IF([.D731]=&quot;RedoAct&quot;;1;IF([.D731]=&quot;RedoPen&quot;;2;IF([.D7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, 0, 1]</text:p>
          </table:table-cell>
          <table:table-cell table:formula="of:=IF([.B733]=&quot;&quot;;[.B732];[.B733])" office:value-type="string" office:string-value="[10, 0, 1]" calcext:value-type="string">
            <text:p>[10, 0, 1]</text:p>
          </table:table-cell>
          <table:table-cell office:value-type="string" calcext:value-type="string">
            <text:p>[0.04083438943924724, 0.0007171449208683609]</text:p>
          </table:table-cell>
          <table:table-cell table:formula="of:=IF([.C733]=0;[.C732]+1;&quot;&quot;)">
            <text:p/>
          </table:table-cell>
          <table:table-cell table:formula="of:=IF([.D732]=&quot;RedoAct&quot;;1;IF([.D732]=&quot;RedoPen&quot;;2;IF([.D7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1, 0, 0]</text:p>
          </table:table-cell>
          <table:table-cell table:formula="of:=IF([.B734]=&quot;&quot;;[.B733];[.B734])" office:value-type="string" office:string-value="[11, 0, 0]" calcext:value-type="string">
            <text:p>[11, 0, 0]</text:p>
          </table:table-cell>
          <table:table-cell office:value-type="string" calcext:value-type="string">
            <text:p>[0.040834380950571895, 0.0004951306543090349]</text:p>
          </table:table-cell>
          <table:table-cell table:formula="of:=IF([.C734]=0;[.C733]+1;&quot;&quot;)">
            <text:p/>
          </table:table-cell>
          <table:table-cell table:formula="of:=IF([.D733]=&quot;RedoAct&quot;;1;IF([.D733]=&quot;RedoPen&quot;;2;IF([.D7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1, 0, 0]</text:p>
          </table:table-cell>
          <table:table-cell table:formula="of:=IF([.B735]=&quot;&quot;;[.B734];[.B735])" office:value-type="string" office:string-value="[11, 0, 0]" calcext:value-type="string">
            <text:p>[11, 0, 0]</text:p>
          </table:table-cell>
          <table:table-cell office:value-type="string" calcext:value-type="string">
            <text:p>[0.040834380950571895, 0.0004951306543090349]</text:p>
          </table:table-cell>
          <table:table-cell table:formula="of:=IF([.C735]=0;[.C734]+1;&quot;&quot;)">
            <text:p/>
          </table:table-cell>
          <table:table-cell table:formula="of:=IF([.D734]=&quot;RedoAct&quot;;1;IF([.D734]=&quot;RedoPen&quot;;2;IF([.D7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2, 0, 0]</text:p>
          </table:table-cell>
          <table:table-cell table:formula="of:=IF([.B736]=&quot;&quot;;[.B735];[.B736])" office:value-type="string" office:string-value="[12, 0, 0]" calcext:value-type="string">
            <text:p>[12, 0, 0]</text:p>
          </table:table-cell>
          <table:table-cell office:value-type="string" calcext:value-type="string">
            <text:p>[0.04083442011526177, 0.0013631115337557236]</text:p>
          </table:table-cell>
          <table:table-cell table:formula="of:=IF([.C736]=0;[.C735]+1;&quot;&quot;)">
            <text:p/>
          </table:table-cell>
          <table:table-cell table:formula="of:=IF([.D735]=&quot;RedoAct&quot;;1;IF([.D735]=&quot;RedoPen&quot;;2;IF([.D7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2, 0, 0]</text:p>
          </table:table-cell>
          <table:table-cell table:formula="of:=IF([.B737]=&quot;&quot;;[.B736];[.B737])" office:value-type="string" office:string-value="[12, 0, 0]" calcext:value-type="string">
            <text:p>[12, 0, 0]</text:p>
          </table:table-cell>
          <table:table-cell office:value-type="string" calcext:value-type="string">
            <text:p>[0.04083442011526177, 0.0013631115337557236]</text:p>
          </table:table-cell>
          <table:table-cell table:formula="of:=IF([.C737]=0;[.C736]+1;&quot;&quot;)">
            <text:p/>
          </table:table-cell>
          <table:table-cell table:formula="of:=IF([.D736]=&quot;RedoAct&quot;;1;IF([.D736]=&quot;RedoPen&quot;;2;IF([.D7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2, 0, 1]</text:p>
          </table:table-cell>
          <table:table-cell table:formula="of:=IF([.B738]=&quot;&quot;;[.B737];[.B738])" office:value-type="string" office:string-value="[12, 0, 1]" calcext:value-type="string">
            <text:p>[12, 0, 1]</text:p>
          </table:table-cell>
          <table:table-cell office:value-type="string" calcext:value-type="string">
            <text:p>[0.0408343811443645, 0.0006023255383841757]</text:p>
          </table:table-cell>
          <table:table-cell table:formula="of:=IF([.C738]=0;[.C737]+1;&quot;&quot;)">
            <text:p/>
          </table:table-cell>
          <table:table-cell table:formula="of:=IF([.D737]=&quot;RedoAct&quot;;1;IF([.D737]=&quot;RedoPen&quot;;2;IF([.D7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3, 0, 0]</text:p>
          </table:table-cell>
          <table:table-cell table:formula="of:=IF([.B739]=&quot;&quot;;[.B738];[.B739])" office:value-type="string" office:string-value="[13, 0, 0]" calcext:value-type="string">
            <text:p>[13, 0, 0]</text:p>
          </table:table-cell>
          <table:table-cell office:value-type="string" calcext:value-type="string">
            <text:p>[0.040834454683064236, 0.0015607118693919838]</text:p>
          </table:table-cell>
          <table:table-cell table:formula="of:=IF([.C739]=0;[.C738]+1;&quot;&quot;)">
            <text:p/>
          </table:table-cell>
          <table:table-cell table:formula="of:=IF([.D738]=&quot;RedoAct&quot;;1;IF([.D738]=&quot;RedoPen&quot;;2;IF([.D7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3, 0, 0]</text:p>
          </table:table-cell>
          <table:table-cell table:formula="of:=IF([.B740]=&quot;&quot;;[.B739];[.B740])" office:value-type="string" office:string-value="[13, 0, 0]" calcext:value-type="string">
            <text:p>[13, 0, 0]</text:p>
          </table:table-cell>
          <table:table-cell office:value-type="string" calcext:value-type="string">
            <text:p>[0.040834454683064236, 0.0015607118693919838]</text:p>
          </table:table-cell>
          <table:table-cell table:formula="of:=IF([.C740]=0;[.C739]+1;&quot;&quot;)">
            <text:p/>
          </table:table-cell>
          <table:table-cell table:formula="of:=IF([.D739]=&quot;RedoAct&quot;;1;IF([.D739]=&quot;RedoPen&quot;;2;IF([.D7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3, 0, 1]</text:p>
          </table:table-cell>
          <table:table-cell table:formula="of:=IF([.B741]=&quot;&quot;;[.B740];[.B741])" office:value-type="string" office:string-value="[13, 0, 1]" calcext:value-type="string">
            <text:p>[13, 0, 1]</text:p>
          </table:table-cell>
          <table:table-cell office:value-type="string" calcext:value-type="string">
            <text:p>[0.04083438642251268, 0.0007295274804516603]</text:p>
          </table:table-cell>
          <table:table-cell table:formula="of:=IF([.C741]=0;[.C740]+1;&quot;&quot;)">
            <text:p/>
          </table:table-cell>
          <table:table-cell table:formula="of:=IF([.D740]=&quot;RedoAct&quot;;1;IF([.D740]=&quot;RedoPen&quot;;2;IF([.D7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4, 0, 0]</text:p>
          </table:table-cell>
          <table:table-cell table:formula="of:=IF([.B742]=&quot;&quot;;[.B741];[.B742])" office:value-type="string" office:string-value="[14, 0, 0]" calcext:value-type="string">
            <text:p>[14, 0, 0]</text:p>
          </table:table-cell>
          <table:table-cell office:value-type="string" calcext:value-type="string">
            <text:p>[0.0408343877474917, 0.000713487644462508]</text:p>
          </table:table-cell>
          <table:table-cell table:formula="of:=IF([.C742]=0;[.C741]+1;&quot;&quot;)">
            <text:p/>
          </table:table-cell>
          <table:table-cell table:formula="of:=IF([.D741]=&quot;RedoAct&quot;;1;IF([.D741]=&quot;RedoPen&quot;;2;IF([.D7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4, 0, 0]</text:p>
          </table:table-cell>
          <table:table-cell table:formula="of:=IF([.B743]=&quot;&quot;;[.B742];[.B743])" office:value-type="string" office:string-value="[14, 0, 0]" calcext:value-type="string">
            <text:p>[14, 0, 0]</text:p>
          </table:table-cell>
          <table:table-cell office:value-type="string" calcext:value-type="string">
            <text:p>[0.0408343877474917, 0.000713487644462508]</text:p>
          </table:table-cell>
          <table:table-cell table:formula="of:=IF([.C743]=0;[.C742]+1;&quot;&quot;)">
            <text:p/>
          </table:table-cell>
          <table:table-cell table:formula="of:=IF([.D742]=&quot;RedoAct&quot;;1;IF([.D742]=&quot;RedoPen&quot;;2;IF([.D7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4, 0, 1]</text:p>
          </table:table-cell>
          <table:table-cell table:formula="of:=IF([.B744]=&quot;&quot;;[.B743];[.B744])" office:value-type="string" office:string-value="[14, 0, 1]" calcext:value-type="string">
            <text:p>[14, 0, 1]</text:p>
          </table:table-cell>
          <table:table-cell office:value-type="string" calcext:value-type="string">
            <text:p>[0.04083437467212187, 0.00038487988230395567]</text:p>
          </table:table-cell>
          <table:table-cell table:formula="of:=IF([.C744]=0;[.C743]+1;&quot;&quot;)">
            <text:p/>
          </table:table-cell>
          <table:table-cell table:formula="of:=IF([.D743]=&quot;RedoAct&quot;;1;IF([.D743]=&quot;RedoPen&quot;;2;IF([.D7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5, 0, 0]</text:p>
          </table:table-cell>
          <table:table-cell table:formula="of:=IF([.B745]=&quot;&quot;;[.B744];[.B745])" office:value-type="string" office:string-value="[15, 0, 0]" calcext:value-type="string">
            <text:p>[15, 0, 0]</text:p>
          </table:table-cell>
          <table:table-cell office:value-type="string" calcext:value-type="string">
            <text:p>[0.04083437386129454, 0.00040962948833260694]</text:p>
          </table:table-cell>
          <table:table-cell table:formula="of:=IF([.C745]=0;[.C744]+1;&quot;&quot;)">
            <text:p/>
          </table:table-cell>
          <table:table-cell table:formula="of:=IF([.D744]=&quot;RedoAct&quot;;1;IF([.D744]=&quot;RedoPen&quot;;2;IF([.D7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5, 0, 0]</text:p>
          </table:table-cell>
          <table:table-cell table:formula="of:=IF([.B746]=&quot;&quot;;[.B745];[.B746])" office:value-type="string" office:string-value="[15, 0, 0]" calcext:value-type="string">
            <text:p>[15, 0, 0]</text:p>
          </table:table-cell>
          <table:table-cell office:value-type="string" calcext:value-type="string">
            <text:p>[0.04083437386129454, 0.00040962948833260694]</text:p>
          </table:table-cell>
          <table:table-cell table:formula="of:=IF([.C746]=0;[.C745]+1;&quot;&quot;)">
            <text:p/>
          </table:table-cell>
          <table:table-cell table:formula="of:=IF([.D745]=&quot;RedoAct&quot;;1;IF([.D745]=&quot;RedoPen&quot;;2;IF([.D74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6, 0, 0]</text:p>
          </table:table-cell>
          <table:table-cell table:formula="of:=IF([.B747]=&quot;&quot;;[.B746];[.B747])" office:value-type="string" office:string-value="[16, 0, 0]" calcext:value-type="string">
            <text:p>[16, 0, 0]</text:p>
          </table:table-cell>
          <table:table-cell office:value-type="string" calcext:value-type="string">
            <text:p>[0.04083439236030961, 0.0007959276652366349]</text:p>
          </table:table-cell>
          <table:table-cell table:formula="of:=IF([.C747]=0;[.C746]+1;&quot;&quot;)">
            <text:p/>
          </table:table-cell>
          <table:table-cell table:formula="of:=IF([.D746]=&quot;RedoAct&quot;;1;IF([.D746]=&quot;RedoPen&quot;;2;IF([.D7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6, 0, 0]</text:p>
          </table:table-cell>
          <table:table-cell table:formula="of:=IF([.B748]=&quot;&quot;;[.B747];[.B748])" office:value-type="string" office:string-value="[16, 0, 0]" calcext:value-type="string">
            <text:p>[16, 0, 0]</text:p>
          </table:table-cell>
          <table:table-cell office:value-type="string" calcext:value-type="string">
            <text:p>[0.04083439236030961, 0.0007959276652366349]</text:p>
          </table:table-cell>
          <table:table-cell table:formula="of:=IF([.C748]=0;[.C747]+1;&quot;&quot;)">
            <text:p/>
          </table:table-cell>
          <table:table-cell table:formula="of:=IF([.D747]=&quot;RedoAct&quot;;1;IF([.D747]=&quot;RedoPen&quot;;2;IF([.D7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6, 0, 1]</text:p>
          </table:table-cell>
          <table:table-cell table:formula="of:=IF([.B749]=&quot;&quot;;[.B748];[.B749])" office:value-type="string" office:string-value="[16, 0, 1]" calcext:value-type="string">
            <text:p>[16, 0, 1]</text:p>
          </table:table-cell>
          <table:table-cell office:value-type="string" calcext:value-type="string">
            <text:p>[0.0408343726167162, 0.0003692618217494391]</text:p>
          </table:table-cell>
          <table:table-cell table:formula="of:=IF([.C749]=0;[.C748]+1;&quot;&quot;)">
            <text:p/>
          </table:table-cell>
          <table:table-cell table:formula="of:=IF([.D748]=&quot;RedoAct&quot;;1;IF([.D748]=&quot;RedoPen&quot;;2;IF([.D74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7, 0, 0]</text:p>
          </table:table-cell>
          <table:table-cell table:formula="of:=IF([.B750]=&quot;&quot;;[.B749];[.B750])" office:value-type="string" office:string-value="[17, 0, 0]" calcext:value-type="string">
            <text:p>[17, 0, 0]</text:p>
          </table:table-cell>
          <table:table-cell office:value-type="string" calcext:value-type="string">
            <text:p>[0.040834368500651676, 0.00019257053670078473]</text:p>
          </table:table-cell>
          <table:table-cell table:formula="of:=IF([.C750]=0;[.C749]+1;&quot;&quot;)">
            <text:p/>
          </table:table-cell>
          <table:table-cell table:formula="of:=IF([.D749]=&quot;RedoAct&quot;;1;IF([.D749]=&quot;RedoPen&quot;;2;IF([.D7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8, 0, 0]</text:p>
          </table:table-cell>
          <table:table-cell table:formula="of:=IF([.B751]=&quot;&quot;;[.B750];[.B751])" office:value-type="string" office:string-value="[18, 0, 0]" calcext:value-type="string">
            <text:p>[18, 0, 0]</text:p>
          </table:table-cell>
          <table:table-cell office:value-type="string" calcext:value-type="string">
            <text:p>[0.04083436626149561, 0.00024535654520936964]</text:p>
          </table:table-cell>
          <table:table-cell table:formula="of:=IF([.C751]=0;[.C750]+1;&quot;&quot;)">
            <text:p/>
          </table:table-cell>
          <table:table-cell table:formula="of:=IF([.D750]=&quot;RedoAct&quot;;1;IF([.D750]=&quot;RedoPen&quot;;2;IF([.D7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9, 0, 0]</text:p>
          </table:table-cell>
          <table:table-cell table:formula="of:=IF([.B752]=&quot;&quot;;[.B751];[.B752])" office:value-type="string" office:string-value="[19, 0, 0]" calcext:value-type="string">
            <text:p>[19, 0, 0]</text:p>
          </table:table-cell>
          <table:table-cell office:value-type="string" calcext:value-type="string">
            <text:p>[0.04083438772584445, 0.0007298862105377954]</text:p>
          </table:table-cell>
          <table:table-cell table:formula="of:=IF([.C752]=0;[.C751]+1;&quot;&quot;)">
            <text:p/>
          </table:table-cell>
          <table:table-cell table:formula="of:=IF([.D751]=&quot;RedoAct&quot;;1;IF([.D751]=&quot;RedoPen&quot;;2;IF([.D7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9, 0, 0]</text:p>
          </table:table-cell>
          <table:table-cell table:formula="of:=IF([.B753]=&quot;&quot;;[.B752];[.B753])" office:value-type="string" office:string-value="[19, 0, 0]" calcext:value-type="string">
            <text:p>[19, 0, 0]</text:p>
          </table:table-cell>
          <table:table-cell office:value-type="string" calcext:value-type="string">
            <text:p>[0.04083438772584445, 0.0007298862105377954]</text:p>
          </table:table-cell>
          <table:table-cell table:formula="of:=IF([.C753]=0;[.C752]+1;&quot;&quot;)">
            <text:p/>
          </table:table-cell>
          <table:table-cell table:formula="of:=IF([.D752]=&quot;RedoAct&quot;;1;IF([.D752]=&quot;RedoPen&quot;;2;IF([.D7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9, 0, 1]</text:p>
          </table:table-cell>
          <table:table-cell table:formula="of:=IF([.B754]=&quot;&quot;;[.B753];[.B754])" office:value-type="string" office:string-value="[19, 0, 1]" calcext:value-type="string">
            <text:p>[19, 0, 1]</text:p>
          </table:table-cell>
          <table:table-cell office:value-type="string" calcext:value-type="string">
            <text:p>[0.040834367946215006, 0.0003579925619728398]</text:p>
          </table:table-cell>
          <table:table-cell table:formula="of:=IF([.C754]=0;[.C753]+1;&quot;&quot;)">
            <text:p/>
          </table:table-cell>
          <table:table-cell table:formula="of:=IF([.D753]=&quot;RedoAct&quot;;1;IF([.D753]=&quot;RedoPen&quot;;2;IF([.D7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0, 0, 0]</text:p>
          </table:table-cell>
          <table:table-cell table:formula="of:=IF([.B755]=&quot;&quot;;[.B754];[.B755])" office:value-type="string" office:string-value="[20, 0, 0]" calcext:value-type="string">
            <text:p>[20, 0, 0]</text:p>
          </table:table-cell>
          <table:table-cell office:value-type="string" calcext:value-type="string">
            <text:p>[0.04083437440123654, 0.0005096093302590373]</text:p>
          </table:table-cell>
          <table:table-cell table:formula="of:=IF([.C755]=0;[.C754]+1;&quot;&quot;)">
            <text:p/>
          </table:table-cell>
          <table:table-cell table:formula="of:=IF([.D754]=&quot;RedoAct&quot;;1;IF([.D754]=&quot;RedoPen&quot;;2;IF([.D7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0, 0, 0]</text:p>
          </table:table-cell>
          <table:table-cell table:formula="of:=IF([.B756]=&quot;&quot;;[.B755];[.B756])" office:value-type="string" office:string-value="[20, 0, 0]" calcext:value-type="string">
            <text:p>[20, 0, 0]</text:p>
          </table:table-cell>
          <table:table-cell office:value-type="string" calcext:value-type="string">
            <text:p>[0.04083437440123654, 0.0005096093302590373]</text:p>
          </table:table-cell>
          <table:table-cell table:formula="of:=IF([.C756]=0;[.C755]+1;&quot;&quot;)">
            <text:p/>
          </table:table-cell>
          <table:table-cell table:formula="of:=IF([.D755]=&quot;RedoAct&quot;;1;IF([.D755]=&quot;RedoPen&quot;;2;IF([.D7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0, 0, 1]</text:p>
          </table:table-cell>
          <table:table-cell table:formula="of:=IF([.B757]=&quot;&quot;;[.B756];[.B757])" office:value-type="string" office:string-value="[20, 0, 1]" calcext:value-type="string">
            <text:p>[20, 0, 1]</text:p>
          </table:table-cell>
          <table:table-cell office:value-type="string" calcext:value-type="string">
            <text:p>[0.040834364897182965, 0.0002471233432067413]</text:p>
          </table:table-cell>
          <table:table-cell table:formula="of:=IF([.C757]=0;[.C756]+1;&quot;&quot;)">
            <text:p/>
          </table:table-cell>
          <table:table-cell table:formula="of:=IF([.D756]=&quot;RedoAct&quot;;1;IF([.D756]=&quot;RedoPen&quot;;2;IF([.D7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1, 0, 0]</text:p>
          </table:table-cell>
          <table:table-cell table:formula="of:=IF([.B758]=&quot;&quot;;[.B757];[.B758])" office:value-type="string" office:string-value="[21, 0, 0]" calcext:value-type="string">
            <text:p>[21, 0, 0]</text:p>
          </table:table-cell>
          <table:table-cell office:value-type="string" calcext:value-type="string">
            <text:p>[0.040834367625834624, 0.0004381523749565093]</text:p>
          </table:table-cell>
          <table:table-cell table:formula="of:=IF([.C758]=0;[.C757]+1;&quot;&quot;)">
            <text:p/>
          </table:table-cell>
          <table:table-cell table:formula="of:=IF([.D757]=&quot;RedoAct&quot;;1;IF([.D757]=&quot;RedoPen&quot;;2;IF([.D7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1, 0, 0]</text:p>
          </table:table-cell>
          <table:table-cell table:formula="of:=IF([.B759]=&quot;&quot;;[.B758];[.B759])" office:value-type="string" office:string-value="[21, 0, 0]" calcext:value-type="string">
            <text:p>[21, 0, 0]</text:p>
          </table:table-cell>
          <table:table-cell office:value-type="string" calcext:value-type="string">
            <text:p>[0.040834367625834624, 0.0004381523749565093]</text:p>
          </table:table-cell>
          <table:table-cell table:formula="of:=IF([.C759]=0;[.C758]+1;&quot;&quot;)">
            <text:p/>
          </table:table-cell>
          <table:table-cell table:formula="of:=IF([.D758]=&quot;RedoAct&quot;;1;IF([.D758]=&quot;RedoPen&quot;;2;IF([.D7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2, 0, 0]</text:p>
          </table:table-cell>
          <table:table-cell table:formula="of:=IF([.B760]=&quot;&quot;;[.B759];[.B760])" office:value-type="string" office:string-value="[22, 0, 0]" calcext:value-type="string">
            <text:p>[22, 0, 0]</text:p>
          </table:table-cell>
          <table:table-cell office:value-type="string" calcext:value-type="string">
            <text:p>[0.040834384839317894, 0.0007559241827998197]</text:p>
          </table:table-cell>
          <table:table-cell table:formula="of:=IF([.C760]=0;[.C759]+1;&quot;&quot;)">
            <text:p/>
          </table:table-cell>
          <table:table-cell table:formula="of:=IF([.D759]=&quot;RedoAct&quot;;1;IF([.D759]=&quot;RedoPen&quot;;2;IF([.D7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2, 0, 0]</text:p>
          </table:table-cell>
          <table:table-cell table:formula="of:=IF([.B761]=&quot;&quot;;[.B760];[.B761])" office:value-type="string" office:string-value="[22, 0, 0]" calcext:value-type="string">
            <text:p>[22, 0, 0]</text:p>
          </table:table-cell>
          <table:table-cell office:value-type="string" calcext:value-type="string">
            <text:p>[0.040834384839317894, 0.0007559241827998197]</text:p>
          </table:table-cell>
          <table:table-cell table:formula="of:=IF([.C761]=0;[.C760]+1;&quot;&quot;)">
            <text:p/>
          </table:table-cell>
          <table:table-cell table:formula="of:=IF([.D760]=&quot;RedoAct&quot;;1;IF([.D760]=&quot;RedoPen&quot;;2;IF([.D7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2, 0, 1]</text:p>
          </table:table-cell>
          <table:table-cell table:formula="of:=IF([.B762]=&quot;&quot;;[.B761];[.B762])" office:value-type="string" office:string-value="[22, 0, 1]" calcext:value-type="string">
            <text:p>[22, 0, 1]</text:p>
          </table:table-cell>
          <table:table-cell office:value-type="string" calcext:value-type="string">
            <text:p>[0.0408343647051174, 0.00035162943500912573]</text:p>
          </table:table-cell>
          <table:table-cell table:formula="of:=IF([.C762]=0;[.C761]+1;&quot;&quot;)">
            <text:p/>
          </table:table-cell>
          <table:table-cell table:formula="of:=IF([.D761]=&quot;RedoAct&quot;;1;IF([.D761]=&quot;RedoPen&quot;;2;IF([.D7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3, 0, 0]</text:p>
          </table:table-cell>
          <table:table-cell table:formula="of:=IF([.B763]=&quot;&quot;;[.B762];[.B763])" office:value-type="string" office:string-value="[23, 0, 0]" calcext:value-type="string">
            <text:p>[23, 0, 0]</text:p>
          </table:table-cell>
          <table:table-cell office:value-type="string" calcext:value-type="string">
            <text:p>[0.04083435909029557, 8.263341908295452e-05]</text:p>
          </table:table-cell>
          <table:table-cell table:formula="of:=IF([.C763]=0;[.C762]+1;&quot;&quot;)">
            <text:p/>
          </table:table-cell>
          <table:table-cell table:formula="of:=IF([.D762]=&quot;RedoAct&quot;;1;IF([.D762]=&quot;RedoPen&quot;;2;IF([.D7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4, 0, 0]</text:p>
          </table:table-cell>
          <table:table-cell table:formula="of:=IF([.B764]=&quot;&quot;;[.B763];[.B764])" office:value-type="string" office:string-value="[24, 0, 0]" calcext:value-type="string">
            <text:p>[24, 0, 0]</text:p>
          </table:table-cell>
          <table:table-cell office:value-type="string" calcext:value-type="string">
            <text:p>[0.04083438466950066, 0.0008043001451979078]</text:p>
          </table:table-cell>
          <table:table-cell table:formula="of:=IF([.C764]=0;[.C763]+1;&quot;&quot;)">
            <text:p/>
          </table:table-cell>
          <table:table-cell table:formula="of:=IF([.D763]=&quot;RedoAct&quot;;1;IF([.D763]=&quot;RedoPen&quot;;2;IF([.D7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4, 0, 0]</text:p>
          </table:table-cell>
          <table:table-cell table:formula="of:=IF([.B765]=&quot;&quot;;[.B764];[.B765])" office:value-type="string" office:string-value="[24, 0, 0]" calcext:value-type="string">
            <text:p>[24, 0, 0]</text:p>
          </table:table-cell>
          <table:table-cell office:value-type="string" calcext:value-type="string">
            <text:p>[0.04083438466950066, 0.0008043001451979078]</text:p>
          </table:table-cell>
          <table:table-cell table:formula="of:=IF([.C765]=0;[.C764]+1;&quot;&quot;)">
            <text:p/>
          </table:table-cell>
          <table:table-cell table:formula="of:=IF([.D764]=&quot;RedoAct&quot;;1;IF([.D764]=&quot;RedoPen&quot;;2;IF([.D7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4, 0, 1]</text:p>
          </table:table-cell>
          <table:table-cell table:formula="of:=IF([.B766]=&quot;&quot;;[.B765];[.B766])" office:value-type="string" office:string-value="[24, 0, 1]" calcext:value-type="string">
            <text:p>[24, 0, 1]</text:p>
          </table:table-cell>
          <table:table-cell office:value-type="string" calcext:value-type="string">
            <text:p>[0.04083436263864526, 0.0003660353749753907]</text:p>
          </table:table-cell>
          <table:table-cell table:formula="of:=IF([.C766]=0;[.C765]+1;&quot;&quot;)">
            <text:p/>
          </table:table-cell>
          <table:table-cell table:formula="of:=IF([.D765]=&quot;RedoAct&quot;;1;IF([.D765]=&quot;RedoPen&quot;;2;IF([.D7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5, 0, 0]</text:p>
          </table:table-cell>
          <table:table-cell table:formula="of:=IF([.B767]=&quot;&quot;;[.B766];[.B767])" office:value-type="string" office:string-value="[25, 0, 0]" calcext:value-type="string">
            <text:p>[25, 0, 0]</text:p>
          </table:table-cell>
          <table:table-cell office:value-type="string" calcext:value-type="string">
            <text:p>[0.04083435594681152, 9.346813169636461e-05]</text:p>
          </table:table-cell>
          <table:table-cell table:formula="of:=IF([.C767]=0;[.C766]+1;&quot;&quot;)">
            <text:p/>
          </table:table-cell>
          <table:table-cell table:formula="of:=IF([.D766]=&quot;RedoAct&quot;;1;IF([.D766]=&quot;RedoPen&quot;;2;IF([.D7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6, 0, 0]</text:p>
          </table:table-cell>
          <table:table-cell table:formula="of:=IF([.B768]=&quot;&quot;;[.B767];[.B768])" office:value-type="string" office:string-value="[26, 0, 0]" calcext:value-type="string">
            <text:p>[26, 0, 0]</text:p>
          </table:table-cell>
          <table:table-cell office:value-type="string" calcext:value-type="string">
            <text:p>[0.040834358012100745, 0.00029590491553221573]</text:p>
          </table:table-cell>
          <table:table-cell table:formula="of:=IF([.C768]=0;[.C767]+1;&quot;&quot;)">
            <text:p/>
          </table:table-cell>
          <table:table-cell table:formula="of:=IF([.D767]=&quot;RedoAct&quot;;1;IF([.D767]=&quot;RedoPen&quot;;2;IF([.D7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6, 0, 0]</text:p>
          </table:table-cell>
          <table:table-cell table:formula="of:=IF([.B769]=&quot;&quot;;[.B768];[.B769])" office:value-type="string" office:string-value="[26, 0, 0]" calcext:value-type="string">
            <text:p>[26, 0, 0]</text:p>
          </table:table-cell>
          <table:table-cell office:value-type="string" calcext:value-type="string">
            <text:p>[0.040834358012100745, 0.00029590491553221573]</text:p>
          </table:table-cell>
          <table:table-cell table:formula="of:=IF([.C769]=0;[.C768]+1;&quot;&quot;)">
            <text:p/>
          </table:table-cell>
          <table:table-cell table:formula="of:=IF([.D768]=&quot;RedoAct&quot;;1;IF([.D768]=&quot;RedoPen&quot;;2;IF([.D7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7, 0, 0]</text:p>
          </table:table-cell>
          <table:table-cell table:formula="of:=IF([.B770]=&quot;&quot;;[.B769];[.B770])" office:value-type="string" office:string-value="[27, 0, 0]" calcext:value-type="string">
            <text:p>[27, 0, 0]</text:p>
          </table:table-cell>
          <table:table-cell office:value-type="string" calcext:value-type="string">
            <text:p>[0.04083435089725519, 0.00012308268612780992]</text:p>
          </table:table-cell>
          <table:table-cell table:formula="of:=IF([.C770]=0;[.C769]+1;&quot;&quot;)">
            <text:p/>
          </table:table-cell>
          <table:table-cell table:formula="of:=IF([.D769]=&quot;RedoAct&quot;;1;IF([.D769]=&quot;RedoPen&quot;;2;IF([.D7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8, 0, 0]</text:p>
          </table:table-cell>
          <table:table-cell table:formula="of:=IF([.B771]=&quot;&quot;;[.B770];[.B771])" office:value-type="string" office:string-value="[28, 0, 0]" calcext:value-type="string">
            <text:p>[28, 0, 0]</text:p>
          </table:table-cell>
          <table:table-cell office:value-type="string" calcext:value-type="string">
            <text:p>[0.04083434925530437, 0.00010732374122598168]</text:p>
          </table:table-cell>
          <table:table-cell table:formula="of:=IF([.C771]=0;[.C770]+1;&quot;&quot;)">
            <text:p/>
          </table:table-cell>
          <table:table-cell table:formula="of:=IF([.D770]=&quot;RedoAct&quot;;1;IF([.D770]=&quot;RedoPen&quot;;2;IF([.D7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9, 0, 0]</text:p>
          </table:table-cell>
          <table:table-cell table:formula="of:=IF([.B772]=&quot;&quot;;[.B771];[.B772])" office:value-type="string" office:string-value="[29, 0, 0]" calcext:value-type="string">
            <text:p>[29, 0, 0]</text:p>
          </table:table-cell>
          <table:table-cell office:value-type="string" calcext:value-type="string">
            <text:p>[0.04083434990717652, 0.0001725618509206024]</text:p>
          </table:table-cell>
          <table:table-cell table:formula="of:=IF([.C772]=0;[.C771]+1;&quot;&quot;)">
            <text:p/>
          </table:table-cell>
          <table:table-cell table:formula="of:=IF([.D771]=&quot;RedoAct&quot;;1;IF([.D771]=&quot;RedoPen&quot;;2;IF([.D7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9, 0, 0]</text:p>
          </table:table-cell>
          <table:table-cell table:formula="of:=IF([.B773]=&quot;&quot;;[.B772];[.B773])" office:value-type="string" office:string-value="[29, 0, 0]" calcext:value-type="string">
            <text:p>[29, 0, 0]</text:p>
          </table:table-cell>
          <table:table-cell office:value-type="string" calcext:value-type="string">
            <text:p>[0.04083434990717652, 0.0001725618509206024]</text:p>
          </table:table-cell>
          <table:table-cell table:formula="of:=IF([.C773]=0;[.C772]+1;&quot;&quot;)">
            <text:p/>
          </table:table-cell>
          <table:table-cell table:formula="of:=IF([.D772]=&quot;RedoAct&quot;;1;IF([.D772]=&quot;RedoPen&quot;;2;IF([.D7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0, 0, 0]</text:p>
          </table:table-cell>
          <table:table-cell table:formula="of:=IF([.B774]=&quot;&quot;;[.B773];[.B774])" office:value-type="string" office:string-value="[30, 0, 0]" calcext:value-type="string">
            <text:p>[30, 0, 0]</text:p>
          </table:table-cell>
          <table:table-cell office:value-type="string" calcext:value-type="string">
            <text:p>[0.04083434669930465, 3.873469725767338e-05]</text:p>
          </table:table-cell>
          <table:table-cell table:formula="of:=IF([.C774]=0;[.C773]+1;&quot;&quot;)">
            <text:p/>
          </table:table-cell>
          <table:table-cell table:formula="of:=IF([.D773]=&quot;RedoAct&quot;;1;IF([.D773]=&quot;RedoPen&quot;;2;IF([.D7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1, 0, 0]</text:p>
          </table:table-cell>
          <table:table-cell table:formula="of:=IF([.B775]=&quot;&quot;;[.B774];[.B775])" office:value-type="string" office:string-value="[31, 0, 0]" calcext:value-type="string">
            <text:p>[31, 0, 0]</text:p>
          </table:table-cell>
          <table:table-cell office:value-type="string" calcext:value-type="string">
            <text:p>[0.04083434450904531, 5.705137740399675e-05]</text:p>
          </table:table-cell>
          <table:table-cell table:formula="of:=IF([.C775]=0;[.C774]+1;&quot;&quot;)">
            <text:p/>
          </table:table-cell>
          <table:table-cell table:formula="of:=IF([.D774]=&quot;RedoAct&quot;;1;IF([.D774]=&quot;RedoPen&quot;;2;IF([.D7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2, 0, 0]</text:p>
          </table:table-cell>
          <table:table-cell table:formula="of:=IF([.B776]=&quot;&quot;;[.B775];[.B776])" office:value-type="string" office:string-value="[32, 0, 0]" calcext:value-type="string">
            <text:p>[32, 0, 0]</text:p>
          </table:table-cell>
          <table:table-cell office:value-type="string" calcext:value-type="string">
            <text:p>[0.040834343533355806, 8.665702751706752e-05]</text:p>
          </table:table-cell>
          <table:table-cell table:formula="of:=IF([.C776]=0;[.C775]+1;&quot;&quot;)">
            <text:p/>
          </table:table-cell>
          <table:table-cell table:formula="of:=IF([.D775]=&quot;RedoAct&quot;;1;IF([.D775]=&quot;RedoPen&quot;;2;IF([.D7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3, 0, 0]</text:p>
          </table:table-cell>
          <table:table-cell table:formula="of:=IF([.B777]=&quot;&quot;;[.B776];[.B777])" office:value-type="string" office:string-value="[33, 0, 0]" calcext:value-type="string">
            <text:p>[33, 0, 0]</text:p>
          </table:table-cell>
          <table:table-cell office:value-type="string" calcext:value-type="string">
            <text:p>[0.040834343457218154, 0.00010404219347599428]</text:p>
          </table:table-cell>
          <table:table-cell table:formula="of:=IF([.C777]=0;[.C776]+1;&quot;&quot;)">
            <text:p/>
          </table:table-cell>
          <table:table-cell table:formula="of:=IF([.D776]=&quot;RedoAct&quot;;1;IF([.D776]=&quot;RedoPen&quot;;2;IF([.D7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3, 0, 0]</text:p>
          </table:table-cell>
          <table:table-cell table:formula="of:=IF([.B778]=&quot;&quot;;[.B777];[.B778])" office:value-type="string" office:string-value="[33, 0, 0]" calcext:value-type="string">
            <text:p>[33, 0, 0]</text:p>
          </table:table-cell>
          <table:table-cell office:value-type="string" calcext:value-type="string">
            <text:p>[0.040834343457218154, 0.00010404219347599428]</text:p>
          </table:table-cell>
          <table:table-cell table:formula="of:=IF([.C778]=0;[.C777]+1;&quot;&quot;)">
            <text:p/>
          </table:table-cell>
          <table:table-cell table:formula="of:=IF([.D777]=&quot;RedoAct&quot;;1;IF([.D777]=&quot;RedoPen&quot;;2;IF([.D7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4, 0, 0]</text:p>
          </table:table-cell>
          <table:table-cell table:formula="of:=IF([.B779]=&quot;&quot;;[.B778];[.B779])" office:value-type="string" office:string-value="[34, 0, 0]" calcext:value-type="string">
            <text:p>[34, 0, 0]</text:p>
          </table:table-cell>
          <table:table-cell office:value-type="string" calcext:value-type="string">
            <text:p>[0.04083434144236558, 3.189154207354403e-05]</text:p>
          </table:table-cell>
          <table:table-cell table:formula="of:=IF([.C779]=0;[.C778]+1;&quot;&quot;)">
            <text:p/>
          </table:table-cell>
          <table:table-cell table:formula="of:=IF([.D778]=&quot;RedoAct&quot;;1;IF([.D778]=&quot;RedoPen&quot;;2;IF([.D7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5, 0, 0]</text:p>
          </table:table-cell>
          <table:table-cell table:formula="of:=IF([.B780]=&quot;&quot;;[.B779];[.B780])" office:value-type="string" office:string-value="[35, 0, 0]" calcext:value-type="string">
            <text:p>[35, 0, 0]</text:p>
          </table:table-cell>
          <table:table-cell office:value-type="string" calcext:value-type="string">
            <text:p>[0.04083433932212452, 6.336749052878227e-05]</text:p>
          </table:table-cell>
          <table:table-cell table:formula="of:=IF([.C780]=0;[.C779]+1;&quot;&quot;)">
            <text:p/>
          </table:table-cell>
          <table:table-cell table:formula="of:=IF([.D779]=&quot;RedoAct&quot;;1;IF([.D779]=&quot;RedoPen&quot;;2;IF([.D7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6, 0, 0]</text:p>
          </table:table-cell>
          <table:table-cell table:formula="of:=IF([.B781]=&quot;&quot;;[.B780];[.B781])" office:value-type="string" office:string-value="[36, 0, 0]" calcext:value-type="string">
            <text:p>[36, 0, 0]</text:p>
          </table:table-cell>
          <table:table-cell office:value-type="string" calcext:value-type="string">
            <text:p>[0.040834338161554705, 8.568511139987224e-05]</text:p>
          </table:table-cell>
          <table:table-cell table:formula="of:=IF([.C781]=0;[.C780]+1;&quot;&quot;)">
            <text:p/>
          </table:table-cell>
          <table:table-cell table:formula="of:=IF([.D780]=&quot;RedoAct&quot;;1;IF([.D780]=&quot;RedoPen&quot;;2;IF([.D7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7, 0, 0]</text:p>
          </table:table-cell>
          <table:table-cell table:formula="of:=IF([.B782]=&quot;&quot;;[.B781];[.B782])" office:value-type="string" office:string-value="[37, 0, 0]" calcext:value-type="string">
            <text:p>[37, 0, 0]</text:p>
          </table:table-cell>
          <table:table-cell office:value-type="string" calcext:value-type="string">
            <text:p>[0.04083433910148633, 0.000157046099265367]</text:p>
          </table:table-cell>
          <table:table-cell table:formula="of:=IF([.C782]=0;[.C781]+1;&quot;&quot;)">
            <text:p/>
          </table:table-cell>
          <table:table-cell table:formula="of:=IF([.D781]=&quot;RedoAct&quot;;1;IF([.D781]=&quot;RedoPen&quot;;2;IF([.D7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7, 0, 0]</text:p>
          </table:table-cell>
          <table:table-cell table:formula="of:=IF([.B783]=&quot;&quot;;[.B782];[.B783])" office:value-type="string" office:string-value="[37, 0, 0]" calcext:value-type="string">
            <text:p>[37, 0, 0]</text:p>
          </table:table-cell>
          <table:table-cell office:value-type="string" calcext:value-type="string">
            <text:p>[0.04083433910148633, 0.000157046099265367]</text:p>
          </table:table-cell>
          <table:table-cell table:formula="of:=IF([.C783]=0;[.C782]+1;&quot;&quot;)">
            <text:p/>
          </table:table-cell>
          <table:table-cell table:formula="of:=IF([.D782]=&quot;RedoAct&quot;;1;IF([.D782]=&quot;RedoPen&quot;;2;IF([.D7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8, 0, 0]</text:p>
          </table:table-cell>
          <table:table-cell table:formula="of:=IF([.B784]=&quot;&quot;;[.B783];[.B784])" office:value-type="string" office:string-value="[38, 0, 0]" calcext:value-type="string">
            <text:p>[38, 0, 0]</text:p>
          </table:table-cell>
          <table:table-cell office:value-type="string" calcext:value-type="string">
            <text:p>[0.04083433594953947, 3.768608276616245e-05]</text:p>
          </table:table-cell>
          <table:table-cell table:formula="of:=IF([.C784]=0;[.C783]+1;&quot;&quot;)">
            <text:p/>
          </table:table-cell>
          <table:table-cell table:formula="of:=IF([.D783]=&quot;RedoAct&quot;;1;IF([.D783]=&quot;RedoPen&quot;;2;IF([.D7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9, 0, 0]</text:p>
          </table:table-cell>
          <table:table-cell table:formula="of:=IF([.B785]=&quot;&quot;;[.B784];[.B785])" office:value-type="string" office:string-value="[39, 0, 0]" calcext:value-type="string">
            <text:p>[39, 0, 0]</text:p>
          </table:table-cell>
          <table:table-cell office:value-type="string" calcext:value-type="string">
            <text:p>[0.04083433518581291, 2.8068502816800003e-05]</text:p>
          </table:table-cell>
          <table:table-cell table:formula="of:=IF([.C785]=0;[.C784]+1;&quot;&quot;)">
            <text:p/>
          </table:table-cell>
          <table:table-cell table:formula="of:=IF([.D784]=&quot;RedoAct&quot;;1;IF([.D784]=&quot;RedoPen&quot;;2;IF([.D7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40, 0, 0]</text:p>
          </table:table-cell>
          <table:table-cell table:formula="of:=IF([.B786]=&quot;&quot;;[.B785];[.B786])" office:value-type="string" office:string-value="[40, 0, 0]" calcext:value-type="string">
            <text:p>[40, 0, 0]</text:p>
          </table:table-cell>
          <table:table-cell office:value-type="string" calcext:value-type="string">
            <text:p>[0.04083433447429389, 5.301086181013222e-05]</text:p>
          </table:table-cell>
          <table:table-cell table:formula="of:=IF([.C786]=0;[.C785]+1;&quot;&quot;)">
            <text:p/>
          </table:table-cell>
          <table:table-cell table:formula="of:=IF([.D785]=&quot;RedoAct&quot;;1;IF([.D785]=&quot;RedoPen&quot;;2;IF([.D7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41, 0, 0]</text:p>
          </table:table-cell>
          <table:table-cell table:formula="of:=IF([.B787]=&quot;&quot;;[.B786];[.B787])" office:value-type="string" office:string-value="[41, 0, 0]" calcext:value-type="string">
            <text:p>[41, 0, 0]</text:p>
          </table:table-cell>
          <table:table-cell office:value-type="string" calcext:value-type="string">
            <text:p>[0.04083433413448074, 0.00013069319402044866]</text:p>
          </table:table-cell>
          <table:table-cell table:formula="of:=IF([.C787]=0;[.C786]+1;&quot;&quot;)">
            <text:p/>
          </table:table-cell>
          <table:table-cell table:formula="of:=IF([.D786]=&quot;RedoAct&quot;;1;IF([.D786]=&quot;RedoPen&quot;;2;IF([.D7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42, 0, 0]</text:p>
          </table:table-cell>
          <table:table-cell table:formula="of:=IF([.B788]=&quot;&quot;;[.B787];[.B788])" office:value-type="string" office:string-value="[42, 0, 0]" calcext:value-type="string">
            <text:p>[42, 0, 0]</text:p>
          </table:table-cell>
          <table:table-cell office:value-type="string" calcext:value-type="string">
            <text:p>[0.04083433252100725, 8.918156019644662e-05]</text:p>
          </table:table-cell>
          <table:table-cell table:formula="of:=IF([.C788]=0;[.C787]+1;&quot;&quot;)">
            <text:p/>
          </table:table-cell>
          <table:table-cell table:formula="of:=IF([.D787]=&quot;RedoAct&quot;;1;IF([.D787]=&quot;RedoPen&quot;;2;IF([.D7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43, 0, 0]</text:p>
          </table:table-cell>
          <table:table-cell table:formula="of:=IF([.B789]=&quot;&quot;;[.B788];[.B789])" office:value-type="string" office:string-value="[43, 0, 0]" calcext:value-type="string">
            <text:p>[43, 0, 0]</text:p>
          </table:table-cell>
          <table:table-cell office:value-type="string" calcext:value-type="string">
            <text:p>[0.04083433164914446, 4.3785733507016826e-05]</text:p>
          </table:table-cell>
          <table:table-cell table:formula="of:=IF([.C789]=0;[.C788]+1;&quot;&quot;)">
            <text:p/>
          </table:table-cell>
          <table:table-cell table:formula="of:=IF([.D788]=&quot;RedoAct&quot;;1;IF([.D788]=&quot;RedoPen&quot;;2;IF([.D7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44, 0, 0]</text:p>
          </table:table-cell>
          <table:table-cell table:formula="of:=IF([.B790]=&quot;&quot;;[.B789];[.B790])" office:value-type="string" office:string-value="[44, 0, 0]" calcext:value-type="string">
            <text:p>[44, 0, 0]</text:p>
          </table:table-cell>
          <table:table-cell office:value-type="string" calcext:value-type="string">
            <text:p>[0.040834330807782544, 2.5646295268766436e-05]</text:p>
          </table:table-cell>
          <table:table-cell table:formula="of:=IF([.C790]=0;[.C789]+1;&quot;&quot;)">
            <text:p/>
          </table:table-cell>
          <table:table-cell table:formula="of:=IF([.D789]=&quot;RedoAct&quot;;1;IF([.D789]=&quot;RedoPen&quot;;2;IF([.D7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45, 0, 0]</text:p>
          </table:table-cell>
          <table:table-cell table:formula="of:=IF([.B791]=&quot;&quot;;[.B790];[.B791])" office:value-type="string" office:string-value="[45, 0, 0]" calcext:value-type="string">
            <text:p>[45, 0, 0]</text:p>
          </table:table-cell>
          <table:table-cell office:value-type="string" calcext:value-type="string">
            <text:p>[0.04083433052842668, 6.398056646561493e-05]</text:p>
          </table:table-cell>
          <table:table-cell table:formula="of:=IF([.C791]=0;[.C790]+1;&quot;&quot;)">
            <text:p/>
          </table:table-cell>
          <table:table-cell table:formula="of:=IF([.D790]=&quot;RedoAct&quot;;1;IF([.D790]=&quot;RedoPen&quot;;2;IF([.D79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46, 0, 0]</text:p>
          </table:table-cell>
          <table:table-cell table:formula="of:=IF([.B792]=&quot;&quot;;[.B791];[.B792])" office:value-type="string" office:string-value="[46, 0, 0]" calcext:value-type="string">
            <text:p>[46, 0, 0]</text:p>
          </table:table-cell>
          <table:table-cell office:value-type="string" calcext:value-type="string">
            <text:p>[0.040834329800650035, 8.043090731761603e-05]</text:p>
          </table:table-cell>
          <table:table-cell table:formula="of:=IF([.C792]=0;[.C791]+1;&quot;&quot;)">
            <text:p/>
          </table:table-cell>
          <table:table-cell table:formula="of:=IF([.D791]=&quot;RedoAct&quot;;1;IF([.D791]=&quot;RedoPen&quot;;2;IF([.D7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47, 0, 0]</text:p>
          </table:table-cell>
          <table:table-cell table:formula="of:=IF([.B793]=&quot;&quot;;[.B792];[.B793])" office:value-type="string" office:string-value="[47, 0, 0]" calcext:value-type="string">
            <text:p>[47, 0, 0]</text:p>
          </table:table-cell>
          <table:table-cell office:value-type="string" calcext:value-type="string">
            <text:p>[0.04083432893266961, 5.277330476833595e-05]</text:p>
          </table:table-cell>
          <table:table-cell table:formula="of:=IF([.C793]=0;[.C792]+1;&quot;&quot;)">
            <text:p/>
          </table:table-cell>
          <table:table-cell table:formula="of:=IF([.D792]=&quot;RedoAct&quot;;1;IF([.D792]=&quot;RedoPen&quot;;2;IF([.D7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48, 0, 0]</text:p>
          </table:table-cell>
          <table:table-cell table:formula="of:=IF([.B794]=&quot;&quot;;[.B793];[.B794])" office:value-type="string" office:string-value="[48, 0, 0]" calcext:value-type="string">
            <text:p>[48, 0, 0]</text:p>
          </table:table-cell>
          <table:table-cell office:value-type="string" calcext:value-type="string">
            <text:p>[0.04083432748517182, 1.9524944703003726e-05]</text:p>
          </table:table-cell>
          <table:table-cell table:formula="of:=IF([.C794]=0;[.C793]+1;&quot;&quot;)">
            <text:p/>
          </table:table-cell>
          <table:table-cell table:formula="of:=IF([.D793]=&quot;RedoAct&quot;;1;IF([.D793]=&quot;RedoPen&quot;;2;IF([.D7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49, 0, 0]</text:p>
          </table:table-cell>
          <table:table-cell table:formula="of:=IF([.B795]=&quot;&quot;;[.B794];[.B795])" office:value-type="string" office:string-value="[49, 0, 0]" calcext:value-type="string">
            <text:p>[49, 0, 0]</text:p>
          </table:table-cell>
          <table:table-cell office:value-type="string" calcext:value-type="string">
            <text:p>[0.040834327238739365, 2.4270779213002837e-05]</text:p>
          </table:table-cell>
          <table:table-cell table:formula="of:=IF([.C795]=0;[.C794]+1;&quot;&quot;)">
            <text:p/>
          </table:table-cell>
          <table:table-cell table:formula="of:=IF([.D794]=&quot;RedoAct&quot;;1;IF([.D794]=&quot;RedoPen&quot;;2;IF([.D7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50, 0, 0]</text:p>
          </table:table-cell>
          <table:table-cell table:formula="of:=IF([.B796]=&quot;&quot;;[.B795];[.B796])" office:value-type="string" office:string-value="[50, 0, 0]" calcext:value-type="string">
            <text:p>[50, 0, 0]</text:p>
          </table:table-cell>
          <table:table-cell office:value-type="string" calcext:value-type="string">
            <text:p>[0.04083432702158465, 8.085903433841067e-05]</text:p>
          </table:table-cell>
          <table:table-cell table:formula="of:=IF([.C796]=0;[.C795]+1;&quot;&quot;)">
            <text:p/>
          </table:table-cell>
          <table:table-cell table:formula="of:=IF([.D795]=&quot;RedoAct&quot;;1;IF([.D795]=&quot;RedoPen&quot;;2;IF([.D7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51, 0, 0]</text:p>
          </table:table-cell>
          <table:table-cell table:formula="of:=IF([.B797]=&quot;&quot;;[.B796];[.B797])" office:value-type="string" office:string-value="[51, 0, 0]" calcext:value-type="string">
            <text:p>[51, 0, 0]</text:p>
          </table:table-cell>
          <table:table-cell office:value-type="string" calcext:value-type="string">
            <text:p>[0.04083432557695436, 2.5747481555785668e-05]</text:p>
          </table:table-cell>
          <table:table-cell table:formula="of:=IF([.C797]=0;[.C796]+1;&quot;&quot;)">
            <text:p/>
          </table:table-cell>
          <table:table-cell table:formula="of:=IF([.D796]=&quot;RedoAct&quot;;1;IF([.D796]=&quot;RedoPen&quot;;2;IF([.D7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52, 0, 0]</text:p>
          </table:table-cell>
          <table:table-cell table:formula="of:=IF([.B798]=&quot;&quot;;[.B797];[.B798])" office:value-type="string" office:string-value="[52, 0, 0]" calcext:value-type="string">
            <text:p>[52, 0, 0]</text:p>
          </table:table-cell>
          <table:table-cell office:value-type="string" calcext:value-type="string">
            <text:p>[0.040834325116639016, 2.0258383535890108e-05]</text:p>
          </table:table-cell>
          <table:table-cell table:formula="of:=IF([.C798]=0;[.C797]+1;&quot;&quot;)">
            <text:p/>
          </table:table-cell>
          <table:table-cell table:formula="of:=IF([.D797]=&quot;RedoAct&quot;;1;IF([.D797]=&quot;RedoPen&quot;;2;IF([.D7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53, 0, 0]</text:p>
          </table:table-cell>
          <table:table-cell table:formula="of:=IF([.B799]=&quot;&quot;;[.B798];[.B799])" office:value-type="string" office:string-value="[53, 0, 0]" calcext:value-type="string">
            <text:p>[53, 0, 0]</text:p>
          </table:table-cell>
          <table:table-cell office:value-type="string" calcext:value-type="string">
            <text:p>[0.04083432464362444, 1.5455588448237126e-05]</text:p>
          </table:table-cell>
          <table:table-cell table:formula="of:=IF([.C799]=0;[.C798]+1;&quot;&quot;)">
            <text:p/>
          </table:table-cell>
          <table:table-cell table:formula="of:=IF([.D798]=&quot;RedoAct&quot;;1;IF([.D798]=&quot;RedoPen&quot;;2;IF([.D7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54, 0, 0]</text:p>
          </table:table-cell>
          <table:table-cell table:formula="of:=IF([.B800]=&quot;&quot;;[.B799];[.B800])" office:value-type="string" office:string-value="[54, 0, 0]" calcext:value-type="string">
            <text:p>[54, 0, 0]</text:p>
          </table:table-cell>
          <table:table-cell office:value-type="string" calcext:value-type="string">
            <text:p>[0.04083432432207026, 1.7123625104733474e-05]</text:p>
          </table:table-cell>
          <table:table-cell table:formula="of:=IF([.C800]=0;[.C799]+1;&quot;&quot;)">
            <text:p/>
          </table:table-cell>
          <table:table-cell table:formula="of:=IF([.D799]=&quot;RedoAct&quot;;1;IF([.D799]=&quot;RedoPen&quot;;2;IF([.D7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55, 0, 0]</text:p>
          </table:table-cell>
          <table:table-cell table:formula="of:=IF([.B801]=&quot;&quot;;[.B800];[.B801])" office:value-type="string" office:string-value="[55, 0, 0]" calcext:value-type="string">
            <text:p>[55, 0, 0]</text:p>
          </table:table-cell>
          <table:table-cell office:value-type="string" calcext:value-type="string">
            <text:p>[0.04083432363743548, 2.4719572148913427e-05]</text:p>
          </table:table-cell>
          <table:table-cell table:formula="of:=IF([.C801]=0;[.C800]+1;&quot;&quot;)">
            <text:p/>
          </table:table-cell>
          <table:table-cell table:formula="of:=IF([.D800]=&quot;RedoAct&quot;;1;IF([.D800]=&quot;RedoPen&quot;;2;IF([.D8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56, 0, 0]</text:p>
          </table:table-cell>
          <table:table-cell table:formula="of:=IF([.B802]=&quot;&quot;;[.B801];[.B802])" office:value-type="string" office:string-value="[56, 0, 0]" calcext:value-type="string">
            <text:p>[56, 0, 0]</text:p>
          </table:table-cell>
          <table:table-cell office:value-type="string" calcext:value-type="string">
            <text:p>[0.04083432302824587, 2.4265363443916387e-05]</text:p>
          </table:table-cell>
          <table:table-cell table:formula="of:=IF([.C802]=0;[.C801]+1;&quot;&quot;)">
            <text:p/>
          </table:table-cell>
          <table:table-cell table:formula="of:=IF([.D801]=&quot;RedoAct&quot;;1;IF([.D801]=&quot;RedoPen&quot;;2;IF([.D8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57, 0, 0]</text:p>
          </table:table-cell>
          <table:table-cell table:formula="of:=IF([.B803]=&quot;&quot;;[.B802];[.B803])" office:value-type="string" office:string-value="[57, 0, 0]" calcext:value-type="string">
            <text:p>[57, 0, 0]</text:p>
          </table:table-cell>
          <table:table-cell office:value-type="string" calcext:value-type="string">
            <text:p>[0.04083432253404789, 1.7058430639455697e-05]</text:p>
          </table:table-cell>
          <table:table-cell table:formula="of:=IF([.C803]=0;[.C802]+1;&quot;&quot;)">
            <text:p/>
          </table:table-cell>
          <table:table-cell table:formula="of:=IF([.D802]=&quot;RedoAct&quot;;1;IF([.D802]=&quot;RedoPen&quot;;2;IF([.D8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58, 0, 0]</text:p>
          </table:table-cell>
          <table:table-cell table:formula="of:=IF([.B804]=&quot;&quot;;[.B803];[.B804])" office:value-type="string" office:string-value="[58, 0, 0]" calcext:value-type="string">
            <text:p>[58, 0, 0]</text:p>
          </table:table-cell>
          <table:table-cell office:value-type="string" calcext:value-type="string">
            <text:p>[0.040834322141554885, 1.5861410595326903e-05]</text:p>
          </table:table-cell>
          <table:table-cell table:formula="of:=IF([.C804]=0;[.C803]+1;&quot;&quot;)">
            <text:p/>
          </table:table-cell>
          <table:table-cell table:formula="of:=IF([.D803]=&quot;RedoAct&quot;;1;IF([.D803]=&quot;RedoPen&quot;;2;IF([.D8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59, 0, 0]</text:p>
          </table:table-cell>
          <table:table-cell table:formula="of:=IF([.B805]=&quot;&quot;;[.B804];[.B805])" office:value-type="string" office:string-value="[59, 0, 0]" calcext:value-type="string">
            <text:p>[59, 0, 0]</text:p>
          </table:table-cell>
          <table:table-cell office:value-type="string" calcext:value-type="string">
            <text:p>[0.04083432161940028, 2.30554519777215e-05]</text:p>
          </table:table-cell>
          <table:table-cell table:formula="of:=IF([.C805]=0;[.C804]+1;&quot;&quot;)">
            <text:p/>
          </table:table-cell>
          <table:table-cell table:formula="of:=IF([.D804]=&quot;RedoAct&quot;;1;IF([.D804]=&quot;RedoPen&quot;;2;IF([.D8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0, 0, 0]</text:p>
          </table:table-cell>
          <table:table-cell table:formula="of:=IF([.B806]=&quot;&quot;;[.B805];[.B806])" office:value-type="string" office:string-value="[60, 0, 0]" calcext:value-type="string">
            <text:p>[60, 0, 0]</text:p>
          </table:table-cell>
          <table:table-cell office:value-type="string" calcext:value-type="string">
            <text:p>[0.04083432094674989, 2.8223150051693283e-05]</text:p>
          </table:table-cell>
          <table:table-cell table:formula="of:=IF([.C806]=0;[.C805]+1;&quot;&quot;)">
            <text:p/>
          </table:table-cell>
          <table:table-cell table:formula="of:=IF([.D805]=&quot;RedoAct&quot;;1;IF([.D805]=&quot;RedoPen&quot;;2;IF([.D8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1, 0, 0]</text:p>
          </table:table-cell>
          <table:table-cell table:formula="of:=IF([.B807]=&quot;&quot;;[.B806];[.B807])" office:value-type="string" office:string-value="[61, 0, 0]" calcext:value-type="string">
            <text:p>[61, 0, 0]</text:p>
          </table:table-cell>
          <table:table-cell office:value-type="string" calcext:value-type="string">
            <text:p>[0.04083432030080519, 2.3388179611063886e-05]</text:p>
          </table:table-cell>
          <table:table-cell table:formula="of:=IF([.C807]=0;[.C806]+1;&quot;&quot;)">
            <text:p/>
          </table:table-cell>
          <table:table-cell table:formula="of:=IF([.D806]=&quot;RedoAct&quot;;1;IF([.D806]=&quot;RedoPen&quot;;2;IF([.D8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2, 0, 0]</text:p>
          </table:table-cell>
          <table:table-cell table:formula="of:=IF([.B808]=&quot;&quot;;[.B807];[.B808])" office:value-type="string" office:string-value="[62, 0, 0]" calcext:value-type="string">
            <text:p>[62, 0, 0]</text:p>
          </table:table-cell>
          <table:table-cell office:value-type="string" calcext:value-type="string">
            <text:p>[0.04083431982076804, 1.602083008013289e-05]</text:p>
          </table:table-cell>
          <table:table-cell table:formula="of:=IF([.C808]=0;[.C807]+1;&quot;&quot;)">
            <text:p/>
          </table:table-cell>
          <table:table-cell table:formula="of:=IF([.D807]=&quot;RedoAct&quot;;1;IF([.D807]=&quot;RedoPen&quot;;2;IF([.D8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3, 0, 0]</text:p>
          </table:table-cell>
          <table:table-cell table:formula="of:=IF([.B809]=&quot;&quot;;[.B808];[.B809])" office:value-type="string" office:string-value="[63, 0, 0]" calcext:value-type="string">
            <text:p>[63, 0, 0]</text:p>
          </table:table-cell>
          <table:table-cell office:value-type="string" calcext:value-type="string">
            <text:p>[0.04083431936015718, 1.9342853455581294e-05]</text:p>
          </table:table-cell>
          <table:table-cell table:formula="of:=IF([.C809]=0;[.C808]+1;&quot;&quot;)">
            <text:p/>
          </table:table-cell>
          <table:table-cell table:formula="of:=IF([.D808]=&quot;RedoAct&quot;;1;IF([.D808]=&quot;RedoPen&quot;;2;IF([.D8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4, 0, 0]</text:p>
          </table:table-cell>
          <table:table-cell table:formula="of:=IF([.B810]=&quot;&quot;;[.B809];[.B810])" office:value-type="string" office:string-value="[64, 0, 0]" calcext:value-type="string">
            <text:p>[64, 0, 0]</text:p>
          </table:table-cell>
          <table:table-cell office:value-type="string" calcext:value-type="string">
            <text:p>[0.04083431867402376, 3.0307796411008525e-05]</text:p>
          </table:table-cell>
          <table:table-cell table:formula="of:=IF([.C810]=0;[.C809]+1;&quot;&quot;)">
            <text:p/>
          </table:table-cell>
          <table:table-cell table:formula="of:=IF([.D809]=&quot;RedoAct&quot;;1;IF([.D809]=&quot;RedoPen&quot;;2;IF([.D8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5, 0, 0]</text:p>
          </table:table-cell>
          <table:table-cell table:formula="of:=IF([.B811]=&quot;&quot;;[.B810];[.B811])" office:value-type="string" office:string-value="[65, 0, 0]" calcext:value-type="string">
            <text:p>[65, 0, 0]</text:p>
          </table:table-cell>
          <table:table-cell office:value-type="string" calcext:value-type="string">
            <text:p>[0.04083431769142681, 3.723127296582484e-05]</text:p>
          </table:table-cell>
          <table:table-cell table:formula="of:=IF([.C811]=0;[.C810]+1;&quot;&quot;)">
            <text:p/>
          </table:table-cell>
          <table:table-cell table:formula="of:=IF([.D810]=&quot;RedoAct&quot;;1;IF([.D810]=&quot;RedoPen&quot;;2;IF([.D8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6, 0, 0]</text:p>
          </table:table-cell>
          <table:table-cell table:formula="of:=IF([.B812]=&quot;&quot;;[.B811];[.B812])" office:value-type="string" office:string-value="[66, 0, 0]" calcext:value-type="string">
            <text:p>[66, 0, 0]</text:p>
          </table:table-cell>
          <table:table-cell office:value-type="string" calcext:value-type="string">
            <text:p>[0.040834316689441916, 3.055944700248343e-05]</text:p>
          </table:table-cell>
          <table:table-cell table:formula="of:=IF([.C812]=0;[.C811]+1;&quot;&quot;)">
            <text:p/>
          </table:table-cell>
          <table:table-cell table:formula="of:=IF([.D811]=&quot;RedoAct&quot;;1;IF([.D811]=&quot;RedoPen&quot;;2;IF([.D8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7, 0, 0]</text:p>
          </table:table-cell>
          <table:table-cell table:formula="of:=IF([.B813]=&quot;&quot;;[.B812];[.B813])" office:value-type="string" office:string-value="[67, 0, 0]" calcext:value-type="string">
            <text:p>[67, 0, 0]</text:p>
          </table:table-cell>
          <table:table-cell office:value-type="string" calcext:value-type="string">
            <text:p>[0.04083431595943776, 1.9107920583578225e-05]</text:p>
          </table:table-cell>
          <table:table-cell table:formula="of:=IF([.C813]=0;[.C812]+1;&quot;&quot;)">
            <text:p/>
          </table:table-cell>
          <table:table-cell table:formula="of:=IF([.D812]=&quot;RedoAct&quot;;1;IF([.D812]=&quot;RedoPen&quot;;2;IF([.D8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8, 0, 0]</text:p>
          </table:table-cell>
          <table:table-cell table:formula="of:=IF([.B814]=&quot;&quot;;[.B813];[.B814])" office:value-type="string" office:string-value="[68, 0, 0]" calcext:value-type="string">
            <text:p>[68, 0, 0]</text:p>
          </table:table-cell>
          <table:table-cell office:value-type="string" calcext:value-type="string">
            <text:p>[0.04083431535167995, 2.1886156244263997e-05]</text:p>
          </table:table-cell>
          <table:table-cell table:formula="of:=IF([.C814]=0;[.C813]+1;&quot;&quot;)">
            <text:p/>
          </table:table-cell>
          <table:table-cell table:formula="of:=IF([.D813]=&quot;RedoAct&quot;;1;IF([.D813]=&quot;RedoPen&quot;;2;IF([.D8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69, 0, 0]</text:p>
          </table:table-cell>
          <table:table-cell table:formula="of:=IF([.B815]=&quot;&quot;;[.B814];[.B815])" office:value-type="string" office:string-value="[69, 0, 0]" calcext:value-type="string">
            <text:p>[69, 0, 0]</text:p>
          </table:table-cell>
          <table:table-cell office:value-type="string" calcext:value-type="string">
            <text:p>[0.04083431451264075, 3.439801116016025e-05]</text:p>
          </table:table-cell>
          <table:table-cell table:formula="of:=IF([.C815]=0;[.C814]+1;&quot;&quot;)">
            <text:p/>
          </table:table-cell>
          <table:table-cell table:formula="of:=IF([.D814]=&quot;RedoAct&quot;;1;IF([.D814]=&quot;RedoPen&quot;;2;IF([.D8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70, 0, 0]</text:p>
          </table:table-cell>
          <table:table-cell table:formula="of:=IF([.B816]=&quot;&quot;;[.B815];[.B816])" office:value-type="string" office:string-value="[70, 0, 0]" calcext:value-type="string">
            <text:p>[70, 0, 0]</text:p>
          </table:table-cell>
          <table:table-cell office:value-type="string" calcext:value-type="string">
            <text:p>[0.04083431328209275, 4.31213503194247e-05]</text:p>
          </table:table-cell>
          <table:table-cell table:formula="of:=IF([.C816]=0;[.C815]+1;&quot;&quot;)">
            <text:p/>
          </table:table-cell>
          <table:table-cell table:formula="of:=IF([.D815]=&quot;RedoAct&quot;;1;IF([.D815]=&quot;RedoPen&quot;;2;IF([.D8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71, 0, 0]</text:p>
          </table:table-cell>
          <table:table-cell table:formula="of:=IF([.B817]=&quot;&quot;;[.B816];[.B817])" office:value-type="string" office:string-value="[71, 0, 0]" calcext:value-type="string">
            <text:p>[71, 0, 0]</text:p>
          </table:table-cell>
          <table:table-cell office:value-type="string" calcext:value-type="string">
            <text:p>[0.04083431197533902, 3.6319811669652065e-05]</text:p>
          </table:table-cell>
          <table:table-cell table:formula="of:=IF([.C817]=0;[.C816]+1;&quot;&quot;)">
            <text:p/>
          </table:table-cell>
          <table:table-cell table:formula="of:=IF([.D816]=&quot;RedoAct&quot;;1;IF([.D816]=&quot;RedoPen&quot;;2;IF([.D8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72, 0, 0]</text:p>
          </table:table-cell>
          <table:table-cell table:formula="of:=IF([.B818]=&quot;&quot;;[.B817];[.B818])" office:value-type="string" office:string-value="[72, 0, 0]" calcext:value-type="string">
            <text:p>[72, 0, 0]</text:p>
          </table:table-cell>
          <table:table-cell office:value-type="string" calcext:value-type="string">
            <text:p>[0.04083431102490754, 2.180043036623915e-05]</text:p>
          </table:table-cell>
          <table:table-cell table:formula="of:=IF([.C818]=0;[.C817]+1;&quot;&quot;)">
            <text:p/>
          </table:table-cell>
          <table:table-cell table:formula="of:=IF([.D817]=&quot;RedoAct&quot;;1;IF([.D817]=&quot;RedoPen&quot;;2;IF([.D8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73, 0, 0]</text:p>
          </table:table-cell>
          <table:table-cell table:formula="of:=IF([.B819]=&quot;&quot;;[.B818];[.B819])" office:value-type="string" office:string-value="[73, 0, 0]" calcext:value-type="string">
            <text:p>[73, 0, 0]</text:p>
          </table:table-cell>
          <table:table-cell office:value-type="string" calcext:value-type="string">
            <text:p>[0.04083431030731622, 2.2867085428779217e-05]</text:p>
          </table:table-cell>
          <table:table-cell table:formula="of:=IF([.C819]=0;[.C818]+1;&quot;&quot;)">
            <text:p/>
          </table:table-cell>
          <table:table-cell table:formula="of:=IF([.D818]=&quot;RedoAct&quot;;1;IF([.D818]=&quot;RedoPen&quot;;2;IF([.D8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74, 0, 0]</text:p>
          </table:table-cell>
          <table:table-cell table:formula="of:=IF([.B820]=&quot;&quot;;[.B819];[.B820])" office:value-type="string" office:string-value="[74, 0, 0]" calcext:value-type="string">
            <text:p>[74, 0, 0]</text:p>
          </table:table-cell>
          <table:table-cell office:value-type="string" calcext:value-type="string">
            <text:p>[0.04083430938003307, 3.6082742655462325e-05]</text:p>
          </table:table-cell>
          <table:table-cell table:formula="of:=IF([.C820]=0;[.C819]+1;&quot;&quot;)">
            <text:p/>
          </table:table-cell>
          <table:table-cell table:formula="of:=IF([.D819]=&quot;RedoAct&quot;;1;IF([.D819]=&quot;RedoPen&quot;;2;IF([.D8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75, 0, 0]</text:p>
          </table:table-cell>
          <table:table-cell table:formula="of:=IF([.B821]=&quot;&quot;;[.B820];[.B821])" office:value-type="string" office:string-value="[75, 0, 0]" calcext:value-type="string">
            <text:p>[75, 0, 0]</text:p>
          </table:table-cell>
          <table:table-cell office:value-type="string" calcext:value-type="string">
            <text:p>[0.04083430795049602, 4.7435923236730476e-05]</text:p>
          </table:table-cell>
          <table:table-cell table:formula="of:=IF([.C821]=0;[.C820]+1;&quot;&quot;)">
            <text:p/>
          </table:table-cell>
          <table:table-cell table:formula="of:=IF([.D820]=&quot;RedoAct&quot;;1;IF([.D820]=&quot;RedoPen&quot;;2;IF([.D8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76, 0, 0]</text:p>
          </table:table-cell>
          <table:table-cell table:formula="of:=IF([.B822]=&quot;&quot;;[.B821];[.B822])" office:value-type="string" office:string-value="[76, 0, 0]" calcext:value-type="string">
            <text:p>[76, 0, 0]</text:p>
          </table:table-cell>
          <table:table-cell office:value-type="string" calcext:value-type="string">
            <text:p>[0.040834306257957434, 4.3659584750816605e-05]</text:p>
          </table:table-cell>
          <table:table-cell table:formula="of:=IF([.C822]=0;[.C821]+1;&quot;&quot;)">
            <text:p/>
          </table:table-cell>
          <table:table-cell table:formula="of:=IF([.D821]=&quot;RedoAct&quot;;1;IF([.D821]=&quot;RedoPen&quot;;2;IF([.D8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77, 0, 0]</text:p>
          </table:table-cell>
          <table:table-cell table:formula="of:=IF([.B823]=&quot;&quot;;[.B822];[.B823])" office:value-type="string" office:string-value="[77, 0, 0]" calcext:value-type="string">
            <text:p>[77, 0, 0]</text:p>
          </table:table-cell>
          <table:table-cell office:value-type="string" calcext:value-type="string">
            <text:p>[0.040834304833781865, 2.844010558959135e-05]</text:p>
          </table:table-cell>
          <table:table-cell table:formula="of:=IF([.C823]=0;[.C822]+1;&quot;&quot;)">
            <text:p/>
          </table:table-cell>
          <table:table-cell table:formula="of:=IF([.D822]=&quot;RedoAct&quot;;1;IF([.D822]=&quot;RedoPen&quot;;2;IF([.D8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78, 0, 0]</text:p>
          </table:table-cell>
          <table:table-cell table:formula="of:=IF([.B824]=&quot;&quot;;[.B823];[.B824])" office:value-type="string" office:string-value="[78, 0, 0]" calcext:value-type="string">
            <text:p>[78, 0, 0]</text:p>
          </table:table-cell>
          <table:table-cell office:value-type="string" calcext:value-type="string">
            <text:p>[0.04083430367137032, 2.785817044955481e-05]</text:p>
          </table:table-cell>
          <table:table-cell table:formula="of:=IF([.C824]=0;[.C823]+1;&quot;&quot;)">
            <text:p/>
          </table:table-cell>
          <table:table-cell table:formula="of:=IF([.D823]=&quot;RedoAct&quot;;1;IF([.D823]=&quot;RedoPen&quot;;2;IF([.D8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79, 0, 0]</text:p>
          </table:table-cell>
          <table:table-cell table:formula="of:=IF([.B825]=&quot;&quot;;[.B824];[.B825])" office:value-type="string" office:string-value="[79, 0, 0]" calcext:value-type="string">
            <text:p>[79, 0, 0]</text:p>
          </table:table-cell>
          <table:table-cell office:value-type="string" calcext:value-type="string">
            <text:p>[0.04083430220619119, 4.4221131842139185e-05]</text:p>
          </table:table-cell>
          <table:table-cell table:formula="of:=IF([.C825]=0;[.C824]+1;&quot;&quot;)">
            <text:p/>
          </table:table-cell>
          <table:table-cell table:formula="of:=IF([.D824]=&quot;RedoAct&quot;;1;IF([.D824]=&quot;RedoPen&quot;;2;IF([.D8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80, 0, 0]</text:p>
          </table:table-cell>
          <table:table-cell table:formula="of:=IF([.B826]=&quot;&quot;;[.B825];[.B826])" office:value-type="string" office:string-value="[80, 0, 0]" calcext:value-type="string">
            <text:p>[80, 0, 0]</text:p>
          </table:table-cell>
          <table:table-cell office:value-type="string" calcext:value-type="string">
            <text:p>[0.040834299926234476, 6.0701951594397546e-05]</text:p>
          </table:table-cell>
          <table:table-cell table:formula="of:=IF([.C826]=0;[.C825]+1;&quot;&quot;)">
            <text:p/>
          </table:table-cell>
          <table:table-cell table:formula="of:=IF([.D825]=&quot;RedoAct&quot;;1;IF([.D825]=&quot;RedoPen&quot;;2;IF([.D8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81, 0, 0]</text:p>
          </table:table-cell>
          <table:table-cell table:formula="of:=IF([.B827]=&quot;&quot;;[.B826];[.B827])" office:value-type="string" office:string-value="[81, 0, 0]" calcext:value-type="string">
            <text:p>[81, 0, 0]</text:p>
          </table:table-cell>
          <table:table-cell office:value-type="string" calcext:value-type="string">
            <text:p>[0.04083429712846493, 5.899848205427316e-05]</text:p>
          </table:table-cell>
          <table:table-cell table:formula="of:=IF([.C827]=0;[.C826]+1;&quot;&quot;)">
            <text:p/>
          </table:table-cell>
          <table:table-cell table:formula="of:=IF([.D826]=&quot;RedoAct&quot;;1;IF([.D826]=&quot;RedoPen&quot;;2;IF([.D8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82, 0, 0]</text:p>
          </table:table-cell>
          <table:table-cell table:formula="of:=IF([.B828]=&quot;&quot;;[.B827];[.B828])" office:value-type="string" office:string-value="[82, 0, 0]" calcext:value-type="string">
            <text:p>[82, 0, 0]</text:p>
          </table:table-cell>
          <table:table-cell office:value-type="string" calcext:value-type="string">
            <text:p>[0.040834294819973506, 3.788920301715319e-05]</text:p>
          </table:table-cell>
          <table:table-cell table:formula="of:=IF([.C828]=0;[.C827]+1;&quot;&quot;)">
            <text:p/>
          </table:table-cell>
          <table:table-cell table:formula="of:=IF([.D827]=&quot;RedoAct&quot;;1;IF([.D827]=&quot;RedoPen&quot;;2;IF([.D8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83, 0, 0]</text:p>
          </table:table-cell>
          <table:table-cell table:formula="of:=IF([.B829]=&quot;&quot;;[.B828];[.B829])" office:value-type="string" office:string-value="[83, 0, 0]" calcext:value-type="string">
            <text:p>[83, 0, 0]</text:p>
          </table:table-cell>
          <table:table-cell office:value-type="string" calcext:value-type="string">
            <text:p>[0.040834293225998665, 2.963810221060291e-05]</text:p>
          </table:table-cell>
          <table:table-cell table:formula="of:=IF([.C829]=0;[.C828]+1;&quot;&quot;)">
            <text:p/>
          </table:table-cell>
          <table:table-cell table:formula="of:=IF([.D828]=&quot;RedoAct&quot;;1;IF([.D828]=&quot;RedoPen&quot;;2;IF([.D8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84, 0, 0]</text:p>
          </table:table-cell>
          <table:table-cell table:formula="of:=IF([.B830]=&quot;&quot;;[.B829];[.B830])" office:value-type="string" office:string-value="[84, 0, 0]" calcext:value-type="string">
            <text:p>[84, 0, 0]</text:p>
          </table:table-cell>
          <table:table-cell office:value-type="string" calcext:value-type="string">
            <text:p>[0.0408342915425923, 4.513007404055176e-05]</text:p>
          </table:table-cell>
          <table:table-cell table:formula="of:=IF([.C830]=0;[.C829]+1;&quot;&quot;)">
            <text:p/>
          </table:table-cell>
          <table:table-cell table:formula="of:=IF([.D829]=&quot;RedoAct&quot;;1;IF([.D829]=&quot;RedoPen&quot;;2;IF([.D8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85, 0, 0]</text:p>
          </table:table-cell>
          <table:table-cell table:formula="of:=IF([.B831]=&quot;&quot;;[.B830];[.B831])" office:value-type="string" office:string-value="[85, 0, 0]" calcext:value-type="string">
            <text:p>[85, 0, 0]</text:p>
          </table:table-cell>
          <table:table-cell office:value-type="string" calcext:value-type="string">
            <text:p>[0.04083428888979365, 6.507465419129512e-05]</text:p>
          </table:table-cell>
          <table:table-cell table:formula="of:=IF([.C831]=0;[.C830]+1;&quot;&quot;)">
            <text:p/>
          </table:table-cell>
          <table:table-cell table:formula="of:=IF([.D830]=&quot;RedoAct&quot;;1;IF([.D830]=&quot;RedoPen&quot;;2;IF([.D8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86, 0, 0]</text:p>
          </table:table-cell>
          <table:table-cell table:formula="of:=IF([.B832]=&quot;&quot;;[.B831];[.B832])" office:value-type="string" office:string-value="[86, 0, 0]" calcext:value-type="string">
            <text:p>[86, 0, 0]</text:p>
          </table:table-cell>
          <table:table-cell office:value-type="string" calcext:value-type="string">
            <text:p>[0.04083428539189033, 6.827660404197813e-05]</text:p>
          </table:table-cell>
          <table:table-cell table:formula="of:=IF([.C832]=0;[.C831]+1;&quot;&quot;)">
            <text:p/>
          </table:table-cell>
          <table:table-cell table:formula="of:=IF([.D831]=&quot;RedoAct&quot;;1;IF([.D831]=&quot;RedoPen&quot;;2;IF([.D8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87, 0, 0]</text:p>
          </table:table-cell>
          <table:table-cell table:formula="of:=IF([.B833]=&quot;&quot;;[.B832];[.B833])" office:value-type="string" office:string-value="[87, 0, 0]" calcext:value-type="string">
            <text:p>[87, 0, 0]</text:p>
          </table:table-cell>
          <table:table-cell office:value-type="string" calcext:value-type="string">
            <text:p>[0.040834282283170265, 4.69673102180372e-05]</text:p>
          </table:table-cell>
          <table:table-cell table:formula="of:=IF([.C833]=0;[.C832]+1;&quot;&quot;)">
            <text:p/>
          </table:table-cell>
          <table:table-cell table:formula="of:=IF([.D832]=&quot;RedoAct&quot;;1;IF([.D832]=&quot;RedoPen&quot;;2;IF([.D8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88, 0, 0]</text:p>
          </table:table-cell>
          <table:table-cell table:formula="of:=IF([.B834]=&quot;&quot;;[.B833];[.B834])" office:value-type="string" office:string-value="[88, 0, 0]" calcext:value-type="string">
            <text:p>[88, 0, 0]</text:p>
          </table:table-cell>
          <table:table-cell office:value-type="string" calcext:value-type="string">
            <text:p>[0.04083428018714379, 3.220451225067461e-05]</text:p>
          </table:table-cell>
          <table:table-cell table:formula="of:=IF([.C834]=0;[.C833]+1;&quot;&quot;)">
            <text:p/>
          </table:table-cell>
          <table:table-cell table:formula="of:=IF([.D833]=&quot;RedoAct&quot;;1;IF([.D833]=&quot;RedoPen&quot;;2;IF([.D8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89, 0, 0]</text:p>
          </table:table-cell>
          <table:table-cell table:formula="of:=IF([.B835]=&quot;&quot;;[.B834];[.B835])" office:value-type="string" office:string-value="[89, 0, 0]" calcext:value-type="string">
            <text:p>[89, 0, 0]</text:p>
          </table:table-cell>
          <table:table-cell office:value-type="string" calcext:value-type="string">
            <text:p>[0.04083427818277317, 4.6440912946771176e-05]</text:p>
          </table:table-cell>
          <table:table-cell table:formula="of:=IF([.C835]=0;[.C834]+1;&quot;&quot;)">
            <text:p/>
          </table:table-cell>
          <table:table-cell table:formula="of:=IF([.D834]=&quot;RedoAct&quot;;1;IF([.D834]=&quot;RedoPen&quot;;2;IF([.D8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90, 0, 0]</text:p>
          </table:table-cell>
          <table:table-cell table:formula="of:=IF([.B836]=&quot;&quot;;[.B835];[.B836])" office:value-type="string" office:string-value="[90, 0, 0]" calcext:value-type="string">
            <text:p>[90, 0, 0]</text:p>
          </table:table-cell>
          <table:table-cell office:value-type="string" calcext:value-type="string">
            <text:p>[0.04083427496385313, 7.193958562187913e-05]</text:p>
          </table:table-cell>
          <table:table-cell table:formula="of:=IF([.C836]=0;[.C835]+1;&quot;&quot;)">
            <text:p/>
          </table:table-cell>
          <table:table-cell table:formula="of:=IF([.D835]=&quot;RedoAct&quot;;1;IF([.D835]=&quot;RedoPen&quot;;2;IF([.D8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91, 0, 0]</text:p>
          </table:table-cell>
          <table:table-cell table:formula="of:=IF([.B837]=&quot;&quot;;[.B836];[.B837])" office:value-type="string" office:string-value="[91, 0, 0]" calcext:value-type="string">
            <text:p>[91, 0, 0]</text:p>
          </table:table-cell>
          <table:table-cell office:value-type="string" calcext:value-type="string">
            <text:p>[0.040834270168392216, 8.674357229958983e-05]</text:p>
          </table:table-cell>
          <table:table-cell table:formula="of:=IF([.C837]=0;[.C836]+1;&quot;&quot;)">
            <text:p/>
          </table:table-cell>
          <table:table-cell table:formula="of:=IF([.D836]=&quot;RedoAct&quot;;1;IF([.D836]=&quot;RedoPen&quot;;2;IF([.D8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92, 0, 0]</text:p>
          </table:table-cell>
          <table:table-cell table:formula="of:=IF([.B838]=&quot;&quot;;[.B837];[.B838])" office:value-type="string" office:string-value="[92, 0, 0]" calcext:value-type="string">
            <text:p>[92, 0, 0]</text:p>
          </table:table-cell>
          <table:table-cell office:value-type="string" calcext:value-type="string">
            <text:p>[0.040834265234321675, 7.176396263223637e-05]</text:p>
          </table:table-cell>
          <table:table-cell table:formula="of:=IF([.C838]=0;[.C837]+1;&quot;&quot;)">
            <text:p/>
          </table:table-cell>
          <table:table-cell table:formula="of:=IF([.D837]=&quot;RedoAct&quot;;1;IF([.D837]=&quot;RedoPen&quot;;2;IF([.D8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93, 0, 0]</text:p>
          </table:table-cell>
          <table:table-cell table:formula="of:=IF([.B839]=&quot;&quot;;[.B838];[.B839])" office:value-type="string" office:string-value="[93, 0, 0]" calcext:value-type="string">
            <text:p>[93, 0, 0]</text:p>
          </table:table-cell>
          <table:table-cell office:value-type="string" calcext:value-type="string">
            <text:p>[0.040834261964272624, 4.409473374667418e-05]</text:p>
          </table:table-cell>
          <table:table-cell table:formula="of:=IF([.C839]=0;[.C838]+1;&quot;&quot;)">
            <text:p/>
          </table:table-cell>
          <table:table-cell table:formula="of:=IF([.D838]=&quot;RedoAct&quot;;1;IF([.D838]=&quot;RedoPen&quot;;2;IF([.D8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94, 0, 0]</text:p>
          </table:table-cell>
          <table:table-cell table:formula="of:=IF([.B840]=&quot;&quot;;[.B839];[.B840])" office:value-type="string" office:string-value="[94, 0, 0]" calcext:value-type="string">
            <text:p>[94, 0, 0]</text:p>
          </table:table-cell>
          <table:table-cell office:value-type="string" calcext:value-type="string">
            <text:p>[0.04083425974582787, 4.5492245519662697e-05]</text:p>
          </table:table-cell>
          <table:table-cell table:formula="of:=IF([.C840]=0;[.C839]+1;&quot;&quot;)">
            <text:p/>
          </table:table-cell>
          <table:table-cell table:formula="of:=IF([.D839]=&quot;RedoAct&quot;;1;IF([.D839]=&quot;RedoPen&quot;;2;IF([.D8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95, 0, 0]</text:p>
          </table:table-cell>
          <table:table-cell table:formula="of:=IF([.B841]=&quot;&quot;;[.B840];[.B841])" office:value-type="string" office:string-value="[95, 0, 0]" calcext:value-type="string">
            <text:p>[95, 0, 0]</text:p>
          </table:table-cell>
          <table:table-cell office:value-type="string" calcext:value-type="string">
            <text:p>[0.04083425689642125, 6.318833913337154e-05]</text:p>
          </table:table-cell>
          <table:table-cell table:formula="of:=IF([.C841]=0;[.C840]+1;&quot;&quot;)">
            <text:p/>
          </table:table-cell>
          <table:table-cell table:formula="of:=IF([.D840]=&quot;RedoAct&quot;;1;IF([.D840]=&quot;RedoPen&quot;;2;IF([.D8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96, 0, 0]</text:p>
          </table:table-cell>
          <table:table-cell table:formula="of:=IF([.B842]=&quot;&quot;;[.B841];[.B842])" office:value-type="string" office:string-value="[96, 0, 0]" calcext:value-type="string">
            <text:p>[96, 0, 0]</text:p>
          </table:table-cell>
          <table:table-cell office:value-type="string" calcext:value-type="string">
            <text:p>[0.04083425212689091, 9.484653693910707e-05]</text:p>
          </table:table-cell>
          <table:table-cell table:formula="of:=IF([.C842]=0;[.C841]+1;&quot;&quot;)">
            <text:p/>
          </table:table-cell>
          <table:table-cell table:formula="of:=IF([.D841]=&quot;RedoAct&quot;;1;IF([.D841]=&quot;RedoPen&quot;;2;IF([.D8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97, 0, 0]</text:p>
          </table:table-cell>
          <table:table-cell table:formula="of:=IF([.B843]=&quot;&quot;;[.B842];[.B843])" office:value-type="string" office:string-value="[97, 0, 0]" calcext:value-type="string">
            <text:p>[97, 0, 0]</text:p>
          </table:table-cell>
          <table:table-cell office:value-type="string" calcext:value-type="string">
            <text:p>[0.04083424501874521, 8.921429756513722e-05]</text:p>
          </table:table-cell>
          <table:table-cell table:formula="of:=IF([.C843]=0;[.C842]+1;&quot;&quot;)">
            <text:p/>
          </table:table-cell>
          <table:table-cell table:formula="of:=IF([.D842]=&quot;RedoAct&quot;;1;IF([.D842]=&quot;RedoPen&quot;;2;IF([.D8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98, 0, 0]</text:p>
          </table:table-cell>
          <table:table-cell table:formula="of:=IF([.B844]=&quot;&quot;;[.B843];[.B844])" office:value-type="string" office:string-value="[98, 0, 0]" calcext:value-type="string">
            <text:p>[98, 0, 0]</text:p>
          </table:table-cell>
          <table:table-cell office:value-type="string" calcext:value-type="string">
            <text:p>[0.040834252671232744, 0.0007882557751694714]</text:p>
          </table:table-cell>
          <table:table-cell table:formula="of:=IF([.C844]=0;[.C843]+1;&quot;&quot;)">
            <text:p/>
          </table:table-cell>
          <table:table-cell table:formula="of:=IF([.D843]=&quot;RedoAct&quot;;1;IF([.D843]=&quot;RedoPen&quot;;2;IF([.D8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98, 0, 0]</text:p>
          </table:table-cell>
          <table:table-cell table:formula="of:=IF([.B845]=&quot;&quot;;[.B844];[.B845])" office:value-type="string" office:string-value="[98, 0, 0]" calcext:value-type="string">
            <text:p>[98, 0, 0]</text:p>
          </table:table-cell>
          <table:table-cell office:value-type="string" calcext:value-type="string">
            <text:p>[0.040834252671232744, 0.0007882557751694714]</text:p>
          </table:table-cell>
          <table:table-cell table:formula="of:=IF([.C845]=0;[.C844]+1;&quot;&quot;)">
            <text:p/>
          </table:table-cell>
          <table:table-cell table:formula="of:=IF([.D844]=&quot;RedoAct&quot;;1;IF([.D844]=&quot;RedoPen&quot;;2;IF([.D8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99, 0, 0]</text:p>
          </table:table-cell>
          <table:table-cell table:formula="of:=IF([.B846]=&quot;&quot;;[.B845];[.B846])" office:value-type="string" office:string-value="[99, 0, 0]" calcext:value-type="string">
            <text:p>[99, 0, 0]</text:p>
          </table:table-cell>
          <table:table-cell office:value-type="string" calcext:value-type="string">
            <text:p>[0.040834230803324996, 0.00023942358020447022]</text:p>
          </table:table-cell>
          <table:table-cell table:formula="of:=IF([.C846]=0;[.C845]+1;&quot;&quot;)">
            <text:p/>
          </table:table-cell>
          <table:table-cell table:formula="of:=IF([.D845]=&quot;RedoAct&quot;;1;IF([.D845]=&quot;RedoPen&quot;;2;IF([.D84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0, 0, 0]</text:p>
          </table:table-cell>
          <table:table-cell table:formula="of:=IF([.B847]=&quot;&quot;;[.B846];[.B847])" office:value-type="string" office:string-value="[100, 0, 0]" calcext:value-type="string">
            <text:p>[100, 0, 0]</text:p>
          </table:table-cell>
          <table:table-cell office:value-type="string" calcext:value-type="string">
            <text:p>[0.04083421416336566, 0.0004390627547121134]</text:p>
          </table:table-cell>
          <table:table-cell table:formula="of:=IF([.C847]=0;[.C846]+1;&quot;&quot;)">
            <text:p/>
          </table:table-cell>
          <table:table-cell table:formula="of:=IF([.D846]=&quot;RedoAct&quot;;1;IF([.D846]=&quot;RedoPen&quot;;2;IF([.D8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1, 0, 0]</text:p>
          </table:table-cell>
          <table:table-cell table:formula="of:=IF([.B848]=&quot;&quot;;[.B847];[.B848])" office:value-type="string" office:string-value="[101, 0, 0]" calcext:value-type="string">
            <text:p>[101, 0, 0]</text:p>
          </table:table-cell>
          <table:table-cell office:value-type="string" calcext:value-type="string">
            <text:p>[0.04083496166578608, 0.0034923754146154113]</text:p>
          </table:table-cell>
          <table:table-cell table:formula="of:=IF([.C848]=0;[.C847]+1;&quot;&quot;)">
            <text:p/>
          </table:table-cell>
          <table:table-cell table:formula="of:=IF([.D847]=&quot;RedoAct&quot;;1;IF([.D847]=&quot;RedoPen&quot;;2;IF([.D8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1, 0, 0]</text:p>
          </table:table-cell>
          <table:table-cell table:formula="of:=IF([.B849]=&quot;&quot;;[.B848];[.B849])" office:value-type="string" office:string-value="[101, 0, 0]" calcext:value-type="string">
            <text:p>[101, 0, 0]</text:p>
          </table:table-cell>
          <table:table-cell office:value-type="string" calcext:value-type="string">
            <text:p>[0.04083496166578608, 0.0034923754146154113]</text:p>
          </table:table-cell>
          <table:table-cell table:formula="of:=IF([.C849]=0;[.C848]+1;&quot;&quot;)">
            <text:p/>
          </table:table-cell>
          <table:table-cell table:formula="of:=IF([.D848]=&quot;RedoAct&quot;;1;IF([.D848]=&quot;RedoPen&quot;;2;IF([.D84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1, 0, 1]</text:p>
          </table:table-cell>
          <table:table-cell table:formula="of:=IF([.B850]=&quot;&quot;;[.B849];[.B850])" office:value-type="string" office:string-value="[101, 0, 1]" calcext:value-type="string">
            <text:p>[101, 0, 1]</text:p>
          </table:table-cell>
          <table:table-cell office:value-type="string" calcext:value-type="string">
            <text:p>[0.04083421708590621, 0.0017631775195961561]</text:p>
          </table:table-cell>
          <table:table-cell table:formula="of:=IF([.C850]=0;[.C849]+1;&quot;&quot;)">
            <text:p/>
          </table:table-cell>
          <table:table-cell table:formula="of:=IF([.D849]=&quot;RedoAct&quot;;1;IF([.D849]=&quot;RedoPen&quot;;2;IF([.D8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1, 0, 2]</text:p>
          </table:table-cell>
          <table:table-cell table:formula="of:=IF([.B851]=&quot;&quot;;[.B850];[.B851])" office:value-type="string" office:string-value="[101, 0, 2]" calcext:value-type="string">
            <text:p>[101, 0, 2]</text:p>
          </table:table-cell>
          <table:table-cell office:value-type="string" calcext:value-type="string">
            <text:p>[0.0408343468425265, 0.0008165994840642443]</text:p>
          </table:table-cell>
          <table:table-cell table:formula="of:=IF([.C851]=0;[.C850]+1;&quot;&quot;)">
            <text:p/>
          </table:table-cell>
          <table:table-cell table:formula="of:=IF([.D850]=&quot;RedoAct&quot;;1;IF([.D850]=&quot;RedoPen&quot;;2;IF([.D8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2, 0, 0]</text:p>
          </table:table-cell>
          <table:table-cell table:formula="of:=IF([.B852]=&quot;&quot;;[.B851];[.B852])" office:value-type="string" office:string-value="[102, 0, 0]" calcext:value-type="string">
            <text:p>[102, 0, 0]</text:p>
          </table:table-cell>
          <table:table-cell office:value-type="string" calcext:value-type="string">
            <text:p>[0.04083545316926416, 0.002676922683566145]</text:p>
          </table:table-cell>
          <table:table-cell table:formula="of:=IF([.C852]=0;[.C851]+1;&quot;&quot;)">
            <text:p/>
          </table:table-cell>
          <table:table-cell table:formula="of:=IF([.D851]=&quot;RedoAct&quot;;1;IF([.D851]=&quot;RedoPen&quot;;2;IF([.D8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2, 0, 0]</text:p>
          </table:table-cell>
          <table:table-cell table:formula="of:=IF([.B853]=&quot;&quot;;[.B852];[.B853])" office:value-type="string" office:string-value="[102, 0, 0]" calcext:value-type="string">
            <text:p>[102, 0, 0]</text:p>
          </table:table-cell>
          <table:table-cell office:value-type="string" calcext:value-type="string">
            <text:p>[0.04083545316926416, 0.002676922683566145]</text:p>
          </table:table-cell>
          <table:table-cell table:formula="of:=IF([.C853]=0;[.C852]+1;&quot;&quot;)">
            <text:p/>
          </table:table-cell>
          <table:table-cell table:formula="of:=IF([.D852]=&quot;RedoAct&quot;;1;IF([.D852]=&quot;RedoPen&quot;;2;IF([.D8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2, 0, 1]</text:p>
          </table:table-cell>
          <table:table-cell table:formula="of:=IF([.B854]=&quot;&quot;;[.B853];[.B854])" office:value-type="string" office:string-value="[102, 0, 1]" calcext:value-type="string">
            <text:p>[102, 0, 1]</text:p>
          </table:table-cell>
          <table:table-cell office:value-type="string" calcext:value-type="string">
            <text:p>[0.040834391968707646, 0.0018392580462452256]</text:p>
          </table:table-cell>
          <table:table-cell table:formula="of:=IF([.C854]=0;[.C853]+1;&quot;&quot;)">
            <text:p/>
          </table:table-cell>
          <table:table-cell table:formula="of:=IF([.D853]=&quot;RedoAct&quot;;1;IF([.D853]=&quot;RedoPen&quot;;2;IF([.D8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3, 0, 0]</text:p>
          </table:table-cell>
          <table:table-cell table:formula="of:=IF([.B855]=&quot;&quot;;[.B854];[.B855])" office:value-type="string" office:string-value="[103, 0, 0]" calcext:value-type="string">
            <text:p>[103, 0, 0]</text:p>
          </table:table-cell>
          <table:table-cell office:value-type="string" calcext:value-type="string">
            <text:p>[0.04083429130182822, 0.0014896347200807388]</text:p>
          </table:table-cell>
          <table:table-cell table:formula="of:=IF([.C855]=0;[.C854]+1;&quot;&quot;)">
            <text:p/>
          </table:table-cell>
          <table:table-cell table:formula="of:=IF([.D854]=&quot;RedoAct&quot;;1;IF([.D854]=&quot;RedoPen&quot;;2;IF([.D8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3, 0, 0]</text:p>
          </table:table-cell>
          <table:table-cell table:formula="of:=IF([.B856]=&quot;&quot;;[.B855];[.B856])" office:value-type="string" office:string-value="[103, 0, 0]" calcext:value-type="string">
            <text:p>[103, 0, 0]</text:p>
          </table:table-cell>
          <table:table-cell office:value-type="string" calcext:value-type="string">
            <text:p>[0.04083429130182822, 0.0014896347200807388]</text:p>
          </table:table-cell>
          <table:table-cell table:formula="of:=IF([.C856]=0;[.C855]+1;&quot;&quot;)">
            <text:p/>
          </table:table-cell>
          <table:table-cell table:formula="of:=IF([.D855]=&quot;RedoAct&quot;;1;IF([.D855]=&quot;RedoPen&quot;;2;IF([.D8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3, 0, 1]</text:p>
          </table:table-cell>
          <table:table-cell table:formula="of:=IF([.B857]=&quot;&quot;;[.B856];[.B857])" office:value-type="string" office:string-value="[103, 0, 1]" calcext:value-type="string">
            <text:p>[103, 0, 1]</text:p>
          </table:table-cell>
          <table:table-cell office:value-type="string" calcext:value-type="string">
            <text:p>[0.040834620883443036, 0.00074585310170985]</text:p>
          </table:table-cell>
          <table:table-cell table:formula="of:=IF([.C857]=0;[.C856]+1;&quot;&quot;)">
            <text:p/>
          </table:table-cell>
          <table:table-cell table:formula="of:=IF([.D856]=&quot;RedoAct&quot;;1;IF([.D856]=&quot;RedoPen&quot;;2;IF([.D8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3, 0, 2]</text:p>
          </table:table-cell>
          <table:table-cell table:formula="of:=IF([.B858]=&quot;&quot;;[.B857];[.B858])" office:value-type="string" office:string-value="[103, 0, 2]" calcext:value-type="string">
            <text:p>[103, 0, 2]</text:p>
          </table:table-cell>
          <table:table-cell office:value-type="string" calcext:value-type="string">
            <text:p>[0.040834208379359506, 0.0008598794431475085]</text:p>
          </table:table-cell>
          <table:table-cell table:formula="of:=IF([.C858]=0;[.C857]+1;&quot;&quot;)">
            <text:p/>
          </table:table-cell>
          <table:table-cell table:formula="of:=IF([.D857]=&quot;RedoAct&quot;;1;IF([.D857]=&quot;RedoPen&quot;;2;IF([.D8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4, 0, 0]</text:p>
          </table:table-cell>
          <table:table-cell table:formula="of:=IF([.B859]=&quot;&quot;;[.B858];[.B859])" office:value-type="string" office:string-value="[104, 0, 0]" calcext:value-type="string">
            <text:p>[104, 0, 0]</text:p>
          </table:table-cell>
          <table:table-cell office:value-type="string" calcext:value-type="string">
            <text:p>[0.04083437298337263, 0.0018642314440601411]</text:p>
          </table:table-cell>
          <table:table-cell table:formula="of:=IF([.C859]=0;[.C858]+1;&quot;&quot;)">
            <text:p/>
          </table:table-cell>
          <table:table-cell table:formula="of:=IF([.D858]=&quot;RedoAct&quot;;1;IF([.D858]=&quot;RedoPen&quot;;2;IF([.D8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4, 0, 0]</text:p>
          </table:table-cell>
          <table:table-cell table:formula="of:=IF([.B860]=&quot;&quot;;[.B859];[.B860])" office:value-type="string" office:string-value="[104, 0, 0]" calcext:value-type="string">
            <text:p>[104, 0, 0]</text:p>
          </table:table-cell>
          <table:table-cell office:value-type="string" calcext:value-type="string">
            <text:p>[0.04083437298337263, 0.0018642314440601411]</text:p>
          </table:table-cell>
          <table:table-cell table:formula="of:=IF([.C860]=0;[.C859]+1;&quot;&quot;)">
            <text:p/>
          </table:table-cell>
          <table:table-cell table:formula="of:=IF([.D859]=&quot;RedoAct&quot;;1;IF([.D859]=&quot;RedoPen&quot;;2;IF([.D8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4, 0, 1]</text:p>
          </table:table-cell>
          <table:table-cell table:formula="of:=IF([.B861]=&quot;&quot;;[.B860];[.B861])" office:value-type="string" office:string-value="[104, 0, 1]" calcext:value-type="string">
            <text:p>[104, 0, 1]</text:p>
          </table:table-cell>
          <table:table-cell office:value-type="string" calcext:value-type="string">
            <text:p>[0.04083415989657496, 0.0006693843452787044]</text:p>
          </table:table-cell>
          <table:table-cell table:formula="of:=IF([.C861]=0;[.C860]+1;&quot;&quot;)">
            <text:p/>
          </table:table-cell>
          <table:table-cell table:formula="of:=IF([.D860]=&quot;RedoAct&quot;;1;IF([.D860]=&quot;RedoPen&quot;;2;IF([.D8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5, 0, 0]</text:p>
          </table:table-cell>
          <table:table-cell table:formula="of:=IF([.B862]=&quot;&quot;;[.B861];[.B862])" office:value-type="string" office:string-value="[105, 0, 0]" calcext:value-type="string">
            <text:p>[105, 0, 0]</text:p>
          </table:table-cell>
          <table:table-cell office:value-type="string" calcext:value-type="string">
            <text:p>[0.040834083320639515, 0.000484718651321554]</text:p>
          </table:table-cell>
          <table:table-cell table:formula="of:=IF([.C862]=0;[.C861]+1;&quot;&quot;)">
            <text:p/>
          </table:table-cell>
          <table:table-cell table:formula="of:=IF([.D861]=&quot;RedoAct&quot;;1;IF([.D861]=&quot;RedoPen&quot;;2;IF([.D8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6, 0, 0]</text:p>
          </table:table-cell>
          <table:table-cell table:formula="of:=IF([.B863]=&quot;&quot;;[.B862];[.B863])" office:value-type="string" office:string-value="[106, 0, 0]" calcext:value-type="string">
            <text:p>[106, 0, 0]</text:p>
          </table:table-cell>
          <table:table-cell office:value-type="string" calcext:value-type="string">
            <text:p>[0.040833994682895176, 0.0002958025880795711]</text:p>
          </table:table-cell>
          <table:table-cell table:formula="of:=IF([.C863]=0;[.C862]+1;&quot;&quot;)">
            <text:p/>
          </table:table-cell>
          <table:table-cell table:formula="of:=IF([.D862]=&quot;RedoAct&quot;;1;IF([.D862]=&quot;RedoPen&quot;;2;IF([.D8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7, 0, 0]</text:p>
          </table:table-cell>
          <table:table-cell table:formula="of:=IF([.B864]=&quot;&quot;;[.B863];[.B864])" office:value-type="string" office:string-value="[107, 0, 0]" calcext:value-type="string">
            <text:p>[107, 0, 0]</text:p>
          </table:table-cell>
          <table:table-cell office:value-type="string" calcext:value-type="string">
            <text:p>[0.040833985270750675, 7.777461244417359e-05]</text:p>
          </table:table-cell>
          <table:table-cell table:formula="of:=IF([.C864]=0;[.C863]+1;&quot;&quot;)">
            <text:p/>
          </table:table-cell>
          <table:table-cell table:formula="of:=IF([.D863]=&quot;RedoAct&quot;;1;IF([.D863]=&quot;RedoPen&quot;;2;IF([.D8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8, 0, 0]</text:p>
          </table:table-cell>
          <table:table-cell table:formula="of:=IF([.B865]=&quot;&quot;;[.B864];[.B865])" office:value-type="string" office:string-value="[108, 0, 0]" calcext:value-type="string">
            <text:p>[108, 0, 0]</text:p>
          </table:table-cell>
          <table:table-cell office:value-type="string" calcext:value-type="string">
            <text:p>[0.04083397908627824, 0.00013739199562679398]</text:p>
          </table:table-cell>
          <table:table-cell table:formula="of:=IF([.C865]=0;[.C864]+1;&quot;&quot;)">
            <text:p/>
          </table:table-cell>
          <table:table-cell table:formula="of:=IF([.D864]=&quot;RedoAct&quot;;1;IF([.D864]=&quot;RedoPen&quot;;2;IF([.D8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09, 0, 0]</text:p>
          </table:table-cell>
          <table:table-cell table:formula="of:=IF([.B866]=&quot;&quot;;[.B865];[.B866])" office:value-type="string" office:string-value="[109, 0, 0]" calcext:value-type="string">
            <text:p>[109, 0, 0]</text:p>
          </table:table-cell>
          <table:table-cell office:value-type="string" calcext:value-type="string">
            <text:p>[0.040833969787674014, 0.00026541287678524984]</text:p>
          </table:table-cell>
          <table:table-cell table:formula="of:=IF([.C866]=0;[.C865]+1;&quot;&quot;)">
            <text:p/>
          </table:table-cell>
          <table:table-cell table:formula="of:=IF([.D865]=&quot;RedoAct&quot;;1;IF([.D865]=&quot;RedoPen&quot;;2;IF([.D8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10, 0, 0]</text:p>
          </table:table-cell>
          <table:table-cell table:formula="of:=IF([.B867]=&quot;&quot;;[.B866];[.B867])" office:value-type="string" office:string-value="[110, 0, 0]" calcext:value-type="string">
            <text:p>[110, 0, 0]</text:p>
          </table:table-cell>
          <table:table-cell office:value-type="string" calcext:value-type="string">
            <text:p>[0.04083396007001566, 0.0002850181327037036]</text:p>
          </table:table-cell>
          <table:table-cell table:formula="of:=IF([.C867]=0;[.C866]+1;&quot;&quot;)">
            <text:p/>
          </table:table-cell>
          <table:table-cell table:formula="of:=IF([.D866]=&quot;RedoAct&quot;;1;IF([.D866]=&quot;RedoPen&quot;;2;IF([.D8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11, 0, 0]</text:p>
          </table:table-cell>
          <table:table-cell table:formula="of:=IF([.B868]=&quot;&quot;;[.B867];[.B868])" office:value-type="string" office:string-value="[111, 0, 0]" calcext:value-type="string">
            <text:p>[111, 0, 0]</text:p>
          </table:table-cell>
          <table:table-cell office:value-type="string" calcext:value-type="string">
            <text:p>[0.040833952712626555, 0.00019551177289894143]</text:p>
          </table:table-cell>
          <table:table-cell table:formula="of:=IF([.C868]=0;[.C867]+1;&quot;&quot;)">
            <text:p/>
          </table:table-cell>
          <table:table-cell table:formula="of:=IF([.D867]=&quot;RedoAct&quot;;1;IF([.D867]=&quot;RedoPen&quot;;2;IF([.D8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12, 0, 0]</text:p>
          </table:table-cell>
          <table:table-cell table:formula="of:=IF([.B869]=&quot;&quot;;[.B868];[.B869])" office:value-type="string" office:string-value="[112, 0, 0]" calcext:value-type="string">
            <text:p>[112, 0, 0]</text:p>
          </table:table-cell>
          <table:table-cell office:value-type="string" calcext:value-type="string">
            <text:p>[0.04083394706337027, 9.106767529829883e-05]</text:p>
          </table:table-cell>
          <table:table-cell table:formula="of:=IF([.C869]=0;[.C868]+1;&quot;&quot;)">
            <text:p/>
          </table:table-cell>
          <table:table-cell table:formula="of:=IF([.D868]=&quot;RedoAct&quot;;1;IF([.D868]=&quot;RedoPen&quot;;2;IF([.D8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13, 0, 0]</text:p>
          </table:table-cell>
          <table:table-cell table:formula="of:=IF([.B870]=&quot;&quot;;[.B869];[.B870])" office:value-type="string" office:string-value="[113, 0, 0]" calcext:value-type="string">
            <text:p>[113, 0, 0]</text:p>
          </table:table-cell>
          <table:table-cell office:value-type="string" calcext:value-type="string">
            <text:p>[0.0408339402664061, 6.061410586613546e-05]</text:p>
          </table:table-cell>
          <table:table-cell table:formula="of:=IF([.C870]=0;[.C869]+1;&quot;&quot;)">
            <text:p/>
          </table:table-cell>
          <table:table-cell table:formula="of:=IF([.D869]=&quot;RedoAct&quot;;1;IF([.D869]=&quot;RedoPen&quot;;2;IF([.D8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14, 0, 0]</text:p>
          </table:table-cell>
          <table:table-cell table:formula="of:=IF([.B871]=&quot;&quot;;[.B870];[.B871])" office:value-type="string" office:string-value="[114, 0, 0]" calcext:value-type="string">
            <text:p>[114, 0, 0]</text:p>
          </table:table-cell>
          <table:table-cell office:value-type="string" calcext:value-type="string">
            <text:p>[0.040833930520676034, 0.00011513666132073554]</text:p>
          </table:table-cell>
          <table:table-cell table:formula="of:=IF([.C871]=0;[.C870]+1;&quot;&quot;)">
            <text:p/>
          </table:table-cell>
          <table:table-cell table:formula="of:=IF([.D870]=&quot;RedoAct&quot;;1;IF([.D870]=&quot;RedoPen&quot;;2;IF([.D8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15, 0, 0]</text:p>
          </table:table-cell>
          <table:table-cell table:formula="of:=IF([.B872]=&quot;&quot;;[.B871];[.B872])" office:value-type="string" office:string-value="[115, 0, 0]" calcext:value-type="string">
            <text:p>[115, 0, 0]</text:p>
          </table:table-cell>
          <table:table-cell office:value-type="string" calcext:value-type="string">
            <text:p>[0.04083391952990504, 0.00010843456591541433]</text:p>
          </table:table-cell>
          <table:table-cell table:formula="of:=IF([.C872]=0;[.C871]+1;&quot;&quot;)">
            <text:p/>
          </table:table-cell>
          <table:table-cell table:formula="of:=IF([.D871]=&quot;RedoAct&quot;;1;IF([.D871]=&quot;RedoPen&quot;;2;IF([.D8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16, 0, 0]</text:p>
          </table:table-cell>
          <table:table-cell table:formula="of:=IF([.B873]=&quot;&quot;;[.B872];[.B873])" office:value-type="string" office:string-value="[116, 0, 0]" calcext:value-type="string">
            <text:p>[116, 0, 0]</text:p>
          </table:table-cell>
          <table:table-cell office:value-type="string" calcext:value-type="string">
            <text:p>[0.040833911472114244, 5.387897327336455e-05]</text:p>
          </table:table-cell>
          <table:table-cell table:formula="of:=IF([.C873]=0;[.C872]+1;&quot;&quot;)">
            <text:p/>
          </table:table-cell>
          <table:table-cell table:formula="of:=IF([.D872]=&quot;RedoAct&quot;;1;IF([.D872]=&quot;RedoPen&quot;;2;IF([.D8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17, 0, 0]</text:p>
          </table:table-cell>
          <table:table-cell table:formula="of:=IF([.B874]=&quot;&quot;;[.B873];[.B874])" office:value-type="string" office:string-value="[117, 0, 0]" calcext:value-type="string">
            <text:p>[117, 0, 0]</text:p>
          </table:table-cell>
          <table:table-cell office:value-type="string" calcext:value-type="string">
            <text:p>[0.04083390708878235, 6.23546482327129e-05]</text:p>
          </table:table-cell>
          <table:table-cell table:formula="of:=IF([.C874]=0;[.C873]+1;&quot;&quot;)">
            <text:p/>
          </table:table-cell>
          <table:table-cell table:formula="of:=IF([.D873]=&quot;RedoAct&quot;;1;IF([.D873]=&quot;RedoPen&quot;;2;IF([.D8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18, 0, 0]</text:p>
          </table:table-cell>
          <table:table-cell table:formula="of:=IF([.B875]=&quot;&quot;;[.B874];[.B875])" office:value-type="string" office:string-value="[118, 0, 0]" calcext:value-type="string">
            <text:p>[118, 0, 0]</text:p>
          </table:table-cell>
          <table:table-cell office:value-type="string" calcext:value-type="string">
            <text:p>[0.04083390383682663, 7.421901019304566e-05]</text:p>
          </table:table-cell>
          <table:table-cell table:formula="of:=IF([.C875]=0;[.C874]+1;&quot;&quot;)">
            <text:p/>
          </table:table-cell>
          <table:table-cell table:formula="of:=IF([.D874]=&quot;RedoAct&quot;;1;IF([.D874]=&quot;RedoPen&quot;;2;IF([.D8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19, 0, 0]</text:p>
          </table:table-cell>
          <table:table-cell table:formula="of:=IF([.B876]=&quot;&quot;;[.B875];[.B876])" office:value-type="string" office:string-value="[119, 0, 0]" calcext:value-type="string">
            <text:p>[119, 0, 0]</text:p>
          </table:table-cell>
          <table:table-cell office:value-type="string" calcext:value-type="string">
            <text:p>[0.04083389989322778, 5.7715429495793415e-05]</text:p>
          </table:table-cell>
          <table:table-cell table:formula="of:=IF([.C876]=0;[.C875]+1;&quot;&quot;)">
            <text:p/>
          </table:table-cell>
          <table:table-cell table:formula="of:=IF([.D875]=&quot;RedoAct&quot;;1;IF([.D875]=&quot;RedoPen&quot;;2;IF([.D8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20, 0, 0]</text:p>
          </table:table-cell>
          <table:table-cell table:formula="of:=IF([.B877]=&quot;&quot;;[.B876];[.B877])" office:value-type="string" office:string-value="[120, 0, 0]" calcext:value-type="string">
            <text:p>[120, 0, 0]</text:p>
          </table:table-cell>
          <table:table-cell office:value-type="string" calcext:value-type="string">
            <text:p>[0.04083389566634014, 4.252855677282991e-05]</text:p>
          </table:table-cell>
          <table:table-cell table:formula="of:=IF([.C877]=0;[.C876]+1;&quot;&quot;)">
            <text:p/>
          </table:table-cell>
          <table:table-cell table:formula="of:=IF([.D876]=&quot;RedoAct&quot;;1;IF([.D876]=&quot;RedoPen&quot;;2;IF([.D8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21, 0, 0]</text:p>
          </table:table-cell>
          <table:table-cell table:formula="of:=IF([.B878]=&quot;&quot;;[.B877];[.B878])" office:value-type="string" office:string-value="[121, 0, 0]" calcext:value-type="string">
            <text:p>[121, 0, 0]</text:p>
          </table:table-cell>
          <table:table-cell office:value-type="string" calcext:value-type="string">
            <text:p>[0.040833892533301906, 7.434026346494112e-05]</text:p>
          </table:table-cell>
          <table:table-cell table:formula="of:=IF([.C878]=0;[.C877]+1;&quot;&quot;)">
            <text:p/>
          </table:table-cell>
          <table:table-cell table:formula="of:=IF([.D877]=&quot;RedoAct&quot;;1;IF([.D877]=&quot;RedoPen&quot;;2;IF([.D8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22, 0, 0]</text:p>
          </table:table-cell>
          <table:table-cell table:formula="of:=IF([.B879]=&quot;&quot;;[.B878];[.B879])" office:value-type="string" office:string-value="[122, 0, 0]" calcext:value-type="string">
            <text:p>[122, 0, 0]</text:p>
          </table:table-cell>
          <table:table-cell office:value-type="string" calcext:value-type="string">
            <text:p>[0.04083389062114482, 8.508638716469067e-05]</text:p>
          </table:table-cell>
          <table:table-cell table:formula="of:=IF([.C879]=0;[.C878]+1;&quot;&quot;)">
            <text:p/>
          </table:table-cell>
          <table:table-cell table:formula="of:=IF([.D878]=&quot;RedoAct&quot;;1;IF([.D878]=&quot;RedoPen&quot;;2;IF([.D8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23, 0, 0]</text:p>
          </table:table-cell>
          <table:table-cell table:formula="of:=IF([.B880]=&quot;&quot;;[.B879];[.B880])" office:value-type="string" office:string-value="[123, 0, 0]" calcext:value-type="string">
            <text:p>[123, 0, 0]</text:p>
          </table:table-cell>
          <table:table-cell office:value-type="string" calcext:value-type="string">
            <text:p>[0.04083388883663975, 7.280230808541132e-05]</text:p>
          </table:table-cell>
          <table:table-cell table:formula="of:=IF([.C880]=0;[.C879]+1;&quot;&quot;)">
            <text:p/>
          </table:table-cell>
          <table:table-cell table:formula="of:=IF([.D879]=&quot;RedoAct&quot;;1;IF([.D879]=&quot;RedoPen&quot;;2;IF([.D8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24, 0, 0]</text:p>
          </table:table-cell>
          <table:table-cell table:formula="of:=IF([.B881]=&quot;&quot;;[.B880];[.B881])" office:value-type="string" office:string-value="[124, 0, 0]" calcext:value-type="string">
            <text:p>[124, 0, 0]</text:p>
          </table:table-cell>
          <table:table-cell office:value-type="string" calcext:value-type="string">
            <text:p>[0.04083388619602328, 4.619052385437728e-05]</text:p>
          </table:table-cell>
          <table:table-cell table:formula="of:=IF([.C881]=0;[.C880]+1;&quot;&quot;)">
            <text:p/>
          </table:table-cell>
          <table:table-cell table:formula="of:=IF([.D880]=&quot;RedoAct&quot;;1;IF([.D880]=&quot;RedoPen&quot;;2;IF([.D8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25, 0, 0]</text:p>
          </table:table-cell>
          <table:table-cell table:formula="of:=IF([.B882]=&quot;&quot;;[.B881];[.B882])" office:value-type="string" office:string-value="[125, 0, 0]" calcext:value-type="string">
            <text:p>[125, 0, 0]</text:p>
          </table:table-cell>
          <table:table-cell office:value-type="string" calcext:value-type="string">
            <text:p>[0.04083388276558845, 4.122069696503801e-05]</text:p>
          </table:table-cell>
          <table:table-cell table:formula="of:=IF([.C882]=0;[.C881]+1;&quot;&quot;)">
            <text:p/>
          </table:table-cell>
          <table:table-cell table:formula="of:=IF([.D881]=&quot;RedoAct&quot;;1;IF([.D881]=&quot;RedoPen&quot;;2;IF([.D8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26, 0, 0]</text:p>
          </table:table-cell>
          <table:table-cell table:formula="of:=IF([.B883]=&quot;&quot;;[.B882];[.B883])" office:value-type="string" office:string-value="[126, 0, 0]" calcext:value-type="string">
            <text:p>[126, 0, 0]</text:p>
          </table:table-cell>
          <table:table-cell office:value-type="string" calcext:value-type="string">
            <text:p>[0.040833879754973164, 5.0741147983950046e-05]</text:p>
          </table:table-cell>
          <table:table-cell table:formula="of:=IF([.C883]=0;[.C882]+1;&quot;&quot;)">
            <text:p/>
          </table:table-cell>
          <table:table-cell table:formula="of:=IF([.D882]=&quot;RedoAct&quot;;1;IF([.D882]=&quot;RedoPen&quot;;2;IF([.D8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27, 0, 0]</text:p>
          </table:table-cell>
          <table:table-cell table:formula="of:=IF([.B884]=&quot;&quot;;[.B883];[.B884])" office:value-type="string" office:string-value="[127, 0, 0]" calcext:value-type="string">
            <text:p>[127, 0, 0]</text:p>
          </table:table-cell>
          <table:table-cell office:value-type="string" calcext:value-type="string">
            <text:p>[0.040833877949279264, 3.650108238744708e-05]</text:p>
          </table:table-cell>
          <table:table-cell table:formula="of:=IF([.C884]=0;[.C883]+1;&quot;&quot;)">
            <text:p/>
          </table:table-cell>
          <table:table-cell table:formula="of:=IF([.D883]=&quot;RedoAct&quot;;1;IF([.D883]=&quot;RedoPen&quot;;2;IF([.D8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28, 0, 0]</text:p>
          </table:table-cell>
          <table:table-cell table:formula="of:=IF([.B885]=&quot;&quot;;[.B884];[.B885])" office:value-type="string" office:string-value="[128, 0, 0]" calcext:value-type="string">
            <text:p>[128, 0, 0]</text:p>
          </table:table-cell>
          <table:table-cell office:value-type="string" calcext:value-type="string">
            <text:p>[0.040833876661756086, 2.6735046492361302e-05]</text:p>
          </table:table-cell>
          <table:table-cell table:formula="of:=IF([.C885]=0;[.C884]+1;&quot;&quot;)">
            <text:p/>
          </table:table-cell>
          <table:table-cell table:formula="of:=IF([.D884]=&quot;RedoAct&quot;;1;IF([.D884]=&quot;RedoPen&quot;;2;IF([.D8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29, 0, 0]</text:p>
          </table:table-cell>
          <table:table-cell table:formula="of:=IF([.B886]=&quot;&quot;;[.B885];[.B886])" office:value-type="string" office:string-value="[129, 0, 0]" calcext:value-type="string">
            <text:p>[129, 0, 0]</text:p>
          </table:table-cell>
          <table:table-cell office:value-type="string" calcext:value-type="string">
            <text:p>[0.04083387504645987, 4.536025277467833e-05]</text:p>
          </table:table-cell>
          <table:table-cell table:formula="of:=IF([.C886]=0;[.C885]+1;&quot;&quot;)">
            <text:p/>
          </table:table-cell>
          <table:table-cell table:formula="of:=IF([.D885]=&quot;RedoAct&quot;;1;IF([.D885]=&quot;RedoPen&quot;;2;IF([.D8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30, 0, 0]</text:p>
          </table:table-cell>
          <table:table-cell table:formula="of:=IF([.B887]=&quot;&quot;;[.B886];[.B887])" office:value-type="string" office:string-value="[130, 0, 0]" calcext:value-type="string">
            <text:p>[130, 0, 0]</text:p>
          </table:table-cell>
          <table:table-cell office:value-type="string" calcext:value-type="string">
            <text:p>[0.04083387304425792, 5.963861764997383e-05]</text:p>
          </table:table-cell>
          <table:table-cell table:formula="of:=IF([.C887]=0;[.C886]+1;&quot;&quot;)">
            <text:p/>
          </table:table-cell>
          <table:table-cell table:formula="of:=IF([.D886]=&quot;RedoAct&quot;;1;IF([.D886]=&quot;RedoPen&quot;;2;IF([.D8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31, 0, 0]</text:p>
          </table:table-cell>
          <table:table-cell table:formula="of:=IF([.B888]=&quot;&quot;;[.B887];[.B888])" office:value-type="string" office:string-value="[131, 0, 0]" calcext:value-type="string">
            <text:p>[131, 0, 0]</text:p>
          </table:table-cell>
          <table:table-cell office:value-type="string" calcext:value-type="string">
            <text:p>[0.040833871397198046, 4.070316247271976e-05]</text:p>
          </table:table-cell>
          <table:table-cell table:formula="of:=IF([.C888]=0;[.C887]+1;&quot;&quot;)">
            <text:p/>
          </table:table-cell>
          <table:table-cell table:formula="of:=IF([.D887]=&quot;RedoAct&quot;;1;IF([.D887]=&quot;RedoPen&quot;;2;IF([.D8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32, 0, 0]</text:p>
          </table:table-cell>
          <table:table-cell table:formula="of:=IF([.B889]=&quot;&quot;;[.B888];[.B889])" office:value-type="string" office:string-value="[132, 0, 0]" calcext:value-type="string">
            <text:p>[132, 0, 0]</text:p>
          </table:table-cell>
          <table:table-cell office:value-type="string" calcext:value-type="string">
            <text:p>[0.04083387045882042, 2.0016006287768943e-05]</text:p>
          </table:table-cell>
          <table:table-cell table:formula="of:=IF([.C889]=0;[.C888]+1;&quot;&quot;)">
            <text:p/>
          </table:table-cell>
          <table:table-cell table:formula="of:=IF([.D888]=&quot;RedoAct&quot;;1;IF([.D888]=&quot;RedoPen&quot;;2;IF([.D8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33, 0, 0]</text:p>
          </table:table-cell>
          <table:table-cell table:formula="of:=IF([.B890]=&quot;&quot;;[.B889];[.B890])" office:value-type="string" office:string-value="[133, 0, 0]" calcext:value-type="string">
            <text:p>[133, 0, 0]</text:p>
          </table:table-cell>
          <table:table-cell office:value-type="string" calcext:value-type="string">
            <text:p>[0.04083386975859256, 4.489224657040703e-05]</text:p>
          </table:table-cell>
          <table:table-cell table:formula="of:=IF([.C890]=0;[.C889]+1;&quot;&quot;)">
            <text:p/>
          </table:table-cell>
          <table:table-cell table:formula="of:=IF([.D889]=&quot;RedoAct&quot;;1;IF([.D889]=&quot;RedoPen&quot;;2;IF([.D8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34, 0, 0]</text:p>
          </table:table-cell>
          <table:table-cell table:formula="of:=IF([.B891]=&quot;&quot;;[.B890];[.B891])" office:value-type="string" office:string-value="[134, 0, 0]" calcext:value-type="string">
            <text:p>[134, 0, 0]</text:p>
          </table:table-cell>
          <table:table-cell office:value-type="string" calcext:value-type="string">
            <text:p>[0.04083386877197963, 7.73414751760455e-05]</text:p>
          </table:table-cell>
          <table:table-cell table:formula="of:=IF([.C891]=0;[.C890]+1;&quot;&quot;)">
            <text:p/>
          </table:table-cell>
          <table:table-cell table:formula="of:=IF([.D890]=&quot;RedoAct&quot;;1;IF([.D890]=&quot;RedoPen&quot;;2;IF([.D89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35, 0, 0]</text:p>
          </table:table-cell>
          <table:table-cell table:formula="of:=IF([.B892]=&quot;&quot;;[.B891];[.B892])" office:value-type="string" office:string-value="[135, 0, 0]" calcext:value-type="string">
            <text:p>[135, 0, 0]</text:p>
          </table:table-cell>
          <table:table-cell office:value-type="string" calcext:value-type="string">
            <text:p>[0.040833867439793586, 9.256183621897622e-05]</text:p>
          </table:table-cell>
          <table:table-cell table:formula="of:=IF([.C892]=0;[.C891]+1;&quot;&quot;)">
            <text:p/>
          </table:table-cell>
          <table:table-cell table:formula="of:=IF([.D891]=&quot;RedoAct&quot;;1;IF([.D891]=&quot;RedoPen&quot;;2;IF([.D8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36, 0, 0]</text:p>
          </table:table-cell>
          <table:table-cell table:formula="of:=IF([.B893]=&quot;&quot;;[.B892];[.B893])" office:value-type="string" office:string-value="[136, 0, 0]" calcext:value-type="string">
            <text:p>[136, 0, 0]</text:p>
          </table:table-cell>
          <table:table-cell office:value-type="string" calcext:value-type="string">
            <text:p>[0.040833866231216175, 6.899881644975904e-05]</text:p>
          </table:table-cell>
          <table:table-cell table:formula="of:=IF([.C893]=0;[.C892]+1;&quot;&quot;)">
            <text:p/>
          </table:table-cell>
          <table:table-cell table:formula="of:=IF([.D892]=&quot;RedoAct&quot;;1;IF([.D892]=&quot;RedoPen&quot;;2;IF([.D8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37, 0, 0]</text:p>
          </table:table-cell>
          <table:table-cell table:formula="of:=IF([.B894]=&quot;&quot;;[.B893];[.B894])" office:value-type="string" office:string-value="[137, 0, 0]" calcext:value-type="string">
            <text:p>[137, 0, 0]</text:p>
          </table:table-cell>
          <table:table-cell office:value-type="string" calcext:value-type="string">
            <text:p>[0.040833865501805254, 2.7318054121294057e-05]</text:p>
          </table:table-cell>
          <table:table-cell table:formula="of:=IF([.C894]=0;[.C893]+1;&quot;&quot;)">
            <text:p/>
          </table:table-cell>
          <table:table-cell table:formula="of:=IF([.D893]=&quot;RedoAct&quot;;1;IF([.D893]=&quot;RedoPen&quot;;2;IF([.D8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38, 0, 0]</text:p>
          </table:table-cell>
          <table:table-cell table:formula="of:=IF([.B895]=&quot;&quot;;[.B894];[.B895])" office:value-type="string" office:string-value="[138, 0, 0]" calcext:value-type="string">
            <text:p>[138, 0, 0]</text:p>
          </table:table-cell>
          <table:table-cell office:value-type="string" calcext:value-type="string">
            <text:p>[0.040833864996611756, 2.358773307853167e-05]</text:p>
          </table:table-cell>
          <table:table-cell table:formula="of:=IF([.C895]=0;[.C894]+1;&quot;&quot;)">
            <text:p/>
          </table:table-cell>
          <table:table-cell table:formula="of:=IF([.D894]=&quot;RedoAct&quot;;1;IF([.D894]=&quot;RedoPen&quot;;2;IF([.D8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39, 0, 0]</text:p>
          </table:table-cell>
          <table:table-cell table:formula="of:=IF([.B896]=&quot;&quot;;[.B895];[.B896])" office:value-type="string" office:string-value="[139, 0, 0]" calcext:value-type="string">
            <text:p>[139, 0, 0]</text:p>
          </table:table-cell>
          <table:table-cell office:value-type="string" calcext:value-type="string">
            <text:p>[0.040833864377995764, 5.213067133946384e-05]</text:p>
          </table:table-cell>
          <table:table-cell table:formula="of:=IF([.C896]=0;[.C895]+1;&quot;&quot;)">
            <text:p/>
          </table:table-cell>
          <table:table-cell table:formula="of:=IF([.D895]=&quot;RedoAct&quot;;1;IF([.D895]=&quot;RedoPen&quot;;2;IF([.D8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40, 0, 0]</text:p>
          </table:table-cell>
          <table:table-cell table:formula="of:=IF([.B897]=&quot;&quot;;[.B896];[.B897])" office:value-type="string" office:string-value="[140, 0, 0]" calcext:value-type="string">
            <text:p>[140, 0, 0]</text:p>
          </table:table-cell>
          <table:table-cell office:value-type="string" calcext:value-type="string">
            <text:p>[0.04083386362795229, 6.489260405455193e-05]</text:p>
          </table:table-cell>
          <table:table-cell table:formula="of:=IF([.C897]=0;[.C896]+1;&quot;&quot;)">
            <text:p/>
          </table:table-cell>
          <table:table-cell table:formula="of:=IF([.D896]=&quot;RedoAct&quot;;1;IF([.D896]=&quot;RedoPen&quot;;2;IF([.D8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41, 0, 0]</text:p>
          </table:table-cell>
          <table:table-cell table:formula="of:=IF([.B898]=&quot;&quot;;[.B897];[.B898])" office:value-type="string" office:string-value="[141, 0, 0]" calcext:value-type="string">
            <text:p>[141, 0, 0]</text:p>
          </table:table-cell>
          <table:table-cell office:value-type="string" calcext:value-type="string">
            <text:p>[0.04083386302258945, 4.623406685200115e-05]</text:p>
          </table:table-cell>
          <table:table-cell table:formula="of:=IF([.C898]=0;[.C897]+1;&quot;&quot;)">
            <text:p/>
          </table:table-cell>
          <table:table-cell table:formula="of:=IF([.D897]=&quot;RedoAct&quot;;1;IF([.D897]=&quot;RedoPen&quot;;2;IF([.D8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42, 0, 0]</text:p>
          </table:table-cell>
          <table:table-cell table:formula="of:=IF([.B899]=&quot;&quot;;[.B898];[.B899])" office:value-type="string" office:string-value="[142, 0, 0]" calcext:value-type="string">
            <text:p>[142, 0, 0]</text:p>
          </table:table-cell>
          <table:table-cell office:value-type="string" calcext:value-type="string">
            <text:p>[0.04083386266159039, 1.7629085090728903e-05]</text:p>
          </table:table-cell>
          <table:table-cell table:formula="of:=IF([.C899]=0;[.C898]+1;&quot;&quot;)">
            <text:p/>
          </table:table-cell>
          <table:table-cell table:formula="of:=IF([.D898]=&quot;RedoAct&quot;;1;IF([.D898]=&quot;RedoPen&quot;;2;IF([.D8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43, 0, 0]</text:p>
          </table:table-cell>
          <table:table-cell table:formula="of:=IF([.B900]=&quot;&quot;;[.B899];[.B900])" office:value-type="string" office:string-value="[143, 0, 0]" calcext:value-type="string">
            <text:p>[143, 0, 0]</text:p>
          </table:table-cell>
          <table:table-cell office:value-type="string" calcext:value-type="string">
            <text:p>[0.040833862358308125, 2.0188045810967105e-05]</text:p>
          </table:table-cell>
          <table:table-cell table:formula="of:=IF([.C900]=0;[.C899]+1;&quot;&quot;)">
            <text:p/>
          </table:table-cell>
          <table:table-cell table:formula="of:=IF([.D899]=&quot;RedoAct&quot;;1;IF([.D899]=&quot;RedoPen&quot;;2;IF([.D8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44, 0, 0]</text:p>
          </table:table-cell>
          <table:table-cell table:formula="of:=IF([.B901]=&quot;&quot;;[.B900];[.B901])" office:value-type="string" office:string-value="[144, 0, 0]" calcext:value-type="string">
            <text:p>[144, 0, 0]</text:p>
          </table:table-cell>
          <table:table-cell office:value-type="string" calcext:value-type="string">
            <text:p>[0.04083386191424654, 4.297999058403691e-05]</text:p>
          </table:table-cell>
          <table:table-cell table:formula="of:=IF([.C901]=0;[.C900]+1;&quot;&quot;)">
            <text:p/>
          </table:table-cell>
          <table:table-cell table:formula="of:=IF([.D900]=&quot;RedoAct&quot;;1;IF([.D900]=&quot;RedoPen&quot;;2;IF([.D9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45, 0, 0]</text:p>
          </table:table-cell>
          <table:table-cell table:formula="of:=IF([.B902]=&quot;&quot;;[.B901];[.B902])" office:value-type="string" office:string-value="[145, 0, 0]" calcext:value-type="string">
            <text:p>[145, 0, 0]</text:p>
          </table:table-cell>
          <table:table-cell office:value-type="string" calcext:value-type="string">
            <text:p>[0.04083386132345899, 5.140454168820275e-05]</text:p>
          </table:table-cell>
          <table:table-cell table:formula="of:=IF([.C902]=0;[.C901]+1;&quot;&quot;)">
            <text:p/>
          </table:table-cell>
          <table:table-cell table:formula="of:=IF([.D901]=&quot;RedoAct&quot;;1;IF([.D901]=&quot;RedoPen&quot;;2;IF([.D9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46, 0, 0]</text:p>
          </table:table-cell>
          <table:table-cell table:formula="of:=IF([.B903]=&quot;&quot;;[.B902];[.B903])" office:value-type="string" office:string-value="[146, 0, 0]" calcext:value-type="string">
            <text:p>[146, 0, 0]</text:p>
          </table:table-cell>
          <table:table-cell office:value-type="string" calcext:value-type="string">
            <text:p>[0.040833860767941696, 3.2994737829151085e-05]</text:p>
          </table:table-cell>
          <table:table-cell table:formula="of:=IF([.C903]=0;[.C902]+1;&quot;&quot;)">
            <text:p/>
          </table:table-cell>
          <table:table-cell table:formula="of:=IF([.D902]=&quot;RedoAct&quot;;1;IF([.D902]=&quot;RedoPen&quot;;2;IF([.D9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47, 0, 0]</text:p>
          </table:table-cell>
          <table:table-cell table:formula="of:=IF([.B904]=&quot;&quot;;[.B903];[.B904])" office:value-type="string" office:string-value="[147, 0, 0]" calcext:value-type="string">
            <text:p>[147, 0, 0]</text:p>
          </table:table-cell>
          <table:table-cell office:value-type="string" calcext:value-type="string">
            <text:p>[0.04083386037049917, 1.4048074564094613e-05]</text:p>
          </table:table-cell>
          <table:table-cell table:formula="of:=IF([.C904]=0;[.C903]+1;&quot;&quot;)">
            <text:p/>
          </table:table-cell>
          <table:table-cell table:formula="of:=IF([.D903]=&quot;RedoAct&quot;;1;IF([.D903]=&quot;RedoPen&quot;;2;IF([.D9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48, 0, 0]</text:p>
          </table:table-cell>
          <table:table-cell table:formula="of:=IF([.B905]=&quot;&quot;;[.B904];[.B905])" office:value-type="string" office:string-value="[148, 0, 0]" calcext:value-type="string">
            <text:p>[148, 0, 0]</text:p>
          </table:table-cell>
          <table:table-cell office:value-type="string" calcext:value-type="string">
            <text:p>[0.04083386002329385, 3.413466496072044e-05]</text:p>
          </table:table-cell>
          <table:table-cell table:formula="of:=IF([.C905]=0;[.C904]+1;&quot;&quot;)">
            <text:p/>
          </table:table-cell>
          <table:table-cell table:formula="of:=IF([.D904]=&quot;RedoAct&quot;;1;IF([.D904]=&quot;RedoPen&quot;;2;IF([.D9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49, 0, 0]</text:p>
          </table:table-cell>
          <table:table-cell table:formula="of:=IF([.B906]=&quot;&quot;;[.B905];[.B906])" office:value-type="string" office:string-value="[149, 0, 0]" calcext:value-type="string">
            <text:p>[149, 0, 0]</text:p>
          </table:table-cell>
          <table:table-cell office:value-type="string" calcext:value-type="string">
            <text:p>[0.04083385959266709, 5.166878443422637e-05]</text:p>
          </table:table-cell>
          <table:table-cell table:formula="of:=IF([.C906]=0;[.C905]+1;&quot;&quot;)">
            <text:p/>
          </table:table-cell>
          <table:table-cell table:formula="of:=IF([.D905]=&quot;RedoAct&quot;;1;IF([.D905]=&quot;RedoPen&quot;;2;IF([.D9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50, 0, 0]</text:p>
          </table:table-cell>
          <table:table-cell table:formula="of:=IF([.B907]=&quot;&quot;;[.B906];[.B907])" office:value-type="string" office:string-value="[150, 0, 0]" calcext:value-type="string">
            <text:p>[150, 0, 0]</text:p>
          </table:table-cell>
          <table:table-cell office:value-type="string" calcext:value-type="string">
            <text:p>[0.040833859122037346, 4.699473692462037e-05]</text:p>
          </table:table-cell>
          <table:table-cell table:formula="of:=IF([.C907]=0;[.C906]+1;&quot;&quot;)">
            <text:p/>
          </table:table-cell>
          <table:table-cell table:formula="of:=IF([.D906]=&quot;RedoAct&quot;;1;IF([.D906]=&quot;RedoPen&quot;;2;IF([.D9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51, 0, 0]</text:p>
          </table:table-cell>
          <table:table-cell table:formula="of:=IF([.B908]=&quot;&quot;;[.B907];[.B908])" office:value-type="string" office:string-value="[151, 0, 0]" calcext:value-type="string">
            <text:p>[151, 0, 0]</text:p>
          </table:table-cell>
          <table:table-cell office:value-type="string" calcext:value-type="string">
            <text:p>[0.040833858759701074, 2.1085435655399074e-05]</text:p>
          </table:table-cell>
          <table:table-cell table:formula="of:=IF([.C908]=0;[.C907]+1;&quot;&quot;)">
            <text:p/>
          </table:table-cell>
          <table:table-cell table:formula="of:=IF([.D907]=&quot;RedoAct&quot;;1;IF([.D907]=&quot;RedoPen&quot;;2;IF([.D9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52, 0, 0]</text:p>
          </table:table-cell>
          <table:table-cell table:formula="of:=IF([.B909]=&quot;&quot;;[.B908];[.B909])" office:value-type="string" office:string-value="[152, 0, 0]" calcext:value-type="string">
            <text:p>[152, 0, 0]</text:p>
          </table:table-cell>
          <table:table-cell office:value-type="string" calcext:value-type="string">
            <text:p>[0.04083385850900112, 1.7118140395843315e-05]</text:p>
          </table:table-cell>
          <table:table-cell table:formula="of:=IF([.C909]=0;[.C908]+1;&quot;&quot;)">
            <text:p/>
          </table:table-cell>
          <table:table-cell table:formula="of:=IF([.D908]=&quot;RedoAct&quot;;1;IF([.D908]=&quot;RedoPen&quot;;2;IF([.D9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53, 0, 0]</text:p>
          </table:table-cell>
          <table:table-cell table:formula="of:=IF([.B910]=&quot;&quot;;[.B909];[.B910])" office:value-type="string" office:string-value="[153, 0, 0]" calcext:value-type="string">
            <text:p>[153, 0, 0]</text:p>
          </table:table-cell>
          <table:table-cell office:value-type="string" calcext:value-type="string">
            <text:p>[0.0408338582457747, 3.9574765554240976e-05]</text:p>
          </table:table-cell>
          <table:table-cell table:formula="of:=IF([.C910]=0;[.C909]+1;&quot;&quot;)">
            <text:p/>
          </table:table-cell>
          <table:table-cell table:formula="of:=IF([.D909]=&quot;RedoAct&quot;;1;IF([.D909]=&quot;RedoPen&quot;;2;IF([.D9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54, 0, 0]</text:p>
          </table:table-cell>
          <table:table-cell table:formula="of:=IF([.B911]=&quot;&quot;;[.B910];[.B911])" office:value-type="string" office:string-value="[154, 0, 0]" calcext:value-type="string">
            <text:p>[154, 0, 0]</text:p>
          </table:table-cell>
          <table:table-cell office:value-type="string" calcext:value-type="string">
            <text:p>[0.040833857886354595, 5.4749896465465324e-05]</text:p>
          </table:table-cell>
          <table:table-cell table:formula="of:=IF([.C911]=0;[.C910]+1;&quot;&quot;)">
            <text:p/>
          </table:table-cell>
          <table:table-cell table:formula="of:=IF([.D910]=&quot;RedoAct&quot;;1;IF([.D910]=&quot;RedoPen&quot;;2;IF([.D9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55, 0, 0]</text:p>
          </table:table-cell>
          <table:table-cell table:formula="of:=IF([.B912]=&quot;&quot;;[.B911];[.B912])" office:value-type="string" office:string-value="[155, 0, 0]" calcext:value-type="string">
            <text:p>[155, 0, 0]</text:p>
          </table:table-cell>
          <table:table-cell office:value-type="string" calcext:value-type="string">
            <text:p>[0.0408338575028143, 4.759675270505469e-05]</text:p>
          </table:table-cell>
          <table:table-cell table:formula="of:=IF([.C912]=0;[.C911]+1;&quot;&quot;)">
            <text:p/>
          </table:table-cell>
          <table:table-cell table:formula="of:=IF([.D911]=&quot;RedoAct&quot;;1;IF([.D911]=&quot;RedoPen&quot;;2;IF([.D9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56, 0, 0]</text:p>
          </table:table-cell>
          <table:table-cell table:formula="of:=IF([.B913]=&quot;&quot;;[.B912];[.B913])" office:value-type="string" office:string-value="[156, 0, 0]" calcext:value-type="string">
            <text:p>[156, 0, 0]</text:p>
          </table:table-cell>
          <table:table-cell office:value-type="string" calcext:value-type="string">
            <text:p>[0.040833857210449874, 2.2348758686568387e-05]</text:p>
          </table:table-cell>
          <table:table-cell table:formula="of:=IF([.C913]=0;[.C912]+1;&quot;&quot;)">
            <text:p/>
          </table:table-cell>
          <table:table-cell table:formula="of:=IF([.D912]=&quot;RedoAct&quot;;1;IF([.D912]=&quot;RedoPen&quot;;2;IF([.D9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57, 0, 0]</text:p>
          </table:table-cell>
          <table:table-cell table:formula="of:=IF([.B914]=&quot;&quot;;[.B913];[.B914])" office:value-type="string" office:string-value="[157, 0, 0]" calcext:value-type="string">
            <text:p>[157, 0, 0]</text:p>
          </table:table-cell>
          <table:table-cell office:value-type="string" calcext:value-type="string">
            <text:p>[0.040833856987321906, 1.3880379495822595e-05]</text:p>
          </table:table-cell>
          <table:table-cell table:formula="of:=IF([.C914]=0;[.C913]+1;&quot;&quot;)">
            <text:p/>
          </table:table-cell>
          <table:table-cell table:formula="of:=IF([.D913]=&quot;RedoAct&quot;;1;IF([.D913]=&quot;RedoPen&quot;;2;IF([.D9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58, 0, 0]</text:p>
          </table:table-cell>
          <table:table-cell table:formula="of:=IF([.B915]=&quot;&quot;;[.B914];[.B915])" office:value-type="string" office:string-value="[158, 0, 0]" calcext:value-type="string">
            <text:p>[158, 0, 0]</text:p>
          </table:table-cell>
          <table:table-cell office:value-type="string" calcext:value-type="string">
            <text:p>[0.04083385672112772, 3.489937750528539e-05]</text:p>
          </table:table-cell>
          <table:table-cell table:formula="of:=IF([.C915]=0;[.C914]+1;&quot;&quot;)">
            <text:p/>
          </table:table-cell>
          <table:table-cell table:formula="of:=IF([.D914]=&quot;RedoAct&quot;;1;IF([.D914]=&quot;RedoPen&quot;;2;IF([.D9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59, 0, 0]</text:p>
          </table:table-cell>
          <table:table-cell table:formula="of:=IF([.B916]=&quot;&quot;;[.B915];[.B916])" office:value-type="string" office:string-value="[159, 0, 0]" calcext:value-type="string">
            <text:p>[159, 0, 0]</text:p>
          </table:table-cell>
          <table:table-cell office:value-type="string" calcext:value-type="string">
            <text:p>[0.04083385635824355, 4.861767214320317e-05]</text:p>
          </table:table-cell>
          <table:table-cell table:formula="of:=IF([.C916]=0;[.C915]+1;&quot;&quot;)">
            <text:p/>
          </table:table-cell>
          <table:table-cell table:formula="of:=IF([.D915]=&quot;RedoAct&quot;;1;IF([.D915]=&quot;RedoPen&quot;;2;IF([.D9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60, 0, 0]</text:p>
          </table:table-cell>
          <table:table-cell table:formula="of:=IF([.B917]=&quot;&quot;;[.B916];[.B917])" office:value-type="string" office:string-value="[160, 0, 0]" calcext:value-type="string">
            <text:p>[160, 0, 0]</text:p>
          </table:table-cell>
          <table:table-cell office:value-type="string" calcext:value-type="string">
            <text:p>[0.04083385599214785, 3.9539296746718976e-05]</text:p>
          </table:table-cell>
          <table:table-cell table:formula="of:=IF([.C917]=0;[.C916]+1;&quot;&quot;)">
            <text:p/>
          </table:table-cell>
          <table:table-cell table:formula="of:=IF([.D916]=&quot;RedoAct&quot;;1;IF([.D916]=&quot;RedoPen&quot;;2;IF([.D9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61, 0, 0]</text:p>
          </table:table-cell>
          <table:table-cell table:formula="of:=IF([.B918]=&quot;&quot;;[.B917];[.B918])" office:value-type="string" office:string-value="[161, 0, 0]" calcext:value-type="string">
            <text:p>[161, 0, 0]</text:p>
          </table:table-cell>
          <table:table-cell office:value-type="string" calcext:value-type="string">
            <text:p>[0.040833855730639704, 1.583855715394462e-05]</text:p>
          </table:table-cell>
          <table:table-cell table:formula="of:=IF([.C918]=0;[.C917]+1;&quot;&quot;)">
            <text:p/>
          </table:table-cell>
          <table:table-cell table:formula="of:=IF([.D917]=&quot;RedoAct&quot;;1;IF([.D917]=&quot;RedoPen&quot;;2;IF([.D9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62, 0, 0]</text:p>
          </table:table-cell>
          <table:table-cell table:formula="of:=IF([.B919]=&quot;&quot;;[.B918];[.B919])" office:value-type="string" office:string-value="[162, 0, 0]" calcext:value-type="string">
            <text:p>[162, 0, 0]</text:p>
          </table:table-cell>
          <table:table-cell office:value-type="string" calcext:value-type="string">
            <text:p>[0.040833855530596284, 1.6852719126144105e-05]</text:p>
          </table:table-cell>
          <table:table-cell table:formula="of:=IF([.C919]=0;[.C918]+1;&quot;&quot;)">
            <text:p/>
          </table:table-cell>
          <table:table-cell table:formula="of:=IF([.D918]=&quot;RedoAct&quot;;1;IF([.D918]=&quot;RedoPen&quot;;2;IF([.D9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63, 0, 0]</text:p>
          </table:table-cell>
          <table:table-cell table:formula="of:=IF([.B920]=&quot;&quot;;[.B919];[.B920])" office:value-type="string" office:string-value="[163, 0, 0]" calcext:value-type="string">
            <text:p>[163, 0, 0]</text:p>
          </table:table-cell>
          <table:table-cell office:value-type="string" calcext:value-type="string">
            <text:p>[0.04083385528234783, 3.558269670180877e-05]</text:p>
          </table:table-cell>
          <table:table-cell table:formula="of:=IF([.C920]=0;[.C919]+1;&quot;&quot;)">
            <text:p/>
          </table:table-cell>
          <table:table-cell table:formula="of:=IF([.D919]=&quot;RedoAct&quot;;1;IF([.D919]=&quot;RedoPen&quot;;2;IF([.D9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64, 0, 0]</text:p>
          </table:table-cell>
          <table:table-cell table:formula="of:=IF([.B921]=&quot;&quot;;[.B920];[.B921])" office:value-type="string" office:string-value="[164, 0, 0]" calcext:value-type="string">
            <text:p>[164, 0, 0]</text:p>
          </table:table-cell>
          <table:table-cell office:value-type="string" calcext:value-type="string">
            <text:p>[0.04083385495151758, 4.3354847327912714e-05]</text:p>
          </table:table-cell>
          <table:table-cell table:formula="of:=IF([.C921]=0;[.C920]+1;&quot;&quot;)">
            <text:p/>
          </table:table-cell>
          <table:table-cell table:formula="of:=IF([.D920]=&quot;RedoAct&quot;;1;IF([.D920]=&quot;RedoPen&quot;;2;IF([.D9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65, 0, 0]</text:p>
          </table:table-cell>
          <table:table-cell table:formula="of:=IF([.B922]=&quot;&quot;;[.B921];[.B922])" office:value-type="string" office:string-value="[165, 0, 0]" calcext:value-type="string">
            <text:p>[165, 0, 0]</text:p>
          </table:table-cell>
          <table:table-cell office:value-type="string" calcext:value-type="string">
            <text:p>[0.04083385463555313, 2.8854306058379136e-05]</text:p>
          </table:table-cell>
          <table:table-cell table:formula="of:=IF([.C922]=0;[.C921]+1;&quot;&quot;)">
            <text:p/>
          </table:table-cell>
          <table:table-cell table:formula="of:=IF([.D921]=&quot;RedoAct&quot;;1;IF([.D921]=&quot;RedoPen&quot;;2;IF([.D9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66, 0, 0]</text:p>
          </table:table-cell>
          <table:table-cell table:formula="of:=IF([.B923]=&quot;&quot;;[.B922];[.B923])" office:value-type="string" office:string-value="[166, 0, 0]" calcext:value-type="string">
            <text:p>[166, 0, 0]</text:p>
          </table:table-cell>
          <table:table-cell office:value-type="string" calcext:value-type="string">
            <text:p>[0.04083385441672186, 9.896856442438103e-06]</text:p>
          </table:table-cell>
          <table:table-cell table:formula="of:=IF([.C923]=0;[.C922]+1;&quot;&quot;)">
            <text:p/>
          </table:table-cell>
          <table:table-cell table:formula="of:=IF([.D922]=&quot;RedoAct&quot;;1;IF([.D922]=&quot;RedoPen&quot;;2;IF([.D9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67, 0, 0]</text:p>
          </table:table-cell>
          <table:table-cell table:formula="of:=IF([.B924]=&quot;&quot;;[.B923];[.B924])" office:value-type="string" office:string-value="[167, 0, 0]" calcext:value-type="string">
            <text:p>[167, 0, 0]</text:p>
          </table:table-cell>
          <table:table-cell office:value-type="string" calcext:value-type="string">
            <text:p>[0.040833854237875784, 2.6100941443069072e-05]</text:p>
          </table:table-cell>
          <table:table-cell table:formula="of:=IF([.C924]=0;[.C923]+1;&quot;&quot;)">
            <text:p/>
          </table:table-cell>
          <table:table-cell table:formula="of:=IF([.D923]=&quot;RedoAct&quot;;1;IF([.D923]=&quot;RedoPen&quot;;2;IF([.D9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68, 0, 0]</text:p>
          </table:table-cell>
          <table:table-cell table:formula="of:=IF([.B925]=&quot;&quot;;[.B924];[.B925])" office:value-type="string" office:string-value="[168, 0, 0]" calcext:value-type="string">
            <text:p>[168, 0, 0]</text:p>
          </table:table-cell>
          <table:table-cell office:value-type="string" calcext:value-type="string">
            <text:p>[0.040833853997288706, 4.5100105869466065e-05]</text:p>
          </table:table-cell>
          <table:table-cell table:formula="of:=IF([.C925]=0;[.C924]+1;&quot;&quot;)">
            <text:p/>
          </table:table-cell>
          <table:table-cell table:formula="of:=IF([.D924]=&quot;RedoAct&quot;;1;IF([.D924]=&quot;RedoPen&quot;;2;IF([.D9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69, 0, 0]</text:p>
          </table:table-cell>
          <table:table-cell table:formula="of:=IF([.B926]=&quot;&quot;;[.B925];[.B926])" office:value-type="string" office:string-value="[169, 0, 0]" calcext:value-type="string">
            <text:p>[169, 0, 0]</text:p>
          </table:table-cell>
          <table:table-cell office:value-type="string" calcext:value-type="string">
            <text:p>[0.040833853676935525, 5.0954339252567906e-05]</text:p>
          </table:table-cell>
          <table:table-cell table:formula="of:=IF([.C926]=0;[.C925]+1;&quot;&quot;)">
            <text:p/>
          </table:table-cell>
          <table:table-cell table:formula="of:=IF([.D925]=&quot;RedoAct&quot;;1;IF([.D925]=&quot;RedoPen&quot;;2;IF([.D9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70, 0, 0]</text:p>
          </table:table-cell>
          <table:table-cell table:formula="of:=IF([.B927]=&quot;&quot;;[.B926];[.B927])" office:value-type="string" office:string-value="[170, 0, 0]" calcext:value-type="string">
            <text:p>[170, 0, 0]</text:p>
          </table:table-cell>
          <table:table-cell office:value-type="string" calcext:value-type="string">
            <text:p>[0.04083385338487896, 3.377040966392837e-05]</text:p>
          </table:table-cell>
          <table:table-cell table:formula="of:=IF([.C927]=0;[.C926]+1;&quot;&quot;)">
            <text:p/>
          </table:table-cell>
          <table:table-cell table:formula="of:=IF([.D926]=&quot;RedoAct&quot;;1;IF([.D926]=&quot;RedoPen&quot;;2;IF([.D9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71, 0, 0]</text:p>
          </table:table-cell>
          <table:table-cell table:formula="of:=IF([.B928]=&quot;&quot;;[.B927];[.B928])" office:value-type="string" office:string-value="[171, 0, 0]" calcext:value-type="string">
            <text:p>[171, 0, 0]</text:p>
          </table:table-cell>
          <table:table-cell office:value-type="string" calcext:value-type="string">
            <text:p>[0.04083385320037011, 1.0176387617175037e-05]</text:p>
          </table:table-cell>
          <table:table-cell table:formula="of:=IF([.C928]=0;[.C927]+1;&quot;&quot;)">
            <text:p/>
          </table:table-cell>
          <table:table-cell table:formula="of:=IF([.D927]=&quot;RedoAct&quot;;1;IF([.D927]=&quot;RedoPen&quot;;2;IF([.D9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72, 0, 0]</text:p>
          </table:table-cell>
          <table:table-cell table:formula="of:=IF([.B929]=&quot;&quot;;[.B928];[.B929])" office:value-type="string" office:string-value="[172, 0, 0]" calcext:value-type="string">
            <text:p>[172, 0, 0]</text:p>
          </table:table-cell>
          <table:table-cell office:value-type="string" calcext:value-type="string">
            <text:p>[0.04083385306006644, 1.9413350198168528e-05]</text:p>
          </table:table-cell>
          <table:table-cell table:formula="of:=IF([.C929]=0;[.C928]+1;&quot;&quot;)">
            <text:p/>
          </table:table-cell>
          <table:table-cell table:formula="of:=IF([.D928]=&quot;RedoAct&quot;;1;IF([.D928]=&quot;RedoPen&quot;;2;IF([.D9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73, 0, 0]</text:p>
          </table:table-cell>
          <table:table-cell table:formula="of:=IF([.B930]=&quot;&quot;;[.B929];[.B930])" office:value-type="string" office:string-value="[173, 0, 0]" calcext:value-type="string">
            <text:p>[173, 0, 0]</text:p>
          </table:table-cell>
          <table:table-cell office:value-type="string" calcext:value-type="string">
            <text:p>[0.04083385287209715, 3.694424933739629e-05]</text:p>
          </table:table-cell>
          <table:table-cell table:formula="of:=IF([.C930]=0;[.C929]+1;&quot;&quot;)">
            <text:p/>
          </table:table-cell>
          <table:table-cell table:formula="of:=IF([.D929]=&quot;RedoAct&quot;;1;IF([.D929]=&quot;RedoPen&quot;;2;IF([.D9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74, 0, 0]</text:p>
          </table:table-cell>
          <table:table-cell table:formula="of:=IF([.B931]=&quot;&quot;;[.B930];[.B931])" office:value-type="string" office:string-value="[174, 0, 0]" calcext:value-type="string">
            <text:p>[174, 0, 0]</text:p>
          </table:table-cell>
          <table:table-cell office:value-type="string" calcext:value-type="string">
            <text:p>[0.040833852625932164, 4.321267544408359e-05]</text:p>
          </table:table-cell>
          <table:table-cell table:formula="of:=IF([.C931]=0;[.C930]+1;&quot;&quot;)">
            <text:p/>
          </table:table-cell>
          <table:table-cell table:formula="of:=IF([.D930]=&quot;RedoAct&quot;;1;IF([.D930]=&quot;RedoPen&quot;;2;IF([.D9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75, 0, 0]</text:p>
          </table:table-cell>
          <table:table-cell table:formula="of:=IF([.B932]=&quot;&quot;;[.B931];[.B932])" office:value-type="string" office:string-value="[175, 0, 0]" calcext:value-type="string">
            <text:p>[175, 0, 0]</text:p>
          </table:table-cell>
          <table:table-cell office:value-type="string" calcext:value-type="string">
            <text:p>[0.04083385241256262, 2.9234539913660928e-05]</text:p>
          </table:table-cell>
          <table:table-cell table:formula="of:=IF([.C932]=0;[.C931]+1;&quot;&quot;)">
            <text:p/>
          </table:table-cell>
          <table:table-cell table:formula="of:=IF([.D931]=&quot;RedoAct&quot;;1;IF([.D931]=&quot;RedoPen&quot;;2;IF([.D9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76, 0, 0]</text:p>
          </table:table-cell>
          <table:table-cell table:formula="of:=IF([.B933]=&quot;&quot;;[.B932];[.B933])" office:value-type="string" office:string-value="[176, 0, 0]" calcext:value-type="string">
            <text:p>[176, 0, 0]</text:p>
          </table:table-cell>
          <table:table-cell office:value-type="string" calcext:value-type="string">
            <text:p>[0.04083385228719458, 9.346793641427852e-06]</text:p>
          </table:table-cell>
          <table:table-cell table:formula="of:=IF([.C933]=0;[.C932]+1;&quot;&quot;)">
            <text:p/>
          </table:table-cell>
          <table:table-cell table:formula="of:=IF([.D932]=&quot;RedoAct&quot;;1;IF([.D932]=&quot;RedoPen&quot;;2;IF([.D9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77, 0, 0]</text:p>
          </table:table-cell>
          <table:table-cell table:formula="of:=IF([.B934]=&quot;&quot;;[.B933];[.B934])" office:value-type="string" office:string-value="[177, 0, 0]" calcext:value-type="string">
            <text:p>[177, 0, 0]</text:p>
          </table:table-cell>
          <table:table-cell office:value-type="string" calcext:value-type="string">
            <text:p>[0.040833852193557695, 1.3815586029800427e-05]</text:p>
          </table:table-cell>
          <table:table-cell table:formula="of:=IF([.C934]=0;[.C933]+1;&quot;&quot;)">
            <text:p/>
          </table:table-cell>
          <table:table-cell table:formula="of:=IF([.D933]=&quot;RedoAct&quot;;1;IF([.D933]=&quot;RedoPen&quot;;2;IF([.D9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78, 0, 0]</text:p>
          </table:table-cell>
          <table:table-cell table:formula="of:=IF([.B935]=&quot;&quot;;[.B934];[.B935])" office:value-type="string" office:string-value="[178, 0, 0]" calcext:value-type="string">
            <text:p>[178, 0, 0]</text:p>
          </table:table-cell>
          <table:table-cell office:value-type="string" calcext:value-type="string">
            <text:p>[0.040833852059571615, 2.866473720783569e-05]</text:p>
          </table:table-cell>
          <table:table-cell table:formula="of:=IF([.C935]=0;[.C934]+1;&quot;&quot;)">
            <text:p/>
          </table:table-cell>
          <table:table-cell table:formula="of:=IF([.D934]=&quot;RedoAct&quot;;1;IF([.D934]=&quot;RedoPen&quot;;2;IF([.D9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79, 0, 0]</text:p>
          </table:table-cell>
          <table:table-cell table:formula="of:=IF([.B936]=&quot;&quot;;[.B935];[.B936])" office:value-type="string" office:string-value="[179, 0, 0]" calcext:value-type="string">
            <text:p>[179, 0, 0]</text:p>
          </table:table-cell>
          <table:table-cell office:value-type="string" calcext:value-type="string">
            <text:p>[0.04083385187247774, 3.5671048026242344e-05]</text:p>
          </table:table-cell>
          <table:table-cell table:formula="of:=IF([.C936]=0;[.C935]+1;&quot;&quot;)">
            <text:p/>
          </table:table-cell>
          <table:table-cell table:formula="of:=IF([.D935]=&quot;RedoAct&quot;;1;IF([.D935]=&quot;RedoPen&quot;;2;IF([.D9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80, 0, 0]</text:p>
          </table:table-cell>
          <table:table-cell table:formula="of:=IF([.B937]=&quot;&quot;;[.B936];[.B937])" office:value-type="string" office:string-value="[180, 0, 0]" calcext:value-type="string">
            <text:p>[180, 0, 0]</text:p>
          </table:table-cell>
          <table:table-cell office:value-type="string" calcext:value-type="string">
            <text:p>[0.04083385170120917, 2.527139471797757e-05]</text:p>
          </table:table-cell>
          <table:table-cell table:formula="of:=IF([.C937]=0;[.C936]+1;&quot;&quot;)">
            <text:p/>
          </table:table-cell>
          <table:table-cell table:formula="of:=IF([.D936]=&quot;RedoAct&quot;;1;IF([.D936]=&quot;RedoPen&quot;;2;IF([.D9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81, 0, 0]</text:p>
          </table:table-cell>
          <table:table-cell table:formula="of:=IF([.B938]=&quot;&quot;;[.B937];[.B938])" office:value-type="string" office:string-value="[181, 0, 0]" calcext:value-type="string">
            <text:p>[181, 0, 0]</text:p>
          </table:table-cell>
          <table:table-cell office:value-type="string" calcext:value-type="string">
            <text:p>[0.040833851604468056, 7.957273387832987e-06]</text:p>
          </table:table-cell>
          <table:table-cell table:formula="of:=IF([.C938]=0;[.C937]+1;&quot;&quot;)">
            <text:p/>
          </table:table-cell>
          <table:table-cell table:formula="of:=IF([.D937]=&quot;RedoAct&quot;;1;IF([.D937]=&quot;RedoPen&quot;;2;IF([.D9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82, 0, 0]</text:p>
          </table:table-cell>
          <table:table-cell table:formula="of:=IF([.B939]=&quot;&quot;;[.B938];[.B939])" office:value-type="string" office:string-value="[182, 0, 0]" calcext:value-type="string">
            <text:p>[182, 0, 0]</text:p>
          </table:table-cell>
          <table:table-cell office:value-type="string" calcext:value-type="string">
            <text:p>[0.040833851545619526, 1.0419718143042418e-05]</text:p>
          </table:table-cell>
          <table:table-cell table:formula="of:=IF([.C939]=0;[.C938]+1;&quot;&quot;)">
            <text:p/>
          </table:table-cell>
          <table:table-cell table:formula="of:=IF([.D938]=&quot;RedoAct&quot;;1;IF([.D938]=&quot;RedoPen&quot;;2;IF([.D9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83, 0, 0]</text:p>
          </table:table-cell>
          <table:table-cell table:formula="of:=IF([.B940]=&quot;&quot;;[.B939];[.B940])" office:value-type="string" office:string-value="[183, 0, 0]" calcext:value-type="string">
            <text:p>[183, 0, 0]</text:p>
          </table:table-cell>
          <table:table-cell office:value-type="string" calcext:value-type="string">
            <text:p>[0.040833851473272606, 2.0458129686228204e-05]</text:p>
          </table:table-cell>
          <table:table-cell table:formula="of:=IF([.C940]=0;[.C939]+1;&quot;&quot;)">
            <text:p/>
          </table:table-cell>
          <table:table-cell table:formula="of:=IF([.D939]=&quot;RedoAct&quot;;1;IF([.D939]=&quot;RedoPen&quot;;2;IF([.D9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84, 0, 0]</text:p>
          </table:table-cell>
          <table:table-cell table:formula="of:=IF([.B941]=&quot;&quot;;[.B940];[.B941])" office:value-type="string" office:string-value="[184, 0, 0]" calcext:value-type="string">
            <text:p>[184, 0, 0]</text:p>
          </table:table-cell>
          <table:table-cell office:value-type="string" calcext:value-type="string">
            <text:p>[0.04083385137444467, 2.4395000057062458e-05]</text:p>
          </table:table-cell>
          <table:table-cell table:formula="of:=IF([.C941]=0;[.C940]+1;&quot;&quot;)">
            <text:p/>
          </table:table-cell>
          <table:table-cell table:formula="of:=IF([.D940]=&quot;RedoAct&quot;;1;IF([.D940]=&quot;RedoPen&quot;;2;IF([.D9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85, 0, 0]</text:p>
          </table:table-cell>
          <table:table-cell table:formula="of:=IF([.B942]=&quot;&quot;;[.B941];[.B942])" office:value-type="string" office:string-value="[185, 0, 0]" calcext:value-type="string">
            <text:p>[185, 0, 0]</text:p>
          </table:table-cell>
          <table:table-cell office:value-type="string" calcext:value-type="string">
            <text:p>[0.04083385128489138, 1.6167115595350677e-05]</text:p>
          </table:table-cell>
          <table:table-cell table:formula="of:=IF([.C942]=0;[.C941]+1;&quot;&quot;)">
            <text:p/>
          </table:table-cell>
          <table:table-cell table:formula="of:=IF([.D941]=&quot;RedoAct&quot;;1;IF([.D941]=&quot;RedoPen&quot;;2;IF([.D9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86, 0, 0]</text:p>
          </table:table-cell>
          <table:table-cell table:formula="of:=IF([.B943]=&quot;&quot;;[.B942];[.B943])" office:value-type="string" office:string-value="[186, 0, 0]" calcext:value-type="string">
            <text:p>[186, 0, 0]</text:p>
          </table:table-cell>
          <table:table-cell office:value-type="string" calcext:value-type="string">
            <text:p>[0.04083385123225743, 4.761769989442707e-06]</text:p>
          </table:table-cell>
          <table:table-cell table:formula="of:=IF([.C943]=0;[.C942]+1;&quot;&quot;)">
            <text:p/>
          </table:table-cell>
          <table:table-cell table:formula="of:=IF([.D942]=&quot;RedoAct&quot;;1;IF([.D942]=&quot;RedoPen&quot;;2;IF([.D9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87, 0, 0]</text:p>
          </table:table-cell>
          <table:table-cell table:formula="of:=IF([.B944]=&quot;&quot;;[.B943];[.B944])" office:value-type="string" office:string-value="[187, 0, 0]" calcext:value-type="string">
            <text:p>[187, 0, 0]</text:p>
          </table:table-cell>
          <table:table-cell office:value-type="string" calcext:value-type="string">
            <text:p>[0.04083385119789129, 9.682810836384348e-06]</text:p>
          </table:table-cell>
          <table:table-cell table:formula="of:=IF([.C944]=0;[.C943]+1;&quot;&quot;)">
            <text:p/>
          </table:table-cell>
          <table:table-cell table:formula="of:=IF([.D943]=&quot;RedoAct&quot;;1;IF([.D943]=&quot;RedoPen&quot;;2;IF([.D9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88, 0, 0]</text:p>
          </table:table-cell>
          <table:table-cell table:formula="of:=IF([.B945]=&quot;&quot;;[.B944];[.B945])" office:value-type="string" office:string-value="[188, 0, 0]" calcext:value-type="string">
            <text:p>[188, 0, 0]</text:p>
          </table:table-cell>
          <table:table-cell office:value-type="string" calcext:value-type="string">
            <text:p>[0.04083385115555383, 1.679214701507419e-05]</text:p>
          </table:table-cell>
          <table:table-cell table:formula="of:=IF([.C945]=0;[.C944]+1;&quot;&quot;)">
            <text:p/>
          </table:table-cell>
          <table:table-cell table:formula="of:=IF([.D944]=&quot;RedoAct&quot;;1;IF([.D944]=&quot;RedoPen&quot;;2;IF([.D9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89, 0, 0]</text:p>
          </table:table-cell>
          <table:table-cell table:formula="of:=IF([.B946]=&quot;&quot;;[.B945];[.B946])" office:value-type="string" office:string-value="[189, 0, 0]" calcext:value-type="string">
            <text:p>[189, 0, 0]</text:p>
          </table:table-cell>
          <table:table-cell office:value-type="string" calcext:value-type="string">
            <text:p>[0.04083385110134327, 1.8392704038336584e-05]</text:p>
          </table:table-cell>
          <table:table-cell table:formula="of:=IF([.C946]=0;[.C945]+1;&quot;&quot;)">
            <text:p/>
          </table:table-cell>
          <table:table-cell table:formula="of:=IF([.D945]=&quot;RedoAct&quot;;1;IF([.D945]=&quot;RedoPen&quot;;2;IF([.D94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90, 0, 0]</text:p>
          </table:table-cell>
          <table:table-cell table:formula="of:=IF([.B947]=&quot;&quot;;[.B946];[.B947])" office:value-type="string" office:string-value="[190, 0, 0]" calcext:value-type="string">
            <text:p>[190, 0, 0]</text:p>
          </table:table-cell>
          <table:table-cell office:value-type="string" calcext:value-type="string">
            <text:p>[0.04083385105484335, 1.1398023788559547e-05]</text:p>
          </table:table-cell>
          <table:table-cell table:formula="of:=IF([.C947]=0;[.C946]+1;&quot;&quot;)">
            <text:p/>
          </table:table-cell>
          <table:table-cell table:formula="of:=IF([.D946]=&quot;RedoAct&quot;;1;IF([.D946]=&quot;RedoPen&quot;;2;IF([.D9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91, 0, 0]</text:p>
          </table:table-cell>
          <table:table-cell table:formula="of:=IF([.B948]=&quot;&quot;;[.B947];[.B948])" office:value-type="string" office:string-value="[191, 0, 0]" calcext:value-type="string">
            <text:p>[191, 0, 0]</text:p>
          </table:table-cell>
          <table:table-cell office:value-type="string" calcext:value-type="string">
            <text:p>[0.04083385102660708, 3.5977892291453787e-06]</text:p>
          </table:table-cell>
          <table:table-cell table:formula="of:=IF([.C948]=0;[.C947]+1;&quot;&quot;)">
            <text:p/>
          </table:table-cell>
          <table:table-cell table:formula="of:=IF([.D947]=&quot;RedoAct&quot;;1;IF([.D947]=&quot;RedoPen&quot;;2;IF([.D9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92, 0, 0]</text:p>
          </table:table-cell>
          <table:table-cell table:formula="of:=IF([.B949]=&quot;&quot;;[.B948];[.B949])" office:value-type="string" office:string-value="[192, 0, 0]" calcext:value-type="string">
            <text:p>[192, 0, 0]</text:p>
          </table:table-cell>
          <table:table-cell office:value-type="string" calcext:value-type="string">
            <text:p>[0.04083385100468585, 7.788550302005835e-06]</text:p>
          </table:table-cell>
          <table:table-cell table:formula="of:=IF([.C949]=0;[.C948]+1;&quot;&quot;)">
            <text:p/>
          </table:table-cell>
          <table:table-cell table:formula="of:=IF([.D948]=&quot;RedoAct&quot;;1;IF([.D948]=&quot;RedoPen&quot;;2;IF([.D94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93, 0, 0]</text:p>
          </table:table-cell>
          <table:table-cell table:formula="of:=IF([.B950]=&quot;&quot;;[.B949];[.B950])" office:value-type="string" office:string-value="[193, 0, 0]" calcext:value-type="string">
            <text:p>[193, 0, 0]</text:p>
          </table:table-cell>
          <table:table-cell office:value-type="string" calcext:value-type="string">
            <text:p>[0.040833850975328906, 1.3408038611009553e-05]</text:p>
          </table:table-cell>
          <table:table-cell table:formula="of:=IF([.C950]=0;[.C949]+1;&quot;&quot;)">
            <text:p/>
          </table:table-cell>
          <table:table-cell table:formula="of:=IF([.D949]=&quot;RedoAct&quot;;1;IF([.D949]=&quot;RedoPen&quot;;2;IF([.D9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94, 0, 0]</text:p>
          </table:table-cell>
          <table:table-cell table:formula="of:=IF([.B951]=&quot;&quot;;[.B950];[.B951])" office:value-type="string" office:string-value="[194, 0, 0]" calcext:value-type="string">
            <text:p>[194, 0, 0]</text:p>
          </table:table-cell>
          <table:table-cell office:value-type="string" calcext:value-type="string">
            <text:p>[0.04083385093966615, 1.4189431315163917e-05]</text:p>
          </table:table-cell>
          <table:table-cell table:formula="of:=IF([.C951]=0;[.C950]+1;&quot;&quot;)">
            <text:p/>
          </table:table-cell>
          <table:table-cell table:formula="of:=IF([.D950]=&quot;RedoAct&quot;;1;IF([.D950]=&quot;RedoPen&quot;;2;IF([.D9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95, 0, 0]</text:p>
          </table:table-cell>
          <table:table-cell table:formula="of:=IF([.B952]=&quot;&quot;;[.B951];[.B952])" office:value-type="string" office:string-value="[195, 0, 0]" calcext:value-type="string">
            <text:p>[195, 0, 0]</text:p>
          </table:table-cell>
          <table:table-cell office:value-type="string" calcext:value-type="string">
            <text:p>[0.04083385091106806, 8.365537580481429e-06]</text:p>
          </table:table-cell>
          <table:table-cell table:formula="of:=IF([.C952]=0;[.C951]+1;&quot;&quot;)">
            <text:p/>
          </table:table-cell>
          <table:table-cell table:formula="of:=IF([.D951]=&quot;RedoAct&quot;;1;IF([.D951]=&quot;RedoPen&quot;;2;IF([.D9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96, 0, 0]</text:p>
          </table:table-cell>
          <table:table-cell table:formula="of:=IF([.B953]=&quot;&quot;;[.B952];[.B953])" office:value-type="string" office:string-value="[196, 0, 0]" calcext:value-type="string">
            <text:p>[196, 0, 0]</text:p>
          </table:table-cell>
          <table:table-cell office:value-type="string" calcext:value-type="string">
            <text:p>[0.04083385089391802, 2.842344141192083e-06]</text:p>
          </table:table-cell>
          <table:table-cell table:formula="of:=IF([.C953]=0;[.C952]+1;&quot;&quot;)">
            <text:p/>
          </table:table-cell>
          <table:table-cell table:formula="of:=IF([.D952]=&quot;RedoAct&quot;;1;IF([.D952]=&quot;RedoPen&quot;;2;IF([.D9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97, 0, 0]</text:p>
          </table:table-cell>
          <table:table-cell table:formula="of:=IF([.B954]=&quot;&quot;;[.B953];[.B954])" office:value-type="string" office:string-value="[197, 0, 0]" calcext:value-type="string">
            <text:p>[197, 0, 0]</text:p>
          </table:table-cell>
          <table:table-cell office:value-type="string" calcext:value-type="string">
            <text:p>[0.04083385087909895, 6.3489117106947125e-06]</text:p>
          </table:table-cell>
          <table:table-cell table:formula="of:=IF([.C954]=0;[.C953]+1;&quot;&quot;)">
            <text:p/>
          </table:table-cell>
          <table:table-cell table:formula="of:=IF([.D953]=&quot;RedoAct&quot;;1;IF([.D953]=&quot;RedoPen&quot;;2;IF([.D9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98, 0, 0]</text:p>
          </table:table-cell>
          <table:table-cell table:formula="of:=IF([.B955]=&quot;&quot;;[.B954];[.B955])" office:value-type="string" office:string-value="[198, 0, 0]" calcext:value-type="string">
            <text:p>[198, 0, 0]</text:p>
          </table:table-cell>
          <table:table-cell office:value-type="string" calcext:value-type="string">
            <text:p>[0.04083385085802768, 1.0727089119014064e-05]</text:p>
          </table:table-cell>
          <table:table-cell table:formula="of:=IF([.C955]=0;[.C954]+1;&quot;&quot;)">
            <text:p/>
          </table:table-cell>
          <table:table-cell table:formula="of:=IF([.D954]=&quot;RedoAct&quot;;1;IF([.D954]=&quot;RedoPen&quot;;2;IF([.D9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199, 0, 0]</text:p>
          </table:table-cell>
          <table:table-cell table:formula="of:=IF([.B956]=&quot;&quot;;[.B955];[.B956])" office:value-type="string" office:string-value="[199, 0, 0]" calcext:value-type="string">
            <text:p>[199, 0, 0]</text:p>
          </table:table-cell>
          <table:table-cell office:value-type="string" calcext:value-type="string">
            <text:p>[0.04083385083309588, 1.0852018096817334e-05]</text:p>
          </table:table-cell>
          <table:table-cell table:formula="of:=IF([.C956]=0;[.C955]+1;&quot;&quot;)">
            <text:p/>
          </table:table-cell>
          <table:table-cell table:formula="of:=IF([.D955]=&quot;RedoAct&quot;;1;IF([.D955]=&quot;RedoPen&quot;;2;IF([.D9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00, 0, 0]</text:p>
          </table:table-cell>
          <table:table-cell table:formula="of:=IF([.B957]=&quot;&quot;;[.B956];[.B957])" office:value-type="string" office:string-value="[200, 0, 0]" calcext:value-type="string">
            <text:p>[200, 0, 0]</text:p>
          </table:table-cell>
          <table:table-cell office:value-type="string" calcext:value-type="string">
            <text:p>[0.040833850814230944, 5.734348202379392e-06]</text:p>
          </table:table-cell>
          <table:table-cell table:formula="of:=IF([.C957]=0;[.C956]+1;&quot;&quot;)">
            <text:p/>
          </table:table-cell>
          <table:table-cell table:formula="of:=IF([.D956]=&quot;RedoAct&quot;;1;IF([.D956]=&quot;RedoPen&quot;;2;IF([.D9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01, 0, 0]</text:p>
          </table:table-cell>
          <table:table-cell table:formula="of:=IF([.B958]=&quot;&quot;;[.B957];[.B958])" office:value-type="string" office:string-value="[201, 0, 0]" calcext:value-type="string">
            <text:p>[201, 0, 0]</text:p>
          </table:table-cell>
          <table:table-cell office:value-type="string" calcext:value-type="string">
            <text:p>[0.04083385080356045, 2.3718918430028493e-06]</text:p>
          </table:table-cell>
          <table:table-cell table:formula="of:=IF([.C958]=0;[.C957]+1;&quot;&quot;)">
            <text:p/>
          </table:table-cell>
          <table:table-cell table:formula="of:=IF([.D957]=&quot;RedoAct&quot;;1;IF([.D957]=&quot;RedoPen&quot;;2;IF([.D9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02, 0, 0]</text:p>
          </table:table-cell>
          <table:table-cell table:formula="of:=IF([.B959]=&quot;&quot;;[.B958];[.B959])" office:value-type="string" office:string-value="[202, 0, 0]" calcext:value-type="string">
            <text:p>[202, 0, 0]</text:p>
          </table:table-cell>
          <table:table-cell office:value-type="string" calcext:value-type="string">
            <text:p>[0.04083385079426521, 5.779466847384771e-06]</text:p>
          </table:table-cell>
          <table:table-cell table:formula="of:=IF([.C959]=0;[.C958]+1;&quot;&quot;)">
            <text:p/>
          </table:table-cell>
          <table:table-cell table:formula="of:=IF([.D958]=&quot;RedoAct&quot;;1;IF([.D958]=&quot;RedoPen&quot;;2;IF([.D9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03, 0, 0]</text:p>
          </table:table-cell>
          <table:table-cell table:formula="of:=IF([.B960]=&quot;&quot;;[.B959];[.B960])" office:value-type="string" office:string-value="[203, 0, 0]" calcext:value-type="string">
            <text:p>[203, 0, 0]</text:p>
          </table:table-cell>
          <table:table-cell office:value-type="string" calcext:value-type="string">
            <text:p>[0.04083385078076189, 9.074925611028393e-06]</text:p>
          </table:table-cell>
          <table:table-cell table:formula="of:=IF([.C960]=0;[.C959]+1;&quot;&quot;)">
            <text:p/>
          </table:table-cell>
          <table:table-cell table:formula="of:=IF([.D959]=&quot;RedoAct&quot;;1;IF([.D959]=&quot;RedoPen&quot;;2;IF([.D9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04, 0, 0]</text:p>
          </table:table-cell>
          <table:table-cell table:formula="of:=IF([.B961]=&quot;&quot;;[.B960];[.B961])" office:value-type="string" office:string-value="[204, 0, 0]" calcext:value-type="string">
            <text:p>[204, 0, 0]</text:p>
          </table:table-cell>
          <table:table-cell office:value-type="string" calcext:value-type="string">
            <text:p>[0.040833850765194045, 8.778977975176703e-06]</text:p>
          </table:table-cell>
          <table:table-cell table:formula="of:=IF([.C961]=0;[.C960]+1;&quot;&quot;)">
            <text:p/>
          </table:table-cell>
          <table:table-cell table:formula="of:=IF([.D960]=&quot;RedoAct&quot;;1;IF([.D960]=&quot;RedoPen&quot;;2;IF([.D9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05, 0, 0]</text:p>
          </table:table-cell>
          <table:table-cell table:formula="of:=IF([.B962]=&quot;&quot;;[.B961];[.B962])" office:value-type="string" office:string-value="[205, 0, 0]" calcext:value-type="string">
            <text:p>[205, 0, 0]</text:p>
          </table:table-cell>
          <table:table-cell office:value-type="string" calcext:value-type="string">
            <text:p>[0.040833850754159864, 4.4560464640239975e-06]</text:p>
          </table:table-cell>
          <table:table-cell table:formula="of:=IF([.C962]=0;[.C961]+1;&quot;&quot;)">
            <text:p/>
          </table:table-cell>
          <table:table-cell table:formula="of:=IF([.D961]=&quot;RedoAct&quot;;1;IF([.D961]=&quot;RedoPen&quot;;2;IF([.D9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06, 0, 0]</text:p>
          </table:table-cell>
          <table:table-cell table:formula="of:=IF([.B963]=&quot;&quot;;[.B962];[.B963])" office:value-type="string" office:string-value="[206, 0, 0]" calcext:value-type="string">
            <text:p>[206, 0, 0]</text:p>
          </table:table-cell>
          <table:table-cell office:value-type="string" calcext:value-type="string">
            <text:p>[0.04083385074844882, 1.6902380391222954e-06]</text:p>
          </table:table-cell>
          <table:table-cell table:formula="of:=IF([.C963]=0;[.C962]+1;&quot;&quot;)">
            <text:p/>
          </table:table-cell>
          <table:table-cell table:formula="of:=IF([.D962]=&quot;RedoAct&quot;;1;IF([.D962]=&quot;RedoPen&quot;;2;IF([.D9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07, 0, 0]</text:p>
          </table:table-cell>
          <table:table-cell table:formula="of:=IF([.B964]=&quot;&quot;;[.B963];[.B964])" office:value-type="string" office:string-value="[207, 0, 0]" calcext:value-type="string">
            <text:p>[207, 0, 0]</text:p>
          </table:table-cell>
          <table:table-cell office:value-type="string" calcext:value-type="string">
            <text:p>[0.04083385074345408, 4.149144222311425e-06]</text:p>
          </table:table-cell>
          <table:table-cell table:formula="of:=IF([.C964]=0;[.C963]+1;&quot;&quot;)">
            <text:p/>
          </table:table-cell>
          <table:table-cell table:formula="of:=IF([.D963]=&quot;RedoAct&quot;;1;IF([.D963]=&quot;RedoPen&quot;;2;IF([.D9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08, 0, 0]</text:p>
          </table:table-cell>
          <table:table-cell table:formula="of:=IF([.B965]=&quot;&quot;;[.B964];[.B965])" office:value-type="string" office:string-value="[208, 0, 0]" calcext:value-type="string">
            <text:p>[208, 0, 0]</text:p>
          </table:table-cell>
          <table:table-cell office:value-type="string" calcext:value-type="string">
            <text:p>[0.04083385073528327, 7.076473810606834e-06]</text:p>
          </table:table-cell>
          <table:table-cell table:formula="of:=IF([.C965]=0;[.C964]+1;&quot;&quot;)">
            <text:p/>
          </table:table-cell>
          <table:table-cell table:formula="of:=IF([.D964]=&quot;RedoAct&quot;;1;IF([.D964]=&quot;RedoPen&quot;;2;IF([.D9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09, 0, 0]</text:p>
          </table:table-cell>
          <table:table-cell table:formula="of:=IF([.B966]=&quot;&quot;;[.B965];[.B966])" office:value-type="string" office:string-value="[209, 0, 0]" calcext:value-type="string">
            <text:p>[209, 0, 0]</text:p>
          </table:table-cell>
          <table:table-cell office:value-type="string" calcext:value-type="string">
            <text:p>[0.04083385072410535, 7.884185992631498e-06]</text:p>
          </table:table-cell>
          <table:table-cell table:formula="of:=IF([.C966]=0;[.C965]+1;&quot;&quot;)">
            <text:p/>
          </table:table-cell>
          <table:table-cell table:formula="of:=IF([.D965]=&quot;RedoAct&quot;;1;IF([.D965]=&quot;RedoPen&quot;;2;IF([.D9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10, 0, 0]</text:p>
          </table:table-cell>
          <table:table-cell table:formula="of:=IF([.B967]=&quot;&quot;;[.B966];[.B967])" office:value-type="string" office:string-value="[210, 0, 0]" calcext:value-type="string">
            <text:p>[210, 0, 0]</text:p>
          </table:table-cell>
          <table:table-cell office:value-type="string" calcext:value-type="string">
            <text:p>[0.04083385071389365, 5.089949849261646e-06]</text:p>
          </table:table-cell>
          <table:table-cell table:formula="of:=IF([.C967]=0;[.C966]+1;&quot;&quot;)">
            <text:p/>
          </table:table-cell>
          <table:table-cell table:formula="of:=IF([.D966]=&quot;RedoAct&quot;;1;IF([.D966]=&quot;RedoPen&quot;;2;IF([.D9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11, 0, 0]</text:p>
          </table:table-cell>
          <table:table-cell table:formula="of:=IF([.B968]=&quot;&quot;;[.B967];[.B968])" office:value-type="string" office:string-value="[211, 0, 0]" calcext:value-type="string">
            <text:p>[211, 0, 0]</text:p>
          </table:table-cell>
          <table:table-cell office:value-type="string" calcext:value-type="string">
            <text:p>[0.04083385070734493, 1.7795188534668557e-06]</text:p>
          </table:table-cell>
          <table:table-cell table:formula="of:=IF([.C968]=0;[.C967]+1;&quot;&quot;)">
            <text:p/>
          </table:table-cell>
          <table:table-cell table:formula="of:=IF([.D967]=&quot;RedoAct&quot;;1;IF([.D967]=&quot;RedoPen&quot;;2;IF([.D9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12, 0, 0]</text:p>
          </table:table-cell>
          <table:table-cell table:formula="of:=IF([.B969]=&quot;&quot;;[.B968];[.B969])" office:value-type="string" office:string-value="[212, 0, 0]" calcext:value-type="string">
            <text:p>[212, 0, 0]</text:p>
          </table:table-cell>
          <table:table-cell office:value-type="string" calcext:value-type="string">
            <text:p>[0.0408338507018495, 3.637060802062726e-06]</text:p>
          </table:table-cell>
          <table:table-cell table:formula="of:=IF([.C969]=0;[.C968]+1;&quot;&quot;)">
            <text:p/>
          </table:table-cell>
          <table:table-cell table:formula="of:=IF([.D968]=&quot;RedoAct&quot;;1;IF([.D968]=&quot;RedoPen&quot;;2;IF([.D9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13, 0, 0]</text:p>
          </table:table-cell>
          <table:table-cell table:formula="of:=IF([.B970]=&quot;&quot;;[.B969];[.B970])" office:value-type="string" office:string-value="[213, 0, 0]" calcext:value-type="string">
            <text:p>[213, 0, 0]</text:p>
          </table:table-cell>
          <table:table-cell office:value-type="string" calcext:value-type="string">
            <text:p>[0.040833850693630984, 6.783609321247523e-06]</text:p>
          </table:table-cell>
          <table:table-cell table:formula="of:=IF([.C970]=0;[.C969]+1;&quot;&quot;)">
            <text:p/>
          </table:table-cell>
          <table:table-cell table:formula="of:=IF([.D969]=&quot;RedoAct&quot;;1;IF([.D969]=&quot;RedoPen&quot;;2;IF([.D9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14, 0, 0]</text:p>
          </table:table-cell>
          <table:table-cell table:formula="of:=IF([.B971]=&quot;&quot;;[.B970];[.B971])" office:value-type="string" office:string-value="[214, 0, 0]" calcext:value-type="string">
            <text:p>[214, 0, 0]</text:p>
          </table:table-cell>
          <table:table-cell office:value-type="string" calcext:value-type="string">
            <text:p>[0.04083385068166768, 8.344664554719936e-06]</text:p>
          </table:table-cell>
          <table:table-cell table:formula="of:=IF([.C971]=0;[.C970]+1;&quot;&quot;)">
            <text:p/>
          </table:table-cell>
          <table:table-cell table:formula="of:=IF([.D970]=&quot;RedoAct&quot;;1;IF([.D970]=&quot;RedoPen&quot;;2;IF([.D9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15, 0, 0]</text:p>
          </table:table-cell>
          <table:table-cell table:formula="of:=IF([.B972]=&quot;&quot;;[.B971];[.B972])" office:value-type="string" office:string-value="[215, 0, 0]" calcext:value-type="string">
            <text:p>[215, 0, 0]</text:p>
          </table:table-cell>
          <table:table-cell office:value-type="string" calcext:value-type="string">
            <text:p>[0.040833850669722886, 6.21816840383364e-06]</text:p>
          </table:table-cell>
          <table:table-cell table:formula="of:=IF([.C972]=0;[.C971]+1;&quot;&quot;)">
            <text:p/>
          </table:table-cell>
          <table:table-cell table:formula="of:=IF([.D971]=&quot;RedoAct&quot;;1;IF([.D971]=&quot;RedoPen&quot;;2;IF([.D9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16, 0, 0]</text:p>
          </table:table-cell>
          <table:table-cell table:formula="of:=IF([.B973]=&quot;&quot;;[.B972];[.B973])" office:value-type="string" office:string-value="[216, 0, 0]" calcext:value-type="string">
            <text:p>[216, 0, 0]</text:p>
          </table:table-cell>
          <table:table-cell office:value-type="string" calcext:value-type="string">
            <text:p>[0.04083385066189085, 2.325162987636623e-06]</text:p>
          </table:table-cell>
          <table:table-cell table:formula="of:=IF([.C973]=0;[.C972]+1;&quot;&quot;)">
            <text:p/>
          </table:table-cell>
          <table:table-cell table:formula="of:=IF([.D972]=&quot;RedoAct&quot;;1;IF([.D972]=&quot;RedoPen&quot;;2;IF([.D9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17, 0, 0]</text:p>
          </table:table-cell>
          <table:table-cell table:formula="of:=IF([.B974]=&quot;&quot;;[.B973];[.B974])" office:value-type="string" office:string-value="[217, 0, 0]" calcext:value-type="string">
            <text:p>[217, 0, 0]</text:p>
          </table:table-cell>
          <table:table-cell office:value-type="string" calcext:value-type="string">
            <text:p>[0.04083385065634065, 2.8353018926261097e-06]</text:p>
          </table:table-cell>
          <table:table-cell table:formula="of:=IF([.C974]=0;[.C973]+1;&quot;&quot;)">
            <text:p/>
          </table:table-cell>
          <table:table-cell table:formula="of:=IF([.D973]=&quot;RedoAct&quot;;1;IF([.D973]=&quot;RedoPen&quot;;2;IF([.D9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18, 0, 0]</text:p>
          </table:table-cell>
          <table:table-cell table:formula="of:=IF([.B975]=&quot;&quot;;[.B974];[.B975])" office:value-type="string" office:string-value="[218, 0, 0]" calcext:value-type="string">
            <text:p>[218, 0, 0]</text:p>
          </table:table-cell>
          <table:table-cell office:value-type="string" calcext:value-type="string">
            <text:p>[0.04083385064908393, 5.7483160760084135e-06]</text:p>
          </table:table-cell>
          <table:table-cell table:formula="of:=IF([.C975]=0;[.C974]+1;&quot;&quot;)">
            <text:p/>
          </table:table-cell>
          <table:table-cell table:formula="of:=IF([.D974]=&quot;RedoAct&quot;;1;IF([.D974]=&quot;RedoPen&quot;;2;IF([.D9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19, 0, 0]</text:p>
          </table:table-cell>
          <table:table-cell table:formula="of:=IF([.B976]=&quot;&quot;;[.B975];[.B976])" office:value-type="string" office:string-value="[219, 0, 0]" calcext:value-type="string">
            <text:p>[219, 0, 0]</text:p>
          </table:table-cell>
          <table:table-cell office:value-type="string" calcext:value-type="string">
            <text:p>[0.040833850638235566, 7.525913602250599e-06]</text:p>
          </table:table-cell>
          <table:table-cell table:formula="of:=IF([.C976]=0;[.C975]+1;&quot;&quot;)">
            <text:p/>
          </table:table-cell>
          <table:table-cell table:formula="of:=IF([.D975]=&quot;RedoAct&quot;;1;IF([.D975]=&quot;RedoPen&quot;;2;IF([.D9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20, 0, 0]</text:p>
          </table:table-cell>
          <table:table-cell table:formula="of:=IF([.B977]=&quot;&quot;;[.B976];[.B977])" office:value-type="string" office:string-value="[220, 0, 0]" calcext:value-type="string">
            <text:p>[220, 0, 0]</text:p>
          </table:table-cell>
          <table:table-cell office:value-type="string" calcext:value-type="string">
            <text:p>[0.04083385062663603, 5.9773333018380806e-06]</text:p>
          </table:table-cell>
          <table:table-cell table:formula="of:=IF([.C977]=0;[.C976]+1;&quot;&quot;)">
            <text:p/>
          </table:table-cell>
          <table:table-cell table:formula="of:=IF([.D976]=&quot;RedoAct&quot;;1;IF([.D976]=&quot;RedoPen&quot;;2;IF([.D9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21, 0, 0]</text:p>
          </table:table-cell>
          <table:table-cell table:formula="of:=IF([.B978]=&quot;&quot;;[.B977];[.B978])" office:value-type="string" office:string-value="[221, 0, 0]" calcext:value-type="string">
            <text:p>[221, 0, 0]</text:p>
          </table:table-cell>
          <table:table-cell office:value-type="string" calcext:value-type="string">
            <text:p>[0.04083385061847207, 2.337965623028266e-06]</text:p>
          </table:table-cell>
          <table:table-cell table:formula="of:=IF([.C978]=0;[.C977]+1;&quot;&quot;)">
            <text:p/>
          </table:table-cell>
          <table:table-cell table:formula="of:=IF([.D977]=&quot;RedoAct&quot;;1;IF([.D977]=&quot;RedoPen&quot;;2;IF([.D9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22, 0, 0]</text:p>
          </table:table-cell>
          <table:table-cell table:formula="of:=IF([.B979]=&quot;&quot;;[.B978];[.B979])" office:value-type="string" office:string-value="[222, 0, 0]" calcext:value-type="string">
            <text:p>[222, 0, 0]</text:p>
          </table:table-cell>
          <table:table-cell office:value-type="string" calcext:value-type="string">
            <text:p>[0.04083385061292021, 2.794450181688002e-06]</text:p>
          </table:table-cell>
          <table:table-cell table:formula="of:=IF([.C979]=0;[.C978]+1;&quot;&quot;)">
            <text:p/>
          </table:table-cell>
          <table:table-cell table:formula="of:=IF([.D978]=&quot;RedoAct&quot;;1;IF([.D978]=&quot;RedoPen&quot;;2;IF([.D9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23, 0, 0]</text:p>
          </table:table-cell>
          <table:table-cell table:formula="of:=IF([.B980]=&quot;&quot;;[.B979];[.B980])" office:value-type="string" office:string-value="[223, 0, 0]" calcext:value-type="string">
            <text:p>[223, 0, 0]</text:p>
          </table:table-cell>
          <table:table-cell office:value-type="string" calcext:value-type="string">
            <text:p>[0.04083385060646811, 5.4639643208991965e-06]</text:p>
          </table:table-cell>
          <table:table-cell table:formula="of:=IF([.C980]=0;[.C979]+1;&quot;&quot;)">
            <text:p/>
          </table:table-cell>
          <table:table-cell table:formula="of:=IF([.D979]=&quot;RedoAct&quot;;1;IF([.D979]=&quot;RedoPen&quot;;2;IF([.D9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24, 0, 0]</text:p>
          </table:table-cell>
          <table:table-cell table:formula="of:=IF([.B981]=&quot;&quot;;[.B980];[.B981])" office:value-type="string" office:string-value="[224, 0, 0]" calcext:value-type="string">
            <text:p>[224, 0, 0]</text:p>
          </table:table-cell>
          <table:table-cell office:value-type="string" calcext:value-type="string">
            <text:p>[0.04083385059737297, 6.934129696812484e-06]</text:p>
          </table:table-cell>
          <table:table-cell table:formula="of:=IF([.C981]=0;[.C980]+1;&quot;&quot;)">
            <text:p/>
          </table:table-cell>
          <table:table-cell table:formula="of:=IF([.D980]=&quot;RedoAct&quot;;1;IF([.D980]=&quot;RedoPen&quot;;2;IF([.D9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25, 0, 0]</text:p>
          </table:table-cell>
          <table:table-cell table:formula="of:=IF([.B982]=&quot;&quot;;[.B981];[.B982])" office:value-type="string" office:string-value="[225, 0, 0]" calcext:value-type="string">
            <text:p>[225, 0, 0]</text:p>
          </table:table-cell>
          <table:table-cell office:value-type="string" calcext:value-type="string">
            <text:p>[0.04083385058818436, 5.335319559501969e-06]</text:p>
          </table:table-cell>
          <table:table-cell table:formula="of:=IF([.C982]=0;[.C981]+1;&quot;&quot;)">
            <text:p/>
          </table:table-cell>
          <table:table-cell table:formula="of:=IF([.D981]=&quot;RedoAct&quot;;1;IF([.D981]=&quot;RedoPen&quot;;2;IF([.D9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26, 0, 0]</text:p>
          </table:table-cell>
          <table:table-cell table:formula="of:=IF([.B983]=&quot;&quot;;[.B982];[.B983])" office:value-type="string" office:string-value="[226, 0, 0]" calcext:value-type="string">
            <text:p>[226, 0, 0]</text:p>
          </table:table-cell>
          <table:table-cell office:value-type="string" calcext:value-type="string">
            <text:p>[0.040833850582022574, 2.0551390891891842e-06]</text:p>
          </table:table-cell>
          <table:table-cell table:formula="of:=IF([.C983]=0;[.C982]+1;&quot;&quot;)">
            <text:p/>
          </table:table-cell>
          <table:table-cell table:formula="of:=IF([.D982]=&quot;RedoAct&quot;;1;IF([.D982]=&quot;RedoPen&quot;;2;IF([.D9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27, 0, 0]</text:p>
          </table:table-cell>
          <table:table-cell table:formula="of:=IF([.B984]=&quot;&quot;;[.B983];[.B984])" office:value-type="string" office:string-value="[227, 0, 0]" calcext:value-type="string">
            <text:p>[227, 0, 0]</text:p>
          </table:table-cell>
          <table:table-cell office:value-type="string" calcext:value-type="string">
            <text:p>[0.04083385057779926, 2.4194378100164577e-06]</text:p>
          </table:table-cell>
          <table:table-cell table:formula="of:=IF([.C984]=0;[.C983]+1;&quot;&quot;)">
            <text:p/>
          </table:table-cell>
          <table:table-cell table:formula="of:=IF([.D983]=&quot;RedoAct&quot;;1;IF([.D983]=&quot;RedoPen&quot;;2;IF([.D9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28, 0, 0]</text:p>
          </table:table-cell>
          <table:table-cell table:formula="of:=IF([.B985]=&quot;&quot;;[.B984];[.B985])" office:value-type="string" office:string-value="[228, 0, 0]" calcext:value-type="string">
            <text:p>[228, 0, 0]</text:p>
          </table:table-cell>
          <table:table-cell office:value-type="string" calcext:value-type="string">
            <text:p>[0.04083385057254042, 4.885105117977581e-06]</text:p>
          </table:table-cell>
          <table:table-cell table:formula="of:=IF([.C985]=0;[.C984]+1;&quot;&quot;)">
            <text:p/>
          </table:table-cell>
          <table:table-cell table:formula="of:=IF([.D984]=&quot;RedoAct&quot;;1;IF([.D984]=&quot;RedoPen&quot;;2;IF([.D9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29, 0, 0]</text:p>
          </table:table-cell>
          <table:table-cell table:formula="of:=IF([.B986]=&quot;&quot;;[.B985];[.B986])" office:value-type="string" office:string-value="[229, 0, 0]" calcext:value-type="string">
            <text:p>[229, 0, 0]</text:p>
          </table:table-cell>
          <table:table-cell office:value-type="string" calcext:value-type="string">
            <text:p>[0.04083385056479906, 6.46043481949278e-06]</text:p>
          </table:table-cell>
          <table:table-cell table:formula="of:=IF([.C986]=0;[.C985]+1;&quot;&quot;)">
            <text:p/>
          </table:table-cell>
          <table:table-cell table:formula="of:=IF([.D985]=&quot;RedoAct&quot;;1;IF([.D985]=&quot;RedoPen&quot;;2;IF([.D9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30, 0, 0]</text:p>
          </table:table-cell>
          <table:table-cell table:formula="of:=IF([.B987]=&quot;&quot;;[.B986];[.B987])" office:value-type="string" office:string-value="[230, 0, 0]" calcext:value-type="string">
            <text:p>[230, 0, 0]</text:p>
          </table:table-cell>
          <table:table-cell office:value-type="string" calcext:value-type="string">
            <text:p>[0.04083385055677788, 5.259259526325192e-06]</text:p>
          </table:table-cell>
          <table:table-cell table:formula="of:=IF([.C987]=0;[.C986]+1;&quot;&quot;)">
            <text:p/>
          </table:table-cell>
          <table:table-cell table:formula="of:=IF([.D986]=&quot;RedoAct&quot;;1;IF([.D986]=&quot;RedoPen&quot;;2;IF([.D9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31, 0, 0]</text:p>
          </table:table-cell>
          <table:table-cell table:formula="of:=IF([.B988]=&quot;&quot;;[.B987];[.B988])" office:value-type="string" office:string-value="[231, 0, 0]" calcext:value-type="string">
            <text:p>[231, 0, 0]</text:p>
          </table:table-cell>
          <table:table-cell office:value-type="string" calcext:value-type="string">
            <text:p>[0.0408338505515463, 2.199022623064937e-06]</text:p>
          </table:table-cell>
          <table:table-cell table:formula="of:=IF([.C988]=0;[.C987]+1;&quot;&quot;)">
            <text:p/>
          </table:table-cell>
          <table:table-cell table:formula="of:=IF([.D987]=&quot;RedoAct&quot;;1;IF([.D987]=&quot;RedoPen&quot;;2;IF([.D9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32, 0, 0]</text:p>
          </table:table-cell>
          <table:table-cell table:formula="of:=IF([.B989]=&quot;&quot;;[.B988];[.B989])" office:value-type="string" office:string-value="[232, 0, 0]" calcext:value-type="string">
            <text:p>[232, 0, 0]</text:p>
          </table:table-cell>
          <table:table-cell office:value-type="string" calcext:value-type="string">
            <text:p>[0.04083385054832339, 1.7368753429915738e-06]</text:p>
          </table:table-cell>
          <table:table-cell table:formula="of:=IF([.C989]=0;[.C988]+1;&quot;&quot;)">
            <text:p/>
          </table:table-cell>
          <table:table-cell table:formula="of:=IF([.D988]=&quot;RedoAct&quot;;1;IF([.D988]=&quot;RedoPen&quot;;2;IF([.D9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33, 0, 0]</text:p>
          </table:table-cell>
          <table:table-cell table:formula="of:=IF([.B990]=&quot;&quot;;[.B989];[.B990])" office:value-type="string" office:string-value="[233, 0, 0]" calcext:value-type="string">
            <text:p>[233, 0, 0]</text:p>
          </table:table-cell>
          <table:table-cell office:value-type="string" calcext:value-type="string">
            <text:p>[0.040833850544537156, 3.789522189583047e-06]</text:p>
          </table:table-cell>
          <table:table-cell table:formula="of:=IF([.C990]=0;[.C989]+1;&quot;&quot;)">
            <text:p/>
          </table:table-cell>
          <table:table-cell table:formula="of:=IF([.D989]=&quot;RedoAct&quot;;1;IF([.D989]=&quot;RedoPen&quot;;2;IF([.D9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34, 0, 0]</text:p>
          </table:table-cell>
          <table:table-cell table:formula="of:=IF([.B991]=&quot;&quot;;[.B990];[.B991])" office:value-type="string" office:string-value="[234, 0, 0]" calcext:value-type="string">
            <text:p>[234, 0, 0]</text:p>
          </table:table-cell>
          <table:table-cell office:value-type="string" calcext:value-type="string">
            <text:p>[0.04083385053860787, 5.473588861602482e-06]</text:p>
          </table:table-cell>
          <table:table-cell table:formula="of:=IF([.C991]=0;[.C990]+1;&quot;&quot;)">
            <text:p/>
          </table:table-cell>
          <table:table-cell table:formula="of:=IF([.D990]=&quot;RedoAct&quot;;1;IF([.D990]=&quot;RedoPen&quot;;2;IF([.D99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35, 0, 0]</text:p>
          </table:table-cell>
          <table:table-cell table:formula="of:=IF([.B992]=&quot;&quot;;[.B991];[.B992])" office:value-type="string" office:string-value="[235, 0, 0]" calcext:value-type="string">
            <text:p>[235, 0, 0]</text:p>
          </table:table-cell>
          <table:table-cell office:value-type="string" calcext:value-type="string">
            <text:p>[0.04083385053182603, 4.973701245924913e-06]</text:p>
          </table:table-cell>
          <table:table-cell table:formula="of:=IF([.C992]=0;[.C991]+1;&quot;&quot;)">
            <text:p/>
          </table:table-cell>
          <table:table-cell table:formula="of:=IF([.D991]=&quot;RedoAct&quot;;1;IF([.D991]=&quot;RedoPen&quot;;2;IF([.D9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36, 0, 0]</text:p>
          </table:table-cell>
          <table:table-cell table:formula="of:=IF([.B993]=&quot;&quot;;[.B992];[.B993])" office:value-type="string" office:string-value="[236, 0, 0]" calcext:value-type="string">
            <text:p>[236, 0, 0]</text:p>
          </table:table-cell>
          <table:table-cell office:value-type="string" calcext:value-type="string">
            <text:p>[0.040833850526909875, 2.4121029965512194e-06]</text:p>
          </table:table-cell>
          <table:table-cell table:formula="of:=IF([.C993]=0;[.C992]+1;&quot;&quot;)">
            <text:p/>
          </table:table-cell>
          <table:table-cell table:formula="of:=IF([.D992]=&quot;RedoAct&quot;;1;IF([.D992]=&quot;RedoPen&quot;;2;IF([.D9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37, 0, 0]</text:p>
          </table:table-cell>
          <table:table-cell table:formula="of:=IF([.B994]=&quot;&quot;;[.B993];[.B994])" office:value-type="string" office:string-value="[237, 0, 0]" calcext:value-type="string">
            <text:p>[237, 0, 0]</text:p>
          </table:table-cell>
          <table:table-cell office:value-type="string" calcext:value-type="string">
            <text:p>[0.04083385052391386, 1.4088100162094912e-06]</text:p>
          </table:table-cell>
          <table:table-cell table:formula="of:=IF([.C994]=0;[.C993]+1;&quot;&quot;)">
            <text:p/>
          </table:table-cell>
          <table:table-cell table:formula="of:=IF([.D993]=&quot;RedoAct&quot;;1;IF([.D993]=&quot;RedoPen&quot;;2;IF([.D9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38, 0, 0]</text:p>
          </table:table-cell>
          <table:table-cell table:formula="of:=IF([.B995]=&quot;&quot;;[.B994];[.B995])" office:value-type="string" office:string-value="[238, 0, 0]" calcext:value-type="string">
            <text:p>[238, 0, 0]</text:p>
          </table:table-cell>
          <table:table-cell office:value-type="string" calcext:value-type="string">
            <text:p>[0.04083385052075877, 3.152090140727416e-06]</text:p>
          </table:table-cell>
          <table:table-cell table:formula="of:=IF([.C995]=0;[.C994]+1;&quot;&quot;)">
            <text:p/>
          </table:table-cell>
          <table:table-cell table:formula="of:=IF([.D994]=&quot;RedoAct&quot;;1;IF([.D994]=&quot;RedoPen&quot;;2;IF([.D9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39, 0, 0]</text:p>
          </table:table-cell>
          <table:table-cell table:formula="of:=IF([.B996]=&quot;&quot;;[.B995];[.B996])" office:value-type="string" office:string-value="[239, 0, 0]" calcext:value-type="string">
            <text:p>[239, 0, 0]</text:p>
          </table:table-cell>
          <table:table-cell office:value-type="string" calcext:value-type="string">
            <text:p>[0.04083385051578266, 4.832236103213634e-06]</text:p>
          </table:table-cell>
          <table:table-cell table:formula="of:=IF([.C996]=0;[.C995]+1;&quot;&quot;)">
            <text:p/>
          </table:table-cell>
          <table:table-cell table:formula="of:=IF([.D995]=&quot;RedoAct&quot;;1;IF([.D995]=&quot;RedoPen&quot;;2;IF([.D9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40, 0, 0]</text:p>
          </table:table-cell>
          <table:table-cell table:formula="of:=IF([.B997]=&quot;&quot;;[.B996];[.B997])" office:value-type="string" office:string-value="[240, 0, 0]" calcext:value-type="string">
            <text:p>[240, 0, 0]</text:p>
          </table:table-cell>
          <table:table-cell office:value-type="string" calcext:value-type="string">
            <text:p>[0.040833850509721416, 4.7064839038148875e-06]</text:p>
          </table:table-cell>
          <table:table-cell table:formula="of:=IF([.C997]=0;[.C996]+1;&quot;&quot;)">
            <text:p/>
          </table:table-cell>
          <table:table-cell table:formula="of:=IF([.D996]=&quot;RedoAct&quot;;1;IF([.D996]=&quot;RedoPen&quot;;2;IF([.D9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41, 0, 0]</text:p>
          </table:table-cell>
          <table:table-cell table:formula="of:=IF([.B998]=&quot;&quot;;[.B997];[.B998])" office:value-type="string" office:string-value="[241, 0, 0]" calcext:value-type="string">
            <text:p>[241, 0, 0]</text:p>
          </table:table-cell>
          <table:table-cell office:value-type="string" calcext:value-type="string">
            <text:p>[0.04083385050507367, 2.451545243929463e-06]</text:p>
          </table:table-cell>
          <table:table-cell table:formula="of:=IF([.C998]=0;[.C997]+1;&quot;&quot;)">
            <text:p/>
          </table:table-cell>
          <table:table-cell table:formula="of:=IF([.D997]=&quot;RedoAct&quot;;1;IF([.D997]=&quot;RedoPen&quot;;2;IF([.D9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42, 0, 0]</text:p>
          </table:table-cell>
          <table:table-cell table:formula="of:=IF([.B999]=&quot;&quot;;[.B998];[.B999])" office:value-type="string" office:string-value="[242, 0, 0]" calcext:value-type="string">
            <text:p>[242, 0, 0]</text:p>
          </table:table-cell>
          <table:table-cell office:value-type="string" calcext:value-type="string">
            <text:p>[0.04083385050244231, 1.1873732042461747e-06]</text:p>
          </table:table-cell>
          <table:table-cell table:formula="of:=IF([.C999]=0;[.C998]+1;&quot;&quot;)">
            <text:p/>
          </table:table-cell>
          <table:table-cell table:formula="of:=IF([.D998]=&quot;RedoAct&quot;;1;IF([.D998]=&quot;RedoPen&quot;;2;IF([.D99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43, 0, 0]</text:p>
          </table:table-cell>
          <table:table-cell table:formula="of:=IF([.B1000]=&quot;&quot;;[.B999];[.B1000])" office:value-type="string" office:string-value="[243, 0, 0]" calcext:value-type="string">
            <text:p>[243, 0, 0]</text:p>
          </table:table-cell>
          <table:table-cell office:value-type="string" calcext:value-type="string">
            <text:p>[0.04083385050012875, 2.595449807372946e-06]</text:p>
          </table:table-cell>
          <table:table-cell table:formula="of:=IF([.C1000]=0;[.C999]+1;&quot;&quot;)">
            <text:p/>
          </table:table-cell>
          <table:table-cell table:formula="of:=IF([.D999]=&quot;RedoAct&quot;;1;IF([.D999]=&quot;RedoPen&quot;;2;IF([.D9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44, 0, 0]</text:p>
          </table:table-cell>
          <table:table-cell table:formula="of:=IF([.B1001]=&quot;&quot;;[.B1000];[.B1001])" office:value-type="string" office:string-value="[244, 0, 0]" calcext:value-type="string">
            <text:p>[244, 0, 0]</text:p>
          </table:table-cell>
          <table:table-cell office:value-type="string" calcext:value-type="string">
            <text:p>[0.04083385049660302, 4.053626149321028e-06]</text:p>
          </table:table-cell>
          <table:table-cell table:formula="of:=IF([.C1001]=0;[.C1000]+1;&quot;&quot;)">
            <text:p/>
          </table:table-cell>
          <table:table-cell table:formula="of:=IF([.D1000]=&quot;RedoAct&quot;;1;IF([.D1000]=&quot;RedoPen&quot;;2;IF([.D10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45, 0, 0]</text:p>
          </table:table-cell>
          <table:table-cell table:formula="of:=IF([.B1002]=&quot;&quot;;[.B1001];[.B1002])" office:value-type="string" office:string-value="[245, 0, 0]" calcext:value-type="string">
            <text:p>[245, 0, 0]</text:p>
          </table:table-cell>
          <table:table-cell office:value-type="string" calcext:value-type="string">
            <text:p>[0.040833850492140694, 4.116820943581542e-06]</text:p>
          </table:table-cell>
          <table:table-cell table:formula="of:=IF([.C1002]=0;[.C1001]+1;&quot;&quot;)">
            <text:p/>
          </table:table-cell>
          <table:table-cell table:formula="of:=IF([.D1001]=&quot;RedoAct&quot;;1;IF([.D1001]=&quot;RedoPen&quot;;2;IF([.D10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46, 0, 0]</text:p>
          </table:table-cell>
          <table:table-cell table:formula="of:=IF([.B1003]=&quot;&quot;;[.B1002];[.B1003])" office:value-type="string" office:string-value="[246, 0, 0]" calcext:value-type="string">
            <text:p>[246, 0, 0]</text:p>
          </table:table-cell>
          <table:table-cell office:value-type="string" calcext:value-type="string">
            <text:p>[0.040833850488513394, 2.3071506473837596e-06]</text:p>
          </table:table-cell>
          <table:table-cell table:formula="of:=IF([.C1003]=0;[.C1002]+1;&quot;&quot;)">
            <text:p/>
          </table:table-cell>
          <table:table-cell table:formula="of:=IF([.D1002]=&quot;RedoAct&quot;;1;IF([.D1002]=&quot;RedoPen&quot;;2;IF([.D10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47, 0, 0]</text:p>
          </table:table-cell>
          <table:table-cell table:formula="of:=IF([.B1004]=&quot;&quot;;[.B1003];[.B1004])" office:value-type="string" office:string-value="[247, 0, 0]" calcext:value-type="string">
            <text:p>[247, 0, 0]</text:p>
          </table:table-cell>
          <table:table-cell office:value-type="string" calcext:value-type="string">
            <text:p>[0.04083385048645059, 9.694513666215978e-07]</text:p>
          </table:table-cell>
          <table:table-cell table:formula="of:=IF([.C1004]=0;[.C1003]+1;&quot;&quot;)">
            <text:p/>
          </table:table-cell>
          <table:table-cell table:formula="of:=IF([.D1003]=&quot;RedoAct&quot;;1;IF([.D1003]=&quot;RedoPen&quot;;2;IF([.D10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48, 0, 0]</text:p>
          </table:table-cell>
          <table:table-cell table:formula="of:=IF([.B1005]=&quot;&quot;;[.B1004];[.B1005])" office:value-type="string" office:string-value="[248, 0, 0]" calcext:value-type="string">
            <text:p>[248, 0, 0]</text:p>
          </table:table-cell>
          <table:table-cell office:value-type="string" calcext:value-type="string">
            <text:p>[0.040833850484820765, 2.0265926502274703e-06]</text:p>
          </table:table-cell>
          <table:table-cell table:formula="of:=IF([.C1005]=0;[.C1004]+1;&quot;&quot;)">
            <text:p/>
          </table:table-cell>
          <table:table-cell table:formula="of:=IF([.D1004]=&quot;RedoAct&quot;;1;IF([.D1004]=&quot;RedoPen&quot;;2;IF([.D10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49, 0, 0]</text:p>
          </table:table-cell>
          <table:table-cell table:formula="of:=IF([.B1006]=&quot;&quot;;[.B1005];[.B1006])" office:value-type="string" office:string-value="[249, 0, 0]" calcext:value-type="string">
            <text:p>[249, 0, 0]</text:p>
          </table:table-cell>
          <table:table-cell office:value-type="string" calcext:value-type="string">
            <text:p>[0.040833850482542705, 3.1673704539144655e-06]</text:p>
          </table:table-cell>
          <table:table-cell table:formula="of:=IF([.C1006]=0;[.C1005]+1;&quot;&quot;)">
            <text:p/>
          </table:table-cell>
          <table:table-cell table:formula="of:=IF([.D1005]=&quot;RedoAct&quot;;1;IF([.D1005]=&quot;RedoPen&quot;;2;IF([.D10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50, 0, 0]</text:p>
          </table:table-cell>
          <table:table-cell table:formula="of:=IF([.B1007]=&quot;&quot;;[.B1006];[.B1007])" office:value-type="string" office:string-value="[250, 0, 0]" calcext:value-type="string">
            <text:p>[250, 0, 0]</text:p>
          </table:table-cell>
          <table:table-cell office:value-type="string" calcext:value-type="string">
            <text:p>[0.04083385047977158, 3.207041762870531e-06]</text:p>
          </table:table-cell>
          <table:table-cell table:formula="of:=IF([.C1007]=0;[.C1006]+1;&quot;&quot;)">
            <text:p/>
          </table:table-cell>
          <table:table-cell table:formula="of:=IF([.D1006]=&quot;RedoAct&quot;;1;IF([.D1006]=&quot;RedoPen&quot;;2;IF([.D10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51, 0, 0]</text:p>
          </table:table-cell>
          <table:table-cell table:formula="of:=IF([.B1008]=&quot;&quot;;[.B1007];[.B1008])" office:value-type="string" office:string-value="[251, 0, 0]" calcext:value-type="string">
            <text:p>[251, 0, 0]</text:p>
          </table:table-cell>
          <table:table-cell office:value-type="string" calcext:value-type="string">
            <text:p>[0.0408338504775609, 1.8506959569940178e-06]</text:p>
          </table:table-cell>
          <table:table-cell table:formula="of:=IF([.C1008]=0;[.C1007]+1;&quot;&quot;)">
            <text:p/>
          </table:table-cell>
          <table:table-cell table:formula="of:=IF([.D1007]=&quot;RedoAct&quot;;1;IF([.D1007]=&quot;RedoPen&quot;;2;IF([.D10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52, 0, 0]</text:p>
          </table:table-cell>
          <table:table-cell table:formula="of:=IF([.B1009]=&quot;&quot;;[.B1008];[.B1009])" office:value-type="string" office:string-value="[252, 0, 0]" calcext:value-type="string">
            <text:p>[252, 0, 0]</text:p>
          </table:table-cell>
          <table:table-cell office:value-type="string" calcext:value-type="string">
            <text:p>[0.04083385047622568, 7.97741005262346e-07]</text:p>
          </table:table-cell>
          <table:table-cell table:formula="of:=IF([.C1009]=0;[.C1008]+1;&quot;&quot;)">
            <text:p/>
          </table:table-cell>
          <table:table-cell table:formula="of:=IF([.D1008]=&quot;RedoAct&quot;;1;IF([.D1008]=&quot;RedoPen&quot;;2;IF([.D10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53, 0, 0]</text:p>
          </table:table-cell>
          <table:table-cell table:formula="of:=IF([.B1010]=&quot;&quot;;[.B1009];[.B1010])" office:value-type="string" office:string-value="[253, 0, 0]" calcext:value-type="string">
            <text:p>[253, 0, 0]</text:p>
          </table:table-cell>
          <table:table-cell office:value-type="string" calcext:value-type="string">
            <text:p>[0.04083385047503254, 1.5825121856513047e-06]</text:p>
          </table:table-cell>
          <table:table-cell table:formula="of:=IF([.C1010]=0;[.C1009]+1;&quot;&quot;)">
            <text:p/>
          </table:table-cell>
          <table:table-cell table:formula="of:=IF([.D1009]=&quot;RedoAct&quot;;1;IF([.D1009]=&quot;RedoPen&quot;;2;IF([.D10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54, 0, 0]</text:p>
          </table:table-cell>
          <table:table-cell table:formula="of:=IF([.B1011]=&quot;&quot;;[.B1010];[.B1011])" office:value-type="string" office:string-value="[254, 0, 0]" calcext:value-type="string">
            <text:p>[254, 0, 0]</text:p>
          </table:table-cell>
          <table:table-cell office:value-type="string" calcext:value-type="string">
            <text:p>[0.04083385047330512, 2.5452115688814316e-06]</text:p>
          </table:table-cell>
          <table:table-cell table:formula="of:=IF([.C1011]=0;[.C1010]+1;&quot;&quot;)">
            <text:p/>
          </table:table-cell>
          <table:table-cell table:formula="of:=IF([.D1010]=&quot;RedoAct&quot;;1;IF([.D1010]=&quot;RedoPen&quot;;2;IF([.D10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55, 0, 0]</text:p>
          </table:table-cell>
          <table:table-cell table:formula="of:=IF([.B1012]=&quot;&quot;;[.B1011];[.B1012])" office:value-type="string" office:string-value="[255, 0, 0]" calcext:value-type="string">
            <text:p>[255, 0, 0]</text:p>
          </table:table-cell>
          <table:table-cell office:value-type="string" calcext:value-type="string">
            <text:p>[0.04083385047127437, 2.5521301781180235e-06]</text:p>
          </table:table-cell>
          <table:table-cell table:formula="of:=IF([.C1012]=0;[.C1011]+1;&quot;&quot;)">
            <text:p/>
          </table:table-cell>
          <table:table-cell table:formula="of:=IF([.D1011]=&quot;RedoAct&quot;;1;IF([.D1011]=&quot;RedoPen&quot;;2;IF([.D10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56, 0, 0]</text:p>
          </table:table-cell>
          <table:table-cell table:formula="of:=IF([.B1013]=&quot;&quot;;[.B1012];[.B1013])" office:value-type="string" office:string-value="[256, 0, 0]" calcext:value-type="string">
            <text:p>[256, 0, 0]</text:p>
          </table:table-cell>
          <table:table-cell office:value-type="string" calcext:value-type="string">
            <text:p>[0.04083385046980273, 1.385310816189466e-06]</text:p>
          </table:table-cell>
          <table:table-cell table:formula="of:=IF([.C1013]=0;[.C1012]+1;&quot;&quot;)">
            <text:p/>
          </table:table-cell>
          <table:table-cell table:formula="of:=IF([.D1012]=&quot;RedoAct&quot;;1;IF([.D1012]=&quot;RedoPen&quot;;2;IF([.D10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57, 0, 0]</text:p>
          </table:table-cell>
          <table:table-cell table:formula="of:=IF([.B1014]=&quot;&quot;;[.B1013];[.B1014])" office:value-type="string" office:string-value="[257, 0, 0]" calcext:value-type="string">
            <text:p>[257, 0, 0]</text:p>
          </table:table-cell>
          <table:table-cell office:value-type="string" calcext:value-type="string">
            <text:p>[0.040833850469054064, 5.780111035402098e-07]</text:p>
          </table:table-cell>
          <table:table-cell table:formula="of:=IF([.C1014]=0;[.C1013]+1;&quot;&quot;)">
            <text:p/>
          </table:table-cell>
          <table:table-cell table:formula="of:=IF([.D1013]=&quot;RedoAct&quot;;1;IF([.D1013]=&quot;RedoPen&quot;;2;IF([.D10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58, 0, 0]</text:p>
          </table:table-cell>
          <table:table-cell table:formula="of:=IF([.B1015]=&quot;&quot;;[.B1014];[.B1015])" office:value-type="string" office:string-value="[258, 0, 0]" calcext:value-type="string">
            <text:p>[258, 0, 0]</text:p>
          </table:table-cell>
          <table:table-cell office:value-type="string" calcext:value-type="string">
            <text:p>[0.040833850468460456, 1.1252598485418202e-06]</text:p>
          </table:table-cell>
          <table:table-cell table:formula="of:=IF([.C1015]=0;[.C1014]+1;&quot;&quot;)">
            <text:p/>
          </table:table-cell>
          <table:table-cell table:formula="of:=IF([.D1014]=&quot;RedoAct&quot;;1;IF([.D1014]=&quot;RedoPen&quot;;2;IF([.D10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59, 0, 0]</text:p>
          </table:table-cell>
          <table:table-cell table:formula="of:=IF([.B1016]=&quot;&quot;;[.B1015];[.B1016])" office:value-type="string" office:string-value="[259, 0, 0]" calcext:value-type="string">
            <text:p>[259, 0, 0]</text:p>
          </table:table-cell>
          <table:table-cell office:value-type="string" calcext:value-type="string">
            <text:p>[0.040833850467579626, 1.7830238293491674e-06]</text:p>
          </table:table-cell>
          <table:table-cell table:formula="of:=IF([.C1016]=0;[.C1015]+1;&quot;&quot;)">
            <text:p/>
          </table:table-cell>
          <table:table-cell table:formula="of:=IF([.D1015]=&quot;RedoAct&quot;;1;IF([.D1015]=&quot;RedoPen&quot;;2;IF([.D10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60, 0, 0]</text:p>
          </table:table-cell>
          <table:table-cell table:formula="of:=IF([.B1017]=&quot;&quot;;[.B1016];[.B1017])" office:value-type="string" office:string-value="[260, 0, 0]" calcext:value-type="string">
            <text:p>[260, 0, 0]</text:p>
          </table:table-cell>
          <table:table-cell office:value-type="string" calcext:value-type="string">
            <text:p>[0.04083385046650275, 1.7996278285239357e-06]</text:p>
          </table:table-cell>
          <table:table-cell table:formula="of:=IF([.C1017]=0;[.C1016]+1;&quot;&quot;)">
            <text:p/>
          </table:table-cell>
          <table:table-cell table:formula="of:=IF([.D1016]=&quot;RedoAct&quot;;1;IF([.D1016]=&quot;RedoPen&quot;;2;IF([.D10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61, 0, 0]</text:p>
          </table:table-cell>
          <table:table-cell table:formula="of:=IF([.B1018]=&quot;&quot;;[.B1017];[.B1018])" office:value-type="string" office:string-value="[261, 0, 0]" calcext:value-type="string">
            <text:p>[261, 0, 0]</text:p>
          </table:table-cell>
          <table:table-cell office:value-type="string" calcext:value-type="string">
            <text:p>[0.04083385046565011, 1.0048357462753822e-06]</text:p>
          </table:table-cell>
          <table:table-cell table:formula="of:=IF([.C1018]=0;[.C1017]+1;&quot;&quot;)">
            <text:p/>
          </table:table-cell>
          <table:table-cell table:formula="of:=IF([.D1017]=&quot;RedoAct&quot;;1;IF([.D1017]=&quot;RedoPen&quot;;2;IF([.D10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62, 0, 0]</text:p>
          </table:table-cell>
          <table:table-cell table:formula="of:=IF([.B1019]=&quot;&quot;;[.B1018];[.B1019])" office:value-type="string" office:string-value="[262, 0, 0]" calcext:value-type="string">
            <text:p>[262, 0, 0]</text:p>
          </table:table-cell>
          <table:table-cell office:value-type="string" calcext:value-type="string">
            <text:p>[0.04083385046514657, 5.038856845575466e-07]</text:p>
          </table:table-cell>
          <table:table-cell table:formula="of:=IF([.C1019]=0;[.C1018]+1;&quot;&quot;)">
            <text:p/>
          </table:table-cell>
          <table:table-cell table:formula="of:=IF([.D1018]=&quot;RedoAct&quot;;1;IF([.D1018]=&quot;RedoPen&quot;;2;IF([.D10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63, 0, 0]</text:p>
          </table:table-cell>
          <table:table-cell table:formula="of:=IF([.B1020]=&quot;&quot;;[.B1019];[.B1020])" office:value-type="string" office:string-value="[263, 0, 0]" calcext:value-type="string">
            <text:p>[263, 0, 0]</text:p>
          </table:table-cell>
          <table:table-cell office:value-type="string" calcext:value-type="string">
            <text:p>[0.040833850464697154, 1.0099689454722441e-06]</text:p>
          </table:table-cell>
          <table:table-cell table:formula="of:=IF([.C1020]=0;[.C1019]+1;&quot;&quot;)">
            <text:p/>
          </table:table-cell>
          <table:table-cell table:formula="of:=IF([.D1019]=&quot;RedoAct&quot;;1;IF([.D1019]=&quot;RedoPen&quot;;2;IF([.D10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64, 0, 0]</text:p>
          </table:table-cell>
          <table:table-cell table:formula="of:=IF([.B1021]=&quot;&quot;;[.B1020];[.B1021])" office:value-type="string" office:string-value="[264, 0, 0]" calcext:value-type="string">
            <text:p>[264, 0, 0]</text:p>
          </table:table-cell>
          <table:table-cell office:value-type="string" calcext:value-type="string">
            <text:p>[0.040833850464030465, 1.5662850616317537e-06]</text:p>
          </table:table-cell>
          <table:table-cell table:formula="of:=IF([.C1021]=0;[.C1020]+1;&quot;&quot;)">
            <text:p/>
          </table:table-cell>
          <table:table-cell table:formula="of:=IF([.D1020]=&quot;RedoAct&quot;;1;IF([.D1020]=&quot;RedoPen&quot;;2;IF([.D10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65, 0, 0]</text:p>
          </table:table-cell>
          <table:table-cell table:formula="of:=IF([.B1022]=&quot;&quot;;[.B1021];[.B1022])" office:value-type="string" office:string-value="[265, 0, 0]" calcext:value-type="string">
            <text:p>[265, 0, 0]</text:p>
          </table:table-cell>
          <table:table-cell office:value-type="string" calcext:value-type="string">
            <text:p>[0.04083385046322713, 1.5539491330013395e-06]</text:p>
          </table:table-cell>
          <table:table-cell table:formula="of:=IF([.C1022]=0;[.C1021]+1;&quot;&quot;)">
            <text:p/>
          </table:table-cell>
          <table:table-cell table:formula="of:=IF([.D1021]=&quot;RedoAct&quot;;1;IF([.D1021]=&quot;RedoPen&quot;;2;IF([.D10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66, 0, 0]</text:p>
          </table:table-cell>
          <table:table-cell table:formula="of:=IF([.B1023]=&quot;&quot;;[.B1022];[.B1023])" office:value-type="string" office:string-value="[266, 0, 0]" calcext:value-type="string">
            <text:p>[266, 0, 0]</text:p>
          </table:table-cell>
          <table:table-cell office:value-type="string" calcext:value-type="string">
            <text:p>[0.04083385046263925, 8.269466731616117e-07]</text:p>
          </table:table-cell>
          <table:table-cell table:formula="of:=IF([.C1023]=0;[.C1022]+1;&quot;&quot;)">
            <text:p/>
          </table:table-cell>
          <table:table-cell table:formula="of:=IF([.D1022]=&quot;RedoAct&quot;;1;IF([.D1022]=&quot;RedoPen&quot;;2;IF([.D10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67, 0, 0]</text:p>
          </table:table-cell>
          <table:table-cell table:formula="of:=IF([.B1024]=&quot;&quot;;[.B1023];[.B1024])" office:value-type="string" office:string-value="[267, 0, 0]" calcext:value-type="string">
            <text:p>[267, 0, 0]</text:p>
          </table:table-cell>
          <table:table-cell office:value-type="string" calcext:value-type="string">
            <text:p>[0.040833850462355555, 3.4818248226722983e-07]</text:p>
          </table:table-cell>
          <table:table-cell table:formula="of:=IF([.C1024]=0;[.C1023]+1;&quot;&quot;)">
            <text:p/>
          </table:table-cell>
          <table:table-cell table:formula="of:=IF([.D1023]=&quot;RedoAct&quot;;1;IF([.D1023]=&quot;RedoPen&quot;;2;IF([.D10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68, 0, 0]</text:p>
          </table:table-cell>
          <table:table-cell table:formula="of:=IF([.B1025]=&quot;&quot;;[.B1024];[.B1025])" office:value-type="string" office:string-value="[268, 0, 0]" calcext:value-type="string">
            <text:p>[268, 0, 0]</text:p>
          </table:table-cell>
          <table:table-cell office:value-type="string" calcext:value-type="string">
            <text:p>[0.04083385046215157, 6.747492445208055e-07]</text:p>
          </table:table-cell>
          <table:table-cell table:formula="of:=IF([.C1025]=0;[.C1024]+1;&quot;&quot;)">
            <text:p/>
          </table:table-cell>
          <table:table-cell table:formula="of:=IF([.D1024]=&quot;RedoAct&quot;;1;IF([.D1024]=&quot;RedoPen&quot;;2;IF([.D102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69, 0, 0]</text:p>
          </table:table-cell>
          <table:table-cell table:formula="of:=IF([.B1026]=&quot;&quot;;[.B1025];[.B1026])" office:value-type="string" office:string-value="[269, 0, 0]" calcext:value-type="string">
            <text:p>[269, 0, 0]</text:p>
          </table:table-cell>
          <table:table-cell office:value-type="string" calcext:value-type="string">
            <text:p>[0.040833850461848925, 1.0641328239658552e-06]</text:p>
          </table:table-cell>
          <table:table-cell table:formula="of:=IF([.C1026]=0;[.C1025]+1;&quot;&quot;)">
            <text:p/>
          </table:table-cell>
          <table:table-cell table:formula="of:=IF([.D1025]=&quot;RedoAct&quot;;1;IF([.D1025]=&quot;RedoPen&quot;;2;IF([.D10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70, 0, 0]</text:p>
          </table:table-cell>
          <table:table-cell table:formula="of:=IF([.B1027]=&quot;&quot;;[.B1026];[.B1027])" office:value-type="string" office:string-value="[270, 0, 0]" calcext:value-type="string">
            <text:p>[270, 0, 0]</text:p>
          </table:table-cell>
          <table:table-cell office:value-type="string" calcext:value-type="string">
            <text:p>[0.04083385046146313, 1.1175975176714196e-06]</text:p>
          </table:table-cell>
          <table:table-cell table:formula="of:=IF([.C1027]=0;[.C1026]+1;&quot;&quot;)">
            <text:p/>
          </table:table-cell>
          <table:table-cell table:formula="of:=IF([.D1026]=&quot;RedoAct&quot;;1;IF([.D1026]=&quot;RedoPen&quot;;2;IF([.D10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71, 0, 0]</text:p>
          </table:table-cell>
          <table:table-cell table:formula="of:=IF([.B1028]=&quot;&quot;;[.B1027];[.B1028])" office:value-type="string" office:string-value="[271, 0, 0]" calcext:value-type="string">
            <text:p>[271, 0, 0]</text:p>
          </table:table-cell>
          <table:table-cell office:value-type="string" calcext:value-type="string">
            <text:p>[0.04083385046114958, 6.795583755716987e-07]</text:p>
          </table:table-cell>
          <table:table-cell table:formula="of:=IF([.C1028]=0;[.C1027]+1;&quot;&quot;)">
            <text:p/>
          </table:table-cell>
          <table:table-cell table:formula="of:=IF([.D1027]=&quot;RedoAct&quot;;1;IF([.D1027]=&quot;RedoPen&quot;;2;IF([.D10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72, 0, 0]</text:p>
          </table:table-cell>
          <table:table-cell table:formula="of:=IF([.B1029]=&quot;&quot;;[.B1028];[.B1029])" office:value-type="string" office:string-value="[272, 0, 0]" calcext:value-type="string">
            <text:p>[272, 0, 0]</text:p>
          </table:table-cell>
          <table:table-cell office:value-type="string" calcext:value-type="string">
            <text:p>[0.04083385046097969, 2.6963006103122653e-07]</text:p>
          </table:table-cell>
          <table:table-cell table:formula="of:=IF([.C1029]=0;[.C1028]+1;&quot;&quot;)">
            <text:p/>
          </table:table-cell>
          <table:table-cell table:formula="of:=IF([.D1028]=&quot;RedoAct&quot;;1;IF([.D1028]=&quot;RedoPen&quot;;2;IF([.D10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73, 0, 0]</text:p>
          </table:table-cell>
          <table:table-cell table:formula="of:=IF([.B1030]=&quot;&quot;;[.B1029];[.B1030])" office:value-type="string" office:string-value="[273, 0, 0]" calcext:value-type="string">
            <text:p>[273, 0, 0]</text:p>
          </table:table-cell>
          <table:table-cell office:value-type="string" calcext:value-type="string">
            <text:p>[0.040833850460858724, 4.216147192717958e-07]</text:p>
          </table:table-cell>
          <table:table-cell table:formula="of:=IF([.C1030]=0;[.C1029]+1;&quot;&quot;)">
            <text:p/>
          </table:table-cell>
          <table:table-cell table:formula="of:=IF([.D1029]=&quot;RedoAct&quot;;1;IF([.D1029]=&quot;RedoPen&quot;;2;IF([.D10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74, 0, 0]</text:p>
          </table:table-cell>
          <table:table-cell table:formula="of:=IF([.B1031]=&quot;&quot;;[.B1030];[.B1031])" office:value-type="string" office:string-value="[274, 0, 0]" calcext:value-type="string">
            <text:p>[274, 0, 0]</text:p>
          </table:table-cell>
          <table:table-cell office:value-type="string" calcext:value-type="string">
            <text:p>[0.04083385046070252, 6.596013294221504e-07]</text:p>
          </table:table-cell>
          <table:table-cell table:formula="of:=IF([.C1031]=0;[.C1030]+1;&quot;&quot;)">
            <text:p/>
          </table:table-cell>
          <table:table-cell table:formula="of:=IF([.D1030]=&quot;RedoAct&quot;;1;IF([.D1030]=&quot;RedoPen&quot;;2;IF([.D10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75, 0, 0]</text:p>
          </table:table-cell>
          <table:table-cell table:formula="of:=IF([.B1032]=&quot;&quot;;[.B1031];[.B1032])" office:value-type="string" office:string-value="[275, 0, 0]" calcext:value-type="string">
            <text:p>[275, 0, 0]</text:p>
          </table:table-cell>
          <table:table-cell office:value-type="string" calcext:value-type="string">
            <text:p>[0.04083385046052642, 6.472898630320088e-07]</text:p>
          </table:table-cell>
          <table:table-cell table:formula="of:=IF([.C1032]=0;[.C1031]+1;&quot;&quot;)">
            <text:p/>
          </table:table-cell>
          <table:table-cell table:formula="of:=IF([.D1031]=&quot;RedoAct&quot;;1;IF([.D1031]=&quot;RedoPen&quot;;2;IF([.D10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76, 0, 0]</text:p>
          </table:table-cell>
          <table:table-cell table:formula="of:=IF([.B1033]=&quot;&quot;;[.B1032];[.B1033])" office:value-type="string" office:string-value="[276, 0, 0]" calcext:value-type="string">
            <text:p>[276, 0, 0]</text:p>
          </table:table-cell>
          <table:table-cell office:value-type="string" calcext:value-type="string">
            <text:p>[0.04083385046039819, 3.5575285161710507e-07]</text:p>
          </table:table-cell>
          <table:table-cell table:formula="of:=IF([.C1033]=0;[.C1032]+1;&quot;&quot;)">
            <text:p/>
          </table:table-cell>
          <table:table-cell table:formula="of:=IF([.D1032]=&quot;RedoAct&quot;;1;IF([.D1032]=&quot;RedoPen&quot;;2;IF([.D10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77, 0, 0]</text:p>
          </table:table-cell>
          <table:table-cell table:formula="of:=IF([.B1034]=&quot;&quot;;[.B1033];[.B1034])" office:value-type="string" office:string-value="[277, 0, 0]" calcext:value-type="string">
            <text:p>[277, 0, 0]</text:p>
          </table:table-cell>
          <table:table-cell office:value-type="string" calcext:value-type="string">
            <text:p>[0.040833850460323874, 1.9584606664790013e-07]</text:p>
          </table:table-cell>
          <table:table-cell table:formula="of:=IF([.C1034]=0;[.C1033]+1;&quot;&quot;)">
            <text:p/>
          </table:table-cell>
          <table:table-cell table:formula="of:=IF([.D1033]=&quot;RedoAct&quot;;1;IF([.D1033]=&quot;RedoPen&quot;;2;IF([.D10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78, 0, 0]</text:p>
          </table:table-cell>
          <table:table-cell table:formula="of:=IF([.B1035]=&quot;&quot;;[.B1034];[.B1035])" office:value-type="string" office:string-value="[278, 0, 0]" calcext:value-type="string">
            <text:p>[278, 0, 0]</text:p>
          </table:table-cell>
          <table:table-cell office:value-type="string" calcext:value-type="string">
            <text:p>[0.040833850460254624, 3.5967682094293847e-07]</text:p>
          </table:table-cell>
          <table:table-cell table:formula="of:=IF([.C1035]=0;[.C1034]+1;&quot;&quot;)">
            <text:p/>
          </table:table-cell>
          <table:table-cell table:formula="of:=IF([.D1034]=&quot;RedoAct&quot;;1;IF([.D1034]=&quot;RedoPen&quot;;2;IF([.D10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79, 0, 0]</text:p>
          </table:table-cell>
          <table:table-cell table:formula="of:=IF([.B1036]=&quot;&quot;;[.B1035];[.B1036])" office:value-type="string" office:string-value="[279, 0, 0]" calcext:value-type="string">
            <text:p>[279, 0, 0]</text:p>
          </table:table-cell>
          <table:table-cell office:value-type="string" calcext:value-type="string">
            <text:p>[0.040833850460155766, 5.246326333221465e-07]</text:p>
          </table:table-cell>
          <table:table-cell table:formula="of:=IF([.C1036]=0;[.C1035]+1;&quot;&quot;)">
            <text:p/>
          </table:table-cell>
          <table:table-cell table:formula="of:=IF([.D1035]=&quot;RedoAct&quot;;1;IF([.D1035]=&quot;RedoPen&quot;;2;IF([.D10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80, 0, 0]</text:p>
          </table:table-cell>
          <table:table-cell table:formula="of:=IF([.B1037]=&quot;&quot;;[.B1036];[.B1037])" office:value-type="string" office:string-value="[280, 0, 0]" calcext:value-type="string">
            <text:p>[280, 0, 0]</text:p>
          </table:table-cell>
          <table:table-cell office:value-type="string" calcext:value-type="string">
            <text:p>[0.04083385046004913, 4.7390576112347116e-07]</text:p>
          </table:table-cell>
          <table:table-cell table:formula="of:=IF([.C1037]=0;[.C1036]+1;&quot;&quot;)">
            <text:p/>
          </table:table-cell>
          <table:table-cell table:formula="of:=IF([.D1036]=&quot;RedoAct&quot;;1;IF([.D1036]=&quot;RedoPen&quot;;2;IF([.D10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81, 0, 0]</text:p>
          </table:table-cell>
          <table:table-cell table:formula="of:=IF([.B1038]=&quot;&quot;;[.B1037];[.B1038])" office:value-type="string" office:string-value="[281, 0, 0]" calcext:value-type="string">
            <text:p>[281, 0, 0]</text:p>
          </table:table-cell>
          <table:table-cell office:value-type="string" calcext:value-type="string">
            <text:p>[0.04083385045997816, 2.3049345978399998e-07]</text:p>
          </table:table-cell>
          <table:table-cell table:formula="of:=IF([.C1038]=0;[.C1037]+1;&quot;&quot;)">
            <text:p/>
          </table:table-cell>
          <table:table-cell table:formula="of:=IF([.D1037]=&quot;RedoAct&quot;;1;IF([.D1037]=&quot;RedoPen&quot;;2;IF([.D10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82, 0, 0]</text:p>
          </table:table-cell>
          <table:table-cell table:formula="of:=IF([.B1039]=&quot;&quot;;[.B1038];[.B1039])" office:value-type="string" office:string-value="[282, 0, 0]" calcext:value-type="string">
            <text:p>[282, 0, 0]</text:p>
          </table:table-cell>
          <table:table-cell office:value-type="string" calcext:value-type="string">
            <text:p>[0.04083385045994047, 1.5039231009570826e-07]</text:p>
          </table:table-cell>
          <table:table-cell table:formula="of:=IF([.C1039]=0;[.C1038]+1;&quot;&quot;)">
            <text:p/>
          </table:table-cell>
          <table:table-cell table:formula="of:=IF([.D1038]=&quot;RedoAct&quot;;1;IF([.D1038]=&quot;RedoPen&quot;;2;IF([.D10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83, 0, 0]</text:p>
          </table:table-cell>
          <table:table-cell table:formula="of:=IF([.B1040]=&quot;&quot;;[.B1039];[.B1040])" office:value-type="string" office:string-value="[283, 0, 0]" calcext:value-type="string">
            <text:p>[283, 0, 0]</text:p>
          </table:table-cell>
          <table:table-cell office:value-type="string" calcext:value-type="string">
            <text:p>[0.0408338504599051, 2.7578595410033126e-07]</text:p>
          </table:table-cell>
          <table:table-cell table:formula="of:=IF([.C1040]=0;[.C1039]+1;&quot;&quot;)">
            <text:p/>
          </table:table-cell>
          <table:table-cell table:formula="of:=IF([.D1039]=&quot;RedoAct&quot;;1;IF([.D1039]=&quot;RedoPen&quot;;2;IF([.D10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84, 0, 0]</text:p>
          </table:table-cell>
          <table:table-cell table:formula="of:=IF([.B1041]=&quot;&quot;;[.B1040];[.B1041])" office:value-type="string" office:string-value="[284, 0, 0]" calcext:value-type="string">
            <text:p>[284, 0, 0]</text:p>
          </table:table-cell>
          <table:table-cell office:value-type="string" calcext:value-type="string">
            <text:p>[0.04083385045985378, 3.7979561255552107e-07]</text:p>
          </table:table-cell>
          <table:table-cell table:formula="of:=IF([.C1041]=0;[.C1040]+1;&quot;&quot;)">
            <text:p/>
          </table:table-cell>
          <table:table-cell table:formula="of:=IF([.D1040]=&quot;RedoAct&quot;;1;IF([.D1040]=&quot;RedoPen&quot;;2;IF([.D10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85, 0, 0]</text:p>
          </table:table-cell>
          <table:table-cell table:formula="of:=IF([.B1042]=&quot;&quot;;[.B1041];[.B1042])" office:value-type="string" office:string-value="[285, 0, 0]" calcext:value-type="string">
            <text:p>[285, 0, 0]</text:p>
          </table:table-cell>
          <table:table-cell office:value-type="string" calcext:value-type="string">
            <text:p>[0.04083385045979965, 3.2478467574452983e-07]</text:p>
          </table:table-cell>
          <table:table-cell table:formula="of:=IF([.C1042]=0;[.C1041]+1;&quot;&quot;)">
            <text:p/>
          </table:table-cell>
          <table:table-cell table:formula="of:=IF([.D1041]=&quot;RedoAct&quot;;1;IF([.D1041]=&quot;RedoPen&quot;;2;IF([.D10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86, 0, 0]</text:p>
          </table:table-cell>
          <table:table-cell table:formula="of:=IF([.B1043]=&quot;&quot;;[.B1042];[.B1043])" office:value-type="string" office:string-value="[286, 0, 0]" calcext:value-type="string">
            <text:p>[286, 0, 0]</text:p>
          </table:table-cell>
          <table:table-cell office:value-type="string" calcext:value-type="string">
            <text:p>[0.040833850459764, 1.498581788186533e-07]</text:p>
          </table:table-cell>
          <table:table-cell table:formula="of:=IF([.C1043]=0;[.C1042]+1;&quot;&quot;)">
            <text:p/>
          </table:table-cell>
          <table:table-cell table:formula="of:=IF([.D1042]=&quot;RedoAct&quot;;1;IF([.D1042]=&quot;RedoPen&quot;;2;IF([.D10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87, 0, 0]</text:p>
          </table:table-cell>
          <table:table-cell table:formula="of:=IF([.B1044]=&quot;&quot;;[.B1043];[.B1044])" office:value-type="string" office:string-value="[287, 0, 0]" calcext:value-type="string">
            <text:p>[287, 0, 0]</text:p>
          </table:table-cell>
          <table:table-cell office:value-type="string" calcext:value-type="string">
            <text:p>[0.04083385045974416, 1.2015820302327454e-07]</text:p>
          </table:table-cell>
          <table:table-cell table:formula="of:=IF([.C1044]=0;[.C1043]+1;&quot;&quot;)">
            <text:p/>
          </table:table-cell>
          <table:table-cell table:formula="of:=IF([.D1043]=&quot;RedoAct&quot;;1;IF([.D1043]=&quot;RedoPen&quot;;2;IF([.D104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88, 0, 0]</text:p>
          </table:table-cell>
          <table:table-cell table:formula="of:=IF([.B1045]=&quot;&quot;;[.B1044];[.B1045])" office:value-type="string" office:string-value="[288, 0, 0]" calcext:value-type="string">
            <text:p>[288, 0, 0]</text:p>
          </table:table-cell>
          <table:table-cell office:value-type="string" calcext:value-type="string">
            <text:p>[0.04083385045972415, 2.1897113968203126e-07]</text:p>
          </table:table-cell>
          <table:table-cell table:formula="of:=IF([.C1045]=0;[.C1044]+1;&quot;&quot;)">
            <text:p/>
          </table:table-cell>
          <table:table-cell table:formula="of:=IF([.D1044]=&quot;RedoAct&quot;;1;IF([.D1044]=&quot;RedoPen&quot;;2;IF([.D10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89, 0, 0]</text:p>
          </table:table-cell>
          <table:table-cell table:formula="of:=IF([.B1046]=&quot;&quot;;[.B1045];[.B1046])" office:value-type="string" office:string-value="[289, 0, 0]" calcext:value-type="string">
            <text:p>[289, 0, 0]</text:p>
          </table:table-cell>
          <table:table-cell office:value-type="string" calcext:value-type="string">
            <text:p>[0.04083385045969496, 2.9475884124766423e-07]</text:p>
          </table:table-cell>
          <table:table-cell table:formula="of:=IF([.C1046]=0;[.C1045]+1;&quot;&quot;)">
            <text:p/>
          </table:table-cell>
          <table:table-cell table:formula="of:=IF([.D1045]=&quot;RedoAct&quot;;1;IF([.D1045]=&quot;RedoPen&quot;;2;IF([.D104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90, 0, 0]</text:p>
          </table:table-cell>
          <table:table-cell table:formula="of:=IF([.B1047]=&quot;&quot;;[.B1046];[.B1047])" office:value-type="string" office:string-value="[290, 0, 0]" calcext:value-type="string">
            <text:p>[290, 0, 0]</text:p>
          </table:table-cell>
          <table:table-cell office:value-type="string" calcext:value-type="string">
            <text:p>[0.040833850459664374, 2.517995405937921e-07]</text:p>
          </table:table-cell>
          <table:table-cell table:formula="of:=IF([.C1047]=0;[.C1046]+1;&quot;&quot;)">
            <text:p/>
          </table:table-cell>
          <table:table-cell table:formula="of:=IF([.D1046]=&quot;RedoAct&quot;;1;IF([.D1046]=&quot;RedoPen&quot;;2;IF([.D10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91, 0, 0]</text:p>
          </table:table-cell>
          <table:table-cell table:formula="of:=IF([.B1048]=&quot;&quot;;[.B1047];[.B1048])" office:value-type="string" office:string-value="[291, 0, 0]" calcext:value-type="string">
            <text:p>[291, 0, 0]</text:p>
          </table:table-cell>
          <table:table-cell office:value-type="string" calcext:value-type="string">
            <text:p>[0.040833850459644355, 1.213655596725503e-07]</text:p>
          </table:table-cell>
          <table:table-cell table:formula="of:=IF([.C1048]=0;[.C1047]+1;&quot;&quot;)">
            <text:p/>
          </table:table-cell>
          <table:table-cell table:formula="of:=IF([.D1047]=&quot;RedoAct&quot;;1;IF([.D1047]=&quot;RedoPen&quot;;2;IF([.D10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92, 0, 0]</text:p>
          </table:table-cell>
          <table:table-cell table:formula="of:=IF([.B1049]=&quot;&quot;;[.B1048];[.B1049])" office:value-type="string" office:string-value="[292, 0, 0]" calcext:value-type="string">
            <text:p>[292, 0, 0]</text:p>
          </table:table-cell>
          <table:table-cell office:value-type="string" calcext:value-type="string">
            <text:p>[0.040833850459633086, 8.290645494323006e-08]</text:p>
          </table:table-cell>
          <table:table-cell table:formula="of:=IF([.C1049]=0;[.C1048]+1;&quot;&quot;)">
            <text:p/>
          </table:table-cell>
          <table:table-cell table:formula="of:=IF([.D1048]=&quot;RedoAct&quot;;1;IF([.D1048]=&quot;RedoPen&quot;;2;IF([.D104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93, 0, 0]</text:p>
          </table:table-cell>
          <table:table-cell table:formula="of:=IF([.B1050]=&quot;&quot;;[.B1049];[.B1050])" office:value-type="string" office:string-value="[293, 0, 0]" calcext:value-type="string">
            <text:p>[293, 0, 0]</text:p>
          </table:table-cell>
          <table:table-cell office:value-type="string" calcext:value-type="string">
            <text:p>[0.04083385045962169, 1.4787505512508758e-07]</text:p>
          </table:table-cell>
          <table:table-cell table:formula="of:=IF([.C1050]=0;[.C1049]+1;&quot;&quot;)">
            <text:p/>
          </table:table-cell>
          <table:table-cell table:formula="of:=IF([.D1049]=&quot;RedoAct&quot;;1;IF([.D1049]=&quot;RedoPen&quot;;2;IF([.D10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94, 0, 0]</text:p>
          </table:table-cell>
          <table:table-cell table:formula="of:=IF([.B1051]=&quot;&quot;;[.B1050];[.B1051])" office:value-type="string" office:string-value="[294, 0, 0]" calcext:value-type="string">
            <text:p>[294, 0, 0]</text:p>
          </table:table-cell>
          <table:table-cell office:value-type="string" calcext:value-type="string">
            <text:p>[0.0408338504596055, 1.965446215255088e-07]</text:p>
          </table:table-cell>
          <table:table-cell table:formula="of:=IF([.C1051]=0;[.C1050]+1;&quot;&quot;)">
            <text:p/>
          </table:table-cell>
          <table:table-cell table:formula="of:=IF([.D1050]=&quot;RedoAct&quot;;1;IF([.D1050]=&quot;RedoPen&quot;;2;IF([.D10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95, 0, 0]</text:p>
          </table:table-cell>
          <table:table-cell table:formula="of:=IF([.B1052]=&quot;&quot;;[.B1051];[.B1052])" office:value-type="string" office:string-value="[295, 0, 0]" calcext:value-type="string">
            <text:p>[295, 0, 0]</text:p>
          </table:table-cell>
          <table:table-cell office:value-type="string" calcext:value-type="string">
            <text:p>[0.04083385045958967, 1.5880639954252878e-07]</text:p>
          </table:table-cell>
          <table:table-cell table:formula="of:=IF([.C1052]=0;[.C1051]+1;&quot;&quot;)">
            <text:p/>
          </table:table-cell>
          <table:table-cell table:formula="of:=IF([.D1051]=&quot;RedoAct&quot;;1;IF([.D1051]=&quot;RedoPen&quot;;2;IF([.D10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96, 0, 0]</text:p>
          </table:table-cell>
          <table:table-cell table:formula="of:=IF([.B1053]=&quot;&quot;;[.B1052];[.B1053])" office:value-type="string" office:string-value="[296, 0, 0]" calcext:value-type="string">
            <text:p>[296, 0, 0]</text:p>
          </table:table-cell>
          <table:table-cell office:value-type="string" calcext:value-type="string">
            <text:p>[0.04083385045957969, 7.312478095929246e-08]</text:p>
          </table:table-cell>
          <table:table-cell table:formula="of:=IF([.C1053]=0;[.C1052]+1;&quot;&quot;)">
            <text:p/>
          </table:table-cell>
          <table:table-cell table:formula="of:=IF([.D1052]=&quot;RedoAct&quot;;1;IF([.D1052]=&quot;RedoPen&quot;;2;IF([.D10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97, 0, 0]</text:p>
          </table:table-cell>
          <table:table-cell table:formula="of:=IF([.B1054]=&quot;&quot;;[.B1053];[.B1054])" office:value-type="string" office:string-value="[297, 0, 0]" calcext:value-type="string">
            <text:p>[297, 0, 0]</text:p>
          </table:table-cell>
          <table:table-cell office:value-type="string" calcext:value-type="string">
            <text:p>[0.040833850459573516, 7.231237354858901e-08]</text:p>
          </table:table-cell>
          <table:table-cell table:formula="of:=IF([.C1054]=0;[.C1053]+1;&quot;&quot;)">
            <text:p/>
          </table:table-cell>
          <table:table-cell table:formula="of:=IF([.D1053]=&quot;RedoAct&quot;;1;IF([.D1053]=&quot;RedoPen&quot;;2;IF([.D10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98, 0, 0]</text:p>
          </table:table-cell>
          <table:table-cell table:formula="of:=IF([.B1055]=&quot;&quot;;[.B1054];[.B1055])" office:value-type="string" office:string-value="[298, 0, 0]" calcext:value-type="string">
            <text:p>[298, 0, 0]</text:p>
          </table:table-cell>
          <table:table-cell office:value-type="string" calcext:value-type="string">
            <text:p>[0.04083385045956615, 1.3034460269843653e-07]</text:p>
          </table:table-cell>
          <table:table-cell table:formula="of:=IF([.C1055]=0;[.C1054]+1;&quot;&quot;)">
            <text:p/>
          </table:table-cell>
          <table:table-cell table:formula="of:=IF([.D1054]=&quot;RedoAct&quot;;1;IF([.D1054]=&quot;RedoPen&quot;;2;IF([.D10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299, 0, 0]</text:p>
          </table:table-cell>
          <table:table-cell table:formula="of:=IF([.B1056]=&quot;&quot;;[.B1055];[.B1056])" office:value-type="string" office:string-value="[299, 0, 0]" calcext:value-type="string">
            <text:p>[299, 0, 0]</text:p>
          </table:table-cell>
          <table:table-cell office:value-type="string" calcext:value-type="string">
            <text:p>[0.04083385045955474, 1.7475951625448094e-07]</text:p>
          </table:table-cell>
          <table:table-cell table:formula="of:=IF([.C1056]=0;[.C1055]+1;&quot;&quot;)">
            <text:p/>
          </table:table-cell>
          <table:table-cell table:formula="of:=IF([.D1055]=&quot;RedoAct&quot;;1;IF([.D1055]=&quot;RedoPen&quot;;2;IF([.D10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00, 0, 0]</text:p>
          </table:table-cell>
          <table:table-cell table:formula="of:=IF([.B1057]=&quot;&quot;;[.B1056];[.B1057])" office:value-type="string" office:string-value="[300, 0, 0]" calcext:value-type="string">
            <text:p>[300, 0, 0]</text:p>
          </table:table-cell>
          <table:table-cell office:value-type="string" calcext:value-type="string">
            <text:p>[0.04083385045954258, 1.4844552546355292e-07]</text:p>
          </table:table-cell>
          <table:table-cell table:formula="of:=IF([.C1057]=0;[.C1056]+1;&quot;&quot;)">
            <text:p/>
          </table:table-cell>
          <table:table-cell table:formula="of:=IF([.D1056]=&quot;RedoAct&quot;;1;IF([.D1056]=&quot;RedoPen&quot;;2;IF([.D10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01, 0, 0]</text:p>
          </table:table-cell>
          <table:table-cell table:formula="of:=IF([.B1058]=&quot;&quot;;[.B1057];[.B1058])" office:value-type="string" office:string-value="[301, 0, 0]" calcext:value-type="string">
            <text:p>[301, 0, 0]</text:p>
          </table:table-cell>
          <table:table-cell office:value-type="string" calcext:value-type="string">
            <text:p>[0.040833850459534554, 7.019131116418824e-08]</text:p>
          </table:table-cell>
          <table:table-cell table:formula="of:=IF([.C1058]=0;[.C1057]+1;&quot;&quot;)">
            <text:p/>
          </table:table-cell>
          <table:table-cell table:formula="of:=IF([.D1057]=&quot;RedoAct&quot;;1;IF([.D1057]=&quot;RedoPen&quot;;2;IF([.D10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02, 0, 0]</text:p>
          </table:table-cell>
          <table:table-cell table:formula="of:=IF([.B1059]=&quot;&quot;;[.B1058];[.B1059])" office:value-type="string" office:string-value="[302, 0, 0]" calcext:value-type="string">
            <text:p>[302, 0, 0]</text:p>
          </table:table-cell>
          <table:table-cell office:value-type="string" calcext:value-type="string">
            <text:p>[0.04083385045953013, 5.491871876927606e-08]</text:p>
          </table:table-cell>
          <table:table-cell table:formula="of:=IF([.C1059]=0;[.C1058]+1;&quot;&quot;)">
            <text:p/>
          </table:table-cell>
          <table:table-cell table:formula="of:=IF([.D1058]=&quot;RedoAct&quot;;1;IF([.D1058]=&quot;RedoPen&quot;;2;IF([.D105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03, 0, 0]</text:p>
          </table:table-cell>
          <table:table-cell table:formula="of:=IF([.B1060]=&quot;&quot;;[.B1059];[.B1060])" office:value-type="string" office:string-value="[303, 0, 0]" calcext:value-type="string">
            <text:p>[303, 0, 0]</text:p>
          </table:table-cell>
          <table:table-cell office:value-type="string" calcext:value-type="string">
            <text:p>[0.040833850459525485, 9.872991680282395e-08]</text:p>
          </table:table-cell>
          <table:table-cell table:formula="of:=IF([.C1060]=0;[.C1059]+1;&quot;&quot;)">
            <text:p/>
          </table:table-cell>
          <table:table-cell table:formula="of:=IF([.D1059]=&quot;RedoAct&quot;;1;IF([.D1059]=&quot;RedoPen&quot;;2;IF([.D10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04, 0, 0]</text:p>
          </table:table-cell>
          <table:table-cell table:formula="of:=IF([.B1061]=&quot;&quot;;[.B1060];[.B1061])" office:value-type="string" office:string-value="[304, 0, 0]" calcext:value-type="string">
            <text:p>[304, 0, 0]</text:p>
          </table:table-cell>
          <table:table-cell office:value-type="string" calcext:value-type="string">
            <text:p>[0.04083385045951836, 1.3800996066195468e-07]</text:p>
          </table:table-cell>
          <table:table-cell table:formula="of:=IF([.C1061]=0;[.C1060]+1;&quot;&quot;)">
            <text:p/>
          </table:table-cell>
          <table:table-cell table:formula="of:=IF([.D1060]=&quot;RedoAct&quot;;1;IF([.D1060]=&quot;RedoPen&quot;;2;IF([.D106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05, 0, 0]</text:p>
          </table:table-cell>
          <table:table-cell table:formula="of:=IF([.B1062]=&quot;&quot;;[.B1061];[.B1062])" office:value-type="string" office:string-value="[305, 0, 0]" calcext:value-type="string">
            <text:p>[305, 0, 0]</text:p>
          </table:table-cell>
          <table:table-cell office:value-type="string" calcext:value-type="string">
            <text:p>[0.040833850459510296, 1.2570108813324188e-07]</text:p>
          </table:table-cell>
          <table:table-cell table:formula="of:=IF([.C1062]=0;[.C1061]+1;&quot;&quot;)">
            <text:p/>
          </table:table-cell>
          <table:table-cell table:formula="of:=IF([.D1061]=&quot;RedoAct&quot;;1;IF([.D1061]=&quot;RedoPen&quot;;2;IF([.D106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06, 0, 0]</text:p>
          </table:table-cell>
          <table:table-cell table:formula="of:=IF([.B1063]=&quot;&quot;;[.B1062];[.B1063])" office:value-type="string" office:string-value="[306, 0, 0]" calcext:value-type="string">
            <text:p>[306, 0, 0]</text:p>
          </table:table-cell>
          <table:table-cell office:value-type="string" calcext:value-type="string">
            <text:p>[0.04083385045950465, 6.570967644573826e-08]</text:p>
          </table:table-cell>
          <table:table-cell table:formula="of:=IF([.C1063]=0;[.C1062]+1;&quot;&quot;)">
            <text:p/>
          </table:table-cell>
          <table:table-cell table:formula="of:=IF([.D1062]=&quot;RedoAct&quot;;1;IF([.D1062]=&quot;RedoPen&quot;;2;IF([.D106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07, 0, 0]</text:p>
          </table:table-cell>
          <table:table-cell table:formula="of:=IF([.B1064]=&quot;&quot;;[.B1063];[.B1064])" office:value-type="string" office:string-value="[307, 0, 0]" calcext:value-type="string">
            <text:p>[307, 0, 0]</text:p>
          </table:table-cell>
          <table:table-cell office:value-type="string" calcext:value-type="string">
            <text:p>[0.040833850459501456, 4.135612077548122e-08]</text:p>
          </table:table-cell>
          <table:table-cell table:formula="of:=IF([.C1064]=0;[.C1063]+1;&quot;&quot;)">
            <text:p/>
          </table:table-cell>
          <table:table-cell table:formula="of:=IF([.D1063]=&quot;RedoAct&quot;;1;IF([.D1063]=&quot;RedoPen&quot;;2;IF([.D106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08, 0, 0]</text:p>
          </table:table-cell>
          <table:table-cell table:formula="of:=IF([.B1065]=&quot;&quot;;[.B1064];[.B1065])" office:value-type="string" office:string-value="[308, 0, 0]" calcext:value-type="string">
            <text:p>[308, 0, 0]</text:p>
          </table:table-cell>
          <table:table-cell office:value-type="string" calcext:value-type="string">
            <text:p>[0.04083385045949845, 7.232576621300496e-08]</text:p>
          </table:table-cell>
          <table:table-cell table:formula="of:=IF([.C1065]=0;[.C1064]+1;&quot;&quot;)">
            <text:p/>
          </table:table-cell>
          <table:table-cell table:formula="of:=IF([.D1064]=&quot;RedoAct&quot;;1;IF([.D1064]=&quot;RedoPen&quot;;2;IF([.D106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09, 0, 0]</text:p>
          </table:table-cell>
          <table:table-cell table:formula="of:=IF([.B1066]=&quot;&quot;;[.B1065];[.B1066])" office:value-type="string" office:string-value="[309, 0, 0]" calcext:value-type="string">
            <text:p>[309, 0, 0]</text:p>
          </table:table-cell>
          <table:table-cell office:value-type="string" calcext:value-type="string">
            <text:p>[0.040833850459493753, 1.0524550751319209e-07]</text:p>
          </table:table-cell>
          <table:table-cell table:formula="of:=IF([.C1066]=0;[.C1065]+1;&quot;&quot;)">
            <text:p/>
          </table:table-cell>
          <table:table-cell table:formula="of:=IF([.D1065]=&quot;RedoAct&quot;;1;IF([.D1065]=&quot;RedoPen&quot;;2;IF([.D10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10, 0, 0]</text:p>
          </table:table-cell>
          <table:table-cell table:formula="of:=IF([.B1067]=&quot;&quot;;[.B1066];[.B1067])" office:value-type="string" office:string-value="[310, 0, 0]" calcext:value-type="string">
            <text:p>[310, 0, 0]</text:p>
          </table:table-cell>
          <table:table-cell office:value-type="string" calcext:value-type="string">
            <text:p>[0.04083385045948851, 9.956955007112989e-08]</text:p>
          </table:table-cell>
          <table:table-cell table:formula="of:=IF([.C1067]=0;[.C1066]+1;&quot;&quot;)">
            <text:p/>
          </table:table-cell>
          <table:table-cell table:formula="of:=IF([.D1066]=&quot;RedoAct&quot;;1;IF([.D1066]=&quot;RedoPen&quot;;2;IF([.D10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11, 0, 0]</text:p>
          </table:table-cell>
          <table:table-cell table:formula="of:=IF([.B1068]=&quot;&quot;;[.B1067];[.B1068])" office:value-type="string" office:string-value="[311, 0, 0]" calcext:value-type="string">
            <text:p>[311, 0, 0]</text:p>
          </table:table-cell>
          <table:table-cell office:value-type="string" calcext:value-type="string">
            <text:p>[0.04083385045948476, 5.3596489795172646e-08]</text:p>
          </table:table-cell>
          <table:table-cell table:formula="of:=IF([.C1068]=0;[.C1067]+1;&quot;&quot;)">
            <text:p/>
          </table:table-cell>
          <table:table-cell table:formula="of:=IF([.D1067]=&quot;RedoAct&quot;;1;IF([.D1067]=&quot;RedoPen&quot;;2;IF([.D10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12, 0, 0]</text:p>
          </table:table-cell>
          <table:table-cell table:formula="of:=IF([.B1069]=&quot;&quot;;[.B1068];[.B1069])" office:value-type="string" office:string-value="[312, 0, 0]" calcext:value-type="string">
            <text:p>[312, 0, 0]</text:p>
          </table:table-cell>
          <table:table-cell office:value-type="string" calcext:value-type="string">
            <text:p>[0.040833850459482804, 2.9811565849765594e-08]</text:p>
          </table:table-cell>
          <table:table-cell table:formula="of:=IF([.C1069]=0;[.C1068]+1;&quot;&quot;)">
            <text:p/>
          </table:table-cell>
          <table:table-cell table:formula="of:=IF([.D1068]=&quot;RedoAct&quot;;1;IF([.D1068]=&quot;RedoPen&quot;;2;IF([.D10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13, 0, 0]</text:p>
          </table:table-cell>
          <table:table-cell table:formula="of:=IF([.B1070]=&quot;&quot;;[.B1069];[.B1070])" office:value-type="string" office:string-value="[313, 0, 0]" calcext:value-type="string">
            <text:p>[313, 0, 0]</text:p>
          </table:table-cell>
          <table:table-cell office:value-type="string" calcext:value-type="string">
            <text:p>[0.04083385045948132, 4.7739079684873476e-08]</text:p>
          </table:table-cell>
          <table:table-cell table:formula="of:=IF([.C1070]=0;[.C1069]+1;&quot;&quot;)">
            <text:p/>
          </table:table-cell>
          <table:table-cell table:formula="of:=IF([.D1069]=&quot;RedoAct&quot;;1;IF([.D1069]=&quot;RedoPen&quot;;2;IF([.D106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14, 0, 0]</text:p>
          </table:table-cell>
          <table:table-cell table:formula="of:=IF([.B1071]=&quot;&quot;;[.B1070];[.B1071])" office:value-type="string" office:string-value="[314, 0, 0]" calcext:value-type="string">
            <text:p>[314, 0, 0]</text:p>
          </table:table-cell>
          <table:table-cell office:value-type="string" calcext:value-type="string">
            <text:p>[0.040833850459479036, 6.657705894720367e-08]</text:p>
          </table:table-cell>
          <table:table-cell table:formula="of:=IF([.C1071]=0;[.C1070]+1;&quot;&quot;)">
            <text:p/>
          </table:table-cell>
          <table:table-cell table:formula="of:=IF([.D1070]=&quot;RedoAct&quot;;1;IF([.D1070]=&quot;RedoPen&quot;;2;IF([.D10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15, 0, 0]</text:p>
          </table:table-cell>
          <table:table-cell table:formula="of:=IF([.B1072]=&quot;&quot;;[.B1071];[.B1072])" office:value-type="string" office:string-value="[315, 0, 0]" calcext:value-type="string">
            <text:p>[315, 0, 0]</text:p>
          </table:table-cell>
          <table:table-cell office:value-type="string" calcext:value-type="string">
            <text:p>[0.04083385045947665, 5.834289276342756e-08]</text:p>
          </table:table-cell>
          <table:table-cell table:formula="of:=IF([.C1072]=0;[.C1071]+1;&quot;&quot;)">
            <text:p/>
          </table:table-cell>
          <table:table-cell table:formula="of:=IF([.D1071]=&quot;RedoAct&quot;;1;IF([.D1071]=&quot;RedoPen&quot;;2;IF([.D107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16, 0, 0]</text:p>
          </table:table-cell>
          <table:table-cell table:formula="of:=IF([.B1073]=&quot;&quot;;[.B1072];[.B1073])" office:value-type="string" office:string-value="[316, 0, 0]" calcext:value-type="string">
            <text:p>[316, 0, 0]</text:p>
          </table:table-cell>
          <table:table-cell office:value-type="string" calcext:value-type="string">
            <text:p>[0.040833850459475164, 2.8229284664842383e-08]</text:p>
          </table:table-cell>
          <table:table-cell table:formula="of:=IF([.C1073]=0;[.C1072]+1;&quot;&quot;)">
            <text:p/>
          </table:table-cell>
          <table:table-cell table:formula="of:=IF([.D1072]=&quot;RedoAct&quot;;1;IF([.D1072]=&quot;RedoPen&quot;;2;IF([.D107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17, 0, 0]</text:p>
          </table:table-cell>
          <table:table-cell table:formula="of:=IF([.B1074]=&quot;&quot;;[.B1073];[.B1074])" office:value-type="string" office:string-value="[317, 0, 0]" calcext:value-type="string">
            <text:p>[317, 0, 0]</text:p>
          </table:table-cell>
          <table:table-cell office:value-type="string" calcext:value-type="string">
            <text:p>[0.04083385045947445, 2.162008309055767e-08]</text:p>
          </table:table-cell>
          <table:table-cell table:formula="of:=IF([.C1074]=0;[.C1073]+1;&quot;&quot;)">
            <text:p/>
          </table:table-cell>
          <table:table-cell table:formula="of:=IF([.D1073]=&quot;RedoAct&quot;;1;IF([.D1073]=&quot;RedoPen&quot;;2;IF([.D107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18, 0, 0]</text:p>
          </table:table-cell>
          <table:table-cell table:formula="of:=IF([.B1075]=&quot;&quot;;[.B1074];[.B1075])" office:value-type="string" office:string-value="[318, 0, 0]" calcext:value-type="string">
            <text:p>[318, 0, 0]</text:p>
          </table:table-cell>
          <table:table-cell office:value-type="string" calcext:value-type="string">
            <text:p>[0.04083385045947376, 3.552721390051471e-08]</text:p>
          </table:table-cell>
          <table:table-cell table:formula="of:=IF([.C1075]=0;[.C1074]+1;&quot;&quot;)">
            <text:p/>
          </table:table-cell>
          <table:table-cell table:formula="of:=IF([.D1074]=&quot;RedoAct&quot;;1;IF([.D1074]=&quot;RedoPen&quot;;2;IF([.D107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19, 0, 0]</text:p>
          </table:table-cell>
          <table:table-cell table:formula="of:=IF([.B1076]=&quot;&quot;;[.B1075];[.B1076])" office:value-type="string" office:string-value="[319, 0, 0]" calcext:value-type="string">
            <text:p>[319, 0, 0]</text:p>
          </table:table-cell>
          <table:table-cell office:value-type="string" calcext:value-type="string">
            <text:p>[0.040833850459472756, 4.610187424335663e-08]</text:p>
          </table:table-cell>
          <table:table-cell table:formula="of:=IF([.C1076]=0;[.C1075]+1;&quot;&quot;)">
            <text:p/>
          </table:table-cell>
          <table:table-cell table:formula="of:=IF([.D1075]=&quot;RedoAct&quot;;1;IF([.D1075]=&quot;RedoPen&quot;;2;IF([.D107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20, 0, 0]</text:p>
          </table:table-cell>
          <table:table-cell table:formula="of:=IF([.B1077]=&quot;&quot;;[.B1076];[.B1077])" office:value-type="string" office:string-value="[320, 0, 0]" calcext:value-type="string">
            <text:p>[320, 0, 0]</text:p>
          </table:table-cell>
          <table:table-cell office:value-type="string" calcext:value-type="string">
            <text:p>[0.04083385045947179, 3.784703258776443e-08]</text:p>
          </table:table-cell>
          <table:table-cell table:formula="of:=IF([.C1077]=0;[.C1076]+1;&quot;&quot;)">
            <text:p/>
          </table:table-cell>
          <table:table-cell table:formula="of:=IF([.D1076]=&quot;RedoAct&quot;;1;IF([.D1076]=&quot;RedoPen&quot;;2;IF([.D107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21, 0, 0]</text:p>
          </table:table-cell>
          <table:table-cell table:formula="of:=IF([.B1078]=&quot;&quot;;[.B1077];[.B1078])" office:value-type="string" office:string-value="[321, 0, 0]" calcext:value-type="string">
            <text:p>[321, 0, 0]</text:p>
          </table:table-cell>
          <table:table-cell office:value-type="string" calcext:value-type="string">
            <text:p>[0.04083385045947118, 1.768565836811778e-08]</text:p>
          </table:table-cell>
          <table:table-cell table:formula="of:=IF([.C1078]=0;[.C1077]+1;&quot;&quot;)">
            <text:p/>
          </table:table-cell>
          <table:table-cell table:formula="of:=IF([.D1077]=&quot;RedoAct&quot;;1;IF([.D1077]=&quot;RedoPen&quot;;2;IF([.D10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22, 0, 0]</text:p>
          </table:table-cell>
          <table:table-cell table:formula="of:=IF([.B1079]=&quot;&quot;;[.B1078];[.B1079])" office:value-type="string" office:string-value="[322, 0, 0]" calcext:value-type="string">
            <text:p>[322, 0, 0]</text:p>
          </table:table-cell>
          <table:table-cell office:value-type="string" calcext:value-type="string">
            <text:p>[0.0408338504594709, 1.3254095854000006e-08]</text:p>
          </table:table-cell>
          <table:table-cell table:formula="of:=IF([.C1079]=0;[.C1078]+1;&quot;&quot;)">
            <text:p/>
          </table:table-cell>
          <table:table-cell table:formula="of:=IF([.D1078]=&quot;RedoAct&quot;;1;IF([.D1078]=&quot;RedoPen&quot;;2;IF([.D10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23, 0, 0]</text:p>
          </table:table-cell>
          <table:table-cell table:formula="of:=IF([.B1080]=&quot;&quot;;[.B1079];[.B1080])" office:value-type="string" office:string-value="[323, 0, 0]" calcext:value-type="string">
            <text:p>[323, 0, 0]</text:p>
          </table:table-cell>
          <table:table-cell office:value-type="string" calcext:value-type="string">
            <text:p>[0.04083385045947065, 2.2080303988714547e-08]</text:p>
          </table:table-cell>
          <table:table-cell table:formula="of:=IF([.C1080]=0;[.C1079]+1;&quot;&quot;)">
            <text:p/>
          </table:table-cell>
          <table:table-cell table:formula="of:=IF([.D1079]=&quot;RedoAct&quot;;1;IF([.D1079]=&quot;RedoPen&quot;;2;IF([.D10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24, 0, 0]</text:p>
          </table:table-cell>
          <table:table-cell table:formula="of:=IF([.B1081]=&quot;&quot;;[.B1080];[.B1081])" office:value-type="string" office:string-value="[324, 0, 0]" calcext:value-type="string">
            <text:p>[324, 0, 0]</text:p>
          </table:table-cell>
          <table:table-cell office:value-type="string" calcext:value-type="string">
            <text:p>[0.04083385045947019, 3.00091589880713e-08]</text:p>
          </table:table-cell>
          <table:table-cell table:formula="of:=IF([.C1081]=0;[.C1080]+1;&quot;&quot;)">
            <text:p/>
          </table:table-cell>
          <table:table-cell table:formula="of:=IF([.D1080]=&quot;RedoAct&quot;;1;IF([.D1080]=&quot;RedoPen&quot;;2;IF([.D10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[325, 0, 0]</text:p>
          </table:table-cell>
          <table:table-cell table:formula="of:=IF([.B1082]=&quot;&quot;;[.B1081];[.B1082])" office:value-type="string" office:string-value="[325, 0, 0]" calcext:value-type="string">
            <text:p>[325, 0, 0]</text:p>
          </table:table-cell>
          <table:table-cell office:value-type="string" calcext:value-type="string">
            <text:p>[0.04083385045946974, 2.6244416974182377e-08]</text:p>
          </table:table-cell>
          <table:table-cell table:formula="of:=IF([.C1082]=0;[.C1081]+1;&quot;&quot;)">
            <text:p/>
          </table:table-cell>
          <table:table-cell table:formula="of:=IF([.D1081]=&quot;RedoAct&quot;;1;IF([.D1081]=&quot;RedoPen&quot;;2;IF([.D10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0" calcext:value-type="float">
            <text:p>0</text:p>
          </table:table-cell>
          <table:table-cell table:formula="of:=IF([.B1083]=&quot;&quot;;[.B1082];[.B1083])" office:value-type="float" office:value="0" calcext:value-type="float">
            <text:p>0</text:p>
          </table:table-cell>
          <table:table-cell office:value-type="float" office:value="0.0000000000000700361866302422" calcext:value-type="float">
            <text:p>7.00361866302422E-14</text:p>
          </table:table-cell>
          <table:table-cell office:value-type="float" office:value="326" calcext:value-type="float">
            <text:p>326</text:p>
          </table:table-cell>
          <table:table-cell table:formula="of:=IF([.D1082]=&quot;RedoAct&quot;;1;IF([.D1082]=&quot;RedoPen&quot;;2;IF([.D10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IF([.B1084]=&quot;&quot;;[.B1083];[.B1084])" office:value-type="float" office:value="0" calcext:value-type="float">
            <text:p>0</text:p>
          </table:table-cell>
          <table:table-cell office:value-type="float" office:value="0.000572121502774195" calcext:value-type="float">
            <text:p>0.000572121502774</text:p>
          </table:table-cell>
          <table:table-cell table:formula="of:=IF([.C1084]=0;[.C1083]+1;&quot;&quot;)" office:value-type="float" office:value="1" calcext:value-type="float">
            <text:p>1</text:p>
          </table:table-cell>
          <table:table-cell table:formula="of:=IF([.D1083]=&quot;RedoAct&quot;;1;IF([.D1083]=&quot;RedoPen&quot;;2;IF([.D10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85]=&quot;&quot;;[.B1084];[.B1085])" office:value-type="float" office:value="1" calcext:value-type="float">
            <text:p>1</text:p>
          </table:table-cell>
          <table:table-cell office:value-type="float" office:value="0.000000079821964659777" calcext:value-type="float">
            <text:p>7.9821964659777E-08</text:p>
          </table:table-cell>
          <table:table-cell table:formula="of:=IF([.C1085]=0;[.C1084]+1;&quot;&quot;)">
            <text:p/>
          </table:table-cell>
          <table:table-cell table:formula="of:=IF([.D1084]=&quot;RedoAct&quot;;1;IF([.D1084]=&quot;RedoPen&quot;;2;IF([.D108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86]=&quot;&quot;;[.B1085];[.B1086])" office:value-type="float" office:value="2" calcext:value-type="float">
            <text:p>2</text:p>
          </table:table-cell>
          <table:table-cell office:value-type="float" office:value="0.00000000195100127971063" calcext:value-type="float">
            <text:p>1.95100127971063E-09</text:p>
          </table:table-cell>
          <table:table-cell table:formula="of:=IF([.C1086]=0;[.C1085]+1;&quot;&quot;)">
            <text:p/>
          </table:table-cell>
          <table:table-cell table:formula="of:=IF([.D1085]=&quot;RedoAct&quot;;1;IF([.D1085]=&quot;RedoPen&quot;;2;IF([.D10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87]=&quot;&quot;;[.B1086];[.B1087])" office:value-type="float" office:value="3" calcext:value-type="float">
            <text:p>3</text:p>
          </table:table-cell>
          <table:table-cell office:value-type="float" office:value="0.000000000000043892811903656" calcext:value-type="float">
            <text:p>4.3892811903656E-14</text:p>
          </table:table-cell>
          <table:table-cell table:formula="of:=IF([.C1087]=0;[.C1086]+1;&quot;&quot;)">
            <text:p/>
          </table:table-cell>
          <table:table-cell table:formula="of:=IF([.D1086]=&quot;RedoAct&quot;;1;IF([.D1086]=&quot;RedoPen&quot;;2;IF([.D10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IF([.B1088]=&quot;&quot;;[.B1087];[.B1088])" office:value-type="float" office:value="0" calcext:value-type="float">
            <text:p>0</text:p>
          </table:table-cell>
          <table:table-cell office:value-type="float" office:value="0.00846634736500215" calcext:value-type="float">
            <text:p>0.008466347365002</text:p>
          </table:table-cell>
          <table:table-cell table:formula="of:=IF([.C1088]=0;[.C1087]+1;&quot;&quot;)" office:value-type="float" office:value="4" calcext:value-type="float">
            <text:p>4</text:p>
          </table:table-cell>
          <table:table-cell table:formula="of:=IF([.D1087]=&quot;RedoAct&quot;;1;IF([.D1087]=&quot;RedoPen&quot;;2;IF([.D108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89]=&quot;&quot;;[.B1088];[.B1089])" office:value-type="float" office:value="1" calcext:value-type="float">
            <text:p>1</text:p>
          </table:table-cell>
          <table:table-cell office:value-type="float" office:value="0.0000034978020236176" calcext:value-type="float">
            <text:p>3.4978020236176E-06</text:p>
          </table:table-cell>
          <table:table-cell table:formula="of:=IF([.C1089]=0;[.C1088]+1;&quot;&quot;)">
            <text:p/>
          </table:table-cell>
          <table:table-cell table:formula="of:=IF([.D1088]=&quot;RedoAct&quot;;1;IF([.D1088]=&quot;RedoPen&quot;;2;IF([.D10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90]=&quot;&quot;;[.B1089];[.B1090])" office:value-type="float" office:value="2" calcext:value-type="float">
            <text:p>2</text:p>
          </table:table-cell>
          <table:table-cell office:value-type="float" office:value="0.00000223786124011132" calcext:value-type="float">
            <text:p>2.23786124011132E-06</text:p>
          </table:table-cell>
          <table:table-cell table:formula="of:=IF([.C1090]=0;[.C1089]+1;&quot;&quot;)">
            <text:p/>
          </table:table-cell>
          <table:table-cell table:formula="of:=IF([.D1089]=&quot;RedoAct&quot;;1;IF([.D1089]=&quot;RedoPen&quot;;2;IF([.D10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91]=&quot;&quot;;[.B1090];[.B1091])" office:value-type="float" office:value="3" calcext:value-type="float">
            <text:p>3</text:p>
          </table:table-cell>
          <table:table-cell office:value-type="float" office:value="0.000000000000971113745596939" calcext:value-type="float">
            <text:p>9.71113745596939E-13</text:p>
          </table:table-cell>
          <table:table-cell table:formula="of:=IF([.C1091]=0;[.C1090]+1;&quot;&quot;)">
            <text:p/>
          </table:table-cell>
          <table:table-cell table:formula="of:=IF([.D1090]=&quot;RedoAct&quot;;1;IF([.D1090]=&quot;RedoPen&quot;;2;IF([.D109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table:formula="of:=IF([.B1092]=&quot;&quot;;[.B1091];[.B1092])" office:value-type="float" office:value="0" calcext:value-type="float">
            <text:p>0</text:p>
          </table:table-cell>
          <table:table-cell office:value-type="float" office:value="0.0292777320705049" calcext:value-type="float">
            <text:p>0.029277732070505</text:p>
          </table:table-cell>
          <table:table-cell table:formula="of:=IF([.C1092]=0;[.C1091]+1;&quot;&quot;)" office:value-type="float" office:value="4" calcext:value-type="float">
            <text:p>4</text:p>
          </table:table-cell>
          <table:table-cell table:formula="of:=IF([.D1091]=&quot;RedoAct&quot;;1;IF([.D1091]=&quot;RedoPen&quot;;2;IF([.D1091]=&quot;Cutback&quot;;-1;0)))" office:value-type="float" office:value="0" calcext:value-type="float">
            <text:p>0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93]=&quot;&quot;;[.B1092];[.B1093])" office:value-type="float" office:value="1" calcext:value-type="float">
            <text:p>1</text:p>
          </table:table-cell>
          <table:table-cell office:value-type="float" office:value="0.0000140054006873502" calcext:value-type="float">
            <text:p>1.40054006873502E-05</text:p>
          </table:table-cell>
          <table:table-cell table:formula="of:=IF([.C1093]=0;[.C1092]+1;&quot;&quot;)">
            <text:p/>
          </table:table-cell>
          <table:table-cell table:formula="of:=IF([.D1092]=&quot;RedoAct&quot;;1;IF([.D1092]=&quot;RedoPen&quot;;2;IF([.D109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94]=&quot;&quot;;[.B1093];[.B1094])" office:value-type="float" office:value="2" calcext:value-type="float">
            <text:p>2</text:p>
          </table:table-cell>
          <table:table-cell office:value-type="float" office:value="0.00000197217712805831" calcext:value-type="float">
            <text:p>1.97217712805831E-06</text:p>
          </table:table-cell>
          <table:table-cell table:formula="of:=IF([.C1094]=0;[.C1093]+1;&quot;&quot;)">
            <text:p/>
          </table:table-cell>
          <table:table-cell table:formula="of:=IF([.D1093]=&quot;RedoAct&quot;;1;IF([.D1093]=&quot;RedoPen&quot;;2;IF([.D109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95]=&quot;&quot;;[.B1094];[.B1095])" office:value-type="float" office:value="3" calcext:value-type="float">
            <text:p>3</text:p>
          </table:table-cell>
          <table:table-cell office:value-type="float" office:value="0.00000000000108743358524842" calcext:value-type="float">
            <text:p>1.08743358524842E-12</text:p>
          </table:table-cell>
          <table:table-cell table:formula="of:=IF([.C1095]=0;[.C1094]+1;&quot;&quot;)">
            <text:p/>
          </table:table-cell>
          <table:table-cell table:formula="of:=IF([.D1094]=&quot;RedoAct&quot;;1;IF([.D1094]=&quot;RedoPen&quot;;2;IF([.D109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096]=&quot;&quot;;[.B1095];[.B1096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096]=0;[.C1095]+1;&quot;&quot;)">
            <text:p/>
          </table:table-cell>
          <table:table-cell table:formula="of:=IF([.D1095]=&quot;RedoAct&quot;;1;IF([.D1095]=&quot;RedoPen&quot;;2;IF([.D10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table:formula="of:=IF([.B1097]=&quot;&quot;;[.B1096];[.B1097])" office:value-type="float" office:value="0" calcext:value-type="float">
            <text:p>0</text:p>
          </table:table-cell>
          <table:table-cell office:value-type="float" office:value="0.00000000106824856369287" calcext:value-type="float">
            <text:p>1.06824856369287E-09</text:p>
          </table:table-cell>
          <table:table-cell table:formula="of:=IF([.C1097]=0;[.C1096]+1;&quot;&quot;)" office:value-type="float" office:value="4" calcext:value-type="float">
            <text:p>4</text:p>
          </table:table-cell>
          <table:table-cell table:formula="of:=IF([.D1096]=&quot;RedoAct&quot;;1;IF([.D1096]=&quot;RedoPen&quot;;2;IF([.D1096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98]=&quot;&quot;;[.B1097];[.B1098])" office:value-type="float" office:value="1" calcext:value-type="float">
            <text:p>1</text:p>
          </table:table-cell>
          <table:table-cell office:value-type="float" office:value="0.0000000000000420481148015816" calcext:value-type="float">
            <text:p>4.20481148015816E-14</text:p>
          </table:table-cell>
          <table:table-cell table:formula="of:=IF([.C1098]=0;[.C1097]+1;&quot;&quot;)">
            <text:p/>
          </table:table-cell>
          <table:table-cell table:formula="of:=IF([.D1097]=&quot;RedoAct&quot;;1;IF([.D1097]=&quot;RedoPen&quot;;2;IF([.D10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table:formula="of:=IF([.B1099]=&quot;&quot;;[.B1098];[.B1099])" office:value-type="float" office:value="0" calcext:value-type="float">
            <text:p>0</text:p>
          </table:table-cell>
          <table:table-cell office:value-type="float" office:value="0.0268606670726071" calcext:value-type="float">
            <text:p>0.026860667072607</text:p>
          </table:table-cell>
          <table:table-cell table:formula="of:=IF([.C1099]=0;[.C1098]+1;&quot;&quot;)" office:value-type="float" office:value="2" calcext:value-type="float">
            <text:p>2</text:p>
          </table:table-cell>
          <table:table-cell table:formula="of:=IF([.D1098]=&quot;RedoAct&quot;;1;IF([.D1098]=&quot;RedoPen&quot;;2;IF([.D1098]=&quot;Cutback&quot;;-1;0)))" office:value-type="float" office:value="0" calcext:value-type="float">
            <text:p>0</text:p>
          </table:table-cell>
          <table:table-cell office:value-type="string" calcext:value-type="string">
            <text:p>1: 94--&gt;93</text:p>
          </table:table-cell>
          <table:table-cell office:value-type="string" calcext:value-type="string">
            <text:p>23: 82--&gt;81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00]=&quot;&quot;;[.B1099];[.B1100])" office:value-type="float" office:value="1" calcext:value-type="float">
            <text:p>1</text:p>
          </table:table-cell>
          <table:table-cell office:value-type="float" office:value="0.000030577615089835" calcext:value-type="float">
            <text:p>3.0577615089835E-05</text:p>
          </table:table-cell>
          <table:table-cell table:formula="of:=IF([.C1100]=0;[.C1099]+1;&quot;&quot;)">
            <text:p/>
          </table:table-cell>
          <table:table-cell table:formula="of:=IF([.D1099]=&quot;RedoAct&quot;;1;IF([.D1099]=&quot;RedoPen&quot;;2;IF([.D109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01]=&quot;&quot;;[.B1100];[.B1101])" office:value-type="float" office:value="2" calcext:value-type="float">
            <text:p>2</text:p>
          </table:table-cell>
          <table:table-cell office:value-type="float" office:value="0.0000180679699771733" calcext:value-type="float">
            <text:p>1.80679699771733E-05</text:p>
          </table:table-cell>
          <table:table-cell table:formula="of:=IF([.C1101]=0;[.C1100]+1;&quot;&quot;)">
            <text:p/>
          </table:table-cell>
          <table:table-cell table:formula="of:=IF([.D1100]=&quot;RedoAct&quot;;1;IF([.D1100]=&quot;RedoPen&quot;;2;IF([.D11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02]=&quot;&quot;;[.B1101];[.B1102])" office:value-type="float" office:value="3" calcext:value-type="float">
            <text:p>3</text:p>
          </table:table-cell>
          <table:table-cell office:value-type="float" office:value="0.0000000000195105578143196" calcext:value-type="float">
            <text:p>1.95105578143196E-11</text:p>
          </table:table-cell>
          <table:table-cell table:formula="of:=IF([.C1102]=0;[.C1101]+1;&quot;&quot;)">
            <text:p/>
          </table:table-cell>
          <table:table-cell table:formula="of:=IF([.D1101]=&quot;RedoAct&quot;;1;IF([.D1101]=&quot;RedoPen&quot;;2;IF([.D11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IF([.B1103]=&quot;&quot;;[.B1102];[.B1103])" office:value-type="float" office:value="0" calcext:value-type="float">
            <text:p>0</text:p>
          </table:table-cell>
          <table:table-cell office:value-type="float" office:value="0.023346424464927" calcext:value-type="float">
            <text:p>0.023346424464927</text:p>
          </table:table-cell>
          <table:table-cell table:formula="of:=IF([.C1103]=0;[.C1102]+1;&quot;&quot;)" office:value-type="float" office:value="4" calcext:value-type="float">
            <text:p>4</text:p>
          </table:table-cell>
          <table:table-cell table:formula="of:=IF([.D1102]=&quot;RedoAct&quot;;1;IF([.D1102]=&quot;RedoPen&quot;;2;IF([.D1102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2: 92--&gt;31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04]=&quot;&quot;;[.B1103];[.B1104])" office:value-type="float" office:value="1" calcext:value-type="float">
            <text:p>1</text:p>
          </table:table-cell>
          <table:table-cell office:value-type="float" office:value="0.00000574487109584942" calcext:value-type="float">
            <text:p>5.74487109584942E-06</text:p>
          </table:table-cell>
          <table:table-cell table:formula="of:=IF([.C1104]=0;[.C1103]+1;&quot;&quot;)">
            <text:p/>
          </table:table-cell>
          <table:table-cell table:formula="of:=IF([.D1103]=&quot;RedoAct&quot;;1;IF([.D1103]=&quot;RedoPen&quot;;2;IF([.D11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05]=&quot;&quot;;[.B1104];[.B1105])" office:value-type="float" office:value="2" calcext:value-type="float">
            <text:p>2</text:p>
          </table:table-cell>
          <table:table-cell office:value-type="float" office:value="0.00000452370155765436" calcext:value-type="float">
            <text:p>4.52370155765436E-06</text:p>
          </table:table-cell>
          <table:table-cell table:formula="of:=IF([.C1105]=0;[.C1104]+1;&quot;&quot;)">
            <text:p/>
          </table:table-cell>
          <table:table-cell table:formula="of:=IF([.D1104]=&quot;RedoAct&quot;;1;IF([.D1104]=&quot;RedoPen&quot;;2;IF([.D11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06]=&quot;&quot;;[.B1105];[.B1106])" office:value-type="float" office:value="3" calcext:value-type="float">
            <text:p>3</text:p>
          </table:table-cell>
          <table:table-cell office:value-type="float" office:value="0.00000000000674973430741169" calcext:value-type="float">
            <text:p>6.74973430741169E-12</text:p>
          </table:table-cell>
          <table:table-cell table:formula="of:=IF([.C1106]=0;[.C1105]+1;&quot;&quot;)">
            <text:p/>
          </table:table-cell>
          <table:table-cell table:formula="of:=IF([.D1105]=&quot;RedoAct&quot;;1;IF([.D1105]=&quot;RedoPen&quot;;2;IF([.D11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107]=&quot;&quot;;[.B1106];[.B1107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107]=0;[.C1106]+1;&quot;&quot;)">
            <text:p/>
          </table:table-cell>
          <table:table-cell table:formula="of:=IF([.D1106]=&quot;RedoAct&quot;;1;IF([.D1106]=&quot;RedoPen&quot;;2;IF([.D110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IF([.B1108]=&quot;&quot;;[.B1107];[.B1108])" office:value-type="float" office:value="0" calcext:value-type="float">
            <text:p>0</text:p>
          </table:table-cell>
          <table:table-cell office:value-type="float" office:value="0.0000000530754445539735" calcext:value-type="float">
            <text:p>5.30754445539735E-08</text:p>
          </table:table-cell>
          <table:table-cell table:formula="of:=IF([.C1108]=0;[.C1107]+1;&quot;&quot;)" office:value-type="float" office:value="4" calcext:value-type="float">
            <text:p>4</text:p>
          </table:table-cell>
          <table:table-cell table:formula="of:=IF([.D1107]=&quot;RedoAct&quot;;1;IF([.D1107]=&quot;RedoPen&quot;;2;IF([.D1107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09]=&quot;&quot;;[.B1108];[.B1109])" office:value-type="float" office:value="1" calcext:value-type="float">
            <text:p>1</text:p>
          </table:table-cell>
          <table:table-cell office:value-type="float" office:value="0.00000000000569737201297048" calcext:value-type="float">
            <text:p>5.69737201297048E-12</text:p>
          </table:table-cell>
          <table:table-cell table:formula="of:=IF([.C1109]=0;[.C1108]+1;&quot;&quot;)">
            <text:p/>
          </table:table-cell>
          <table:table-cell table:formula="of:=IF([.D1108]=&quot;RedoAct&quot;;1;IF([.D1108]=&quot;RedoPen&quot;;2;IF([.D11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formula="of:=IF([.B1110]=&quot;&quot;;[.B1109];[.B1110])" office:value-type="float" office:value="0" calcext:value-type="float">
            <text:p>0</text:p>
          </table:table-cell>
          <table:table-cell office:value-type="float" office:value="0.0222696205061137" calcext:value-type="float">
            <text:p>0.022269620506114</text:p>
          </table:table-cell>
          <table:table-cell table:formula="of:=IF([.C1110]=0;[.C1109]+1;&quot;&quot;)" office:value-type="float" office:value="2" calcext:value-type="float">
            <text:p>2</text:p>
          </table:table-cell>
          <table:table-cell table:formula="of:=IF([.D1109]=&quot;RedoAct&quot;;1;IF([.D1109]=&quot;RedoPen&quot;;2;IF([.D1109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34: ou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11]=&quot;&quot;;[.B1110];[.B1111])" office:value-type="float" office:value="1" calcext:value-type="float">
            <text:p>1</text:p>
          </table:table-cell>
          <table:table-cell office:value-type="float" office:value="0.00000670409271954775" calcext:value-type="float">
            <text:p>6.70409271954775E-06</text:p>
          </table:table-cell>
          <table:table-cell table:formula="of:=IF([.C1111]=0;[.C1110]+1;&quot;&quot;)">
            <text:p/>
          </table:table-cell>
          <table:table-cell table:formula="of:=IF([.D1110]=&quot;RedoAct&quot;;1;IF([.D1110]=&quot;RedoPen&quot;;2;IF([.D11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12]=&quot;&quot;;[.B1111];[.B1112])" office:value-type="float" office:value="2" calcext:value-type="float">
            <text:p>2</text:p>
          </table:table-cell>
          <table:table-cell office:value-type="float" office:value="0.0000096922565414537" calcext:value-type="float">
            <text:p>9.6922565414537E-06</text:p>
          </table:table-cell>
          <table:table-cell table:formula="of:=IF([.C1112]=0;[.C1111]+1;&quot;&quot;)">
            <text:p/>
          </table:table-cell>
          <table:table-cell table:formula="of:=IF([.D1111]=&quot;RedoAct&quot;;1;IF([.D1111]=&quot;RedoPen&quot;;2;IF([.D11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13]=&quot;&quot;;[.B1112];[.B1113])" office:value-type="float" office:value="3" calcext:value-type="float">
            <text:p>3</text:p>
          </table:table-cell>
          <table:table-cell office:value-type="float" office:value="0.000000000108705136969899" calcext:value-type="float">
            <text:p>1.08705136969899E-10</text:p>
          </table:table-cell>
          <table:table-cell table:formula="of:=IF([.C1113]=0;[.C1112]+1;&quot;&quot;)">
            <text:p/>
          </table:table-cell>
          <table:table-cell table:formula="of:=IF([.D1112]=&quot;RedoAct&quot;;1;IF([.D1112]=&quot;RedoPen&quot;;2;IF([.D111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14]=&quot;&quot;;[.B1113];[.B1114])" office:value-type="float" office:value="4" calcext:value-type="float">
            <text:p>4</text:p>
          </table:table-cell>
          <table:table-cell office:value-type="float" office:value="0.0000000000000336386569928019" calcext:value-type="float">
            <text:p>3.36386569928019E-14</text:p>
          </table:table-cell>
          <table:table-cell table:formula="of:=IF([.C1114]=0;[.C1113]+1;&quot;&quot;)">
            <text:p/>
          </table:table-cell>
          <table:table-cell table:formula="of:=IF([.D1113]=&quot;RedoAct&quot;;1;IF([.D1113]=&quot;RedoPen&quot;;2;IF([.D11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115]=&quot;&quot;;[.B1114];[.B1115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115]=0;[.C1114]+1;&quot;&quot;)">
            <text:p/>
          </table:table-cell>
          <table:table-cell table:formula="of:=IF([.D1114]=&quot;RedoAct&quot;;1;IF([.D1114]=&quot;RedoPen&quot;;2;IF([.D11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formula="of:=IF([.B1116]=&quot;&quot;;[.B1115];[.B1116])" office:value-type="float" office:value="0" calcext:value-type="float">
            <text:p>0</text:p>
          </table:table-cell>
          <table:table-cell office:value-type="float" office:value="0.0000000679597517721661" calcext:value-type="float">
            <text:p>6.79597517721661E-08</text:p>
          </table:table-cell>
          <table:table-cell table:formula="of:=IF([.C1116]=0;[.C1115]+1;&quot;&quot;)" office:value-type="float" office:value="5" calcext:value-type="float">
            <text:p>5</text:p>
          </table:table-cell>
          <table:table-cell table:formula="of:=IF([.D1115]=&quot;RedoAct&quot;;1;IF([.D1115]=&quot;RedoPen&quot;;2;IF([.D1115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17]=&quot;&quot;;[.B1116];[.B1117])" office:value-type="float" office:value="1" calcext:value-type="float">
            <text:p>1</text:p>
          </table:table-cell>
          <table:table-cell office:value-type="float" office:value="0.00000000000385588746262368" calcext:value-type="float">
            <text:p>3.85588746262368E-12</text:p>
          </table:table-cell>
          <table:table-cell table:formula="of:=IF([.C1117]=0;[.C1116]+1;&quot;&quot;)">
            <text:p/>
          </table:table-cell>
          <table:table-cell table:formula="of:=IF([.D1116]=&quot;RedoAct&quot;;1;IF([.D1116]=&quot;RedoPen&quot;;2;IF([.D11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IF([.B1118]=&quot;&quot;;[.B1117];[.B1118])" office:value-type="float" office:value="0" calcext:value-type="float">
            <text:p>0</text:p>
          </table:table-cell>
          <table:table-cell office:value-type="float" office:value="0.0224006184618338" calcext:value-type="float">
            <text:p>0.022400618461834</text:p>
          </table:table-cell>
          <table:table-cell table:formula="of:=IF([.C1118]=0;[.C1117]+1;&quot;&quot;)" office:value-type="float" office:value="2" calcext:value-type="float">
            <text:p>2</text:p>
          </table:table-cell>
          <table:table-cell table:formula="of:=IF([.D1117]=&quot;RedoAct&quot;;1;IF([.D1117]=&quot;RedoPen&quot;;2;IF([.D1117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4: 80--&gt;28ou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19]=&quot;&quot;;[.B1118];[.B1119])" office:value-type="float" office:value="1" calcext:value-type="float">
            <text:p>1</text:p>
          </table:table-cell>
          <table:table-cell office:value-type="float" office:value="0.00000821092600441849" calcext:value-type="float">
            <text:p>8.21092600441849E-06</text:p>
          </table:table-cell>
          <table:table-cell table:formula="of:=IF([.C1119]=0;[.C1118]+1;&quot;&quot;)">
            <text:p/>
          </table:table-cell>
          <table:table-cell table:formula="of:=IF([.D1118]=&quot;RedoAct&quot;;1;IF([.D1118]=&quot;RedoPen&quot;;2;IF([.D1118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20]=&quot;&quot;;[.B1119];[.B1120])" office:value-type="float" office:value="2" calcext:value-type="float">
            <text:p>2</text:p>
          </table:table-cell>
          <table:table-cell office:value-type="float" office:value="0.00000685531518477675" calcext:value-type="float">
            <text:p>6.85531518477675E-06</text:p>
          </table:table-cell>
          <table:table-cell table:formula="of:=IF([.C1120]=0;[.C1119]+1;&quot;&quot;)">
            <text:p/>
          </table:table-cell>
          <table:table-cell table:formula="of:=IF([.D1119]=&quot;RedoAct&quot;;1;IF([.D1119]=&quot;RedoPen&quot;;2;IF([.D1119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21]=&quot;&quot;;[.B1120];[.B1121])" office:value-type="float" office:value="3" calcext:value-type="float">
            <text:p>3</text:p>
          </table:table-cell>
          <table:table-cell office:value-type="float" office:value="0.0000000000809130841178257" calcext:value-type="float">
            <text:p>8.09130841178257E-11</text:p>
          </table:table-cell>
          <table:table-cell table:formula="of:=IF([.C1121]=0;[.C1120]+1;&quot;&quot;)">
            <text:p/>
          </table:table-cell>
          <table:table-cell table:formula="of:=IF([.D1120]=&quot;RedoAct&quot;;1;IF([.D1120]=&quot;RedoPen&quot;;2;IF([.D1120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1122]=&quot;&quot;;[.B1121];[.B1122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122]=0;[.C1121]+1;&quot;&quot;)">
            <text:p/>
          </table:table-cell>
          <table:table-cell table:formula="of:=IF([.D1121]=&quot;RedoAct&quot;;1;IF([.D1121]=&quot;RedoPen&quot;;2;IF([.D112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IF([.B1123]=&quot;&quot;;[.B1122];[.B1123])" office:value-type="float" office:value="0" calcext:value-type="float">
            <text:p>0</text:p>
          </table:table-cell>
          <table:table-cell office:value-type="float" office:value="0.00000293813097888112" calcext:value-type="float">
            <text:p>2.93813097888112E-06</text:p>
          </table:table-cell>
          <table:table-cell table:formula="of:=IF([.C1123]=0;[.C1122]+1;&quot;&quot;)" office:value-type="float" office:value="4" calcext:value-type="float">
            <text:p>4</text:p>
          </table:table-cell>
          <table:table-cell table:formula="of:=IF([.D1122]=&quot;RedoAct&quot;;1;IF([.D1122]=&quot;RedoPen&quot;;2;IF([.D1122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24]=&quot;&quot;;[.B1123];[.B1124])" office:value-type="float" office:value="1" calcext:value-type="float">
            <text:p>1</text:p>
          </table:table-cell>
          <table:table-cell office:value-type="float" office:value="0.00000000000203265570587777" calcext:value-type="float">
            <text:p>2.03265570587777E-12</text:p>
          </table:table-cell>
          <table:table-cell table:formula="of:=IF([.C1124]=0;[.C1123]+1;&quot;&quot;)">
            <text:p/>
          </table:table-cell>
          <table:table-cell table:formula="of:=IF([.D1123]=&quot;RedoAct&quot;;1;IF([.D1123]=&quot;RedoPen&quot;;2;IF([.D11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formula="of:=IF([.B1125]=&quot;&quot;;[.B1124];[.B1125])" office:value-type="float" office:value="0" calcext:value-type="float">
            <text:p>0</text:p>
          </table:table-cell>
          <table:table-cell office:value-type="float" office:value="0.0288986354958224" calcext:value-type="float">
            <text:p>0.028898635495822</text:p>
          </table:table-cell>
          <table:table-cell table:formula="of:=IF([.C1125]=0;[.C1124]+1;&quot;&quot;)" office:value-type="float" office:value="2" calcext:value-type="float">
            <text:p>2</text:p>
          </table:table-cell>
          <table:table-cell table:formula="of:=IF([.D1124]=&quot;RedoAct&quot;;1;IF([.D1124]=&quot;RedoPen&quot;;2;IF([.D1124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4: ou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26]=&quot;&quot;;[.B1125];[.B1126])" office:value-type="float" office:value="1" calcext:value-type="float">
            <text:p>1</text:p>
          </table:table-cell>
          <table:table-cell office:value-type="float" office:value="0.0000184997363315464" calcext:value-type="float">
            <text:p>1.84997363315464E-05</text:p>
          </table:table-cell>
          <table:table-cell table:formula="of:=IF([.C1126]=0;[.C1125]+1;&quot;&quot;)">
            <text:p/>
          </table:table-cell>
          <table:table-cell table:formula="of:=IF([.D1125]=&quot;RedoAct&quot;;1;IF([.D1125]=&quot;RedoPen&quot;;2;IF([.D11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27]=&quot;&quot;;[.B1126];[.B1127])" office:value-type="float" office:value="2" calcext:value-type="float">
            <text:p>2</text:p>
          </table:table-cell>
          <table:table-cell office:value-type="float" office:value="0.0000171376557937221" calcext:value-type="float">
            <text:p>1.71376557937221E-05</text:p>
          </table:table-cell>
          <table:table-cell table:formula="of:=IF([.C1127]=0;[.C1126]+1;&quot;&quot;)">
            <text:p/>
          </table:table-cell>
          <table:table-cell table:formula="of:=IF([.D1126]=&quot;RedoAct&quot;;1;IF([.D1126]=&quot;RedoPen&quot;;2;IF([.D11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28]=&quot;&quot;;[.B1127];[.B1128])" office:value-type="float" office:value="3" calcext:value-type="float">
            <text:p>3</text:p>
          </table:table-cell>
          <table:table-cell office:value-type="float" office:value="0.000000000466569256320628" calcext:value-type="float">
            <text:p>4.66569256320628E-10</text:p>
          </table:table-cell>
          <table:table-cell table:formula="of:=IF([.C1128]=0;[.C1127]+1;&quot;&quot;)">
            <text:p/>
          </table:table-cell>
          <table:table-cell table:formula="of:=IF([.D1127]=&quot;RedoAct&quot;;1;IF([.D1127]=&quot;RedoPen&quot;;2;IF([.D11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29]=&quot;&quot;;[.B1128];[.B1129])" office:value-type="float" office:value="4" calcext:value-type="float">
            <text:p>4</text:p>
          </table:table-cell>
          <table:table-cell office:value-type="float" office:value="0.0000000000000978097878847134" calcext:value-type="float">
            <text:p>9.78097878847134E-14</text:p>
          </table:table-cell>
          <table:table-cell table:formula="of:=IF([.C1129]=0;[.C1128]+1;&quot;&quot;)">
            <text:p/>
          </table:table-cell>
          <table:table-cell table:formula="of:=IF([.D1128]=&quot;RedoAct&quot;;1;IF([.D1128]=&quot;RedoPen&quot;;2;IF([.D11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130]=&quot;&quot;;[.B1129];[.B1130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130]=0;[.C1129]+1;&quot;&quot;)">
            <text:p/>
          </table:table-cell>
          <table:table-cell table:formula="of:=IF([.D1129]=&quot;RedoAct&quot;;1;IF([.D1129]=&quot;RedoPen&quot;;2;IF([.D11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formula="of:=IF([.B1131]=&quot;&quot;;[.B1130];[.B1131])" office:value-type="float" office:value="0" calcext:value-type="float">
            <text:p>0</text:p>
          </table:table-cell>
          <table:table-cell office:value-type="float" office:value="0.0000000819498756038571" calcext:value-type="float">
            <text:p>8.19498756038571E-08</text:p>
          </table:table-cell>
          <table:table-cell table:formula="of:=IF([.C1131]=0;[.C1130]+1;&quot;&quot;)" office:value-type="float" office:value="5" calcext:value-type="float">
            <text:p>5</text:p>
          </table:table-cell>
          <table:table-cell table:formula="of:=IF([.D1130]=&quot;RedoAct&quot;;1;IF([.D1130]=&quot;RedoPen&quot;;2;IF([.D1130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32]=&quot;&quot;;[.B1131];[.B1132])" office:value-type="float" office:value="1" calcext:value-type="float">
            <text:p>1</text:p>
          </table:table-cell>
          <table:table-cell office:value-type="float" office:value="0.0000000000329863861780308" calcext:value-type="float">
            <text:p>3.29863861780308E-11</text:p>
          </table:table-cell>
          <table:table-cell table:formula="of:=IF([.C1132]=0;[.C1131]+1;&quot;&quot;)">
            <text:p/>
          </table:table-cell>
          <table:table-cell table:formula="of:=IF([.D1131]=&quot;RedoAct&quot;;1;IF([.D1131]=&quot;RedoPen&quot;;2;IF([.D113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table:formula="of:=IF([.B1133]=&quot;&quot;;[.B1132];[.B1133])" office:value-type="float" office:value="0" calcext:value-type="float">
            <text:p>0</text:p>
          </table:table-cell>
          <table:table-cell office:value-type="float" office:value="0.0276419429553053" calcext:value-type="float">
            <text:p>0.027641942955305</text:p>
          </table:table-cell>
          <table:table-cell table:formula="of:=IF([.C1133]=0;[.C1132]+1;&quot;&quot;)" office:value-type="float" office:value="2" calcext:value-type="float">
            <text:p>2</text:p>
          </table:table-cell>
          <table:table-cell table:formula="of:=IF([.D1132]=&quot;RedoAct&quot;;1;IF([.D1132]=&quot;RedoPen&quot;;2;IF([.D1132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4: ou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34]=&quot;&quot;;[.B1133];[.B1134])" office:value-type="float" office:value="1" calcext:value-type="float">
            <text:p>1</text:p>
          </table:table-cell>
          <table:table-cell office:value-type="float" office:value="0.0000288207195215427" calcext:value-type="float">
            <text:p>2.88207195215427E-05</text:p>
          </table:table-cell>
          <table:table-cell table:formula="of:=IF([.C1134]=0;[.C1133]+1;&quot;&quot;)">
            <text:p/>
          </table:table-cell>
          <table:table-cell table:formula="of:=IF([.D1133]=&quot;RedoAct&quot;;1;IF([.D1133]=&quot;RedoPen&quot;;2;IF([.D11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35]=&quot;&quot;;[.B1134];[.B1135])" office:value-type="float" office:value="2" calcext:value-type="float">
            <text:p>2</text:p>
          </table:table-cell>
          <table:table-cell office:value-type="float" office:value="0.0000563923195861057" calcext:value-type="float">
            <text:p>5.63923195861057E-05</text:p>
          </table:table-cell>
          <table:table-cell table:formula="of:=IF([.C1135]=0;[.C1134]+1;&quot;&quot;)">
            <text:p/>
          </table:table-cell>
          <table:table-cell table:formula="of:=IF([.D1134]=&quot;RedoAct&quot;;1;IF([.D1134]=&quot;RedoPen&quot;;2;IF([.D11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36]=&quot;&quot;;[.B1135];[.B1136])" office:value-type="float" office:value="3" calcext:value-type="float">
            <text:p>3</text:p>
          </table:table-cell>
          <table:table-cell office:value-type="float" office:value="0.00000004527846128148" calcext:value-type="float">
            <text:p>4.527846128148E-08</text:p>
          </table:table-cell>
          <table:table-cell table:formula="of:=IF([.C1136]=0;[.C1135]+1;&quot;&quot;)">
            <text:p/>
          </table:table-cell>
          <table:table-cell table:formula="of:=IF([.D1135]=&quot;RedoAct&quot;;1;IF([.D1135]=&quot;RedoPen&quot;;2;IF([.D11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37]=&quot;&quot;;[.B1136];[.B1137])" office:value-type="float" office:value="4" calcext:value-type="float">
            <text:p>4</text:p>
          </table:table-cell>
          <table:table-cell office:value-type="float" office:value="0.000000000192310234372483" calcext:value-type="float">
            <text:p>1.92310234372483E-10</text:p>
          </table:table-cell>
          <table:table-cell table:formula="of:=IF([.C1137]=0;[.C1136]+1;&quot;&quot;)">
            <text:p/>
          </table:table-cell>
          <table:table-cell table:formula="of:=IF([.D1136]=&quot;RedoAct&quot;;1;IF([.D1136]=&quot;RedoPen&quot;;2;IF([.D11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38]=&quot;&quot;;[.B1137];[.B1138])" office:value-type="float" office:value="5" calcext:value-type="float">
            <text:p>5</text:p>
          </table:table-cell>
          <table:table-cell office:value-type="float" office:value="0.0000000000000357158138244641" calcext:value-type="float">
            <text:p>3.57158138244641E-14</text:p>
          </table:table-cell>
          <table:table-cell table:formula="of:=IF([.C1138]=0;[.C1137]+1;&quot;&quot;)">
            <text:p/>
          </table:table-cell>
          <table:table-cell table:formula="of:=IF([.D1137]=&quot;RedoAct&quot;;1;IF([.D1137]=&quot;RedoPen&quot;;2;IF([.D11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139]=&quot;&quot;;[.B1138];[.B1139])" office:value-type="float" office:value="5" calcext:value-type="float">
            <text:p>5</text:p>
          </table:table-cell>
          <table:table-cell office:value-type="string" calcext:value-type="string">
            <text:p>RedoPen</text:p>
          </table:table-cell>
          <table:table-cell table:formula="of:=IF([.C1139]=0;[.C1138]+1;&quot;&quot;)">
            <text:p/>
          </table:table-cell>
          <table:table-cell table:formula="of:=IF([.D1138]=&quot;RedoAct&quot;;1;IF([.D1138]=&quot;RedoPen&quot;;2;IF([.D11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table:formula="of:=IF([.B1140]=&quot;&quot;;[.B1139];[.B1140])" office:value-type="float" office:value="0" calcext:value-type="float">
            <text:p>0</text:p>
          </table:table-cell>
          <table:table-cell office:value-type="float" office:value="0.00000131669679120127" calcext:value-type="float">
            <text:p>1.31669679120127E-06</text:p>
          </table:table-cell>
          <table:table-cell table:formula="of:=IF([.C1140]=0;[.C1139]+1;&quot;&quot;)" office:value-type="float" office:value="6" calcext:value-type="float">
            <text:p>6</text:p>
          </table:table-cell>
          <table:table-cell table:formula="of:=IF([.D1139]=&quot;RedoAct&quot;;1;IF([.D1139]=&quot;RedoPen&quot;;2;IF([.D1139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41]=&quot;&quot;;[.B1140];[.B1141])" office:value-type="float" office:value="1" calcext:value-type="float">
            <text:p>1</text:p>
          </table:table-cell>
          <table:table-cell office:value-type="float" office:value="0.00000000446306620222614" calcext:value-type="float">
            <text:p>4.46306620222614E-09</text:p>
          </table:table-cell>
          <table:table-cell table:formula="of:=IF([.C1141]=0;[.C1140]+1;&quot;&quot;)">
            <text:p/>
          </table:table-cell>
          <table:table-cell table:formula="of:=IF([.D1140]=&quot;RedoAct&quot;;1;IF([.D1140]=&quot;RedoPen&quot;;2;IF([.D11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42]=&quot;&quot;;[.B1141];[.B1142])" office:value-type="float" office:value="2" calcext:value-type="float">
            <text:p>2</text:p>
          </table:table-cell>
          <table:table-cell office:value-type="float" office:value="0.0000000000000468263626802615" calcext:value-type="float">
            <text:p>4.68263626802615E-14</text:p>
          </table:table-cell>
          <table:table-cell table:formula="of:=IF([.C1142]=0;[.C1141]+1;&quot;&quot;)">
            <text:p/>
          </table:table-cell>
          <table:table-cell table:formula="of:=IF([.D1141]=&quot;RedoAct&quot;;1;IF([.D1141]=&quot;RedoPen&quot;;2;IF([.D11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formula="of:=IF([.B1143]=&quot;&quot;;[.B1142];[.B1143])" office:value-type="float" office:value="0" calcext:value-type="float">
            <text:p>0</text:p>
          </table:table-cell>
          <table:table-cell office:value-type="float" office:value="0.0290647374980878" calcext:value-type="float">
            <text:p>0.029064737498088</text:p>
          </table:table-cell>
          <table:table-cell table:formula="of:=IF([.C1143]=0;[.C1142]+1;&quot;&quot;)" office:value-type="float" office:value="3" calcext:value-type="float">
            <text:p>3</text:p>
          </table:table-cell>
          <table:table-cell table:formula="of:=IF([.D1142]=&quot;RedoAct&quot;;1;IF([.D1142]=&quot;RedoPen&quot;;2;IF([.D1142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6: 88--&gt;30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4: ou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44]=&quot;&quot;;[.B1143];[.B1144])" office:value-type="float" office:value="1" calcext:value-type="float">
            <text:p>1</text:p>
          </table:table-cell>
          <table:table-cell office:value-type="float" office:value="0.0946151400920154" calcext:value-type="float">
            <text:p>0.094615140092015</text:p>
          </table:table-cell>
          <table:table-cell table:formula="of:=IF([.C1144]=0;[.C1143]+1;&quot;&quot;)">
            <text:p/>
          </table:table-cell>
          <table:table-cell table:formula="of:=IF([.D1143]=&quot;RedoAct&quot;;1;IF([.D1143]=&quot;RedoPen&quot;;2;IF([.D1143]=&quot;Cutback&quot;;-1;0)))" office:value-type="float" office:value="0" calcext:value-type="float">
            <text:p>0</text:p>
          </table:table-cell>
          <table:table-cell office:value-type="string" calcext:value-type="string">
            <text:p>1: 93--&gt;52out</text:p>
          </table:table-cell>
          <table:table-cell office:value-type="string" calcext:value-type="string">
            <text:p>126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45]=&quot;&quot;;[.B1144];[.B1145])" office:value-type="float" office:value="2" calcext:value-type="float">
            <text:p>2</text:p>
          </table:table-cell>
          <table:table-cell office:value-type="float" office:value="0.000667246098683341" calcext:value-type="float">
            <text:p>0.000667246098683</text:p>
          </table:table-cell>
          <table:table-cell table:formula="of:=IF([.C1145]=0;[.C1144]+1;&quot;&quot;)">
            <text:p/>
          </table:table-cell>
          <table:table-cell table:formula="of:=IF([.D1144]=&quot;RedoAct&quot;;1;IF([.D1144]=&quot;RedoPen&quot;;2;IF([.D1144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46]=&quot;&quot;;[.B1145];[.B1146])" office:value-type="float" office:value="3" calcext:value-type="float">
            <text:p>3</text:p>
          </table:table-cell>
          <table:table-cell office:value-type="float" office:value="0.0387957502240557" calcext:value-type="float">
            <text:p>0.038795750224056</text:p>
          </table:table-cell>
          <table:table-cell table:formula="of:=IF([.C1146]=0;[.C1145]+1;&quot;&quot;)">
            <text:p/>
          </table:table-cell>
          <table:table-cell table:formula="of:=IF([.D1145]=&quot;RedoAct&quot;;1;IF([.D1145]=&quot;RedoPen&quot;;2;IF([.D1145]=&quot;Cutback&quot;;-1;0)))" office:value-type="float" office:value="0" calcext:value-type="float">
            <text:p>0</text:p>
          </table:table-cell>
          <table:table-cell office:value-type="string" calcext:value-type="string">
            <text:p>1: 52--&gt;93out</text:p>
          </table:table-cell>
          <table:table-cell office:value-type="string" calcext:value-type="string">
            <text:p>126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47]=&quot;&quot;;[.B1146];[.B1147])" office:value-type="float" office:value="4" calcext:value-type="float">
            <text:p>4</text:p>
          </table:table-cell>
          <table:table-cell office:value-type="float" office:value="0.0000486819004743796" calcext:value-type="float">
            <text:p>4.86819004743796E-05</text:p>
          </table:table-cell>
          <table:table-cell table:formula="of:=IF([.C1147]=0;[.C1146]+1;&quot;&quot;)">
            <text:p/>
          </table:table-cell>
          <table:table-cell table:formula="of:=IF([.D1146]=&quot;RedoAct&quot;;1;IF([.D1146]=&quot;RedoPen&quot;;2;IF([.D1146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48]=&quot;&quot;;[.B1147];[.B1148])" office:value-type="float" office:value="5" calcext:value-type="float">
            <text:p>5</text:p>
          </table:table-cell>
          <table:table-cell office:value-type="float" office:value="0.00319099639075714" calcext:value-type="float">
            <text:p>0.003190996390757</text:p>
          </table:table-cell>
          <table:table-cell table:formula="of:=IF([.C1148]=0;[.C1147]+1;&quot;&quot;)">
            <text:p/>
          </table:table-cell>
          <table:table-cell table:formula="of:=IF([.D1147]=&quot;RedoAct&quot;;1;IF([.D1147]=&quot;RedoPen&quot;;2;IF([.D114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126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49]=&quot;&quot;;[.B1148];[.B1149])" office:value-type="float" office:value="6" calcext:value-type="float">
            <text:p>6</text:p>
          </table:table-cell>
          <table:table-cell office:value-type="float" office:value="0.00000119359292689049" calcext:value-type="float">
            <text:p>1.19359292689049E-06</text:p>
          </table:table-cell>
          <table:table-cell table:formula="of:=IF([.C1149]=0;[.C1148]+1;&quot;&quot;)">
            <text:p/>
          </table:table-cell>
          <table:table-cell table:formula="of:=IF([.D1148]=&quot;RedoAct&quot;;1;IF([.D1148]=&quot;RedoPen&quot;;2;IF([.D1148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50]=&quot;&quot;;[.B1149];[.B1150])" office:value-type="float" office:value="7" calcext:value-type="float">
            <text:p>7</text:p>
          </table:table-cell>
          <table:table-cell office:value-type="float" office:value="0.00000138914689782633" calcext:value-type="float">
            <text:p>1.38914689782633E-06</text:p>
          </table:table-cell>
          <table:table-cell table:formula="of:=IF([.C1150]=0;[.C1149]+1;&quot;&quot;)">
            <text:p/>
          </table:table-cell>
          <table:table-cell table:formula="of:=IF([.D1149]=&quot;RedoAct&quot;;1;IF([.D1149]=&quot;RedoPen&quot;;2;IF([.D1149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51]=&quot;&quot;;[.B1150];[.B1151])" office:value-type="float" office:value="8" calcext:value-type="float">
            <text:p>8</text:p>
          </table:table-cell>
          <table:table-cell office:value-type="float" office:value="0.00000000000141825274942446" calcext:value-type="float">
            <text:p>1.41825274942446E-12</text:p>
          </table:table-cell>
          <table:table-cell table:formula="of:=IF([.C1151]=0;[.C1150]+1;&quot;&quot;)">
            <text:p/>
          </table:table-cell>
          <table:table-cell table:formula="of:=IF([.D1150]=&quot;RedoAct&quot;;1;IF([.D1150]=&quot;RedoPen&quot;;2;IF([.D1150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1152]=&quot;&quot;;[.B1151];[.B1152])" office:value-type="float" office:value="8" calcext:value-type="float">
            <text:p>8</text:p>
          </table:table-cell>
          <table:table-cell office:value-type="string" calcext:value-type="string">
            <text:p>RedoAct</text:p>
          </table:table-cell>
          <table:table-cell table:formula="of:=IF([.C1152]=0;[.C1151]+1;&quot;&quot;)">
            <text:p/>
          </table:table-cell>
          <table:table-cell table:formula="of:=IF([.D1151]=&quot;RedoAct&quot;;1;IF([.D1151]=&quot;RedoPen&quot;;2;IF([.D115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formula="of:=IF([.B1153]=&quot;&quot;;[.B1152];[.B1153])" office:value-type="float" office:value="0" calcext:value-type="float">
            <text:p>0</text:p>
          </table:table-cell>
          <table:table-cell office:value-type="float" office:value="0.0000748152828180426" calcext:value-type="float">
            <text:p>7.48152828180426E-05</text:p>
          </table:table-cell>
          <table:table-cell table:formula="of:=IF([.C1153]=0;[.C1152]+1;&quot;&quot;)" office:value-type="float" office:value="9" calcext:value-type="float">
            <text:p>9</text:p>
          </table:table-cell>
          <table:table-cell table:formula="of:=IF([.D1152]=&quot;RedoAct&quot;;1;IF([.D1152]=&quot;RedoPen&quot;;2;IF([.D1152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54]=&quot;&quot;;[.B1153];[.B1154])" office:value-type="float" office:value="1" calcext:value-type="float">
            <text:p>1</text:p>
          </table:table-cell>
          <table:table-cell office:value-type="float" office:value="0.00000000691669605408669" calcext:value-type="float">
            <text:p>6.91669605408669E-09</text:p>
          </table:table-cell>
          <table:table-cell table:formula="of:=IF([.C1154]=0;[.C1153]+1;&quot;&quot;)">
            <text:p/>
          </table:table-cell>
          <table:table-cell table:formula="of:=IF([.D1153]=&quot;RedoAct&quot;;1;IF([.D1153]=&quot;RedoPen&quot;;2;IF([.D11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55]=&quot;&quot;;[.B1154];[.B1155])" office:value-type="float" office:value="2" calcext:value-type="float">
            <text:p>2</text:p>
          </table:table-cell>
          <table:table-cell office:value-type="float" office:value="0.00000000000370933280263427" calcext:value-type="float">
            <text:p>3.70933280263427E-12</text:p>
          </table:table-cell>
          <table:table-cell table:formula="of:=IF([.C1155]=0;[.C1154]+1;&quot;&quot;)">
            <text:p/>
          </table:table-cell>
          <table:table-cell table:formula="of:=IF([.D1154]=&quot;RedoAct&quot;;1;IF([.D1154]=&quot;RedoPen&quot;;2;IF([.D11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156]=&quot;&quot;;[.B1155];[.B1156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1156]=0;[.C1155]+1;&quot;&quot;)">
            <text:p/>
          </table:table-cell>
          <table:table-cell table:formula="of:=IF([.D1155]=&quot;RedoAct&quot;;1;IF([.D1155]=&quot;RedoPen&quot;;2;IF([.D11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formula="of:=IF([.B1157]=&quot;&quot;;[.B1156];[.B1157])" office:value-type="float" office:value="0" calcext:value-type="float">
            <text:p>0</text:p>
          </table:table-cell>
          <table:table-cell office:value-type="float" office:value="0.0000000615640257599218" calcext:value-type="float">
            <text:p>6.15640257599218E-08</text:p>
          </table:table-cell>
          <table:table-cell table:formula="of:=IF([.C1157]=0;[.C1156]+1;&quot;&quot;)" office:value-type="float" office:value="3" calcext:value-type="float">
            <text:p>3</text:p>
          </table:table-cell>
          <table:table-cell table:formula="of:=IF([.D1156]=&quot;RedoAct&quot;;1;IF([.D1156]=&quot;RedoPen&quot;;2;IF([.D1156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58]=&quot;&quot;;[.B1157];[.B1158])" office:value-type="float" office:value="1" calcext:value-type="float">
            <text:p>1</text:p>
          </table:table-cell>
          <table:table-cell office:value-type="float" office:value="0.00000000000469055522305855" calcext:value-type="float">
            <text:p>4.69055522305855E-12</text:p>
          </table:table-cell>
          <table:table-cell table:formula="of:=IF([.C1158]=0;[.C1157]+1;&quot;&quot;)">
            <text:p/>
          </table:table-cell>
          <table:table-cell table:formula="of:=IF([.D1157]=&quot;RedoAct&quot;;1;IF([.D1157]=&quot;RedoPen&quot;;2;IF([.D11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table:formula="of:=IF([.B1159]=&quot;&quot;;[.B1158];[.B1159])" office:value-type="float" office:value="0" calcext:value-type="float">
            <text:p>0</text:p>
          </table:table-cell>
          <table:table-cell office:value-type="float" office:value="0.0257785669496274" calcext:value-type="float">
            <text:p>0.025778566949627</text:p>
          </table:table-cell>
          <table:table-cell table:formula="of:=IF([.C1159]=0;[.C1158]+1;&quot;&quot;)" office:value-type="float" office:value="2" calcext:value-type="float">
            <text:p>2</text:p>
          </table:table-cell>
          <table:table-cell table:formula="of:=IF([.D1158]=&quot;RedoAct&quot;;1;IF([.D1158]=&quot;RedoPen&quot;;2;IF([.D1158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4--&gt;0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30: 84--&gt;29</text:p>
          </table:table-cell>
          <table:table-cell office:value-type="string" calcext:value-type="string">
            <text:p>132: 81--&gt;80</text:p>
          </table:table-cell>
          <table:table-cell office:value-type="string" calcext:value-type="string">
            <text:p>134: ou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60]=&quot;&quot;;[.B1159];[.B1160])" office:value-type="float" office:value="1" calcext:value-type="float">
            <text:p>1</text:p>
          </table:table-cell>
          <table:table-cell office:value-type="float" office:value="0.00032194495505507" calcext:value-type="float">
            <text:p>0.000321944955055</text:p>
          </table:table-cell>
          <table:table-cell table:formula="of:=IF([.C1160]=0;[.C1159]+1;&quot;&quot;)">
            <text:p/>
          </table:table-cell>
          <table:table-cell table:formula="of:=IF([.D1159]=&quot;RedoAct&quot;;1;IF([.D1159]=&quot;RedoPen&quot;;2;IF([.D1159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61]=&quot;&quot;;[.B1160];[.B1161])" office:value-type="float" office:value="2" calcext:value-type="float">
            <text:p>2</text:p>
          </table:table-cell>
          <table:table-cell office:value-type="float" office:value="0.0000691331682285817" calcext:value-type="float">
            <text:p>6.91331682285817E-05</text:p>
          </table:table-cell>
          <table:table-cell table:formula="of:=IF([.C1161]=0;[.C1160]+1;&quot;&quot;)">
            <text:p/>
          </table:table-cell>
          <table:table-cell table:formula="of:=IF([.D1160]=&quot;RedoAct&quot;;1;IF([.D1160]=&quot;RedoPen&quot;;2;IF([.D1160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62]=&quot;&quot;;[.B1161];[.B1162])" office:value-type="float" office:value="3" calcext:value-type="float">
            <text:p>3</text:p>
          </table:table-cell>
          <table:table-cell office:value-type="float" office:value="0.000000159832672090329" calcext:value-type="float">
            <text:p>1.59832672090329E-07</text:p>
          </table:table-cell>
          <table:table-cell table:formula="of:=IF([.C1162]=0;[.C1161]+1;&quot;&quot;)">
            <text:p/>
          </table:table-cell>
          <table:table-cell table:formula="of:=IF([.D1161]=&quot;RedoAct&quot;;1;IF([.D1161]=&quot;RedoPen&quot;;2;IF([.D1161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63]=&quot;&quot;;[.B1162];[.B1163])" office:value-type="float" office:value="4" calcext:value-type="float">
            <text:p>4</text:p>
          </table:table-cell>
          <table:table-cell office:value-type="float" office:value="0.0000000000379982836908377" calcext:value-type="float">
            <text:p>3.79982836908377E-11</text:p>
          </table:table-cell>
          <table:table-cell table:formula="of:=IF([.C1163]=0;[.C1162]+1;&quot;&quot;)">
            <text:p/>
          </table:table-cell>
          <table:table-cell table:formula="of:=IF([.D1162]=&quot;RedoAct&quot;;1;IF([.D1162]=&quot;RedoPen&quot;;2;IF([.D1162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1164]=&quot;&quot;;[.B1163];[.B1164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1164]=0;[.C1163]+1;&quot;&quot;)">
            <text:p/>
          </table:table-cell>
          <table:table-cell table:formula="of:=IF([.D1163]=&quot;RedoAct&quot;;1;IF([.D1163]=&quot;RedoPen&quot;;2;IF([.D116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table:formula="of:=IF([.B1165]=&quot;&quot;;[.B1164];[.B1165])" office:value-type="float" office:value="0" calcext:value-type="float">
            <text:p>0</text:p>
          </table:table-cell>
          <table:table-cell office:value-type="float" office:value="0.00198880369653292" calcext:value-type="float">
            <text:p>0.001988803696533</text:p>
          </table:table-cell>
          <table:table-cell table:formula="of:=IF([.C1165]=0;[.C1164]+1;&quot;&quot;)" office:value-type="float" office:value="5" calcext:value-type="float">
            <text:p>5</text:p>
          </table:table-cell>
          <table:table-cell table:formula="of:=IF([.D1164]=&quot;RedoAct&quot;;1;IF([.D1164]=&quot;RedoPen&quot;;2;IF([.D1164]=&quot;Cutback&quot;;-1;0)))" office:value-type="float" office:value="1" calcext:value-type="float">
            <text:p>1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66]=&quot;&quot;;[.B1165];[.B1166])" office:value-type="float" office:value="1" calcext:value-type="float">
            <text:p>1</text:p>
          </table:table-cell>
          <table:table-cell office:value-type="float" office:value="0.00000013528484609039" calcext:value-type="float">
            <text:p>1.3528484609039E-07</text:p>
          </table:table-cell>
          <table:table-cell table:formula="of:=IF([.C1166]=0;[.C1165]+1;&quot;&quot;)">
            <text:p/>
          </table:table-cell>
          <table:table-cell table:formula="of:=IF([.D1165]=&quot;RedoAct&quot;;1;IF([.D1165]=&quot;RedoPen&quot;;2;IF([.D116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67]=&quot;&quot;;[.B1166];[.B1167])" office:value-type="float" office:value="2" calcext:value-type="float">
            <text:p>2</text:p>
          </table:table-cell>
          <table:table-cell office:value-type="float" office:value="0.00000000123102318538502" calcext:value-type="float">
            <text:p>1.23102318538502E-09</text:p>
          </table:table-cell>
          <table:table-cell table:formula="of:=IF([.C1167]=0;[.C1166]+1;&quot;&quot;)">
            <text:p/>
          </table:table-cell>
          <table:table-cell table:formula="of:=IF([.D1166]=&quot;RedoAct&quot;;1;IF([.D1166]=&quot;RedoPen&quot;;2;IF([.D11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68]=&quot;&quot;;[.B1167];[.B1168])" office:value-type="float" office:value="3" calcext:value-type="float">
            <text:p>3</text:p>
          </table:table-cell>
          <table:table-cell office:value-type="float" office:value="0.0000000000000255469875575935" calcext:value-type="float">
            <text:p>2.55469875575935E-14</text:p>
          </table:table-cell>
          <table:table-cell table:formula="of:=IF([.C1168]=0;[.C1167]+1;&quot;&quot;)">
            <text:p/>
          </table:table-cell>
          <table:table-cell table:formula="of:=IF([.D1167]=&quot;RedoAct&quot;;1;IF([.D1167]=&quot;RedoPen&quot;;2;IF([.D11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B1169]=&quot;&quot;;[.B1168];[.B1169])" office:value-type="float" office:value="0" calcext:value-type="float">
            <text:p>0</text:p>
          </table:table-cell>
          <table:table-cell office:value-type="float" office:value="0.0352002336300525" calcext:value-type="float">
            <text:p>0.035200233630053</text:p>
          </table:table-cell>
          <table:table-cell table:formula="of:=IF([.C1169]=0;[.C1168]+1;&quot;&quot;)" office:value-type="float" office:value="4" calcext:value-type="float">
            <text:p>4</text:p>
          </table:table-cell>
          <table:table-cell table:formula="of:=IF([.D1168]=&quot;RedoAct&quot;;1;IF([.D1168]=&quot;RedoPen&quot;;2;IF([.D1168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3: ou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70]=&quot;&quot;;[.B1169];[.B1170])" office:value-type="float" office:value="1" calcext:value-type="float">
            <text:p>1</text:p>
          </table:table-cell>
          <table:table-cell office:value-type="float" office:value="0.0000436763687446712" calcext:value-type="float">
            <text:p>4.36763687446712E-05</text:p>
          </table:table-cell>
          <table:table-cell table:formula="of:=IF([.C1170]=0;[.C1169]+1;&quot;&quot;)">
            <text:p/>
          </table:table-cell>
          <table:table-cell table:formula="of:=IF([.D1169]=&quot;RedoAct&quot;;1;IF([.D1169]=&quot;RedoPen&quot;;2;IF([.D1169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71]=&quot;&quot;;[.B1170];[.B1171])" office:value-type="float" office:value="2" calcext:value-type="float">
            <text:p>2</text:p>
          </table:table-cell>
          <table:table-cell office:value-type="float" office:value="0.00448422759918183" calcext:value-type="float">
            <text:p>0.004484227599182</text:p>
          </table:table-cell>
          <table:table-cell table:formula="of:=IF([.C1171]=0;[.C1170]+1;&quot;&quot;)">
            <text:p/>
          </table:table-cell>
          <table:table-cell table:formula="of:=IF([.D1170]=&quot;RedoAct&quot;;1;IF([.D1170]=&quot;RedoPen&quot;;2;IF([.D1170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1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72]=&quot;&quot;;[.B1171];[.B1172])" office:value-type="float" office:value="3" calcext:value-type="float">
            <text:p>3</text:p>
          </table:table-cell>
          <table:table-cell office:value-type="float" office:value="0.00000477975145621453" calcext:value-type="float">
            <text:p>4.77975145621453E-06</text:p>
          </table:table-cell>
          <table:table-cell table:formula="of:=IF([.C1172]=0;[.C1171]+1;&quot;&quot;)">
            <text:p/>
          </table:table-cell>
          <table:table-cell table:formula="of:=IF([.D1171]=&quot;RedoAct&quot;;1;IF([.D1171]=&quot;RedoPen&quot;;2;IF([.D1171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73]=&quot;&quot;;[.B1172];[.B1173])" office:value-type="float" office:value="4" calcext:value-type="float">
            <text:p>4</text:p>
          </table:table-cell>
          <table:table-cell office:value-type="float" office:value="0.000152268915610586" calcext:value-type="float">
            <text:p>0.000152268915611</text:p>
          </table:table-cell>
          <table:table-cell table:formula="of:=IF([.C1173]=0;[.C1172]+1;&quot;&quot;)">
            <text:p/>
          </table:table-cell>
          <table:table-cell table:formula="of:=IF([.D1172]=&quot;RedoAct&quot;;1;IF([.D1172]=&quot;RedoPen&quot;;2;IF([.D1172]=&quot;Cutback&quot;;-1;0)))" office:value-type="float" office:value="0" calcext:value-type="float">
            <text:p>0</text:p>
          </table:table-cell>
          <table:table-cell office:value-type="string" calcext:value-type="string">
            <text:p>1: 93--&gt;52</text:p>
          </table:table-cell>
          <table:table-cell office:value-type="string" calcext:value-type="string">
            <text:p>41: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74]=&quot;&quot;;[.B1173];[.B1174])" office:value-type="float" office:value="5" calcext:value-type="float">
            <text:p>5</text:p>
          </table:table-cell>
          <table:table-cell office:value-type="float" office:value="0.0000277854304800487" calcext:value-type="float">
            <text:p>2.77854304800487E-05</text:p>
          </table:table-cell>
          <table:table-cell table:formula="of:=IF([.C1174]=0;[.C1173]+1;&quot;&quot;)">
            <text:p/>
          </table:table-cell>
          <table:table-cell table:formula="of:=IF([.D1173]=&quot;RedoAct&quot;;1;IF([.D1173]=&quot;RedoPen&quot;;2;IF([.D1173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75]=&quot;&quot;;[.B1174];[.B1175])" office:value-type="float" office:value="6" calcext:value-type="float">
            <text:p>6</text:p>
          </table:table-cell>
          <table:table-cell office:value-type="float" office:value="0.000000347287062706835" calcext:value-type="float">
            <text:p>3.47287062706835E-07</text:p>
          </table:table-cell>
          <table:table-cell table:formula="of:=IF([.C1175]=0;[.C1174]+1;&quot;&quot;)">
            <text:p/>
          </table:table-cell>
          <table:table-cell table:formula="of:=IF([.D1174]=&quot;RedoAct&quot;;1;IF([.D1174]=&quot;RedoPen&quot;;2;IF([.D1174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76]=&quot;&quot;;[.B1175];[.B1176])" office:value-type="float" office:value="7" calcext:value-type="float">
            <text:p>7</text:p>
          </table:table-cell>
          <table:table-cell office:value-type="float" office:value="0.000000000150979575051318" calcext:value-type="float">
            <text:p>1.50979575051318E-10</text:p>
          </table:table-cell>
          <table:table-cell table:formula="of:=IF([.C1176]=0;[.C1175]+1;&quot;&quot;)">
            <text:p/>
          </table:table-cell>
          <table:table-cell table:formula="of:=IF([.D1175]=&quot;RedoAct&quot;;1;IF([.D1175]=&quot;RedoPen&quot;;2;IF([.D1175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77]=&quot;&quot;;[.B1176];[.B1177])" office:value-type="float" office:value="8" calcext:value-type="float">
            <text:p>8</text:p>
          </table:table-cell>
          <table:table-cell office:value-type="float" office:value="0.0000000000000438378642271523" calcext:value-type="float">
            <text:p>4.38378642271523E-14</text:p>
          </table:table-cell>
          <table:table-cell table:formula="of:=IF([.C1177]=0;[.C1176]+1;&quot;&quot;)">
            <text:p/>
          </table:table-cell>
          <table:table-cell table:formula="of:=IF([.D1176]=&quot;RedoAct&quot;;1;IF([.D1176]=&quot;RedoPen&quot;;2;IF([.D1176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1178]=&quot;&quot;;[.B1177];[.B1178])" office:value-type="float" office:value="8" calcext:value-type="float">
            <text:p>8</text:p>
          </table:table-cell>
          <table:table-cell office:value-type="string" calcext:value-type="string">
            <text:p>RedoAct</text:p>
          </table:table-cell>
          <table:table-cell table:formula="of:=IF([.C1178]=0;[.C1177]+1;&quot;&quot;)">
            <text:p/>
          </table:table-cell>
          <table:table-cell table:formula="of:=IF([.D1177]=&quot;RedoAct&quot;;1;IF([.D1177]=&quot;RedoPen&quot;;2;IF([.D1177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B1179]=&quot;&quot;;[.B1178];[.B1179])" office:value-type="float" office:value="0" calcext:value-type="float">
            <text:p>0</text:p>
          </table:table-cell>
          <table:table-cell office:value-type="float" office:value="0.00609176847892375" calcext:value-type="float">
            <text:p>0.006091768478924</text:p>
          </table:table-cell>
          <table:table-cell table:formula="of:=IF([.C1179]=0;[.C1178]+1;&quot;&quot;)" office:value-type="float" office:value="9" calcext:value-type="float">
            <text:p>9</text:p>
          </table:table-cell>
          <table:table-cell table:formula="of:=IF([.D1178]=&quot;RedoAct&quot;;1;IF([.D1178]=&quot;RedoPen&quot;;2;IF([.D1178]=&quot;Cutback&quot;;-1;0)))" office:value-type="float" office:value="1" calcext:value-type="float">
            <text:p>1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0: 52--&gt;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80]=&quot;&quot;;[.B1179];[.B1180])" office:value-type="float" office:value="1" calcext:value-type="float">
            <text:p>1</text:p>
          </table:table-cell>
          <table:table-cell office:value-type="float" office:value="0.0000121626505411613" calcext:value-type="float">
            <text:p>1.21626505411613E-05</text:p>
          </table:table-cell>
          <table:table-cell table:formula="of:=IF([.C1180]=0;[.C1179]+1;&quot;&quot;)">
            <text:p/>
          </table:table-cell>
          <table:table-cell table:formula="of:=IF([.D1179]=&quot;RedoAct&quot;;1;IF([.D1179]=&quot;RedoPen&quot;;2;IF([.D11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81]=&quot;&quot;;[.B1180];[.B1181])" office:value-type="float" office:value="2" calcext:value-type="float">
            <text:p>2</text:p>
          </table:table-cell>
          <table:table-cell office:value-type="float" office:value="0.0000205070657790659" calcext:value-type="float">
            <text:p>2.05070657790659E-05</text:p>
          </table:table-cell>
          <table:table-cell table:formula="of:=IF([.C1181]=0;[.C1180]+1;&quot;&quot;)">
            <text:p/>
          </table:table-cell>
          <table:table-cell table:formula="of:=IF([.D1180]=&quot;RedoAct&quot;;1;IF([.D1180]=&quot;RedoPen&quot;;2;IF([.D118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82]=&quot;&quot;;[.B1181];[.B1182])" office:value-type="float" office:value="3" calcext:value-type="float">
            <text:p>3</text:p>
          </table:table-cell>
          <table:table-cell office:value-type="float" office:value="0.000000000622534423275127" calcext:value-type="float">
            <text:p>6.22534423275127E-10</text:p>
          </table:table-cell>
          <table:table-cell table:formula="of:=IF([.C1182]=0;[.C1181]+1;&quot;&quot;)">
            <text:p/>
          </table:table-cell>
          <table:table-cell table:formula="of:=IF([.D1181]=&quot;RedoAct&quot;;1;IF([.D1181]=&quot;RedoPen&quot;;2;IF([.D118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83]=&quot;&quot;;[.B1182];[.B1183])" office:value-type="float" office:value="4" calcext:value-type="float">
            <text:p>4</text:p>
          </table:table-cell>
          <table:table-cell office:value-type="float" office:value="0.0000000000000904403443022905" calcext:value-type="float">
            <text:p>9.04403443022905E-14</text:p>
          </table:table-cell>
          <table:table-cell table:formula="of:=IF([.C1183]=0;[.C1182]+1;&quot;&quot;)">
            <text:p/>
          </table:table-cell>
          <table:table-cell table:formula="of:=IF([.D1182]=&quot;RedoAct&quot;;1;IF([.D1182]=&quot;RedoPen&quot;;2;IF([.D118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184]=&quot;&quot;;[.B1183];[.B1184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184]=0;[.C1183]+1;&quot;&quot;)">
            <text:p/>
          </table:table-cell>
          <table:table-cell table:formula="of:=IF([.D1183]=&quot;RedoAct&quot;;1;IF([.D1183]=&quot;RedoPen&quot;;2;IF([.D118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B1185]=&quot;&quot;;[.B1184];[.B1185])" office:value-type="float" office:value="0" calcext:value-type="float">
            <text:p>0</text:p>
          </table:table-cell>
          <table:table-cell office:value-type="float" office:value="0.000000285498613480721" calcext:value-type="float">
            <text:p>2.85498613480721E-07</text:p>
          </table:table-cell>
          <table:table-cell table:formula="of:=IF([.C1185]=0;[.C1184]+1;&quot;&quot;)" office:value-type="float" office:value="5" calcext:value-type="float">
            <text:p>5</text:p>
          </table:table-cell>
          <table:table-cell table:formula="of:=IF([.D1184]=&quot;RedoAct&quot;;1;IF([.D1184]=&quot;RedoPen&quot;;2;IF([.D118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86]=&quot;&quot;;[.B1185];[.B1186])" office:value-type="float" office:value="1" calcext:value-type="float">
            <text:p>1</text:p>
          </table:table-cell>
          <table:table-cell office:value-type="float" office:value="0.00000000195603682781318" calcext:value-type="float">
            <text:p>1.95603682781318E-09</text:p>
          </table:table-cell>
          <table:table-cell table:formula="of:=IF([.C1186]=0;[.C1185]+1;&quot;&quot;)">
            <text:p/>
          </table:table-cell>
          <table:table-cell table:formula="of:=IF([.D1185]=&quot;RedoAct&quot;;1;IF([.D1185]=&quot;RedoPen&quot;;2;IF([.D118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87]=&quot;&quot;;[.B1186];[.B1187])" office:value-type="float" office:value="2" calcext:value-type="float">
            <text:p>2</text:p>
          </table:table-cell>
          <table:table-cell office:value-type="float" office:value="0.000000000000025729177576452" calcext:value-type="float">
            <text:p>2.5729177576452E-14</text:p>
          </table:table-cell>
          <table:table-cell table:formula="of:=IF([.C1187]=0;[.C1186]+1;&quot;&quot;)">
            <text:p/>
          </table:table-cell>
          <table:table-cell table:formula="of:=IF([.D1186]=&quot;RedoAct&quot;;1;IF([.D1186]=&quot;RedoPen&quot;;2;IF([.D11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table:formula="of:=IF([.B1188]=&quot;&quot;;[.B1187];[.B1188])" office:value-type="float" office:value="0" calcext:value-type="float">
            <text:p>0</text:p>
          </table:table-cell>
          <table:table-cell office:value-type="float" office:value="0.0999360636359241" calcext:value-type="float">
            <text:p>0.099936063635924</text:p>
          </table:table-cell>
          <table:table-cell table:formula="of:=IF([.C1188]=0;[.C1187]+1;&quot;&quot;)" office:value-type="float" office:value="3" calcext:value-type="float">
            <text:p>3</text:p>
          </table:table-cell>
          <table:table-cell table:formula="of:=IF([.D1187]=&quot;RedoAct&quot;;1;IF([.D1187]=&quot;RedoPen&quot;;2;IF([.D118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0: 93--&gt;92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3: ou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89]=&quot;&quot;;[.B1188];[.B1189])" office:value-type="float" office:value="1" calcext:value-type="float">
            <text:p>1</text:p>
          </table:table-cell>
          <table:table-cell office:value-type="float" office:value="0.000149798004294391" calcext:value-type="float">
            <text:p>0.000149798004294</text:p>
          </table:table-cell>
          <table:table-cell table:formula="of:=IF([.C1189]=0;[.C1188]+1;&quot;&quot;)">
            <text:p/>
          </table:table-cell>
          <table:table-cell table:formula="of:=IF([.D1188]=&quot;RedoAct&quot;;1;IF([.D1188]=&quot;RedoPen&quot;;2;IF([.D1188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90]=&quot;&quot;;[.B1189];[.B1190])" office:value-type="float" office:value="2" calcext:value-type="float">
            <text:p>2</text:p>
          </table:table-cell>
          <table:table-cell office:value-type="float" office:value="0.000527269038564069" calcext:value-type="float">
            <text:p>0.000527269038564</text:p>
          </table:table-cell>
          <table:table-cell table:formula="of:=IF([.C1190]=0;[.C1189]+1;&quot;&quot;)">
            <text:p/>
          </table:table-cell>
          <table:table-cell table:formula="of:=IF([.D1189]=&quot;RedoAct&quot;;1;IF([.D1189]=&quot;RedoPen&quot;;2;IF([.D1189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91]=&quot;&quot;;[.B1190];[.B1191])" office:value-type="float" office:value="3" calcext:value-type="float">
            <text:p>3</text:p>
          </table:table-cell>
          <table:table-cell office:value-type="float" office:value="0.000000157049146940899" calcext:value-type="float">
            <text:p>1.57049146940899E-07</text:p>
          </table:table-cell>
          <table:table-cell table:formula="of:=IF([.C1191]=0;[.C1190]+1;&quot;&quot;)">
            <text:p/>
          </table:table-cell>
          <table:table-cell table:formula="of:=IF([.D1190]=&quot;RedoAct&quot;;1;IF([.D1190]=&quot;RedoPen&quot;;2;IF([.D1190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92]=&quot;&quot;;[.B1191];[.B1192])" office:value-type="float" office:value="4" calcext:value-type="float">
            <text:p>4</text:p>
          </table:table-cell>
          <table:table-cell office:value-type="float" office:value="0.0000000104599045753703" calcext:value-type="float">
            <text:p>1.04599045753703E-08</text:p>
          </table:table-cell>
          <table:table-cell table:formula="of:=IF([.C1192]=0;[.C1191]+1;&quot;&quot;)">
            <text:p/>
          </table:table-cell>
          <table:table-cell table:formula="of:=IF([.D1191]=&quot;RedoAct&quot;;1;IF([.D1191]=&quot;RedoPen&quot;;2;IF([.D1191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93]=&quot;&quot;;[.B1192];[.B1193])" office:value-type="float" office:value="5" calcext:value-type="float">
            <text:p>5</text:p>
          </table:table-cell>
          <table:table-cell office:value-type="float" office:value="0.0000000000000371487500034499" calcext:value-type="float">
            <text:p>3.71487500034499E-14</text:p>
          </table:table-cell>
          <table:table-cell table:formula="of:=IF([.C1193]=0;[.C1192]+1;&quot;&quot;)">
            <text:p/>
          </table:table-cell>
          <table:table-cell table:formula="of:=IF([.D1192]=&quot;RedoAct&quot;;1;IF([.D1192]=&quot;RedoPen&quot;;2;IF([.D1192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1194]=&quot;&quot;;[.B1193];[.B1194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1194]=0;[.C1193]+1;&quot;&quot;)">
            <text:p/>
          </table:table-cell>
          <table:table-cell table:formula="of:=IF([.D1193]=&quot;RedoAct&quot;;1;IF([.D1193]=&quot;RedoPen&quot;;2;IF([.D119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table:formula="of:=IF([.B1195]=&quot;&quot;;[.B1194];[.B1195])" office:value-type="float" office:value="0" calcext:value-type="float">
            <text:p>0</text:p>
          </table:table-cell>
          <table:table-cell office:value-type="float" office:value="0.000454185093716123" calcext:value-type="float">
            <text:p>0.000454185093716</text:p>
          </table:table-cell>
          <table:table-cell table:formula="of:=IF([.C1195]=0;[.C1194]+1;&quot;&quot;)" office:value-type="float" office:value="6" calcext:value-type="float">
            <text:p>6</text:p>
          </table:table-cell>
          <table:table-cell table:formula="of:=IF([.D1194]=&quot;RedoAct&quot;;1;IF([.D1194]=&quot;RedoPen&quot;;2;IF([.D1194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96]=&quot;&quot;;[.B1195];[.B1196])" office:value-type="float" office:value="1" calcext:value-type="float">
            <text:p>1</text:p>
          </table:table-cell>
          <table:table-cell office:value-type="float" office:value="0.00000908202901816286" calcext:value-type="float">
            <text:p>9.08202901816286E-06</text:p>
          </table:table-cell>
          <table:table-cell table:formula="of:=IF([.C1196]=0;[.C1195]+1;&quot;&quot;)">
            <text:p/>
          </table:table-cell>
          <table:table-cell table:formula="of:=IF([.D1195]=&quot;RedoAct&quot;;1;IF([.D1195]=&quot;RedoPen&quot;;2;IF([.D119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97]=&quot;&quot;;[.B1196];[.B1197])" office:value-type="float" office:value="2" calcext:value-type="float">
            <text:p>2</text:p>
          </table:table-cell>
          <table:table-cell office:value-type="float" office:value="0.000000520919261474281" calcext:value-type="float">
            <text:p>5.20919261474281E-07</text:p>
          </table:table-cell>
          <table:table-cell table:formula="of:=IF([.C1197]=0;[.C1196]+1;&quot;&quot;)">
            <text:p/>
          </table:table-cell>
          <table:table-cell table:formula="of:=IF([.D1196]=&quot;RedoAct&quot;;1;IF([.D1196]=&quot;RedoPen&quot;;2;IF([.D119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98]=&quot;&quot;;[.B1197];[.B1198])" office:value-type="float" office:value="3" calcext:value-type="float">
            <text:p>3</text:p>
          </table:table-cell>
          <table:table-cell office:value-type="float" office:value="0.00000000000869554347330703" calcext:value-type="float">
            <text:p>8.69554347330703E-12</text:p>
          </table:table-cell>
          <table:table-cell table:formula="of:=IF([.C1198]=0;[.C1197]+1;&quot;&quot;)">
            <text:p/>
          </table:table-cell>
          <table:table-cell table:formula="of:=IF([.D1197]=&quot;RedoAct&quot;;1;IF([.D1197]=&quot;RedoPen&quot;;2;IF([.D119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formula="of:=IF([.B1199]=&quot;&quot;;[.B1198];[.B1199])" office:value-type="float" office:value="0" calcext:value-type="float">
            <text:p>0</text:p>
          </table:table-cell>
          <table:table-cell office:value-type="float" office:value="0.0191529367820301" calcext:value-type="float">
            <text:p>0.01915293678203</text:p>
          </table:table-cell>
          <table:table-cell table:formula="of:=IF([.C1199]=0;[.C1198]+1;&quot;&quot;)" office:value-type="float" office:value="4" calcext:value-type="float">
            <text:p>4</text:p>
          </table:table-cell>
          <table:table-cell table:formula="of:=IF([.D1198]=&quot;RedoAct&quot;;1;IF([.D1198]=&quot;RedoPen&quot;;2;IF([.D1198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8: 85--&gt;84</text:p>
          </table:table-cell>
          <table:table-cell office:value-type="string" calcext:value-type="string">
            <text:p>133: ou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00]=&quot;&quot;;[.B1199];[.B1200])" office:value-type="float" office:value="1" calcext:value-type="float">
            <text:p>1</text:p>
          </table:table-cell>
          <table:table-cell office:value-type="float" office:value="0.000752736081957432" calcext:value-type="float">
            <text:p>0.000752736081957</text:p>
          </table:table-cell>
          <table:table-cell table:formula="of:=IF([.C1200]=0;[.C1199]+1;&quot;&quot;)">
            <text:p/>
          </table:table-cell>
          <table:table-cell table:formula="of:=IF([.D1199]=&quot;RedoAct&quot;;1;IF([.D1199]=&quot;RedoPen&quot;;2;IF([.D1199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01]=&quot;&quot;;[.B1200];[.B1201])" office:value-type="float" office:value="2" calcext:value-type="float">
            <text:p>2</text:p>
          </table:table-cell>
          <table:table-cell office:value-type="float" office:value="0.000282270428293122" calcext:value-type="float">
            <text:p>0.000282270428293</text:p>
          </table:table-cell>
          <table:table-cell table:formula="of:=IF([.C1201]=0;[.C1200]+1;&quot;&quot;)">
            <text:p/>
          </table:table-cell>
          <table:table-cell table:formula="of:=IF([.D1200]=&quot;RedoAct&quot;;1;IF([.D1200]=&quot;RedoPen&quot;;2;IF([.D1200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02]=&quot;&quot;;[.B1201];[.B1202])" office:value-type="float" office:value="3" calcext:value-type="float">
            <text:p>3</text:p>
          </table:table-cell>
          <table:table-cell office:value-type="float" office:value="0.000000290931876042424" calcext:value-type="float">
            <text:p>2.90931876042424E-07</text:p>
          </table:table-cell>
          <table:table-cell table:formula="of:=IF([.C1202]=0;[.C1201]+1;&quot;&quot;)">
            <text:p/>
          </table:table-cell>
          <table:table-cell table:formula="of:=IF([.D1201]=&quot;RedoAct&quot;;1;IF([.D1201]=&quot;RedoPen&quot;;2;IF([.D12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03]=&quot;&quot;;[.B1202];[.B1203])" office:value-type="float" office:value="4" calcext:value-type="float">
            <text:p>4</text:p>
          </table:table-cell>
          <table:table-cell office:value-type="float" office:value="0.0000000000634474526174071" calcext:value-type="float">
            <text:p>6.34474526174071E-11</text:p>
          </table:table-cell>
          <table:table-cell table:formula="of:=IF([.C1203]=0;[.C1202]+1;&quot;&quot;)">
            <text:p/>
          </table:table-cell>
          <table:table-cell table:formula="of:=IF([.D1202]=&quot;RedoAct&quot;;1;IF([.D1202]=&quot;RedoPen&quot;;2;IF([.D12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204]=&quot;&quot;;[.B1203];[.B1204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204]=0;[.C1203]+1;&quot;&quot;)">
            <text:p/>
          </table:table-cell>
          <table:table-cell table:formula="of:=IF([.D1203]=&quot;RedoAct&quot;;1;IF([.D1203]=&quot;RedoPen&quot;;2;IF([.D120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formula="of:=IF([.B1205]=&quot;&quot;;[.B1204];[.B1205])" office:value-type="float" office:value="0" calcext:value-type="float">
            <text:p>0</text:p>
          </table:table-cell>
          <table:table-cell office:value-type="float" office:value="0.000000383426804363016" calcext:value-type="float">
            <text:p>3.83426804363016E-07</text:p>
          </table:table-cell>
          <table:table-cell table:formula="of:=IF([.C1205]=0;[.C1204]+1;&quot;&quot;)" office:value-type="float" office:value="5" calcext:value-type="float">
            <text:p>5</text:p>
          </table:table-cell>
          <table:table-cell table:formula="of:=IF([.D1204]=&quot;RedoAct&quot;;1;IF([.D1204]=&quot;RedoPen&quot;;2;IF([.D120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06]=&quot;&quot;;[.B1205];[.B1206])" office:value-type="float" office:value="1" calcext:value-type="float">
            <text:p>1</text:p>
          </table:table-cell>
          <table:table-cell office:value-type="float" office:value="0.00000000000723365733373478" calcext:value-type="float">
            <text:p>7.23365733373478E-12</text:p>
          </table:table-cell>
          <table:table-cell table:formula="of:=IF([.C1206]=0;[.C1205]+1;&quot;&quot;)">
            <text:p/>
          </table:table-cell>
          <table:table-cell table:formula="of:=IF([.D1205]=&quot;RedoAct&quot;;1;IF([.D1205]=&quot;RedoPen&quot;;2;IF([.D12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table:formula="of:=IF([.B1207]=&quot;&quot;;[.B1206];[.B1207])" office:value-type="float" office:value="0" calcext:value-type="float">
            <text:p>0</text:p>
          </table:table-cell>
          <table:table-cell office:value-type="float" office:value="0.0451324743586045" calcext:value-type="float">
            <text:p>0.045132474358605</text:p>
          </table:table-cell>
          <table:table-cell table:formula="of:=IF([.C1207]=0;[.C1206]+1;&quot;&quot;)" office:value-type="float" office:value="2" calcext:value-type="float">
            <text:p>2</text:p>
          </table:table-cell>
          <table:table-cell table:formula="of:=IF([.D1206]=&quot;RedoAct&quot;;1;IF([.D1206]=&quot;RedoPen&quot;;2;IF([.D1206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8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89--&gt;88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3: ou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08]=&quot;&quot;;[.B1207];[.B1208])" office:value-type="float" office:value="1" calcext:value-type="float">
            <text:p>1</text:p>
          </table:table-cell>
          <table:table-cell office:value-type="float" office:value="0.000567502615941636" calcext:value-type="float">
            <text:p>0.000567502615942</text:p>
          </table:table-cell>
          <table:table-cell table:formula="of:=IF([.C1208]=0;[.C1207]+1;&quot;&quot;)">
            <text:p/>
          </table:table-cell>
          <table:table-cell table:formula="of:=IF([.D1207]=&quot;RedoAct&quot;;1;IF([.D1207]=&quot;RedoPen&quot;;2;IF([.D1207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09]=&quot;&quot;;[.B1208];[.B1209])" office:value-type="float" office:value="2" calcext:value-type="float">
            <text:p>2</text:p>
          </table:table-cell>
          <table:table-cell office:value-type="float" office:value="0.000631785129626363" calcext:value-type="float">
            <text:p>0.000631785129626</text:p>
          </table:table-cell>
          <table:table-cell table:formula="of:=IF([.C1209]=0;[.C1208]+1;&quot;&quot;)">
            <text:p/>
          </table:table-cell>
          <table:table-cell table:formula="of:=IF([.D1208]=&quot;RedoAct&quot;;1;IF([.D1208]=&quot;RedoPen&quot;;2;IF([.D1208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10]=&quot;&quot;;[.B1209];[.B1210])" office:value-type="float" office:value="3" calcext:value-type="float">
            <text:p>3</text:p>
          </table:table-cell>
          <table:table-cell office:value-type="float" office:value="0.000000356532199644437" calcext:value-type="float">
            <text:p>3.56532199644437E-07</text:p>
          </table:table-cell>
          <table:table-cell table:formula="of:=IF([.C1210]=0;[.C1209]+1;&quot;&quot;)">
            <text:p/>
          </table:table-cell>
          <table:table-cell table:formula="of:=IF([.D1209]=&quot;RedoAct&quot;;1;IF([.D1209]=&quot;RedoPen&quot;;2;IF([.D1209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11]=&quot;&quot;;[.B1210];[.B1211])" office:value-type="float" office:value="4" calcext:value-type="float">
            <text:p>4</text:p>
          </table:table-cell>
          <table:table-cell office:value-type="float" office:value="0.000000000422889013962169" calcext:value-type="float">
            <text:p>4.22889013962169E-10</text:p>
          </table:table-cell>
          <table:table-cell table:formula="of:=IF([.C1211]=0;[.C1210]+1;&quot;&quot;)">
            <text:p/>
          </table:table-cell>
          <table:table-cell table:formula="of:=IF([.D1210]=&quot;RedoAct&quot;;1;IF([.D1210]=&quot;RedoPen&quot;;2;IF([.D1210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12]=&quot;&quot;;[.B1211];[.B1212])" office:value-type="float" office:value="5" calcext:value-type="float">
            <text:p>5</text:p>
          </table:table-cell>
          <table:table-cell office:value-type="float" office:value="0.0000000000000339648476554174" calcext:value-type="float">
            <text:p>3.39648476554174E-14</text:p>
          </table:table-cell>
          <table:table-cell table:formula="of:=IF([.C1212]=0;[.C1211]+1;&quot;&quot;)">
            <text:p/>
          </table:table-cell>
          <table:table-cell table:formula="of:=IF([.D1211]=&quot;RedoAct&quot;;1;IF([.D1211]=&quot;RedoPen&quot;;2;IF([.D1211]=&quot;Cutback&quot;;-1;0)))" office:value-type="float" office:value="0" calcext:value-type="float">
            <text:p>0</text:p>
          </table:table-cell>
          <table:table-cell office:value-type="string" calcext:value-type="string">
            <text:p>48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1213]=&quot;&quot;;[.B1212];[.B1213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1213]=0;[.C1212]+1;&quot;&quot;)">
            <text:p/>
          </table:table-cell>
          <table:table-cell table:formula="of:=IF([.D1212]=&quot;RedoAct&quot;;1;IF([.D1212]=&quot;RedoPen&quot;;2;IF([.D121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table:formula="of:=IF([.B1214]=&quot;&quot;;[.B1213];[.B1214])" office:value-type="float" office:value="0" calcext:value-type="float">
            <text:p>0</text:p>
          </table:table-cell>
          <table:table-cell office:value-type="float" office:value="0.0000207741248960728" calcext:value-type="float">
            <text:p>2.07741248960728E-05</text:p>
          </table:table-cell>
          <table:table-cell table:formula="of:=IF([.C1214]=0;[.C1213]+1;&quot;&quot;)" office:value-type="float" office:value="6" calcext:value-type="float">
            <text:p>6</text:p>
          </table:table-cell>
          <table:table-cell table:formula="of:=IF([.D1213]=&quot;RedoAct&quot;;1;IF([.D1213]=&quot;RedoPen&quot;;2;IF([.D1213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15]=&quot;&quot;;[.B1214];[.B1215])" office:value-type="float" office:value="1" calcext:value-type="float">
            <text:p>1</text:p>
          </table:table-cell>
          <table:table-cell office:value-type="float" office:value="0.0000000000870986620455406" calcext:value-type="float">
            <text:p>8.70986620455406E-11</text:p>
          </table:table-cell>
          <table:table-cell table:formula="of:=IF([.C1215]=0;[.C1214]+1;&quot;&quot;)">
            <text:p/>
          </table:table-cell>
          <table:table-cell table:formula="of:=IF([.D1214]=&quot;RedoAct&quot;;1;IF([.D1214]=&quot;RedoPen&quot;;2;IF([.D12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216]=&quot;&quot;;[.B1215];[.B1216])" office:value-type="float" office:value="1" calcext:value-type="float">
            <text:p>1</text:p>
          </table:table-cell>
          <table:table-cell office:value-type="string" calcext:value-type="string">
            <text:p>RedoPen</text:p>
          </table:table-cell>
          <table:table-cell table:formula="of:=IF([.C1216]=0;[.C1215]+1;&quot;&quot;)">
            <text:p/>
          </table:table-cell>
          <table:table-cell table:formula="of:=IF([.D1215]=&quot;RedoAct&quot;;1;IF([.D1215]=&quot;RedoPen&quot;;2;IF([.D121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table:formula="of:=IF([.B1217]=&quot;&quot;;[.B1216];[.B1217])" office:value-type="float" office:value="0" calcext:value-type="float">
            <text:p>0</text:p>
          </table:table-cell>
          <table:table-cell office:value-type="float" office:value="0.0000000902480148635453" calcext:value-type="float">
            <text:p>9.02480148635453E-08</text:p>
          </table:table-cell>
          <table:table-cell table:formula="of:=IF([.C1217]=0;[.C1216]+1;&quot;&quot;)" office:value-type="float" office:value="2" calcext:value-type="float">
            <text:p>2</text:p>
          </table:table-cell>
          <table:table-cell table:formula="of:=IF([.D1216]=&quot;RedoAct&quot;;1;IF([.D1216]=&quot;RedoPen&quot;;2;IF([.D1216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18]=&quot;&quot;;[.B1217];[.B1218])" office:value-type="float" office:value="1" calcext:value-type="float">
            <text:p>1</text:p>
          </table:table-cell>
          <table:table-cell office:value-type="float" office:value="0.0000000000680876721159729" calcext:value-type="float">
            <text:p>6.80876721159729E-11</text:p>
          </table:table-cell>
          <table:table-cell table:formula="of:=IF([.C1218]=0;[.C1217]+1;&quot;&quot;)">
            <text:p/>
          </table:table-cell>
          <table:table-cell table:formula="of:=IF([.D1217]=&quot;RedoAct&quot;;1;IF([.D1217]=&quot;RedoPen&quot;;2;IF([.D12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table:formula="of:=IF([.B1219]=&quot;&quot;;[.B1218];[.B1219])" office:value-type="float" office:value="0" calcext:value-type="float">
            <text:p>0</text:p>
          </table:table-cell>
          <table:table-cell office:value-type="float" office:value="0.0485065843801054" calcext:value-type="float">
            <text:p>0.048506584380105</text:p>
          </table:table-cell>
          <table:table-cell table:formula="of:=IF([.C1219]=0;[.C1218]+1;&quot;&quot;)" office:value-type="float" office:value="2" calcext:value-type="float">
            <text:p>2</text:p>
          </table:table-cell>
          <table:table-cell table:formula="of:=IF([.D1218]=&quot;RedoAct&quot;;1;IF([.D1218]=&quot;RedoPen&quot;;2;IF([.D1218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3: ou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20]=&quot;&quot;;[.B1219];[.B1220])" office:value-type="float" office:value="1" calcext:value-type="float">
            <text:p>1</text:p>
          </table:table-cell>
          <table:table-cell office:value-type="float" office:value="0.0000640204606904584" calcext:value-type="float">
            <text:p>6.40204606904584E-05</text:p>
          </table:table-cell>
          <table:table-cell table:formula="of:=IF([.C1220]=0;[.C1219]+1;&quot;&quot;)">
            <text:p/>
          </table:table-cell>
          <table:table-cell table:formula="of:=IF([.D1219]=&quot;RedoAct&quot;;1;IF([.D1219]=&quot;RedoPen&quot;;2;IF([.D121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21]=&quot;&quot;;[.B1220];[.B1221])" office:value-type="float" office:value="2" calcext:value-type="float">
            <text:p>2</text:p>
          </table:table-cell>
          <table:table-cell office:value-type="float" office:value="0.0000848740014627457" calcext:value-type="float">
            <text:p>8.48740014627457E-05</text:p>
          </table:table-cell>
          <table:table-cell table:formula="of:=IF([.C1221]=0;[.C1220]+1;&quot;&quot;)">
            <text:p/>
          </table:table-cell>
          <table:table-cell table:formula="of:=IF([.D1220]=&quot;RedoAct&quot;;1;IF([.D1220]=&quot;RedoPen&quot;;2;IF([.D12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22]=&quot;&quot;;[.B1221];[.B1222])" office:value-type="float" office:value="3" calcext:value-type="float">
            <text:p>3</text:p>
          </table:table-cell>
          <table:table-cell office:value-type="float" office:value="0.000000000403521759570168" calcext:value-type="float">
            <text:p>4.03521759570168E-10</text:p>
          </table:table-cell>
          <table:table-cell table:formula="of:=IF([.C1222]=0;[.C1221]+1;&quot;&quot;)">
            <text:p/>
          </table:table-cell>
          <table:table-cell table:formula="of:=IF([.D1221]=&quot;RedoAct&quot;;1;IF([.D1221]=&quot;RedoPen&quot;;2;IF([.D12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23]=&quot;&quot;;[.B1222];[.B1223])" office:value-type="float" office:value="4" calcext:value-type="float">
            <text:p>4</text:p>
          </table:table-cell>
          <table:table-cell office:value-type="float" office:value="0.0000000000000257549880600786" calcext:value-type="float">
            <text:p>2.57549880600786E-14</text:p>
          </table:table-cell>
          <table:table-cell table:formula="of:=IF([.C1223]=0;[.C1222]+1;&quot;&quot;)">
            <text:p/>
          </table:table-cell>
          <table:table-cell table:formula="of:=IF([.D1222]=&quot;RedoAct&quot;;1;IF([.D1222]=&quot;RedoPen&quot;;2;IF([.D12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224]=&quot;&quot;;[.B1223];[.B1224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224]=0;[.C1223]+1;&quot;&quot;)">
            <text:p/>
          </table:table-cell>
          <table:table-cell table:formula="of:=IF([.D1223]=&quot;RedoAct&quot;;1;IF([.D1223]=&quot;RedoPen&quot;;2;IF([.D12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table:formula="of:=IF([.B1225]=&quot;&quot;;[.B1224];[.B1225])" office:value-type="float" office:value="0" calcext:value-type="float">
            <text:p>0</text:p>
          </table:table-cell>
          <table:table-cell office:value-type="float" office:value="0.000000219111008732885" calcext:value-type="float">
            <text:p>2.19111008732885E-07</text:p>
          </table:table-cell>
          <table:table-cell table:formula="of:=IF([.C1225]=0;[.C1224]+1;&quot;&quot;)" office:value-type="float" office:value="5" calcext:value-type="float">
            <text:p>5</text:p>
          </table:table-cell>
          <table:table-cell table:formula="of:=IF([.D1224]=&quot;RedoAct&quot;;1;IF([.D1224]=&quot;RedoPen&quot;;2;IF([.D122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26]=&quot;&quot;;[.B1225];[.B1226])" office:value-type="float" office:value="1" calcext:value-type="float">
            <text:p>1</text:p>
          </table:table-cell>
          <table:table-cell office:value-type="float" office:value="0.000000000272950157248634" calcext:value-type="float">
            <text:p>2.72950157248634E-10</text:p>
          </table:table-cell>
          <table:table-cell table:formula="of:=IF([.C1226]=0;[.C1225]+1;&quot;&quot;)">
            <text:p/>
          </table:table-cell>
          <table:table-cell table:formula="of:=IF([.D1225]=&quot;RedoAct&quot;;1;IF([.D1225]=&quot;RedoPen&quot;;2;IF([.D12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27]=&quot;&quot;;[.B1226];[.B1227])" office:value-type="float" office:value="2" calcext:value-type="float">
            <text:p>2</text:p>
          </table:table-cell>
          <table:table-cell office:value-type="float" office:value="0.000000000000042184607520046" calcext:value-type="float">
            <text:p>4.2184607520046E-14</text:p>
          </table:table-cell>
          <table:table-cell table:formula="of:=IF([.C1227]=0;[.C1226]+1;&quot;&quot;)">
            <text:p/>
          </table:table-cell>
          <table:table-cell table:formula="of:=IF([.D1226]=&quot;RedoAct&quot;;1;IF([.D1226]=&quot;RedoPen&quot;;2;IF([.D122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IF([.B1228]=&quot;&quot;;[.B1227];[.B1228])" office:value-type="float" office:value="0" calcext:value-type="float">
            <text:p>0</text:p>
          </table:table-cell>
          <table:table-cell office:value-type="float" office:value="0.0325729600240559" calcext:value-type="float">
            <text:p>0.032572960024056</text:p>
          </table:table-cell>
          <table:table-cell table:formula="of:=IF([.C1228]=0;[.C1227]+1;&quot;&quot;)" office:value-type="float" office:value="3" calcext:value-type="float">
            <text:p>3</text:p>
          </table:table-cell>
          <table:table-cell table:formula="of:=IF([.D1227]=&quot;RedoAct&quot;;1;IF([.D1227]=&quot;RedoPen&quot;;2;IF([.D1227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3: ou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29]=&quot;&quot;;[.B1228];[.B1229])" office:value-type="float" office:value="1" calcext:value-type="float">
            <text:p>1</text:p>
          </table:table-cell>
          <table:table-cell office:value-type="float" office:value="0.0000259285694962449" calcext:value-type="float">
            <text:p>2.59285694962449E-05</text:p>
          </table:table-cell>
          <table:table-cell table:formula="of:=IF([.C1229]=0;[.C1228]+1;&quot;&quot;)">
            <text:p/>
          </table:table-cell>
          <table:table-cell table:formula="of:=IF([.D1228]=&quot;RedoAct&quot;;1;IF([.D1228]=&quot;RedoPen&quot;;2;IF([.D12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30]=&quot;&quot;;[.B1229];[.B1230])" office:value-type="float" office:value="2" calcext:value-type="float">
            <text:p>2</text:p>
          </table:table-cell>
          <table:table-cell office:value-type="float" office:value="0.0000125733204614628" calcext:value-type="float">
            <text:p>1.25733204614628E-05</text:p>
          </table:table-cell>
          <table:table-cell table:formula="of:=IF([.C1230]=0;[.C1229]+1;&quot;&quot;)">
            <text:p/>
          </table:table-cell>
          <table:table-cell table:formula="of:=IF([.D1229]=&quot;RedoAct&quot;;1;IF([.D1229]=&quot;RedoPen&quot;;2;IF([.D12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31]=&quot;&quot;;[.B1230];[.B1231])" office:value-type="float" office:value="3" calcext:value-type="float">
            <text:p>3</text:p>
          </table:table-cell>
          <table:table-cell office:value-type="float" office:value="0.00000000000433246466004583" calcext:value-type="float">
            <text:p>4.33246466004583E-12</text:p>
          </table:table-cell>
          <table:table-cell table:formula="of:=IF([.C1231]=0;[.C1230]+1;&quot;&quot;)">
            <text:p/>
          </table:table-cell>
          <table:table-cell table:formula="of:=IF([.D1230]=&quot;RedoAct&quot;;1;IF([.D1230]=&quot;RedoPen&quot;;2;IF([.D12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formula="of:=IF([.B1232]=&quot;&quot;;[.B1231];[.B1232])" office:value-type="float" office:value="0" calcext:value-type="float">
            <text:p>0</text:p>
          </table:table-cell>
          <table:table-cell office:value-type="float" office:value="0.0269492626831275" calcext:value-type="float">
            <text:p>0.026949262683128</text:p>
          </table:table-cell>
          <table:table-cell table:formula="of:=IF([.C1232]=0;[.C1231]+1;&quot;&quot;)" office:value-type="float" office:value="4" calcext:value-type="float">
            <text:p>4</text:p>
          </table:table-cell>
          <table:table-cell table:formula="of:=IF([.D1231]=&quot;RedoAct&quot;;1;IF([.D1231]=&quot;RedoPen&quot;;2;IF([.D1231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92--&gt;31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3: ou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33]=&quot;&quot;;[.B1232];[.B1233])" office:value-type="float" office:value="1" calcext:value-type="float">
            <text:p>1</text:p>
          </table:table-cell>
          <table:table-cell office:value-type="float" office:value="0.000012885373870296" calcext:value-type="float">
            <text:p>1.2885373870296E-05</text:p>
          </table:table-cell>
          <table:table-cell table:formula="of:=IF([.C1233]=0;[.C1232]+1;&quot;&quot;)">
            <text:p/>
          </table:table-cell>
          <table:table-cell table:formula="of:=IF([.D1232]=&quot;RedoAct&quot;;1;IF([.D1232]=&quot;RedoPen&quot;;2;IF([.D12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34]=&quot;&quot;;[.B1233];[.B1234])" office:value-type="float" office:value="2" calcext:value-type="float">
            <text:p>2</text:p>
          </table:table-cell>
          <table:table-cell office:value-type="float" office:value="0.00000307097880461265" calcext:value-type="float">
            <text:p>3.07097880461265E-06</text:p>
          </table:table-cell>
          <table:table-cell table:formula="of:=IF([.C1234]=0;[.C1233]+1;&quot;&quot;)">
            <text:p/>
          </table:table-cell>
          <table:table-cell table:formula="of:=IF([.D1233]=&quot;RedoAct&quot;;1;IF([.D1233]=&quot;RedoPen&quot;;2;IF([.D12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35]=&quot;&quot;;[.B1234];[.B1235])" office:value-type="float" office:value="3" calcext:value-type="float">
            <text:p>3</text:p>
          </table:table-cell>
          <table:table-cell office:value-type="float" office:value="0.000000000000243464983670303" calcext:value-type="float">
            <text:p>2.43464983670303E-13</text:p>
          </table:table-cell>
          <table:table-cell table:formula="of:=IF([.C1235]=0;[.C1234]+1;&quot;&quot;)">
            <text:p/>
          </table:table-cell>
          <table:table-cell table:formula="of:=IF([.D1234]=&quot;RedoAct&quot;;1;IF([.D1234]=&quot;RedoPen&quot;;2;IF([.D123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236]=&quot;&quot;;[.B1235];[.B1236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236]=0;[.C1235]+1;&quot;&quot;)">
            <text:p/>
          </table:table-cell>
          <table:table-cell table:formula="of:=IF([.D1235]=&quot;RedoAct&quot;;1;IF([.D1235]=&quot;RedoPen&quot;;2;IF([.D12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formula="of:=IF([.B1237]=&quot;&quot;;[.B1236];[.B1237])" office:value-type="float" office:value="0" calcext:value-type="float">
            <text:p>0</text:p>
          </table:table-cell>
          <table:table-cell office:value-type="float" office:value="0.0000000603285662620749" calcext:value-type="float">
            <text:p>6.03285662620749E-08</text:p>
          </table:table-cell>
          <table:table-cell table:formula="of:=IF([.C1237]=0;[.C1236]+1;&quot;&quot;)" office:value-type="float" office:value="4" calcext:value-type="float">
            <text:p>4</text:p>
          </table:table-cell>
          <table:table-cell table:formula="of:=IF([.D1236]=&quot;RedoAct&quot;;1;IF([.D1236]=&quot;RedoPen&quot;;2;IF([.D1236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38]=&quot;&quot;;[.B1237];[.B1238])" office:value-type="float" office:value="1" calcext:value-type="float">
            <text:p>1</text:p>
          </table:table-cell>
          <table:table-cell office:value-type="float" office:value="0.00000000000321615893245256" calcext:value-type="float">
            <text:p>3.21615893245256E-12</text:p>
          </table:table-cell>
          <table:table-cell table:formula="of:=IF([.C1238]=0;[.C1237]+1;&quot;&quot;)">
            <text:p/>
          </table:table-cell>
          <table:table-cell table:formula="of:=IF([.D1237]=&quot;RedoAct&quot;;1;IF([.D1237]=&quot;RedoPen&quot;;2;IF([.D12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IF([.B1239]=&quot;&quot;;[.B1238];[.B1239])" office:value-type="float" office:value="0" calcext:value-type="float">
            <text:p>0</text:p>
          </table:table-cell>
          <table:table-cell office:value-type="float" office:value="0.0244172089599666" calcext:value-type="float">
            <text:p>0.024417208959967</text:p>
          </table:table-cell>
          <table:table-cell table:formula="of:=IF([.C1239]=0;[.C1238]+1;&quot;&quot;)" office:value-type="float" office:value="2" calcext:value-type="float">
            <text:p>2</text:p>
          </table:table-cell>
          <table:table-cell table:formula="of:=IF([.D1238]=&quot;RedoAct&quot;;1;IF([.D1238]=&quot;RedoPen&quot;;2;IF([.D1238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33: 80--&gt;28ou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40]=&quot;&quot;;[.B1239];[.B1240])" office:value-type="float" office:value="1" calcext:value-type="float">
            <text:p>1</text:p>
          </table:table-cell>
          <table:table-cell office:value-type="float" office:value="0.00000605891217461539" calcext:value-type="float">
            <text:p>6.05891217461539E-06</text:p>
          </table:table-cell>
          <table:table-cell table:formula="of:=IF([.C1240]=0;[.C1239]+1;&quot;&quot;)">
            <text:p/>
          </table:table-cell>
          <table:table-cell table:formula="of:=IF([.D1239]=&quot;RedoAct&quot;;1;IF([.D1239]=&quot;RedoPen&quot;;2;IF([.D12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41]=&quot;&quot;;[.B1240];[.B1241])" office:value-type="float" office:value="2" calcext:value-type="float">
            <text:p>2</text:p>
          </table:table-cell>
          <table:table-cell office:value-type="float" office:value="0.00000321168538334623" calcext:value-type="float">
            <text:p>3.21168538334623E-06</text:p>
          </table:table-cell>
          <table:table-cell table:formula="of:=IF([.C1241]=0;[.C1240]+1;&quot;&quot;)">
            <text:p/>
          </table:table-cell>
          <table:table-cell table:formula="of:=IF([.D1240]=&quot;RedoAct&quot;;1;IF([.D1240]=&quot;RedoPen&quot;;2;IF([.D124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42]=&quot;&quot;;[.B1241];[.B1242])" office:value-type="float" office:value="3" calcext:value-type="float">
            <text:p>3</text:p>
          </table:table-cell>
          <table:table-cell office:value-type="float" office:value="0.00000000000223697529262145" calcext:value-type="float">
            <text:p>2.23697529262145E-12</text:p>
          </table:table-cell>
          <table:table-cell table:formula="of:=IF([.C1242]=0;[.C1241]+1;&quot;&quot;)">
            <text:p/>
          </table:table-cell>
          <table:table-cell table:formula="of:=IF([.D1241]=&quot;RedoAct&quot;;1;IF([.D1241]=&quot;RedoPen&quot;;2;IF([.D12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243]=&quot;&quot;;[.B1242];[.B1243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243]=0;[.C1242]+1;&quot;&quot;)">
            <text:p/>
          </table:table-cell>
          <table:table-cell table:formula="of:=IF([.D1242]=&quot;RedoAct&quot;;1;IF([.D1242]=&quot;RedoPen&quot;;2;IF([.D12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IF([.B1244]=&quot;&quot;;[.B1243];[.B1244])" office:value-type="float" office:value="0" calcext:value-type="float">
            <text:p>0</text:p>
          </table:table-cell>
          <table:table-cell office:value-type="float" office:value="0.0000000474924741323325" calcext:value-type="float">
            <text:p>4.74924741323325E-08</text:p>
          </table:table-cell>
          <table:table-cell table:formula="of:=IF([.C1244]=0;[.C1243]+1;&quot;&quot;)" office:value-type="float" office:value="4" calcext:value-type="float">
            <text:p>4</text:p>
          </table:table-cell>
          <table:table-cell table:formula="of:=IF([.D1243]=&quot;RedoAct&quot;;1;IF([.D1243]=&quot;RedoPen&quot;;2;IF([.D124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45]=&quot;&quot;;[.B1244];[.B1245])" office:value-type="float" office:value="1" calcext:value-type="float">
            <text:p>1</text:p>
          </table:table-cell>
          <table:table-cell office:value-type="float" office:value="0.0000000000194728029158751" calcext:value-type="float">
            <text:p>1.94728029158751E-11</text:p>
          </table:table-cell>
          <table:table-cell table:formula="of:=IF([.C1245]=0;[.C1244]+1;&quot;&quot;)">
            <text:p/>
          </table:table-cell>
          <table:table-cell table:formula="of:=IF([.D1244]=&quot;RedoAct&quot;;1;IF([.D1244]=&quot;RedoPen&quot;;2;IF([.D12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formula="of:=IF([.B1246]=&quot;&quot;;[.B1245];[.B1246])" office:value-type="float" office:value="0" calcext:value-type="float">
            <text:p>0</text:p>
          </table:table-cell>
          <table:table-cell office:value-type="float" office:value="0.0275324009922619" calcext:value-type="float">
            <text:p>0.027532400992262</text:p>
          </table:table-cell>
          <table:table-cell table:formula="of:=IF([.C1246]=0;[.C1245]+1;&quot;&quot;)" office:value-type="float" office:value="2" calcext:value-type="float">
            <text:p>2</text:p>
          </table:table-cell>
          <table:table-cell table:formula="of:=IF([.D1245]=&quot;RedoAct&quot;;1;IF([.D1245]=&quot;RedoPen&quot;;2;IF([.D1245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3: ou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47]=&quot;&quot;;[.B1246];[.B1247])" office:value-type="float" office:value="1" calcext:value-type="float">
            <text:p>1</text:p>
          </table:table-cell>
          <table:table-cell office:value-type="float" office:value="0.0000322972471444986" calcext:value-type="float">
            <text:p>3.22972471444986E-05</text:p>
          </table:table-cell>
          <table:table-cell table:formula="of:=IF([.C1247]=0;[.C1246]+1;&quot;&quot;)">
            <text:p/>
          </table:table-cell>
          <table:table-cell table:formula="of:=IF([.D1246]=&quot;RedoAct&quot;;1;IF([.D1246]=&quot;RedoPen&quot;;2;IF([.D1246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48]=&quot;&quot;;[.B1247];[.B1248])" office:value-type="float" office:value="2" calcext:value-type="float">
            <text:p>2</text:p>
          </table:table-cell>
          <table:table-cell office:value-type="float" office:value="0.0000154143100790261" calcext:value-type="float">
            <text:p>1.54143100790261E-05</text:p>
          </table:table-cell>
          <table:table-cell table:formula="of:=IF([.C1248]=0;[.C1247]+1;&quot;&quot;)">
            <text:p/>
          </table:table-cell>
          <table:table-cell table:formula="of:=IF([.D1247]=&quot;RedoAct&quot;;1;IF([.D1247]=&quot;RedoPen&quot;;2;IF([.D1247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49]=&quot;&quot;;[.B1248];[.B1249])" office:value-type="float" office:value="3" calcext:value-type="float">
            <text:p>3</text:p>
          </table:table-cell>
          <table:table-cell office:value-type="float" office:value="0.0000000000994838063201204" calcext:value-type="float">
            <text:p>9.94838063201204E-11</text:p>
          </table:table-cell>
          <table:table-cell table:formula="of:=IF([.C1249]=0;[.C1248]+1;&quot;&quot;)">
            <text:p/>
          </table:table-cell>
          <table:table-cell table:formula="of:=IF([.D1248]=&quot;RedoAct&quot;;1;IF([.D1248]=&quot;RedoPen&quot;;2;IF([.D1248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1250]=&quot;&quot;;[.B1249];[.B1250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250]=0;[.C1249]+1;&quot;&quot;)">
            <text:p/>
          </table:table-cell>
          <table:table-cell table:formula="of:=IF([.D1249]=&quot;RedoAct&quot;;1;IF([.D1249]=&quot;RedoPen&quot;;2;IF([.D124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formula="of:=IF([.B1251]=&quot;&quot;;[.B1250];[.B1251])" office:value-type="float" office:value="0" calcext:value-type="float">
            <text:p>0</text:p>
          </table:table-cell>
          <table:table-cell office:value-type="float" office:value="0.00010112571893275" calcext:value-type="float">
            <text:p>0.000101125718933</text:p>
          </table:table-cell>
          <table:table-cell table:formula="of:=IF([.C1251]=0;[.C1250]+1;&quot;&quot;)" office:value-type="float" office:value="4" calcext:value-type="float">
            <text:p>4</text:p>
          </table:table-cell>
          <table:table-cell table:formula="of:=IF([.D1250]=&quot;RedoAct&quot;;1;IF([.D1250]=&quot;RedoPen&quot;;2;IF([.D1250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52]=&quot;&quot;;[.B1251];[.B1252])" office:value-type="float" office:value="1" calcext:value-type="float">
            <text:p>1</text:p>
          </table:table-cell>
          <table:table-cell office:value-type="float" office:value="0.00000000133096413457326" calcext:value-type="float">
            <text:p>1.33096413457326E-09</text:p>
          </table:table-cell>
          <table:table-cell table:formula="of:=IF([.C1252]=0;[.C1251]+1;&quot;&quot;)">
            <text:p/>
          </table:table-cell>
          <table:table-cell table:formula="of:=IF([.D1251]=&quot;RedoAct&quot;;1;IF([.D1251]=&quot;RedoPen&quot;;2;IF([.D12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53]=&quot;&quot;;[.B1252];[.B1253])" office:value-type="float" office:value="2" calcext:value-type="float">
            <text:p>2</text:p>
          </table:table-cell>
          <table:table-cell office:value-type="float" office:value="0.0000000000000343008588700789" calcext:value-type="float">
            <text:p>3.43008588700789E-14</text:p>
          </table:table-cell>
          <table:table-cell table:formula="of:=IF([.C1253]=0;[.C1252]+1;&quot;&quot;)">
            <text:p/>
          </table:table-cell>
          <table:table-cell table:formula="of:=IF([.D1252]=&quot;RedoAct&quot;;1;IF([.D1252]=&quot;RedoPen&quot;;2;IF([.D12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table:formula="of:=IF([.B1254]=&quot;&quot;;[.B1253];[.B1254])" office:value-type="float" office:value="0" calcext:value-type="float">
            <text:p>0</text:p>
          </table:table-cell>
          <table:table-cell office:value-type="float" office:value="0.028448763782555" calcext:value-type="float">
            <text:p>0.028448763782555</text:p>
          </table:table-cell>
          <table:table-cell table:formula="of:=IF([.C1254]=0;[.C1253]+1;&quot;&quot;)" office:value-type="float" office:value="3" calcext:value-type="float">
            <text:p>3</text:p>
          </table:table-cell>
          <table:table-cell table:formula="of:=IF([.D1253]=&quot;RedoAct&quot;;1;IF([.D1253]=&quot;RedoPen&quot;;2;IF([.D1253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3: ou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55]=&quot;&quot;;[.B1254];[.B1255])" office:value-type="float" office:value="1" calcext:value-type="float">
            <text:p>1</text:p>
          </table:table-cell>
          <table:table-cell office:value-type="float" office:value="0.0000290848038415026" calcext:value-type="float">
            <text:p>2.90848038415026E-05</text:p>
          </table:table-cell>
          <table:table-cell table:formula="of:=IF([.C1255]=0;[.C1254]+1;&quot;&quot;)">
            <text:p/>
          </table:table-cell>
          <table:table-cell table:formula="of:=IF([.D1254]=&quot;RedoAct&quot;;1;IF([.D1254]=&quot;RedoPen&quot;;2;IF([.D125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56]=&quot;&quot;;[.B1255];[.B1256])" office:value-type="float" office:value="2" calcext:value-type="float">
            <text:p>2</text:p>
          </table:table-cell>
          <table:table-cell office:value-type="float" office:value="0.0000138558191073871" calcext:value-type="float">
            <text:p>1.38558191073871E-05</text:p>
          </table:table-cell>
          <table:table-cell table:formula="of:=IF([.C1256]=0;[.C1255]+1;&quot;&quot;)">
            <text:p/>
          </table:table-cell>
          <table:table-cell table:formula="of:=IF([.D1255]=&quot;RedoAct&quot;;1;IF([.D1255]=&quot;RedoPen&quot;;2;IF([.D12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57]=&quot;&quot;;[.B1256];[.B1257])" office:value-type="float" office:value="3" calcext:value-type="float">
            <text:p>3</text:p>
          </table:table-cell>
          <table:table-cell office:value-type="float" office:value="0.0000000000524210558711945" calcext:value-type="float">
            <text:p>5.24210558711945E-11</text:p>
          </table:table-cell>
          <table:table-cell table:formula="of:=IF([.C1257]=0;[.C1256]+1;&quot;&quot;)">
            <text:p/>
          </table:table-cell>
          <table:table-cell table:formula="of:=IF([.D1256]=&quot;RedoAct&quot;;1;IF([.D1256]=&quot;RedoPen&quot;;2;IF([.D12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258]=&quot;&quot;;[.B1257];[.B1258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258]=0;[.C1257]+1;&quot;&quot;)">
            <text:p/>
          </table:table-cell>
          <table:table-cell table:formula="of:=IF([.D1257]=&quot;RedoAct&quot;;1;IF([.D1257]=&quot;RedoPen&quot;;2;IF([.D12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table:formula="of:=IF([.B1259]=&quot;&quot;;[.B1258];[.B1259])" office:value-type="float" office:value="0" calcext:value-type="float">
            <text:p>0</text:p>
          </table:table-cell>
          <table:table-cell office:value-type="float" office:value="0.0000000264929886538046" calcext:value-type="float">
            <text:p>2.64929886538046E-08</text:p>
          </table:table-cell>
          <table:table-cell table:formula="of:=IF([.C1259]=0;[.C1258]+1;&quot;&quot;)" office:value-type="float" office:value="4" calcext:value-type="float">
            <text:p>4</text:p>
          </table:table-cell>
          <table:table-cell table:formula="of:=IF([.D1258]=&quot;RedoAct&quot;;1;IF([.D1258]=&quot;RedoPen&quot;;2;IF([.D1258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60]=&quot;&quot;;[.B1259];[.B1260])" office:value-type="float" office:value="1" calcext:value-type="float">
            <text:p>1</text:p>
          </table:table-cell>
          <table:table-cell office:value-type="float" office:value="0.00000000000326006135779291" calcext:value-type="float">
            <text:p>3.26006135779291E-12</text:p>
          </table:table-cell>
          <table:table-cell table:formula="of:=IF([.C1260]=0;[.C1259]+1;&quot;&quot;)">
            <text:p/>
          </table:table-cell>
          <table:table-cell table:formula="of:=IF([.D1259]=&quot;RedoAct&quot;;1;IF([.D1259]=&quot;RedoPen&quot;;2;IF([.D125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IF([.B1261]=&quot;&quot;;[.B1260];[.B1261])" office:value-type="float" office:value="0" calcext:value-type="float">
            <text:p>0</text:p>
          </table:table-cell>
          <table:table-cell office:value-type="float" office:value="0.0251958526682039" calcext:value-type="float">
            <text:p>0.025195852668204</text:p>
          </table:table-cell>
          <table:table-cell table:formula="of:=IF([.C1261]=0;[.C1260]+1;&quot;&quot;)" office:value-type="float" office:value="2" calcext:value-type="float">
            <text:p>2</text:p>
          </table:table-cell>
          <table:table-cell table:formula="of:=IF([.D1260]=&quot;RedoAct&quot;;1;IF([.D1260]=&quot;RedoPen&quot;;2;IF([.D1260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5: 88--&gt;30</text:p>
          </table:table-cell>
          <table:table-cell office:value-type="string" calcext:value-type="string">
            <text:p>129: 84--&gt;29out</text:p>
          </table:table-cell>
          <table:table-cell office:value-type="string" calcext:value-type="string">
            <text:p>133: ou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62]=&quot;&quot;;[.B1261];[.B1262])" office:value-type="float" office:value="1" calcext:value-type="float">
            <text:p>1</text:p>
          </table:table-cell>
          <table:table-cell office:value-type="float" office:value="0.0000245683107705227" calcext:value-type="float">
            <text:p>2.45683107705227E-05</text:p>
          </table:table-cell>
          <table:table-cell table:formula="of:=IF([.C1262]=0;[.C1261]+1;&quot;&quot;)">
            <text:p/>
          </table:table-cell>
          <table:table-cell table:formula="of:=IF([.D1261]=&quot;RedoAct&quot;;1;IF([.D1261]=&quot;RedoPen&quot;;2;IF([.D1261]=&quot;Cutback&quot;;-1;0)))" office:value-type="float" office:value="0" calcext:value-type="float">
            <text:p>0</text:p>
          </table:table-cell>
          <table:table-cell office:value-type="string" calcext:value-type="string">
            <text:p>125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63]=&quot;&quot;;[.B1262];[.B1263])" office:value-type="float" office:value="2" calcext:value-type="float">
            <text:p>2</text:p>
          </table:table-cell>
          <table:table-cell office:value-type="float" office:value="0.00000643851792536773" calcext:value-type="float">
            <text:p>6.43851792536773E-06</text:p>
          </table:table-cell>
          <table:table-cell table:formula="of:=IF([.C1263]=0;[.C1262]+1;&quot;&quot;)">
            <text:p/>
          </table:table-cell>
          <table:table-cell table:formula="of:=IF([.D1262]=&quot;RedoAct&quot;;1;IF([.D1262]=&quot;RedoPen&quot;;2;IF([.D1262]=&quot;Cutback&quot;;-1;0)))" office:value-type="float" office:value="0" calcext:value-type="float">
            <text:p>0</text:p>
          </table:table-cell>
          <table:table-cell office:value-type="string" calcext:value-type="string">
            <text:p>125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64]=&quot;&quot;;[.B1263];[.B1264])" office:value-type="float" office:value="3" calcext:value-type="float">
            <text:p>3</text:p>
          </table:table-cell>
          <table:table-cell office:value-type="float" office:value="0.00000000000925966609585924" calcext:value-type="float">
            <text:p>9.25966609585924E-12</text:p>
          </table:table-cell>
          <table:table-cell table:formula="of:=IF([.C1264]=0;[.C1263]+1;&quot;&quot;)">
            <text:p/>
          </table:table-cell>
          <table:table-cell table:formula="of:=IF([.D1263]=&quot;RedoAct&quot;;1;IF([.D1263]=&quot;RedoPen&quot;;2;IF([.D1263]=&quot;Cutback&quot;;-1;0)))" office:value-type="float" office:value="0" calcext:value-type="float">
            <text:p>0</text:p>
          </table:table-cell>
          <table:table-cell office:value-type="string" calcext:value-type="string">
            <text:p>125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1265]=&quot;&quot;;[.B1264];[.B1265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265]=0;[.C1264]+1;&quot;&quot;)">
            <text:p/>
          </table:table-cell>
          <table:table-cell table:formula="of:=IF([.D1264]=&quot;RedoAct&quot;;1;IF([.D1264]=&quot;RedoPen&quot;;2;IF([.D126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IF([.B1266]=&quot;&quot;;[.B1265];[.B1266])" office:value-type="float" office:value="0" calcext:value-type="float">
            <text:p>0</text:p>
          </table:table-cell>
          <table:table-cell office:value-type="float" office:value="0.000029847401834206" calcext:value-type="float">
            <text:p>2.9847401834206E-05</text:p>
          </table:table-cell>
          <table:table-cell table:formula="of:=IF([.C1266]=0;[.C1265]+1;&quot;&quot;)" office:value-type="float" office:value="4" calcext:value-type="float">
            <text:p>4</text:p>
          </table:table-cell>
          <table:table-cell table:formula="of:=IF([.D1265]=&quot;RedoAct&quot;;1;IF([.D1265]=&quot;RedoPen&quot;;2;IF([.D1265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67]=&quot;&quot;;[.B1266];[.B1267])" office:value-type="float" office:value="1" calcext:value-type="float">
            <text:p>1</text:p>
          </table:table-cell>
          <table:table-cell office:value-type="float" office:value="0.000000000214835654056183" calcext:value-type="float">
            <text:p>2.14835654056183E-10</text:p>
          </table:table-cell>
          <table:table-cell table:formula="of:=IF([.C1267]=0;[.C1266]+1;&quot;&quot;)">
            <text:p/>
          </table:table-cell>
          <table:table-cell table:formula="of:=IF([.D1266]=&quot;RedoAct&quot;;1;IF([.D1266]=&quot;RedoPen&quot;;2;IF([.D126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68]=&quot;&quot;;[.B1267];[.B1268])" office:value-type="float" office:value="2" calcext:value-type="float">
            <text:p>2</text:p>
          </table:table-cell>
          <table:table-cell office:value-type="float" office:value="0.000000000000023447688970726" calcext:value-type="float">
            <text:p>2.3447688970726E-14</text:p>
          </table:table-cell>
          <table:table-cell table:formula="of:=IF([.C1268]=0;[.C1267]+1;&quot;&quot;)">
            <text:p/>
          </table:table-cell>
          <table:table-cell table:formula="of:=IF([.D1267]=&quot;RedoAct&quot;;1;IF([.D1267]=&quot;RedoPen&quot;;2;IF([.D126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269]=&quot;&quot;;[.B1268];[.B1269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1269]=0;[.C1268]+1;&quot;&quot;)">
            <text:p/>
          </table:table-cell>
          <table:table-cell table:formula="of:=IF([.D1268]=&quot;RedoAct&quot;;1;IF([.D1268]=&quot;RedoPen&quot;;2;IF([.D126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IF([.B1270]=&quot;&quot;;[.B1269];[.B1270])" office:value-type="float" office:value="0" calcext:value-type="float">
            <text:p>0</text:p>
          </table:table-cell>
          <table:table-cell office:value-type="float" office:value="0.0000000398213685979119" calcext:value-type="float">
            <text:p>3.98213685979119E-08</text:p>
          </table:table-cell>
          <table:table-cell table:formula="of:=IF([.C1270]=0;[.C1269]+1;&quot;&quot;)" office:value-type="float" office:value="3" calcext:value-type="float">
            <text:p>3</text:p>
          </table:table-cell>
          <table:table-cell table:formula="of:=IF([.D1269]=&quot;RedoAct&quot;;1;IF([.D1269]=&quot;RedoPen&quot;;2;IF([.D1269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71]=&quot;&quot;;[.B1270];[.B1271])" office:value-type="float" office:value="1" calcext:value-type="float">
            <text:p>1</text:p>
          </table:table-cell>
          <table:table-cell office:value-type="float" office:value="0.0000000000139714030734" calcext:value-type="float">
            <text:p>1.39714030734E-11</text:p>
          </table:table-cell>
          <table:table-cell table:formula="of:=IF([.C1271]=0;[.C1270]+1;&quot;&quot;)">
            <text:p/>
          </table:table-cell>
          <table:table-cell table:formula="of:=IF([.D1270]=&quot;RedoAct&quot;;1;IF([.D1270]=&quot;RedoPen&quot;;2;IF([.D127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IF([.B1272]=&quot;&quot;;[.B1271];[.B1272])" office:value-type="float" office:value="0" calcext:value-type="float">
            <text:p>0</text:p>
          </table:table-cell>
          <table:table-cell office:value-type="float" office:value="0.0227903270969968" calcext:value-type="float">
            <text:p>0.022790327096997</text:p>
          </table:table-cell>
          <table:table-cell table:formula="of:=IF([.C1272]=0;[.C1271]+1;&quot;&quot;)" office:value-type="float" office:value="2" calcext:value-type="float">
            <text:p>2</text:p>
          </table:table-cell>
          <table:table-cell table:formula="of:=IF([.D1271]=&quot;RedoAct&quot;;1;IF([.D1271]=&quot;RedoPen&quot;;2;IF([.D1271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33: ou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73]=&quot;&quot;;[.B1272];[.B1273])" office:value-type="float" office:value="1" calcext:value-type="float">
            <text:p>1</text:p>
          </table:table-cell>
          <table:table-cell office:value-type="float" office:value="0.0000110149744111135" calcext:value-type="float">
            <text:p>1.10149744111135E-05</text:p>
          </table:table-cell>
          <table:table-cell table:formula="of:=IF([.C1273]=0;[.C1272]+1;&quot;&quot;)">
            <text:p/>
          </table:table-cell>
          <table:table-cell table:formula="of:=IF([.D1272]=&quot;RedoAct&quot;;1;IF([.D1272]=&quot;RedoPen&quot;;2;IF([.D1272]=&quot;Cutback&quot;;-1;0)))" office:value-type="float" office:value="0" calcext:value-type="float">
            <text:p>0</text:p>
          </table:table-cell>
          <table:table-cell office:value-type="string" calcext:value-type="string">
            <text:p>13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74]=&quot;&quot;;[.B1273];[.B1274])" office:value-type="float" office:value="2" calcext:value-type="float">
            <text:p>2</text:p>
          </table:table-cell>
          <table:table-cell office:value-type="float" office:value="0.000000598659575470164" calcext:value-type="float">
            <text:p>5.98659575470164E-07</text:p>
          </table:table-cell>
          <table:table-cell table:formula="of:=IF([.C1274]=0;[.C1273]+1;&quot;&quot;)">
            <text:p/>
          </table:table-cell>
          <table:table-cell table:formula="of:=IF([.D1273]=&quot;RedoAct&quot;;1;IF([.D1273]=&quot;RedoPen&quot;;2;IF([.D1273]=&quot;Cutback&quot;;-1;0)))" office:value-type="float" office:value="0" calcext:value-type="float">
            <text:p>0</text:p>
          </table:table-cell>
          <table:table-cell office:value-type="string" calcext:value-type="string">
            <text:p>133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75]=&quot;&quot;;[.B1274];[.B1275])" office:value-type="float" office:value="3" calcext:value-type="float">
            <text:p>3</text:p>
          </table:table-cell>
          <table:table-cell office:value-type="float" office:value="0.000000000000144415942799438" calcext:value-type="float">
            <text:p>1.44415942799438E-13</text:p>
          </table:table-cell>
          <table:table-cell table:formula="of:=IF([.C1275]=0;[.C1274]+1;&quot;&quot;)">
            <text:p/>
          </table:table-cell>
          <table:table-cell table:formula="of:=IF([.D1274]=&quot;RedoAct&quot;;1;IF([.D1274]=&quot;RedoPen&quot;;2;IF([.D1274]=&quot;Cutback&quot;;-1;0)))" office:value-type="float" office:value="0" calcext:value-type="float">
            <text:p>0</text:p>
          </table:table-cell>
          <table:table-cell office:value-type="string" calcext:value-type="string">
            <text:p>133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1276]=&quot;&quot;;[.B1275];[.B1276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276]=0;[.C1275]+1;&quot;&quot;)">
            <text:p/>
          </table:table-cell>
          <table:table-cell table:formula="of:=IF([.D1275]=&quot;RedoAct&quot;;1;IF([.D1275]=&quot;RedoPen&quot;;2;IF([.D127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IF([.B1277]=&quot;&quot;;[.B1276];[.B1277])" office:value-type="float" office:value="0" calcext:value-type="float">
            <text:p>0</text:p>
          </table:table-cell>
          <table:table-cell office:value-type="float" office:value="0.00430254261099097" calcext:value-type="float">
            <text:p>0.004302542610991</text:p>
          </table:table-cell>
          <table:table-cell table:formula="of:=IF([.C1277]=0;[.C1276]+1;&quot;&quot;)" office:value-type="float" office:value="4" calcext:value-type="float">
            <text:p>4</text:p>
          </table:table-cell>
          <table:table-cell table:formula="of:=IF([.D1276]=&quot;RedoAct&quot;;1;IF([.D1276]=&quot;RedoPen&quot;;2;IF([.D1276]=&quot;Cutback&quot;;-1;0)))" office:value-type="float" office:value="1" calcext:value-type="float">
            <text:p>1</text:p>
          </table:table-cell>
          <table:table-cell office:value-type="string" calcext:value-type="string">
            <text:p>23: 81--&gt;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78]=&quot;&quot;;[.B1277];[.B1278])" office:value-type="float" office:value="1" calcext:value-type="float">
            <text:p>1</text:p>
          </table:table-cell>
          <table:table-cell office:value-type="float" office:value="0.0000231895288877107" calcext:value-type="float">
            <text:p>2.31895288877107E-05</text:p>
          </table:table-cell>
          <table:table-cell table:formula="of:=IF([.C1278]=0;[.C1277]+1;&quot;&quot;)">
            <text:p/>
          </table:table-cell>
          <table:table-cell table:formula="of:=IF([.D1277]=&quot;RedoAct&quot;;1;IF([.D1277]=&quot;RedoPen&quot;;2;IF([.D127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79]=&quot;&quot;;[.B1278];[.B1279])" office:value-type="float" office:value="2" calcext:value-type="float">
            <text:p>2</text:p>
          </table:table-cell>
          <table:table-cell office:value-type="float" office:value="0.00000214195305085959" calcext:value-type="float">
            <text:p>2.14195305085959E-06</text:p>
          </table:table-cell>
          <table:table-cell table:formula="of:=IF([.C1279]=0;[.C1278]+1;&quot;&quot;)">
            <text:p/>
          </table:table-cell>
          <table:table-cell table:formula="of:=IF([.D1278]=&quot;RedoAct&quot;;1;IF([.D1278]=&quot;RedoPen&quot;;2;IF([.D127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80]=&quot;&quot;;[.B1279];[.B1280])" office:value-type="float" office:value="3" calcext:value-type="float">
            <text:p>3</text:p>
          </table:table-cell>
          <table:table-cell office:value-type="float" office:value="0.00000000000659221788946046" calcext:value-type="float">
            <text:p>6.59221788946046E-12</text:p>
          </table:table-cell>
          <table:table-cell table:formula="of:=IF([.C1280]=0;[.C1279]+1;&quot;&quot;)">
            <text:p/>
          </table:table-cell>
          <table:table-cell table:formula="of:=IF([.D1279]=&quot;RedoAct&quot;;1;IF([.D1279]=&quot;RedoPen&quot;;2;IF([.D127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formula="of:=IF([.B1281]=&quot;&quot;;[.B1280];[.B1281])" office:value-type="float" office:value="0" calcext:value-type="float">
            <text:p>0</text:p>
          </table:table-cell>
          <table:table-cell office:value-type="float" office:value="0.0378752971240815" calcext:value-type="float">
            <text:p>0.037875297124082</text:p>
          </table:table-cell>
          <table:table-cell table:formula="of:=IF([.C1281]=0;[.C1280]+1;&quot;&quot;)" office:value-type="float" office:value="4" calcext:value-type="float">
            <text:p>4</text:p>
          </table:table-cell>
          <table:table-cell table:formula="of:=IF([.D1280]=&quot;RedoAct&quot;;1;IF([.D1280]=&quot;RedoPen&quot;;2;IF([.D1280]=&quot;Cutback&quot;;-1;0)))" office:value-type="float" office:value="0" calcext:value-type="float">
            <text:p>0</text:p>
          </table:table-cell>
          <table:table-cell office:value-type="string" calcext:value-type="string">
            <text:p>1: 52--&gt;48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82]=&quot;&quot;;[.B1281];[.B1282])" office:value-type="float" office:value="1" calcext:value-type="float">
            <text:p>1</text:p>
          </table:table-cell>
          <table:table-cell office:value-type="float" office:value="0.0000140472559196537" calcext:value-type="float">
            <text:p>1.40472559196537E-05</text:p>
          </table:table-cell>
          <table:table-cell table:formula="of:=IF([.C1282]=0;[.C1281]+1;&quot;&quot;)">
            <text:p/>
          </table:table-cell>
          <table:table-cell table:formula="of:=IF([.D1281]=&quot;RedoAct&quot;;1;IF([.D1281]=&quot;RedoPen&quot;;2;IF([.D1281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83]=&quot;&quot;;[.B1282];[.B1283])" office:value-type="float" office:value="2" calcext:value-type="float">
            <text:p>2</text:p>
          </table:table-cell>
          <table:table-cell office:value-type="float" office:value="0.00000694950690423931" calcext:value-type="float">
            <text:p>6.94950690423931E-06</text:p>
          </table:table-cell>
          <table:table-cell table:formula="of:=IF([.C1283]=0;[.C1282]+1;&quot;&quot;)">
            <text:p/>
          </table:table-cell>
          <table:table-cell table:formula="of:=IF([.D1282]=&quot;RedoAct&quot;;1;IF([.D1282]=&quot;RedoPen&quot;;2;IF([.D1282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84]=&quot;&quot;;[.B1283];[.B1284])" office:value-type="float" office:value="3" calcext:value-type="float">
            <text:p>3</text:p>
          </table:table-cell>
          <table:table-cell office:value-type="float" office:value="0.0000000000140804874739753" calcext:value-type="float">
            <text:p>1.40804874739753E-11</text:p>
          </table:table-cell>
          <table:table-cell table:formula="of:=IF([.C1284]=0;[.C1283]+1;&quot;&quot;)">
            <text:p/>
          </table:table-cell>
          <table:table-cell table:formula="of:=IF([.D1283]=&quot;RedoAct&quot;;1;IF([.D1283]=&quot;RedoPen&quot;;2;IF([.D1283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1285]=&quot;&quot;;[.B1284];[.B1285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285]=0;[.C1284]+1;&quot;&quot;)">
            <text:p/>
          </table:table-cell>
          <table:table-cell table:formula="of:=IF([.D1284]=&quot;RedoAct&quot;;1;IF([.D1284]=&quot;RedoPen&quot;;2;IF([.D128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5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formula="of:=IF([.B1286]=&quot;&quot;;[.B1285];[.B1286])" office:value-type="float" office:value="0" calcext:value-type="float">
            <text:p>0</text:p>
          </table:table-cell>
          <table:table-cell office:value-type="float" office:value="0.000659905859979588" calcext:value-type="float">
            <text:p>0.00065990585998</text:p>
          </table:table-cell>
          <table:table-cell table:formula="of:=IF([.C1286]=0;[.C1285]+1;&quot;&quot;)" office:value-type="float" office:value="4" calcext:value-type="float">
            <text:p>4</text:p>
          </table:table-cell>
          <table:table-cell table:formula="of:=IF([.D1285]=&quot;RedoAct&quot;;1;IF([.D1285]=&quot;RedoPen&quot;;2;IF([.D1285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87]=&quot;&quot;;[.B1286];[.B1287])" office:value-type="float" office:value="1" calcext:value-type="float">
            <text:p>1</text:p>
          </table:table-cell>
          <table:table-cell office:value-type="float" office:value="0.000000121920512924754" calcext:value-type="float">
            <text:p>1.21920512924754E-07</text:p>
          </table:table-cell>
          <table:table-cell table:formula="of:=IF([.C1287]=0;[.C1286]+1;&quot;&quot;)">
            <text:p/>
          </table:table-cell>
          <table:table-cell table:formula="of:=IF([.D1286]=&quot;RedoAct&quot;;1;IF([.D1286]=&quot;RedoPen&quot;;2;IF([.D128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88]=&quot;&quot;;[.B1287];[.B1288])" office:value-type="float" office:value="2" calcext:value-type="float">
            <text:p>2</text:p>
          </table:table-cell>
          <table:table-cell office:value-type="float" office:value="0.000000000356158925248999" calcext:value-type="float">
            <text:p>3.56158925248999E-10</text:p>
          </table:table-cell>
          <table:table-cell table:formula="of:=IF([.C1288]=0;[.C1287]+1;&quot;&quot;)">
            <text:p/>
          </table:table-cell>
          <table:table-cell table:formula="of:=IF([.D1287]=&quot;RedoAct&quot;;1;IF([.D1287]=&quot;RedoPen&quot;;2;IF([.D128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89]=&quot;&quot;;[.B1288];[.B1289])" office:value-type="float" office:value="3" calcext:value-type="float">
            <text:p>3</text:p>
          </table:table-cell>
          <table:table-cell office:value-type="float" office:value="0.0000000000000274803649742287" calcext:value-type="float">
            <text:p>2.74803649742287E-14</text:p>
          </table:table-cell>
          <table:table-cell table:formula="of:=IF([.C1289]=0;[.C1288]+1;&quot;&quot;)">
            <text:p/>
          </table:table-cell>
          <table:table-cell table:formula="of:=IF([.D1288]=&quot;RedoAct&quot;;1;IF([.D1288]=&quot;RedoPen&quot;;2;IF([.D128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290]=&quot;&quot;;[.B1289];[.B1290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290]=0;[.C1289]+1;&quot;&quot;)">
            <text:p/>
          </table:table-cell>
          <table:table-cell table:formula="of:=IF([.D1289]=&quot;RedoAct&quot;;1;IF([.D1289]=&quot;RedoPen&quot;;2;IF([.D128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formula="of:=IF([.B1291]=&quot;&quot;;[.B1290];[.B1291])" office:value-type="float" office:value="0" calcext:value-type="float">
            <text:p>0</text:p>
          </table:table-cell>
          <table:table-cell office:value-type="float" office:value="0.0000000552463830513275" calcext:value-type="float">
            <text:p>5.52463830513275E-08</text:p>
          </table:table-cell>
          <table:table-cell table:formula="of:=IF([.C1291]=0;[.C1290]+1;&quot;&quot;)" office:value-type="float" office:value="4" calcext:value-type="float">
            <text:p>4</text:p>
          </table:table-cell>
          <table:table-cell table:formula="of:=IF([.D1290]=&quot;RedoAct&quot;;1;IF([.D1290]=&quot;RedoPen&quot;;2;IF([.D1290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92]=&quot;&quot;;[.B1291];[.B1292])" office:value-type="float" office:value="1" calcext:value-type="float">
            <text:p>1</text:p>
          </table:table-cell>
          <table:table-cell office:value-type="float" office:value="0.0000000000200776933874512" calcext:value-type="float">
            <text:p>2.00776933874512E-11</text:p>
          </table:table-cell>
          <table:table-cell table:formula="of:=IF([.C1292]=0;[.C1291]+1;&quot;&quot;)">
            <text:p/>
          </table:table-cell>
          <table:table-cell table:formula="of:=IF([.D1291]=&quot;RedoAct&quot;;1;IF([.D1291]=&quot;RedoPen&quot;;2;IF([.D129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table:formula="of:=IF([.B1293]=&quot;&quot;;[.B1292];[.B1293])" office:value-type="float" office:value="0" calcext:value-type="float">
            <text:p>0</text:p>
          </table:table-cell>
          <table:table-cell office:value-type="float" office:value="0.0405937521192133" calcext:value-type="float">
            <text:p>0.040593752119213</text:p>
          </table:table-cell>
          <table:table-cell table:formula="of:=IF([.C1293]=0;[.C1292]+1;&quot;&quot;)" office:value-type="float" office:value="2" calcext:value-type="float">
            <text:p>2</text:p>
          </table:table-cell>
          <table:table-cell table:formula="of:=IF([.D1292]=&quot;RedoAct&quot;;1;IF([.D1292]=&quot;RedoPen&quot;;2;IF([.D1292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32: ou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94]=&quot;&quot;;[.B1293];[.B1294])" office:value-type="float" office:value="1" calcext:value-type="float">
            <text:p>1</text:p>
          </table:table-cell>
          <table:table-cell office:value-type="float" office:value="0.000301831397374706" calcext:value-type="float">
            <text:p>0.000301831397375</text:p>
          </table:table-cell>
          <table:table-cell table:formula="of:=IF([.C1294]=0;[.C1293]+1;&quot;&quot;)">
            <text:p/>
          </table:table-cell>
          <table:table-cell table:formula="of:=IF([.D1293]=&quot;RedoAct&quot;;1;IF([.D1293]=&quot;RedoPen&quot;;2;IF([.D1293]=&quot;Cutback&quot;;-1;0)))" office:value-type="float" office:value="0" calcext:value-type="float">
            <text:p>0</text:p>
          </table:table-cell>
          <table:table-cell office:value-type="string" calcext:value-type="string">
            <text:p>12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95]=&quot;&quot;;[.B1294];[.B1295])" office:value-type="float" office:value="2" calcext:value-type="float">
            <text:p>2</text:p>
          </table:table-cell>
          <table:table-cell office:value-type="float" office:value="0.000265517263815799" calcext:value-type="float">
            <text:p>0.000265517263816</text:p>
          </table:table-cell>
          <table:table-cell table:formula="of:=IF([.C1295]=0;[.C1294]+1;&quot;&quot;)">
            <text:p/>
          </table:table-cell>
          <table:table-cell table:formula="of:=IF([.D1294]=&quot;RedoAct&quot;;1;IF([.D1294]=&quot;RedoPen&quot;;2;IF([.D1294]=&quot;Cutback&quot;;-1;0)))" office:value-type="float" office:value="0" calcext:value-type="float">
            <text:p>0</text:p>
          </table:table-cell>
          <table:table-cell office:value-type="string" calcext:value-type="string">
            <text:p>12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96]=&quot;&quot;;[.B1295];[.B1296])" office:value-type="float" office:value="3" calcext:value-type="float">
            <text:p>3</text:p>
          </table:table-cell>
          <table:table-cell office:value-type="float" office:value="0.000000363571859613938" calcext:value-type="float">
            <text:p>3.63571859613938E-07</text:p>
          </table:table-cell>
          <table:table-cell table:formula="of:=IF([.C1296]=0;[.C1295]+1;&quot;&quot;)">
            <text:p/>
          </table:table-cell>
          <table:table-cell table:formula="of:=IF([.D1295]=&quot;RedoAct&quot;;1;IF([.D1295]=&quot;RedoPen&quot;;2;IF([.D1295]=&quot;Cutback&quot;;-1;0)))" office:value-type="float" office:value="0" calcext:value-type="float">
            <text:p>0</text:p>
          </table:table-cell>
          <table:table-cell office:value-type="string" calcext:value-type="string">
            <text:p>12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97]=&quot;&quot;;[.B1296];[.B1297])" office:value-type="float" office:value="4" calcext:value-type="float">
            <text:p>4</text:p>
          </table:table-cell>
          <table:table-cell office:value-type="float" office:value="0.000000000139752504744226" calcext:value-type="float">
            <text:p>1.39752504744226E-10</text:p>
          </table:table-cell>
          <table:table-cell table:formula="of:=IF([.C1297]=0;[.C1296]+1;&quot;&quot;)">
            <text:p/>
          </table:table-cell>
          <table:table-cell table:formula="of:=IF([.D1296]=&quot;RedoAct&quot;;1;IF([.D1296]=&quot;RedoPen&quot;;2;IF([.D1296]=&quot;Cutback&quot;;-1;0)))" office:value-type="float" office:value="0" calcext:value-type="float">
            <text:p>0</text:p>
          </table:table-cell>
          <table:table-cell office:value-type="string" calcext:value-type="string">
            <text:p>129: out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98]=&quot;&quot;;[.B1297];[.B1298])" office:value-type="float" office:value="5" calcext:value-type="float">
            <text:p>5</text:p>
          </table:table-cell>
          <table:table-cell office:value-type="float" office:value="0.0000000000000133500349789241" calcext:value-type="float">
            <text:p>1.33500349789241E-14</text:p>
          </table:table-cell>
          <table:table-cell table:formula="of:=IF([.C1298]=0;[.C1297]+1;&quot;&quot;)">
            <text:p/>
          </table:table-cell>
          <table:table-cell table:formula="of:=IF([.D1297]=&quot;RedoAct&quot;;1;IF([.D1297]=&quot;RedoPen&quot;;2;IF([.D1297]=&quot;Cutback&quot;;-1;0)))" office:value-type="float" office:value="0" calcext:value-type="float">
            <text:p>0</text:p>
          </table:table-cell>
          <table:table-cell office:value-type="string" calcext:value-type="string">
            <text:p>129: ou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IF([.B1299]=&quot;&quot;;[.B1298];[.B1299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1299]=0;[.C1298]+1;&quot;&quot;)">
            <text:p/>
          </table:table-cell>
          <table:table-cell table:formula="of:=IF([.D1298]=&quot;RedoAct&quot;;1;IF([.D1298]=&quot;RedoPen&quot;;2;IF([.D1298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table:formula="of:=IF([.B1300]=&quot;&quot;;[.B1299];[.B1300])" office:value-type="float" office:value="0" calcext:value-type="float">
            <text:p>0</text:p>
          </table:table-cell>
          <table:table-cell office:value-type="float" office:value="0.000127815606866303" calcext:value-type="float">
            <text:p>0.000127815606866</text:p>
          </table:table-cell>
          <table:table-cell table:formula="of:=IF([.C1300]=0;[.C1299]+1;&quot;&quot;)" office:value-type="float" office:value="6" calcext:value-type="float">
            <text:p>6</text:p>
          </table:table-cell>
          <table:table-cell table:formula="of:=IF([.D1299]=&quot;RedoAct&quot;;1;IF([.D1299]=&quot;RedoPen&quot;;2;IF([.D1299]=&quot;Cutback&quot;;-1;0)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01]=&quot;&quot;;[.B1300];[.B1301])" office:value-type="float" office:value="1" calcext:value-type="float">
            <text:p>1</text:p>
          </table:table-cell>
          <table:table-cell office:value-type="float" office:value="0.0000000185647333290996" calcext:value-type="float">
            <text:p>1.85647333290996E-08</text:p>
          </table:table-cell>
          <table:table-cell table:formula="of:=IF([.C1301]=0;[.C1300]+1;&quot;&quot;)">
            <text:p/>
          </table:table-cell>
          <table:table-cell table:formula="of:=IF([.D1300]=&quot;RedoAct&quot;;1;IF([.D1300]=&quot;RedoPen&quot;;2;IF([.D130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02]=&quot;&quot;;[.B1301];[.B1302])" office:value-type="float" office:value="2" calcext:value-type="float">
            <text:p>2</text:p>
          </table:table-cell>
          <table:table-cell office:value-type="float" office:value="0.00000000000701650532484879" calcext:value-type="float">
            <text:p>7.01650532484879E-12</text:p>
          </table:table-cell>
          <table:table-cell table:formula="of:=IF([.C1302]=0;[.C1301]+1;&quot;&quot;)">
            <text:p/>
          </table:table-cell>
          <table:table-cell table:formula="of:=IF([.D1301]=&quot;RedoAct&quot;;1;IF([.D1301]=&quot;RedoPen&quot;;2;IF([.D130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303]=&quot;&quot;;[.B1302];[.B1303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1303]=0;[.C1302]+1;&quot;&quot;)">
            <text:p/>
          </table:table-cell>
          <table:table-cell table:formula="of:=IF([.D1302]=&quot;RedoAct&quot;;1;IF([.D1302]=&quot;RedoPen&quot;;2;IF([.D130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table:formula="of:=IF([.B1304]=&quot;&quot;;[.B1303];[.B1304])" office:value-type="float" office:value="0" calcext:value-type="float">
            <text:p>0</text:p>
          </table:table-cell>
          <table:table-cell office:value-type="float" office:value="0.000000229276787339548" calcext:value-type="float">
            <text:p>2.29276787339548E-07</text:p>
          </table:table-cell>
          <table:table-cell table:formula="of:=IF([.C1304]=0;[.C1303]+1;&quot;&quot;)" office:value-type="float" office:value="3" calcext:value-type="float">
            <text:p>3</text:p>
          </table:table-cell>
          <table:table-cell table:formula="of:=IF([.D1303]=&quot;RedoAct&quot;;1;IF([.D1303]=&quot;RedoPen&quot;;2;IF([.D1303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05]=&quot;&quot;;[.B1304];[.B1305])" office:value-type="float" office:value="1" calcext:value-type="float">
            <text:p>1</text:p>
          </table:table-cell>
          <table:table-cell office:value-type="float" office:value="0.00000000271183771769402" calcext:value-type="float">
            <text:p>2.71183771769402E-09</text:p>
          </table:table-cell>
          <table:table-cell table:formula="of:=IF([.C1305]=0;[.C1304]+1;&quot;&quot;)">
            <text:p/>
          </table:table-cell>
          <table:table-cell table:formula="of:=IF([.D1304]=&quot;RedoAct&quot;;1;IF([.D1304]=&quot;RedoPen&quot;;2;IF([.D130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06]=&quot;&quot;;[.B1305];[.B1306])" office:value-type="float" office:value="2" calcext:value-type="float">
            <text:p>2</text:p>
          </table:table-cell>
          <table:table-cell office:value-type="float" office:value="0.000000000000021202458194661" calcext:value-type="float">
            <text:p>2.1202458194661E-14</text:p>
          </table:table-cell>
          <table:table-cell table:formula="of:=IF([.C1306]=0;[.C1305]+1;&quot;&quot;)">
            <text:p/>
          </table:table-cell>
          <table:table-cell table:formula="of:=IF([.D1305]=&quot;RedoAct&quot;;1;IF([.D1305]=&quot;RedoPen&quot;;2;IF([.D130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table:formula="of:=IF([.B1307]=&quot;&quot;;[.B1306];[.B1307])" office:value-type="float" office:value="0" calcext:value-type="float">
            <text:p>0</text:p>
          </table:table-cell>
          <table:table-cell office:value-type="float" office:value="0.0610179031772136" calcext:value-type="float">
            <text:p>0.061017903177214</text:p>
          </table:table-cell>
          <table:table-cell table:formula="of:=IF([.C1307]=0;[.C1306]+1;&quot;&quot;)" office:value-type="float" office:value="3" calcext:value-type="float">
            <text:p>3</text:p>
          </table:table-cell>
          <table:table-cell table:formula="of:=IF([.D1306]=&quot;RedoAct&quot;;1;IF([.D1306]=&quot;RedoPen&quot;;2;IF([.D1306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93--&gt;92out</text:p>
          </table:table-cell>
          <table:table-cell office:value-type="string" calcext:value-type="string">
            <text:p>22: 85--&gt;84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32: ou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08]=&quot;&quot;;[.B1307];[.B1308])" office:value-type="float" office:value="1" calcext:value-type="float">
            <text:p>1</text:p>
          </table:table-cell>
          <table:table-cell office:value-type="float" office:value="0.000135457075687911" calcext:value-type="float">
            <text:p>0.000135457075688</text:p>
          </table:table-cell>
          <table:table-cell table:formula="of:=IF([.C1308]=0;[.C1307]+1;&quot;&quot;)">
            <text:p/>
          </table:table-cell>
          <table:table-cell table:formula="of:=IF([.D1307]=&quot;RedoAct&quot;;1;IF([.D1307]=&quot;RedoPen&quot;;2;IF([.D130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09]=&quot;&quot;;[.B1308];[.B1309])" office:value-type="float" office:value="2" calcext:value-type="float">
            <text:p>2</text:p>
          </table:table-cell>
          <table:table-cell office:value-type="float" office:value="0.000377730464441929" calcext:value-type="float">
            <text:p>0.000377730464442</text:p>
          </table:table-cell>
          <table:table-cell table:formula="of:=IF([.C1309]=0;[.C1308]+1;&quot;&quot;)">
            <text:p/>
          </table:table-cell>
          <table:table-cell table:formula="of:=IF([.D1308]=&quot;RedoAct&quot;;1;IF([.D1308]=&quot;RedoPen&quot;;2;IF([.D130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10]=&quot;&quot;;[.B1309];[.B1310])" office:value-type="float" office:value="3" calcext:value-type="float">
            <text:p>3</text:p>
          </table:table-cell>
          <table:table-cell office:value-type="float" office:value="0.0000000456017852184302" calcext:value-type="float">
            <text:p>4.56017852184302E-08</text:p>
          </table:table-cell>
          <table:table-cell table:formula="of:=IF([.C1310]=0;[.C1309]+1;&quot;&quot;)">
            <text:p/>
          </table:table-cell>
          <table:table-cell table:formula="of:=IF([.D1309]=&quot;RedoAct&quot;;1;IF([.D1309]=&quot;RedoPen&quot;;2;IF([.D130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11]=&quot;&quot;;[.B1310];[.B1311])" office:value-type="float" office:value="4" calcext:value-type="float">
            <text:p>4</text:p>
          </table:table-cell>
          <table:table-cell office:value-type="float" office:value="0.0000000000371189878670902" calcext:value-type="float">
            <text:p>3.71189878670902E-11</text:p>
          </table:table-cell>
          <table:table-cell table:formula="of:=IF([.C1311]=0;[.C1310]+1;&quot;&quot;)">
            <text:p/>
          </table:table-cell>
          <table:table-cell table:formula="of:=IF([.D1310]=&quot;RedoAct&quot;;1;IF([.D1310]=&quot;RedoPen&quot;;2;IF([.D131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312]=&quot;&quot;;[.B1311];[.B1312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312]=0;[.C1311]+1;&quot;&quot;)">
            <text:p/>
          </table:table-cell>
          <table:table-cell table:formula="of:=IF([.D1311]=&quot;RedoAct&quot;;1;IF([.D1311]=&quot;RedoPen&quot;;2;IF([.D131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table:formula="of:=IF([.B1313]=&quot;&quot;;[.B1312];[.B1313])" office:value-type="float" office:value="0" calcext:value-type="float">
            <text:p>0</text:p>
          </table:table-cell>
          <table:table-cell office:value-type="float" office:value="0.00000024767299427344" calcext:value-type="float">
            <text:p>2.4767299427344E-07</text:p>
          </table:table-cell>
          <table:table-cell table:formula="of:=IF([.C1313]=0;[.C1312]+1;&quot;&quot;)" office:value-type="float" office:value="5" calcext:value-type="float">
            <text:p>5</text:p>
          </table:table-cell>
          <table:table-cell table:formula="of:=IF([.D1312]=&quot;RedoAct&quot;;1;IF([.D1312]=&quot;RedoPen&quot;;2;IF([.D1312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14]=&quot;&quot;;[.B1313];[.B1314])" office:value-type="float" office:value="1" calcext:value-type="float">
            <text:p>1</text:p>
          </table:table-cell>
          <table:table-cell office:value-type="float" office:value="0.00000000164063556916628" calcext:value-type="float">
            <text:p>1.64063556916628E-09</text:p>
          </table:table-cell>
          <table:table-cell table:formula="of:=IF([.C1314]=0;[.C1313]+1;&quot;&quot;)">
            <text:p/>
          </table:table-cell>
          <table:table-cell table:formula="of:=IF([.D1313]=&quot;RedoAct&quot;;1;IF([.D1313]=&quot;RedoPen&quot;;2;IF([.D131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15]=&quot;&quot;;[.B1314];[.B1315])" office:value-type="float" office:value="2" calcext:value-type="float">
            <text:p>2</text:p>
          </table:table-cell>
          <table:table-cell office:value-type="float" office:value="0.0000000000000143570516173439" calcext:value-type="float">
            <text:p>1.43570516173439E-14</text:p>
          </table:table-cell>
          <table:table-cell table:formula="of:=IF([.C1315]=0;[.C1314]+1;&quot;&quot;)">
            <text:p/>
          </table:table-cell>
          <table:table-cell table:formula="of:=IF([.D1314]=&quot;RedoAct&quot;;1;IF([.D1314]=&quot;RedoPen&quot;;2;IF([.D131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IF([.B1316]=&quot;&quot;;[.B1315];[.B1316])" office:value-type="float" office:value="0" calcext:value-type="float">
            <text:p>0</text:p>
          </table:table-cell>
          <table:table-cell office:value-type="float" office:value="0.0328035321798946" calcext:value-type="float">
            <text:p>0.032803532179895</text:p>
          </table:table-cell>
          <table:table-cell table:formula="of:=IF([.C1316]=0;[.C1315]+1;&quot;&quot;)" office:value-type="float" office:value="3" calcext:value-type="float">
            <text:p>3</text:p>
          </table:table-cell>
          <table:table-cell table:formula="of:=IF([.D1315]=&quot;RedoAct&quot;;1;IF([.D1315]=&quot;RedoPen&quot;;2;IF([.D1315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1: 89--&gt;88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32: ou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17]=&quot;&quot;;[.B1316];[.B1317])" office:value-type="float" office:value="1" calcext:value-type="float">
            <text:p>1</text:p>
          </table:table-cell>
          <table:table-cell office:value-type="float" office:value="0.000085524312733888" calcext:value-type="float">
            <text:p>8.5524312733888E-05</text:p>
          </table:table-cell>
          <table:table-cell table:formula="of:=IF([.C1317]=0;[.C1316]+1;&quot;&quot;)">
            <text:p/>
          </table:table-cell>
          <table:table-cell table:formula="of:=IF([.D1316]=&quot;RedoAct&quot;;1;IF([.D1316]=&quot;RedoPen&quot;;2;IF([.D131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18]=&quot;&quot;;[.B1317];[.B1318])" office:value-type="float" office:value="2" calcext:value-type="float">
            <text:p>2</text:p>
          </table:table-cell>
          <table:table-cell office:value-type="float" office:value="0.00001022926968316" calcext:value-type="float">
            <text:p>1.022926968316E-05</text:p>
          </table:table-cell>
          <table:table-cell table:formula="of:=IF([.C1318]=0;[.C1317]+1;&quot;&quot;)">
            <text:p/>
          </table:table-cell>
          <table:table-cell table:formula="of:=IF([.D1317]=&quot;RedoAct&quot;;1;IF([.D1317]=&quot;RedoPen&quot;;2;IF([.D131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19]=&quot;&quot;;[.B1318];[.B1319])" office:value-type="float" office:value="3" calcext:value-type="float">
            <text:p>3</text:p>
          </table:table-cell>
          <table:table-cell office:value-type="float" office:value="0.0000000000704846495351341" calcext:value-type="float">
            <text:p>7.04846495351341E-11</text:p>
          </table:table-cell>
          <table:table-cell table:formula="of:=IF([.C1319]=0;[.C1318]+1;&quot;&quot;)">
            <text:p/>
          </table:table-cell>
          <table:table-cell table:formula="of:=IF([.D1318]=&quot;RedoAct&quot;;1;IF([.D1318]=&quot;RedoPen&quot;;2;IF([.D131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table:formula="of:=IF([.B1320]=&quot;&quot;;[.B1319];[.B1320])" office:value-type="float" office:value="0" calcext:value-type="float">
            <text:p>0</text:p>
          </table:table-cell>
          <table:table-cell office:value-type="float" office:value="0.0327668246540088" calcext:value-type="float">
            <text:p>0.032766824654009</text:p>
          </table:table-cell>
          <table:table-cell table:formula="of:=IF([.C1320]=0;[.C1319]+1;&quot;&quot;)" office:value-type="float" office:value="4" calcext:value-type="float">
            <text:p>4</text:p>
          </table:table-cell>
          <table:table-cell table:formula="of:=IF([.D1319]=&quot;RedoAct&quot;;1;IF([.D1319]=&quot;RedoPen&quot;;2;IF([.D1319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132: ou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21]=&quot;&quot;;[.B1320];[.B1321])" office:value-type="float" office:value="1" calcext:value-type="float">
            <text:p>1</text:p>
          </table:table-cell>
          <table:table-cell office:value-type="float" office:value="0.0000593808916724439" calcext:value-type="float">
            <text:p>5.93808916724439E-05</text:p>
          </table:table-cell>
          <table:table-cell table:formula="of:=IF([.C1321]=0;[.C1320]+1;&quot;&quot;)">
            <text:p/>
          </table:table-cell>
          <table:table-cell table:formula="of:=IF([.D1320]=&quot;RedoAct&quot;;1;IF([.D1320]=&quot;RedoPen&quot;;2;IF([.D132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22]=&quot;&quot;;[.B1321];[.B1322])" office:value-type="float" office:value="2" calcext:value-type="float">
            <text:p>2</text:p>
          </table:table-cell>
          <table:table-cell office:value-type="float" office:value="0.00000803127381328799" calcext:value-type="float">
            <text:p>8.03127381328799E-06</text:p>
          </table:table-cell>
          <table:table-cell table:formula="of:=IF([.C1322]=0;[.C1321]+1;&quot;&quot;)">
            <text:p/>
          </table:table-cell>
          <table:table-cell table:formula="of:=IF([.D1321]=&quot;RedoAct&quot;;1;IF([.D1321]=&quot;RedoPen&quot;;2;IF([.D132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23]=&quot;&quot;;[.B1322];[.B1323])" office:value-type="float" office:value="3" calcext:value-type="float">
            <text:p>3</text:p>
          </table:table-cell>
          <table:table-cell office:value-type="float" office:value="0.0000000000226134084660387" calcext:value-type="float">
            <text:p>2.26134084660387E-11</text:p>
          </table:table-cell>
          <table:table-cell table:formula="of:=IF([.C1323]=0;[.C1322]+1;&quot;&quot;)">
            <text:p/>
          </table:table-cell>
          <table:table-cell table:formula="of:=IF([.D1322]=&quot;RedoAct&quot;;1;IF([.D1322]=&quot;RedoPen&quot;;2;IF([.D132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324]=&quot;&quot;;[.B1323];[.B1324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324]=0;[.C1323]+1;&quot;&quot;)">
            <text:p/>
          </table:table-cell>
          <table:table-cell table:formula="of:=IF([.D1323]=&quot;RedoAct&quot;;1;IF([.D1323]=&quot;RedoPen&quot;;2;IF([.D132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table:formula="of:=IF([.B1325]=&quot;&quot;;[.B1324];[.B1325])" office:value-type="float" office:value="0" calcext:value-type="float">
            <text:p>0</text:p>
          </table:table-cell>
          <table:table-cell office:value-type="float" office:value="0.000000395409437832683" calcext:value-type="float">
            <text:p>3.95409437832683E-07</text:p>
          </table:table-cell>
          <table:table-cell table:formula="of:=IF([.C1325]=0;[.C1324]+1;&quot;&quot;)" office:value-type="float" office:value="4" calcext:value-type="float">
            <text:p>4</text:p>
          </table:table-cell>
          <table:table-cell table:formula="of:=IF([.D1324]=&quot;RedoAct&quot;;1;IF([.D1324]=&quot;RedoPen&quot;;2;IF([.D132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26]=&quot;&quot;;[.B1325];[.B1326])" office:value-type="float" office:value="1" calcext:value-type="float">
            <text:p>1</text:p>
          </table:table-cell>
          <table:table-cell office:value-type="float" office:value="0.0000000000406793259640149" calcext:value-type="float">
            <text:p>4.06793259640149E-11</text:p>
          </table:table-cell>
          <table:table-cell table:formula="of:=IF([.C1326]=0;[.C1325]+1;&quot;&quot;)">
            <text:p/>
          </table:table-cell>
          <table:table-cell table:formula="of:=IF([.D1325]=&quot;RedoAct&quot;;1;IF([.D1325]=&quot;RedoPen&quot;;2;IF([.D132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table:formula="of:=IF([.B1327]=&quot;&quot;;[.B1326];[.B1327])" office:value-type="float" office:value="0" calcext:value-type="float">
            <text:p>0</text:p>
          </table:table-cell>
          <table:table-cell office:value-type="float" office:value="0.0275007385952748" calcext:value-type="float">
            <text:p>0.027500738595275</text:p>
          </table:table-cell>
          <table:table-cell table:formula="of:=IF([.C1327]=0;[.C1326]+1;&quot;&quot;)" office:value-type="float" office:value="2" calcext:value-type="float">
            <text:p>2</text:p>
          </table:table-cell>
          <table:table-cell table:formula="of:=IF([.D1326]=&quot;RedoAct&quot;;1;IF([.D1326]=&quot;RedoPen&quot;;2;IF([.D1326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120: 92--&gt;31</text:p>
          </table:table-cell>
          <table:table-cell office:value-type="string" calcext:value-type="string">
            <text:p>132: ou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28]=&quot;&quot;;[.B1327];[.B1328])" office:value-type="float" office:value="1" calcext:value-type="float">
            <text:p>1</text:p>
          </table:table-cell>
          <table:table-cell office:value-type="float" office:value="0.0000338753684251643" calcext:value-type="float">
            <text:p>3.38753684251643E-05</text:p>
          </table:table-cell>
          <table:table-cell table:formula="of:=IF([.C1328]=0;[.C1327]+1;&quot;&quot;)">
            <text:p/>
          </table:table-cell>
          <table:table-cell table:formula="of:=IF([.D1327]=&quot;RedoAct&quot;;1;IF([.D1327]=&quot;RedoPen&quot;;2;IF([.D132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29]=&quot;&quot;;[.B1328];[.B1329])" office:value-type="float" office:value="2" calcext:value-type="float">
            <text:p>2</text:p>
          </table:table-cell>
          <table:table-cell office:value-type="float" office:value="0.00000275003345156299" calcext:value-type="float">
            <text:p>2.75003345156299E-06</text:p>
          </table:table-cell>
          <table:table-cell table:formula="of:=IF([.C1329]=0;[.C1328]+1;&quot;&quot;)">
            <text:p/>
          </table:table-cell>
          <table:table-cell table:formula="of:=IF([.D1328]=&quot;RedoAct&quot;;1;IF([.D1328]=&quot;RedoPen&quot;;2;IF([.D132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30]=&quot;&quot;;[.B1329];[.B1330])" office:value-type="float" office:value="3" calcext:value-type="float">
            <text:p>3</text:p>
          </table:table-cell>
          <table:table-cell office:value-type="float" office:value="0.00000000000640131854106135" calcext:value-type="float">
            <text:p>6.40131854106135E-12</text:p>
          </table:table-cell>
          <table:table-cell table:formula="of:=IF([.C1330]=0;[.C1329]+1;&quot;&quot;)">
            <text:p/>
          </table:table-cell>
          <table:table-cell table:formula="of:=IF([.D1329]=&quot;RedoAct&quot;;1;IF([.D1329]=&quot;RedoPen&quot;;2;IF([.D132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331]=&quot;&quot;;[.B1330];[.B1331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331]=0;[.C1330]+1;&quot;&quot;)">
            <text:p/>
          </table:table-cell>
          <table:table-cell table:formula="of:=IF([.D1330]=&quot;RedoAct&quot;;1;IF([.D1330]=&quot;RedoPen&quot;;2;IF([.D133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table:formula="of:=IF([.B1332]=&quot;&quot;;[.B1331];[.B1332])" office:value-type="float" office:value="0" calcext:value-type="float">
            <text:p>0</text:p>
          </table:table-cell>
          <table:table-cell office:value-type="float" office:value="0.000000617210910527287" calcext:value-type="float">
            <text:p>6.17210910527287E-07</text:p>
          </table:table-cell>
          <table:table-cell table:formula="of:=IF([.C1332]=0;[.C1331]+1;&quot;&quot;)" office:value-type="float" office:value="4" calcext:value-type="float">
            <text:p>4</text:p>
          </table:table-cell>
          <table:table-cell table:formula="of:=IF([.D1331]=&quot;RedoAct&quot;;1;IF([.D1331]=&quot;RedoPen&quot;;2;IF([.D1331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33]=&quot;&quot;;[.B1332];[.B1333])" office:value-type="float" office:value="1" calcext:value-type="float">
            <text:p>1</text:p>
          </table:table-cell>
          <table:table-cell office:value-type="float" office:value="0.0000000140241444789166" calcext:value-type="float">
            <text:p>1.40241444789166E-08</text:p>
          </table:table-cell>
          <table:table-cell table:formula="of:=IF([.C1333]=0;[.C1332]+1;&quot;&quot;)">
            <text:p/>
          </table:table-cell>
          <table:table-cell table:formula="of:=IF([.D1332]=&quot;RedoAct&quot;;1;IF([.D1332]=&quot;RedoPen&quot;;2;IF([.D133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34]=&quot;&quot;;[.B1333];[.B1334])" office:value-type="float" office:value="2" calcext:value-type="float">
            <text:p>2</text:p>
          </table:table-cell>
          <table:table-cell office:value-type="float" office:value="0.0000000000000245457357215179" calcext:value-type="float">
            <text:p>2.45457357215179E-14</text:p>
          </table:table-cell>
          <table:table-cell table:formula="of:=IF([.C1334]=0;[.C1333]+1;&quot;&quot;)">
            <text:p/>
          </table:table-cell>
          <table:table-cell table:formula="of:=IF([.D1333]=&quot;RedoAct&quot;;1;IF([.D1333]=&quot;RedoPen&quot;;2;IF([.D133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table:formula="of:=IF([.B1335]=&quot;&quot;;[.B1334];[.B1335])" office:value-type="float" office:value="0" calcext:value-type="float">
            <text:p>0</text:p>
          </table:table-cell>
          <table:table-cell office:value-type="float" office:value="0.0282353424796897" calcext:value-type="float">
            <text:p>0.02823534247969</text:p>
          </table:table-cell>
          <table:table-cell table:formula="of:=IF([.C1335]=0;[.C1334]+1;&quot;&quot;)" office:value-type="float" office:value="3" calcext:value-type="float">
            <text:p>3</text:p>
          </table:table-cell>
          <table:table-cell table:formula="of:=IF([.D1334]=&quot;RedoAct&quot;;1;IF([.D1334]=&quot;RedoPen&quot;;2;IF([.D1334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2: 80--&gt;28ou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36]=&quot;&quot;;[.B1335];[.B1336])" office:value-type="float" office:value="1" calcext:value-type="float">
            <text:p>1</text:p>
          </table:table-cell>
          <table:table-cell office:value-type="float" office:value="0.0000473278386682368" calcext:value-type="float">
            <text:p>4.73278386682368E-05</text:p>
          </table:table-cell>
          <table:table-cell table:formula="of:=IF([.C1336]=0;[.C1335]+1;&quot;&quot;)">
            <text:p/>
          </table:table-cell>
          <table:table-cell table:formula="of:=IF([.D1335]=&quot;RedoAct&quot;;1;IF([.D1335]=&quot;RedoPen&quot;;2;IF([.D133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37]=&quot;&quot;;[.B1336];[.B1337])" office:value-type="float" office:value="2" calcext:value-type="float">
            <text:p>2</text:p>
          </table:table-cell>
          <table:table-cell office:value-type="float" office:value="0.000177122346612467" calcext:value-type="float">
            <text:p>0.000177122346612</text:p>
          </table:table-cell>
          <table:table-cell table:formula="of:=IF([.C1337]=0;[.C1336]+1;&quot;&quot;)">
            <text:p/>
          </table:table-cell>
          <table:table-cell table:formula="of:=IF([.D1336]=&quot;RedoAct&quot;;1;IF([.D1336]=&quot;RedoPen&quot;;2;IF([.D133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38]=&quot;&quot;;[.B1337];[.B1338])" office:value-type="float" office:value="3" calcext:value-type="float">
            <text:p>3</text:p>
          </table:table-cell>
          <table:table-cell office:value-type="float" office:value="0.00000000171868949489653" calcext:value-type="float">
            <text:p>1.71868949489653E-09</text:p>
          </table:table-cell>
          <table:table-cell table:formula="of:=IF([.C1338]=0;[.C1337]+1;&quot;&quot;)">
            <text:p/>
          </table:table-cell>
          <table:table-cell table:formula="of:=IF([.D1337]=&quot;RedoAct&quot;;1;IF([.D1337]=&quot;RedoPen&quot;;2;IF([.D133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39]=&quot;&quot;;[.B1338];[.B1339])" office:value-type="float" office:value="4" calcext:value-type="float">
            <text:p>4</text:p>
          </table:table-cell>
          <table:table-cell office:value-type="float" office:value="0.0000000000000304798481856319" calcext:value-type="float">
            <text:p>3.04798481856319E-14</text:p>
          </table:table-cell>
          <table:table-cell table:formula="of:=IF([.C1339]=0;[.C1338]+1;&quot;&quot;)">
            <text:p/>
          </table:table-cell>
          <table:table-cell table:formula="of:=IF([.D1338]=&quot;RedoAct&quot;;1;IF([.D1338]=&quot;RedoPen&quot;;2;IF([.D1338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340]=&quot;&quot;;[.B1339];[.B1340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340]=0;[.C1339]+1;&quot;&quot;)">
            <text:p/>
          </table:table-cell>
          <table:table-cell table:formula="of:=IF([.D1339]=&quot;RedoAct&quot;;1;IF([.D1339]=&quot;RedoPen&quot;;2;IF([.D133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table:formula="of:=IF([.B1341]=&quot;&quot;;[.B1340];[.B1341])" office:value-type="float" office:value="0" calcext:value-type="float">
            <text:p>0</text:p>
          </table:table-cell>
          <table:table-cell office:value-type="float" office:value="0.000000441060795814527" calcext:value-type="float">
            <text:p>4.41060795814527E-07</text:p>
          </table:table-cell>
          <table:table-cell table:formula="of:=IF([.C1341]=0;[.C1340]+1;&quot;&quot;)" office:value-type="float" office:value="5" calcext:value-type="float">
            <text:p>5</text:p>
          </table:table-cell>
          <table:table-cell table:formula="of:=IF([.D1340]=&quot;RedoAct&quot;;1;IF([.D1340]=&quot;RedoPen&quot;;2;IF([.D1340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42]=&quot;&quot;;[.B1341];[.B1342])" office:value-type="float" office:value="1" calcext:value-type="float">
            <text:p>1</text:p>
          </table:table-cell>
          <table:table-cell office:value-type="float" office:value="0.0000000026356179255515" calcext:value-type="float">
            <text:p>2.6356179255515E-09</text:p>
          </table:table-cell>
          <table:table-cell table:formula="of:=IF([.C1342]=0;[.C1341]+1;&quot;&quot;)">
            <text:p/>
          </table:table-cell>
          <table:table-cell table:formula="of:=IF([.D1341]=&quot;RedoAct&quot;;1;IF([.D1341]=&quot;RedoPen&quot;;2;IF([.D134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43]=&quot;&quot;;[.B1342];[.B1343])" office:value-type="float" office:value="2" calcext:value-type="float">
            <text:p>2</text:p>
          </table:table-cell>
          <table:table-cell office:value-type="float" office:value="0.0000000000000221230467203753" calcext:value-type="float">
            <text:p>2.21230467203753E-14</text:p>
          </table:table-cell>
          <table:table-cell table:formula="of:=IF([.C1343]=0;[.C1342]+1;&quot;&quot;)">
            <text:p/>
          </table:table-cell>
          <table:table-cell table:formula="of:=IF([.D1342]=&quot;RedoAct&quot;;1;IF([.D1342]=&quot;RedoPen&quot;;2;IF([.D134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IF([.B1344]=&quot;&quot;;[.B1343];[.B1344])" office:value-type="float" office:value="0" calcext:value-type="float">
            <text:p>0</text:p>
          </table:table-cell>
          <table:table-cell office:value-type="float" office:value="0.0388059895037832" calcext:value-type="float">
            <text:p>0.038805989503783</text:p>
          </table:table-cell>
          <table:table-cell table:formula="of:=IF([.C1344]=0;[.C1343]+1;&quot;&quot;)" office:value-type="float" office:value="3" calcext:value-type="float">
            <text:p>3</text:p>
          </table:table-cell>
          <table:table-cell table:formula="of:=IF([.D1343]=&quot;RedoAct&quot;;1;IF([.D1343]=&quot;RedoPen&quot;;2;IF([.D1343]=&quot;Cutback&quot;;-1;0)))" office:value-type="float" office:value="0" calcext:value-type="float">
            <text:p>0</text:p>
          </table:table-cell>
          <table:table-cell office:value-type="string" calcext:value-type="string">
            <text:p>1: out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2: ou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45]=&quot;&quot;;[.B1344];[.B1345])" office:value-type="float" office:value="1" calcext:value-type="float">
            <text:p>1</text:p>
          </table:table-cell>
          <table:table-cell office:value-type="float" office:value="0.000132317865616517" calcext:value-type="float">
            <text:p>0.000132317865617</text:p>
          </table:table-cell>
          <table:table-cell table:formula="of:=IF([.C1345]=0;[.C1344]+1;&quot;&quot;)">
            <text:p/>
          </table:table-cell>
          <table:table-cell table:formula="of:=IF([.D1344]=&quot;RedoAct&quot;;1;IF([.D1344]=&quot;RedoPen&quot;;2;IF([.D1344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46]=&quot;&quot;;[.B1345];[.B1346])" office:value-type="float" office:value="2" calcext:value-type="float">
            <text:p>2</text:p>
          </table:table-cell>
          <table:table-cell office:value-type="float" office:value="0.0000800692458385069" calcext:value-type="float">
            <text:p>8.00692458385069E-05</text:p>
          </table:table-cell>
          <table:table-cell table:formula="of:=IF([.C1346]=0;[.C1345]+1;&quot;&quot;)">
            <text:p/>
          </table:table-cell>
          <table:table-cell table:formula="of:=IF([.D1345]=&quot;RedoAct&quot;;1;IF([.D1345]=&quot;RedoPen&quot;;2;IF([.D134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47]=&quot;&quot;;[.B1346];[.B1347])" office:value-type="float" office:value="3" calcext:value-type="float">
            <text:p>3</text:p>
          </table:table-cell>
          <table:table-cell office:value-type="float" office:value="0.00000000128006553745998" calcext:value-type="float">
            <text:p>1.28006553745998E-09</text:p>
          </table:table-cell>
          <table:table-cell table:formula="of:=IF([.C1347]=0;[.C1346]+1;&quot;&quot;)">
            <text:p/>
          </table:table-cell>
          <table:table-cell table:formula="of:=IF([.D1346]=&quot;RedoAct&quot;;1;IF([.D1346]=&quot;RedoPen&quot;;2;IF([.D134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48]=&quot;&quot;;[.B1347];[.B1348])" office:value-type="float" office:value="4" calcext:value-type="float">
            <text:p>4</text:p>
          </table:table-cell>
          <table:table-cell office:value-type="float" office:value="0.0000000000000440005063991748" calcext:value-type="float">
            <text:p>4.40005063991748E-14</text:p>
          </table:table-cell>
          <table:table-cell table:formula="of:=IF([.C1348]=0;[.C1347]+1;&quot;&quot;)">
            <text:p/>
          </table:table-cell>
          <table:table-cell table:formula="of:=IF([.D1347]=&quot;RedoAct&quot;;1;IF([.D1347]=&quot;RedoPen&quot;;2;IF([.D134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349]=&quot;&quot;;[.B1348];[.B1349])" office:value-type="float" office:value="0" calcext:value-type="float">
            <text:p>0</text:p>
          </table:table-cell>
          <table:table-cell office:value-type="float" office:value="0.0354262906518005" calcext:value-type="float">
            <text:p>0.035426290651801</text:p>
          </table:table-cell>
          <table:table-cell table:formula="of:=IF([.C1349]=0;[.C1348]+1;&quot;&quot;)" office:value-type="float" office:value="5" calcext:value-type="float">
            <text:p>5</text:p>
          </table:table-cell>
          <table:table-cell table:formula="of:=IF([.D1348]=&quot;RedoAct&quot;;1;IF([.D1348]=&quot;RedoPen&quot;;2;IF([.D134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23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2: ou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50]=&quot;&quot;;[.B1349];[.B1350])" office:value-type="float" office:value="1" calcext:value-type="float">
            <text:p>1</text:p>
          </table:table-cell>
          <table:table-cell office:value-type="float" office:value="0.0000643347098833347" calcext:value-type="float">
            <text:p>6.43347098833347E-05</text:p>
          </table:table-cell>
          <table:table-cell table:formula="of:=IF([.C1350]=0;[.C1349]+1;&quot;&quot;)">
            <text:p/>
          </table:table-cell>
          <table:table-cell table:formula="of:=IF([.D1349]=&quot;RedoAct&quot;;1;IF([.D1349]=&quot;RedoPen&quot;;2;IF([.D1349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51]=&quot;&quot;;[.B1350];[.B1351])" office:value-type="float" office:value="2" calcext:value-type="float">
            <text:p>2</text:p>
          </table:table-cell>
          <table:table-cell office:value-type="float" office:value="0.0000677144171855181" calcext:value-type="float">
            <text:p>6.77144171855181E-05</text:p>
          </table:table-cell>
          <table:table-cell table:formula="of:=IF([.C1351]=0;[.C1350]+1;&quot;&quot;)">
            <text:p/>
          </table:table-cell>
          <table:table-cell table:formula="of:=IF([.D1350]=&quot;RedoAct&quot;;1;IF([.D1350]=&quot;RedoPen&quot;;2;IF([.D1350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52]=&quot;&quot;;[.B1351];[.B1352])" office:value-type="float" office:value="3" calcext:value-type="float">
            <text:p>3</text:p>
          </table:table-cell>
          <table:table-cell office:value-type="float" office:value="0.000000000560501527466906" calcext:value-type="float">
            <text:p>5.60501527466906E-10</text:p>
          </table:table-cell>
          <table:table-cell table:formula="of:=IF([.C1352]=0;[.C1351]+1;&quot;&quot;)">
            <text:p/>
          </table:table-cell>
          <table:table-cell table:formula="of:=IF([.D1351]=&quot;RedoAct&quot;;1;IF([.D1351]=&quot;RedoPen&quot;;2;IF([.D1351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53]=&quot;&quot;;[.B1352];[.B1353])" office:value-type="float" office:value="4" calcext:value-type="float">
            <text:p>4</text:p>
          </table:table-cell>
          <table:table-cell office:value-type="float" office:value="0.0000000000000653502024325517" calcext:value-type="float">
            <text:p>6.53502024325517E-14</text:p>
          </table:table-cell>
          <table:table-cell table:formula="of:=IF([.C1353]=0;[.C1352]+1;&quot;&quot;)">
            <text:p/>
          </table:table-cell>
          <table:table-cell table:formula="of:=IF([.D1352]=&quot;RedoAct&quot;;1;IF([.D1352]=&quot;RedoPen&quot;;2;IF([.D1352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354]=&quot;&quot;;[.B1353];[.B1354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1354]=0;[.C1353]+1;&quot;&quot;)">
            <text:p/>
          </table:table-cell>
          <table:table-cell table:formula="of:=IF([.D1353]=&quot;RedoAct&quot;;1;IF([.D1353]=&quot;RedoPen&quot;;2;IF([.D1353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355]=&quot;&quot;;[.B1354];[.B1355])" office:value-type="float" office:value="0" calcext:value-type="float">
            <text:p>0</text:p>
          </table:table-cell>
          <table:table-cell office:value-type="float" office:value="0.000000177899306286657" calcext:value-type="float">
            <text:p>1.77899306286657E-07</text:p>
          </table:table-cell>
          <table:table-cell table:formula="of:=IF([.C1355]=0;[.C1354]+1;&quot;&quot;)" office:value-type="float" office:value="5" calcext:value-type="float">
            <text:p>5</text:p>
          </table:table-cell>
          <table:table-cell table:formula="of:=IF([.D1354]=&quot;RedoAct&quot;;1;IF([.D1354]=&quot;RedoPen&quot;;2;IF([.D1354]=&quot;Cutback&quot;;-1;0)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56]=&quot;&quot;;[.B1355];[.B1356])" office:value-type="float" office:value="1" calcext:value-type="float">
            <text:p>1</text:p>
          </table:table-cell>
          <table:table-cell office:value-type="float" office:value="0.000000000465210016095651" calcext:value-type="float">
            <text:p>4.65210016095651E-10</text:p>
          </table:table-cell>
          <table:table-cell table:formula="of:=IF([.C1356]=0;[.C1355]+1;&quot;&quot;)">
            <text:p/>
          </table:table-cell>
          <table:table-cell table:formula="of:=IF([.D1355]=&quot;RedoAct&quot;;1;IF([.D1355]=&quot;RedoPen&quot;;2;IF([.D1355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57]=&quot;&quot;;[.B1356];[.B1357])" office:value-type="float" office:value="2" calcext:value-type="float">
            <text:p>2</text:p>
          </table:table-cell>
          <table:table-cell office:value-type="float" office:value="0.0000000000000417386363595569" calcext:value-type="float">
            <text:p>4.17386363595569E-14</text:p>
          </table:table-cell>
          <table:table-cell table:formula="of:=IF([.C1357]=0;[.C1356]+1;&quot;&quot;)">
            <text:p/>
          </table:table-cell>
          <table:table-cell table:formula="of:=IF([.D1356]=&quot;RedoAct&quot;;1;IF([.D1356]=&quot;RedoPen&quot;;2;IF([.D1356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formula="of:=IF([.B1358]=&quot;&quot;;[.B1357];[.B1358])" office:value-type="float" office:value="2" calcext:value-type="float">
            <text:p>2</text:p>
          </table:table-cell>
          <table:table-cell/>
          <table:table-cell table:formula="of:=IF([.C1358]=0;[.C1357]+1;&quot;&quot;)">
            <text:p/>
          </table:table-cell>
          <table:table-cell table:formula="of:=IF([.D1357]=&quot;RedoAct&quot;;1;IF([.D1357]=&quot;RedoPen&quot;;2;IF([.D1357]=&quot;Cutback&quot;;-1;0)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IF([.B1359]=&quot;&quot;;[.B1358];[.B1359])" office:value-type="float" office:value="0" calcext:value-type="float">
            <text:p>0</text:p>
          </table:table-cell>
          <table:table-cell/>
          <table:table-cell table:formula="of:=IF([.C1359]=0;[.C1358]+1;&quot;&quot;)" office:value-type="float" office:value="3" calcext:value-type="float">
            <text:p>3</text:p>
          </table:table-cell>
          <table:table-cell table:formula="of:=IF([.D1358]=&quot;RedoAct&quot;;1;IF([.D1358]=&quot;RedoPen&quot;;2;IF([.D1358]=&quot;Cutback&quot;;-1;0)))" office:value-type="float" office:value="0" calcext:value-type="float">
            <text:p>0</text:p>
          </table:table-cell>
          <table:table-cell table:number-columns-repeated="17"/>
        </table:table-row>
      </table:table>
      <table:table table:name="Sheet2" table:style-name="ta1"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ctiveSet</text:p>
          </table:table-cell>
          <table:table-cell office:value-type="string" calcext:value-type="string">
            <text:p>Penetration</text:p>
          </table:table-cell>
          <table:table-cell office:value-type="string" calcext:value-type="string">
            <text:p>CutBack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]=0;[.B3];&quot;&quot;)" office:value-type="float" office:value="1" calcext:value-type="float">
            <text:p>1</text:p>
          </table:table-cell>
          <table:table-cell table:formula="of:=IF([.C3]=1;[.B3];&quot;&quot;)">
            <text:p/>
          </table:table-cell>
          <table:table-cell table:formula="of:=IF([.C3]=2;[.B3];&quot;&quot;)">
            <text:p/>
          </table:table-cell>
          <table:table-cell table:formula="of:=IF([.C3]=-1;[.B3];&quot;&quot;)">
            <text:p/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=0;[.B4];&quot;&quot;)" office:value-type="float" office:value="1" calcext:value-type="float">
            <text:p>1</text:p>
          </table:table-cell>
          <table:table-cell table:formula="of:=IF([.C4]=1;[.B4];&quot;&quot;)">
            <text:p/>
          </table:table-cell>
          <table:table-cell table:formula="of:=IF([.C4]=2;[.B4];&quot;&quot;)">
            <text:p/>
          </table:table-cell>
          <table:table-cell table:formula="of:=IF([.C4]=-1;[.B4];&quot;&quot;)">
            <text:p/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5]=0;[.B5];&quot;&quot;)" office:value-type="float" office:value="1" calcext:value-type="float">
            <text:p>1</text:p>
          </table:table-cell>
          <table:table-cell table:formula="of:=IF([.C5]=1;[.B5];&quot;&quot;)">
            <text:p/>
          </table:table-cell>
          <table:table-cell table:formula="of:=IF([.C5]=2;[.B5];&quot;&quot;)">
            <text:p/>
          </table:table-cell>
          <table:table-cell table:formula="of:=IF([.C5]=-1;[.B5];&quot;&quot;)">
            <text:p/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=0;[.B6];&quot;&quot;)" office:value-type="float" office:value="1" calcext:value-type="float">
            <text:p>1</text:p>
          </table:table-cell>
          <table:table-cell table:formula="of:=IF([.C6]=1;[.B6];&quot;&quot;)">
            <text:p/>
          </table:table-cell>
          <table:table-cell table:formula="of:=IF([.C6]=2;[.B6];&quot;&quot;)">
            <text:p/>
          </table:table-cell>
          <table:table-cell table:formula="of:=IF([.C6]=-1;[.B6];&quot;&quot;)">
            <text:p/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7]=0;[.B7];&quot;&quot;)" office:value-type="float" office:value="1" calcext:value-type="float">
            <text:p>1</text:p>
          </table:table-cell>
          <table:table-cell table:formula="of:=IF([.C7]=1;[.B7];&quot;&quot;)">
            <text:p/>
          </table:table-cell>
          <table:table-cell table:formula="of:=IF([.C7]=2;[.B7];&quot;&quot;)">
            <text:p/>
          </table:table-cell>
          <table:table-cell table:formula="of:=IF([.C7]=-1;[.B7];&quot;&quot;)">
            <text:p/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=0;[.B8];&quot;&quot;)" office:value-type="float" office:value="1" calcext:value-type="float">
            <text:p>1</text:p>
          </table:table-cell>
          <table:table-cell table:formula="of:=IF([.C8]=1;[.B8];&quot;&quot;)">
            <text:p/>
          </table:table-cell>
          <table:table-cell table:formula="of:=IF([.C8]=2;[.B8];&quot;&quot;)">
            <text:p/>
          </table:table-cell>
          <table:table-cell table:formula="of:=IF([.C8]=-1;[.B8];&quot;&quot;)">
            <text:p/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9]=0;[.B9];&quot;&quot;)" office:value-type="float" office:value="1" calcext:value-type="float">
            <text:p>1</text:p>
          </table:table-cell>
          <table:table-cell table:formula="of:=IF([.C9]=1;[.B9];&quot;&quot;)">
            <text:p/>
          </table:table-cell>
          <table:table-cell table:formula="of:=IF([.C9]=2;[.B9];&quot;&quot;)">
            <text:p/>
          </table:table-cell>
          <table:table-cell table:formula="of:=IF([.C9]=-1;[.B9];&quot;&quot;)">
            <text:p/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=0;[.B10];&quot;&quot;)" office:value-type="float" office:value="1" calcext:value-type="float">
            <text:p>1</text:p>
          </table:table-cell>
          <table:table-cell table:formula="of:=IF([.C10]=1;[.B10];&quot;&quot;)">
            <text:p/>
          </table:table-cell>
          <table:table-cell table:formula="of:=IF([.C10]=2;[.B10];&quot;&quot;)">
            <text:p/>
          </table:table-cell>
          <table:table-cell table:formula="of:=IF([.C10]=-1;[.B10];&quot;&quot;)">
            <text:p/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1]=0;[.B11];&quot;&quot;)" office:value-type="float" office:value="1" calcext:value-type="float">
            <text:p>1</text:p>
          </table:table-cell>
          <table:table-cell table:formula="of:=IF([.C11]=1;[.B11];&quot;&quot;)">
            <text:p/>
          </table:table-cell>
          <table:table-cell table:formula="of:=IF([.C11]=2;[.B11];&quot;&quot;)">
            <text:p/>
          </table:table-cell>
          <table:table-cell table:formula="of:=IF([.C11]=-1;[.B11];&quot;&quot;)">
            <text:p/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=0;[.B12];&quot;&quot;)" office:value-type="float" office:value="1" calcext:value-type="float">
            <text:p>1</text:p>
          </table:table-cell>
          <table:table-cell table:formula="of:=IF([.C12]=1;[.B12];&quot;&quot;)">
            <text:p/>
          </table:table-cell>
          <table:table-cell table:formula="of:=IF([.C12]=2;[.B12];&quot;&quot;)">
            <text:p/>
          </table:table-cell>
          <table:table-cell table:formula="of:=IF([.C12]=-1;[.B12];&quot;&quot;)">
            <text:p/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3]=0;[.B13];&quot;&quot;)" office:value-type="float" office:value="1" calcext:value-type="float">
            <text:p>1</text:p>
          </table:table-cell>
          <table:table-cell table:formula="of:=IF([.C13]=1;[.B13];&quot;&quot;)">
            <text:p/>
          </table:table-cell>
          <table:table-cell table:formula="of:=IF([.C13]=2;[.B13];&quot;&quot;)">
            <text:p/>
          </table:table-cell>
          <table:table-cell table:formula="of:=IF([.C13]=-1;[.B13];&quot;&quot;)">
            <text:p/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4]=0;[.B14];&quot;&quot;)" office:value-type="float" office:value="1" calcext:value-type="float">
            <text:p>1</text:p>
          </table:table-cell>
          <table:table-cell table:formula="of:=IF([.C14]=1;[.B14];&quot;&quot;)">
            <text:p/>
          </table:table-cell>
          <table:table-cell table:formula="of:=IF([.C14]=2;[.B14];&quot;&quot;)">
            <text:p/>
          </table:table-cell>
          <table:table-cell table:formula="of:=IF([.C14]=-1;[.B14];&quot;&quot;)">
            <text:p/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5]=0;[.B15];&quot;&quot;)" office:value-type="float" office:value="1" calcext:value-type="float">
            <text:p>1</text:p>
          </table:table-cell>
          <table:table-cell table:formula="of:=IF([.C15]=1;[.B15];&quot;&quot;)">
            <text:p/>
          </table:table-cell>
          <table:table-cell table:formula="of:=IF([.C15]=2;[.B15];&quot;&quot;)">
            <text:p/>
          </table:table-cell>
          <table:table-cell table:formula="of:=IF([.C15]=-1;[.B15];&quot;&quot;)">
            <text:p/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6]=0;[.B16];&quot;&quot;)">
            <text:p/>
          </table:table-cell>
          <table:table-cell table:formula="of:=IF([.C16]=1;[.B16];&quot;&quot;)" office:value-type="float" office:value="1" calcext:value-type="float">
            <text:p>1</text:p>
          </table:table-cell>
          <table:table-cell table:formula="of:=IF([.C16]=2;[.B16];&quot;&quot;)">
            <text:p/>
          </table:table-cell>
          <table:table-cell table:formula="of:=IF([.C16]=-1;[.B16];&quot;&quot;)">
            <text:p/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7]=0;[.B17];&quot;&quot;)" office:value-type="float" office:value="4" calcext:value-type="float">
            <text:p>4</text:p>
          </table:table-cell>
          <table:table-cell table:formula="of:=IF([.C17]=1;[.B17];&quot;&quot;)">
            <text:p/>
          </table:table-cell>
          <table:table-cell table:formula="of:=IF([.C17]=2;[.B17];&quot;&quot;)">
            <text:p/>
          </table:table-cell>
          <table:table-cell table:formula="of:=IF([.C17]=-1;[.B17];&quot;&quot;)">
            <text:p/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]=0;[.B18];&quot;&quot;)">
            <text:p/>
          </table:table-cell>
          <table:table-cell table:formula="of:=IF([.C18]=1;[.B18];&quot;&quot;)" office:value-type="float" office:value="4" calcext:value-type="float">
            <text:p>4</text:p>
          </table:table-cell>
          <table:table-cell table:formula="of:=IF([.C18]=2;[.B18];&quot;&quot;)">
            <text:p/>
          </table:table-cell>
          <table:table-cell table:formula="of:=IF([.C18]=-1;[.B18];&quot;&quot;)">
            <text:p/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9]=0;[.B19];&quot;&quot;)" office:value-type="float" office:value="3" calcext:value-type="float">
            <text:p>3</text:p>
          </table:table-cell>
          <table:table-cell table:formula="of:=IF([.C19]=1;[.B19];&quot;&quot;)">
            <text:p/>
          </table:table-cell>
          <table:table-cell table:formula="of:=IF([.C19]=2;[.B19];&quot;&quot;)">
            <text:p/>
          </table:table-cell>
          <table:table-cell table:formula="of:=IF([.C19]=-1;[.B19];&quot;&quot;)">
            <text:p/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0]=0;[.B20];&quot;&quot;)" office:value-type="float" office:value="4" calcext:value-type="float">
            <text:p>4</text:p>
          </table:table-cell>
          <table:table-cell table:formula="of:=IF([.C20]=1;[.B20];&quot;&quot;)">
            <text:p/>
          </table:table-cell>
          <table:table-cell table:formula="of:=IF([.C20]=2;[.B20];&quot;&quot;)">
            <text:p/>
          </table:table-cell>
          <table:table-cell table:formula="of:=IF([.C20]=-1;[.B20];&quot;&quot;)">
            <text:p/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]=0;[.B21];&quot;&quot;)">
            <text:p/>
          </table:table-cell>
          <table:table-cell table:formula="of:=IF([.C21]=1;[.B21];&quot;&quot;)" office:value-type="float" office:value="4" calcext:value-type="float">
            <text:p>4</text:p>
          </table:table-cell>
          <table:table-cell table:formula="of:=IF([.C21]=2;[.B21];&quot;&quot;)">
            <text:p/>
          </table:table-cell>
          <table:table-cell table:formula="of:=IF([.C21]=-1;[.B21];&quot;&quot;)">
            <text:p/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]=0;[.B22];&quot;&quot;)" office:value-type="float" office:value="3" calcext:value-type="float">
            <text:p>3</text:p>
          </table:table-cell>
          <table:table-cell table:formula="of:=IF([.C22]=1;[.B22];&quot;&quot;)">
            <text:p/>
          </table:table-cell>
          <table:table-cell table:formula="of:=IF([.C22]=2;[.B22];&quot;&quot;)">
            <text:p/>
          </table:table-cell>
          <table:table-cell table:formula="of:=IF([.C22]=-1;[.B22];&quot;&quot;)">
            <text:p/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3]=0;[.B23];&quot;&quot;)" office:value-type="float" office:value="3" calcext:value-type="float">
            <text:p>3</text:p>
          </table:table-cell>
          <table:table-cell table:formula="of:=IF([.C23]=1;[.B23];&quot;&quot;)">
            <text:p/>
          </table:table-cell>
          <table:table-cell table:formula="of:=IF([.C23]=2;[.B23];&quot;&quot;)">
            <text:p/>
          </table:table-cell>
          <table:table-cell table:formula="of:=IF([.C23]=-1;[.B23];&quot;&quot;)">
            <text:p/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4]=0;[.B24];&quot;&quot;)" office:value-type="float" office:value="3" calcext:value-type="float">
            <text:p>3</text:p>
          </table:table-cell>
          <table:table-cell table:formula="of:=IF([.C24]=1;[.B24];&quot;&quot;)">
            <text:p/>
          </table:table-cell>
          <table:table-cell table:formula="of:=IF([.C24]=2;[.B24];&quot;&quot;)">
            <text:p/>
          </table:table-cell>
          <table:table-cell table:formula="of:=IF([.C24]=-1;[.B24];&quot;&quot;)">
            <text:p/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25]=0;[.B25];&quot;&quot;)">
            <text:p/>
          </table:table-cell>
          <table:table-cell table:formula="of:=IF([.C25]=1;[.B25];&quot;&quot;)" office:value-type="float" office:value="3" calcext:value-type="float">
            <text:p>3</text:p>
          </table:table-cell>
          <table:table-cell table:formula="of:=IF([.C25]=2;[.B25];&quot;&quot;)">
            <text:p/>
          </table:table-cell>
          <table:table-cell table:formula="of:=IF([.C25]=-1;[.B25];&quot;&quot;)">
            <text:p/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6]=0;[.B26];&quot;&quot;)" office:value-type="float" office:value="3" calcext:value-type="float">
            <text:p>3</text:p>
          </table:table-cell>
          <table:table-cell table:formula="of:=IF([.C26]=1;[.B26];&quot;&quot;)">
            <text:p/>
          </table:table-cell>
          <table:table-cell table:formula="of:=IF([.C26]=2;[.B26];&quot;&quot;)">
            <text:p/>
          </table:table-cell>
          <table:table-cell table:formula="of:=IF([.C26]=-1;[.B26];&quot;&quot;)">
            <text:p/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7]=0;[.B27];&quot;&quot;)">
            <text:p/>
          </table:table-cell>
          <table:table-cell table:formula="of:=IF([.C27]=1;[.B27];&quot;&quot;)" office:value-type="float" office:value="4" calcext:value-type="float">
            <text:p>4</text:p>
          </table:table-cell>
          <table:table-cell table:formula="of:=IF([.C27]=2;[.B27];&quot;&quot;)">
            <text:p/>
          </table:table-cell>
          <table:table-cell table:formula="of:=IF([.C27]=-1;[.B27];&quot;&quot;)">
            <text:p/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8]=0;[.B28];&quot;&quot;)" office:value-type="float" office:value="4" calcext:value-type="float">
            <text:p>4</text:p>
          </table:table-cell>
          <table:table-cell table:formula="of:=IF([.C28]=1;[.B28];&quot;&quot;)">
            <text:p/>
          </table:table-cell>
          <table:table-cell table:formula="of:=IF([.C28]=2;[.B28];&quot;&quot;)">
            <text:p/>
          </table:table-cell>
          <table:table-cell table:formula="of:=IF([.C28]=-1;[.B28];&quot;&quot;)">
            <text:p/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9]=0;[.B29];&quot;&quot;)" office:value-type="float" office:value="3" calcext:value-type="float">
            <text:p>3</text:p>
          </table:table-cell>
          <table:table-cell table:formula="of:=IF([.C29]=1;[.B29];&quot;&quot;)">
            <text:p/>
          </table:table-cell>
          <table:table-cell table:formula="of:=IF([.C29]=2;[.B29];&quot;&quot;)">
            <text:p/>
          </table:table-cell>
          <table:table-cell table:formula="of:=IF([.C29]=-1;[.B29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30]=0;[.B30];&quot;&quot;)">
            <text:p/>
          </table:table-cell>
          <table:table-cell table:formula="of:=IF([.C30]=1;[.B30];&quot;&quot;)" office:value-type="float" office:value="3" calcext:value-type="float">
            <text:p>3</text:p>
          </table:table-cell>
          <table:table-cell table:formula="of:=IF([.C30]=2;[.B30];&quot;&quot;)">
            <text:p/>
          </table:table-cell>
          <table:table-cell table:formula="of:=IF([.C30]=-1;[.B30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31]=0;[.B31];&quot;&quot;)">
            <text:p/>
          </table:table-cell>
          <table:table-cell table:formula="of:=IF([.C31]=1;[.B31];&quot;&quot;)">
            <text:p/>
          </table:table-cell>
          <table:table-cell table:formula="of:=IF([.C31]=2;[.B31];&quot;&quot;)" office:value-type="float" office:value="3" calcext:value-type="float">
            <text:p>3</text:p>
          </table:table-cell>
          <table:table-cell table:formula="of:=IF([.C31]=-1;[.B31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2]=0;[.B32];&quot;&quot;)" office:value-type="float" office:value="3" calcext:value-type="float">
            <text:p>3</text:p>
          </table:table-cell>
          <table:table-cell table:formula="of:=IF([.C32]=1;[.B32];&quot;&quot;)">
            <text:p/>
          </table:table-cell>
          <table:table-cell table:formula="of:=IF([.C32]=2;[.B32];&quot;&quot;)">
            <text:p/>
          </table:table-cell>
          <table:table-cell table:formula="of:=IF([.C32]=-1;[.B32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33]=0;[.B33];&quot;&quot;)">
            <text:p/>
          </table:table-cell>
          <table:table-cell table:formula="of:=IF([.C33]=1;[.B33];&quot;&quot;)">
            <text:p/>
          </table:table-cell>
          <table:table-cell table:formula="of:=IF([.C33]=2;[.B33];&quot;&quot;)" office:value-type="float" office:value="3" calcext:value-type="float">
            <text:p>3</text:p>
          </table:table-cell>
          <table:table-cell table:formula="of:=IF([.C33]=-1;[.B33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4]=0;[.B34];&quot;&quot;)" office:value-type="float" office:value="3" calcext:value-type="float">
            <text:p>3</text:p>
          </table:table-cell>
          <table:table-cell table:formula="of:=IF([.C34]=1;[.B34];&quot;&quot;)">
            <text:p/>
          </table:table-cell>
          <table:table-cell table:formula="of:=IF([.C34]=2;[.B34];&quot;&quot;)">
            <text:p/>
          </table:table-cell>
          <table:table-cell table:formula="of:=IF([.C34]=-1;[.B34];&quot;&quot;)">
            <text:p/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35]=0;[.B35];&quot;&quot;)">
            <text:p/>
          </table:table-cell>
          <table:table-cell table:formula="of:=IF([.C35]=1;[.B35];&quot;&quot;)" office:value-type="float" office:value="3" calcext:value-type="float">
            <text:p>3</text:p>
          </table:table-cell>
          <table:table-cell table:formula="of:=IF([.C35]=2;[.B35];&quot;&quot;)">
            <text:p/>
          </table:table-cell>
          <table:table-cell table:formula="of:=IF([.C35]=-1;[.B35];&quot;&quot;)">
            <text:p/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6]=0;[.B36];&quot;&quot;)" office:value-type="float" office:value="3" calcext:value-type="float">
            <text:p>3</text:p>
          </table:table-cell>
          <table:table-cell table:formula="of:=IF([.C36]=1;[.B36];&quot;&quot;)">
            <text:p/>
          </table:table-cell>
          <table:table-cell table:formula="of:=IF([.C36]=2;[.B36];&quot;&quot;)">
            <text:p/>
          </table:table-cell>
          <table:table-cell table:formula="of:=IF([.C36]=-1;[.B36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7]=0;[.B37];&quot;&quot;)">
            <text:p/>
          </table:table-cell>
          <table:table-cell table:formula="of:=IF([.C37]=1;[.B37];&quot;&quot;)" office:value-type="float" office:value="4" calcext:value-type="float">
            <text:p>4</text:p>
          </table:table-cell>
          <table:table-cell table:formula="of:=IF([.C37]=2;[.B37];&quot;&quot;)">
            <text:p/>
          </table:table-cell>
          <table:table-cell table:formula="of:=IF([.C37]=-1;[.B37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38]=0;[.B38];&quot;&quot;)">
            <text:p/>
          </table:table-cell>
          <table:table-cell table:formula="of:=IF([.C38]=1;[.B38];&quot;&quot;)">
            <text:p/>
          </table:table-cell>
          <table:table-cell table:formula="of:=IF([.C38]=2;[.B38];&quot;&quot;)" office:value-type="float" office:value="4" calcext:value-type="float">
            <text:p>4</text:p>
          </table:table-cell>
          <table:table-cell table:formula="of:=IF([.C38]=-1;[.B38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9]=0;[.B39];&quot;&quot;)" office:value-type="float" office:value="3" calcext:value-type="float">
            <text:p>3</text:p>
          </table:table-cell>
          <table:table-cell table:formula="of:=IF([.C39]=1;[.B39];&quot;&quot;)">
            <text:p/>
          </table:table-cell>
          <table:table-cell table:formula="of:=IF([.C39]=2;[.B39];&quot;&quot;)">
            <text:p/>
          </table:table-cell>
          <table:table-cell table:formula="of:=IF([.C39]=-1;[.B39];&quot;&quot;)">
            <text:p/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40]=0;[.B40];&quot;&quot;)">
            <text:p/>
          </table:table-cell>
          <table:table-cell table:formula="of:=IF([.C40]=1;[.B40];&quot;&quot;)" office:value-type="float" office:value="3" calcext:value-type="float">
            <text:p>3</text:p>
          </table:table-cell>
          <table:table-cell table:formula="of:=IF([.C40]=2;[.B40];&quot;&quot;)">
            <text:p/>
          </table:table-cell>
          <table:table-cell table:formula="of:=IF([.C40]=-1;[.B40];&quot;&quot;)">
            <text:p/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1]=0;[.B41];&quot;&quot;)" office:value-type="float" office:value="4" calcext:value-type="float">
            <text:p>4</text:p>
          </table:table-cell>
          <table:table-cell table:formula="of:=IF([.C41]=1;[.B41];&quot;&quot;)">
            <text:p/>
          </table:table-cell>
          <table:table-cell table:formula="of:=IF([.C41]=2;[.B41];&quot;&quot;)">
            <text:p/>
          </table:table-cell>
          <table:table-cell table:formula="of:=IF([.C41]=-1;[.B41];&quot;&quot;)">
            <text:p/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2]=0;[.B42];&quot;&quot;)" office:value-type="float" office:value="4" calcext:value-type="float">
            <text:p>4</text:p>
          </table:table-cell>
          <table:table-cell table:formula="of:=IF([.C42]=1;[.B42];&quot;&quot;)">
            <text:p/>
          </table:table-cell>
          <table:table-cell table:formula="of:=IF([.C42]=2;[.B42];&quot;&quot;)">
            <text:p/>
          </table:table-cell>
          <table:table-cell table:formula="of:=IF([.C42]=-1;[.B42];&quot;&quot;)">
            <text:p/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3]=0;[.B43];&quot;&quot;)" office:value-type="float" office:value="4" calcext:value-type="float">
            <text:p>4</text:p>
          </table:table-cell>
          <table:table-cell table:formula="of:=IF([.C43]=1;[.B43];&quot;&quot;)">
            <text:p/>
          </table:table-cell>
          <table:table-cell table:formula="of:=IF([.C43]=2;[.B43];&quot;&quot;)">
            <text:p/>
          </table:table-cell>
          <table:table-cell table:formula="of:=IF([.C43]=-1;[.B43];&quot;&quot;)">
            <text:p/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44]=0;[.B44];&quot;&quot;)">
            <text:p/>
          </table:table-cell>
          <table:table-cell table:formula="of:=IF([.C44]=1;[.B44];&quot;&quot;)">
            <text:p/>
          </table:table-cell>
          <table:table-cell table:formula="of:=IF([.C44]=2;[.B44];&quot;&quot;)" office:value-type="float" office:value="4" calcext:value-type="float">
            <text:p>4</text:p>
          </table:table-cell>
          <table:table-cell table:formula="of:=IF([.C44]=-1;[.B44];&quot;&quot;)">
            <text:p/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5]=0;[.B45];&quot;&quot;)" office:value-type="float" office:value="3" calcext:value-type="float">
            <text:p>3</text:p>
          </table:table-cell>
          <table:table-cell table:formula="of:=IF([.C45]=1;[.B45];&quot;&quot;)">
            <text:p/>
          </table:table-cell>
          <table:table-cell table:formula="of:=IF([.C45]=2;[.B45];&quot;&quot;)">
            <text:p/>
          </table:table-cell>
          <table:table-cell table:formula="of:=IF([.C45]=-1;[.B45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6]=0;[.B46];&quot;&quot;)">
            <text:p/>
          </table:table-cell>
          <table:table-cell table:formula="of:=IF([.C46]=1;[.B46];&quot;&quot;)" office:value-type="float" office:value="4" calcext:value-type="float">
            <text:p>4</text:p>
          </table:table-cell>
          <table:table-cell table:formula="of:=IF([.C46]=2;[.B46];&quot;&quot;)">
            <text:p/>
          </table:table-cell>
          <table:table-cell table:formula="of:=IF([.C46]=-1;[.B46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47]=0;[.B47];&quot;&quot;)">
            <text:p/>
          </table:table-cell>
          <table:table-cell table:formula="of:=IF([.C47]=1;[.B47];&quot;&quot;)">
            <text:p/>
          </table:table-cell>
          <table:table-cell table:formula="of:=IF([.C47]=2;[.B47];&quot;&quot;)" office:value-type="float" office:value="5" calcext:value-type="float">
            <text:p>5</text:p>
          </table:table-cell>
          <table:table-cell table:formula="of:=IF([.C47]=-1;[.B47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8]=0;[.B48];&quot;&quot;)" office:value-type="float" office:value="3" calcext:value-type="float">
            <text:p>3</text:p>
          </table:table-cell>
          <table:table-cell table:formula="of:=IF([.C48]=1;[.B48];&quot;&quot;)">
            <text:p/>
          </table:table-cell>
          <table:table-cell table:formula="of:=IF([.C48]=2;[.B48];&quot;&quot;)">
            <text:p/>
          </table:table-cell>
          <table:table-cell table:formula="of:=IF([.C48]=-1;[.B48];&quot;&quot;)">
            <text:p/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49]=0;[.B49];&quot;&quot;)">
            <text:p/>
          </table:table-cell>
          <table:table-cell table:formula="of:=IF([.C49]=1;[.B49];&quot;&quot;)">
            <text:p/>
          </table:table-cell>
          <table:table-cell table:formula="of:=IF([.C49]=2;[.B49];&quot;&quot;)" office:value-type="float" office:value="4" calcext:value-type="float">
            <text:p>4</text:p>
          </table:table-cell>
          <table:table-cell table:formula="of:=IF([.C49]=-1;[.B49];&quot;&quot;)">
            <text:p/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0]=0;[.B50];&quot;&quot;)" office:value-type="float" office:value="3" calcext:value-type="float">
            <text:p>3</text:p>
          </table:table-cell>
          <table:table-cell table:formula="of:=IF([.C50]=1;[.B50];&quot;&quot;)">
            <text:p/>
          </table:table-cell>
          <table:table-cell table:formula="of:=IF([.C50]=2;[.B50];&quot;&quot;)">
            <text:p/>
          </table:table-cell>
          <table:table-cell table:formula="of:=IF([.C50]=-1;[.B50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1]=0;[.B51];&quot;&quot;)">
            <text:p/>
          </table:table-cell>
          <table:table-cell table:formula="of:=IF([.C51]=1;[.B51];&quot;&quot;)" office:value-type="float" office:value="4" calcext:value-type="float">
            <text:p>4</text:p>
          </table:table-cell>
          <table:table-cell table:formula="of:=IF([.C51]=2;[.B51];&quot;&quot;)">
            <text:p/>
          </table:table-cell>
          <table:table-cell table:formula="of:=IF([.C51]=-1;[.B51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52]=0;[.B52];&quot;&quot;)">
            <text:p/>
          </table:table-cell>
          <table:table-cell table:formula="of:=IF([.C52]=1;[.B52];&quot;&quot;)">
            <text:p/>
          </table:table-cell>
          <table:table-cell table:formula="of:=IF([.C52]=2;[.B52];&quot;&quot;)" office:value-type="float" office:value="3" calcext:value-type="float">
            <text:p>3</text:p>
          </table:table-cell>
          <table:table-cell table:formula="of:=IF([.C52]=-1;[.B52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3]=0;[.B53];&quot;&quot;)" office:value-type="float" office:value="3" calcext:value-type="float">
            <text:p>3</text:p>
          </table:table-cell>
          <table:table-cell table:formula="of:=IF([.C53]=1;[.B53];&quot;&quot;)">
            <text:p/>
          </table:table-cell>
          <table:table-cell table:formula="of:=IF([.C53]=2;[.B53];&quot;&quot;)">
            <text:p/>
          </table:table-cell>
          <table:table-cell table:formula="of:=IF([.C53]=-1;[.B53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54]=0;[.B54];&quot;&quot;)">
            <text:p/>
          </table:table-cell>
          <table:table-cell table:formula="of:=IF([.C54]=1;[.B54];&quot;&quot;)">
            <text:p/>
          </table:table-cell>
          <table:table-cell table:formula="of:=IF([.C54]=2;[.B54];&quot;&quot;)" office:value-type="float" office:value="4" calcext:value-type="float">
            <text:p>4</text:p>
          </table:table-cell>
          <table:table-cell table:formula="of:=IF([.C54]=-1;[.B54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5]=0;[.B55];&quot;&quot;)" office:value-type="float" office:value="3" calcext:value-type="float">
            <text:p>3</text:p>
          </table:table-cell>
          <table:table-cell table:formula="of:=IF([.C55]=1;[.B55];&quot;&quot;)">
            <text:p/>
          </table:table-cell>
          <table:table-cell table:formula="of:=IF([.C55]=2;[.B55];&quot;&quot;)">
            <text:p/>
          </table:table-cell>
          <table:table-cell table:formula="of:=IF([.C55]=-1;[.B55];&quot;&quot;)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6]=0;[.B56];&quot;&quot;)">
            <text:p/>
          </table:table-cell>
          <table:table-cell table:formula="of:=IF([.C56]=1;[.B56];&quot;&quot;)" office:value-type="float" office:value="4" calcext:value-type="float">
            <text:p>4</text:p>
          </table:table-cell>
          <table:table-cell table:formula="of:=IF([.C56]=2;[.B56];&quot;&quot;)">
            <text:p/>
          </table:table-cell>
          <table:table-cell table:formula="of:=IF([.C56]=-1;[.B56];&quot;&quot;)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57]=0;[.B57];&quot;&quot;)" office:value-type="float" office:value="4" calcext:value-type="float">
            <text:p>4</text:p>
          </table:table-cell>
          <table:table-cell table:formula="of:=IF([.C57]=1;[.B57];&quot;&quot;)">
            <text:p/>
          </table:table-cell>
          <table:table-cell table:formula="of:=IF([.C57]=2;[.B57];&quot;&quot;)">
            <text:p/>
          </table:table-cell>
          <table:table-cell table:formula="of:=IF([.C57]=-1;[.B57];&quot;&quot;)">
            <text:p/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8]=0;[.B58];&quot;&quot;)">
            <text:p/>
          </table:table-cell>
          <table:table-cell table:formula="of:=IF([.C58]=1;[.B58];&quot;&quot;)" office:value-type="float" office:value="4" calcext:value-type="float">
            <text:p>4</text:p>
          </table:table-cell>
          <table:table-cell table:formula="of:=IF([.C58]=2;[.B58];&quot;&quot;)">
            <text:p/>
          </table:table-cell>
          <table:table-cell table:formula="of:=IF([.C58]=-1;[.B58];&quot;&quot;)">
            <text:p/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9]=0;[.B59];&quot;&quot;)" office:value-type="float" office:value="3" calcext:value-type="float">
            <text:p>3</text:p>
          </table:table-cell>
          <table:table-cell table:formula="of:=IF([.C59]=1;[.B59];&quot;&quot;)">
            <text:p/>
          </table:table-cell>
          <table:table-cell table:formula="of:=IF([.C59]=2;[.B59];&quot;&quot;)">
            <text:p/>
          </table:table-cell>
          <table:table-cell table:formula="of:=IF([.C59]=-1;[.B59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0]=0;[.B60];&quot;&quot;)">
            <text:p/>
          </table:table-cell>
          <table:table-cell table:formula="of:=IF([.C60]=1;[.B60];&quot;&quot;)" office:value-type="float" office:value="4" calcext:value-type="float">
            <text:p>4</text:p>
          </table:table-cell>
          <table:table-cell table:formula="of:=IF([.C60]=2;[.B60];&quot;&quot;)">
            <text:p/>
          </table:table-cell>
          <table:table-cell table:formula="of:=IF([.C60]=-1;[.B60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1]=0;[.B61];&quot;&quot;)">
            <text:p/>
          </table:table-cell>
          <table:table-cell table:formula="of:=IF([.C61]=1;[.B61];&quot;&quot;)">
            <text:p/>
          </table:table-cell>
          <table:table-cell table:formula="of:=IF([.C61]=2;[.B61];&quot;&quot;)" office:value-type="float" office:value="3" calcext:value-type="float">
            <text:p>3</text:p>
          </table:table-cell>
          <table:table-cell table:formula="of:=IF([.C61]=-1;[.B61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2]=0;[.B62];&quot;&quot;)" office:value-type="float" office:value="3" calcext:value-type="float">
            <text:p>3</text:p>
          </table:table-cell>
          <table:table-cell table:formula="of:=IF([.C62]=1;[.B62];&quot;&quot;)">
            <text:p/>
          </table:table-cell>
          <table:table-cell table:formula="of:=IF([.C62]=2;[.B62];&quot;&quot;)">
            <text:p/>
          </table:table-cell>
          <table:table-cell table:formula="of:=IF([.C62]=-1;[.B62];&quot;&quot;)">
            <text:p/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63]=0;[.B63];&quot;&quot;)">
            <text:p/>
          </table:table-cell>
          <table:table-cell table:formula="of:=IF([.C63]=1;[.B63];&quot;&quot;)">
            <text:p/>
          </table:table-cell>
          <table:table-cell table:formula="of:=IF([.C63]=2;[.B63];&quot;&quot;)" office:value-type="float" office:value="4" calcext:value-type="float">
            <text:p>4</text:p>
          </table:table-cell>
          <table:table-cell table:formula="of:=IF([.C63]=-1;[.B63];&quot;&quot;)">
            <text:p/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4]=0;[.B64];&quot;&quot;)" office:value-type="float" office:value="3" calcext:value-type="float">
            <text:p>3</text:p>
          </table:table-cell>
          <table:table-cell table:formula="of:=IF([.C64]=1;[.B64];&quot;&quot;)">
            <text:p/>
          </table:table-cell>
          <table:table-cell table:formula="of:=IF([.C64]=2;[.B64];&quot;&quot;)">
            <text:p/>
          </table:table-cell>
          <table:table-cell table:formula="of:=IF([.C64]=-1;[.B64];&quot;&quot;)">
            <text:p/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5]=0;[.B65];&quot;&quot;)">
            <text:p/>
          </table:table-cell>
          <table:table-cell table:formula="of:=IF([.C65]=1;[.B65];&quot;&quot;)" office:value-type="float" office:value="4" calcext:value-type="float">
            <text:p>4</text:p>
          </table:table-cell>
          <table:table-cell table:formula="of:=IF([.C65]=2;[.B65];&quot;&quot;)">
            <text:p/>
          </table:table-cell>
          <table:table-cell table:formula="of:=IF([.C65]=-1;[.B65];&quot;&quot;)">
            <text:p/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66]=0;[.B66];&quot;&quot;)" office:value-type="float" office:value="4" calcext:value-type="float">
            <text:p>4</text:p>
          </table:table-cell>
          <table:table-cell table:formula="of:=IF([.C66]=1;[.B66];&quot;&quot;)">
            <text:p/>
          </table:table-cell>
          <table:table-cell table:formula="of:=IF([.C66]=2;[.B66];&quot;&quot;)">
            <text:p/>
          </table:table-cell>
          <table:table-cell table:formula="of:=IF([.C66]=-1;[.B66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7]=0;[.B67];&quot;&quot;)">
            <text:p/>
          </table:table-cell>
          <table:table-cell table:formula="of:=IF([.C67]=1;[.B67];&quot;&quot;)" office:value-type="float" office:value="4" calcext:value-type="float">
            <text:p>4</text:p>
          </table:table-cell>
          <table:table-cell table:formula="of:=IF([.C67]=2;[.B67];&quot;&quot;)">
            <text:p/>
          </table:table-cell>
          <table:table-cell table:formula="of:=IF([.C67]=-1;[.B67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8]=0;[.B68];&quot;&quot;)">
            <text:p/>
          </table:table-cell>
          <table:table-cell table:formula="of:=IF([.C68]=1;[.B68];&quot;&quot;)">
            <text:p/>
          </table:table-cell>
          <table:table-cell table:formula="of:=IF([.C68]=2;[.B68];&quot;&quot;)" office:value-type="float" office:value="3" calcext:value-type="float">
            <text:p>3</text:p>
          </table:table-cell>
          <table:table-cell table:formula="of:=IF([.C68]=-1;[.B68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9]=0;[.B69];&quot;&quot;)" office:value-type="float" office:value="3" calcext:value-type="float">
            <text:p>3</text:p>
          </table:table-cell>
          <table:table-cell table:formula="of:=IF([.C69]=1;[.B69];&quot;&quot;)">
            <text:p/>
          </table:table-cell>
          <table:table-cell table:formula="of:=IF([.C69]=2;[.B69];&quot;&quot;)">
            <text:p/>
          </table:table-cell>
          <table:table-cell table:formula="of:=IF([.C69]=-1;[.B69];&quot;&quot;)">
            <text:p/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70]=0;[.B70];&quot;&quot;)">
            <text:p/>
          </table:table-cell>
          <table:table-cell table:formula="of:=IF([.C70]=1;[.B70];&quot;&quot;)" office:value-type="float" office:value="6" calcext:value-type="float">
            <text:p>6</text:p>
          </table:table-cell>
          <table:table-cell table:formula="of:=IF([.C70]=2;[.B70];&quot;&quot;)">
            <text:p/>
          </table:table-cell>
          <table:table-cell table:formula="of:=IF([.C70]=-1;[.B70];&quot;&quot;)">
            <text:p/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1]=0;[.B71];&quot;&quot;)" office:value-type="float" office:value="3" calcext:value-type="float">
            <text:p>3</text:p>
          </table:table-cell>
          <table:table-cell table:formula="of:=IF([.C71]=1;[.B71];&quot;&quot;)">
            <text:p/>
          </table:table-cell>
          <table:table-cell table:formula="of:=IF([.C71]=2;[.B71];&quot;&quot;)">
            <text:p/>
          </table:table-cell>
          <table:table-cell table:formula="of:=IF([.C71]=-1;[.B71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C72]=0;[.B72];&quot;&quot;)">
            <text:p/>
          </table:table-cell>
          <table:table-cell table:formula="of:=IF([.C72]=1;[.B72];&quot;&quot;)">
            <text:p/>
          </table:table-cell>
          <table:table-cell table:formula="of:=IF([.C72]=2;[.B72];&quot;&quot;)">
            <text:p/>
          </table:table-cell>
          <table:table-cell table:formula="of:=IF([.C72]=-1;[.B72];&quot;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73]=0;[.B73];&quot;&quot;)">
            <text:p/>
          </table:table-cell>
          <table:table-cell table:formula="of:=IF([.C73]=1;[.B73];&quot;&quot;)" office:value-type="float" office:value="9" calcext:value-type="float">
            <text:p>9</text:p>
          </table:table-cell>
          <table:table-cell table:formula="of:=IF([.C73]=2;[.B73];&quot;&quot;)">
            <text:p/>
          </table:table-cell>
          <table:table-cell table:formula="of:=IF([.C73]=-1;[.B73];&quot;&quot;)">
            <text:p/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4]=0;[.B74];&quot;&quot;)" office:value-type="float" office:value="4" calcext:value-type="float">
            <text:p>4</text:p>
          </table:table-cell>
          <table:table-cell table:formula="of:=IF([.C74]=1;[.B74];&quot;&quot;)">
            <text:p/>
          </table:table-cell>
          <table:table-cell table:formula="of:=IF([.C74]=2;[.B74];&quot;&quot;)">
            <text:p/>
          </table:table-cell>
          <table:table-cell table:formula="of:=IF([.C74]=-1;[.B74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75]=0;[.B75];&quot;&quot;)">
            <text:p/>
          </table:table-cell>
          <table:table-cell table:formula="of:=IF([.C75]=1;[.B75];&quot;&quot;)">
            <text:p/>
          </table:table-cell>
          <table:table-cell table:formula="of:=IF([.C75]=2;[.B75];&quot;&quot;)">
            <text:p/>
          </table:table-cell>
          <table:table-cell table:formula="of:=IF([.C75]=-1;[.B75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C76]=0;[.B76];&quot;&quot;)">
            <text:p/>
          </table:table-cell>
          <table:table-cell table:formula="of:=IF([.C76]=1;[.B76];&quot;&quot;)">
            <text:p/>
          </table:table-cell>
          <table:table-cell table:formula="of:=IF([.C76]=2;[.B76];&quot;&quot;)">
            <text:p/>
          </table:table-cell>
          <table:table-cell table:formula="of:=IF([.C76]=-1;[.B76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F([.C77]=0;[.B77];&quot;&quot;)">
            <text:p/>
          </table:table-cell>
          <table:table-cell table:formula="of:=IF([.C77]=1;[.B77];&quot;&quot;)">
            <text:p/>
          </table:table-cell>
          <table:table-cell table:formula="of:=IF([.C77]=2;[.B77];&quot;&quot;)" office:value-type="float" office:value="9" calcext:value-type="float">
            <text:p>9</text:p>
          </table:table-cell>
          <table:table-cell table:formula="of:=IF([.C77]=-1;[.B77];&quot;&quot;)">
            <text:p/>
          </table:table-cell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8]=0;[.B78];&quot;&quot;)" office:value-type="float" office:value="3" calcext:value-type="float">
            <text:p>3</text:p>
          </table:table-cell>
          <table:table-cell table:formula="of:=IF([.C78]=1;[.B78];&quot;&quot;)">
            <text:p/>
          </table:table-cell>
          <table:table-cell table:formula="of:=IF([.C78]=2;[.B78];&quot;&quot;)">
            <text:p/>
          </table:table-cell>
          <table:table-cell table:formula="of:=IF([.C78]=-1;[.B78];&quot;&quot;)">
            <text:p/>
          </table:table-cell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9]=0;[.B79];&quot;&quot;)" office:value-type="float" office:value="4" calcext:value-type="float">
            <text:p>4</text:p>
          </table:table-cell>
          <table:table-cell table:formula="of:=IF([.C79]=1;[.B79];&quot;&quot;)">
            <text:p/>
          </table:table-cell>
          <table:table-cell table:formula="of:=IF([.C79]=2;[.B79];&quot;&quot;)">
            <text:p/>
          </table:table-cell>
          <table:table-cell table:formula="of:=IF([.C79]=-1;[.B79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0]=0;[.B80];&quot;&quot;)" office:value-type="float" office:value="4" calcext:value-type="float">
            <text:p>4</text:p>
          </table:table-cell>
          <table:table-cell table:formula="of:=IF([.C80]=1;[.B80];&quot;&quot;)">
            <text:p/>
          </table:table-cell>
          <table:table-cell table:formula="of:=IF([.C80]=2;[.B80];&quot;&quot;)">
            <text:p/>
          </table:table-cell>
          <table:table-cell table:formula="of:=IF([.C80]=-1;[.B80];&quot;&quot;)">
            <text:p/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81]=0;[.B81];&quot;&quot;)" office:value-type="float" office:value="6" calcext:value-type="float">
            <text:p>6</text:p>
          </table:table-cell>
          <table:table-cell table:formula="of:=IF([.C81]=1;[.B81];&quot;&quot;)">
            <text:p/>
          </table:table-cell>
          <table:table-cell table:formula="of:=IF([.C81]=2;[.B81];&quot;&quot;)">
            <text:p/>
          </table:table-cell>
          <table:table-cell table:formula="of:=IF([.C81]=-1;[.B81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82]=0;[.B82];&quot;&quot;)">
            <text:p/>
          </table:table-cell>
          <table:table-cell table:formula="of:=IF([.C82]=1;[.B82];&quot;&quot;)">
            <text:p/>
          </table:table-cell>
          <table:table-cell table:formula="of:=IF([.C82]=2;[.B82];&quot;&quot;)" office:value-type="float" office:value="6" calcext:value-type="float">
            <text:p>6</text:p>
          </table:table-cell>
          <table:table-cell table:formula="of:=IF([.C82]=-1;[.B82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3]=0;[.B83];&quot;&quot;)" office:value-type="float" office:value="3" calcext:value-type="float">
            <text:p>3</text:p>
          </table:table-cell>
          <table:table-cell table:formula="of:=IF([.C83]=1;[.B83];&quot;&quot;)">
            <text:p/>
          </table:table-cell>
          <table:table-cell table:formula="of:=IF([.C83]=2;[.B83];&quot;&quot;)">
            <text:p/>
          </table:table-cell>
          <table:table-cell table:formula="of:=IF([.C83]=-1;[.B83];&quot;&quot;)">
            <text:p/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4]=0;[.B84];&quot;&quot;)">
            <text:p/>
          </table:table-cell>
          <table:table-cell table:formula="of:=IF([.C84]=1;[.B84];&quot;&quot;)" office:value-type="float" office:value="5" calcext:value-type="float">
            <text:p>5</text:p>
          </table:table-cell>
          <table:table-cell table:formula="of:=IF([.C84]=2;[.B84];&quot;&quot;)">
            <text:p/>
          </table:table-cell>
          <table:table-cell table:formula="of:=IF([.C84]=-1;[.B84];&quot;&quot;)">
            <text:p/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5]=0;[.B85];&quot;&quot;)" office:value-type="float" office:value="4" calcext:value-type="float">
            <text:p>4</text:p>
          </table:table-cell>
          <table:table-cell table:formula="of:=IF([.C85]=1;[.B85];&quot;&quot;)">
            <text:p/>
          </table:table-cell>
          <table:table-cell table:formula="of:=IF([.C85]=2;[.B85];&quot;&quot;)">
            <text:p/>
          </table:table-cell>
          <table:table-cell table:formula="of:=IF([.C85]=-1;[.B85];&quot;&quot;)">
            <text:p/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86]=0;[.B86];&quot;&quot;)">
            <text:p/>
          </table:table-cell>
          <table:table-cell table:formula="of:=IF([.C86]=1;[.B86];&quot;&quot;)">
            <text:p/>
          </table:table-cell>
          <table:table-cell table:formula="of:=IF([.C86]=2;[.B86];&quot;&quot;)" office:value-type="float" office:value="5" calcext:value-type="float">
            <text:p>5</text:p>
          </table:table-cell>
          <table:table-cell table:formula="of:=IF([.C86]=-1;[.B86];&quot;&quot;)">
            <text:p/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7]=0;[.B87];&quot;&quot;)" office:value-type="float" office:value="3" calcext:value-type="float">
            <text:p>3</text:p>
          </table:table-cell>
          <table:table-cell table:formula="of:=IF([.C87]=1;[.B87];&quot;&quot;)">
            <text:p/>
          </table:table-cell>
          <table:table-cell table:formula="of:=IF([.C87]=2;[.B87];&quot;&quot;)">
            <text:p/>
          </table:table-cell>
          <table:table-cell table:formula="of:=IF([.C87]=-1;[.B87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8]=0;[.B88];&quot;&quot;)">
            <text:p/>
          </table:table-cell>
          <table:table-cell table:formula="of:=IF([.C88]=1;[.B88];&quot;&quot;)" office:value-type="float" office:value="5" calcext:value-type="float">
            <text:p>5</text:p>
          </table:table-cell>
          <table:table-cell table:formula="of:=IF([.C88]=2;[.B88];&quot;&quot;)">
            <text:p/>
          </table:table-cell>
          <table:table-cell table:formula="of:=IF([.C88]=-1;[.B88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89]=0;[.B89];&quot;&quot;)">
            <text:p/>
          </table:table-cell>
          <table:table-cell table:formula="of:=IF([.C89]=1;[.B89];&quot;&quot;)">
            <text:p/>
          </table:table-cell>
          <table:table-cell table:formula="of:=IF([.C89]=2;[.B89];&quot;&quot;)" office:value-type="float" office:value="4" calcext:value-type="float">
            <text:p>4</text:p>
          </table:table-cell>
          <table:table-cell table:formula="of:=IF([.C89]=-1;[.B89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0]=0;[.B90];&quot;&quot;)" office:value-type="float" office:value="3" calcext:value-type="float">
            <text:p>3</text:p>
          </table:table-cell>
          <table:table-cell table:formula="of:=IF([.C90]=1;[.B90];&quot;&quot;)">
            <text:p/>
          </table:table-cell>
          <table:table-cell table:formula="of:=IF([.C90]=2;[.B90];&quot;&quot;)">
            <text:p/>
          </table:table-cell>
          <table:table-cell table:formula="of:=IF([.C90]=-1;[.B90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C91]=0;[.B91];&quot;&quot;)">
            <text:p/>
          </table:table-cell>
          <table:table-cell table:formula="of:=IF([.C91]=1;[.B91];&quot;&quot;)">
            <text:p/>
          </table:table-cell>
          <table:table-cell table:formula="of:=IF([.C91]=2;[.B91];&quot;&quot;)">
            <text:p/>
          </table:table-cell>
          <table:table-cell table:formula="of:=IF([.C91]=-1;[.B9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2]=0;[.B92];&quot;&quot;)">
            <text:p/>
          </table:table-cell>
          <table:table-cell table:formula="of:=IF([.C92]=1;[.B92];&quot;&quot;)" office:value-type="float" office:value="4" calcext:value-type="float">
            <text:p>4</text:p>
          </table:table-cell>
          <table:table-cell table:formula="of:=IF([.C92]=2;[.B92];&quot;&quot;)">
            <text:p/>
          </table:table-cell>
          <table:table-cell table:formula="of:=IF([.C92]=-1;[.B92];&quot;&quot;)">
            <text:p/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3]=0;[.B93];&quot;&quot;)" office:value-type="float" office:value="3" calcext:value-type="float">
            <text:p>3</text:p>
          </table:table-cell>
          <table:table-cell table:formula="of:=IF([.C93]=1;[.B93];&quot;&quot;)">
            <text:p/>
          </table:table-cell>
          <table:table-cell table:formula="of:=IF([.C93]=2;[.B93];&quot;&quot;)">
            <text:p/>
          </table:table-cell>
          <table:table-cell table:formula="of:=IF([.C93]=-1;[.B93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4]=0;[.B94];&quot;&quot;)">
            <text:p/>
          </table:table-cell>
          <table:table-cell table:formula="of:=IF([.C94]=1;[.B94];&quot;&quot;)">
            <text:p/>
          </table:table-cell>
          <table:table-cell table:formula="of:=IF([.C94]=2;[.B94];&quot;&quot;)" office:value-type="float" office:value="4" calcext:value-type="float">
            <text:p>4</text:p>
          </table:table-cell>
          <table:table-cell table:formula="of:=IF([.C94]=-1;[.B94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5]=0;[.B95];&quot;&quot;)" office:value-type="float" office:value="3" calcext:value-type="float">
            <text:p>3</text:p>
          </table:table-cell>
          <table:table-cell table:formula="of:=IF([.C95]=1;[.B95];&quot;&quot;)">
            <text:p/>
          </table:table-cell>
          <table:table-cell table:formula="of:=IF([.C95]=2;[.B95];&quot;&quot;)">
            <text:p/>
          </table:table-cell>
          <table:table-cell table:formula="of:=IF([.C95]=-1;[.B95];&quot;&quot;)">
            <text:p/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96]=0;[.B96];&quot;&quot;)">
            <text:p/>
          </table:table-cell>
          <table:table-cell table:formula="of:=IF([.C96]=1;[.B96];&quot;&quot;)">
            <text:p/>
          </table:table-cell>
          <table:table-cell table:formula="of:=IF([.C96]=2;[.B96];&quot;&quot;)" office:value-type="float" office:value="5" calcext:value-type="float">
            <text:p>5</text:p>
          </table:table-cell>
          <table:table-cell table:formula="of:=IF([.C96]=-1;[.B96];&quot;&quot;)">
            <text:p/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7]=0;[.B97];&quot;&quot;)" office:value-type="float" office:value="3" calcext:value-type="float">
            <text:p>3</text:p>
          </table:table-cell>
          <table:table-cell table:formula="of:=IF([.C97]=1;[.B97];&quot;&quot;)">
            <text:p/>
          </table:table-cell>
          <table:table-cell table:formula="of:=IF([.C97]=2;[.B97];&quot;&quot;)">
            <text:p/>
          </table:table-cell>
          <table:table-cell table:formula="of:=IF([.C97]=-1;[.B97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98]=0;[.B98];&quot;&quot;)">
            <text:p/>
          </table:table-cell>
          <table:table-cell table:formula="of:=IF([.C98]=1;[.B98];&quot;&quot;)" office:value-type="float" office:value="5" calcext:value-type="float">
            <text:p>5</text:p>
          </table:table-cell>
          <table:table-cell table:formula="of:=IF([.C98]=2;[.B98];&quot;&quot;)">
            <text:p/>
          </table:table-cell>
          <table:table-cell table:formula="of:=IF([.C98]=-1;[.B98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9]=0;[.B99];&quot;&quot;)">
            <text:p/>
          </table:table-cell>
          <table:table-cell table:formula="of:=IF([.C99]=1;[.B99];&quot;&quot;)">
            <text:p/>
          </table:table-cell>
          <table:table-cell table:formula="of:=IF([.C99]=2;[.B99];&quot;&quot;)" office:value-type="float" office:value="4" calcext:value-type="float">
            <text:p>4</text:p>
          </table:table-cell>
          <table:table-cell table:formula="of:=IF([.C99]=-1;[.B99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0]=0;[.B100];&quot;&quot;)" office:value-type="float" office:value="3" calcext:value-type="float">
            <text:p>3</text:p>
          </table:table-cell>
          <table:table-cell table:formula="of:=IF([.C100]=1;[.B100];&quot;&quot;)">
            <text:p/>
          </table:table-cell>
          <table:table-cell table:formula="of:=IF([.C100]=2;[.B100];&quot;&quot;)">
            <text:p/>
          </table:table-cell>
          <table:table-cell table:formula="of:=IF([.C100]=-1;[.B100];&quot;&quot;)">
            <text:p/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01]=0;[.B101];&quot;&quot;)" office:value-type="float" office:value="5" calcext:value-type="float">
            <text:p>5</text:p>
          </table:table-cell>
          <table:table-cell table:formula="of:=IF([.C101]=1;[.B101];&quot;&quot;)">
            <text:p/>
          </table:table-cell>
          <table:table-cell table:formula="of:=IF([.C101]=2;[.B101];&quot;&quot;)">
            <text:p/>
          </table:table-cell>
          <table:table-cell table:formula="of:=IF([.C101]=-1;[.B101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02]=0;[.B102];&quot;&quot;)">
            <text:p/>
          </table:table-cell>
          <table:table-cell table:formula="of:=IF([.C102]=1;[.B102];&quot;&quot;)" office:value-type="float" office:value="6" calcext:value-type="float">
            <text:p>6</text:p>
          </table:table-cell>
          <table:table-cell table:formula="of:=IF([.C102]=2;[.B102];&quot;&quot;)">
            <text:p/>
          </table:table-cell>
          <table:table-cell table:formula="of:=IF([.C102]=-1;[.B102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03]=0;[.B103];&quot;&quot;)">
            <text:p/>
          </table:table-cell>
          <table:table-cell table:formula="of:=IF([.C103]=1;[.B103];&quot;&quot;)">
            <text:p/>
          </table:table-cell>
          <table:table-cell table:formula="of:=IF([.C103]=2;[.B103];&quot;&quot;)" office:value-type="float" office:value="4" calcext:value-type="float">
            <text:p>4</text:p>
          </table:table-cell>
          <table:table-cell table:formula="of:=IF([.C103]=-1;[.B103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04]=0;[.B104];&quot;&quot;)" office:value-type="float" office:value="2" calcext:value-type="float">
            <text:p>2</text:p>
          </table:table-cell>
          <table:table-cell table:formula="of:=IF([.C104]=1;[.B104];&quot;&quot;)">
            <text:p/>
          </table:table-cell>
          <table:table-cell table:formula="of:=IF([.C104]=2;[.B104];&quot;&quot;)">
            <text:p/>
          </table:table-cell>
          <table:table-cell table:formula="of:=IF([.C104]=-1;[.B104];&quot;&quot;)">
            <text:p/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05]=0;[.B105];&quot;&quot;)" office:value-type="float" office:value="6" calcext:value-type="float">
            <text:p>6</text:p>
          </table:table-cell>
          <table:table-cell table:formula="of:=IF([.C105]=1;[.B105];&quot;&quot;)">
            <text:p/>
          </table:table-cell>
          <table:table-cell table:formula="of:=IF([.C105]=2;[.B105];&quot;&quot;)">
            <text:p/>
          </table:table-cell>
          <table:table-cell table:formula="of:=IF([.C105]=-1;[.B105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06]=0;[.B106];&quot;&quot;)">
            <text:p/>
          </table:table-cell>
          <table:table-cell table:formula="of:=IF([.C106]=1;[.B106];&quot;&quot;)" office:value-type="float" office:value="8" calcext:value-type="float">
            <text:p>8</text:p>
          </table:table-cell>
          <table:table-cell table:formula="of:=IF([.C106]=2;[.B106];&quot;&quot;)">
            <text:p/>
          </table:table-cell>
          <table:table-cell table:formula="of:=IF([.C106]=-1;[.B106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7]=0;[.B107];&quot;&quot;)">
            <text:p/>
          </table:table-cell>
          <table:table-cell table:formula="of:=IF([.C107]=1;[.B107];&quot;&quot;)" office:value-type="float" office:value="4" calcext:value-type="float">
            <text:p>4</text:p>
          </table:table-cell>
          <table:table-cell table:formula="of:=IF([.C107]=2;[.B107];&quot;&quot;)">
            <text:p/>
          </table:table-cell>
          <table:table-cell table:formula="of:=IF([.C107]=-1;[.B107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08]=0;[.B108];&quot;&quot;)">
            <text:p/>
          </table:table-cell>
          <table:table-cell table:formula="of:=IF([.C108]=1;[.B108];&quot;&quot;)">
            <text:p/>
          </table:table-cell>
          <table:table-cell table:formula="of:=IF([.C108]=2;[.B108];&quot;&quot;)" office:value-type="float" office:value="2" calcext:value-type="float">
            <text:p>2</text:p>
          </table:table-cell>
          <table:table-cell table:formula="of:=IF([.C108]=-1;[.B108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9]=0;[.B109];&quot;&quot;)" office:value-type="float" office:value="3" calcext:value-type="float">
            <text:p>3</text:p>
          </table:table-cell>
          <table:table-cell table:formula="of:=IF([.C109]=1;[.B109];&quot;&quot;)">
            <text:p/>
          </table:table-cell>
          <table:table-cell table:formula="of:=IF([.C109]=2;[.B109];&quot;&quot;)">
            <text:p/>
          </table:table-cell>
          <table:table-cell table:formula="of:=IF([.C109]=-1;[.B109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10]=0;[.B110];&quot;&quot;)">
            <text:p/>
          </table:table-cell>
          <table:table-cell table:formula="of:=IF([.C110]=1;[.B110];&quot;&quot;)">
            <text:p/>
          </table:table-cell>
          <table:table-cell table:formula="of:=IF([.C110]=2;[.B110];&quot;&quot;)">
            <text:p/>
          </table:table-cell>
          <table:table-cell table:formula="of:=IF([.C110]=-1;[.B110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11]=0;[.B111];&quot;&quot;)">
            <text:p/>
          </table:table-cell>
          <table:table-cell table:formula="of:=IF([.C111]=1;[.B111];&quot;&quot;)" office:value-type="float" office:value="8" calcext:value-type="float">
            <text:p>8</text:p>
          </table:table-cell>
          <table:table-cell table:formula="of:=IF([.C111]=2;[.B111];&quot;&quot;)">
            <text:p/>
          </table:table-cell>
          <table:table-cell table:formula="of:=IF([.C111]=-1;[.B111];&quot;&quot;)">
            <text:p/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12]=0;[.B112];&quot;&quot;)">
            <text:p/>
          </table:table-cell>
          <table:table-cell table:formula="of:=IF([.C112]=1;[.B112];&quot;&quot;)">
            <text:p/>
          </table:table-cell>
          <table:table-cell table:formula="of:=IF([.C112]=2;[.B112];&quot;&quot;)" office:value-type="float" office:value="4" calcext:value-type="float">
            <text:p>4</text:p>
          </table:table-cell>
          <table:table-cell table:formula="of:=IF([.C112]=-1;[.B112];&quot;&quot;)">
            <text:p/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13]=0;[.B113];&quot;&quot;)">
            <text:p/>
          </table:table-cell>
          <table:table-cell table:formula="of:=IF([.C113]=1;[.B113];&quot;&quot;)">
            <text:p/>
          </table:table-cell>
          <table:table-cell table:formula="of:=IF([.C113]=2;[.B113];&quot;&quot;)" office:value-type="float" office:value="3" calcext:value-type="float">
            <text:p>3</text:p>
          </table:table-cell>
          <table:table-cell table:formula="of:=IF([.C113]=-1;[.B113];&quot;&quot;)">
            <text:p/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4]=0;[.B114];&quot;&quot;)" office:value-type="float" office:value="2" calcext:value-type="float">
            <text:p>2</text:p>
          </table:table-cell>
          <table:table-cell table:formula="of:=IF([.C114]=1;[.B114];&quot;&quot;)">
            <text:p/>
          </table:table-cell>
          <table:table-cell table:formula="of:=IF([.C114]=2;[.B114];&quot;&quot;)">
            <text:p/>
          </table:table-cell>
          <table:table-cell table:formula="of:=IF([.C114]=-1;[.B114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C115]=0;[.B115];&quot;&quot;)">
            <text:p/>
          </table:table-cell>
          <table:table-cell table:formula="of:=IF([.C115]=1;[.B115];&quot;&quot;)">
            <text:p/>
          </table:table-cell>
          <table:table-cell table:formula="of:=IF([.C115]=2;[.B115];&quot;&quot;)" office:value-type="float" office:value="8" calcext:value-type="float">
            <text:p>8</text:p>
          </table:table-cell>
          <table:table-cell table:formula="of:=IF([.C115]=-1;[.B115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16]=0;[.B116];&quot;&quot;)" office:value-type="float" office:value="3" calcext:value-type="float">
            <text:p>3</text:p>
          </table:table-cell>
          <table:table-cell table:formula="of:=IF([.C116]=1;[.B116];&quot;&quot;)">
            <text:p/>
          </table:table-cell>
          <table:table-cell table:formula="of:=IF([.C116]=2;[.B116];&quot;&quot;)">
            <text:p/>
          </table:table-cell>
          <table:table-cell table:formula="of:=IF([.C116]=-1;[.B116];&quot;&quot;)">
            <text:p/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17]=0;[.B117];&quot;&quot;)">
            <text:p/>
          </table:table-cell>
          <table:table-cell table:formula="of:=IF([.C117]=1;[.B117];&quot;&quot;)">
            <text:p/>
          </table:table-cell>
          <table:table-cell table:formula="of:=IF([.C117]=2;[.B117];&quot;&quot;)" office:value-type="float" office:value="4" calcext:value-type="float">
            <text:p>4</text:p>
          </table:table-cell>
          <table:table-cell table:formula="of:=IF([.C117]=-1;[.B117];&quot;&quot;)">
            <text:p/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8]=0;[.B118];&quot;&quot;)" office:value-type="float" office:value="2" calcext:value-type="float">
            <text:p>2</text:p>
          </table:table-cell>
          <table:table-cell table:formula="of:=IF([.C118]=1;[.B118];&quot;&quot;)">
            <text:p/>
          </table:table-cell>
          <table:table-cell table:formula="of:=IF([.C118]=2;[.B118];&quot;&quot;)">
            <text:p/>
          </table:table-cell>
          <table:table-cell table:formula="of:=IF([.C118]=-1;[.B118];&quot;&quot;)">
            <text:p/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19]=0;[.B119];&quot;&quot;)" office:value-type="float" office:value="4" calcext:value-type="float">
            <text:p>4</text:p>
          </table:table-cell>
          <table:table-cell table:formula="of:=IF([.C119]=1;[.B119];&quot;&quot;)">
            <text:p/>
          </table:table-cell>
          <table:table-cell table:formula="of:=IF([.C119]=2;[.B119];&quot;&quot;)">
            <text:p/>
          </table:table-cell>
          <table:table-cell table:formula="of:=IF([.C119]=-1;[.B119];&quot;&quot;)">
            <text:p/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C120]=0;[.B120];&quot;&quot;)">
            <text:p/>
          </table:table-cell>
          <table:table-cell table:formula="of:=IF([.C120]=1;[.B120];&quot;&quot;)">
            <text:p/>
          </table:table-cell>
          <table:table-cell table:formula="of:=IF([.C120]=2;[.B120];&quot;&quot;)" office:value-type="float" office:value="8" calcext:value-type="float">
            <text:p>8</text:p>
          </table:table-cell>
          <table:table-cell table:formula="of:=IF([.C120]=-1;[.B120];&quot;&quot;)">
            <text:p/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1]=0;[.B121];&quot;&quot;)" office:value-type="float" office:value="2" calcext:value-type="float">
            <text:p>2</text:p>
          </table:table-cell>
          <table:table-cell table:formula="of:=IF([.C121]=1;[.B121];&quot;&quot;)">
            <text:p/>
          </table:table-cell>
          <table:table-cell table:formula="of:=IF([.C121]=2;[.B121];&quot;&quot;)">
            <text:p/>
          </table:table-cell>
          <table:table-cell table:formula="of:=IF([.C121]=-1;[.B121];&quot;&quot;)">
            <text:p/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22]=0;[.B122];&quot;&quot;)" office:value-type="float" office:value="4" calcext:value-type="float">
            <text:p>4</text:p>
          </table:table-cell>
          <table:table-cell table:formula="of:=IF([.C122]=1;[.B122];&quot;&quot;)">
            <text:p/>
          </table:table-cell>
          <table:table-cell table:formula="of:=IF([.C122]=2;[.B122];&quot;&quot;)">
            <text:p/>
          </table:table-cell>
          <table:table-cell table:formula="of:=IF([.C122]=-1;[.B122];&quot;&quot;)">
            <text:p/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3]=0;[.B123];&quot;&quot;)">
            <text:p/>
          </table:table-cell>
          <table:table-cell table:formula="of:=IF([.C123]=1;[.B123];&quot;&quot;)" office:value-type="float" office:value="4" calcext:value-type="float">
            <text:p>4</text:p>
          </table:table-cell>
          <table:table-cell table:formula="of:=IF([.C123]=2;[.B123];&quot;&quot;)">
            <text:p/>
          </table:table-cell>
          <table:table-cell table:formula="of:=IF([.C123]=-1;[.B123];&quot;&quot;)">
            <text:p/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24]=0;[.B124];&quot;&quot;)" office:value-type="float" office:value="3" calcext:value-type="float">
            <text:p>3</text:p>
          </table:table-cell>
          <table:table-cell table:formula="of:=IF([.C124]=1;[.B124];&quot;&quot;)">
            <text:p/>
          </table:table-cell>
          <table:table-cell table:formula="of:=IF([.C124]=2;[.B124];&quot;&quot;)">
            <text:p/>
          </table:table-cell>
          <table:table-cell table:formula="of:=IF([.C124]=-1;[.B124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25]=0;[.B125];&quot;&quot;)">
            <text:p/>
          </table:table-cell>
          <table:table-cell table:formula="of:=IF([.C125]=1;[.B125];&quot;&quot;)" office:value-type="float" office:value="5" calcext:value-type="float">
            <text:p>5</text:p>
          </table:table-cell>
          <table:table-cell table:formula="of:=IF([.C125]=2;[.B125];&quot;&quot;)">
            <text:p/>
          </table:table-cell>
          <table:table-cell table:formula="of:=IF([.C125]=-1;[.B125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26]=0;[.B126];&quot;&quot;)">
            <text:p/>
          </table:table-cell>
          <table:table-cell table:formula="of:=IF([.C126]=1;[.B126];&quot;&quot;)">
            <text:p/>
          </table:table-cell>
          <table:table-cell table:formula="of:=IF([.C126]=2;[.B126];&quot;&quot;)" office:value-type="float" office:value="2" calcext:value-type="float">
            <text:p>2</text:p>
          </table:table-cell>
          <table:table-cell table:formula="of:=IF([.C126]=-1;[.B126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7]=0;[.B127];&quot;&quot;)" office:value-type="float" office:value="2" calcext:value-type="float">
            <text:p>2</text:p>
          </table:table-cell>
          <table:table-cell table:formula="of:=IF([.C127]=1;[.B127];&quot;&quot;)">
            <text:p/>
          </table:table-cell>
          <table:table-cell table:formula="of:=IF([.C127]=2;[.B127];&quot;&quot;)">
            <text:p/>
          </table:table-cell>
          <table:table-cell table:formula="of:=IF([.C127]=-1;[.B127];&quot;&quot;)">
            <text:p/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28]=0;[.B128];&quot;&quot;)">
            <text:p/>
          </table:table-cell>
          <table:table-cell table:formula="of:=IF([.C128]=1;[.B128];&quot;&quot;)">
            <text:p/>
          </table:table-cell>
          <table:table-cell table:formula="of:=IF([.C128]=2;[.B128];&quot;&quot;)" office:value-type="float" office:value="6" calcext:value-type="float">
            <text:p>6</text:p>
          </table:table-cell>
          <table:table-cell table:formula="of:=IF([.C128]=-1;[.B128];&quot;&quot;)">
            <text:p/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9]=0;[.B129];&quot;&quot;)" office:value-type="float" office:value="2" calcext:value-type="float">
            <text:p>2</text:p>
          </table:table-cell>
          <table:table-cell table:formula="of:=IF([.C129]=1;[.B129];&quot;&quot;)">
            <text:p/>
          </table:table-cell>
          <table:table-cell table:formula="of:=IF([.C129]=2;[.B129];&quot;&quot;)">
            <text:p/>
          </table:table-cell>
          <table:table-cell table:formula="of:=IF([.C129]=-1;[.B129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30]=0;[.B130];&quot;&quot;)">
            <text:p/>
          </table:table-cell>
          <table:table-cell table:formula="of:=IF([.C130]=1;[.B130];&quot;&quot;)" office:value-type="float" office:value="6" calcext:value-type="float">
            <text:p>6</text:p>
          </table:table-cell>
          <table:table-cell table:formula="of:=IF([.C130]=2;[.B130];&quot;&quot;)">
            <text:p/>
          </table:table-cell>
          <table:table-cell table:formula="of:=IF([.C130]=-1;[.B130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1]=0;[.B131];&quot;&quot;)">
            <text:p/>
          </table:table-cell>
          <table:table-cell table:formula="of:=IF([.C131]=1;[.B131];&quot;&quot;)">
            <text:p/>
          </table:table-cell>
          <table:table-cell table:formula="of:=IF([.C131]=2;[.B131];&quot;&quot;)" office:value-type="float" office:value="3" calcext:value-type="float">
            <text:p>3</text:p>
          </table:table-cell>
          <table:table-cell table:formula="of:=IF([.C131]=-1;[.B131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2]=0;[.B132];&quot;&quot;)" office:value-type="float" office:value="3" calcext:value-type="float">
            <text:p>3</text:p>
          </table:table-cell>
          <table:table-cell table:formula="of:=IF([.C132]=1;[.B132];&quot;&quot;)">
            <text:p/>
          </table:table-cell>
          <table:table-cell table:formula="of:=IF([.C132]=2;[.B132];&quot;&quot;)">
            <text:p/>
          </table:table-cell>
          <table:table-cell table:formula="of:=IF([.C132]=-1;[.B132];&quot;&quot;)">
            <text:p/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33]=0;[.B133];&quot;&quot;)" office:value-type="float" office:value="6" calcext:value-type="float">
            <text:p>6</text:p>
          </table:table-cell>
          <table:table-cell table:formula="of:=IF([.C133]=1;[.B133];&quot;&quot;)">
            <text:p/>
          </table:table-cell>
          <table:table-cell table:formula="of:=IF([.C133]=2;[.B133];&quot;&quot;)">
            <text:p/>
          </table:table-cell>
          <table:table-cell table:formula="of:=IF([.C133]=-1;[.B133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134]=0;[.B134];&quot;&quot;)">
            <text:p/>
          </table:table-cell>
          <table:table-cell table:formula="of:=IF([.C134]=1;[.B134];&quot;&quot;)" office:value-type="float" office:value="7" calcext:value-type="float">
            <text:p>7</text:p>
          </table:table-cell>
          <table:table-cell table:formula="of:=IF([.C134]=2;[.B134];&quot;&quot;)">
            <text:p/>
          </table:table-cell>
          <table:table-cell table:formula="of:=IF([.C134]=-1;[.B134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5]=0;[.B135];&quot;&quot;)">
            <text:p/>
          </table:table-cell>
          <table:table-cell table:formula="of:=IF([.C135]=1;[.B135];&quot;&quot;)">
            <text:p/>
          </table:table-cell>
          <table:table-cell table:formula="of:=IF([.C135]=2;[.B135];&quot;&quot;)" office:value-type="float" office:value="3" calcext:value-type="float">
            <text:p>3</text:p>
          </table:table-cell>
          <table:table-cell table:formula="of:=IF([.C135]=-1;[.B135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36]=0;[.B136];&quot;&quot;)" office:value-type="float" office:value="2" calcext:value-type="float">
            <text:p>2</text:p>
          </table:table-cell>
          <table:table-cell table:formula="of:=IF([.C136]=1;[.B136];&quot;&quot;)">
            <text:p/>
          </table:table-cell>
          <table:table-cell table:formula="of:=IF([.C136]=2;[.B136];&quot;&quot;)">
            <text:p/>
          </table:table-cell>
          <table:table-cell table:formula="of:=IF([.C136]=-1;[.B136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37]=0;[.B137];&quot;&quot;)">
            <text:p/>
          </table:table-cell>
          <table:table-cell table:formula="of:=IF([.C137]=1;[.B137];&quot;&quot;)" office:value-type="float" office:value="5" calcext:value-type="float">
            <text:p>5</text:p>
          </table:table-cell>
          <table:table-cell table:formula="of:=IF([.C137]=2;[.B137];&quot;&quot;)">
            <text:p/>
          </table:table-cell>
          <table:table-cell table:formula="of:=IF([.C137]=-1;[.B137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8]=0;[.B138];&quot;&quot;)">
            <text:p/>
          </table:table-cell>
          <table:table-cell table:formula="of:=IF([.C138]=1;[.B138];&quot;&quot;)">
            <text:p/>
          </table:table-cell>
          <table:table-cell table:formula="of:=IF([.C138]=2;[.B138];&quot;&quot;)" office:value-type="float" office:value="3" calcext:value-type="float">
            <text:p>3</text:p>
          </table:table-cell>
          <table:table-cell table:formula="of:=IF([.C138]=-1;[.B138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9]=0;[.B139];&quot;&quot;)" office:value-type="float" office:value="3" calcext:value-type="float">
            <text:p>3</text:p>
          </table:table-cell>
          <table:table-cell table:formula="of:=IF([.C139]=1;[.B139];&quot;&quot;)">
            <text:p/>
          </table:table-cell>
          <table:table-cell table:formula="of:=IF([.C139]=2;[.B139];&quot;&quot;)">
            <text:p/>
          </table:table-cell>
          <table:table-cell table:formula="of:=IF([.C139]=-1;[.B139];&quot;&quot;)">
            <text:p/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40]=0;[.B140];&quot;&quot;)">
            <text:p/>
          </table:table-cell>
          <table:table-cell table:formula="of:=IF([.C140]=1;[.B140];&quot;&quot;)">
            <text:p/>
          </table:table-cell>
          <table:table-cell table:formula="of:=IF([.C140]=2;[.B140];&quot;&quot;)" office:value-type="float" office:value="6" calcext:value-type="float">
            <text:p>6</text:p>
          </table:table-cell>
          <table:table-cell table:formula="of:=IF([.C140]=-1;[.B140];&quot;&quot;)">
            <text:p/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41]=0;[.B141];&quot;&quot;)" office:value-type="float" office:value="3" calcext:value-type="float">
            <text:p>3</text:p>
          </table:table-cell>
          <table:table-cell table:formula="of:=IF([.C141]=1;[.B141];&quot;&quot;)">
            <text:p/>
          </table:table-cell>
          <table:table-cell table:formula="of:=IF([.C141]=2;[.B141];&quot;&quot;)">
            <text:p/>
          </table:table-cell>
          <table:table-cell table:formula="of:=IF([.C141]=-1;[.B141];&quot;&quot;)">
            <text:p/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42]=0;[.B142];&quot;&quot;)">
            <text:p/>
          </table:table-cell>
          <table:table-cell table:formula="of:=IF([.C142]=1;[.B142];&quot;&quot;)" office:value-type="float" office:value="5" calcext:value-type="float">
            <text:p>5</text:p>
          </table:table-cell>
          <table:table-cell table:formula="of:=IF([.C142]=2;[.B142];&quot;&quot;)">
            <text:p/>
          </table:table-cell>
          <table:table-cell table:formula="of:=IF([.C142]=-1;[.B142];&quot;&quot;)">
            <text:p/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43]=0;[.B143];&quot;&quot;)" office:value-type="float" office:value="4" calcext:value-type="float">
            <text:p>4</text:p>
          </table:table-cell>
          <table:table-cell table:formula="of:=IF([.C143]=1;[.B143];&quot;&quot;)">
            <text:p/>
          </table:table-cell>
          <table:table-cell table:formula="of:=IF([.C143]=2;[.B143];&quot;&quot;)">
            <text:p/>
          </table:table-cell>
          <table:table-cell table:formula="of:=IF([.C143]=-1;[.B143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44]=0;[.B144];&quot;&quot;)">
            <text:p/>
          </table:table-cell>
          <table:table-cell table:formula="of:=IF([.C144]=1;[.B144];&quot;&quot;)" office:value-type="float" office:value="6" calcext:value-type="float">
            <text:p>6</text:p>
          </table:table-cell>
          <table:table-cell table:formula="of:=IF([.C144]=2;[.B144];&quot;&quot;)">
            <text:p/>
          </table:table-cell>
          <table:table-cell table:formula="of:=IF([.C144]=-1;[.B144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45]=0;[.B145];&quot;&quot;)">
            <text:p/>
          </table:table-cell>
          <table:table-cell table:formula="of:=IF([.C145]=1;[.B145];&quot;&quot;)">
            <text:p/>
          </table:table-cell>
          <table:table-cell table:formula="of:=IF([.C145]=2;[.B145];&quot;&quot;)" office:value-type="float" office:value="2" calcext:value-type="float">
            <text:p>2</text:p>
          </table:table-cell>
          <table:table-cell table:formula="of:=IF([.C145]=-1;[.B145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46]=0;[.B146];&quot;&quot;)" office:value-type="float" office:value="3" calcext:value-type="float">
            <text:p>3</text:p>
          </table:table-cell>
          <table:table-cell table:formula="of:=IF([.C146]=1;[.B146];&quot;&quot;)">
            <text:p/>
          </table:table-cell>
          <table:table-cell table:formula="of:=IF([.C146]=2;[.B146];&quot;&quot;)">
            <text:p/>
          </table:table-cell>
          <table:table-cell table:formula="of:=IF([.C146]=-1;[.B146];&quot;&quot;)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47]=0;[.B147];&quot;&quot;)">
            <text:p/>
          </table:table-cell>
          <table:table-cell table:formula="of:=IF([.C147]=1;[.B147];&quot;&quot;)">
            <text:p/>
          </table:table-cell>
          <table:table-cell table:formula="of:=IF([.C147]=2;[.B147];&quot;&quot;)">
            <text:p/>
          </table:table-cell>
          <table:table-cell table:formula="of:=IF([.C147]=-1;[.B147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48]=0;[.B148];&quot;&quot;)">
            <text:p/>
          </table:table-cell>
          <table:table-cell table:formula="of:=IF([.C148]=1;[.B148];&quot;&quot;)">
            <text:p/>
          </table:table-cell>
          <table:table-cell table:formula="of:=IF([.C148]=2;[.B148];&quot;&quot;)">
            <text:p/>
          </table:table-cell>
          <table:table-cell table:formula="of:=IF([.C148]=-1;[.B148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49]=0;[.B149];&quot;&quot;)">
            <text:p/>
          </table:table-cell>
          <table:table-cell table:formula="of:=IF([.C149]=1;[.B149];&quot;&quot;)" office:value-type="float" office:value="6" calcext:value-type="float">
            <text:p>6</text:p>
          </table:table-cell>
          <table:table-cell table:formula="of:=IF([.C149]=2;[.B149];&quot;&quot;)">
            <text:p/>
          </table:table-cell>
          <table:table-cell table:formula="of:=IF([.C149]=-1;[.B149];&quot;&quot;)">
            <text:p/>
          </table:table-cell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50]=0;[.B150];&quot;&quot;)">
            <text:p/>
          </table:table-cell>
          <table:table-cell table:formula="of:=IF([.C150]=1;[.B150];&quot;&quot;)">
            <text:p/>
          </table:table-cell>
          <table:table-cell table:formula="of:=IF([.C150]=2;[.B150];&quot;&quot;)" office:value-type="float" office:value="3" calcext:value-type="float">
            <text:p>3</text:p>
          </table:table-cell>
          <table:table-cell table:formula="of:=IF([.C150]=-1;[.B150];&quot;&quot;)">
            <text:p/>
          </table:table-cell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1]=0;[.B151];&quot;&quot;)" office:value-type="float" office:value="2" calcext:value-type="float">
            <text:p>2</text:p>
          </table:table-cell>
          <table:table-cell table:formula="of:=IF([.C151]=1;[.B151];&quot;&quot;)">
            <text:p/>
          </table:table-cell>
          <table:table-cell table:formula="of:=IF([.C151]=2;[.B151];&quot;&quot;)">
            <text:p/>
          </table:table-cell>
          <table:table-cell table:formula="of:=IF([.C151]=-1;[.B151];&quot;&quot;)">
            <text:p/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2]=0;[.B152];&quot;&quot;)">
            <text:p/>
          </table:table-cell>
          <table:table-cell table:formula="of:=IF([.C152]=1;[.B152];&quot;&quot;)">
            <text:p/>
          </table:table-cell>
          <table:table-cell table:formula="of:=IF([.C152]=2;[.B152];&quot;&quot;)">
            <text:p/>
          </table:table-cell>
          <table:table-cell table:formula="of:=IF([.C152]=-1;[.B152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3]=0;[.B153];&quot;&quot;)">
            <text:p/>
          </table:table-cell>
          <table:table-cell table:formula="of:=IF([.C153]=1;[.B153];&quot;&quot;)">
            <text:p/>
          </table:table-cell>
          <table:table-cell table:formula="of:=IF([.C153]=2;[.B153];&quot;&quot;)">
            <text:p/>
          </table:table-cell>
          <table:table-cell table:formula="of:=IF([.C153]=-1;[.B153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54]=0;[.B154];&quot;&quot;)">
            <text:p/>
          </table:table-cell>
          <table:table-cell table:formula="of:=IF([.C154]=1;[.B154];&quot;&quot;)">
            <text:p/>
          </table:table-cell>
          <table:table-cell table:formula="of:=IF([.C154]=2;[.B154];&quot;&quot;)" office:value-type="float" office:value="5" calcext:value-type="float">
            <text:p>5</text:p>
          </table:table-cell>
          <table:table-cell table:formula="of:=IF([.C154]=-1;[.B154];&quot;&quot;)">
            <text:p/>
          </table:table-cell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55]=0;[.B155];&quot;&quot;)" office:value-type="float" office:value="3" calcext:value-type="float">
            <text:p>3</text:p>
          </table:table-cell>
          <table:table-cell table:formula="of:=IF([.C155]=1;[.B155];&quot;&quot;)">
            <text:p/>
          </table:table-cell>
          <table:table-cell table:formula="of:=IF([.C155]=2;[.B155];&quot;&quot;)">
            <text:p/>
          </table:table-cell>
          <table:table-cell table:formula="of:=IF([.C155]=-1;[.B155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6]=0;[.B156];&quot;&quot;)">
            <text:p/>
          </table:table-cell>
          <table:table-cell table:formula="of:=IF([.C156]=1;[.B156];&quot;&quot;)">
            <text:p/>
          </table:table-cell>
          <table:table-cell table:formula="of:=IF([.C156]=2;[.B156];&quot;&quot;)">
            <text:p/>
          </table:table-cell>
          <table:table-cell table:formula="of:=IF([.C156]=-1;[.B156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4375" calcext:value-type="float">
            <text:p>0.69343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7]=0;[.B157];&quot;&quot;)" office:value-type="float" office:value="5" calcext:value-type="float">
            <text:p>5</text:p>
          </table:table-cell>
          <table:table-cell table:formula="of:=IF([.C157]=1;[.B157];&quot;&quot;)">
            <text:p/>
          </table:table-cell>
          <table:table-cell table:formula="of:=IF([.C157]=2;[.B157];&quot;&quot;)">
            <text:p/>
          </table:table-cell>
          <table:table-cell table:formula="of:=IF([.C157]=-1;[.B157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8]=0;[.B158];&quot;&quot;)">
            <text:p/>
          </table:table-cell>
          <table:table-cell table:formula="of:=IF([.C158]=1;[.B158];&quot;&quot;)">
            <text:p/>
          </table:table-cell>
          <table:table-cell table:formula="of:=IF([.C158]=2;[.B158];&quot;&quot;)">
            <text:p/>
          </table:table-cell>
          <table:table-cell table:formula="of:=IF([.C158]=-1;[.B158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59375" calcext:value-type="float">
            <text:p>0.693593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9]=0;[.B159];&quot;&quot;)" office:value-type="float" office:value="5" calcext:value-type="float">
            <text:p>5</text:p>
          </table:table-cell>
          <table:table-cell table:formula="of:=IF([.C159]=1;[.B159];&quot;&quot;)">
            <text:p/>
          </table:table-cell>
          <table:table-cell table:formula="of:=IF([.C159]=2;[.B159];&quot;&quot;)">
            <text:p/>
          </table:table-cell>
          <table:table-cell table:formula="of:=IF([.C159]=-1;[.B159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C160]=0;[.B160];&quot;&quot;)" office:value-type="float" office:value="10" calcext:value-type="float">
            <text:p>10</text:p>
          </table:table-cell>
          <table:table-cell table:formula="of:=IF([.C160]=1;[.B160];&quot;&quot;)">
            <text:p/>
          </table:table-cell>
          <table:table-cell table:formula="of:=IF([.C160]=2;[.B160];&quot;&quot;)">
            <text:p/>
          </table:table-cell>
          <table:table-cell table:formula="of:=IF([.C160]=-1;[.B160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formula="of:=IF([.C161]=0;[.B161];&quot;&quot;)" office:value-type="float" office:value="326" calcext:value-type="float">
            <text:p>326</text:p>
          </table:table-cell>
          <table:table-cell table:formula="of:=IF([.C161]=1;[.B161];&quot;&quot;)">
            <text:p/>
          </table:table-cell>
          <table:table-cell table:formula="of:=IF([.C161]=2;[.B161];&quot;&quot;)">
            <text:p/>
          </table:table-cell>
          <table:table-cell table:formula="of:=IF([.C161]=-1;[.B161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2]=0;[.B162];&quot;&quot;)" office:value-type="float" office:value="1" calcext:value-type="float">
            <text:p>1</text:p>
          </table:table-cell>
          <table:table-cell table:formula="of:=IF([.C162]=1;[.B162];&quot;&quot;)">
            <text:p/>
          </table:table-cell>
          <table:table-cell table:formula="of:=IF([.C162]=2;[.B162];&quot;&quot;)">
            <text:p/>
          </table:table-cell>
          <table:table-cell table:formula="of:=IF([.C162]=-1;[.B162];&quot;&quot;)">
            <text:p/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3]=0;[.B163];&quot;&quot;)" office:value-type="float" office:value="4" calcext:value-type="float">
            <text:p>4</text:p>
          </table:table-cell>
          <table:table-cell table:formula="of:=IF([.C163]=1;[.B163];&quot;&quot;)">
            <text:p/>
          </table:table-cell>
          <table:table-cell table:formula="of:=IF([.C163]=2;[.B163];&quot;&quot;)">
            <text:p/>
          </table:table-cell>
          <table:table-cell table:formula="of:=IF([.C163]=-1;[.B163];&quot;&quot;)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4]=0;[.B164];&quot;&quot;)" office:value-type="float" office:value="4" calcext:value-type="float">
            <text:p>4</text:p>
          </table:table-cell>
          <table:table-cell table:formula="of:=IF([.C164]=1;[.B164];&quot;&quot;)">
            <text:p/>
          </table:table-cell>
          <table:table-cell table:formula="of:=IF([.C164]=2;[.B164];&quot;&quot;)">
            <text:p/>
          </table:table-cell>
          <table:table-cell table:formula="of:=IF([.C164]=-1;[.B164];&quot;&quot;)">
            <text:p/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5]=0;[.B165];&quot;&quot;)">
            <text:p/>
          </table:table-cell>
          <table:table-cell table:formula="of:=IF([.C165]=1;[.B165];&quot;&quot;)">
            <text:p/>
          </table:table-cell>
          <table:table-cell table:formula="of:=IF([.C165]=2;[.B165];&quot;&quot;)" office:value-type="float" office:value="4" calcext:value-type="float">
            <text:p>4</text:p>
          </table:table-cell>
          <table:table-cell table:formula="of:=IF([.C165]=-1;[.B165];&quot;&quot;)">
            <text:p/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6]=0;[.B166];&quot;&quot;)" office:value-type="float" office:value="2" calcext:value-type="float">
            <text:p>2</text:p>
          </table:table-cell>
          <table:table-cell table:formula="of:=IF([.C166]=1;[.B166];&quot;&quot;)">
            <text:p/>
          </table:table-cell>
          <table:table-cell table:formula="of:=IF([.C166]=2;[.B166];&quot;&quot;)">
            <text:p/>
          </table:table-cell>
          <table:table-cell table:formula="of:=IF([.C166]=-1;[.B166];&quot;&quot;)">
            <text:p/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7]=0;[.B167];&quot;&quot;)" office:value-type="float" office:value="4" calcext:value-type="float">
            <text:p>4</text:p>
          </table:table-cell>
          <table:table-cell table:formula="of:=IF([.C167]=1;[.B167];&quot;&quot;)">
            <text:p/>
          </table:table-cell>
          <table:table-cell table:formula="of:=IF([.C167]=2;[.B167];&quot;&quot;)">
            <text:p/>
          </table:table-cell>
          <table:table-cell table:formula="of:=IF([.C167]=-1;[.B167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8]=0;[.B168];&quot;&quot;)">
            <text:p/>
          </table:table-cell>
          <table:table-cell table:formula="of:=IF([.C168]=1;[.B168];&quot;&quot;)">
            <text:p/>
          </table:table-cell>
          <table:table-cell table:formula="of:=IF([.C168]=2;[.B168];&quot;&quot;)" office:value-type="float" office:value="4" calcext:value-type="float">
            <text:p>4</text:p>
          </table:table-cell>
          <table:table-cell table:formula="of:=IF([.C168]=-1;[.B168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9]=0;[.B169];&quot;&quot;)" office:value-type="float" office:value="2" calcext:value-type="float">
            <text:p>2</text:p>
          </table:table-cell>
          <table:table-cell table:formula="of:=IF([.C169]=1;[.B169];&quot;&quot;)">
            <text:p/>
          </table:table-cell>
          <table:table-cell table:formula="of:=IF([.C169]=2;[.B169];&quot;&quot;)">
            <text:p/>
          </table:table-cell>
          <table:table-cell table:formula="of:=IF([.C169]=-1;[.B169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70]=0;[.B170];&quot;&quot;)">
            <text:p/>
          </table:table-cell>
          <table:table-cell table:formula="of:=IF([.C170]=1;[.B170];&quot;&quot;)">
            <text:p/>
          </table:table-cell>
          <table:table-cell table:formula="of:=IF([.C170]=2;[.B170];&quot;&quot;)" office:value-type="float" office:value="5" calcext:value-type="float">
            <text:p>5</text:p>
          </table:table-cell>
          <table:table-cell table:formula="of:=IF([.C170]=-1;[.B170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1]=0;[.B171];&quot;&quot;)" office:value-type="float" office:value="2" calcext:value-type="float">
            <text:p>2</text:p>
          </table:table-cell>
          <table:table-cell table:formula="of:=IF([.C171]=1;[.B171];&quot;&quot;)">
            <text:p/>
          </table:table-cell>
          <table:table-cell table:formula="of:=IF([.C171]=2;[.B171];&quot;&quot;)">
            <text:p/>
          </table:table-cell>
          <table:table-cell table:formula="of:=IF([.C171]=-1;[.B171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2]=0;[.B172];&quot;&quot;)">
            <text:p/>
          </table:table-cell>
          <table:table-cell table:formula="of:=IF([.C172]=1;[.B172];&quot;&quot;)" office:value-type="float" office:value="4" calcext:value-type="float">
            <text:p>4</text:p>
          </table:table-cell>
          <table:table-cell table:formula="of:=IF([.C172]=2;[.B172];&quot;&quot;)">
            <text:p/>
          </table:table-cell>
          <table:table-cell table:formula="of:=IF([.C172]=-1;[.B172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3]=0;[.B173];&quot;&quot;)" office:value-type="float" office:value="2" calcext:value-type="float">
            <text:p>2</text:p>
          </table:table-cell>
          <table:table-cell table:formula="of:=IF([.C173]=1;[.B173];&quot;&quot;)">
            <text:p/>
          </table:table-cell>
          <table:table-cell table:formula="of:=IF([.C173]=2;[.B173];&quot;&quot;)">
            <text:p/>
          </table:table-cell>
          <table:table-cell table:formula="of:=IF([.C173]=-1;[.B173];&quot;&quot;)">
            <text:p/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74]=0;[.B174];&quot;&quot;)">
            <text:p/>
          </table:table-cell>
          <table:table-cell table:formula="of:=IF([.C174]=1;[.B174];&quot;&quot;)">
            <text:p/>
          </table:table-cell>
          <table:table-cell table:formula="of:=IF([.C174]=2;[.B174];&quot;&quot;)" office:value-type="float" office:value="5" calcext:value-type="float">
            <text:p>5</text:p>
          </table:table-cell>
          <table:table-cell table:formula="of:=IF([.C174]=-1;[.B174];&quot;&quot;)">
            <text:p/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5]=0;[.B175];&quot;&quot;)" office:value-type="float" office:value="2" calcext:value-type="float">
            <text:p>2</text:p>
          </table:table-cell>
          <table:table-cell table:formula="of:=IF([.C175]=1;[.B175];&quot;&quot;)">
            <text:p/>
          </table:table-cell>
          <table:table-cell table:formula="of:=IF([.C175]=2;[.B175];&quot;&quot;)">
            <text:p/>
          </table:table-cell>
          <table:table-cell table:formula="of:=IF([.C175]=-1;[.B175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76]=0;[.B176];&quot;&quot;)">
            <text:p/>
          </table:table-cell>
          <table:table-cell table:formula="of:=IF([.C176]=1;[.B176];&quot;&quot;)">
            <text:p/>
          </table:table-cell>
          <table:table-cell table:formula="of:=IF([.C176]=2;[.B176];&quot;&quot;)" office:value-type="float" office:value="6" calcext:value-type="float">
            <text:p>6</text:p>
          </table:table-cell>
          <table:table-cell table:formula="of:=IF([.C176]=-1;[.B176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77]=0;[.B177];&quot;&quot;)" office:value-type="float" office:value="3" calcext:value-type="float">
            <text:p>3</text:p>
          </table:table-cell>
          <table:table-cell table:formula="of:=IF([.C177]=1;[.B177];&quot;&quot;)">
            <text:p/>
          </table:table-cell>
          <table:table-cell table:formula="of:=IF([.C177]=2;[.B177];&quot;&quot;)">
            <text:p/>
          </table:table-cell>
          <table:table-cell table:formula="of:=IF([.C177]=-1;[.B177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78]=0;[.B178];&quot;&quot;)">
            <text:p/>
          </table:table-cell>
          <table:table-cell table:formula="of:=IF([.C178]=1;[.B178];&quot;&quot;)" office:value-type="float" office:value="9" calcext:value-type="float">
            <text:p>9</text:p>
          </table:table-cell>
          <table:table-cell table:formula="of:=IF([.C178]=2;[.B178];&quot;&quot;)">
            <text:p/>
          </table:table-cell>
          <table:table-cell table:formula="of:=IF([.C178]=-1;[.B178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79]=0;[.B179];&quot;&quot;)">
            <text:p/>
          </table:table-cell>
          <table:table-cell table:formula="of:=IF([.C179]=1;[.B179];&quot;&quot;)">
            <text:p/>
          </table:table-cell>
          <table:table-cell table:formula="of:=IF([.C179]=2;[.B179];&quot;&quot;)" office:value-type="float" office:value="3" calcext:value-type="float">
            <text:p>3</text:p>
          </table:table-cell>
          <table:table-cell table:formula="of:=IF([.C179]=-1;[.B179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80]=0;[.B180];&quot;&quot;)" office:value-type="float" office:value="2" calcext:value-type="float">
            <text:p>2</text:p>
          </table:table-cell>
          <table:table-cell table:formula="of:=IF([.C180]=1;[.B180];&quot;&quot;)">
            <text:p/>
          </table:table-cell>
          <table:table-cell table:formula="of:=IF([.C180]=2;[.B180];&quot;&quot;)">
            <text:p/>
          </table:table-cell>
          <table:table-cell table:formula="of:=IF([.C180]=-1;[.B180];&quot;&quot;)">
            <text:p/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81]=0;[.B181];&quot;&quot;)">
            <text:p/>
          </table:table-cell>
          <table:table-cell table:formula="of:=IF([.C181]=1;[.B181];&quot;&quot;)" office:value-type="float" office:value="5" calcext:value-type="float">
            <text:p>5</text:p>
          </table:table-cell>
          <table:table-cell table:formula="of:=IF([.C181]=2;[.B181];&quot;&quot;)">
            <text:p/>
          </table:table-cell>
          <table:table-cell table:formula="of:=IF([.C181]=-1;[.B181];&quot;&quot;)">
            <text:p/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82]=0;[.B182];&quot;&quot;)" office:value-type="float" office:value="4" calcext:value-type="float">
            <text:p>4</text:p>
          </table:table-cell>
          <table:table-cell table:formula="of:=IF([.C182]=1;[.B182];&quot;&quot;)">
            <text:p/>
          </table:table-cell>
          <table:table-cell table:formula="of:=IF([.C182]=2;[.B182];&quot;&quot;)">
            <text:p/>
          </table:table-cell>
          <table:table-cell table:formula="of:=IF([.C182]=-1;[.B182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83]=0;[.B183];&quot;&quot;)">
            <text:p/>
          </table:table-cell>
          <table:table-cell table:formula="of:=IF([.C183]=1;[.B183];&quot;&quot;)" office:value-type="float" office:value="9" calcext:value-type="float">
            <text:p>9</text:p>
          </table:table-cell>
          <table:table-cell table:formula="of:=IF([.C183]=2;[.B183];&quot;&quot;)">
            <text:p/>
          </table:table-cell>
          <table:table-cell table:formula="of:=IF([.C183]=-1;[.B183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84]=0;[.B184];&quot;&quot;)">
            <text:p/>
          </table:table-cell>
          <table:table-cell table:formula="of:=IF([.C184]=1;[.B184];&quot;&quot;)">
            <text:p/>
          </table:table-cell>
          <table:table-cell table:formula="of:=IF([.C184]=2;[.B184];&quot;&quot;)" office:value-type="float" office:value="5" calcext:value-type="float">
            <text:p>5</text:p>
          </table:table-cell>
          <table:table-cell table:formula="of:=IF([.C184]=-1;[.B184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85]=0;[.B185];&quot;&quot;)" office:value-type="float" office:value="3" calcext:value-type="float">
            <text:p>3</text:p>
          </table:table-cell>
          <table:table-cell table:formula="of:=IF([.C185]=1;[.B185];&quot;&quot;)">
            <text:p/>
          </table:table-cell>
          <table:table-cell table:formula="of:=IF([.C185]=2;[.B185];&quot;&quot;)">
            <text:p/>
          </table:table-cell>
          <table:table-cell table:formula="of:=IF([.C185]=-1;[.B185];&quot;&quot;)">
            <text:p/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86]=0;[.B186];&quot;&quot;)">
            <text:p/>
          </table:table-cell>
          <table:table-cell table:formula="of:=IF([.C186]=1;[.B186];&quot;&quot;)" office:value-type="float" office:value="6" calcext:value-type="float">
            <text:p>6</text:p>
          </table:table-cell>
          <table:table-cell table:formula="of:=IF([.C186]=2;[.B186];&quot;&quot;)">
            <text:p/>
          </table:table-cell>
          <table:table-cell table:formula="of:=IF([.C186]=-1;[.B186];&quot;&quot;)">
            <text:p/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87]=0;[.B187];&quot;&quot;)" office:value-type="float" office:value="4" calcext:value-type="float">
            <text:p>4</text:p>
          </table:table-cell>
          <table:table-cell table:formula="of:=IF([.C187]=1;[.B187];&quot;&quot;)">
            <text:p/>
          </table:table-cell>
          <table:table-cell table:formula="of:=IF([.C187]=2;[.B187];&quot;&quot;)">
            <text:p/>
          </table:table-cell>
          <table:table-cell table:formula="of:=IF([.C187]=-1;[.B187];&quot;&quot;)">
            <text:p/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88]=0;[.B188];&quot;&quot;)">
            <text:p/>
          </table:table-cell>
          <table:table-cell table:formula="of:=IF([.C188]=1;[.B188];&quot;&quot;)">
            <text:p/>
          </table:table-cell>
          <table:table-cell table:formula="of:=IF([.C188]=2;[.B188];&quot;&quot;)" office:value-type="float" office:value="5" calcext:value-type="float">
            <text:p>5</text:p>
          </table:table-cell>
          <table:table-cell table:formula="of:=IF([.C188]=-1;[.B188];&quot;&quot;)">
            <text:p/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89]=0;[.B189];&quot;&quot;)" office:value-type="float" office:value="2" calcext:value-type="float">
            <text:p>2</text:p>
          </table:table-cell>
          <table:table-cell table:formula="of:=IF([.C189]=1;[.B189];&quot;&quot;)">
            <text:p/>
          </table:table-cell>
          <table:table-cell table:formula="of:=IF([.C189]=2;[.B189];&quot;&quot;)">
            <text:p/>
          </table:table-cell>
          <table:table-cell table:formula="of:=IF([.C189]=-1;[.B189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90]=0;[.B190];&quot;&quot;)">
            <text:p/>
          </table:table-cell>
          <table:table-cell table:formula="of:=IF([.C190]=1;[.B190];&quot;&quot;)" office:value-type="float" office:value="6" calcext:value-type="float">
            <text:p>6</text:p>
          </table:table-cell>
          <table:table-cell table:formula="of:=IF([.C190]=2;[.B190];&quot;&quot;)">
            <text:p/>
          </table:table-cell>
          <table:table-cell table:formula="of:=IF([.C190]=-1;[.B190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91]=0;[.B191];&quot;&quot;)">
            <text:p/>
          </table:table-cell>
          <table:table-cell table:formula="of:=IF([.C191]=1;[.B191];&quot;&quot;)">
            <text:p/>
          </table:table-cell>
          <table:table-cell table:formula="of:=IF([.C191]=2;[.B191];&quot;&quot;)" office:value-type="float" office:value="2" calcext:value-type="float">
            <text:p>2</text:p>
          </table:table-cell>
          <table:table-cell table:formula="of:=IF([.C191]=-1;[.B191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2]=0;[.B192];&quot;&quot;)" office:value-type="float" office:value="2" calcext:value-type="float">
            <text:p>2</text:p>
          </table:table-cell>
          <table:table-cell table:formula="of:=IF([.C192]=1;[.B192];&quot;&quot;)">
            <text:p/>
          </table:table-cell>
          <table:table-cell table:formula="of:=IF([.C192]=2;[.B192];&quot;&quot;)">
            <text:p/>
          </table:table-cell>
          <table:table-cell table:formula="of:=IF([.C192]=-1;[.B192];&quot;&quot;)">
            <text:p/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93]=0;[.B193];&quot;&quot;)">
            <text:p/>
          </table:table-cell>
          <table:table-cell table:formula="of:=IF([.C193]=1;[.B193];&quot;&quot;)">
            <text:p/>
          </table:table-cell>
          <table:table-cell table:formula="of:=IF([.C193]=2;[.B193];&quot;&quot;)" office:value-type="float" office:value="5" calcext:value-type="float">
            <text:p>5</text:p>
          </table:table-cell>
          <table:table-cell table:formula="of:=IF([.C193]=-1;[.B193];&quot;&quot;)">
            <text:p/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94]=0;[.B194];&quot;&quot;)" office:value-type="float" office:value="3" calcext:value-type="float">
            <text:p>3</text:p>
          </table:table-cell>
          <table:table-cell table:formula="of:=IF([.C194]=1;[.B194];&quot;&quot;)">
            <text:p/>
          </table:table-cell>
          <table:table-cell table:formula="of:=IF([.C194]=2;[.B194];&quot;&quot;)">
            <text:p/>
          </table:table-cell>
          <table:table-cell table:formula="of:=IF([.C194]=-1;[.B194];&quot;&quot;)">
            <text:p/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95]=0;[.B195];&quot;&quot;)" office:value-type="float" office:value="4" calcext:value-type="float">
            <text:p>4</text:p>
          </table:table-cell>
          <table:table-cell table:formula="of:=IF([.C195]=1;[.B195];&quot;&quot;)">
            <text:p/>
          </table:table-cell>
          <table:table-cell table:formula="of:=IF([.C195]=2;[.B195];&quot;&quot;)">
            <text:p/>
          </table:table-cell>
          <table:table-cell table:formula="of:=IF([.C195]=-1;[.B195];&quot;&quot;)">
            <text:p/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96]=0;[.B196];&quot;&quot;)">
            <text:p/>
          </table:table-cell>
          <table:table-cell table:formula="of:=IF([.C196]=1;[.B196];&quot;&quot;)">
            <text:p/>
          </table:table-cell>
          <table:table-cell table:formula="of:=IF([.C196]=2;[.B196];&quot;&quot;)" office:value-type="float" office:value="4" calcext:value-type="float">
            <text:p>4</text:p>
          </table:table-cell>
          <table:table-cell table:formula="of:=IF([.C196]=-1;[.B196];&quot;&quot;)">
            <text:p/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7]=0;[.B197];&quot;&quot;)" office:value-type="float" office:value="2" calcext:value-type="float">
            <text:p>2</text:p>
          </table:table-cell>
          <table:table-cell table:formula="of:=IF([.C197]=1;[.B197];&quot;&quot;)">
            <text:p/>
          </table:table-cell>
          <table:table-cell table:formula="of:=IF([.C197]=2;[.B197];&quot;&quot;)">
            <text:p/>
          </table:table-cell>
          <table:table-cell table:formula="of:=IF([.C197]=-1;[.B197];&quot;&quot;)">
            <text:p/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98]=0;[.B198];&quot;&quot;)">
            <text:p/>
          </table:table-cell>
          <table:table-cell table:formula="of:=IF([.C198]=1;[.B198];&quot;&quot;)">
            <text:p/>
          </table:table-cell>
          <table:table-cell table:formula="of:=IF([.C198]=2;[.B198];&quot;&quot;)" office:value-type="float" office:value="4" calcext:value-type="float">
            <text:p>4</text:p>
          </table:table-cell>
          <table:table-cell table:formula="of:=IF([.C198]=-1;[.B198];&quot;&quot;)">
            <text:p/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9]=0;[.B199];&quot;&quot;)" office:value-type="float" office:value="2" calcext:value-type="float">
            <text:p>2</text:p>
          </table:table-cell>
          <table:table-cell table:formula="of:=IF([.C199]=1;[.B199];&quot;&quot;)">
            <text:p/>
          </table:table-cell>
          <table:table-cell table:formula="of:=IF([.C199]=2;[.B199];&quot;&quot;)">
            <text:p/>
          </table:table-cell>
          <table:table-cell table:formula="of:=IF([.C199]=-1;[.B199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0]=0;[.B200];&quot;&quot;)">
            <text:p/>
          </table:table-cell>
          <table:table-cell table:formula="of:=IF([.C200]=1;[.B200];&quot;&quot;)" office:value-type="float" office:value="4" calcext:value-type="float">
            <text:p>4</text:p>
          </table:table-cell>
          <table:table-cell table:formula="of:=IF([.C200]=2;[.B200];&quot;&quot;)">
            <text:p/>
          </table:table-cell>
          <table:table-cell table:formula="of:=IF([.C200]=-1;[.B200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01]=0;[.B201];&quot;&quot;)" office:value-type="float" office:value="3" calcext:value-type="float">
            <text:p>3</text:p>
          </table:table-cell>
          <table:table-cell table:formula="of:=IF([.C201]=1;[.B201];&quot;&quot;)">
            <text:p/>
          </table:table-cell>
          <table:table-cell table:formula="of:=IF([.C201]=2;[.B201];&quot;&quot;)">
            <text:p/>
          </table:table-cell>
          <table:table-cell table:formula="of:=IF([.C201]=-1;[.B201];&quot;&quot;)">
            <text:p/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02]=0;[.B202];&quot;&quot;)">
            <text:p/>
          </table:table-cell>
          <table:table-cell table:formula="of:=IF([.C202]=1;[.B202];&quot;&quot;)">
            <text:p/>
          </table:table-cell>
          <table:table-cell table:formula="of:=IF([.C202]=2;[.B202];&quot;&quot;)" office:value-type="float" office:value="4" calcext:value-type="float">
            <text:p>4</text:p>
          </table:table-cell>
          <table:table-cell table:formula="of:=IF([.C202]=-1;[.B202];&quot;&quot;)">
            <text:p/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03]=0;[.B203];&quot;&quot;)" office:value-type="float" office:value="2" calcext:value-type="float">
            <text:p>2</text:p>
          </table:table-cell>
          <table:table-cell table:formula="of:=IF([.C203]=1;[.B203];&quot;&quot;)">
            <text:p/>
          </table:table-cell>
          <table:table-cell table:formula="of:=IF([.C203]=2;[.B203];&quot;&quot;)">
            <text:p/>
          </table:table-cell>
          <table:table-cell table:formula="of:=IF([.C203]=-1;[.B203];&quot;&quot;)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4]=0;[.B204];&quot;&quot;)">
            <text:p/>
          </table:table-cell>
          <table:table-cell table:formula="of:=IF([.C204]=1;[.B204];&quot;&quot;)" office:value-type="float" office:value="4" calcext:value-type="float">
            <text:p>4</text:p>
          </table:table-cell>
          <table:table-cell table:formula="of:=IF([.C204]=2;[.B204];&quot;&quot;)">
            <text:p/>
          </table:table-cell>
          <table:table-cell table:formula="of:=IF([.C204]=-1;[.B204];&quot;&quot;)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205]=0;[.B205];&quot;&quot;)">
            <text:p/>
          </table:table-cell>
          <table:table-cell table:formula="of:=IF([.C205]=1;[.B205];&quot;&quot;)">
            <text:p/>
          </table:table-cell>
          <table:table-cell table:formula="of:=IF([.C205]=2;[.B205];&quot;&quot;)" office:value-type="float" office:value="3" calcext:value-type="float">
            <text:p>3</text:p>
          </table:table-cell>
          <table:table-cell table:formula="of:=IF([.C205]=-1;[.B205];&quot;&quot;)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06]=0;[.B206];&quot;&quot;)" office:value-type="float" office:value="2" calcext:value-type="float">
            <text:p>2</text:p>
          </table:table-cell>
          <table:table-cell table:formula="of:=IF([.C206]=1;[.B206];&quot;&quot;)">
            <text:p/>
          </table:table-cell>
          <table:table-cell table:formula="of:=IF([.C206]=2;[.B206];&quot;&quot;)">
            <text:p/>
          </table:table-cell>
          <table:table-cell table:formula="of:=IF([.C206]=-1;[.B206];&quot;&quot;)">
            <text:p/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7]=0;[.B207];&quot;&quot;)">
            <text:p/>
          </table:table-cell>
          <table:table-cell table:formula="of:=IF([.C207]=1;[.B207];&quot;&quot;)" office:value-type="float" office:value="4" calcext:value-type="float">
            <text:p>4</text:p>
          </table:table-cell>
          <table:table-cell table:formula="of:=IF([.C207]=2;[.B207];&quot;&quot;)">
            <text:p/>
          </table:table-cell>
          <table:table-cell table:formula="of:=IF([.C207]=-1;[.B207];&quot;&quot;)">
            <text:p/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08]=0;[.B208];&quot;&quot;)" office:value-type="float" office:value="4" calcext:value-type="float">
            <text:p>4</text:p>
          </table:table-cell>
          <table:table-cell table:formula="of:=IF([.C208]=1;[.B208];&quot;&quot;)">
            <text:p/>
          </table:table-cell>
          <table:table-cell table:formula="of:=IF([.C208]=2;[.B208];&quot;&quot;)">
            <text:p/>
          </table:table-cell>
          <table:table-cell table:formula="of:=IF([.C208]=-1;[.B208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9]=0;[.B209];&quot;&quot;)">
            <text:p/>
          </table:table-cell>
          <table:table-cell table:formula="of:=IF([.C209]=1;[.B209];&quot;&quot;)" office:value-type="float" office:value="4" calcext:value-type="float">
            <text:p>4</text:p>
          </table:table-cell>
          <table:table-cell table:formula="of:=IF([.C209]=2;[.B209];&quot;&quot;)">
            <text:p/>
          </table:table-cell>
          <table:table-cell table:formula="of:=IF([.C209]=-1;[.B209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10]=0;[.B210];&quot;&quot;)">
            <text:p/>
          </table:table-cell>
          <table:table-cell table:formula="of:=IF([.C210]=1;[.B210];&quot;&quot;)">
            <text:p/>
          </table:table-cell>
          <table:table-cell table:formula="of:=IF([.C210]=2;[.B210];&quot;&quot;)" office:value-type="float" office:value="4" calcext:value-type="float">
            <text:p>4</text:p>
          </table:table-cell>
          <table:table-cell table:formula="of:=IF([.C210]=-1;[.B210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11]=0;[.B211];&quot;&quot;)" office:value-type="float" office:value="2" calcext:value-type="float">
            <text:p>2</text:p>
          </table:table-cell>
          <table:table-cell table:formula="of:=IF([.C211]=1;[.B211];&quot;&quot;)">
            <text:p/>
          </table:table-cell>
          <table:table-cell table:formula="of:=IF([.C211]=2;[.B211];&quot;&quot;)">
            <text:p/>
          </table:table-cell>
          <table:table-cell table:formula="of:=IF([.C211]=-1;[.B211];&quot;&quot;)">
            <text:p/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212]=0;[.B212];&quot;&quot;)">
            <text:p/>
          </table:table-cell>
          <table:table-cell table:formula="of:=IF([.C212]=1;[.B212];&quot;&quot;)" office:value-type="float" office:value="6" calcext:value-type="float">
            <text:p>6</text:p>
          </table:table-cell>
          <table:table-cell table:formula="of:=IF([.C212]=2;[.B212];&quot;&quot;)">
            <text:p/>
          </table:table-cell>
          <table:table-cell table:formula="of:=IF([.C212]=-1;[.B212];&quot;&quot;)">
            <text:p/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213]=0;[.B213];&quot;&quot;)">
            <text:p/>
          </table:table-cell>
          <table:table-cell table:formula="of:=IF([.C213]=1;[.B213];&quot;&quot;)">
            <text:p/>
          </table:table-cell>
          <table:table-cell table:formula="of:=IF([.C213]=2;[.B213];&quot;&quot;)" office:value-type="float" office:value="3" calcext:value-type="float">
            <text:p>3</text:p>
          </table:table-cell>
          <table:table-cell table:formula="of:=IF([.C213]=-1;[.B213];&quot;&quot;)">
            <text:p/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14]=0;[.B214];&quot;&quot;)" office:value-type="float" office:value="3" calcext:value-type="float">
            <text:p>3</text:p>
          </table:table-cell>
          <table:table-cell table:formula="of:=IF([.C214]=1;[.B214];&quot;&quot;)">
            <text:p/>
          </table:table-cell>
          <table:table-cell table:formula="of:=IF([.C214]=2;[.B214];&quot;&quot;)">
            <text:p/>
          </table:table-cell>
          <table:table-cell table:formula="of:=IF([.C214]=-1;[.B214];&quot;&quot;)">
            <text:p/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15]=0;[.B215];&quot;&quot;)">
            <text:p/>
          </table:table-cell>
          <table:table-cell table:formula="of:=IF([.C215]=1;[.B215];&quot;&quot;)">
            <text:p/>
          </table:table-cell>
          <table:table-cell table:formula="of:=IF([.C215]=2;[.B215];&quot;&quot;)" office:value-type="float" office:value="5" calcext:value-type="float">
            <text:p>5</text:p>
          </table:table-cell>
          <table:table-cell table:formula="of:=IF([.C215]=-1;[.B215];&quot;&quot;)">
            <text:p/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16]=0;[.B216];&quot;&quot;)" office:value-type="float" office:value="3" calcext:value-type="float">
            <text:p>3</text:p>
          </table:table-cell>
          <table:table-cell table:formula="of:=IF([.C216]=1;[.B216];&quot;&quot;)">
            <text:p/>
          </table:table-cell>
          <table:table-cell table:formula="of:=IF([.C216]=2;[.B216];&quot;&quot;)">
            <text:p/>
          </table:table-cell>
          <table:table-cell table:formula="of:=IF([.C216]=-1;[.B216];&quot;&quot;)">
            <text:p/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17]=0;[.B217];&quot;&quot;)" office:value-type="float" office:value="4" calcext:value-type="float">
            <text:p>4</text:p>
          </table:table-cell>
          <table:table-cell table:formula="of:=IF([.C217]=1;[.B217];&quot;&quot;)">
            <text:p/>
          </table:table-cell>
          <table:table-cell table:formula="of:=IF([.C217]=2;[.B217];&quot;&quot;)">
            <text:p/>
          </table:table-cell>
          <table:table-cell table:formula="of:=IF([.C217]=-1;[.B217];&quot;&quot;)">
            <text:p/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18]=0;[.B218];&quot;&quot;)">
            <text:p/>
          </table:table-cell>
          <table:table-cell table:formula="of:=IF([.C218]=1;[.B218];&quot;&quot;)">
            <text:p/>
          </table:table-cell>
          <table:table-cell table:formula="of:=IF([.C218]=2;[.B218];&quot;&quot;)" office:value-type="float" office:value="4" calcext:value-type="float">
            <text:p>4</text:p>
          </table:table-cell>
          <table:table-cell table:formula="of:=IF([.C218]=-1;[.B218];&quot;&quot;)">
            <text:p/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19]=0;[.B219];&quot;&quot;)" office:value-type="float" office:value="2" calcext:value-type="float">
            <text:p>2</text:p>
          </table:table-cell>
          <table:table-cell table:formula="of:=IF([.C219]=1;[.B219];&quot;&quot;)">
            <text:p/>
          </table:table-cell>
          <table:table-cell table:formula="of:=IF([.C219]=2;[.B219];&quot;&quot;)">
            <text:p/>
          </table:table-cell>
          <table:table-cell table:formula="of:=IF([.C219]=-1;[.B219];&quot;&quot;)">
            <text:p/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20]=0;[.B220];&quot;&quot;)">
            <text:p/>
          </table:table-cell>
          <table:table-cell table:formula="of:=IF([.C220]=1;[.B220];&quot;&quot;)">
            <text:p/>
          </table:table-cell>
          <table:table-cell table:formula="of:=IF([.C220]=2;[.B220];&quot;&quot;)" office:value-type="float" office:value="4" calcext:value-type="float">
            <text:p>4</text:p>
          </table:table-cell>
          <table:table-cell table:formula="of:=IF([.C220]=-1;[.B220];&quot;&quot;)">
            <text:p/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1]=0;[.B221];&quot;&quot;)" office:value-type="float" office:value="3" calcext:value-type="float">
            <text:p>3</text:p>
          </table:table-cell>
          <table:table-cell table:formula="of:=IF([.C221]=1;[.B221];&quot;&quot;)">
            <text:p/>
          </table:table-cell>
          <table:table-cell table:formula="of:=IF([.C221]=2;[.B221];&quot;&quot;)">
            <text:p/>
          </table:table-cell>
          <table:table-cell table:formula="of:=IF([.C221]=-1;[.B221];&quot;&quot;)">
            <text:p/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22]=0;[.B222];&quot;&quot;)">
            <text:p/>
          </table:table-cell>
          <table:table-cell table:formula="of:=IF([.C222]=1;[.B222];&quot;&quot;)">
            <text:p/>
          </table:table-cell>
          <table:table-cell table:formula="of:=IF([.C222]=2;[.B222];&quot;&quot;)" office:value-type="float" office:value="5" calcext:value-type="float">
            <text:p>5</text:p>
          </table:table-cell>
          <table:table-cell table:formula="of:=IF([.C222]=-1;[.B222];&quot;&quot;)">
            <text:p/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3]=0;[.B223];&quot;&quot;)" office:value-type="float" office:value="3" calcext:value-type="float">
            <text:p>3</text:p>
          </table:table-cell>
          <table:table-cell table:formula="of:=IF([.C223]=1;[.B223];&quot;&quot;)">
            <text:p/>
          </table:table-cell>
          <table:table-cell table:formula="of:=IF([.C223]=2;[.B223];&quot;&quot;)">
            <text:p/>
          </table:table-cell>
          <table:table-cell table:formula="of:=IF([.C223]=-1;[.B223];&quot;&quot;)">
            <text:p/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24]=0;[.B224];&quot;&quot;)" office:value-type="float" office:value="5" calcext:value-type="float">
            <text:p>5</text:p>
          </table:table-cell>
          <table:table-cell table:formula="of:=IF([.C224]=1;[.B224];&quot;&quot;)">
            <text:p/>
          </table:table-cell>
          <table:table-cell table:formula="of:=IF([.C224]=2;[.B224];&quot;&quot;)">
            <text:p/>
          </table:table-cell>
          <table:table-cell table:formula="of:=IF([.C224]=-1;[.B224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25]=0;[.B225];&quot;&quot;)">
            <text:p/>
          </table:table-cell>
          <table:table-cell table:formula="of:=IF([.C225]=1;[.B225];&quot;&quot;)">
            <text:p/>
          </table:table-cell>
          <table:table-cell table:formula="of:=IF([.C225]=2;[.B225];&quot;&quot;)" office:value-type="float" office:value="5" calcext:value-type="float">
            <text:p>5</text:p>
          </table:table-cell>
          <table:table-cell table:formula="of:=IF([.C225]=-1;[.B225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6]=0;[.B226];&quot;&quot;)" office:value-type="float" office:value="3" calcext:value-type="float">
            <text:p>3</text:p>
          </table:table-cell>
          <table:table-cell table:formula="of:=IF([.C226]=1;[.B226];&quot;&quot;)">
            <text:p/>
          </table:table-cell>
          <table:table-cell table:formula="of:=IF([.C226]=2;[.B226];&quot;&quot;)">
            <text:p/>
          </table:table-cell>
          <table:table-cell table:formula="of:=IF([.C226]=-1;[.B226];&quot;&quot;)">
            <text:p/>
          </table:table-cell>
        </table:table-row>
      </table:table>
      <table:table table:name="Sheet2_2" table:style-name="ta1">
        <table:shapes>
          <draw:frame draw:z-index="0" draw:style-name="gr1" draw:text-style-name="P1" svg:width="11.1043in" svg:height="3.5429in" svg:x="6.2618in" svg:y="0.0394in">
            <draw:object draw:notify-on-update-of-ranges="Sheet2_2.A2:Sheet2_2.A225 Sheet2_2.D1:Sheet2_2.D1 Sheet2_2.D2:Sheet2_2.D225 Sheet2_2.A2:Sheet2_2.A225 Sheet2_2.E1:Sheet2_2.E1 Sheet2_2.E2:Sheet2_2.E225 Sheet2_2.A2:Sheet2_2.A225 Sheet2_2.F1:Sheet2_2.F1 Sheet2_2.F2:Sheet2_2.F225 Sheet2_2.A2:Sheet2_2.A225 Sheet2_2.G1:Sheet2_2.G1 Sheet2_2.G2:Sheet2_2.G225 Sheet2_2.A2:Sheet2_2.A225 Sheet2_2.B1:Sheet2_2.B1 Sheet2_2.B2:Sheet2_2.B2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ctiveSet</text:p>
          </table:table-cell>
          <table:table-cell office:value-type="string" calcext:value-type="string">
            <text:p>Penetration</text:p>
          </table:table-cell>
          <table:table-cell office:value-type="string" calcext:value-type="string">
            <text:p>CutBack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]=0;[.B3];&quot;&quot;)" office:value-type="float" office:value="1" calcext:value-type="float">
            <text:p>1</text:p>
          </table:table-cell>
          <table:table-cell table:formula="of:=IF([.C3]=1;[.B3];&quot;&quot;)">
            <text:p/>
          </table:table-cell>
          <table:table-cell table:formula="of:=IF([.C3]=2;[.B3];&quot;&quot;)">
            <text:p/>
          </table:table-cell>
          <table:table-cell table:formula="of:=IF([.C3]=-1;[.B3];&quot;&quot;)">
            <text:p/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=0;[.B4];&quot;&quot;)" office:value-type="float" office:value="1" calcext:value-type="float">
            <text:p>1</text:p>
          </table:table-cell>
          <table:table-cell table:formula="of:=IF([.C4]=1;[.B4];&quot;&quot;)">
            <text:p/>
          </table:table-cell>
          <table:table-cell table:formula="of:=IF([.C4]=2;[.B4];&quot;&quot;)">
            <text:p/>
          </table:table-cell>
          <table:table-cell table:formula="of:=IF([.C4]=-1;[.B4];&quot;&quot;)">
            <text:p/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5]=0;[.B5];&quot;&quot;)" office:value-type="float" office:value="1" calcext:value-type="float">
            <text:p>1</text:p>
          </table:table-cell>
          <table:table-cell table:formula="of:=IF([.C5]=1;[.B5];&quot;&quot;)">
            <text:p/>
          </table:table-cell>
          <table:table-cell table:formula="of:=IF([.C5]=2;[.B5];&quot;&quot;)">
            <text:p/>
          </table:table-cell>
          <table:table-cell table:formula="of:=IF([.C5]=-1;[.B5];&quot;&quot;)">
            <text:p/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=0;[.B6];&quot;&quot;)" office:value-type="float" office:value="1" calcext:value-type="float">
            <text:p>1</text:p>
          </table:table-cell>
          <table:table-cell table:formula="of:=IF([.C6]=1;[.B6];&quot;&quot;)">
            <text:p/>
          </table:table-cell>
          <table:table-cell table:formula="of:=IF([.C6]=2;[.B6];&quot;&quot;)">
            <text:p/>
          </table:table-cell>
          <table:table-cell table:formula="of:=IF([.C6]=-1;[.B6];&quot;&quot;)">
            <text:p/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7]=0;[.B7];&quot;&quot;)" office:value-type="float" office:value="1" calcext:value-type="float">
            <text:p>1</text:p>
          </table:table-cell>
          <table:table-cell table:formula="of:=IF([.C7]=1;[.B7];&quot;&quot;)">
            <text:p/>
          </table:table-cell>
          <table:table-cell table:formula="of:=IF([.C7]=2;[.B7];&quot;&quot;)">
            <text:p/>
          </table:table-cell>
          <table:table-cell table:formula="of:=IF([.C7]=-1;[.B7];&quot;&quot;)">
            <text:p/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=0;[.B8];&quot;&quot;)" office:value-type="float" office:value="1" calcext:value-type="float">
            <text:p>1</text:p>
          </table:table-cell>
          <table:table-cell table:formula="of:=IF([.C8]=1;[.B8];&quot;&quot;)">
            <text:p/>
          </table:table-cell>
          <table:table-cell table:formula="of:=IF([.C8]=2;[.B8];&quot;&quot;)">
            <text:p/>
          </table:table-cell>
          <table:table-cell table:formula="of:=IF([.C8]=-1;[.B8];&quot;&quot;)">
            <text:p/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9]=0;[.B9];&quot;&quot;)" office:value-type="float" office:value="1" calcext:value-type="float">
            <text:p>1</text:p>
          </table:table-cell>
          <table:table-cell table:formula="of:=IF([.C9]=1;[.B9];&quot;&quot;)">
            <text:p/>
          </table:table-cell>
          <table:table-cell table:formula="of:=IF([.C9]=2;[.B9];&quot;&quot;)">
            <text:p/>
          </table:table-cell>
          <table:table-cell table:formula="of:=IF([.C9]=-1;[.B9];&quot;&quot;)">
            <text:p/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=0;[.B10];&quot;&quot;)" office:value-type="float" office:value="1" calcext:value-type="float">
            <text:p>1</text:p>
          </table:table-cell>
          <table:table-cell table:formula="of:=IF([.C10]=1;[.B10];&quot;&quot;)">
            <text:p/>
          </table:table-cell>
          <table:table-cell table:formula="of:=IF([.C10]=2;[.B10];&quot;&quot;)">
            <text:p/>
          </table:table-cell>
          <table:table-cell table:formula="of:=IF([.C10]=-1;[.B10];&quot;&quot;)">
            <text:p/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1]=0;[.B11];&quot;&quot;)" office:value-type="float" office:value="1" calcext:value-type="float">
            <text:p>1</text:p>
          </table:table-cell>
          <table:table-cell table:formula="of:=IF([.C11]=1;[.B11];&quot;&quot;)">
            <text:p/>
          </table:table-cell>
          <table:table-cell table:formula="of:=IF([.C11]=2;[.B11];&quot;&quot;)">
            <text:p/>
          </table:table-cell>
          <table:table-cell table:formula="of:=IF([.C11]=-1;[.B11];&quot;&quot;)">
            <text:p/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=0;[.B12];&quot;&quot;)" office:value-type="float" office:value="1" calcext:value-type="float">
            <text:p>1</text:p>
          </table:table-cell>
          <table:table-cell table:formula="of:=IF([.C12]=1;[.B12];&quot;&quot;)">
            <text:p/>
          </table:table-cell>
          <table:table-cell table:formula="of:=IF([.C12]=2;[.B12];&quot;&quot;)">
            <text:p/>
          </table:table-cell>
          <table:table-cell table:formula="of:=IF([.C12]=-1;[.B12];&quot;&quot;)">
            <text:p/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3]=0;[.B13];&quot;&quot;)" office:value-type="float" office:value="1" calcext:value-type="float">
            <text:p>1</text:p>
          </table:table-cell>
          <table:table-cell table:formula="of:=IF([.C13]=1;[.B13];&quot;&quot;)">
            <text:p/>
          </table:table-cell>
          <table:table-cell table:formula="of:=IF([.C13]=2;[.B13];&quot;&quot;)">
            <text:p/>
          </table:table-cell>
          <table:table-cell table:formula="of:=IF([.C13]=-1;[.B13];&quot;&quot;)">
            <text:p/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4]=0;[.B14];&quot;&quot;)" office:value-type="float" office:value="1" calcext:value-type="float">
            <text:p>1</text:p>
          </table:table-cell>
          <table:table-cell table:formula="of:=IF([.C14]=1;[.B14];&quot;&quot;)">
            <text:p/>
          </table:table-cell>
          <table:table-cell table:formula="of:=IF([.C14]=2;[.B14];&quot;&quot;)">
            <text:p/>
          </table:table-cell>
          <table:table-cell table:formula="of:=IF([.C14]=-1;[.B14];&quot;&quot;)">
            <text:p/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5]=0;[.B15];&quot;&quot;)" office:value-type="float" office:value="1" calcext:value-type="float">
            <text:p>1</text:p>
          </table:table-cell>
          <table:table-cell table:formula="of:=IF([.C15]=1;[.B15];&quot;&quot;)">
            <text:p/>
          </table:table-cell>
          <table:table-cell table:formula="of:=IF([.C15]=2;[.B15];&quot;&quot;)">
            <text:p/>
          </table:table-cell>
          <table:table-cell table:formula="of:=IF([.C15]=-1;[.B15];&quot;&quot;)">
            <text:p/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6]=0;[.B16];&quot;&quot;)">
            <text:p/>
          </table:table-cell>
          <table:table-cell table:formula="of:=IF([.C16]=1;[.B16];&quot;&quot;)" office:value-type="float" office:value="1" calcext:value-type="float">
            <text:p>1</text:p>
          </table:table-cell>
          <table:table-cell table:formula="of:=IF([.C16]=2;[.B16];&quot;&quot;)">
            <text:p/>
          </table:table-cell>
          <table:table-cell table:formula="of:=IF([.C16]=-1;[.B16];&quot;&quot;)">
            <text:p/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7]=0;[.B17];&quot;&quot;)" office:value-type="float" office:value="4" calcext:value-type="float">
            <text:p>4</text:p>
          </table:table-cell>
          <table:table-cell table:formula="of:=IF([.C17]=1;[.B17];&quot;&quot;)">
            <text:p/>
          </table:table-cell>
          <table:table-cell table:formula="of:=IF([.C17]=2;[.B17];&quot;&quot;)">
            <text:p/>
          </table:table-cell>
          <table:table-cell table:formula="of:=IF([.C17]=-1;[.B17];&quot;&quot;)">
            <text:p/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]=0;[.B18];&quot;&quot;)">
            <text:p/>
          </table:table-cell>
          <table:table-cell table:formula="of:=IF([.C18]=1;[.B18];&quot;&quot;)" office:value-type="float" office:value="4" calcext:value-type="float">
            <text:p>4</text:p>
          </table:table-cell>
          <table:table-cell table:formula="of:=IF([.C18]=2;[.B18];&quot;&quot;)">
            <text:p/>
          </table:table-cell>
          <table:table-cell table:formula="of:=IF([.C18]=-1;[.B18];&quot;&quot;)">
            <text:p/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9]=0;[.B19];&quot;&quot;)" office:value-type="float" office:value="3" calcext:value-type="float">
            <text:p>3</text:p>
          </table:table-cell>
          <table:table-cell table:formula="of:=IF([.C19]=1;[.B19];&quot;&quot;)">
            <text:p/>
          </table:table-cell>
          <table:table-cell table:formula="of:=IF([.C19]=2;[.B19];&quot;&quot;)">
            <text:p/>
          </table:table-cell>
          <table:table-cell table:formula="of:=IF([.C19]=-1;[.B19];&quot;&quot;)">
            <text:p/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0]=0;[.B20];&quot;&quot;)" office:value-type="float" office:value="4" calcext:value-type="float">
            <text:p>4</text:p>
          </table:table-cell>
          <table:table-cell table:formula="of:=IF([.C20]=1;[.B20];&quot;&quot;)">
            <text:p/>
          </table:table-cell>
          <table:table-cell table:formula="of:=IF([.C20]=2;[.B20];&quot;&quot;)">
            <text:p/>
          </table:table-cell>
          <table:table-cell table:formula="of:=IF([.C20]=-1;[.B20];&quot;&quot;)">
            <text:p/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]=0;[.B21];&quot;&quot;)">
            <text:p/>
          </table:table-cell>
          <table:table-cell table:formula="of:=IF([.C21]=1;[.B21];&quot;&quot;)" office:value-type="float" office:value="4" calcext:value-type="float">
            <text:p>4</text:p>
          </table:table-cell>
          <table:table-cell table:formula="of:=IF([.C21]=2;[.B21];&quot;&quot;)">
            <text:p/>
          </table:table-cell>
          <table:table-cell table:formula="of:=IF([.C21]=-1;[.B21];&quot;&quot;)">
            <text:p/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]=0;[.B22];&quot;&quot;)" office:value-type="float" office:value="3" calcext:value-type="float">
            <text:p>3</text:p>
          </table:table-cell>
          <table:table-cell table:formula="of:=IF([.C22]=1;[.B22];&quot;&quot;)">
            <text:p/>
          </table:table-cell>
          <table:table-cell table:formula="of:=IF([.C22]=2;[.B22];&quot;&quot;)">
            <text:p/>
          </table:table-cell>
          <table:table-cell table:formula="of:=IF([.C22]=-1;[.B22];&quot;&quot;)">
            <text:p/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3]=0;[.B23];&quot;&quot;)" office:value-type="float" office:value="3" calcext:value-type="float">
            <text:p>3</text:p>
          </table:table-cell>
          <table:table-cell table:formula="of:=IF([.C23]=1;[.B23];&quot;&quot;)">
            <text:p/>
          </table:table-cell>
          <table:table-cell table:formula="of:=IF([.C23]=2;[.B23];&quot;&quot;)">
            <text:p/>
          </table:table-cell>
          <table:table-cell table:formula="of:=IF([.C23]=-1;[.B23];&quot;&quot;)">
            <text:p/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4]=0;[.B24];&quot;&quot;)" office:value-type="float" office:value="3" calcext:value-type="float">
            <text:p>3</text:p>
          </table:table-cell>
          <table:table-cell table:formula="of:=IF([.C24]=1;[.B24];&quot;&quot;)">
            <text:p/>
          </table:table-cell>
          <table:table-cell table:formula="of:=IF([.C24]=2;[.B24];&quot;&quot;)">
            <text:p/>
          </table:table-cell>
          <table:table-cell table:formula="of:=IF([.C24]=-1;[.B24];&quot;&quot;)">
            <text:p/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25]=0;[.B25];&quot;&quot;)">
            <text:p/>
          </table:table-cell>
          <table:table-cell table:formula="of:=IF([.C25]=1;[.B25];&quot;&quot;)" office:value-type="float" office:value="3" calcext:value-type="float">
            <text:p>3</text:p>
          </table:table-cell>
          <table:table-cell table:formula="of:=IF([.C25]=2;[.B25];&quot;&quot;)">
            <text:p/>
          </table:table-cell>
          <table:table-cell table:formula="of:=IF([.C25]=-1;[.B25];&quot;&quot;)">
            <text:p/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6]=0;[.B26];&quot;&quot;)" office:value-type="float" office:value="3" calcext:value-type="float">
            <text:p>3</text:p>
          </table:table-cell>
          <table:table-cell table:formula="of:=IF([.C26]=1;[.B26];&quot;&quot;)">
            <text:p/>
          </table:table-cell>
          <table:table-cell table:formula="of:=IF([.C26]=2;[.B26];&quot;&quot;)">
            <text:p/>
          </table:table-cell>
          <table:table-cell table:formula="of:=IF([.C26]=-1;[.B26];&quot;&quot;)">
            <text:p/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7]=0;[.B27];&quot;&quot;)">
            <text:p/>
          </table:table-cell>
          <table:table-cell table:formula="of:=IF([.C27]=1;[.B27];&quot;&quot;)" office:value-type="float" office:value="4" calcext:value-type="float">
            <text:p>4</text:p>
          </table:table-cell>
          <table:table-cell table:formula="of:=IF([.C27]=2;[.B27];&quot;&quot;)">
            <text:p/>
          </table:table-cell>
          <table:table-cell table:formula="of:=IF([.C27]=-1;[.B27];&quot;&quot;)">
            <text:p/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8]=0;[.B28];&quot;&quot;)" office:value-type="float" office:value="4" calcext:value-type="float">
            <text:p>4</text:p>
          </table:table-cell>
          <table:table-cell table:formula="of:=IF([.C28]=1;[.B28];&quot;&quot;)">
            <text:p/>
          </table:table-cell>
          <table:table-cell table:formula="of:=IF([.C28]=2;[.B28];&quot;&quot;)">
            <text:p/>
          </table:table-cell>
          <table:table-cell table:formula="of:=IF([.C28]=-1;[.B28];&quot;&quot;)">
            <text:p/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9]=0;[.B29];&quot;&quot;)" office:value-type="float" office:value="3" calcext:value-type="float">
            <text:p>3</text:p>
          </table:table-cell>
          <table:table-cell table:formula="of:=IF([.C29]=1;[.B29];&quot;&quot;)">
            <text:p/>
          </table:table-cell>
          <table:table-cell table:formula="of:=IF([.C29]=2;[.B29];&quot;&quot;)">
            <text:p/>
          </table:table-cell>
          <table:table-cell table:formula="of:=IF([.C29]=-1;[.B29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30]=0;[.B30];&quot;&quot;)">
            <text:p/>
          </table:table-cell>
          <table:table-cell table:formula="of:=IF([.C30]=1;[.B30];&quot;&quot;)" office:value-type="float" office:value="3" calcext:value-type="float">
            <text:p>3</text:p>
          </table:table-cell>
          <table:table-cell table:formula="of:=IF([.C30]=2;[.B30];&quot;&quot;)">
            <text:p/>
          </table:table-cell>
          <table:table-cell table:formula="of:=IF([.C30]=-1;[.B30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31]=0;[.B31];&quot;&quot;)">
            <text:p/>
          </table:table-cell>
          <table:table-cell table:formula="of:=IF([.C31]=1;[.B31];&quot;&quot;)">
            <text:p/>
          </table:table-cell>
          <table:table-cell table:formula="of:=IF([.C31]=2;[.B31];&quot;&quot;)" office:value-type="float" office:value="3" calcext:value-type="float">
            <text:p>3</text:p>
          </table:table-cell>
          <table:table-cell table:formula="of:=IF([.C31]=-1;[.B31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2]=0;[.B32];&quot;&quot;)" office:value-type="float" office:value="3" calcext:value-type="float">
            <text:p>3</text:p>
          </table:table-cell>
          <table:table-cell table:formula="of:=IF([.C32]=1;[.B32];&quot;&quot;)">
            <text:p/>
          </table:table-cell>
          <table:table-cell table:formula="of:=IF([.C32]=2;[.B32];&quot;&quot;)">
            <text:p/>
          </table:table-cell>
          <table:table-cell table:formula="of:=IF([.C32]=-1;[.B32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33]=0;[.B33];&quot;&quot;)">
            <text:p/>
          </table:table-cell>
          <table:table-cell table:formula="of:=IF([.C33]=1;[.B33];&quot;&quot;)">
            <text:p/>
          </table:table-cell>
          <table:table-cell table:formula="of:=IF([.C33]=2;[.B33];&quot;&quot;)" office:value-type="float" office:value="3" calcext:value-type="float">
            <text:p>3</text:p>
          </table:table-cell>
          <table:table-cell table:formula="of:=IF([.C33]=-1;[.B33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4]=0;[.B34];&quot;&quot;)" office:value-type="float" office:value="3" calcext:value-type="float">
            <text:p>3</text:p>
          </table:table-cell>
          <table:table-cell table:formula="of:=IF([.C34]=1;[.B34];&quot;&quot;)">
            <text:p/>
          </table:table-cell>
          <table:table-cell table:formula="of:=IF([.C34]=2;[.B34];&quot;&quot;)">
            <text:p/>
          </table:table-cell>
          <table:table-cell table:formula="of:=IF([.C34]=-1;[.B34];&quot;&quot;)">
            <text:p/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35]=0;[.B35];&quot;&quot;)">
            <text:p/>
          </table:table-cell>
          <table:table-cell table:formula="of:=IF([.C35]=1;[.B35];&quot;&quot;)" office:value-type="float" office:value="3" calcext:value-type="float">
            <text:p>3</text:p>
          </table:table-cell>
          <table:table-cell table:formula="of:=IF([.C35]=2;[.B35];&quot;&quot;)">
            <text:p/>
          </table:table-cell>
          <table:table-cell table:formula="of:=IF([.C35]=-1;[.B35];&quot;&quot;)">
            <text:p/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6]=0;[.B36];&quot;&quot;)" office:value-type="float" office:value="3" calcext:value-type="float">
            <text:p>3</text:p>
          </table:table-cell>
          <table:table-cell table:formula="of:=IF([.C36]=1;[.B36];&quot;&quot;)">
            <text:p/>
          </table:table-cell>
          <table:table-cell table:formula="of:=IF([.C36]=2;[.B36];&quot;&quot;)">
            <text:p/>
          </table:table-cell>
          <table:table-cell table:formula="of:=IF([.C36]=-1;[.B36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7]=0;[.B37];&quot;&quot;)">
            <text:p/>
          </table:table-cell>
          <table:table-cell table:formula="of:=IF([.C37]=1;[.B37];&quot;&quot;)" office:value-type="float" office:value="4" calcext:value-type="float">
            <text:p>4</text:p>
          </table:table-cell>
          <table:table-cell table:formula="of:=IF([.C37]=2;[.B37];&quot;&quot;)">
            <text:p/>
          </table:table-cell>
          <table:table-cell table:formula="of:=IF([.C37]=-1;[.B37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38]=0;[.B38];&quot;&quot;)">
            <text:p/>
          </table:table-cell>
          <table:table-cell table:formula="of:=IF([.C38]=1;[.B38];&quot;&quot;)">
            <text:p/>
          </table:table-cell>
          <table:table-cell table:formula="of:=IF([.C38]=2;[.B38];&quot;&quot;)" office:value-type="float" office:value="4" calcext:value-type="float">
            <text:p>4</text:p>
          </table:table-cell>
          <table:table-cell table:formula="of:=IF([.C38]=-1;[.B38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9]=0;[.B39];&quot;&quot;)" office:value-type="float" office:value="3" calcext:value-type="float">
            <text:p>3</text:p>
          </table:table-cell>
          <table:table-cell table:formula="of:=IF([.C39]=1;[.B39];&quot;&quot;)">
            <text:p/>
          </table:table-cell>
          <table:table-cell table:formula="of:=IF([.C39]=2;[.B39];&quot;&quot;)">
            <text:p/>
          </table:table-cell>
          <table:table-cell table:formula="of:=IF([.C39]=-1;[.B39];&quot;&quot;)">
            <text:p/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40]=0;[.B40];&quot;&quot;)">
            <text:p/>
          </table:table-cell>
          <table:table-cell table:formula="of:=IF([.C40]=1;[.B40];&quot;&quot;)" office:value-type="float" office:value="3" calcext:value-type="float">
            <text:p>3</text:p>
          </table:table-cell>
          <table:table-cell table:formula="of:=IF([.C40]=2;[.B40];&quot;&quot;)">
            <text:p/>
          </table:table-cell>
          <table:table-cell table:formula="of:=IF([.C40]=-1;[.B40];&quot;&quot;)">
            <text:p/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1]=0;[.B41];&quot;&quot;)" office:value-type="float" office:value="4" calcext:value-type="float">
            <text:p>4</text:p>
          </table:table-cell>
          <table:table-cell table:formula="of:=IF([.C41]=1;[.B41];&quot;&quot;)">
            <text:p/>
          </table:table-cell>
          <table:table-cell table:formula="of:=IF([.C41]=2;[.B41];&quot;&quot;)">
            <text:p/>
          </table:table-cell>
          <table:table-cell table:formula="of:=IF([.C41]=-1;[.B41];&quot;&quot;)">
            <text:p/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2]=0;[.B42];&quot;&quot;)" office:value-type="float" office:value="4" calcext:value-type="float">
            <text:p>4</text:p>
          </table:table-cell>
          <table:table-cell table:formula="of:=IF([.C42]=1;[.B42];&quot;&quot;)">
            <text:p/>
          </table:table-cell>
          <table:table-cell table:formula="of:=IF([.C42]=2;[.B42];&quot;&quot;)">
            <text:p/>
          </table:table-cell>
          <table:table-cell table:formula="of:=IF([.C42]=-1;[.B42];&quot;&quot;)">
            <text:p/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3]=0;[.B43];&quot;&quot;)" office:value-type="float" office:value="4" calcext:value-type="float">
            <text:p>4</text:p>
          </table:table-cell>
          <table:table-cell table:formula="of:=IF([.C43]=1;[.B43];&quot;&quot;)">
            <text:p/>
          </table:table-cell>
          <table:table-cell table:formula="of:=IF([.C43]=2;[.B43];&quot;&quot;)">
            <text:p/>
          </table:table-cell>
          <table:table-cell table:formula="of:=IF([.C43]=-1;[.B43];&quot;&quot;)">
            <text:p/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44]=0;[.B44];&quot;&quot;)">
            <text:p/>
          </table:table-cell>
          <table:table-cell table:formula="of:=IF([.C44]=1;[.B44];&quot;&quot;)">
            <text:p/>
          </table:table-cell>
          <table:table-cell table:formula="of:=IF([.C44]=2;[.B44];&quot;&quot;)" office:value-type="float" office:value="4" calcext:value-type="float">
            <text:p>4</text:p>
          </table:table-cell>
          <table:table-cell table:formula="of:=IF([.C44]=-1;[.B44];&quot;&quot;)">
            <text:p/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5]=0;[.B45];&quot;&quot;)" office:value-type="float" office:value="3" calcext:value-type="float">
            <text:p>3</text:p>
          </table:table-cell>
          <table:table-cell table:formula="of:=IF([.C45]=1;[.B45];&quot;&quot;)">
            <text:p/>
          </table:table-cell>
          <table:table-cell table:formula="of:=IF([.C45]=2;[.B45];&quot;&quot;)">
            <text:p/>
          </table:table-cell>
          <table:table-cell table:formula="of:=IF([.C45]=-1;[.B45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6]=0;[.B46];&quot;&quot;)">
            <text:p/>
          </table:table-cell>
          <table:table-cell table:formula="of:=IF([.C46]=1;[.B46];&quot;&quot;)" office:value-type="float" office:value="4" calcext:value-type="float">
            <text:p>4</text:p>
          </table:table-cell>
          <table:table-cell table:formula="of:=IF([.C46]=2;[.B46];&quot;&quot;)">
            <text:p/>
          </table:table-cell>
          <table:table-cell table:formula="of:=IF([.C46]=-1;[.B46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47]=0;[.B47];&quot;&quot;)">
            <text:p/>
          </table:table-cell>
          <table:table-cell table:formula="of:=IF([.C47]=1;[.B47];&quot;&quot;)">
            <text:p/>
          </table:table-cell>
          <table:table-cell table:formula="of:=IF([.C47]=2;[.B47];&quot;&quot;)" office:value-type="float" office:value="5" calcext:value-type="float">
            <text:p>5</text:p>
          </table:table-cell>
          <table:table-cell table:formula="of:=IF([.C47]=-1;[.B47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8]=0;[.B48];&quot;&quot;)" office:value-type="float" office:value="3" calcext:value-type="float">
            <text:p>3</text:p>
          </table:table-cell>
          <table:table-cell table:formula="of:=IF([.C48]=1;[.B48];&quot;&quot;)">
            <text:p/>
          </table:table-cell>
          <table:table-cell table:formula="of:=IF([.C48]=2;[.B48];&quot;&quot;)">
            <text:p/>
          </table:table-cell>
          <table:table-cell table:formula="of:=IF([.C48]=-1;[.B48];&quot;&quot;)">
            <text:p/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49]=0;[.B49];&quot;&quot;)">
            <text:p/>
          </table:table-cell>
          <table:table-cell table:formula="of:=IF([.C49]=1;[.B49];&quot;&quot;)">
            <text:p/>
          </table:table-cell>
          <table:table-cell table:formula="of:=IF([.C49]=2;[.B49];&quot;&quot;)" office:value-type="float" office:value="4" calcext:value-type="float">
            <text:p>4</text:p>
          </table:table-cell>
          <table:table-cell table:formula="of:=IF([.C49]=-1;[.B49];&quot;&quot;)">
            <text:p/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0]=0;[.B50];&quot;&quot;)" office:value-type="float" office:value="3" calcext:value-type="float">
            <text:p>3</text:p>
          </table:table-cell>
          <table:table-cell table:formula="of:=IF([.C50]=1;[.B50];&quot;&quot;)">
            <text:p/>
          </table:table-cell>
          <table:table-cell table:formula="of:=IF([.C50]=2;[.B50];&quot;&quot;)">
            <text:p/>
          </table:table-cell>
          <table:table-cell table:formula="of:=IF([.C50]=-1;[.B50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1]=0;[.B51];&quot;&quot;)">
            <text:p/>
          </table:table-cell>
          <table:table-cell table:formula="of:=IF([.C51]=1;[.B51];&quot;&quot;)" office:value-type="float" office:value="4" calcext:value-type="float">
            <text:p>4</text:p>
          </table:table-cell>
          <table:table-cell table:formula="of:=IF([.C51]=2;[.B51];&quot;&quot;)">
            <text:p/>
          </table:table-cell>
          <table:table-cell table:formula="of:=IF([.C51]=-1;[.B51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52]=0;[.B52];&quot;&quot;)">
            <text:p/>
          </table:table-cell>
          <table:table-cell table:formula="of:=IF([.C52]=1;[.B52];&quot;&quot;)">
            <text:p/>
          </table:table-cell>
          <table:table-cell table:formula="of:=IF([.C52]=2;[.B52];&quot;&quot;)" office:value-type="float" office:value="3" calcext:value-type="float">
            <text:p>3</text:p>
          </table:table-cell>
          <table:table-cell table:formula="of:=IF([.C52]=-1;[.B52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3]=0;[.B53];&quot;&quot;)" office:value-type="float" office:value="3" calcext:value-type="float">
            <text:p>3</text:p>
          </table:table-cell>
          <table:table-cell table:formula="of:=IF([.C53]=1;[.B53];&quot;&quot;)">
            <text:p/>
          </table:table-cell>
          <table:table-cell table:formula="of:=IF([.C53]=2;[.B53];&quot;&quot;)">
            <text:p/>
          </table:table-cell>
          <table:table-cell table:formula="of:=IF([.C53]=-1;[.B53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54]=0;[.B54];&quot;&quot;)">
            <text:p/>
          </table:table-cell>
          <table:table-cell table:formula="of:=IF([.C54]=1;[.B54];&quot;&quot;)">
            <text:p/>
          </table:table-cell>
          <table:table-cell table:formula="of:=IF([.C54]=2;[.B54];&quot;&quot;)" office:value-type="float" office:value="4" calcext:value-type="float">
            <text:p>4</text:p>
          </table:table-cell>
          <table:table-cell table:formula="of:=IF([.C54]=-1;[.B54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5]=0;[.B55];&quot;&quot;)" office:value-type="float" office:value="3" calcext:value-type="float">
            <text:p>3</text:p>
          </table:table-cell>
          <table:table-cell table:formula="of:=IF([.C55]=1;[.B55];&quot;&quot;)">
            <text:p/>
          </table:table-cell>
          <table:table-cell table:formula="of:=IF([.C55]=2;[.B55];&quot;&quot;)">
            <text:p/>
          </table:table-cell>
          <table:table-cell table:formula="of:=IF([.C55]=-1;[.B55];&quot;&quot;)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6]=0;[.B56];&quot;&quot;)">
            <text:p/>
          </table:table-cell>
          <table:table-cell table:formula="of:=IF([.C56]=1;[.B56];&quot;&quot;)" office:value-type="float" office:value="4" calcext:value-type="float">
            <text:p>4</text:p>
          </table:table-cell>
          <table:table-cell table:formula="of:=IF([.C56]=2;[.B56];&quot;&quot;)">
            <text:p/>
          </table:table-cell>
          <table:table-cell table:formula="of:=IF([.C56]=-1;[.B56];&quot;&quot;)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57]=0;[.B57];&quot;&quot;)" office:value-type="float" office:value="4" calcext:value-type="float">
            <text:p>4</text:p>
          </table:table-cell>
          <table:table-cell table:formula="of:=IF([.C57]=1;[.B57];&quot;&quot;)">
            <text:p/>
          </table:table-cell>
          <table:table-cell table:formula="of:=IF([.C57]=2;[.B57];&quot;&quot;)">
            <text:p/>
          </table:table-cell>
          <table:table-cell table:formula="of:=IF([.C57]=-1;[.B57];&quot;&quot;)">
            <text:p/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8]=0;[.B58];&quot;&quot;)">
            <text:p/>
          </table:table-cell>
          <table:table-cell table:formula="of:=IF([.C58]=1;[.B58];&quot;&quot;)" office:value-type="float" office:value="4" calcext:value-type="float">
            <text:p>4</text:p>
          </table:table-cell>
          <table:table-cell table:formula="of:=IF([.C58]=2;[.B58];&quot;&quot;)">
            <text:p/>
          </table:table-cell>
          <table:table-cell table:formula="of:=IF([.C58]=-1;[.B58];&quot;&quot;)">
            <text:p/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9]=0;[.B59];&quot;&quot;)" office:value-type="float" office:value="3" calcext:value-type="float">
            <text:p>3</text:p>
          </table:table-cell>
          <table:table-cell table:formula="of:=IF([.C59]=1;[.B59];&quot;&quot;)">
            <text:p/>
          </table:table-cell>
          <table:table-cell table:formula="of:=IF([.C59]=2;[.B59];&quot;&quot;)">
            <text:p/>
          </table:table-cell>
          <table:table-cell table:formula="of:=IF([.C59]=-1;[.B59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0]=0;[.B60];&quot;&quot;)">
            <text:p/>
          </table:table-cell>
          <table:table-cell table:formula="of:=IF([.C60]=1;[.B60];&quot;&quot;)" office:value-type="float" office:value="4" calcext:value-type="float">
            <text:p>4</text:p>
          </table:table-cell>
          <table:table-cell table:formula="of:=IF([.C60]=2;[.B60];&quot;&quot;)">
            <text:p/>
          </table:table-cell>
          <table:table-cell table:formula="of:=IF([.C60]=-1;[.B60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1]=0;[.B61];&quot;&quot;)">
            <text:p/>
          </table:table-cell>
          <table:table-cell table:formula="of:=IF([.C61]=1;[.B61];&quot;&quot;)">
            <text:p/>
          </table:table-cell>
          <table:table-cell table:formula="of:=IF([.C61]=2;[.B61];&quot;&quot;)" office:value-type="float" office:value="3" calcext:value-type="float">
            <text:p>3</text:p>
          </table:table-cell>
          <table:table-cell table:formula="of:=IF([.C61]=-1;[.B61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2]=0;[.B62];&quot;&quot;)" office:value-type="float" office:value="3" calcext:value-type="float">
            <text:p>3</text:p>
          </table:table-cell>
          <table:table-cell table:formula="of:=IF([.C62]=1;[.B62];&quot;&quot;)">
            <text:p/>
          </table:table-cell>
          <table:table-cell table:formula="of:=IF([.C62]=2;[.B62];&quot;&quot;)">
            <text:p/>
          </table:table-cell>
          <table:table-cell table:formula="of:=IF([.C62]=-1;[.B62];&quot;&quot;)">
            <text:p/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63]=0;[.B63];&quot;&quot;)">
            <text:p/>
          </table:table-cell>
          <table:table-cell table:formula="of:=IF([.C63]=1;[.B63];&quot;&quot;)">
            <text:p/>
          </table:table-cell>
          <table:table-cell table:formula="of:=IF([.C63]=2;[.B63];&quot;&quot;)" office:value-type="float" office:value="4" calcext:value-type="float">
            <text:p>4</text:p>
          </table:table-cell>
          <table:table-cell table:formula="of:=IF([.C63]=-1;[.B63];&quot;&quot;)">
            <text:p/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4]=0;[.B64];&quot;&quot;)" office:value-type="float" office:value="3" calcext:value-type="float">
            <text:p>3</text:p>
          </table:table-cell>
          <table:table-cell table:formula="of:=IF([.C64]=1;[.B64];&quot;&quot;)">
            <text:p/>
          </table:table-cell>
          <table:table-cell table:formula="of:=IF([.C64]=2;[.B64];&quot;&quot;)">
            <text:p/>
          </table:table-cell>
          <table:table-cell table:formula="of:=IF([.C64]=-1;[.B64];&quot;&quot;)">
            <text:p/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5]=0;[.B65];&quot;&quot;)">
            <text:p/>
          </table:table-cell>
          <table:table-cell table:formula="of:=IF([.C65]=1;[.B65];&quot;&quot;)" office:value-type="float" office:value="4" calcext:value-type="float">
            <text:p>4</text:p>
          </table:table-cell>
          <table:table-cell table:formula="of:=IF([.C65]=2;[.B65];&quot;&quot;)">
            <text:p/>
          </table:table-cell>
          <table:table-cell table:formula="of:=IF([.C65]=-1;[.B65];&quot;&quot;)">
            <text:p/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66]=0;[.B66];&quot;&quot;)" office:value-type="float" office:value="4" calcext:value-type="float">
            <text:p>4</text:p>
          </table:table-cell>
          <table:table-cell table:formula="of:=IF([.C66]=1;[.B66];&quot;&quot;)">
            <text:p/>
          </table:table-cell>
          <table:table-cell table:formula="of:=IF([.C66]=2;[.B66];&quot;&quot;)">
            <text:p/>
          </table:table-cell>
          <table:table-cell table:formula="of:=IF([.C66]=-1;[.B66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7]=0;[.B67];&quot;&quot;)">
            <text:p/>
          </table:table-cell>
          <table:table-cell table:formula="of:=IF([.C67]=1;[.B67];&quot;&quot;)" office:value-type="float" office:value="4" calcext:value-type="float">
            <text:p>4</text:p>
          </table:table-cell>
          <table:table-cell table:formula="of:=IF([.C67]=2;[.B67];&quot;&quot;)">
            <text:p/>
          </table:table-cell>
          <table:table-cell table:formula="of:=IF([.C67]=-1;[.B67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8]=0;[.B68];&quot;&quot;)">
            <text:p/>
          </table:table-cell>
          <table:table-cell table:formula="of:=IF([.C68]=1;[.B68];&quot;&quot;)">
            <text:p/>
          </table:table-cell>
          <table:table-cell table:formula="of:=IF([.C68]=2;[.B68];&quot;&quot;)" office:value-type="float" office:value="3" calcext:value-type="float">
            <text:p>3</text:p>
          </table:table-cell>
          <table:table-cell table:formula="of:=IF([.C68]=-1;[.B68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9]=0;[.B69];&quot;&quot;)" office:value-type="float" office:value="3" calcext:value-type="float">
            <text:p>3</text:p>
          </table:table-cell>
          <table:table-cell table:formula="of:=IF([.C69]=1;[.B69];&quot;&quot;)">
            <text:p/>
          </table:table-cell>
          <table:table-cell table:formula="of:=IF([.C69]=2;[.B69];&quot;&quot;)">
            <text:p/>
          </table:table-cell>
          <table:table-cell table:formula="of:=IF([.C69]=-1;[.B69];&quot;&quot;)">
            <text:p/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70]=0;[.B70];&quot;&quot;)">
            <text:p/>
          </table:table-cell>
          <table:table-cell table:formula="of:=IF([.C70]=1;[.B70];&quot;&quot;)" office:value-type="float" office:value="6" calcext:value-type="float">
            <text:p>6</text:p>
          </table:table-cell>
          <table:table-cell table:formula="of:=IF([.C70]=2;[.B70];&quot;&quot;)">
            <text:p/>
          </table:table-cell>
          <table:table-cell table:formula="of:=IF([.C70]=-1;[.B70];&quot;&quot;)">
            <text:p/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1]=0;[.B71];&quot;&quot;)" office:value-type="float" office:value="3" calcext:value-type="float">
            <text:p>3</text:p>
          </table:table-cell>
          <table:table-cell table:formula="of:=IF([.C71]=1;[.B71];&quot;&quot;)">
            <text:p/>
          </table:table-cell>
          <table:table-cell table:formula="of:=IF([.C71]=2;[.B71];&quot;&quot;)">
            <text:p/>
          </table:table-cell>
          <table:table-cell table:formula="of:=IF([.C71]=-1;[.B71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C72]=0;[.B72];&quot;&quot;)">
            <text:p/>
          </table:table-cell>
          <table:table-cell table:formula="of:=IF([.C72]=1;[.B72];&quot;&quot;)">
            <text:p/>
          </table:table-cell>
          <table:table-cell table:formula="of:=IF([.C72]=2;[.B72];&quot;&quot;)">
            <text:p/>
          </table:table-cell>
          <table:table-cell table:formula="of:=IF([.C72]=-1;[.B72];&quot;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73]=0;[.B73];&quot;&quot;)">
            <text:p/>
          </table:table-cell>
          <table:table-cell table:formula="of:=IF([.C73]=1;[.B73];&quot;&quot;)" office:value-type="float" office:value="9" calcext:value-type="float">
            <text:p>9</text:p>
          </table:table-cell>
          <table:table-cell table:formula="of:=IF([.C73]=2;[.B73];&quot;&quot;)">
            <text:p/>
          </table:table-cell>
          <table:table-cell table:formula="of:=IF([.C73]=-1;[.B73];&quot;&quot;)">
            <text:p/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4]=0;[.B74];&quot;&quot;)" office:value-type="float" office:value="4" calcext:value-type="float">
            <text:p>4</text:p>
          </table:table-cell>
          <table:table-cell table:formula="of:=IF([.C74]=1;[.B74];&quot;&quot;)">
            <text:p/>
          </table:table-cell>
          <table:table-cell table:formula="of:=IF([.C74]=2;[.B74];&quot;&quot;)">
            <text:p/>
          </table:table-cell>
          <table:table-cell table:formula="of:=IF([.C74]=-1;[.B74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75]=0;[.B75];&quot;&quot;)">
            <text:p/>
          </table:table-cell>
          <table:table-cell table:formula="of:=IF([.C75]=1;[.B75];&quot;&quot;)">
            <text:p/>
          </table:table-cell>
          <table:table-cell table:formula="of:=IF([.C75]=2;[.B75];&quot;&quot;)">
            <text:p/>
          </table:table-cell>
          <table:table-cell table:formula="of:=IF([.C75]=-1;[.B75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C76]=0;[.B76];&quot;&quot;)">
            <text:p/>
          </table:table-cell>
          <table:table-cell table:formula="of:=IF([.C76]=1;[.B76];&quot;&quot;)">
            <text:p/>
          </table:table-cell>
          <table:table-cell table:formula="of:=IF([.C76]=2;[.B76];&quot;&quot;)">
            <text:p/>
          </table:table-cell>
          <table:table-cell table:formula="of:=IF([.C76]=-1;[.B76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F([.C77]=0;[.B77];&quot;&quot;)">
            <text:p/>
          </table:table-cell>
          <table:table-cell table:formula="of:=IF([.C77]=1;[.B77];&quot;&quot;)">
            <text:p/>
          </table:table-cell>
          <table:table-cell table:formula="of:=IF([.C77]=2;[.B77];&quot;&quot;)" office:value-type="float" office:value="9" calcext:value-type="float">
            <text:p>9</text:p>
          </table:table-cell>
          <table:table-cell table:formula="of:=IF([.C77]=-1;[.B77];&quot;&quot;)">
            <text:p/>
          </table:table-cell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8]=0;[.B78];&quot;&quot;)" office:value-type="float" office:value="3" calcext:value-type="float">
            <text:p>3</text:p>
          </table:table-cell>
          <table:table-cell table:formula="of:=IF([.C78]=1;[.B78];&quot;&quot;)">
            <text:p/>
          </table:table-cell>
          <table:table-cell table:formula="of:=IF([.C78]=2;[.B78];&quot;&quot;)">
            <text:p/>
          </table:table-cell>
          <table:table-cell table:formula="of:=IF([.C78]=-1;[.B78];&quot;&quot;)">
            <text:p/>
          </table:table-cell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9]=0;[.B79];&quot;&quot;)" office:value-type="float" office:value="4" calcext:value-type="float">
            <text:p>4</text:p>
          </table:table-cell>
          <table:table-cell table:formula="of:=IF([.C79]=1;[.B79];&quot;&quot;)">
            <text:p/>
          </table:table-cell>
          <table:table-cell table:formula="of:=IF([.C79]=2;[.B79];&quot;&quot;)">
            <text:p/>
          </table:table-cell>
          <table:table-cell table:formula="of:=IF([.C79]=-1;[.B79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0]=0;[.B80];&quot;&quot;)" office:value-type="float" office:value="4" calcext:value-type="float">
            <text:p>4</text:p>
          </table:table-cell>
          <table:table-cell table:formula="of:=IF([.C80]=1;[.B80];&quot;&quot;)">
            <text:p/>
          </table:table-cell>
          <table:table-cell table:formula="of:=IF([.C80]=2;[.B80];&quot;&quot;)">
            <text:p/>
          </table:table-cell>
          <table:table-cell table:formula="of:=IF([.C80]=-1;[.B80];&quot;&quot;)">
            <text:p/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81]=0;[.B81];&quot;&quot;)" office:value-type="float" office:value="6" calcext:value-type="float">
            <text:p>6</text:p>
          </table:table-cell>
          <table:table-cell table:formula="of:=IF([.C81]=1;[.B81];&quot;&quot;)">
            <text:p/>
          </table:table-cell>
          <table:table-cell table:formula="of:=IF([.C81]=2;[.B81];&quot;&quot;)">
            <text:p/>
          </table:table-cell>
          <table:table-cell table:formula="of:=IF([.C81]=-1;[.B81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82]=0;[.B82];&quot;&quot;)">
            <text:p/>
          </table:table-cell>
          <table:table-cell table:formula="of:=IF([.C82]=1;[.B82];&quot;&quot;)">
            <text:p/>
          </table:table-cell>
          <table:table-cell table:formula="of:=IF([.C82]=2;[.B82];&quot;&quot;)" office:value-type="float" office:value="6" calcext:value-type="float">
            <text:p>6</text:p>
          </table:table-cell>
          <table:table-cell table:formula="of:=IF([.C82]=-1;[.B82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3]=0;[.B83];&quot;&quot;)" office:value-type="float" office:value="3" calcext:value-type="float">
            <text:p>3</text:p>
          </table:table-cell>
          <table:table-cell table:formula="of:=IF([.C83]=1;[.B83];&quot;&quot;)">
            <text:p/>
          </table:table-cell>
          <table:table-cell table:formula="of:=IF([.C83]=2;[.B83];&quot;&quot;)">
            <text:p/>
          </table:table-cell>
          <table:table-cell table:formula="of:=IF([.C83]=-1;[.B83];&quot;&quot;)">
            <text:p/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4]=0;[.B84];&quot;&quot;)">
            <text:p/>
          </table:table-cell>
          <table:table-cell table:formula="of:=IF([.C84]=1;[.B84];&quot;&quot;)" office:value-type="float" office:value="5" calcext:value-type="float">
            <text:p>5</text:p>
          </table:table-cell>
          <table:table-cell table:formula="of:=IF([.C84]=2;[.B84];&quot;&quot;)">
            <text:p/>
          </table:table-cell>
          <table:table-cell table:formula="of:=IF([.C84]=-1;[.B84];&quot;&quot;)">
            <text:p/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5]=0;[.B85];&quot;&quot;)" office:value-type="float" office:value="4" calcext:value-type="float">
            <text:p>4</text:p>
          </table:table-cell>
          <table:table-cell table:formula="of:=IF([.C85]=1;[.B85];&quot;&quot;)">
            <text:p/>
          </table:table-cell>
          <table:table-cell table:formula="of:=IF([.C85]=2;[.B85];&quot;&quot;)">
            <text:p/>
          </table:table-cell>
          <table:table-cell table:formula="of:=IF([.C85]=-1;[.B85];&quot;&quot;)">
            <text:p/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86]=0;[.B86];&quot;&quot;)">
            <text:p/>
          </table:table-cell>
          <table:table-cell table:formula="of:=IF([.C86]=1;[.B86];&quot;&quot;)">
            <text:p/>
          </table:table-cell>
          <table:table-cell table:formula="of:=IF([.C86]=2;[.B86];&quot;&quot;)" office:value-type="float" office:value="5" calcext:value-type="float">
            <text:p>5</text:p>
          </table:table-cell>
          <table:table-cell table:formula="of:=IF([.C86]=-1;[.B86];&quot;&quot;)">
            <text:p/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7]=0;[.B87];&quot;&quot;)" office:value-type="float" office:value="3" calcext:value-type="float">
            <text:p>3</text:p>
          </table:table-cell>
          <table:table-cell table:formula="of:=IF([.C87]=1;[.B87];&quot;&quot;)">
            <text:p/>
          </table:table-cell>
          <table:table-cell table:formula="of:=IF([.C87]=2;[.B87];&quot;&quot;)">
            <text:p/>
          </table:table-cell>
          <table:table-cell table:formula="of:=IF([.C87]=-1;[.B87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8]=0;[.B88];&quot;&quot;)">
            <text:p/>
          </table:table-cell>
          <table:table-cell table:formula="of:=IF([.C88]=1;[.B88];&quot;&quot;)" office:value-type="float" office:value="5" calcext:value-type="float">
            <text:p>5</text:p>
          </table:table-cell>
          <table:table-cell table:formula="of:=IF([.C88]=2;[.B88];&quot;&quot;)">
            <text:p/>
          </table:table-cell>
          <table:table-cell table:formula="of:=IF([.C88]=-1;[.B88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89]=0;[.B89];&quot;&quot;)">
            <text:p/>
          </table:table-cell>
          <table:table-cell table:formula="of:=IF([.C89]=1;[.B89];&quot;&quot;)">
            <text:p/>
          </table:table-cell>
          <table:table-cell table:formula="of:=IF([.C89]=2;[.B89];&quot;&quot;)" office:value-type="float" office:value="4" calcext:value-type="float">
            <text:p>4</text:p>
          </table:table-cell>
          <table:table-cell table:formula="of:=IF([.C89]=-1;[.B89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0]=0;[.B90];&quot;&quot;)" office:value-type="float" office:value="3" calcext:value-type="float">
            <text:p>3</text:p>
          </table:table-cell>
          <table:table-cell table:formula="of:=IF([.C90]=1;[.B90];&quot;&quot;)">
            <text:p/>
          </table:table-cell>
          <table:table-cell table:formula="of:=IF([.C90]=2;[.B90];&quot;&quot;)">
            <text:p/>
          </table:table-cell>
          <table:table-cell table:formula="of:=IF([.C90]=-1;[.B90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C91]=0;[.B91];&quot;&quot;)">
            <text:p/>
          </table:table-cell>
          <table:table-cell table:formula="of:=IF([.C91]=1;[.B91];&quot;&quot;)">
            <text:p/>
          </table:table-cell>
          <table:table-cell table:formula="of:=IF([.C91]=2;[.B91];&quot;&quot;)">
            <text:p/>
          </table:table-cell>
          <table:table-cell table:formula="of:=IF([.C91]=-1;[.B9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2]=0;[.B92];&quot;&quot;)">
            <text:p/>
          </table:table-cell>
          <table:table-cell table:formula="of:=IF([.C92]=1;[.B92];&quot;&quot;)" office:value-type="float" office:value="4" calcext:value-type="float">
            <text:p>4</text:p>
          </table:table-cell>
          <table:table-cell table:formula="of:=IF([.C92]=2;[.B92];&quot;&quot;)">
            <text:p/>
          </table:table-cell>
          <table:table-cell table:formula="of:=IF([.C92]=-1;[.B92];&quot;&quot;)">
            <text:p/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3]=0;[.B93];&quot;&quot;)" office:value-type="float" office:value="3" calcext:value-type="float">
            <text:p>3</text:p>
          </table:table-cell>
          <table:table-cell table:formula="of:=IF([.C93]=1;[.B93];&quot;&quot;)">
            <text:p/>
          </table:table-cell>
          <table:table-cell table:formula="of:=IF([.C93]=2;[.B93];&quot;&quot;)">
            <text:p/>
          </table:table-cell>
          <table:table-cell table:formula="of:=IF([.C93]=-1;[.B93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4]=0;[.B94];&quot;&quot;)">
            <text:p/>
          </table:table-cell>
          <table:table-cell table:formula="of:=IF([.C94]=1;[.B94];&quot;&quot;)">
            <text:p/>
          </table:table-cell>
          <table:table-cell table:formula="of:=IF([.C94]=2;[.B94];&quot;&quot;)" office:value-type="float" office:value="4" calcext:value-type="float">
            <text:p>4</text:p>
          </table:table-cell>
          <table:table-cell table:formula="of:=IF([.C94]=-1;[.B94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5]=0;[.B95];&quot;&quot;)" office:value-type="float" office:value="3" calcext:value-type="float">
            <text:p>3</text:p>
          </table:table-cell>
          <table:table-cell table:formula="of:=IF([.C95]=1;[.B95];&quot;&quot;)">
            <text:p/>
          </table:table-cell>
          <table:table-cell table:formula="of:=IF([.C95]=2;[.B95];&quot;&quot;)">
            <text:p/>
          </table:table-cell>
          <table:table-cell table:formula="of:=IF([.C95]=-1;[.B95];&quot;&quot;)">
            <text:p/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96]=0;[.B96];&quot;&quot;)">
            <text:p/>
          </table:table-cell>
          <table:table-cell table:formula="of:=IF([.C96]=1;[.B96];&quot;&quot;)">
            <text:p/>
          </table:table-cell>
          <table:table-cell table:formula="of:=IF([.C96]=2;[.B96];&quot;&quot;)" office:value-type="float" office:value="5" calcext:value-type="float">
            <text:p>5</text:p>
          </table:table-cell>
          <table:table-cell table:formula="of:=IF([.C96]=-1;[.B96];&quot;&quot;)">
            <text:p/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7]=0;[.B97];&quot;&quot;)" office:value-type="float" office:value="3" calcext:value-type="float">
            <text:p>3</text:p>
          </table:table-cell>
          <table:table-cell table:formula="of:=IF([.C97]=1;[.B97];&quot;&quot;)">
            <text:p/>
          </table:table-cell>
          <table:table-cell table:formula="of:=IF([.C97]=2;[.B97];&quot;&quot;)">
            <text:p/>
          </table:table-cell>
          <table:table-cell table:formula="of:=IF([.C97]=-1;[.B97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98]=0;[.B98];&quot;&quot;)">
            <text:p/>
          </table:table-cell>
          <table:table-cell table:formula="of:=IF([.C98]=1;[.B98];&quot;&quot;)" office:value-type="float" office:value="5" calcext:value-type="float">
            <text:p>5</text:p>
          </table:table-cell>
          <table:table-cell table:formula="of:=IF([.C98]=2;[.B98];&quot;&quot;)">
            <text:p/>
          </table:table-cell>
          <table:table-cell table:formula="of:=IF([.C98]=-1;[.B98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9]=0;[.B99];&quot;&quot;)">
            <text:p/>
          </table:table-cell>
          <table:table-cell table:formula="of:=IF([.C99]=1;[.B99];&quot;&quot;)">
            <text:p/>
          </table:table-cell>
          <table:table-cell table:formula="of:=IF([.C99]=2;[.B99];&quot;&quot;)" office:value-type="float" office:value="4" calcext:value-type="float">
            <text:p>4</text:p>
          </table:table-cell>
          <table:table-cell table:formula="of:=IF([.C99]=-1;[.B99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0]=0;[.B100];&quot;&quot;)" office:value-type="float" office:value="3" calcext:value-type="float">
            <text:p>3</text:p>
          </table:table-cell>
          <table:table-cell table:formula="of:=IF([.C100]=1;[.B100];&quot;&quot;)">
            <text:p/>
          </table:table-cell>
          <table:table-cell table:formula="of:=IF([.C100]=2;[.B100];&quot;&quot;)">
            <text:p/>
          </table:table-cell>
          <table:table-cell table:formula="of:=IF([.C100]=-1;[.B100];&quot;&quot;)">
            <text:p/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01]=0;[.B101];&quot;&quot;)" office:value-type="float" office:value="5" calcext:value-type="float">
            <text:p>5</text:p>
          </table:table-cell>
          <table:table-cell table:formula="of:=IF([.C101]=1;[.B101];&quot;&quot;)">
            <text:p/>
          </table:table-cell>
          <table:table-cell table:formula="of:=IF([.C101]=2;[.B101];&quot;&quot;)">
            <text:p/>
          </table:table-cell>
          <table:table-cell table:formula="of:=IF([.C101]=-1;[.B101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02]=0;[.B102];&quot;&quot;)">
            <text:p/>
          </table:table-cell>
          <table:table-cell table:formula="of:=IF([.C102]=1;[.B102];&quot;&quot;)" office:value-type="float" office:value="6" calcext:value-type="float">
            <text:p>6</text:p>
          </table:table-cell>
          <table:table-cell table:formula="of:=IF([.C102]=2;[.B102];&quot;&quot;)">
            <text:p/>
          </table:table-cell>
          <table:table-cell table:formula="of:=IF([.C102]=-1;[.B102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03]=0;[.B103];&quot;&quot;)">
            <text:p/>
          </table:table-cell>
          <table:table-cell table:formula="of:=IF([.C103]=1;[.B103];&quot;&quot;)">
            <text:p/>
          </table:table-cell>
          <table:table-cell table:formula="of:=IF([.C103]=2;[.B103];&quot;&quot;)" office:value-type="float" office:value="4" calcext:value-type="float">
            <text:p>4</text:p>
          </table:table-cell>
          <table:table-cell table:formula="of:=IF([.C103]=-1;[.B103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04]=0;[.B104];&quot;&quot;)" office:value-type="float" office:value="2" calcext:value-type="float">
            <text:p>2</text:p>
          </table:table-cell>
          <table:table-cell table:formula="of:=IF([.C104]=1;[.B104];&quot;&quot;)">
            <text:p/>
          </table:table-cell>
          <table:table-cell table:formula="of:=IF([.C104]=2;[.B104];&quot;&quot;)">
            <text:p/>
          </table:table-cell>
          <table:table-cell table:formula="of:=IF([.C104]=-1;[.B104];&quot;&quot;)">
            <text:p/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05]=0;[.B105];&quot;&quot;)" office:value-type="float" office:value="6" calcext:value-type="float">
            <text:p>6</text:p>
          </table:table-cell>
          <table:table-cell table:formula="of:=IF([.C105]=1;[.B105];&quot;&quot;)">
            <text:p/>
          </table:table-cell>
          <table:table-cell table:formula="of:=IF([.C105]=2;[.B105];&quot;&quot;)">
            <text:p/>
          </table:table-cell>
          <table:table-cell table:formula="of:=IF([.C105]=-1;[.B105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06]=0;[.B106];&quot;&quot;)">
            <text:p/>
          </table:table-cell>
          <table:table-cell table:formula="of:=IF([.C106]=1;[.B106];&quot;&quot;)" office:value-type="float" office:value="8" calcext:value-type="float">
            <text:p>8</text:p>
          </table:table-cell>
          <table:table-cell table:formula="of:=IF([.C106]=2;[.B106];&quot;&quot;)">
            <text:p/>
          </table:table-cell>
          <table:table-cell table:formula="of:=IF([.C106]=-1;[.B106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7]=0;[.B107];&quot;&quot;)">
            <text:p/>
          </table:table-cell>
          <table:table-cell table:formula="of:=IF([.C107]=1;[.B107];&quot;&quot;)" office:value-type="float" office:value="4" calcext:value-type="float">
            <text:p>4</text:p>
          </table:table-cell>
          <table:table-cell table:formula="of:=IF([.C107]=2;[.B107];&quot;&quot;)">
            <text:p/>
          </table:table-cell>
          <table:table-cell table:formula="of:=IF([.C107]=-1;[.B107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08]=0;[.B108];&quot;&quot;)">
            <text:p/>
          </table:table-cell>
          <table:table-cell table:formula="of:=IF([.C108]=1;[.B108];&quot;&quot;)">
            <text:p/>
          </table:table-cell>
          <table:table-cell table:formula="of:=IF([.C108]=2;[.B108];&quot;&quot;)" office:value-type="float" office:value="2" calcext:value-type="float">
            <text:p>2</text:p>
          </table:table-cell>
          <table:table-cell table:formula="of:=IF([.C108]=-1;[.B108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9]=0;[.B109];&quot;&quot;)" office:value-type="float" office:value="3" calcext:value-type="float">
            <text:p>3</text:p>
          </table:table-cell>
          <table:table-cell table:formula="of:=IF([.C109]=1;[.B109];&quot;&quot;)">
            <text:p/>
          </table:table-cell>
          <table:table-cell table:formula="of:=IF([.C109]=2;[.B109];&quot;&quot;)">
            <text:p/>
          </table:table-cell>
          <table:table-cell table:formula="of:=IF([.C109]=-1;[.B109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10]=0;[.B110];&quot;&quot;)">
            <text:p/>
          </table:table-cell>
          <table:table-cell table:formula="of:=IF([.C110]=1;[.B110];&quot;&quot;)">
            <text:p/>
          </table:table-cell>
          <table:table-cell table:formula="of:=IF([.C110]=2;[.B110];&quot;&quot;)">
            <text:p/>
          </table:table-cell>
          <table:table-cell table:formula="of:=IF([.C110]=-1;[.B110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11]=0;[.B111];&quot;&quot;)">
            <text:p/>
          </table:table-cell>
          <table:table-cell table:formula="of:=IF([.C111]=1;[.B111];&quot;&quot;)" office:value-type="float" office:value="8" calcext:value-type="float">
            <text:p>8</text:p>
          </table:table-cell>
          <table:table-cell table:formula="of:=IF([.C111]=2;[.B111];&quot;&quot;)">
            <text:p/>
          </table:table-cell>
          <table:table-cell table:formula="of:=IF([.C111]=-1;[.B111];&quot;&quot;)">
            <text:p/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12]=0;[.B112];&quot;&quot;)">
            <text:p/>
          </table:table-cell>
          <table:table-cell table:formula="of:=IF([.C112]=1;[.B112];&quot;&quot;)">
            <text:p/>
          </table:table-cell>
          <table:table-cell table:formula="of:=IF([.C112]=2;[.B112];&quot;&quot;)" office:value-type="float" office:value="4" calcext:value-type="float">
            <text:p>4</text:p>
          </table:table-cell>
          <table:table-cell table:formula="of:=IF([.C112]=-1;[.B112];&quot;&quot;)">
            <text:p/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13]=0;[.B113];&quot;&quot;)">
            <text:p/>
          </table:table-cell>
          <table:table-cell table:formula="of:=IF([.C113]=1;[.B113];&quot;&quot;)">
            <text:p/>
          </table:table-cell>
          <table:table-cell table:formula="of:=IF([.C113]=2;[.B113];&quot;&quot;)" office:value-type="float" office:value="3" calcext:value-type="float">
            <text:p>3</text:p>
          </table:table-cell>
          <table:table-cell table:formula="of:=IF([.C113]=-1;[.B113];&quot;&quot;)">
            <text:p/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4]=0;[.B114];&quot;&quot;)" office:value-type="float" office:value="2" calcext:value-type="float">
            <text:p>2</text:p>
          </table:table-cell>
          <table:table-cell table:formula="of:=IF([.C114]=1;[.B114];&quot;&quot;)">
            <text:p/>
          </table:table-cell>
          <table:table-cell table:formula="of:=IF([.C114]=2;[.B114];&quot;&quot;)">
            <text:p/>
          </table:table-cell>
          <table:table-cell table:formula="of:=IF([.C114]=-1;[.B114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C115]=0;[.B115];&quot;&quot;)">
            <text:p/>
          </table:table-cell>
          <table:table-cell table:formula="of:=IF([.C115]=1;[.B115];&quot;&quot;)">
            <text:p/>
          </table:table-cell>
          <table:table-cell table:formula="of:=IF([.C115]=2;[.B115];&quot;&quot;)" office:value-type="float" office:value="8" calcext:value-type="float">
            <text:p>8</text:p>
          </table:table-cell>
          <table:table-cell table:formula="of:=IF([.C115]=-1;[.B115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16]=0;[.B116];&quot;&quot;)" office:value-type="float" office:value="3" calcext:value-type="float">
            <text:p>3</text:p>
          </table:table-cell>
          <table:table-cell table:formula="of:=IF([.C116]=1;[.B116];&quot;&quot;)">
            <text:p/>
          </table:table-cell>
          <table:table-cell table:formula="of:=IF([.C116]=2;[.B116];&quot;&quot;)">
            <text:p/>
          </table:table-cell>
          <table:table-cell table:formula="of:=IF([.C116]=-1;[.B116];&quot;&quot;)">
            <text:p/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17]=0;[.B117];&quot;&quot;)">
            <text:p/>
          </table:table-cell>
          <table:table-cell table:formula="of:=IF([.C117]=1;[.B117];&quot;&quot;)">
            <text:p/>
          </table:table-cell>
          <table:table-cell table:formula="of:=IF([.C117]=2;[.B117];&quot;&quot;)" office:value-type="float" office:value="4" calcext:value-type="float">
            <text:p>4</text:p>
          </table:table-cell>
          <table:table-cell table:formula="of:=IF([.C117]=-1;[.B117];&quot;&quot;)">
            <text:p/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8]=0;[.B118];&quot;&quot;)" office:value-type="float" office:value="2" calcext:value-type="float">
            <text:p>2</text:p>
          </table:table-cell>
          <table:table-cell table:formula="of:=IF([.C118]=1;[.B118];&quot;&quot;)">
            <text:p/>
          </table:table-cell>
          <table:table-cell table:formula="of:=IF([.C118]=2;[.B118];&quot;&quot;)">
            <text:p/>
          </table:table-cell>
          <table:table-cell table:formula="of:=IF([.C118]=-1;[.B118];&quot;&quot;)">
            <text:p/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19]=0;[.B119];&quot;&quot;)" office:value-type="float" office:value="4" calcext:value-type="float">
            <text:p>4</text:p>
          </table:table-cell>
          <table:table-cell table:formula="of:=IF([.C119]=1;[.B119];&quot;&quot;)">
            <text:p/>
          </table:table-cell>
          <table:table-cell table:formula="of:=IF([.C119]=2;[.B119];&quot;&quot;)">
            <text:p/>
          </table:table-cell>
          <table:table-cell table:formula="of:=IF([.C119]=-1;[.B119];&quot;&quot;)">
            <text:p/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C120]=0;[.B120];&quot;&quot;)">
            <text:p/>
          </table:table-cell>
          <table:table-cell table:formula="of:=IF([.C120]=1;[.B120];&quot;&quot;)">
            <text:p/>
          </table:table-cell>
          <table:table-cell table:formula="of:=IF([.C120]=2;[.B120];&quot;&quot;)" office:value-type="float" office:value="8" calcext:value-type="float">
            <text:p>8</text:p>
          </table:table-cell>
          <table:table-cell table:formula="of:=IF([.C120]=-1;[.B120];&quot;&quot;)">
            <text:p/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1]=0;[.B121];&quot;&quot;)" office:value-type="float" office:value="2" calcext:value-type="float">
            <text:p>2</text:p>
          </table:table-cell>
          <table:table-cell table:formula="of:=IF([.C121]=1;[.B121];&quot;&quot;)">
            <text:p/>
          </table:table-cell>
          <table:table-cell table:formula="of:=IF([.C121]=2;[.B121];&quot;&quot;)">
            <text:p/>
          </table:table-cell>
          <table:table-cell table:formula="of:=IF([.C121]=-1;[.B121];&quot;&quot;)">
            <text:p/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22]=0;[.B122];&quot;&quot;)" office:value-type="float" office:value="4" calcext:value-type="float">
            <text:p>4</text:p>
          </table:table-cell>
          <table:table-cell table:formula="of:=IF([.C122]=1;[.B122];&quot;&quot;)">
            <text:p/>
          </table:table-cell>
          <table:table-cell table:formula="of:=IF([.C122]=2;[.B122];&quot;&quot;)">
            <text:p/>
          </table:table-cell>
          <table:table-cell table:formula="of:=IF([.C122]=-1;[.B122];&quot;&quot;)">
            <text:p/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3]=0;[.B123];&quot;&quot;)">
            <text:p/>
          </table:table-cell>
          <table:table-cell table:formula="of:=IF([.C123]=1;[.B123];&quot;&quot;)" office:value-type="float" office:value="4" calcext:value-type="float">
            <text:p>4</text:p>
          </table:table-cell>
          <table:table-cell table:formula="of:=IF([.C123]=2;[.B123];&quot;&quot;)">
            <text:p/>
          </table:table-cell>
          <table:table-cell table:formula="of:=IF([.C123]=-1;[.B123];&quot;&quot;)">
            <text:p/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24]=0;[.B124];&quot;&quot;)" office:value-type="float" office:value="3" calcext:value-type="float">
            <text:p>3</text:p>
          </table:table-cell>
          <table:table-cell table:formula="of:=IF([.C124]=1;[.B124];&quot;&quot;)">
            <text:p/>
          </table:table-cell>
          <table:table-cell table:formula="of:=IF([.C124]=2;[.B124];&quot;&quot;)">
            <text:p/>
          </table:table-cell>
          <table:table-cell table:formula="of:=IF([.C124]=-1;[.B124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25]=0;[.B125];&quot;&quot;)">
            <text:p/>
          </table:table-cell>
          <table:table-cell table:formula="of:=IF([.C125]=1;[.B125];&quot;&quot;)" office:value-type="float" office:value="5" calcext:value-type="float">
            <text:p>5</text:p>
          </table:table-cell>
          <table:table-cell table:formula="of:=IF([.C125]=2;[.B125];&quot;&quot;)">
            <text:p/>
          </table:table-cell>
          <table:table-cell table:formula="of:=IF([.C125]=-1;[.B125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26]=0;[.B126];&quot;&quot;)">
            <text:p/>
          </table:table-cell>
          <table:table-cell table:formula="of:=IF([.C126]=1;[.B126];&quot;&quot;)">
            <text:p/>
          </table:table-cell>
          <table:table-cell table:formula="of:=IF([.C126]=2;[.B126];&quot;&quot;)" office:value-type="float" office:value="2" calcext:value-type="float">
            <text:p>2</text:p>
          </table:table-cell>
          <table:table-cell table:formula="of:=IF([.C126]=-1;[.B126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7]=0;[.B127];&quot;&quot;)" office:value-type="float" office:value="2" calcext:value-type="float">
            <text:p>2</text:p>
          </table:table-cell>
          <table:table-cell table:formula="of:=IF([.C127]=1;[.B127];&quot;&quot;)">
            <text:p/>
          </table:table-cell>
          <table:table-cell table:formula="of:=IF([.C127]=2;[.B127];&quot;&quot;)">
            <text:p/>
          </table:table-cell>
          <table:table-cell table:formula="of:=IF([.C127]=-1;[.B127];&quot;&quot;)">
            <text:p/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28]=0;[.B128];&quot;&quot;)">
            <text:p/>
          </table:table-cell>
          <table:table-cell table:formula="of:=IF([.C128]=1;[.B128];&quot;&quot;)">
            <text:p/>
          </table:table-cell>
          <table:table-cell table:formula="of:=IF([.C128]=2;[.B128];&quot;&quot;)" office:value-type="float" office:value="6" calcext:value-type="float">
            <text:p>6</text:p>
          </table:table-cell>
          <table:table-cell table:formula="of:=IF([.C128]=-1;[.B128];&quot;&quot;)">
            <text:p/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9]=0;[.B129];&quot;&quot;)" office:value-type="float" office:value="2" calcext:value-type="float">
            <text:p>2</text:p>
          </table:table-cell>
          <table:table-cell table:formula="of:=IF([.C129]=1;[.B129];&quot;&quot;)">
            <text:p/>
          </table:table-cell>
          <table:table-cell table:formula="of:=IF([.C129]=2;[.B129];&quot;&quot;)">
            <text:p/>
          </table:table-cell>
          <table:table-cell table:formula="of:=IF([.C129]=-1;[.B129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30]=0;[.B130];&quot;&quot;)">
            <text:p/>
          </table:table-cell>
          <table:table-cell table:formula="of:=IF([.C130]=1;[.B130];&quot;&quot;)" office:value-type="float" office:value="6" calcext:value-type="float">
            <text:p>6</text:p>
          </table:table-cell>
          <table:table-cell table:formula="of:=IF([.C130]=2;[.B130];&quot;&quot;)">
            <text:p/>
          </table:table-cell>
          <table:table-cell table:formula="of:=IF([.C130]=-1;[.B130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1]=0;[.B131];&quot;&quot;)">
            <text:p/>
          </table:table-cell>
          <table:table-cell table:formula="of:=IF([.C131]=1;[.B131];&quot;&quot;)">
            <text:p/>
          </table:table-cell>
          <table:table-cell table:formula="of:=IF([.C131]=2;[.B131];&quot;&quot;)" office:value-type="float" office:value="3" calcext:value-type="float">
            <text:p>3</text:p>
          </table:table-cell>
          <table:table-cell table:formula="of:=IF([.C131]=-1;[.B131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2]=0;[.B132];&quot;&quot;)" office:value-type="float" office:value="3" calcext:value-type="float">
            <text:p>3</text:p>
          </table:table-cell>
          <table:table-cell table:formula="of:=IF([.C132]=1;[.B132];&quot;&quot;)">
            <text:p/>
          </table:table-cell>
          <table:table-cell table:formula="of:=IF([.C132]=2;[.B132];&quot;&quot;)">
            <text:p/>
          </table:table-cell>
          <table:table-cell table:formula="of:=IF([.C132]=-1;[.B132];&quot;&quot;)">
            <text:p/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33]=0;[.B133];&quot;&quot;)" office:value-type="float" office:value="6" calcext:value-type="float">
            <text:p>6</text:p>
          </table:table-cell>
          <table:table-cell table:formula="of:=IF([.C133]=1;[.B133];&quot;&quot;)">
            <text:p/>
          </table:table-cell>
          <table:table-cell table:formula="of:=IF([.C133]=2;[.B133];&quot;&quot;)">
            <text:p/>
          </table:table-cell>
          <table:table-cell table:formula="of:=IF([.C133]=-1;[.B133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134]=0;[.B134];&quot;&quot;)">
            <text:p/>
          </table:table-cell>
          <table:table-cell table:formula="of:=IF([.C134]=1;[.B134];&quot;&quot;)" office:value-type="float" office:value="7" calcext:value-type="float">
            <text:p>7</text:p>
          </table:table-cell>
          <table:table-cell table:formula="of:=IF([.C134]=2;[.B134];&quot;&quot;)">
            <text:p/>
          </table:table-cell>
          <table:table-cell table:formula="of:=IF([.C134]=-1;[.B134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5]=0;[.B135];&quot;&quot;)">
            <text:p/>
          </table:table-cell>
          <table:table-cell table:formula="of:=IF([.C135]=1;[.B135];&quot;&quot;)">
            <text:p/>
          </table:table-cell>
          <table:table-cell table:formula="of:=IF([.C135]=2;[.B135];&quot;&quot;)" office:value-type="float" office:value="3" calcext:value-type="float">
            <text:p>3</text:p>
          </table:table-cell>
          <table:table-cell table:formula="of:=IF([.C135]=-1;[.B135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36]=0;[.B136];&quot;&quot;)" office:value-type="float" office:value="2" calcext:value-type="float">
            <text:p>2</text:p>
          </table:table-cell>
          <table:table-cell table:formula="of:=IF([.C136]=1;[.B136];&quot;&quot;)">
            <text:p/>
          </table:table-cell>
          <table:table-cell table:formula="of:=IF([.C136]=2;[.B136];&quot;&quot;)">
            <text:p/>
          </table:table-cell>
          <table:table-cell table:formula="of:=IF([.C136]=-1;[.B136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37]=0;[.B137];&quot;&quot;)">
            <text:p/>
          </table:table-cell>
          <table:table-cell table:formula="of:=IF([.C137]=1;[.B137];&quot;&quot;)" office:value-type="float" office:value="5" calcext:value-type="float">
            <text:p>5</text:p>
          </table:table-cell>
          <table:table-cell table:formula="of:=IF([.C137]=2;[.B137];&quot;&quot;)">
            <text:p/>
          </table:table-cell>
          <table:table-cell table:formula="of:=IF([.C137]=-1;[.B137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8]=0;[.B138];&quot;&quot;)">
            <text:p/>
          </table:table-cell>
          <table:table-cell table:formula="of:=IF([.C138]=1;[.B138];&quot;&quot;)">
            <text:p/>
          </table:table-cell>
          <table:table-cell table:formula="of:=IF([.C138]=2;[.B138];&quot;&quot;)" office:value-type="float" office:value="3" calcext:value-type="float">
            <text:p>3</text:p>
          </table:table-cell>
          <table:table-cell table:formula="of:=IF([.C138]=-1;[.B138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9]=0;[.B139];&quot;&quot;)" office:value-type="float" office:value="3" calcext:value-type="float">
            <text:p>3</text:p>
          </table:table-cell>
          <table:table-cell table:formula="of:=IF([.C139]=1;[.B139];&quot;&quot;)">
            <text:p/>
          </table:table-cell>
          <table:table-cell table:formula="of:=IF([.C139]=2;[.B139];&quot;&quot;)">
            <text:p/>
          </table:table-cell>
          <table:table-cell table:formula="of:=IF([.C139]=-1;[.B139];&quot;&quot;)">
            <text:p/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40]=0;[.B140];&quot;&quot;)">
            <text:p/>
          </table:table-cell>
          <table:table-cell table:formula="of:=IF([.C140]=1;[.B140];&quot;&quot;)">
            <text:p/>
          </table:table-cell>
          <table:table-cell table:formula="of:=IF([.C140]=2;[.B140];&quot;&quot;)" office:value-type="float" office:value="6" calcext:value-type="float">
            <text:p>6</text:p>
          </table:table-cell>
          <table:table-cell table:formula="of:=IF([.C140]=-1;[.B140];&quot;&quot;)">
            <text:p/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41]=0;[.B141];&quot;&quot;)" office:value-type="float" office:value="3" calcext:value-type="float">
            <text:p>3</text:p>
          </table:table-cell>
          <table:table-cell table:formula="of:=IF([.C141]=1;[.B141];&quot;&quot;)">
            <text:p/>
          </table:table-cell>
          <table:table-cell table:formula="of:=IF([.C141]=2;[.B141];&quot;&quot;)">
            <text:p/>
          </table:table-cell>
          <table:table-cell table:formula="of:=IF([.C141]=-1;[.B141];&quot;&quot;)">
            <text:p/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42]=0;[.B142];&quot;&quot;)">
            <text:p/>
          </table:table-cell>
          <table:table-cell table:formula="of:=IF([.C142]=1;[.B142];&quot;&quot;)" office:value-type="float" office:value="5" calcext:value-type="float">
            <text:p>5</text:p>
          </table:table-cell>
          <table:table-cell table:formula="of:=IF([.C142]=2;[.B142];&quot;&quot;)">
            <text:p/>
          </table:table-cell>
          <table:table-cell table:formula="of:=IF([.C142]=-1;[.B142];&quot;&quot;)">
            <text:p/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43]=0;[.B143];&quot;&quot;)" office:value-type="float" office:value="4" calcext:value-type="float">
            <text:p>4</text:p>
          </table:table-cell>
          <table:table-cell table:formula="of:=IF([.C143]=1;[.B143];&quot;&quot;)">
            <text:p/>
          </table:table-cell>
          <table:table-cell table:formula="of:=IF([.C143]=2;[.B143];&quot;&quot;)">
            <text:p/>
          </table:table-cell>
          <table:table-cell table:formula="of:=IF([.C143]=-1;[.B143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44]=0;[.B144];&quot;&quot;)">
            <text:p/>
          </table:table-cell>
          <table:table-cell table:formula="of:=IF([.C144]=1;[.B144];&quot;&quot;)" office:value-type="float" office:value="6" calcext:value-type="float">
            <text:p>6</text:p>
          </table:table-cell>
          <table:table-cell table:formula="of:=IF([.C144]=2;[.B144];&quot;&quot;)">
            <text:p/>
          </table:table-cell>
          <table:table-cell table:formula="of:=IF([.C144]=-1;[.B144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45]=0;[.B145];&quot;&quot;)">
            <text:p/>
          </table:table-cell>
          <table:table-cell table:formula="of:=IF([.C145]=1;[.B145];&quot;&quot;)">
            <text:p/>
          </table:table-cell>
          <table:table-cell table:formula="of:=IF([.C145]=2;[.B145];&quot;&quot;)" office:value-type="float" office:value="2" calcext:value-type="float">
            <text:p>2</text:p>
          </table:table-cell>
          <table:table-cell table:formula="of:=IF([.C145]=-1;[.B145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46]=0;[.B146];&quot;&quot;)" office:value-type="float" office:value="3" calcext:value-type="float">
            <text:p>3</text:p>
          </table:table-cell>
          <table:table-cell table:formula="of:=IF([.C146]=1;[.B146];&quot;&quot;)">
            <text:p/>
          </table:table-cell>
          <table:table-cell table:formula="of:=IF([.C146]=2;[.B146];&quot;&quot;)">
            <text:p/>
          </table:table-cell>
          <table:table-cell table:formula="of:=IF([.C146]=-1;[.B146];&quot;&quot;)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47]=0;[.B147];&quot;&quot;)">
            <text:p/>
          </table:table-cell>
          <table:table-cell table:formula="of:=IF([.C147]=1;[.B147];&quot;&quot;)">
            <text:p/>
          </table:table-cell>
          <table:table-cell table:formula="of:=IF([.C147]=2;[.B147];&quot;&quot;)">
            <text:p/>
          </table:table-cell>
          <table:table-cell table:formula="of:=IF([.C147]=-1;[.B147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48]=0;[.B148];&quot;&quot;)">
            <text:p/>
          </table:table-cell>
          <table:table-cell table:formula="of:=IF([.C148]=1;[.B148];&quot;&quot;)">
            <text:p/>
          </table:table-cell>
          <table:table-cell table:formula="of:=IF([.C148]=2;[.B148];&quot;&quot;)">
            <text:p/>
          </table:table-cell>
          <table:table-cell table:formula="of:=IF([.C148]=-1;[.B148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49]=0;[.B149];&quot;&quot;)">
            <text:p/>
          </table:table-cell>
          <table:table-cell table:formula="of:=IF([.C149]=1;[.B149];&quot;&quot;)" office:value-type="float" office:value="6" calcext:value-type="float">
            <text:p>6</text:p>
          </table:table-cell>
          <table:table-cell table:formula="of:=IF([.C149]=2;[.B149];&quot;&quot;)">
            <text:p/>
          </table:table-cell>
          <table:table-cell table:formula="of:=IF([.C149]=-1;[.B149];&quot;&quot;)">
            <text:p/>
          </table:table-cell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50]=0;[.B150];&quot;&quot;)">
            <text:p/>
          </table:table-cell>
          <table:table-cell table:formula="of:=IF([.C150]=1;[.B150];&quot;&quot;)">
            <text:p/>
          </table:table-cell>
          <table:table-cell table:formula="of:=IF([.C150]=2;[.B150];&quot;&quot;)" office:value-type="float" office:value="3" calcext:value-type="float">
            <text:p>3</text:p>
          </table:table-cell>
          <table:table-cell table:formula="of:=IF([.C150]=-1;[.B150];&quot;&quot;)">
            <text:p/>
          </table:table-cell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1]=0;[.B151];&quot;&quot;)" office:value-type="float" office:value="2" calcext:value-type="float">
            <text:p>2</text:p>
          </table:table-cell>
          <table:table-cell table:formula="of:=IF([.C151]=1;[.B151];&quot;&quot;)">
            <text:p/>
          </table:table-cell>
          <table:table-cell table:formula="of:=IF([.C151]=2;[.B151];&quot;&quot;)">
            <text:p/>
          </table:table-cell>
          <table:table-cell table:formula="of:=IF([.C151]=-1;[.B151];&quot;&quot;)">
            <text:p/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2]=0;[.B152];&quot;&quot;)">
            <text:p/>
          </table:table-cell>
          <table:table-cell table:formula="of:=IF([.C152]=1;[.B152];&quot;&quot;)">
            <text:p/>
          </table:table-cell>
          <table:table-cell table:formula="of:=IF([.C152]=2;[.B152];&quot;&quot;)">
            <text:p/>
          </table:table-cell>
          <table:table-cell table:formula="of:=IF([.C152]=-1;[.B152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3]=0;[.B153];&quot;&quot;)">
            <text:p/>
          </table:table-cell>
          <table:table-cell table:formula="of:=IF([.C153]=1;[.B153];&quot;&quot;)">
            <text:p/>
          </table:table-cell>
          <table:table-cell table:formula="of:=IF([.C153]=2;[.B153];&quot;&quot;)">
            <text:p/>
          </table:table-cell>
          <table:table-cell table:formula="of:=IF([.C153]=-1;[.B153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54]=0;[.B154];&quot;&quot;)">
            <text:p/>
          </table:table-cell>
          <table:table-cell table:formula="of:=IF([.C154]=1;[.B154];&quot;&quot;)">
            <text:p/>
          </table:table-cell>
          <table:table-cell table:formula="of:=IF([.C154]=2;[.B154];&quot;&quot;)" office:value-type="float" office:value="5" calcext:value-type="float">
            <text:p>5</text:p>
          </table:table-cell>
          <table:table-cell table:formula="of:=IF([.C154]=-1;[.B154];&quot;&quot;)">
            <text:p/>
          </table:table-cell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55]=0;[.B155];&quot;&quot;)" office:value-type="float" office:value="3" calcext:value-type="float">
            <text:p>3</text:p>
          </table:table-cell>
          <table:table-cell table:formula="of:=IF([.C155]=1;[.B155];&quot;&quot;)">
            <text:p/>
          </table:table-cell>
          <table:table-cell table:formula="of:=IF([.C155]=2;[.B155];&quot;&quot;)">
            <text:p/>
          </table:table-cell>
          <table:table-cell table:formula="of:=IF([.C155]=-1;[.B155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6]=0;[.B156];&quot;&quot;)">
            <text:p/>
          </table:table-cell>
          <table:table-cell table:formula="of:=IF([.C156]=1;[.B156];&quot;&quot;)">
            <text:p/>
          </table:table-cell>
          <table:table-cell table:formula="of:=IF([.C156]=2;[.B156];&quot;&quot;)">
            <text:p/>
          </table:table-cell>
          <table:table-cell table:formula="of:=IF([.C156]=-1;[.B156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4375" calcext:value-type="float">
            <text:p>0.69343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7]=0;[.B157];&quot;&quot;)" office:value-type="float" office:value="5" calcext:value-type="float">
            <text:p>5</text:p>
          </table:table-cell>
          <table:table-cell table:formula="of:=IF([.C157]=1;[.B157];&quot;&quot;)">
            <text:p/>
          </table:table-cell>
          <table:table-cell table:formula="of:=IF([.C157]=2;[.B157];&quot;&quot;)">
            <text:p/>
          </table:table-cell>
          <table:table-cell table:formula="of:=IF([.C157]=-1;[.B157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8]=0;[.B158];&quot;&quot;)">
            <text:p/>
          </table:table-cell>
          <table:table-cell table:formula="of:=IF([.C158]=1;[.B158];&quot;&quot;)">
            <text:p/>
          </table:table-cell>
          <table:table-cell table:formula="of:=IF([.C158]=2;[.B158];&quot;&quot;)">
            <text:p/>
          </table:table-cell>
          <table:table-cell table:formula="of:=IF([.C158]=-1;[.B158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9359375" calcext:value-type="float">
            <text:p>0.693593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9]=0;[.B159];&quot;&quot;)" office:value-type="float" office:value="5" calcext:value-type="float">
            <text:p>5</text:p>
          </table:table-cell>
          <table:table-cell table:formula="of:=IF([.C159]=1;[.B159];&quot;&quot;)">
            <text:p/>
          </table:table-cell>
          <table:table-cell table:formula="of:=IF([.C159]=2;[.B159];&quot;&quot;)">
            <text:p/>
          </table:table-cell>
          <table:table-cell table:formula="of:=IF([.C159]=-1;[.B159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C160]=0;[.B160];&quot;&quot;)" office:value-type="float" office:value="10" calcext:value-type="float">
            <text:p>10</text:p>
          </table:table-cell>
          <table:table-cell table:formula="of:=IF([.C160]=1;[.B160];&quot;&quot;)">
            <text:p/>
          </table:table-cell>
          <table:table-cell table:formula="of:=IF([.C160]=2;[.B160];&quot;&quot;)">
            <text:p/>
          </table:table-cell>
          <table:table-cell table:formula="of:=IF([.C160]=-1;[.B160];&quot;&quot;)">
            <text:p/>
          </table:table-cell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1]=0;[.B161];&quot;&quot;)" office:value-type="float" office:value="1" calcext:value-type="float">
            <text:p>1</text:p>
          </table:table-cell>
          <table:table-cell table:formula="of:=IF([.C161]=1;[.B161];&quot;&quot;)">
            <text:p/>
          </table:table-cell>
          <table:table-cell table:formula="of:=IF([.C161]=2;[.B161];&quot;&quot;)">
            <text:p/>
          </table:table-cell>
          <table:table-cell table:formula="of:=IF([.C161]=-1;[.B161];&quot;&quot;)">
            <text:p/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2]=0;[.B162];&quot;&quot;)" office:value-type="float" office:value="4" calcext:value-type="float">
            <text:p>4</text:p>
          </table:table-cell>
          <table:table-cell table:formula="of:=IF([.C162]=1;[.B162];&quot;&quot;)">
            <text:p/>
          </table:table-cell>
          <table:table-cell table:formula="of:=IF([.C162]=2;[.B162];&quot;&quot;)">
            <text:p/>
          </table:table-cell>
          <table:table-cell table:formula="of:=IF([.C162]=-1;[.B162];&quot;&quot;)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3]=0;[.B163];&quot;&quot;)" office:value-type="float" office:value="4" calcext:value-type="float">
            <text:p>4</text:p>
          </table:table-cell>
          <table:table-cell table:formula="of:=IF([.C163]=1;[.B163];&quot;&quot;)">
            <text:p/>
          </table:table-cell>
          <table:table-cell table:formula="of:=IF([.C163]=2;[.B163];&quot;&quot;)">
            <text:p/>
          </table:table-cell>
          <table:table-cell table:formula="of:=IF([.C163]=-1;[.B163];&quot;&quot;)">
            <text:p/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4]=0;[.B164];&quot;&quot;)">
            <text:p/>
          </table:table-cell>
          <table:table-cell table:formula="of:=IF([.C164]=1;[.B164];&quot;&quot;)">
            <text:p/>
          </table:table-cell>
          <table:table-cell table:formula="of:=IF([.C164]=2;[.B164];&quot;&quot;)" office:value-type="float" office:value="4" calcext:value-type="float">
            <text:p>4</text:p>
          </table:table-cell>
          <table:table-cell table:formula="of:=IF([.C164]=-1;[.B164];&quot;&quot;)">
            <text:p/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5]=0;[.B165];&quot;&quot;)" office:value-type="float" office:value="2" calcext:value-type="float">
            <text:p>2</text:p>
          </table:table-cell>
          <table:table-cell table:formula="of:=IF([.C165]=1;[.B165];&quot;&quot;)">
            <text:p/>
          </table:table-cell>
          <table:table-cell table:formula="of:=IF([.C165]=2;[.B165];&quot;&quot;)">
            <text:p/>
          </table:table-cell>
          <table:table-cell table:formula="of:=IF([.C165]=-1;[.B165];&quot;&quot;)">
            <text:p/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6]=0;[.B166];&quot;&quot;)" office:value-type="float" office:value="4" calcext:value-type="float">
            <text:p>4</text:p>
          </table:table-cell>
          <table:table-cell table:formula="of:=IF([.C166]=1;[.B166];&quot;&quot;)">
            <text:p/>
          </table:table-cell>
          <table:table-cell table:formula="of:=IF([.C166]=2;[.B166];&quot;&quot;)">
            <text:p/>
          </table:table-cell>
          <table:table-cell table:formula="of:=IF([.C166]=-1;[.B166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7]=0;[.B167];&quot;&quot;)">
            <text:p/>
          </table:table-cell>
          <table:table-cell table:formula="of:=IF([.C167]=1;[.B167];&quot;&quot;)">
            <text:p/>
          </table:table-cell>
          <table:table-cell table:formula="of:=IF([.C167]=2;[.B167];&quot;&quot;)" office:value-type="float" office:value="4" calcext:value-type="float">
            <text:p>4</text:p>
          </table:table-cell>
          <table:table-cell table:formula="of:=IF([.C167]=-1;[.B167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8]=0;[.B168];&quot;&quot;)" office:value-type="float" office:value="2" calcext:value-type="float">
            <text:p>2</text:p>
          </table:table-cell>
          <table:table-cell table:formula="of:=IF([.C168]=1;[.B168];&quot;&quot;)">
            <text:p/>
          </table:table-cell>
          <table:table-cell table:formula="of:=IF([.C168]=2;[.B168];&quot;&quot;)">
            <text:p/>
          </table:table-cell>
          <table:table-cell table:formula="of:=IF([.C168]=-1;[.B168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69]=0;[.B169];&quot;&quot;)">
            <text:p/>
          </table:table-cell>
          <table:table-cell table:formula="of:=IF([.C169]=1;[.B169];&quot;&quot;)">
            <text:p/>
          </table:table-cell>
          <table:table-cell table:formula="of:=IF([.C169]=2;[.B169];&quot;&quot;)" office:value-type="float" office:value="5" calcext:value-type="float">
            <text:p>5</text:p>
          </table:table-cell>
          <table:table-cell table:formula="of:=IF([.C169]=-1;[.B169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0]=0;[.B170];&quot;&quot;)" office:value-type="float" office:value="2" calcext:value-type="float">
            <text:p>2</text:p>
          </table:table-cell>
          <table:table-cell table:formula="of:=IF([.C170]=1;[.B170];&quot;&quot;)">
            <text:p/>
          </table:table-cell>
          <table:table-cell table:formula="of:=IF([.C170]=2;[.B170];&quot;&quot;)">
            <text:p/>
          </table:table-cell>
          <table:table-cell table:formula="of:=IF([.C170]=-1;[.B170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1]=0;[.B171];&quot;&quot;)">
            <text:p/>
          </table:table-cell>
          <table:table-cell table:formula="of:=IF([.C171]=1;[.B171];&quot;&quot;)" office:value-type="float" office:value="4" calcext:value-type="float">
            <text:p>4</text:p>
          </table:table-cell>
          <table:table-cell table:formula="of:=IF([.C171]=2;[.B171];&quot;&quot;)">
            <text:p/>
          </table:table-cell>
          <table:table-cell table:formula="of:=IF([.C171]=-1;[.B171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2]=0;[.B172];&quot;&quot;)" office:value-type="float" office:value="2" calcext:value-type="float">
            <text:p>2</text:p>
          </table:table-cell>
          <table:table-cell table:formula="of:=IF([.C172]=1;[.B172];&quot;&quot;)">
            <text:p/>
          </table:table-cell>
          <table:table-cell table:formula="of:=IF([.C172]=2;[.B172];&quot;&quot;)">
            <text:p/>
          </table:table-cell>
          <table:table-cell table:formula="of:=IF([.C172]=-1;[.B172];&quot;&quot;)">
            <text:p/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73]=0;[.B173];&quot;&quot;)">
            <text:p/>
          </table:table-cell>
          <table:table-cell table:formula="of:=IF([.C173]=1;[.B173];&quot;&quot;)">
            <text:p/>
          </table:table-cell>
          <table:table-cell table:formula="of:=IF([.C173]=2;[.B173];&quot;&quot;)" office:value-type="float" office:value="5" calcext:value-type="float">
            <text:p>5</text:p>
          </table:table-cell>
          <table:table-cell table:formula="of:=IF([.C173]=-1;[.B173];&quot;&quot;)">
            <text:p/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4]=0;[.B174];&quot;&quot;)" office:value-type="float" office:value="2" calcext:value-type="float">
            <text:p>2</text:p>
          </table:table-cell>
          <table:table-cell table:formula="of:=IF([.C174]=1;[.B174];&quot;&quot;)">
            <text:p/>
          </table:table-cell>
          <table:table-cell table:formula="of:=IF([.C174]=2;[.B174];&quot;&quot;)">
            <text:p/>
          </table:table-cell>
          <table:table-cell table:formula="of:=IF([.C174]=-1;[.B174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75]=0;[.B175];&quot;&quot;)">
            <text:p/>
          </table:table-cell>
          <table:table-cell table:formula="of:=IF([.C175]=1;[.B175];&quot;&quot;)">
            <text:p/>
          </table:table-cell>
          <table:table-cell table:formula="of:=IF([.C175]=2;[.B175];&quot;&quot;)" office:value-type="float" office:value="6" calcext:value-type="float">
            <text:p>6</text:p>
          </table:table-cell>
          <table:table-cell table:formula="of:=IF([.C175]=-1;[.B175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76]=0;[.B176];&quot;&quot;)" office:value-type="float" office:value="3" calcext:value-type="float">
            <text:p>3</text:p>
          </table:table-cell>
          <table:table-cell table:formula="of:=IF([.C176]=1;[.B176];&quot;&quot;)">
            <text:p/>
          </table:table-cell>
          <table:table-cell table:formula="of:=IF([.C176]=2;[.B176];&quot;&quot;)">
            <text:p/>
          </table:table-cell>
          <table:table-cell table:formula="of:=IF([.C176]=-1;[.B176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77]=0;[.B177];&quot;&quot;)">
            <text:p/>
          </table:table-cell>
          <table:table-cell table:formula="of:=IF([.C177]=1;[.B177];&quot;&quot;)" office:value-type="float" office:value="9" calcext:value-type="float">
            <text:p>9</text:p>
          </table:table-cell>
          <table:table-cell table:formula="of:=IF([.C177]=2;[.B177];&quot;&quot;)">
            <text:p/>
          </table:table-cell>
          <table:table-cell table:formula="of:=IF([.C177]=-1;[.B177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78]=0;[.B178];&quot;&quot;)">
            <text:p/>
          </table:table-cell>
          <table:table-cell table:formula="of:=IF([.C178]=1;[.B178];&quot;&quot;)">
            <text:p/>
          </table:table-cell>
          <table:table-cell table:formula="of:=IF([.C178]=2;[.B178];&quot;&quot;)" office:value-type="float" office:value="3" calcext:value-type="float">
            <text:p>3</text:p>
          </table:table-cell>
          <table:table-cell table:formula="of:=IF([.C178]=-1;[.B178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9]=0;[.B179];&quot;&quot;)" office:value-type="float" office:value="2" calcext:value-type="float">
            <text:p>2</text:p>
          </table:table-cell>
          <table:table-cell table:formula="of:=IF([.C179]=1;[.B179];&quot;&quot;)">
            <text:p/>
          </table:table-cell>
          <table:table-cell table:formula="of:=IF([.C179]=2;[.B179];&quot;&quot;)">
            <text:p/>
          </table:table-cell>
          <table:table-cell table:formula="of:=IF([.C179]=-1;[.B179];&quot;&quot;)">
            <text:p/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80]=0;[.B180];&quot;&quot;)">
            <text:p/>
          </table:table-cell>
          <table:table-cell table:formula="of:=IF([.C180]=1;[.B180];&quot;&quot;)" office:value-type="float" office:value="5" calcext:value-type="float">
            <text:p>5</text:p>
          </table:table-cell>
          <table:table-cell table:formula="of:=IF([.C180]=2;[.B180];&quot;&quot;)">
            <text:p/>
          </table:table-cell>
          <table:table-cell table:formula="of:=IF([.C180]=-1;[.B180];&quot;&quot;)">
            <text:p/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81]=0;[.B181];&quot;&quot;)" office:value-type="float" office:value="4" calcext:value-type="float">
            <text:p>4</text:p>
          </table:table-cell>
          <table:table-cell table:formula="of:=IF([.C181]=1;[.B181];&quot;&quot;)">
            <text:p/>
          </table:table-cell>
          <table:table-cell table:formula="of:=IF([.C181]=2;[.B181];&quot;&quot;)">
            <text:p/>
          </table:table-cell>
          <table:table-cell table:formula="of:=IF([.C181]=-1;[.B181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82]=0;[.B182];&quot;&quot;)">
            <text:p/>
          </table:table-cell>
          <table:table-cell table:formula="of:=IF([.C182]=1;[.B182];&quot;&quot;)" office:value-type="float" office:value="9" calcext:value-type="float">
            <text:p>9</text:p>
          </table:table-cell>
          <table:table-cell table:formula="of:=IF([.C182]=2;[.B182];&quot;&quot;)">
            <text:p/>
          </table:table-cell>
          <table:table-cell table:formula="of:=IF([.C182]=-1;[.B182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83]=0;[.B183];&quot;&quot;)">
            <text:p/>
          </table:table-cell>
          <table:table-cell table:formula="of:=IF([.C183]=1;[.B183];&quot;&quot;)">
            <text:p/>
          </table:table-cell>
          <table:table-cell table:formula="of:=IF([.C183]=2;[.B183];&quot;&quot;)" office:value-type="float" office:value="5" calcext:value-type="float">
            <text:p>5</text:p>
          </table:table-cell>
          <table:table-cell table:formula="of:=IF([.C183]=-1;[.B183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84]=0;[.B184];&quot;&quot;)" office:value-type="float" office:value="3" calcext:value-type="float">
            <text:p>3</text:p>
          </table:table-cell>
          <table:table-cell table:formula="of:=IF([.C184]=1;[.B184];&quot;&quot;)">
            <text:p/>
          </table:table-cell>
          <table:table-cell table:formula="of:=IF([.C184]=2;[.B184];&quot;&quot;)">
            <text:p/>
          </table:table-cell>
          <table:table-cell table:formula="of:=IF([.C184]=-1;[.B184];&quot;&quot;)">
            <text:p/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85]=0;[.B185];&quot;&quot;)">
            <text:p/>
          </table:table-cell>
          <table:table-cell table:formula="of:=IF([.C185]=1;[.B185];&quot;&quot;)" office:value-type="float" office:value="6" calcext:value-type="float">
            <text:p>6</text:p>
          </table:table-cell>
          <table:table-cell table:formula="of:=IF([.C185]=2;[.B185];&quot;&quot;)">
            <text:p/>
          </table:table-cell>
          <table:table-cell table:formula="of:=IF([.C185]=-1;[.B185];&quot;&quot;)">
            <text:p/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86]=0;[.B186];&quot;&quot;)" office:value-type="float" office:value="4" calcext:value-type="float">
            <text:p>4</text:p>
          </table:table-cell>
          <table:table-cell table:formula="of:=IF([.C186]=1;[.B186];&quot;&quot;)">
            <text:p/>
          </table:table-cell>
          <table:table-cell table:formula="of:=IF([.C186]=2;[.B186];&quot;&quot;)">
            <text:p/>
          </table:table-cell>
          <table:table-cell table:formula="of:=IF([.C186]=-1;[.B186];&quot;&quot;)">
            <text:p/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87]=0;[.B187];&quot;&quot;)">
            <text:p/>
          </table:table-cell>
          <table:table-cell table:formula="of:=IF([.C187]=1;[.B187];&quot;&quot;)">
            <text:p/>
          </table:table-cell>
          <table:table-cell table:formula="of:=IF([.C187]=2;[.B187];&quot;&quot;)" office:value-type="float" office:value="5" calcext:value-type="float">
            <text:p>5</text:p>
          </table:table-cell>
          <table:table-cell table:formula="of:=IF([.C187]=-1;[.B187];&quot;&quot;)">
            <text:p/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88]=0;[.B188];&quot;&quot;)" office:value-type="float" office:value="2" calcext:value-type="float">
            <text:p>2</text:p>
          </table:table-cell>
          <table:table-cell table:formula="of:=IF([.C188]=1;[.B188];&quot;&quot;)">
            <text:p/>
          </table:table-cell>
          <table:table-cell table:formula="of:=IF([.C188]=2;[.B188];&quot;&quot;)">
            <text:p/>
          </table:table-cell>
          <table:table-cell table:formula="of:=IF([.C188]=-1;[.B188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89]=0;[.B189];&quot;&quot;)">
            <text:p/>
          </table:table-cell>
          <table:table-cell table:formula="of:=IF([.C189]=1;[.B189];&quot;&quot;)" office:value-type="float" office:value="6" calcext:value-type="float">
            <text:p>6</text:p>
          </table:table-cell>
          <table:table-cell table:formula="of:=IF([.C189]=2;[.B189];&quot;&quot;)">
            <text:p/>
          </table:table-cell>
          <table:table-cell table:formula="of:=IF([.C189]=-1;[.B189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90]=0;[.B190];&quot;&quot;)">
            <text:p/>
          </table:table-cell>
          <table:table-cell table:formula="of:=IF([.C190]=1;[.B190];&quot;&quot;)">
            <text:p/>
          </table:table-cell>
          <table:table-cell table:formula="of:=IF([.C190]=2;[.B190];&quot;&quot;)" office:value-type="float" office:value="2" calcext:value-type="float">
            <text:p>2</text:p>
          </table:table-cell>
          <table:table-cell table:formula="of:=IF([.C190]=-1;[.B190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1]=0;[.B191];&quot;&quot;)" office:value-type="float" office:value="2" calcext:value-type="float">
            <text:p>2</text:p>
          </table:table-cell>
          <table:table-cell table:formula="of:=IF([.C191]=1;[.B191];&quot;&quot;)">
            <text:p/>
          </table:table-cell>
          <table:table-cell table:formula="of:=IF([.C191]=2;[.B191];&quot;&quot;)">
            <text:p/>
          </table:table-cell>
          <table:table-cell table:formula="of:=IF([.C191]=-1;[.B191];&quot;&quot;)">
            <text:p/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92]=0;[.B192];&quot;&quot;)">
            <text:p/>
          </table:table-cell>
          <table:table-cell table:formula="of:=IF([.C192]=1;[.B192];&quot;&quot;)">
            <text:p/>
          </table:table-cell>
          <table:table-cell table:formula="of:=IF([.C192]=2;[.B192];&quot;&quot;)" office:value-type="float" office:value="5" calcext:value-type="float">
            <text:p>5</text:p>
          </table:table-cell>
          <table:table-cell table:formula="of:=IF([.C192]=-1;[.B192];&quot;&quot;)">
            <text:p/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93]=0;[.B193];&quot;&quot;)" office:value-type="float" office:value="3" calcext:value-type="float">
            <text:p>3</text:p>
          </table:table-cell>
          <table:table-cell table:formula="of:=IF([.C193]=1;[.B193];&quot;&quot;)">
            <text:p/>
          </table:table-cell>
          <table:table-cell table:formula="of:=IF([.C193]=2;[.B193];&quot;&quot;)">
            <text:p/>
          </table:table-cell>
          <table:table-cell table:formula="of:=IF([.C193]=-1;[.B193];&quot;&quot;)">
            <text:p/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94]=0;[.B194];&quot;&quot;)" office:value-type="float" office:value="4" calcext:value-type="float">
            <text:p>4</text:p>
          </table:table-cell>
          <table:table-cell table:formula="of:=IF([.C194]=1;[.B194];&quot;&quot;)">
            <text:p/>
          </table:table-cell>
          <table:table-cell table:formula="of:=IF([.C194]=2;[.B194];&quot;&quot;)">
            <text:p/>
          </table:table-cell>
          <table:table-cell table:formula="of:=IF([.C194]=-1;[.B194];&quot;&quot;)">
            <text:p/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95]=0;[.B195];&quot;&quot;)">
            <text:p/>
          </table:table-cell>
          <table:table-cell table:formula="of:=IF([.C195]=1;[.B195];&quot;&quot;)">
            <text:p/>
          </table:table-cell>
          <table:table-cell table:formula="of:=IF([.C195]=2;[.B195];&quot;&quot;)" office:value-type="float" office:value="4" calcext:value-type="float">
            <text:p>4</text:p>
          </table:table-cell>
          <table:table-cell table:formula="of:=IF([.C195]=-1;[.B195];&quot;&quot;)">
            <text:p/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6]=0;[.B196];&quot;&quot;)" office:value-type="float" office:value="2" calcext:value-type="float">
            <text:p>2</text:p>
          </table:table-cell>
          <table:table-cell table:formula="of:=IF([.C196]=1;[.B196];&quot;&quot;)">
            <text:p/>
          </table:table-cell>
          <table:table-cell table:formula="of:=IF([.C196]=2;[.B196];&quot;&quot;)">
            <text:p/>
          </table:table-cell>
          <table:table-cell table:formula="of:=IF([.C196]=-1;[.B196];&quot;&quot;)">
            <text:p/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97]=0;[.B197];&quot;&quot;)">
            <text:p/>
          </table:table-cell>
          <table:table-cell table:formula="of:=IF([.C197]=1;[.B197];&quot;&quot;)">
            <text:p/>
          </table:table-cell>
          <table:table-cell table:formula="of:=IF([.C197]=2;[.B197];&quot;&quot;)" office:value-type="float" office:value="4" calcext:value-type="float">
            <text:p>4</text:p>
          </table:table-cell>
          <table:table-cell table:formula="of:=IF([.C197]=-1;[.B197];&quot;&quot;)">
            <text:p/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8]=0;[.B198];&quot;&quot;)" office:value-type="float" office:value="2" calcext:value-type="float">
            <text:p>2</text:p>
          </table:table-cell>
          <table:table-cell table:formula="of:=IF([.C198]=1;[.B198];&quot;&quot;)">
            <text:p/>
          </table:table-cell>
          <table:table-cell table:formula="of:=IF([.C198]=2;[.B198];&quot;&quot;)">
            <text:p/>
          </table:table-cell>
          <table:table-cell table:formula="of:=IF([.C198]=-1;[.B198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9]=0;[.B199];&quot;&quot;)">
            <text:p/>
          </table:table-cell>
          <table:table-cell table:formula="of:=IF([.C199]=1;[.B199];&quot;&quot;)" office:value-type="float" office:value="4" calcext:value-type="float">
            <text:p>4</text:p>
          </table:table-cell>
          <table:table-cell table:formula="of:=IF([.C199]=2;[.B199];&quot;&quot;)">
            <text:p/>
          </table:table-cell>
          <table:table-cell table:formula="of:=IF([.C199]=-1;[.B199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00]=0;[.B200];&quot;&quot;)" office:value-type="float" office:value="3" calcext:value-type="float">
            <text:p>3</text:p>
          </table:table-cell>
          <table:table-cell table:formula="of:=IF([.C200]=1;[.B200];&quot;&quot;)">
            <text:p/>
          </table:table-cell>
          <table:table-cell table:formula="of:=IF([.C200]=2;[.B200];&quot;&quot;)">
            <text:p/>
          </table:table-cell>
          <table:table-cell table:formula="of:=IF([.C200]=-1;[.B200];&quot;&quot;)">
            <text:p/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01]=0;[.B201];&quot;&quot;)">
            <text:p/>
          </table:table-cell>
          <table:table-cell table:formula="of:=IF([.C201]=1;[.B201];&quot;&quot;)">
            <text:p/>
          </table:table-cell>
          <table:table-cell table:formula="of:=IF([.C201]=2;[.B201];&quot;&quot;)" office:value-type="float" office:value="4" calcext:value-type="float">
            <text:p>4</text:p>
          </table:table-cell>
          <table:table-cell table:formula="of:=IF([.C201]=-1;[.B201];&quot;&quot;)">
            <text:p/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02]=0;[.B202];&quot;&quot;)" office:value-type="float" office:value="2" calcext:value-type="float">
            <text:p>2</text:p>
          </table:table-cell>
          <table:table-cell table:formula="of:=IF([.C202]=1;[.B202];&quot;&quot;)">
            <text:p/>
          </table:table-cell>
          <table:table-cell table:formula="of:=IF([.C202]=2;[.B202];&quot;&quot;)">
            <text:p/>
          </table:table-cell>
          <table:table-cell table:formula="of:=IF([.C202]=-1;[.B202];&quot;&quot;)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3]=0;[.B203];&quot;&quot;)">
            <text:p/>
          </table:table-cell>
          <table:table-cell table:formula="of:=IF([.C203]=1;[.B203];&quot;&quot;)" office:value-type="float" office:value="4" calcext:value-type="float">
            <text:p>4</text:p>
          </table:table-cell>
          <table:table-cell table:formula="of:=IF([.C203]=2;[.B203];&quot;&quot;)">
            <text:p/>
          </table:table-cell>
          <table:table-cell table:formula="of:=IF([.C203]=-1;[.B203];&quot;&quot;)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204]=0;[.B204];&quot;&quot;)">
            <text:p/>
          </table:table-cell>
          <table:table-cell table:formula="of:=IF([.C204]=1;[.B204];&quot;&quot;)">
            <text:p/>
          </table:table-cell>
          <table:table-cell table:formula="of:=IF([.C204]=2;[.B204];&quot;&quot;)" office:value-type="float" office:value="3" calcext:value-type="float">
            <text:p>3</text:p>
          </table:table-cell>
          <table:table-cell table:formula="of:=IF([.C204]=-1;[.B204];&quot;&quot;)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05]=0;[.B205];&quot;&quot;)" office:value-type="float" office:value="2" calcext:value-type="float">
            <text:p>2</text:p>
          </table:table-cell>
          <table:table-cell table:formula="of:=IF([.C205]=1;[.B205];&quot;&quot;)">
            <text:p/>
          </table:table-cell>
          <table:table-cell table:formula="of:=IF([.C205]=2;[.B205];&quot;&quot;)">
            <text:p/>
          </table:table-cell>
          <table:table-cell table:formula="of:=IF([.C205]=-1;[.B205];&quot;&quot;)">
            <text:p/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6]=0;[.B206];&quot;&quot;)">
            <text:p/>
          </table:table-cell>
          <table:table-cell table:formula="of:=IF([.C206]=1;[.B206];&quot;&quot;)" office:value-type="float" office:value="4" calcext:value-type="float">
            <text:p>4</text:p>
          </table:table-cell>
          <table:table-cell table:formula="of:=IF([.C206]=2;[.B206];&quot;&quot;)">
            <text:p/>
          </table:table-cell>
          <table:table-cell table:formula="of:=IF([.C206]=-1;[.B206];&quot;&quot;)">
            <text:p/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07]=0;[.B207];&quot;&quot;)" office:value-type="float" office:value="4" calcext:value-type="float">
            <text:p>4</text:p>
          </table:table-cell>
          <table:table-cell table:formula="of:=IF([.C207]=1;[.B207];&quot;&quot;)">
            <text:p/>
          </table:table-cell>
          <table:table-cell table:formula="of:=IF([.C207]=2;[.B207];&quot;&quot;)">
            <text:p/>
          </table:table-cell>
          <table:table-cell table:formula="of:=IF([.C207]=-1;[.B207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8]=0;[.B208];&quot;&quot;)">
            <text:p/>
          </table:table-cell>
          <table:table-cell table:formula="of:=IF([.C208]=1;[.B208];&quot;&quot;)" office:value-type="float" office:value="4" calcext:value-type="float">
            <text:p>4</text:p>
          </table:table-cell>
          <table:table-cell table:formula="of:=IF([.C208]=2;[.B208];&quot;&quot;)">
            <text:p/>
          </table:table-cell>
          <table:table-cell table:formula="of:=IF([.C208]=-1;[.B208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09]=0;[.B209];&quot;&quot;)">
            <text:p/>
          </table:table-cell>
          <table:table-cell table:formula="of:=IF([.C209]=1;[.B209];&quot;&quot;)">
            <text:p/>
          </table:table-cell>
          <table:table-cell table:formula="of:=IF([.C209]=2;[.B209];&quot;&quot;)" office:value-type="float" office:value="4" calcext:value-type="float">
            <text:p>4</text:p>
          </table:table-cell>
          <table:table-cell table:formula="of:=IF([.C209]=-1;[.B209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10]=0;[.B210];&quot;&quot;)" office:value-type="float" office:value="2" calcext:value-type="float">
            <text:p>2</text:p>
          </table:table-cell>
          <table:table-cell table:formula="of:=IF([.C210]=1;[.B210];&quot;&quot;)">
            <text:p/>
          </table:table-cell>
          <table:table-cell table:formula="of:=IF([.C210]=2;[.B210];&quot;&quot;)">
            <text:p/>
          </table:table-cell>
          <table:table-cell table:formula="of:=IF([.C210]=-1;[.B210];&quot;&quot;)">
            <text:p/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211]=0;[.B211];&quot;&quot;)">
            <text:p/>
          </table:table-cell>
          <table:table-cell table:formula="of:=IF([.C211]=1;[.B211];&quot;&quot;)" office:value-type="float" office:value="6" calcext:value-type="float">
            <text:p>6</text:p>
          </table:table-cell>
          <table:table-cell table:formula="of:=IF([.C211]=2;[.B211];&quot;&quot;)">
            <text:p/>
          </table:table-cell>
          <table:table-cell table:formula="of:=IF([.C211]=-1;[.B211];&quot;&quot;)">
            <text:p/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212]=0;[.B212];&quot;&quot;)">
            <text:p/>
          </table:table-cell>
          <table:table-cell table:formula="of:=IF([.C212]=1;[.B212];&quot;&quot;)">
            <text:p/>
          </table:table-cell>
          <table:table-cell table:formula="of:=IF([.C212]=2;[.B212];&quot;&quot;)" office:value-type="float" office:value="3" calcext:value-type="float">
            <text:p>3</text:p>
          </table:table-cell>
          <table:table-cell table:formula="of:=IF([.C212]=-1;[.B212];&quot;&quot;)">
            <text:p/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13]=0;[.B213];&quot;&quot;)" office:value-type="float" office:value="3" calcext:value-type="float">
            <text:p>3</text:p>
          </table:table-cell>
          <table:table-cell table:formula="of:=IF([.C213]=1;[.B213];&quot;&quot;)">
            <text:p/>
          </table:table-cell>
          <table:table-cell table:formula="of:=IF([.C213]=2;[.B213];&quot;&quot;)">
            <text:p/>
          </table:table-cell>
          <table:table-cell table:formula="of:=IF([.C213]=-1;[.B213];&quot;&quot;)">
            <text:p/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14]=0;[.B214];&quot;&quot;)">
            <text:p/>
          </table:table-cell>
          <table:table-cell table:formula="of:=IF([.C214]=1;[.B214];&quot;&quot;)">
            <text:p/>
          </table:table-cell>
          <table:table-cell table:formula="of:=IF([.C214]=2;[.B214];&quot;&quot;)" office:value-type="float" office:value="5" calcext:value-type="float">
            <text:p>5</text:p>
          </table:table-cell>
          <table:table-cell table:formula="of:=IF([.C214]=-1;[.B214];&quot;&quot;)">
            <text:p/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15]=0;[.B215];&quot;&quot;)" office:value-type="float" office:value="3" calcext:value-type="float">
            <text:p>3</text:p>
          </table:table-cell>
          <table:table-cell table:formula="of:=IF([.C215]=1;[.B215];&quot;&quot;)">
            <text:p/>
          </table:table-cell>
          <table:table-cell table:formula="of:=IF([.C215]=2;[.B215];&quot;&quot;)">
            <text:p/>
          </table:table-cell>
          <table:table-cell table:formula="of:=IF([.C215]=-1;[.B215];&quot;&quot;)">
            <text:p/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16]=0;[.B216];&quot;&quot;)" office:value-type="float" office:value="4" calcext:value-type="float">
            <text:p>4</text:p>
          </table:table-cell>
          <table:table-cell table:formula="of:=IF([.C216]=1;[.B216];&quot;&quot;)">
            <text:p/>
          </table:table-cell>
          <table:table-cell table:formula="of:=IF([.C216]=2;[.B216];&quot;&quot;)">
            <text:p/>
          </table:table-cell>
          <table:table-cell table:formula="of:=IF([.C216]=-1;[.B216];&quot;&quot;)">
            <text:p/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17]=0;[.B217];&quot;&quot;)">
            <text:p/>
          </table:table-cell>
          <table:table-cell table:formula="of:=IF([.C217]=1;[.B217];&quot;&quot;)">
            <text:p/>
          </table:table-cell>
          <table:table-cell table:formula="of:=IF([.C217]=2;[.B217];&quot;&quot;)" office:value-type="float" office:value="4" calcext:value-type="float">
            <text:p>4</text:p>
          </table:table-cell>
          <table:table-cell table:formula="of:=IF([.C217]=-1;[.B217];&quot;&quot;)">
            <text:p/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18]=0;[.B218];&quot;&quot;)" office:value-type="float" office:value="2" calcext:value-type="float">
            <text:p>2</text:p>
          </table:table-cell>
          <table:table-cell table:formula="of:=IF([.C218]=1;[.B218];&quot;&quot;)">
            <text:p/>
          </table:table-cell>
          <table:table-cell table:formula="of:=IF([.C218]=2;[.B218];&quot;&quot;)">
            <text:p/>
          </table:table-cell>
          <table:table-cell table:formula="of:=IF([.C218]=-1;[.B218];&quot;&quot;)">
            <text:p/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19]=0;[.B219];&quot;&quot;)">
            <text:p/>
          </table:table-cell>
          <table:table-cell table:formula="of:=IF([.C219]=1;[.B219];&quot;&quot;)">
            <text:p/>
          </table:table-cell>
          <table:table-cell table:formula="of:=IF([.C219]=2;[.B219];&quot;&quot;)" office:value-type="float" office:value="4" calcext:value-type="float">
            <text:p>4</text:p>
          </table:table-cell>
          <table:table-cell table:formula="of:=IF([.C219]=-1;[.B219];&quot;&quot;)">
            <text:p/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0]=0;[.B220];&quot;&quot;)" office:value-type="float" office:value="3" calcext:value-type="float">
            <text:p>3</text:p>
          </table:table-cell>
          <table:table-cell table:formula="of:=IF([.C220]=1;[.B220];&quot;&quot;)">
            <text:p/>
          </table:table-cell>
          <table:table-cell table:formula="of:=IF([.C220]=2;[.B220];&quot;&quot;)">
            <text:p/>
          </table:table-cell>
          <table:table-cell table:formula="of:=IF([.C220]=-1;[.B220];&quot;&quot;)">
            <text:p/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21]=0;[.B221];&quot;&quot;)">
            <text:p/>
          </table:table-cell>
          <table:table-cell table:formula="of:=IF([.C221]=1;[.B221];&quot;&quot;)">
            <text:p/>
          </table:table-cell>
          <table:table-cell table:formula="of:=IF([.C221]=2;[.B221];&quot;&quot;)" office:value-type="float" office:value="5" calcext:value-type="float">
            <text:p>5</text:p>
          </table:table-cell>
          <table:table-cell table:formula="of:=IF([.C221]=-1;[.B221];&quot;&quot;)">
            <text:p/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2]=0;[.B222];&quot;&quot;)" office:value-type="float" office:value="3" calcext:value-type="float">
            <text:p>3</text:p>
          </table:table-cell>
          <table:table-cell table:formula="of:=IF([.C222]=1;[.B222];&quot;&quot;)">
            <text:p/>
          </table:table-cell>
          <table:table-cell table:formula="of:=IF([.C222]=2;[.B222];&quot;&quot;)">
            <text:p/>
          </table:table-cell>
          <table:table-cell table:formula="of:=IF([.C222]=-1;[.B222];&quot;&quot;)">
            <text:p/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23]=0;[.B223];&quot;&quot;)" office:value-type="float" office:value="5" calcext:value-type="float">
            <text:p>5</text:p>
          </table:table-cell>
          <table:table-cell table:formula="of:=IF([.C223]=1;[.B223];&quot;&quot;)">
            <text:p/>
          </table:table-cell>
          <table:table-cell table:formula="of:=IF([.C223]=2;[.B223];&quot;&quot;)">
            <text:p/>
          </table:table-cell>
          <table:table-cell table:formula="of:=IF([.C223]=-1;[.B223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24]=0;[.B224];&quot;&quot;)">
            <text:p/>
          </table:table-cell>
          <table:table-cell table:formula="of:=IF([.C224]=1;[.B224];&quot;&quot;)">
            <text:p/>
          </table:table-cell>
          <table:table-cell table:formula="of:=IF([.C224]=2;[.B224];&quot;&quot;)" office:value-type="float" office:value="5" calcext:value-type="float">
            <text:p>5</text:p>
          </table:table-cell>
          <table:table-cell table:formula="of:=IF([.C224]=-1;[.B224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5]=0;[.B225];&quot;&quot;)" office:value-type="float" office:value="3" calcext:value-type="float">
            <text:p>3</text:p>
          </table:table-cell>
          <table:table-cell table:formula="of:=IF([.C225]=1;[.B225];&quot;&quot;)">
            <text:p/>
          </table:table-cell>
          <table:table-cell table:formula="of:=IF([.C225]=2;[.B225];&quot;&quot;)">
            <text:p/>
          </table:table-cell>
          <table:table-cell table:formula="of:=IF([.C225]=-1;[.B225];&quot;&quot;)">
            <text:p/>
          </table:table-cell>
        </table:table-row>
      </table:table>
      <table:table table:name="Sheet2_2_2" table:style-name="ta1">
        <table:shapes>
          <draw:frame draw:z-index="0" draw:style-name="gr1" draw:text-style-name="P1" svg:width="11.1004in" svg:height="3.5555in" svg:x="5.7673in" svg:y="0.2512in">
            <draw:object draw:notify-on-update-of-ranges="Sheet2_2_2.A2:Sheet2_2_2.A225 Sheet2_2_2.D1:Sheet2_2_2.D1 Sheet2_2_2.D2:Sheet2_2_2.D225 Sheet2_2_2.A2:Sheet2_2_2.A225 Sheet2_2_2.E1:Sheet2_2_2.E1 Sheet2_2_2.E2:Sheet2_2_2.E225 Sheet2_2_2.A2:Sheet2_2_2.A225 Sheet2_2_2.F1:Sheet2_2_2.F1 Sheet2_2_2.F2:Sheet2_2_2.F225 Sheet2_2_2.A2:Sheet2_2_2.A225 Sheet2_2_2.G1:Sheet2_2_2.G1 Sheet2_2_2.G2:Sheet2_2_2.G225 Sheet2_2_2.A2:Sheet2_2_2.A225 Sheet2_2_2.B1:Sheet2_2_2.B1 Sheet2_2_2.B2:Sheet2_2_2.B225 Sheet2_2_2.I28:Sheet2_2_2.I29 Sheet2_2_2.I25:Sheet2_2_2.I25 Sheet2_2_2.J28:Sheet2_2_2.J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ctiveSet</text:p>
          </table:table-cell>
          <table:table-cell office:value-type="string" calcext:value-type="string">
            <text:p>Penetration</text:p>
          </table:table-cell>
          <table:table-cell office:value-type="string" calcext:value-type="string">
            <text:p>CutBa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]=0;[.B3];&quot;&quot;)" office:value-type="float" office:value="1" calcext:value-type="float">
            <text:p>1</text:p>
          </table:table-cell>
          <table:table-cell table:formula="of:=IF([.C3]=1;[.B3];&quot;&quot;)">
            <text:p/>
          </table:table-cell>
          <table:table-cell table:formula="of:=IF([.C3]=2;[.B3];&quot;&quot;)">
            <text:p/>
          </table:table-cell>
          <table:table-cell table:formula="of:=IF([.C3]=-1;[.B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=0;[.B4];&quot;&quot;)" office:value-type="float" office:value="1" calcext:value-type="float">
            <text:p>1</text:p>
          </table:table-cell>
          <table:table-cell table:formula="of:=IF([.C4]=1;[.B4];&quot;&quot;)">
            <text:p/>
          </table:table-cell>
          <table:table-cell table:formula="of:=IF([.C4]=2;[.B4];&quot;&quot;)">
            <text:p/>
          </table:table-cell>
          <table:table-cell table:formula="of:=IF([.C4]=-1;[.B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5]=0;[.B5];&quot;&quot;)" office:value-type="float" office:value="1" calcext:value-type="float">
            <text:p>1</text:p>
          </table:table-cell>
          <table:table-cell table:formula="of:=IF([.C5]=1;[.B5];&quot;&quot;)">
            <text:p/>
          </table:table-cell>
          <table:table-cell table:formula="of:=IF([.C5]=2;[.B5];&quot;&quot;)">
            <text:p/>
          </table:table-cell>
          <table:table-cell table:formula="of:=IF([.C5]=-1;[.B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=0;[.B6];&quot;&quot;)" office:value-type="float" office:value="1" calcext:value-type="float">
            <text:p>1</text:p>
          </table:table-cell>
          <table:table-cell table:formula="of:=IF([.C6]=1;[.B6];&quot;&quot;)">
            <text:p/>
          </table:table-cell>
          <table:table-cell table:formula="of:=IF([.C6]=2;[.B6];&quot;&quot;)">
            <text:p/>
          </table:table-cell>
          <table:table-cell table:formula="of:=IF([.C6]=-1;[.B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7]=0;[.B7];&quot;&quot;)" office:value-type="float" office:value="1" calcext:value-type="float">
            <text:p>1</text:p>
          </table:table-cell>
          <table:table-cell table:formula="of:=IF([.C7]=1;[.B7];&quot;&quot;)">
            <text:p/>
          </table:table-cell>
          <table:table-cell table:formula="of:=IF([.C7]=2;[.B7];&quot;&quot;)">
            <text:p/>
          </table:table-cell>
          <table:table-cell table:formula="of:=IF([.C7]=-1;[.B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=0;[.B8];&quot;&quot;)" office:value-type="float" office:value="1" calcext:value-type="float">
            <text:p>1</text:p>
          </table:table-cell>
          <table:table-cell table:formula="of:=IF([.C8]=1;[.B8];&quot;&quot;)">
            <text:p/>
          </table:table-cell>
          <table:table-cell table:formula="of:=IF([.C8]=2;[.B8];&quot;&quot;)">
            <text:p/>
          </table:table-cell>
          <table:table-cell table:formula="of:=IF([.C8]=-1;[.B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9]=0;[.B9];&quot;&quot;)" office:value-type="float" office:value="1" calcext:value-type="float">
            <text:p>1</text:p>
          </table:table-cell>
          <table:table-cell table:formula="of:=IF([.C9]=1;[.B9];&quot;&quot;)">
            <text:p/>
          </table:table-cell>
          <table:table-cell table:formula="of:=IF([.C9]=2;[.B9];&quot;&quot;)">
            <text:p/>
          </table:table-cell>
          <table:table-cell table:formula="of:=IF([.C9]=-1;[.B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=0;[.B10];&quot;&quot;)" office:value-type="float" office:value="1" calcext:value-type="float">
            <text:p>1</text:p>
          </table:table-cell>
          <table:table-cell table:formula="of:=IF([.C10]=1;[.B10];&quot;&quot;)">
            <text:p/>
          </table:table-cell>
          <table:table-cell table:formula="of:=IF([.C10]=2;[.B10];&quot;&quot;)">
            <text:p/>
          </table:table-cell>
          <table:table-cell table:formula="of:=IF([.C10]=-1;[.B1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1]=0;[.B11];&quot;&quot;)" office:value-type="float" office:value="1" calcext:value-type="float">
            <text:p>1</text:p>
          </table:table-cell>
          <table:table-cell table:formula="of:=IF([.C11]=1;[.B11];&quot;&quot;)">
            <text:p/>
          </table:table-cell>
          <table:table-cell table:formula="of:=IF([.C11]=2;[.B11];&quot;&quot;)">
            <text:p/>
          </table:table-cell>
          <table:table-cell table:formula="of:=IF([.C11]=-1;[.B1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=0;[.B12];&quot;&quot;)" office:value-type="float" office:value="1" calcext:value-type="float">
            <text:p>1</text:p>
          </table:table-cell>
          <table:table-cell table:formula="of:=IF([.C12]=1;[.B12];&quot;&quot;)">
            <text:p/>
          </table:table-cell>
          <table:table-cell table:formula="of:=IF([.C12]=2;[.B12];&quot;&quot;)">
            <text:p/>
          </table:table-cell>
          <table:table-cell table:formula="of:=IF([.C12]=-1;[.B1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3]=0;[.B13];&quot;&quot;)" office:value-type="float" office:value="1" calcext:value-type="float">
            <text:p>1</text:p>
          </table:table-cell>
          <table:table-cell table:formula="of:=IF([.C13]=1;[.B13];&quot;&quot;)">
            <text:p/>
          </table:table-cell>
          <table:table-cell table:formula="of:=IF([.C13]=2;[.B13];&quot;&quot;)">
            <text:p/>
          </table:table-cell>
          <table:table-cell table:formula="of:=IF([.C13]=-1;[.B1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4]=0;[.B14];&quot;&quot;)" office:value-type="float" office:value="1" calcext:value-type="float">
            <text:p>1</text:p>
          </table:table-cell>
          <table:table-cell table:formula="of:=IF([.C14]=1;[.B14];&quot;&quot;)">
            <text:p/>
          </table:table-cell>
          <table:table-cell table:formula="of:=IF([.C14]=2;[.B14];&quot;&quot;)">
            <text:p/>
          </table:table-cell>
          <table:table-cell table:formula="of:=IF([.C14]=-1;[.B1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5]=0;[.B15];&quot;&quot;)" office:value-type="float" office:value="1" calcext:value-type="float">
            <text:p>1</text:p>
          </table:table-cell>
          <table:table-cell table:formula="of:=IF([.C15]=1;[.B15];&quot;&quot;)">
            <text:p/>
          </table:table-cell>
          <table:table-cell table:formula="of:=IF([.C15]=2;[.B15];&quot;&quot;)">
            <text:p/>
          </table:table-cell>
          <table:table-cell table:formula="of:=IF([.C15]=-1;[.B1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6]=0;[.B16];&quot;&quot;)">
            <text:p/>
          </table:table-cell>
          <table:table-cell table:formula="of:=IF([.C16]=1;[.B16];&quot;&quot;)" office:value-type="float" office:value="1" calcext:value-type="float">
            <text:p>1</text:p>
          </table:table-cell>
          <table:table-cell table:formula="of:=IF([.C16]=2;[.B16];&quot;&quot;)">
            <text:p/>
          </table:table-cell>
          <table:table-cell table:formula="of:=IF([.C16]=-1;[.B1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7]=0;[.B17];&quot;&quot;)" office:value-type="float" office:value="4" calcext:value-type="float">
            <text:p>4</text:p>
          </table:table-cell>
          <table:table-cell table:formula="of:=IF([.C17]=1;[.B17];&quot;&quot;)">
            <text:p/>
          </table:table-cell>
          <table:table-cell table:formula="of:=IF([.C17]=2;[.B17];&quot;&quot;)">
            <text:p/>
          </table:table-cell>
          <table:table-cell table:formula="of:=IF([.C17]=-1;[.B1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]=0;[.B18];&quot;&quot;)">
            <text:p/>
          </table:table-cell>
          <table:table-cell table:formula="of:=IF([.C18]=1;[.B18];&quot;&quot;)" office:value-type="float" office:value="4" calcext:value-type="float">
            <text:p>4</text:p>
          </table:table-cell>
          <table:table-cell table:formula="of:=IF([.C18]=2;[.B18];&quot;&quot;)">
            <text:p/>
          </table:table-cell>
          <table:table-cell table:formula="of:=IF([.C18]=-1;[.B1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9]=0;[.B19];&quot;&quot;)" office:value-type="float" office:value="3" calcext:value-type="float">
            <text:p>3</text:p>
          </table:table-cell>
          <table:table-cell table:formula="of:=IF([.C19]=1;[.B19];&quot;&quot;)">
            <text:p/>
          </table:table-cell>
          <table:table-cell table:formula="of:=IF([.C19]=2;[.B19];&quot;&quot;)">
            <text:p/>
          </table:table-cell>
          <table:table-cell table:formula="of:=IF([.C19]=-1;[.B1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0]=0;[.B20];&quot;&quot;)" office:value-type="float" office:value="4" calcext:value-type="float">
            <text:p>4</text:p>
          </table:table-cell>
          <table:table-cell table:formula="of:=IF([.C20]=1;[.B20];&quot;&quot;)">
            <text:p/>
          </table:table-cell>
          <table:table-cell table:formula="of:=IF([.C20]=2;[.B20];&quot;&quot;)">
            <text:p/>
          </table:table-cell>
          <table:table-cell table:formula="of:=IF([.C20]=-1;[.B2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]=0;[.B21];&quot;&quot;)">
            <text:p/>
          </table:table-cell>
          <table:table-cell table:formula="of:=IF([.C21]=1;[.B21];&quot;&quot;)" office:value-type="float" office:value="4" calcext:value-type="float">
            <text:p>4</text:p>
          </table:table-cell>
          <table:table-cell table:formula="of:=IF([.C21]=2;[.B21];&quot;&quot;)">
            <text:p/>
          </table:table-cell>
          <table:table-cell table:formula="of:=IF([.C21]=-1;[.B2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]=0;[.B22];&quot;&quot;)" office:value-type="float" office:value="3" calcext:value-type="float">
            <text:p>3</text:p>
          </table:table-cell>
          <table:table-cell table:formula="of:=IF([.C22]=1;[.B22];&quot;&quot;)">
            <text:p/>
          </table:table-cell>
          <table:table-cell table:formula="of:=IF([.C22]=2;[.B22];&quot;&quot;)">
            <text:p/>
          </table:table-cell>
          <table:table-cell table:formula="of:=IF([.C22]=-1;[.B2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3]=0;[.B23];&quot;&quot;)" office:value-type="float" office:value="3" calcext:value-type="float">
            <text:p>3</text:p>
          </table:table-cell>
          <table:table-cell table:formula="of:=IF([.C23]=1;[.B23];&quot;&quot;)">
            <text:p/>
          </table:table-cell>
          <table:table-cell table:formula="of:=IF([.C23]=2;[.B23];&quot;&quot;)">
            <text:p/>
          </table:table-cell>
          <table:table-cell table:formula="of:=IF([.C23]=-1;[.B2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4]=0;[.B24];&quot;&quot;)" office:value-type="float" office:value="3" calcext:value-type="float">
            <text:p>3</text:p>
          </table:table-cell>
          <table:table-cell table:formula="of:=IF([.C24]=1;[.B24];&quot;&quot;)">
            <text:p/>
          </table:table-cell>
          <table:table-cell table:formula="of:=IF([.C24]=2;[.B24];&quot;&quot;)">
            <text:p/>
          </table:table-cell>
          <table:table-cell table:formula="of:=IF([.C24]=-1;[.B2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25]=0;[.B25];&quot;&quot;)">
            <text:p/>
          </table:table-cell>
          <table:table-cell table:formula="of:=IF([.C25]=1;[.B25];&quot;&quot;)" office:value-type="float" office:value="3" calcext:value-type="float">
            <text:p>3</text:p>
          </table:table-cell>
          <table:table-cell table:formula="of:=IF([.C25]=2;[.B25];&quot;&quot;)">
            <text:p/>
          </table:table-cell>
          <table:table-cell table:formula="of:=IF([.C25]=-1;[.B25];&quot;&quot;)">
            <text:p/>
          </table:table-cell>
          <table:table-cell/>
          <table:table-cell office:value-type="string" calcext:value-type="string">
            <text:p>Minimization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6]=0;[.B26];&quot;&quot;)" office:value-type="float" office:value="3" calcext:value-type="float">
            <text:p>3</text:p>
          </table:table-cell>
          <table:table-cell table:formula="of:=IF([.C26]=1;[.B26];&quot;&quot;)">
            <text:p/>
          </table:table-cell>
          <table:table-cell table:formula="of:=IF([.C26]=2;[.B26];&quot;&quot;)">
            <text:p/>
          </table:table-cell>
          <table:table-cell table:formula="of:=IF([.C26]=-1;[.B26];&quot;&quot;)">
            <text:p/>
          </table:table-cell>
          <table:table-cell/>
          <table:table-cell office:value-type="string" calcext:value-type="string">
            <text:p>Simulation time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7]=0;[.B27];&quot;&quot;)">
            <text:p/>
          </table:table-cell>
          <table:table-cell table:formula="of:=IF([.C27]=1;[.B27];&quot;&quot;)" office:value-type="float" office:value="4" calcext:value-type="float">
            <text:p>4</text:p>
          </table:table-cell>
          <table:table-cell table:formula="of:=IF([.C27]=2;[.B27];&quot;&quot;)">
            <text:p/>
          </table:table-cell>
          <table:table-cell table:formula="of:=IF([.C27]=-1;[.B27];&quot;&quot;)">
            <text:p/>
          </table:table-cell>
          <table:table-cell/>
          <table:table-cell office:value-type="float" office:value="0.69375" calcext:value-type="float">
            <text:p>0.6937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8]=0;[.B28];&quot;&quot;)" office:value-type="float" office:value="4" calcext:value-type="float">
            <text:p>4</text:p>
          </table:table-cell>
          <table:table-cell table:formula="of:=IF([.C28]=1;[.B28];&quot;&quot;)">
            <text:p/>
          </table:table-cell>
          <table:table-cell table:formula="of:=IF([.C28]=2;[.B28];&quot;&quot;)">
            <text:p/>
          </table:table-cell>
          <table:table-cell table:formula="of:=IF([.C28]=-1;[.B28];&quot;&quot;)">
            <text:p/>
          </table:table-cell>
          <table:table-cell/>
          <table:table-cell office:value-type="float" office:value="0.69375" calcext:value-type="float">
            <text:p>0.6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9]=0;[.B29];&quot;&quot;)" office:value-type="float" office:value="3" calcext:value-type="float">
            <text:p>3</text:p>
          </table:table-cell>
          <table:table-cell table:formula="of:=IF([.C29]=1;[.B29];&quot;&quot;)">
            <text:p/>
          </table:table-cell>
          <table:table-cell table:formula="of:=IF([.C29]=2;[.B29];&quot;&quot;)">
            <text:p/>
          </table:table-cell>
          <table:table-cell table:formula="of:=IF([.C29]=-1;[.B29];&quot;&quot;)">
            <text:p/>
          </table:table-cell>
          <table:table-cell/>
          <table:table-cell office:value-type="float" office:value="0.69375" calcext:value-type="float">
            <text:p>0.693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30]=0;[.B30];&quot;&quot;)">
            <text:p/>
          </table:table-cell>
          <table:table-cell table:formula="of:=IF([.C30]=1;[.B30];&quot;&quot;)" office:value-type="float" office:value="3" calcext:value-type="float">
            <text:p>3</text:p>
          </table:table-cell>
          <table:table-cell table:formula="of:=IF([.C30]=2;[.B30];&quot;&quot;)">
            <text:p/>
          </table:table-cell>
          <table:table-cell table:formula="of:=IF([.C30]=-1;[.B3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31]=0;[.B31];&quot;&quot;)">
            <text:p/>
          </table:table-cell>
          <table:table-cell table:formula="of:=IF([.C31]=1;[.B31];&quot;&quot;)">
            <text:p/>
          </table:table-cell>
          <table:table-cell table:formula="of:=IF([.C31]=2;[.B31];&quot;&quot;)" office:value-type="float" office:value="3" calcext:value-type="float">
            <text:p>3</text:p>
          </table:table-cell>
          <table:table-cell table:formula="of:=IF([.C31]=-1;[.B3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2]=0;[.B32];&quot;&quot;)" office:value-type="float" office:value="3" calcext:value-type="float">
            <text:p>3</text:p>
          </table:table-cell>
          <table:table-cell table:formula="of:=IF([.C32]=1;[.B32];&quot;&quot;)">
            <text:p/>
          </table:table-cell>
          <table:table-cell table:formula="of:=IF([.C32]=2;[.B32];&quot;&quot;)">
            <text:p/>
          </table:table-cell>
          <table:table-cell table:formula="of:=IF([.C32]=-1;[.B3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33]=0;[.B33];&quot;&quot;)">
            <text:p/>
          </table:table-cell>
          <table:table-cell table:formula="of:=IF([.C33]=1;[.B33];&quot;&quot;)">
            <text:p/>
          </table:table-cell>
          <table:table-cell table:formula="of:=IF([.C33]=2;[.B33];&quot;&quot;)" office:value-type="float" office:value="3" calcext:value-type="float">
            <text:p>3</text:p>
          </table:table-cell>
          <table:table-cell table:formula="of:=IF([.C33]=-1;[.B3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4]=0;[.B34];&quot;&quot;)" office:value-type="float" office:value="3" calcext:value-type="float">
            <text:p>3</text:p>
          </table:table-cell>
          <table:table-cell table:formula="of:=IF([.C34]=1;[.B34];&quot;&quot;)">
            <text:p/>
          </table:table-cell>
          <table:table-cell table:formula="of:=IF([.C34]=2;[.B34];&quot;&quot;)">
            <text:p/>
          </table:table-cell>
          <table:table-cell table:formula="of:=IF([.C34]=-1;[.B3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35]=0;[.B35];&quot;&quot;)">
            <text:p/>
          </table:table-cell>
          <table:table-cell table:formula="of:=IF([.C35]=1;[.B35];&quot;&quot;)" office:value-type="float" office:value="3" calcext:value-type="float">
            <text:p>3</text:p>
          </table:table-cell>
          <table:table-cell table:formula="of:=IF([.C35]=2;[.B35];&quot;&quot;)">
            <text:p/>
          </table:table-cell>
          <table:table-cell table:formula="of:=IF([.C35]=-1;[.B3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6]=0;[.B36];&quot;&quot;)" office:value-type="float" office:value="3" calcext:value-type="float">
            <text:p>3</text:p>
          </table:table-cell>
          <table:table-cell table:formula="of:=IF([.C36]=1;[.B36];&quot;&quot;)">
            <text:p/>
          </table:table-cell>
          <table:table-cell table:formula="of:=IF([.C36]=2;[.B36];&quot;&quot;)">
            <text:p/>
          </table:table-cell>
          <table:table-cell table:formula="of:=IF([.C36]=-1;[.B3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7]=0;[.B37];&quot;&quot;)">
            <text:p/>
          </table:table-cell>
          <table:table-cell table:formula="of:=IF([.C37]=1;[.B37];&quot;&quot;)" office:value-type="float" office:value="4" calcext:value-type="float">
            <text:p>4</text:p>
          </table:table-cell>
          <table:table-cell table:formula="of:=IF([.C37]=2;[.B37];&quot;&quot;)">
            <text:p/>
          </table:table-cell>
          <table:table-cell table:formula="of:=IF([.C37]=-1;[.B3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38]=0;[.B38];&quot;&quot;)">
            <text:p/>
          </table:table-cell>
          <table:table-cell table:formula="of:=IF([.C38]=1;[.B38];&quot;&quot;)">
            <text:p/>
          </table:table-cell>
          <table:table-cell table:formula="of:=IF([.C38]=2;[.B38];&quot;&quot;)" office:value-type="float" office:value="4" calcext:value-type="float">
            <text:p>4</text:p>
          </table:table-cell>
          <table:table-cell table:formula="of:=IF([.C38]=-1;[.B3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9]=0;[.B39];&quot;&quot;)" office:value-type="float" office:value="3" calcext:value-type="float">
            <text:p>3</text:p>
          </table:table-cell>
          <table:table-cell table:formula="of:=IF([.C39]=1;[.B39];&quot;&quot;)">
            <text:p/>
          </table:table-cell>
          <table:table-cell table:formula="of:=IF([.C39]=2;[.B39];&quot;&quot;)">
            <text:p/>
          </table:table-cell>
          <table:table-cell table:formula="of:=IF([.C39]=-1;[.B3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40]=0;[.B40];&quot;&quot;)">
            <text:p/>
          </table:table-cell>
          <table:table-cell table:formula="of:=IF([.C40]=1;[.B40];&quot;&quot;)" office:value-type="float" office:value="3" calcext:value-type="float">
            <text:p>3</text:p>
          </table:table-cell>
          <table:table-cell table:formula="of:=IF([.C40]=2;[.B40];&quot;&quot;)">
            <text:p/>
          </table:table-cell>
          <table:table-cell table:formula="of:=IF([.C40]=-1;[.B4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1]=0;[.B41];&quot;&quot;)" office:value-type="float" office:value="4" calcext:value-type="float">
            <text:p>4</text:p>
          </table:table-cell>
          <table:table-cell table:formula="of:=IF([.C41]=1;[.B41];&quot;&quot;)">
            <text:p/>
          </table:table-cell>
          <table:table-cell table:formula="of:=IF([.C41]=2;[.B41];&quot;&quot;)">
            <text:p/>
          </table:table-cell>
          <table:table-cell table:formula="of:=IF([.C41]=-1;[.B4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2]=0;[.B42];&quot;&quot;)" office:value-type="float" office:value="4" calcext:value-type="float">
            <text:p>4</text:p>
          </table:table-cell>
          <table:table-cell table:formula="of:=IF([.C42]=1;[.B42];&quot;&quot;)">
            <text:p/>
          </table:table-cell>
          <table:table-cell table:formula="of:=IF([.C42]=2;[.B42];&quot;&quot;)">
            <text:p/>
          </table:table-cell>
          <table:table-cell table:formula="of:=IF([.C42]=-1;[.B4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3]=0;[.B43];&quot;&quot;)" office:value-type="float" office:value="4" calcext:value-type="float">
            <text:p>4</text:p>
          </table:table-cell>
          <table:table-cell table:formula="of:=IF([.C43]=1;[.B43];&quot;&quot;)">
            <text:p/>
          </table:table-cell>
          <table:table-cell table:formula="of:=IF([.C43]=2;[.B43];&quot;&quot;)">
            <text:p/>
          </table:table-cell>
          <table:table-cell table:formula="of:=IF([.C43]=-1;[.B4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44]=0;[.B44];&quot;&quot;)">
            <text:p/>
          </table:table-cell>
          <table:table-cell table:formula="of:=IF([.C44]=1;[.B44];&quot;&quot;)">
            <text:p/>
          </table:table-cell>
          <table:table-cell table:formula="of:=IF([.C44]=2;[.B44];&quot;&quot;)" office:value-type="float" office:value="4" calcext:value-type="float">
            <text:p>4</text:p>
          </table:table-cell>
          <table:table-cell table:formula="of:=IF([.C44]=-1;[.B4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5]=0;[.B45];&quot;&quot;)" office:value-type="float" office:value="3" calcext:value-type="float">
            <text:p>3</text:p>
          </table:table-cell>
          <table:table-cell table:formula="of:=IF([.C45]=1;[.B45];&quot;&quot;)">
            <text:p/>
          </table:table-cell>
          <table:table-cell table:formula="of:=IF([.C45]=2;[.B45];&quot;&quot;)">
            <text:p/>
          </table:table-cell>
          <table:table-cell table:formula="of:=IF([.C45]=-1;[.B4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6]=0;[.B46];&quot;&quot;)">
            <text:p/>
          </table:table-cell>
          <table:table-cell table:formula="of:=IF([.C46]=1;[.B46];&quot;&quot;)" office:value-type="float" office:value="4" calcext:value-type="float">
            <text:p>4</text:p>
          </table:table-cell>
          <table:table-cell table:formula="of:=IF([.C46]=2;[.B46];&quot;&quot;)">
            <text:p/>
          </table:table-cell>
          <table:table-cell table:formula="of:=IF([.C46]=-1;[.B4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47]=0;[.B47];&quot;&quot;)">
            <text:p/>
          </table:table-cell>
          <table:table-cell table:formula="of:=IF([.C47]=1;[.B47];&quot;&quot;)">
            <text:p/>
          </table:table-cell>
          <table:table-cell table:formula="of:=IF([.C47]=2;[.B47];&quot;&quot;)" office:value-type="float" office:value="5" calcext:value-type="float">
            <text:p>5</text:p>
          </table:table-cell>
          <table:table-cell table:formula="of:=IF([.C47]=-1;[.B4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8]=0;[.B48];&quot;&quot;)" office:value-type="float" office:value="3" calcext:value-type="float">
            <text:p>3</text:p>
          </table:table-cell>
          <table:table-cell table:formula="of:=IF([.C48]=1;[.B48];&quot;&quot;)">
            <text:p/>
          </table:table-cell>
          <table:table-cell table:formula="of:=IF([.C48]=2;[.B48];&quot;&quot;)">
            <text:p/>
          </table:table-cell>
          <table:table-cell table:formula="of:=IF([.C48]=-1;[.B4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49]=0;[.B49];&quot;&quot;)">
            <text:p/>
          </table:table-cell>
          <table:table-cell table:formula="of:=IF([.C49]=1;[.B49];&quot;&quot;)">
            <text:p/>
          </table:table-cell>
          <table:table-cell table:formula="of:=IF([.C49]=2;[.B49];&quot;&quot;)" office:value-type="float" office:value="4" calcext:value-type="float">
            <text:p>4</text:p>
          </table:table-cell>
          <table:table-cell table:formula="of:=IF([.C49]=-1;[.B4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0]=0;[.B50];&quot;&quot;)" office:value-type="float" office:value="3" calcext:value-type="float">
            <text:p>3</text:p>
          </table:table-cell>
          <table:table-cell table:formula="of:=IF([.C50]=1;[.B50];&quot;&quot;)">
            <text:p/>
          </table:table-cell>
          <table:table-cell table:formula="of:=IF([.C50]=2;[.B50];&quot;&quot;)">
            <text:p/>
          </table:table-cell>
          <table:table-cell table:formula="of:=IF([.C50]=-1;[.B5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1]=0;[.B51];&quot;&quot;)">
            <text:p/>
          </table:table-cell>
          <table:table-cell table:formula="of:=IF([.C51]=1;[.B51];&quot;&quot;)" office:value-type="float" office:value="4" calcext:value-type="float">
            <text:p>4</text:p>
          </table:table-cell>
          <table:table-cell table:formula="of:=IF([.C51]=2;[.B51];&quot;&quot;)">
            <text:p/>
          </table:table-cell>
          <table:table-cell table:formula="of:=IF([.C51]=-1;[.B5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52]=0;[.B52];&quot;&quot;)">
            <text:p/>
          </table:table-cell>
          <table:table-cell table:formula="of:=IF([.C52]=1;[.B52];&quot;&quot;)">
            <text:p/>
          </table:table-cell>
          <table:table-cell table:formula="of:=IF([.C52]=2;[.B52];&quot;&quot;)" office:value-type="float" office:value="3" calcext:value-type="float">
            <text:p>3</text:p>
          </table:table-cell>
          <table:table-cell table:formula="of:=IF([.C52]=-1;[.B5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3]=0;[.B53];&quot;&quot;)" office:value-type="float" office:value="3" calcext:value-type="float">
            <text:p>3</text:p>
          </table:table-cell>
          <table:table-cell table:formula="of:=IF([.C53]=1;[.B53];&quot;&quot;)">
            <text:p/>
          </table:table-cell>
          <table:table-cell table:formula="of:=IF([.C53]=2;[.B53];&quot;&quot;)">
            <text:p/>
          </table:table-cell>
          <table:table-cell table:formula="of:=IF([.C53]=-1;[.B5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54]=0;[.B54];&quot;&quot;)">
            <text:p/>
          </table:table-cell>
          <table:table-cell table:formula="of:=IF([.C54]=1;[.B54];&quot;&quot;)">
            <text:p/>
          </table:table-cell>
          <table:table-cell table:formula="of:=IF([.C54]=2;[.B54];&quot;&quot;)" office:value-type="float" office:value="4" calcext:value-type="float">
            <text:p>4</text:p>
          </table:table-cell>
          <table:table-cell table:formula="of:=IF([.C54]=-1;[.B5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5]=0;[.B55];&quot;&quot;)" office:value-type="float" office:value="3" calcext:value-type="float">
            <text:p>3</text:p>
          </table:table-cell>
          <table:table-cell table:formula="of:=IF([.C55]=1;[.B55];&quot;&quot;)">
            <text:p/>
          </table:table-cell>
          <table:table-cell table:formula="of:=IF([.C55]=2;[.B55];&quot;&quot;)">
            <text:p/>
          </table:table-cell>
          <table:table-cell table:formula="of:=IF([.C55]=-1;[.B5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6]=0;[.B56];&quot;&quot;)">
            <text:p/>
          </table:table-cell>
          <table:table-cell table:formula="of:=IF([.C56]=1;[.B56];&quot;&quot;)" office:value-type="float" office:value="4" calcext:value-type="float">
            <text:p>4</text:p>
          </table:table-cell>
          <table:table-cell table:formula="of:=IF([.C56]=2;[.B56];&quot;&quot;)">
            <text:p/>
          </table:table-cell>
          <table:table-cell table:formula="of:=IF([.C56]=-1;[.B5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57]=0;[.B57];&quot;&quot;)" office:value-type="float" office:value="4" calcext:value-type="float">
            <text:p>4</text:p>
          </table:table-cell>
          <table:table-cell table:formula="of:=IF([.C57]=1;[.B57];&quot;&quot;)">
            <text:p/>
          </table:table-cell>
          <table:table-cell table:formula="of:=IF([.C57]=2;[.B57];&quot;&quot;)">
            <text:p/>
          </table:table-cell>
          <table:table-cell table:formula="of:=IF([.C57]=-1;[.B5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8]=0;[.B58];&quot;&quot;)">
            <text:p/>
          </table:table-cell>
          <table:table-cell table:formula="of:=IF([.C58]=1;[.B58];&quot;&quot;)" office:value-type="float" office:value="4" calcext:value-type="float">
            <text:p>4</text:p>
          </table:table-cell>
          <table:table-cell table:formula="of:=IF([.C58]=2;[.B58];&quot;&quot;)">
            <text:p/>
          </table:table-cell>
          <table:table-cell table:formula="of:=IF([.C58]=-1;[.B5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9]=0;[.B59];&quot;&quot;)" office:value-type="float" office:value="3" calcext:value-type="float">
            <text:p>3</text:p>
          </table:table-cell>
          <table:table-cell table:formula="of:=IF([.C59]=1;[.B59];&quot;&quot;)">
            <text:p/>
          </table:table-cell>
          <table:table-cell table:formula="of:=IF([.C59]=2;[.B59];&quot;&quot;)">
            <text:p/>
          </table:table-cell>
          <table:table-cell table:formula="of:=IF([.C59]=-1;[.B5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0]=0;[.B60];&quot;&quot;)">
            <text:p/>
          </table:table-cell>
          <table:table-cell table:formula="of:=IF([.C60]=1;[.B60];&quot;&quot;)" office:value-type="float" office:value="4" calcext:value-type="float">
            <text:p>4</text:p>
          </table:table-cell>
          <table:table-cell table:formula="of:=IF([.C60]=2;[.B60];&quot;&quot;)">
            <text:p/>
          </table:table-cell>
          <table:table-cell table:formula="of:=IF([.C60]=-1;[.B6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1]=0;[.B61];&quot;&quot;)">
            <text:p/>
          </table:table-cell>
          <table:table-cell table:formula="of:=IF([.C61]=1;[.B61];&quot;&quot;)">
            <text:p/>
          </table:table-cell>
          <table:table-cell table:formula="of:=IF([.C61]=2;[.B61];&quot;&quot;)" office:value-type="float" office:value="3" calcext:value-type="float">
            <text:p>3</text:p>
          </table:table-cell>
          <table:table-cell table:formula="of:=IF([.C61]=-1;[.B6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2]=0;[.B62];&quot;&quot;)" office:value-type="float" office:value="3" calcext:value-type="float">
            <text:p>3</text:p>
          </table:table-cell>
          <table:table-cell table:formula="of:=IF([.C62]=1;[.B62];&quot;&quot;)">
            <text:p/>
          </table:table-cell>
          <table:table-cell table:formula="of:=IF([.C62]=2;[.B62];&quot;&quot;)">
            <text:p/>
          </table:table-cell>
          <table:table-cell table:formula="of:=IF([.C62]=-1;[.B6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63]=0;[.B63];&quot;&quot;)">
            <text:p/>
          </table:table-cell>
          <table:table-cell table:formula="of:=IF([.C63]=1;[.B63];&quot;&quot;)">
            <text:p/>
          </table:table-cell>
          <table:table-cell table:formula="of:=IF([.C63]=2;[.B63];&quot;&quot;)" office:value-type="float" office:value="4" calcext:value-type="float">
            <text:p>4</text:p>
          </table:table-cell>
          <table:table-cell table:formula="of:=IF([.C63]=-1;[.B6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4]=0;[.B64];&quot;&quot;)" office:value-type="float" office:value="3" calcext:value-type="float">
            <text:p>3</text:p>
          </table:table-cell>
          <table:table-cell table:formula="of:=IF([.C64]=1;[.B64];&quot;&quot;)">
            <text:p/>
          </table:table-cell>
          <table:table-cell table:formula="of:=IF([.C64]=2;[.B64];&quot;&quot;)">
            <text:p/>
          </table:table-cell>
          <table:table-cell table:formula="of:=IF([.C64]=-1;[.B6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5]=0;[.B65];&quot;&quot;)">
            <text:p/>
          </table:table-cell>
          <table:table-cell table:formula="of:=IF([.C65]=1;[.B65];&quot;&quot;)" office:value-type="float" office:value="4" calcext:value-type="float">
            <text:p>4</text:p>
          </table:table-cell>
          <table:table-cell table:formula="of:=IF([.C65]=2;[.B65];&quot;&quot;)">
            <text:p/>
          </table:table-cell>
          <table:table-cell table:formula="of:=IF([.C65]=-1;[.B6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66]=0;[.B66];&quot;&quot;)" office:value-type="float" office:value="4" calcext:value-type="float">
            <text:p>4</text:p>
          </table:table-cell>
          <table:table-cell table:formula="of:=IF([.C66]=1;[.B66];&quot;&quot;)">
            <text:p/>
          </table:table-cell>
          <table:table-cell table:formula="of:=IF([.C66]=2;[.B66];&quot;&quot;)">
            <text:p/>
          </table:table-cell>
          <table:table-cell table:formula="of:=IF([.C66]=-1;[.B6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7]=0;[.B67];&quot;&quot;)">
            <text:p/>
          </table:table-cell>
          <table:table-cell table:formula="of:=IF([.C67]=1;[.B67];&quot;&quot;)" office:value-type="float" office:value="4" calcext:value-type="float">
            <text:p>4</text:p>
          </table:table-cell>
          <table:table-cell table:formula="of:=IF([.C67]=2;[.B67];&quot;&quot;)">
            <text:p/>
          </table:table-cell>
          <table:table-cell table:formula="of:=IF([.C67]=-1;[.B6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8]=0;[.B68];&quot;&quot;)">
            <text:p/>
          </table:table-cell>
          <table:table-cell table:formula="of:=IF([.C68]=1;[.B68];&quot;&quot;)">
            <text:p/>
          </table:table-cell>
          <table:table-cell table:formula="of:=IF([.C68]=2;[.B68];&quot;&quot;)" office:value-type="float" office:value="3" calcext:value-type="float">
            <text:p>3</text:p>
          </table:table-cell>
          <table:table-cell table:formula="of:=IF([.C68]=-1;[.B6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9]=0;[.B69];&quot;&quot;)" office:value-type="float" office:value="3" calcext:value-type="float">
            <text:p>3</text:p>
          </table:table-cell>
          <table:table-cell table:formula="of:=IF([.C69]=1;[.B69];&quot;&quot;)">
            <text:p/>
          </table:table-cell>
          <table:table-cell table:formula="of:=IF([.C69]=2;[.B69];&quot;&quot;)">
            <text:p/>
          </table:table-cell>
          <table:table-cell table:formula="of:=IF([.C69]=-1;[.B6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70]=0;[.B70];&quot;&quot;)">
            <text:p/>
          </table:table-cell>
          <table:table-cell table:formula="of:=IF([.C70]=1;[.B70];&quot;&quot;)" office:value-type="float" office:value="6" calcext:value-type="float">
            <text:p>6</text:p>
          </table:table-cell>
          <table:table-cell table:formula="of:=IF([.C70]=2;[.B70];&quot;&quot;)">
            <text:p/>
          </table:table-cell>
          <table:table-cell table:formula="of:=IF([.C70]=-1;[.B7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1]=0;[.B71];&quot;&quot;)" office:value-type="float" office:value="3" calcext:value-type="float">
            <text:p>3</text:p>
          </table:table-cell>
          <table:table-cell table:formula="of:=IF([.C71]=1;[.B71];&quot;&quot;)">
            <text:p/>
          </table:table-cell>
          <table:table-cell table:formula="of:=IF([.C71]=2;[.B71];&quot;&quot;)">
            <text:p/>
          </table:table-cell>
          <table:table-cell table:formula="of:=IF([.C71]=-1;[.B7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F([.C72]=0;[.B72];&quot;&quot;)">
            <text:p/>
          </table:table-cell>
          <table:table-cell table:formula="of:=IF([.C72]=1;[.B72];&quot;&quot;)">
            <text:p/>
          </table:table-cell>
          <table:table-cell table:formula="of:=IF([.C72]=2;[.B72];&quot;&quot;)">
            <text:p/>
          </table:table-cell>
          <table:table-cell table:formula="of:=IF([.C72]=-1;[.B72];&quot;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73]=0;[.B73];&quot;&quot;)">
            <text:p/>
          </table:table-cell>
          <table:table-cell table:formula="of:=IF([.C73]=1;[.B73];&quot;&quot;)" office:value-type="float" office:value="9" calcext:value-type="float">
            <text:p>9</text:p>
          </table:table-cell>
          <table:table-cell table:formula="of:=IF([.C73]=2;[.B73];&quot;&quot;)">
            <text:p/>
          </table:table-cell>
          <table:table-cell table:formula="of:=IF([.C73]=-1;[.B7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4]=0;[.B74];&quot;&quot;)" office:value-type="float" office:value="4" calcext:value-type="float">
            <text:p>4</text:p>
          </table:table-cell>
          <table:table-cell table:formula="of:=IF([.C74]=1;[.B74];&quot;&quot;)">
            <text:p/>
          </table:table-cell>
          <table:table-cell table:formula="of:=IF([.C74]=2;[.B74];&quot;&quot;)">
            <text:p/>
          </table:table-cell>
          <table:table-cell table:formula="of:=IF([.C74]=-1;[.B7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75]=0;[.B75];&quot;&quot;)">
            <text:p/>
          </table:table-cell>
          <table:table-cell table:formula="of:=IF([.C75]=1;[.B75];&quot;&quot;)">
            <text:p/>
          </table:table-cell>
          <table:table-cell table:formula="of:=IF([.C75]=2;[.B75];&quot;&quot;)">
            <text:p/>
          </table:table-cell>
          <table:table-cell table:formula="of:=IF([.C75]=-1;[.B75];&quot;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C76]=0;[.B76];&quot;&quot;)">
            <text:p/>
          </table:table-cell>
          <table:table-cell table:formula="of:=IF([.C76]=1;[.B76];&quot;&quot;)">
            <text:p/>
          </table:table-cell>
          <table:table-cell table:formula="of:=IF([.C76]=2;[.B76];&quot;&quot;)">
            <text:p/>
          </table:table-cell>
          <table:table-cell table:formula="of:=IF([.C76]=-1;[.B76];&quot;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F([.C77]=0;[.B77];&quot;&quot;)">
            <text:p/>
          </table:table-cell>
          <table:table-cell table:formula="of:=IF([.C77]=1;[.B77];&quot;&quot;)">
            <text:p/>
          </table:table-cell>
          <table:table-cell table:formula="of:=IF([.C77]=2;[.B77];&quot;&quot;)" office:value-type="float" office:value="9" calcext:value-type="float">
            <text:p>9</text:p>
          </table:table-cell>
          <table:table-cell table:formula="of:=IF([.C77]=-1;[.B7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1625" calcext:value-type="float">
            <text:p>0.41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8]=0;[.B78];&quot;&quot;)" office:value-type="float" office:value="3" calcext:value-type="float">
            <text:p>3</text:p>
          </table:table-cell>
          <table:table-cell table:formula="of:=IF([.C78]=1;[.B78];&quot;&quot;)">
            <text:p/>
          </table:table-cell>
          <table:table-cell table:formula="of:=IF([.C78]=2;[.B78];&quot;&quot;)">
            <text:p/>
          </table:table-cell>
          <table:table-cell table:formula="of:=IF([.C78]=-1;[.B7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9]=0;[.B79];&quot;&quot;)" office:value-type="float" office:value="4" calcext:value-type="float">
            <text:p>4</text:p>
          </table:table-cell>
          <table:table-cell table:formula="of:=IF([.C79]=1;[.B79];&quot;&quot;)">
            <text:p/>
          </table:table-cell>
          <table:table-cell table:formula="of:=IF([.C79]=2;[.B79];&quot;&quot;)">
            <text:p/>
          </table:table-cell>
          <table:table-cell table:formula="of:=IF([.C79]=-1;[.B7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0]=0;[.B80];&quot;&quot;)" office:value-type="float" office:value="4" calcext:value-type="float">
            <text:p>4</text:p>
          </table:table-cell>
          <table:table-cell table:formula="of:=IF([.C80]=1;[.B80];&quot;&quot;)">
            <text:p/>
          </table:table-cell>
          <table:table-cell table:formula="of:=IF([.C80]=2;[.B80];&quot;&quot;)">
            <text:p/>
          </table:table-cell>
          <table:table-cell table:formula="of:=IF([.C80]=-1;[.B8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81]=0;[.B81];&quot;&quot;)" office:value-type="float" office:value="6" calcext:value-type="float">
            <text:p>6</text:p>
          </table:table-cell>
          <table:table-cell table:formula="of:=IF([.C81]=1;[.B81];&quot;&quot;)">
            <text:p/>
          </table:table-cell>
          <table:table-cell table:formula="of:=IF([.C81]=2;[.B81];&quot;&quot;)">
            <text:p/>
          </table:table-cell>
          <table:table-cell table:formula="of:=IF([.C81]=-1;[.B8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82]=0;[.B82];&quot;&quot;)">
            <text:p/>
          </table:table-cell>
          <table:table-cell table:formula="of:=IF([.C82]=1;[.B82];&quot;&quot;)">
            <text:p/>
          </table:table-cell>
          <table:table-cell table:formula="of:=IF([.C82]=2;[.B82];&quot;&quot;)" office:value-type="float" office:value="6" calcext:value-type="float">
            <text:p>6</text:p>
          </table:table-cell>
          <table:table-cell table:formula="of:=IF([.C82]=-1;[.B8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3]=0;[.B83];&quot;&quot;)" office:value-type="float" office:value="3" calcext:value-type="float">
            <text:p>3</text:p>
          </table:table-cell>
          <table:table-cell table:formula="of:=IF([.C83]=1;[.B83];&quot;&quot;)">
            <text:p/>
          </table:table-cell>
          <table:table-cell table:formula="of:=IF([.C83]=2;[.B83];&quot;&quot;)">
            <text:p/>
          </table:table-cell>
          <table:table-cell table:formula="of:=IF([.C83]=-1;[.B8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4]=0;[.B84];&quot;&quot;)">
            <text:p/>
          </table:table-cell>
          <table:table-cell table:formula="of:=IF([.C84]=1;[.B84];&quot;&quot;)" office:value-type="float" office:value="5" calcext:value-type="float">
            <text:p>5</text:p>
          </table:table-cell>
          <table:table-cell table:formula="of:=IF([.C84]=2;[.B84];&quot;&quot;)">
            <text:p/>
          </table:table-cell>
          <table:table-cell table:formula="of:=IF([.C84]=-1;[.B8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5]=0;[.B85];&quot;&quot;)" office:value-type="float" office:value="4" calcext:value-type="float">
            <text:p>4</text:p>
          </table:table-cell>
          <table:table-cell table:formula="of:=IF([.C85]=1;[.B85];&quot;&quot;)">
            <text:p/>
          </table:table-cell>
          <table:table-cell table:formula="of:=IF([.C85]=2;[.B85];&quot;&quot;)">
            <text:p/>
          </table:table-cell>
          <table:table-cell table:formula="of:=IF([.C85]=-1;[.B8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86]=0;[.B86];&quot;&quot;)">
            <text:p/>
          </table:table-cell>
          <table:table-cell table:formula="of:=IF([.C86]=1;[.B86];&quot;&quot;)">
            <text:p/>
          </table:table-cell>
          <table:table-cell table:formula="of:=IF([.C86]=2;[.B86];&quot;&quot;)" office:value-type="float" office:value="5" calcext:value-type="float">
            <text:p>5</text:p>
          </table:table-cell>
          <table:table-cell table:formula="of:=IF([.C86]=-1;[.B8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7]=0;[.B87];&quot;&quot;)" office:value-type="float" office:value="3" calcext:value-type="float">
            <text:p>3</text:p>
          </table:table-cell>
          <table:table-cell table:formula="of:=IF([.C87]=1;[.B87];&quot;&quot;)">
            <text:p/>
          </table:table-cell>
          <table:table-cell table:formula="of:=IF([.C87]=2;[.B87];&quot;&quot;)">
            <text:p/>
          </table:table-cell>
          <table:table-cell table:formula="of:=IF([.C87]=-1;[.B8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8]=0;[.B88];&quot;&quot;)">
            <text:p/>
          </table:table-cell>
          <table:table-cell table:formula="of:=IF([.C88]=1;[.B88];&quot;&quot;)" office:value-type="float" office:value="5" calcext:value-type="float">
            <text:p>5</text:p>
          </table:table-cell>
          <table:table-cell table:formula="of:=IF([.C88]=2;[.B88];&quot;&quot;)">
            <text:p/>
          </table:table-cell>
          <table:table-cell table:formula="of:=IF([.C88]=-1;[.B8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89]=0;[.B89];&quot;&quot;)">
            <text:p/>
          </table:table-cell>
          <table:table-cell table:formula="of:=IF([.C89]=1;[.B89];&quot;&quot;)">
            <text:p/>
          </table:table-cell>
          <table:table-cell table:formula="of:=IF([.C89]=2;[.B89];&quot;&quot;)" office:value-type="float" office:value="4" calcext:value-type="float">
            <text:p>4</text:p>
          </table:table-cell>
          <table:table-cell table:formula="of:=IF([.C89]=-1;[.B8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0]=0;[.B90];&quot;&quot;)" office:value-type="float" office:value="3" calcext:value-type="float">
            <text:p>3</text:p>
          </table:table-cell>
          <table:table-cell table:formula="of:=IF([.C90]=1;[.B90];&quot;&quot;)">
            <text:p/>
          </table:table-cell>
          <table:table-cell table:formula="of:=IF([.C90]=2;[.B90];&quot;&quot;)">
            <text:p/>
          </table:table-cell>
          <table:table-cell table:formula="of:=IF([.C90]=-1;[.B9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F([.C91]=0;[.B91];&quot;&quot;)">
            <text:p/>
          </table:table-cell>
          <table:table-cell table:formula="of:=IF([.C91]=1;[.B91];&quot;&quot;)">
            <text:p/>
          </table:table-cell>
          <table:table-cell table:formula="of:=IF([.C91]=2;[.B91];&quot;&quot;)">
            <text:p/>
          </table:table-cell>
          <table:table-cell table:formula="of:=IF([.C91]=-1;[.B91];&quot;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2]=0;[.B92];&quot;&quot;)">
            <text:p/>
          </table:table-cell>
          <table:table-cell table:formula="of:=IF([.C92]=1;[.B92];&quot;&quot;)" office:value-type="float" office:value="4" calcext:value-type="float">
            <text:p>4</text:p>
          </table:table-cell>
          <table:table-cell table:formula="of:=IF([.C92]=2;[.B92];&quot;&quot;)">
            <text:p/>
          </table:table-cell>
          <table:table-cell table:formula="of:=IF([.C92]=-1;[.B9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3]=0;[.B93];&quot;&quot;)" office:value-type="float" office:value="3" calcext:value-type="float">
            <text:p>3</text:p>
          </table:table-cell>
          <table:table-cell table:formula="of:=IF([.C93]=1;[.B93];&quot;&quot;)">
            <text:p/>
          </table:table-cell>
          <table:table-cell table:formula="of:=IF([.C93]=2;[.B93];&quot;&quot;)">
            <text:p/>
          </table:table-cell>
          <table:table-cell table:formula="of:=IF([.C93]=-1;[.B9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4]=0;[.B94];&quot;&quot;)">
            <text:p/>
          </table:table-cell>
          <table:table-cell table:formula="of:=IF([.C94]=1;[.B94];&quot;&quot;)">
            <text:p/>
          </table:table-cell>
          <table:table-cell table:formula="of:=IF([.C94]=2;[.B94];&quot;&quot;)" office:value-type="float" office:value="4" calcext:value-type="float">
            <text:p>4</text:p>
          </table:table-cell>
          <table:table-cell table:formula="of:=IF([.C94]=-1;[.B9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5]=0;[.B95];&quot;&quot;)" office:value-type="float" office:value="3" calcext:value-type="float">
            <text:p>3</text:p>
          </table:table-cell>
          <table:table-cell table:formula="of:=IF([.C95]=1;[.B95];&quot;&quot;)">
            <text:p/>
          </table:table-cell>
          <table:table-cell table:formula="of:=IF([.C95]=2;[.B95];&quot;&quot;)">
            <text:p/>
          </table:table-cell>
          <table:table-cell table:formula="of:=IF([.C95]=-1;[.B9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96]=0;[.B96];&quot;&quot;)">
            <text:p/>
          </table:table-cell>
          <table:table-cell table:formula="of:=IF([.C96]=1;[.B96];&quot;&quot;)">
            <text:p/>
          </table:table-cell>
          <table:table-cell table:formula="of:=IF([.C96]=2;[.B96];&quot;&quot;)" office:value-type="float" office:value="5" calcext:value-type="float">
            <text:p>5</text:p>
          </table:table-cell>
          <table:table-cell table:formula="of:=IF([.C96]=-1;[.B9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7]=0;[.B97];&quot;&quot;)" office:value-type="float" office:value="3" calcext:value-type="float">
            <text:p>3</text:p>
          </table:table-cell>
          <table:table-cell table:formula="of:=IF([.C97]=1;[.B97];&quot;&quot;)">
            <text:p/>
          </table:table-cell>
          <table:table-cell table:formula="of:=IF([.C97]=2;[.B97];&quot;&quot;)">
            <text:p/>
          </table:table-cell>
          <table:table-cell table:formula="of:=IF([.C97]=-1;[.B9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98]=0;[.B98];&quot;&quot;)">
            <text:p/>
          </table:table-cell>
          <table:table-cell table:formula="of:=IF([.C98]=1;[.B98];&quot;&quot;)" office:value-type="float" office:value="5" calcext:value-type="float">
            <text:p>5</text:p>
          </table:table-cell>
          <table:table-cell table:formula="of:=IF([.C98]=2;[.B98];&quot;&quot;)">
            <text:p/>
          </table:table-cell>
          <table:table-cell table:formula="of:=IF([.C98]=-1;[.B9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9]=0;[.B99];&quot;&quot;)">
            <text:p/>
          </table:table-cell>
          <table:table-cell table:formula="of:=IF([.C99]=1;[.B99];&quot;&quot;)">
            <text:p/>
          </table:table-cell>
          <table:table-cell table:formula="of:=IF([.C99]=2;[.B99];&quot;&quot;)" office:value-type="float" office:value="4" calcext:value-type="float">
            <text:p>4</text:p>
          </table:table-cell>
          <table:table-cell table:formula="of:=IF([.C99]=-1;[.B9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0]=0;[.B100];&quot;&quot;)" office:value-type="float" office:value="3" calcext:value-type="float">
            <text:p>3</text:p>
          </table:table-cell>
          <table:table-cell table:formula="of:=IF([.C100]=1;[.B100];&quot;&quot;)">
            <text:p/>
          </table:table-cell>
          <table:table-cell table:formula="of:=IF([.C100]=2;[.B100];&quot;&quot;)">
            <text:p/>
          </table:table-cell>
          <table:table-cell table:formula="of:=IF([.C100]=-1;[.B10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01]=0;[.B101];&quot;&quot;)" office:value-type="float" office:value="5" calcext:value-type="float">
            <text:p>5</text:p>
          </table:table-cell>
          <table:table-cell table:formula="of:=IF([.C101]=1;[.B101];&quot;&quot;)">
            <text:p/>
          </table:table-cell>
          <table:table-cell table:formula="of:=IF([.C101]=2;[.B101];&quot;&quot;)">
            <text:p/>
          </table:table-cell>
          <table:table-cell table:formula="of:=IF([.C101]=-1;[.B10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02]=0;[.B102];&quot;&quot;)">
            <text:p/>
          </table:table-cell>
          <table:table-cell table:formula="of:=IF([.C102]=1;[.B102];&quot;&quot;)" office:value-type="float" office:value="6" calcext:value-type="float">
            <text:p>6</text:p>
          </table:table-cell>
          <table:table-cell table:formula="of:=IF([.C102]=2;[.B102];&quot;&quot;)">
            <text:p/>
          </table:table-cell>
          <table:table-cell table:formula="of:=IF([.C102]=-1;[.B10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03]=0;[.B103];&quot;&quot;)">
            <text:p/>
          </table:table-cell>
          <table:table-cell table:formula="of:=IF([.C103]=1;[.B103];&quot;&quot;)">
            <text:p/>
          </table:table-cell>
          <table:table-cell table:formula="of:=IF([.C103]=2;[.B103];&quot;&quot;)" office:value-type="float" office:value="4" calcext:value-type="float">
            <text:p>4</text:p>
          </table:table-cell>
          <table:table-cell table:formula="of:=IF([.C103]=-1;[.B10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04]=0;[.B104];&quot;&quot;)" office:value-type="float" office:value="2" calcext:value-type="float">
            <text:p>2</text:p>
          </table:table-cell>
          <table:table-cell table:formula="of:=IF([.C104]=1;[.B104];&quot;&quot;)">
            <text:p/>
          </table:table-cell>
          <table:table-cell table:formula="of:=IF([.C104]=2;[.B104];&quot;&quot;)">
            <text:p/>
          </table:table-cell>
          <table:table-cell table:formula="of:=IF([.C104]=-1;[.B10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05]=0;[.B105];&quot;&quot;)" office:value-type="float" office:value="6" calcext:value-type="float">
            <text:p>6</text:p>
          </table:table-cell>
          <table:table-cell table:formula="of:=IF([.C105]=1;[.B105];&quot;&quot;)">
            <text:p/>
          </table:table-cell>
          <table:table-cell table:formula="of:=IF([.C105]=2;[.B105];&quot;&quot;)">
            <text:p/>
          </table:table-cell>
          <table:table-cell table:formula="of:=IF([.C105]=-1;[.B10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06]=0;[.B106];&quot;&quot;)">
            <text:p/>
          </table:table-cell>
          <table:table-cell table:formula="of:=IF([.C106]=1;[.B106];&quot;&quot;)" office:value-type="float" office:value="8" calcext:value-type="float">
            <text:p>8</text:p>
          </table:table-cell>
          <table:table-cell table:formula="of:=IF([.C106]=2;[.B106];&quot;&quot;)">
            <text:p/>
          </table:table-cell>
          <table:table-cell table:formula="of:=IF([.C106]=-1;[.B10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7]=0;[.B107];&quot;&quot;)">
            <text:p/>
          </table:table-cell>
          <table:table-cell table:formula="of:=IF([.C107]=1;[.B107];&quot;&quot;)" office:value-type="float" office:value="4" calcext:value-type="float">
            <text:p>4</text:p>
          </table:table-cell>
          <table:table-cell table:formula="of:=IF([.C107]=2;[.B107];&quot;&quot;)">
            <text:p/>
          </table:table-cell>
          <table:table-cell table:formula="of:=IF([.C107]=-1;[.B10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08]=0;[.B108];&quot;&quot;)">
            <text:p/>
          </table:table-cell>
          <table:table-cell table:formula="of:=IF([.C108]=1;[.B108];&quot;&quot;)">
            <text:p/>
          </table:table-cell>
          <table:table-cell table:formula="of:=IF([.C108]=2;[.B108];&quot;&quot;)" office:value-type="float" office:value="2" calcext:value-type="float">
            <text:p>2</text:p>
          </table:table-cell>
          <table:table-cell table:formula="of:=IF([.C108]=-1;[.B10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9]=0;[.B109];&quot;&quot;)" office:value-type="float" office:value="3" calcext:value-type="float">
            <text:p>3</text:p>
          </table:table-cell>
          <table:table-cell table:formula="of:=IF([.C109]=1;[.B109];&quot;&quot;)">
            <text:p/>
          </table:table-cell>
          <table:table-cell table:formula="of:=IF([.C109]=2;[.B109];&quot;&quot;)">
            <text:p/>
          </table:table-cell>
          <table:table-cell table:formula="of:=IF([.C109]=-1;[.B10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10]=0;[.B110];&quot;&quot;)">
            <text:p/>
          </table:table-cell>
          <table:table-cell table:formula="of:=IF([.C110]=1;[.B110];&quot;&quot;)">
            <text:p/>
          </table:table-cell>
          <table:table-cell table:formula="of:=IF([.C110]=2;[.B110];&quot;&quot;)">
            <text:p/>
          </table:table-cell>
          <table:table-cell table:formula="of:=IF([.C110]=-1;[.B110];&quot;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11]=0;[.B111];&quot;&quot;)">
            <text:p/>
          </table:table-cell>
          <table:table-cell table:formula="of:=IF([.C111]=1;[.B111];&quot;&quot;)" office:value-type="float" office:value="8" calcext:value-type="float">
            <text:p>8</text:p>
          </table:table-cell>
          <table:table-cell table:formula="of:=IF([.C111]=2;[.B111];&quot;&quot;)">
            <text:p/>
          </table:table-cell>
          <table:table-cell table:formula="of:=IF([.C111]=-1;[.B11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12]=0;[.B112];&quot;&quot;)">
            <text:p/>
          </table:table-cell>
          <table:table-cell table:formula="of:=IF([.C112]=1;[.B112];&quot;&quot;)">
            <text:p/>
          </table:table-cell>
          <table:table-cell table:formula="of:=IF([.C112]=2;[.B112];&quot;&quot;)" office:value-type="float" office:value="4" calcext:value-type="float">
            <text:p>4</text:p>
          </table:table-cell>
          <table:table-cell table:formula="of:=IF([.C112]=-1;[.B11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13]=0;[.B113];&quot;&quot;)">
            <text:p/>
          </table:table-cell>
          <table:table-cell table:formula="of:=IF([.C113]=1;[.B113];&quot;&quot;)">
            <text:p/>
          </table:table-cell>
          <table:table-cell table:formula="of:=IF([.C113]=2;[.B113];&quot;&quot;)" office:value-type="float" office:value="3" calcext:value-type="float">
            <text:p>3</text:p>
          </table:table-cell>
          <table:table-cell table:formula="of:=IF([.C113]=-1;[.B11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4]=0;[.B114];&quot;&quot;)" office:value-type="float" office:value="2" calcext:value-type="float">
            <text:p>2</text:p>
          </table:table-cell>
          <table:table-cell table:formula="of:=IF([.C114]=1;[.B114];&quot;&quot;)">
            <text:p/>
          </table:table-cell>
          <table:table-cell table:formula="of:=IF([.C114]=2;[.B114];&quot;&quot;)">
            <text:p/>
          </table:table-cell>
          <table:table-cell table:formula="of:=IF([.C114]=-1;[.B11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C115]=0;[.B115];&quot;&quot;)">
            <text:p/>
          </table:table-cell>
          <table:table-cell table:formula="of:=IF([.C115]=1;[.B115];&quot;&quot;)">
            <text:p/>
          </table:table-cell>
          <table:table-cell table:formula="of:=IF([.C115]=2;[.B115];&quot;&quot;)" office:value-type="float" office:value="8" calcext:value-type="float">
            <text:p>8</text:p>
          </table:table-cell>
          <table:table-cell table:formula="of:=IF([.C115]=-1;[.B11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16]=0;[.B116];&quot;&quot;)" office:value-type="float" office:value="3" calcext:value-type="float">
            <text:p>3</text:p>
          </table:table-cell>
          <table:table-cell table:formula="of:=IF([.C116]=1;[.B116];&quot;&quot;)">
            <text:p/>
          </table:table-cell>
          <table:table-cell table:formula="of:=IF([.C116]=2;[.B116];&quot;&quot;)">
            <text:p/>
          </table:table-cell>
          <table:table-cell table:formula="of:=IF([.C116]=-1;[.B11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17]=0;[.B117];&quot;&quot;)">
            <text:p/>
          </table:table-cell>
          <table:table-cell table:formula="of:=IF([.C117]=1;[.B117];&quot;&quot;)">
            <text:p/>
          </table:table-cell>
          <table:table-cell table:formula="of:=IF([.C117]=2;[.B117];&quot;&quot;)" office:value-type="float" office:value="4" calcext:value-type="float">
            <text:p>4</text:p>
          </table:table-cell>
          <table:table-cell table:formula="of:=IF([.C117]=-1;[.B11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8]=0;[.B118];&quot;&quot;)" office:value-type="float" office:value="2" calcext:value-type="float">
            <text:p>2</text:p>
          </table:table-cell>
          <table:table-cell table:formula="of:=IF([.C118]=1;[.B118];&quot;&quot;)">
            <text:p/>
          </table:table-cell>
          <table:table-cell table:formula="of:=IF([.C118]=2;[.B118];&quot;&quot;)">
            <text:p/>
          </table:table-cell>
          <table:table-cell table:formula="of:=IF([.C118]=-1;[.B11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19]=0;[.B119];&quot;&quot;)" office:value-type="float" office:value="4" calcext:value-type="float">
            <text:p>4</text:p>
          </table:table-cell>
          <table:table-cell table:formula="of:=IF([.C119]=1;[.B119];&quot;&quot;)">
            <text:p/>
          </table:table-cell>
          <table:table-cell table:formula="of:=IF([.C119]=2;[.B119];&quot;&quot;)">
            <text:p/>
          </table:table-cell>
          <table:table-cell table:formula="of:=IF([.C119]=-1;[.B11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C120]=0;[.B120];&quot;&quot;)">
            <text:p/>
          </table:table-cell>
          <table:table-cell table:formula="of:=IF([.C120]=1;[.B120];&quot;&quot;)">
            <text:p/>
          </table:table-cell>
          <table:table-cell table:formula="of:=IF([.C120]=2;[.B120];&quot;&quot;)" office:value-type="float" office:value="8" calcext:value-type="float">
            <text:p>8</text:p>
          </table:table-cell>
          <table:table-cell table:formula="of:=IF([.C120]=-1;[.B12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1]=0;[.B121];&quot;&quot;)" office:value-type="float" office:value="2" calcext:value-type="float">
            <text:p>2</text:p>
          </table:table-cell>
          <table:table-cell table:formula="of:=IF([.C121]=1;[.B121];&quot;&quot;)">
            <text:p/>
          </table:table-cell>
          <table:table-cell table:formula="of:=IF([.C121]=2;[.B121];&quot;&quot;)">
            <text:p/>
          </table:table-cell>
          <table:table-cell table:formula="of:=IF([.C121]=-1;[.B12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22]=0;[.B122];&quot;&quot;)" office:value-type="float" office:value="4" calcext:value-type="float">
            <text:p>4</text:p>
          </table:table-cell>
          <table:table-cell table:formula="of:=IF([.C122]=1;[.B122];&quot;&quot;)">
            <text:p/>
          </table:table-cell>
          <table:table-cell table:formula="of:=IF([.C122]=2;[.B122];&quot;&quot;)">
            <text:p/>
          </table:table-cell>
          <table:table-cell table:formula="of:=IF([.C122]=-1;[.B12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3]=0;[.B123];&quot;&quot;)">
            <text:p/>
          </table:table-cell>
          <table:table-cell table:formula="of:=IF([.C123]=1;[.B123];&quot;&quot;)" office:value-type="float" office:value="4" calcext:value-type="float">
            <text:p>4</text:p>
          </table:table-cell>
          <table:table-cell table:formula="of:=IF([.C123]=2;[.B123];&quot;&quot;)">
            <text:p/>
          </table:table-cell>
          <table:table-cell table:formula="of:=IF([.C123]=-1;[.B12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24]=0;[.B124];&quot;&quot;)" office:value-type="float" office:value="3" calcext:value-type="float">
            <text:p>3</text:p>
          </table:table-cell>
          <table:table-cell table:formula="of:=IF([.C124]=1;[.B124];&quot;&quot;)">
            <text:p/>
          </table:table-cell>
          <table:table-cell table:formula="of:=IF([.C124]=2;[.B124];&quot;&quot;)">
            <text:p/>
          </table:table-cell>
          <table:table-cell table:formula="of:=IF([.C124]=-1;[.B12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25]=0;[.B125];&quot;&quot;)">
            <text:p/>
          </table:table-cell>
          <table:table-cell table:formula="of:=IF([.C125]=1;[.B125];&quot;&quot;)" office:value-type="float" office:value="5" calcext:value-type="float">
            <text:p>5</text:p>
          </table:table-cell>
          <table:table-cell table:formula="of:=IF([.C125]=2;[.B125];&quot;&quot;)">
            <text:p/>
          </table:table-cell>
          <table:table-cell table:formula="of:=IF([.C125]=-1;[.B12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26]=0;[.B126];&quot;&quot;)">
            <text:p/>
          </table:table-cell>
          <table:table-cell table:formula="of:=IF([.C126]=1;[.B126];&quot;&quot;)">
            <text:p/>
          </table:table-cell>
          <table:table-cell table:formula="of:=IF([.C126]=2;[.B126];&quot;&quot;)" office:value-type="float" office:value="2" calcext:value-type="float">
            <text:p>2</text:p>
          </table:table-cell>
          <table:table-cell table:formula="of:=IF([.C126]=-1;[.B12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7]=0;[.B127];&quot;&quot;)" office:value-type="float" office:value="2" calcext:value-type="float">
            <text:p>2</text:p>
          </table:table-cell>
          <table:table-cell table:formula="of:=IF([.C127]=1;[.B127];&quot;&quot;)">
            <text:p/>
          </table:table-cell>
          <table:table-cell table:formula="of:=IF([.C127]=2;[.B127];&quot;&quot;)">
            <text:p/>
          </table:table-cell>
          <table:table-cell table:formula="of:=IF([.C127]=-1;[.B12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28]=0;[.B128];&quot;&quot;)">
            <text:p/>
          </table:table-cell>
          <table:table-cell table:formula="of:=IF([.C128]=1;[.B128];&quot;&quot;)">
            <text:p/>
          </table:table-cell>
          <table:table-cell table:formula="of:=IF([.C128]=2;[.B128];&quot;&quot;)" office:value-type="float" office:value="6" calcext:value-type="float">
            <text:p>6</text:p>
          </table:table-cell>
          <table:table-cell table:formula="of:=IF([.C128]=-1;[.B12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9]=0;[.B129];&quot;&quot;)" office:value-type="float" office:value="2" calcext:value-type="float">
            <text:p>2</text:p>
          </table:table-cell>
          <table:table-cell table:formula="of:=IF([.C129]=1;[.B129];&quot;&quot;)">
            <text:p/>
          </table:table-cell>
          <table:table-cell table:formula="of:=IF([.C129]=2;[.B129];&quot;&quot;)">
            <text:p/>
          </table:table-cell>
          <table:table-cell table:formula="of:=IF([.C129]=-1;[.B12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30]=0;[.B130];&quot;&quot;)">
            <text:p/>
          </table:table-cell>
          <table:table-cell table:formula="of:=IF([.C130]=1;[.B130];&quot;&quot;)" office:value-type="float" office:value="6" calcext:value-type="float">
            <text:p>6</text:p>
          </table:table-cell>
          <table:table-cell table:formula="of:=IF([.C130]=2;[.B130];&quot;&quot;)">
            <text:p/>
          </table:table-cell>
          <table:table-cell table:formula="of:=IF([.C130]=-1;[.B13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1]=0;[.B131];&quot;&quot;)">
            <text:p/>
          </table:table-cell>
          <table:table-cell table:formula="of:=IF([.C131]=1;[.B131];&quot;&quot;)">
            <text:p/>
          </table:table-cell>
          <table:table-cell table:formula="of:=IF([.C131]=2;[.B131];&quot;&quot;)" office:value-type="float" office:value="3" calcext:value-type="float">
            <text:p>3</text:p>
          </table:table-cell>
          <table:table-cell table:formula="of:=IF([.C131]=-1;[.B13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2]=0;[.B132];&quot;&quot;)" office:value-type="float" office:value="3" calcext:value-type="float">
            <text:p>3</text:p>
          </table:table-cell>
          <table:table-cell table:formula="of:=IF([.C132]=1;[.B132];&quot;&quot;)">
            <text:p/>
          </table:table-cell>
          <table:table-cell table:formula="of:=IF([.C132]=2;[.B132];&quot;&quot;)">
            <text:p/>
          </table:table-cell>
          <table:table-cell table:formula="of:=IF([.C132]=-1;[.B13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33]=0;[.B133];&quot;&quot;)" office:value-type="float" office:value="6" calcext:value-type="float">
            <text:p>6</text:p>
          </table:table-cell>
          <table:table-cell table:formula="of:=IF([.C133]=1;[.B133];&quot;&quot;)">
            <text:p/>
          </table:table-cell>
          <table:table-cell table:formula="of:=IF([.C133]=2;[.B133];&quot;&quot;)">
            <text:p/>
          </table:table-cell>
          <table:table-cell table:formula="of:=IF([.C133]=-1;[.B13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134]=0;[.B134];&quot;&quot;)">
            <text:p/>
          </table:table-cell>
          <table:table-cell table:formula="of:=IF([.C134]=1;[.B134];&quot;&quot;)" office:value-type="float" office:value="7" calcext:value-type="float">
            <text:p>7</text:p>
          </table:table-cell>
          <table:table-cell table:formula="of:=IF([.C134]=2;[.B134];&quot;&quot;)">
            <text:p/>
          </table:table-cell>
          <table:table-cell table:formula="of:=IF([.C134]=-1;[.B13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5]=0;[.B135];&quot;&quot;)">
            <text:p/>
          </table:table-cell>
          <table:table-cell table:formula="of:=IF([.C135]=1;[.B135];&quot;&quot;)">
            <text:p/>
          </table:table-cell>
          <table:table-cell table:formula="of:=IF([.C135]=2;[.B135];&quot;&quot;)" office:value-type="float" office:value="3" calcext:value-type="float">
            <text:p>3</text:p>
          </table:table-cell>
          <table:table-cell table:formula="of:=IF([.C135]=-1;[.B13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36]=0;[.B136];&quot;&quot;)" office:value-type="float" office:value="2" calcext:value-type="float">
            <text:p>2</text:p>
          </table:table-cell>
          <table:table-cell table:formula="of:=IF([.C136]=1;[.B136];&quot;&quot;)">
            <text:p/>
          </table:table-cell>
          <table:table-cell table:formula="of:=IF([.C136]=2;[.B136];&quot;&quot;)">
            <text:p/>
          </table:table-cell>
          <table:table-cell table:formula="of:=IF([.C136]=-1;[.B13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37]=0;[.B137];&quot;&quot;)">
            <text:p/>
          </table:table-cell>
          <table:table-cell table:formula="of:=IF([.C137]=1;[.B137];&quot;&quot;)" office:value-type="float" office:value="5" calcext:value-type="float">
            <text:p>5</text:p>
          </table:table-cell>
          <table:table-cell table:formula="of:=IF([.C137]=2;[.B137];&quot;&quot;)">
            <text:p/>
          </table:table-cell>
          <table:table-cell table:formula="of:=IF([.C137]=-1;[.B13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38]=0;[.B138];&quot;&quot;)">
            <text:p/>
          </table:table-cell>
          <table:table-cell table:formula="of:=IF([.C138]=1;[.B138];&quot;&quot;)">
            <text:p/>
          </table:table-cell>
          <table:table-cell table:formula="of:=IF([.C138]=2;[.B138];&quot;&quot;)" office:value-type="float" office:value="3" calcext:value-type="float">
            <text:p>3</text:p>
          </table:table-cell>
          <table:table-cell table:formula="of:=IF([.C138]=-1;[.B13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9]=0;[.B139];&quot;&quot;)" office:value-type="float" office:value="3" calcext:value-type="float">
            <text:p>3</text:p>
          </table:table-cell>
          <table:table-cell table:formula="of:=IF([.C139]=1;[.B139];&quot;&quot;)">
            <text:p/>
          </table:table-cell>
          <table:table-cell table:formula="of:=IF([.C139]=2;[.B139];&quot;&quot;)">
            <text:p/>
          </table:table-cell>
          <table:table-cell table:formula="of:=IF([.C139]=-1;[.B13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40]=0;[.B140];&quot;&quot;)">
            <text:p/>
          </table:table-cell>
          <table:table-cell table:formula="of:=IF([.C140]=1;[.B140];&quot;&quot;)">
            <text:p/>
          </table:table-cell>
          <table:table-cell table:formula="of:=IF([.C140]=2;[.B140];&quot;&quot;)" office:value-type="float" office:value="6" calcext:value-type="float">
            <text:p>6</text:p>
          </table:table-cell>
          <table:table-cell table:formula="of:=IF([.C140]=-1;[.B14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41]=0;[.B141];&quot;&quot;)" office:value-type="float" office:value="3" calcext:value-type="float">
            <text:p>3</text:p>
          </table:table-cell>
          <table:table-cell table:formula="of:=IF([.C141]=1;[.B141];&quot;&quot;)">
            <text:p/>
          </table:table-cell>
          <table:table-cell table:formula="of:=IF([.C141]=2;[.B141];&quot;&quot;)">
            <text:p/>
          </table:table-cell>
          <table:table-cell table:formula="of:=IF([.C141]=-1;[.B14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42]=0;[.B142];&quot;&quot;)">
            <text:p/>
          </table:table-cell>
          <table:table-cell table:formula="of:=IF([.C142]=1;[.B142];&quot;&quot;)" office:value-type="float" office:value="5" calcext:value-type="float">
            <text:p>5</text:p>
          </table:table-cell>
          <table:table-cell table:formula="of:=IF([.C142]=2;[.B142];&quot;&quot;)">
            <text:p/>
          </table:table-cell>
          <table:table-cell table:formula="of:=IF([.C142]=-1;[.B14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43]=0;[.B143];&quot;&quot;)" office:value-type="float" office:value="4" calcext:value-type="float">
            <text:p>4</text:p>
          </table:table-cell>
          <table:table-cell table:formula="of:=IF([.C143]=1;[.B143];&quot;&quot;)">
            <text:p/>
          </table:table-cell>
          <table:table-cell table:formula="of:=IF([.C143]=2;[.B143];&quot;&quot;)">
            <text:p/>
          </table:table-cell>
          <table:table-cell table:formula="of:=IF([.C143]=-1;[.B14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44]=0;[.B144];&quot;&quot;)">
            <text:p/>
          </table:table-cell>
          <table:table-cell table:formula="of:=IF([.C144]=1;[.B144];&quot;&quot;)" office:value-type="float" office:value="6" calcext:value-type="float">
            <text:p>6</text:p>
          </table:table-cell>
          <table:table-cell table:formula="of:=IF([.C144]=2;[.B144];&quot;&quot;)">
            <text:p/>
          </table:table-cell>
          <table:table-cell table:formula="of:=IF([.C144]=-1;[.B14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45]=0;[.B145];&quot;&quot;)">
            <text:p/>
          </table:table-cell>
          <table:table-cell table:formula="of:=IF([.C145]=1;[.B145];&quot;&quot;)">
            <text:p/>
          </table:table-cell>
          <table:table-cell table:formula="of:=IF([.C145]=2;[.B145];&quot;&quot;)" office:value-type="float" office:value="2" calcext:value-type="float">
            <text:p>2</text:p>
          </table:table-cell>
          <table:table-cell table:formula="of:=IF([.C145]=-1;[.B14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46]=0;[.B146];&quot;&quot;)" office:value-type="float" office:value="3" calcext:value-type="float">
            <text:p>3</text:p>
          </table:table-cell>
          <table:table-cell table:formula="of:=IF([.C146]=1;[.B146];&quot;&quot;)">
            <text:p/>
          </table:table-cell>
          <table:table-cell table:formula="of:=IF([.C146]=2;[.B146];&quot;&quot;)">
            <text:p/>
          </table:table-cell>
          <table:table-cell table:formula="of:=IF([.C146]=-1;[.B14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47]=0;[.B147];&quot;&quot;)">
            <text:p/>
          </table:table-cell>
          <table:table-cell table:formula="of:=IF([.C147]=1;[.B147];&quot;&quot;)">
            <text:p/>
          </table:table-cell>
          <table:table-cell table:formula="of:=IF([.C147]=2;[.B147];&quot;&quot;)">
            <text:p/>
          </table:table-cell>
          <table:table-cell table:formula="of:=IF([.C147]=-1;[.B147];&quot;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48]=0;[.B148];&quot;&quot;)">
            <text:p/>
          </table:table-cell>
          <table:table-cell table:formula="of:=IF([.C148]=1;[.B148];&quot;&quot;)">
            <text:p/>
          </table:table-cell>
          <table:table-cell table:formula="of:=IF([.C148]=2;[.B148];&quot;&quot;)">
            <text:p/>
          </table:table-cell>
          <table:table-cell table:formula="of:=IF([.C148]=-1;[.B148];&quot;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49]=0;[.B149];&quot;&quot;)">
            <text:p/>
          </table:table-cell>
          <table:table-cell table:formula="of:=IF([.C149]=1;[.B149];&quot;&quot;)" office:value-type="float" office:value="6" calcext:value-type="float">
            <text:p>6</text:p>
          </table:table-cell>
          <table:table-cell table:formula="of:=IF([.C149]=2;[.B149];&quot;&quot;)">
            <text:p/>
          </table:table-cell>
          <table:table-cell table:formula="of:=IF([.C149]=-1;[.B14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50]=0;[.B150];&quot;&quot;)">
            <text:p/>
          </table:table-cell>
          <table:table-cell table:formula="of:=IF([.C150]=1;[.B150];&quot;&quot;)">
            <text:p/>
          </table:table-cell>
          <table:table-cell table:formula="of:=IF([.C150]=2;[.B150];&quot;&quot;)" office:value-type="float" office:value="3" calcext:value-type="float">
            <text:p>3</text:p>
          </table:table-cell>
          <table:table-cell table:formula="of:=IF([.C150]=-1;[.B15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1]=0;[.B151];&quot;&quot;)" office:value-type="float" office:value="2" calcext:value-type="float">
            <text:p>2</text:p>
          </table:table-cell>
          <table:table-cell table:formula="of:=IF([.C151]=1;[.B151];&quot;&quot;)">
            <text:p/>
          </table:table-cell>
          <table:table-cell table:formula="of:=IF([.C151]=2;[.B151];&quot;&quot;)">
            <text:p/>
          </table:table-cell>
          <table:table-cell table:formula="of:=IF([.C151]=-1;[.B15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2]=0;[.B152];&quot;&quot;)">
            <text:p/>
          </table:table-cell>
          <table:table-cell table:formula="of:=IF([.C152]=1;[.B152];&quot;&quot;)">
            <text:p/>
          </table:table-cell>
          <table:table-cell table:formula="of:=IF([.C152]=2;[.B152];&quot;&quot;)">
            <text:p/>
          </table:table-cell>
          <table:table-cell table:formula="of:=IF([.C152]=-1;[.B152];&quot;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3]=0;[.B153];&quot;&quot;)">
            <text:p/>
          </table:table-cell>
          <table:table-cell table:formula="of:=IF([.C153]=1;[.B153];&quot;&quot;)">
            <text:p/>
          </table:table-cell>
          <table:table-cell table:formula="of:=IF([.C153]=2;[.B153];&quot;&quot;)">
            <text:p/>
          </table:table-cell>
          <table:table-cell table:formula="of:=IF([.C153]=-1;[.B153];&quot;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54]=0;[.B154];&quot;&quot;)">
            <text:p/>
          </table:table-cell>
          <table:table-cell table:formula="of:=IF([.C154]=1;[.B154];&quot;&quot;)">
            <text:p/>
          </table:table-cell>
          <table:table-cell table:formula="of:=IF([.C154]=2;[.B154];&quot;&quot;)" office:value-type="float" office:value="5" calcext:value-type="float">
            <text:p>5</text:p>
          </table:table-cell>
          <table:table-cell table:formula="of:=IF([.C154]=-1;[.B15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93125" calcext:value-type="float">
            <text:p>0.6931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55]=0;[.B155];&quot;&quot;)" office:value-type="float" office:value="3" calcext:value-type="float">
            <text:p>3</text:p>
          </table:table-cell>
          <table:table-cell table:formula="of:=IF([.C155]=1;[.B155];&quot;&quot;)">
            <text:p/>
          </table:table-cell>
          <table:table-cell table:formula="of:=IF([.C155]=2;[.B155];&quot;&quot;)">
            <text:p/>
          </table:table-cell>
          <table:table-cell table:formula="of:=IF([.C155]=-1;[.B15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6]=0;[.B156];&quot;&quot;)">
            <text:p/>
          </table:table-cell>
          <table:table-cell table:formula="of:=IF([.C156]=1;[.B156];&quot;&quot;)">
            <text:p/>
          </table:table-cell>
          <table:table-cell table:formula="of:=IF([.C156]=2;[.B156];&quot;&quot;)">
            <text:p/>
          </table:table-cell>
          <table:table-cell table:formula="of:=IF([.C156]=-1;[.B156];&quot;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6934375" calcext:value-type="float">
            <text:p>0.69343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7]=0;[.B157];&quot;&quot;)" office:value-type="float" office:value="5" calcext:value-type="float">
            <text:p>5</text:p>
          </table:table-cell>
          <table:table-cell table:formula="of:=IF([.C157]=1;[.B157];&quot;&quot;)">
            <text:p/>
          </table:table-cell>
          <table:table-cell table:formula="of:=IF([.C157]=2;[.B157];&quot;&quot;)">
            <text:p/>
          </table:table-cell>
          <table:table-cell table:formula="of:=IF([.C157]=-1;[.B15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58]=0;[.B158];&quot;&quot;)">
            <text:p/>
          </table:table-cell>
          <table:table-cell table:formula="of:=IF([.C158]=1;[.B158];&quot;&quot;)">
            <text:p/>
          </table:table-cell>
          <table:table-cell table:formula="of:=IF([.C158]=2;[.B158];&quot;&quot;)">
            <text:p/>
          </table:table-cell>
          <table:table-cell table:formula="of:=IF([.C158]=-1;[.B158];&quot;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69359375" calcext:value-type="float">
            <text:p>0.693593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9]=0;[.B159];&quot;&quot;)" office:value-type="float" office:value="5" calcext:value-type="float">
            <text:p>5</text:p>
          </table:table-cell>
          <table:table-cell table:formula="of:=IF([.C159]=1;[.B159];&quot;&quot;)">
            <text:p/>
          </table:table-cell>
          <table:table-cell table:formula="of:=IF([.C159]=2;[.B159];&quot;&quot;)">
            <text:p/>
          </table:table-cell>
          <table:table-cell table:formula="of:=IF([.C159]=-1;[.B15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C160]=0;[.B160];&quot;&quot;)" office:value-type="float" office:value="10" calcext:value-type="float">
            <text:p>10</text:p>
          </table:table-cell>
          <table:table-cell table:formula="of:=IF([.C160]=1;[.B160];&quot;&quot;)">
            <text:p/>
          </table:table-cell>
          <table:table-cell table:formula="of:=IF([.C160]=2;[.B160];&quot;&quot;)">
            <text:p/>
          </table:table-cell>
          <table:table-cell table:formula="of:=IF([.C160]=-1;[.B16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9375" calcext:value-type="float">
            <text:p>0.6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1]=0;[.B161];&quot;&quot;)" office:value-type="float" office:value="1" calcext:value-type="float">
            <text:p>1</text:p>
          </table:table-cell>
          <table:table-cell table:formula="of:=IF([.C161]=1;[.B161];&quot;&quot;)">
            <text:p/>
          </table:table-cell>
          <table:table-cell table:formula="of:=IF([.C161]=2;[.B161];&quot;&quot;)">
            <text:p/>
          </table:table-cell>
          <table:table-cell table:formula="of:=IF([.C161]=-1;[.B16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2]=0;[.B162];&quot;&quot;)" office:value-type="float" office:value="4" calcext:value-type="float">
            <text:p>4</text:p>
          </table:table-cell>
          <table:table-cell table:formula="of:=IF([.C162]=1;[.B162];&quot;&quot;)">
            <text:p/>
          </table:table-cell>
          <table:table-cell table:formula="of:=IF([.C162]=2;[.B162];&quot;&quot;)">
            <text:p/>
          </table:table-cell>
          <table:table-cell table:formula="of:=IF([.C162]=-1;[.B16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3]=0;[.B163];&quot;&quot;)" office:value-type="float" office:value="4" calcext:value-type="float">
            <text:p>4</text:p>
          </table:table-cell>
          <table:table-cell table:formula="of:=IF([.C163]=1;[.B163];&quot;&quot;)">
            <text:p/>
          </table:table-cell>
          <table:table-cell table:formula="of:=IF([.C163]=2;[.B163];&quot;&quot;)">
            <text:p/>
          </table:table-cell>
          <table:table-cell table:formula="of:=IF([.C163]=-1;[.B16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4]=0;[.B164];&quot;&quot;)">
            <text:p/>
          </table:table-cell>
          <table:table-cell table:formula="of:=IF([.C164]=1;[.B164];&quot;&quot;)">
            <text:p/>
          </table:table-cell>
          <table:table-cell table:formula="of:=IF([.C164]=2;[.B164];&quot;&quot;)" office:value-type="float" office:value="4" calcext:value-type="float">
            <text:p>4</text:p>
          </table:table-cell>
          <table:table-cell table:formula="of:=IF([.C164]=-1;[.B16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5]=0;[.B165];&quot;&quot;)" office:value-type="float" office:value="2" calcext:value-type="float">
            <text:p>2</text:p>
          </table:table-cell>
          <table:table-cell table:formula="of:=IF([.C165]=1;[.B165];&quot;&quot;)">
            <text:p/>
          </table:table-cell>
          <table:table-cell table:formula="of:=IF([.C165]=2;[.B165];&quot;&quot;)">
            <text:p/>
          </table:table-cell>
          <table:table-cell table:formula="of:=IF([.C165]=-1;[.B16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66]=0;[.B166];&quot;&quot;)" office:value-type="float" office:value="4" calcext:value-type="float">
            <text:p>4</text:p>
          </table:table-cell>
          <table:table-cell table:formula="of:=IF([.C166]=1;[.B166];&quot;&quot;)">
            <text:p/>
          </table:table-cell>
          <table:table-cell table:formula="of:=IF([.C166]=2;[.B166];&quot;&quot;)">
            <text:p/>
          </table:table-cell>
          <table:table-cell table:formula="of:=IF([.C166]=-1;[.B16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7]=0;[.B167];&quot;&quot;)">
            <text:p/>
          </table:table-cell>
          <table:table-cell table:formula="of:=IF([.C167]=1;[.B167];&quot;&quot;)">
            <text:p/>
          </table:table-cell>
          <table:table-cell table:formula="of:=IF([.C167]=2;[.B167];&quot;&quot;)" office:value-type="float" office:value="4" calcext:value-type="float">
            <text:p>4</text:p>
          </table:table-cell>
          <table:table-cell table:formula="of:=IF([.C167]=-1;[.B16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8]=0;[.B168];&quot;&quot;)" office:value-type="float" office:value="2" calcext:value-type="float">
            <text:p>2</text:p>
          </table:table-cell>
          <table:table-cell table:formula="of:=IF([.C168]=1;[.B168];&quot;&quot;)">
            <text:p/>
          </table:table-cell>
          <table:table-cell table:formula="of:=IF([.C168]=2;[.B168];&quot;&quot;)">
            <text:p/>
          </table:table-cell>
          <table:table-cell table:formula="of:=IF([.C168]=-1;[.B16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69]=0;[.B169];&quot;&quot;)">
            <text:p/>
          </table:table-cell>
          <table:table-cell table:formula="of:=IF([.C169]=1;[.B169];&quot;&quot;)">
            <text:p/>
          </table:table-cell>
          <table:table-cell table:formula="of:=IF([.C169]=2;[.B169];&quot;&quot;)" office:value-type="float" office:value="5" calcext:value-type="float">
            <text:p>5</text:p>
          </table:table-cell>
          <table:table-cell table:formula="of:=IF([.C169]=-1;[.B16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0]=0;[.B170];&quot;&quot;)" office:value-type="float" office:value="2" calcext:value-type="float">
            <text:p>2</text:p>
          </table:table-cell>
          <table:table-cell table:formula="of:=IF([.C170]=1;[.B170];&quot;&quot;)">
            <text:p/>
          </table:table-cell>
          <table:table-cell table:formula="of:=IF([.C170]=2;[.B170];&quot;&quot;)">
            <text:p/>
          </table:table-cell>
          <table:table-cell table:formula="of:=IF([.C170]=-1;[.B17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1]=0;[.B171];&quot;&quot;)">
            <text:p/>
          </table:table-cell>
          <table:table-cell table:formula="of:=IF([.C171]=1;[.B171];&quot;&quot;)" office:value-type="float" office:value="4" calcext:value-type="float">
            <text:p>4</text:p>
          </table:table-cell>
          <table:table-cell table:formula="of:=IF([.C171]=2;[.B171];&quot;&quot;)">
            <text:p/>
          </table:table-cell>
          <table:table-cell table:formula="of:=IF([.C171]=-1;[.B17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2]=0;[.B172];&quot;&quot;)" office:value-type="float" office:value="2" calcext:value-type="float">
            <text:p>2</text:p>
          </table:table-cell>
          <table:table-cell table:formula="of:=IF([.C172]=1;[.B172];&quot;&quot;)">
            <text:p/>
          </table:table-cell>
          <table:table-cell table:formula="of:=IF([.C172]=2;[.B172];&quot;&quot;)">
            <text:p/>
          </table:table-cell>
          <table:table-cell table:formula="of:=IF([.C172]=-1;[.B17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73]=0;[.B173];&quot;&quot;)">
            <text:p/>
          </table:table-cell>
          <table:table-cell table:formula="of:=IF([.C173]=1;[.B173];&quot;&quot;)">
            <text:p/>
          </table:table-cell>
          <table:table-cell table:formula="of:=IF([.C173]=2;[.B173];&quot;&quot;)" office:value-type="float" office:value="5" calcext:value-type="float">
            <text:p>5</text:p>
          </table:table-cell>
          <table:table-cell table:formula="of:=IF([.C173]=-1;[.B17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4]=0;[.B174];&quot;&quot;)" office:value-type="float" office:value="2" calcext:value-type="float">
            <text:p>2</text:p>
          </table:table-cell>
          <table:table-cell table:formula="of:=IF([.C174]=1;[.B174];&quot;&quot;)">
            <text:p/>
          </table:table-cell>
          <table:table-cell table:formula="of:=IF([.C174]=2;[.B174];&quot;&quot;)">
            <text:p/>
          </table:table-cell>
          <table:table-cell table:formula="of:=IF([.C174]=-1;[.B17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75]=0;[.B175];&quot;&quot;)">
            <text:p/>
          </table:table-cell>
          <table:table-cell table:formula="of:=IF([.C175]=1;[.B175];&quot;&quot;)">
            <text:p/>
          </table:table-cell>
          <table:table-cell table:formula="of:=IF([.C175]=2;[.B175];&quot;&quot;)" office:value-type="float" office:value="6" calcext:value-type="float">
            <text:p>6</text:p>
          </table:table-cell>
          <table:table-cell table:formula="of:=IF([.C175]=-1;[.B17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76]=0;[.B176];&quot;&quot;)" office:value-type="float" office:value="3" calcext:value-type="float">
            <text:p>3</text:p>
          </table:table-cell>
          <table:table-cell table:formula="of:=IF([.C176]=1;[.B176];&quot;&quot;)">
            <text:p/>
          </table:table-cell>
          <table:table-cell table:formula="of:=IF([.C176]=2;[.B176];&quot;&quot;)">
            <text:p/>
          </table:table-cell>
          <table:table-cell table:formula="of:=IF([.C176]=-1;[.B17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77]=0;[.B177];&quot;&quot;)">
            <text:p/>
          </table:table-cell>
          <table:table-cell table:formula="of:=IF([.C177]=1;[.B177];&quot;&quot;)" office:value-type="float" office:value="9" calcext:value-type="float">
            <text:p>9</text:p>
          </table:table-cell>
          <table:table-cell table:formula="of:=IF([.C177]=2;[.B177];&quot;&quot;)">
            <text:p/>
          </table:table-cell>
          <table:table-cell table:formula="of:=IF([.C177]=-1;[.B17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78]=0;[.B178];&quot;&quot;)">
            <text:p/>
          </table:table-cell>
          <table:table-cell table:formula="of:=IF([.C178]=1;[.B178];&quot;&quot;)">
            <text:p/>
          </table:table-cell>
          <table:table-cell table:formula="of:=IF([.C178]=2;[.B178];&quot;&quot;)" office:value-type="float" office:value="3" calcext:value-type="float">
            <text:p>3</text:p>
          </table:table-cell>
          <table:table-cell table:formula="of:=IF([.C178]=-1;[.B17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9]=0;[.B179];&quot;&quot;)" office:value-type="float" office:value="2" calcext:value-type="float">
            <text:p>2</text:p>
          </table:table-cell>
          <table:table-cell table:formula="of:=IF([.C179]=1;[.B179];&quot;&quot;)">
            <text:p/>
          </table:table-cell>
          <table:table-cell table:formula="of:=IF([.C179]=2;[.B179];&quot;&quot;)">
            <text:p/>
          </table:table-cell>
          <table:table-cell table:formula="of:=IF([.C179]=-1;[.B17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80]=0;[.B180];&quot;&quot;)">
            <text:p/>
          </table:table-cell>
          <table:table-cell table:formula="of:=IF([.C180]=1;[.B180];&quot;&quot;)" office:value-type="float" office:value="5" calcext:value-type="float">
            <text:p>5</text:p>
          </table:table-cell>
          <table:table-cell table:formula="of:=IF([.C180]=2;[.B180];&quot;&quot;)">
            <text:p/>
          </table:table-cell>
          <table:table-cell table:formula="of:=IF([.C180]=-1;[.B18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81]=0;[.B181];&quot;&quot;)" office:value-type="float" office:value="4" calcext:value-type="float">
            <text:p>4</text:p>
          </table:table-cell>
          <table:table-cell table:formula="of:=IF([.C181]=1;[.B181];&quot;&quot;)">
            <text:p/>
          </table:table-cell>
          <table:table-cell table:formula="of:=IF([.C181]=2;[.B181];&quot;&quot;)">
            <text:p/>
          </table:table-cell>
          <table:table-cell table:formula="of:=IF([.C181]=-1;[.B18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82]=0;[.B182];&quot;&quot;)">
            <text:p/>
          </table:table-cell>
          <table:table-cell table:formula="of:=IF([.C182]=1;[.B182];&quot;&quot;)" office:value-type="float" office:value="9" calcext:value-type="float">
            <text:p>9</text:p>
          </table:table-cell>
          <table:table-cell table:formula="of:=IF([.C182]=2;[.B182];&quot;&quot;)">
            <text:p/>
          </table:table-cell>
          <table:table-cell table:formula="of:=IF([.C182]=-1;[.B18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83]=0;[.B183];&quot;&quot;)">
            <text:p/>
          </table:table-cell>
          <table:table-cell table:formula="of:=IF([.C183]=1;[.B183];&quot;&quot;)">
            <text:p/>
          </table:table-cell>
          <table:table-cell table:formula="of:=IF([.C183]=2;[.B183];&quot;&quot;)" office:value-type="float" office:value="5" calcext:value-type="float">
            <text:p>5</text:p>
          </table:table-cell>
          <table:table-cell table:formula="of:=IF([.C183]=-1;[.B18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84]=0;[.B184];&quot;&quot;)" office:value-type="float" office:value="3" calcext:value-type="float">
            <text:p>3</text:p>
          </table:table-cell>
          <table:table-cell table:formula="of:=IF([.C184]=1;[.B184];&quot;&quot;)">
            <text:p/>
          </table:table-cell>
          <table:table-cell table:formula="of:=IF([.C184]=2;[.B184];&quot;&quot;)">
            <text:p/>
          </table:table-cell>
          <table:table-cell table:formula="of:=IF([.C184]=-1;[.B18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85]=0;[.B185];&quot;&quot;)">
            <text:p/>
          </table:table-cell>
          <table:table-cell table:formula="of:=IF([.C185]=1;[.B185];&quot;&quot;)" office:value-type="float" office:value="6" calcext:value-type="float">
            <text:p>6</text:p>
          </table:table-cell>
          <table:table-cell table:formula="of:=IF([.C185]=2;[.B185];&quot;&quot;)">
            <text:p/>
          </table:table-cell>
          <table:table-cell table:formula="of:=IF([.C185]=-1;[.B18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86]=0;[.B186];&quot;&quot;)" office:value-type="float" office:value="4" calcext:value-type="float">
            <text:p>4</text:p>
          </table:table-cell>
          <table:table-cell table:formula="of:=IF([.C186]=1;[.B186];&quot;&quot;)">
            <text:p/>
          </table:table-cell>
          <table:table-cell table:formula="of:=IF([.C186]=2;[.B186];&quot;&quot;)">
            <text:p/>
          </table:table-cell>
          <table:table-cell table:formula="of:=IF([.C186]=-1;[.B18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87]=0;[.B187];&quot;&quot;)">
            <text:p/>
          </table:table-cell>
          <table:table-cell table:formula="of:=IF([.C187]=1;[.B187];&quot;&quot;)">
            <text:p/>
          </table:table-cell>
          <table:table-cell table:formula="of:=IF([.C187]=2;[.B187];&quot;&quot;)" office:value-type="float" office:value="5" calcext:value-type="float">
            <text:p>5</text:p>
          </table:table-cell>
          <table:table-cell table:formula="of:=IF([.C187]=-1;[.B18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88]=0;[.B188];&quot;&quot;)" office:value-type="float" office:value="2" calcext:value-type="float">
            <text:p>2</text:p>
          </table:table-cell>
          <table:table-cell table:formula="of:=IF([.C188]=1;[.B188];&quot;&quot;)">
            <text:p/>
          </table:table-cell>
          <table:table-cell table:formula="of:=IF([.C188]=2;[.B188];&quot;&quot;)">
            <text:p/>
          </table:table-cell>
          <table:table-cell table:formula="of:=IF([.C188]=-1;[.B18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89]=0;[.B189];&quot;&quot;)">
            <text:p/>
          </table:table-cell>
          <table:table-cell table:formula="of:=IF([.C189]=1;[.B189];&quot;&quot;)" office:value-type="float" office:value="6" calcext:value-type="float">
            <text:p>6</text:p>
          </table:table-cell>
          <table:table-cell table:formula="of:=IF([.C189]=2;[.B189];&quot;&quot;)">
            <text:p/>
          </table:table-cell>
          <table:table-cell table:formula="of:=IF([.C189]=-1;[.B18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190]=0;[.B190];&quot;&quot;)">
            <text:p/>
          </table:table-cell>
          <table:table-cell table:formula="of:=IF([.C190]=1;[.B190];&quot;&quot;)">
            <text:p/>
          </table:table-cell>
          <table:table-cell table:formula="of:=IF([.C190]=2;[.B190];&quot;&quot;)" office:value-type="float" office:value="2" calcext:value-type="float">
            <text:p>2</text:p>
          </table:table-cell>
          <table:table-cell table:formula="of:=IF([.C190]=-1;[.B19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1]=0;[.B191];&quot;&quot;)" office:value-type="float" office:value="2" calcext:value-type="float">
            <text:p>2</text:p>
          </table:table-cell>
          <table:table-cell table:formula="of:=IF([.C191]=1;[.B191];&quot;&quot;)">
            <text:p/>
          </table:table-cell>
          <table:table-cell table:formula="of:=IF([.C191]=2;[.B191];&quot;&quot;)">
            <text:p/>
          </table:table-cell>
          <table:table-cell table:formula="of:=IF([.C191]=-1;[.B19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92]=0;[.B192];&quot;&quot;)">
            <text:p/>
          </table:table-cell>
          <table:table-cell table:formula="of:=IF([.C192]=1;[.B192];&quot;&quot;)">
            <text:p/>
          </table:table-cell>
          <table:table-cell table:formula="of:=IF([.C192]=2;[.B192];&quot;&quot;)" office:value-type="float" office:value="5" calcext:value-type="float">
            <text:p>5</text:p>
          </table:table-cell>
          <table:table-cell table:formula="of:=IF([.C192]=-1;[.B19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93]=0;[.B193];&quot;&quot;)" office:value-type="float" office:value="3" calcext:value-type="float">
            <text:p>3</text:p>
          </table:table-cell>
          <table:table-cell table:formula="of:=IF([.C193]=1;[.B193];&quot;&quot;)">
            <text:p/>
          </table:table-cell>
          <table:table-cell table:formula="of:=IF([.C193]=2;[.B193];&quot;&quot;)">
            <text:p/>
          </table:table-cell>
          <table:table-cell table:formula="of:=IF([.C193]=-1;[.B19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94]=0;[.B194];&quot;&quot;)" office:value-type="float" office:value="4" calcext:value-type="float">
            <text:p>4</text:p>
          </table:table-cell>
          <table:table-cell table:formula="of:=IF([.C194]=1;[.B194];&quot;&quot;)">
            <text:p/>
          </table:table-cell>
          <table:table-cell table:formula="of:=IF([.C194]=2;[.B194];&quot;&quot;)">
            <text:p/>
          </table:table-cell>
          <table:table-cell table:formula="of:=IF([.C194]=-1;[.B19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95]=0;[.B195];&quot;&quot;)">
            <text:p/>
          </table:table-cell>
          <table:table-cell table:formula="of:=IF([.C195]=1;[.B195];&quot;&quot;)">
            <text:p/>
          </table:table-cell>
          <table:table-cell table:formula="of:=IF([.C195]=2;[.B195];&quot;&quot;)" office:value-type="float" office:value="4" calcext:value-type="float">
            <text:p>4</text:p>
          </table:table-cell>
          <table:table-cell table:formula="of:=IF([.C195]=-1;[.B19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6]=0;[.B196];&quot;&quot;)" office:value-type="float" office:value="2" calcext:value-type="float">
            <text:p>2</text:p>
          </table:table-cell>
          <table:table-cell table:formula="of:=IF([.C196]=1;[.B196];&quot;&quot;)">
            <text:p/>
          </table:table-cell>
          <table:table-cell table:formula="of:=IF([.C196]=2;[.B196];&quot;&quot;)">
            <text:p/>
          </table:table-cell>
          <table:table-cell table:formula="of:=IF([.C196]=-1;[.B19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97]=0;[.B197];&quot;&quot;)">
            <text:p/>
          </table:table-cell>
          <table:table-cell table:formula="of:=IF([.C197]=1;[.B197];&quot;&quot;)">
            <text:p/>
          </table:table-cell>
          <table:table-cell table:formula="of:=IF([.C197]=2;[.B197];&quot;&quot;)" office:value-type="float" office:value="4" calcext:value-type="float">
            <text:p>4</text:p>
          </table:table-cell>
          <table:table-cell table:formula="of:=IF([.C197]=-1;[.B19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98]=0;[.B198];&quot;&quot;)" office:value-type="float" office:value="2" calcext:value-type="float">
            <text:p>2</text:p>
          </table:table-cell>
          <table:table-cell table:formula="of:=IF([.C198]=1;[.B198];&quot;&quot;)">
            <text:p/>
          </table:table-cell>
          <table:table-cell table:formula="of:=IF([.C198]=2;[.B198];&quot;&quot;)">
            <text:p/>
          </table:table-cell>
          <table:table-cell table:formula="of:=IF([.C198]=-1;[.B19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9]=0;[.B199];&quot;&quot;)">
            <text:p/>
          </table:table-cell>
          <table:table-cell table:formula="of:=IF([.C199]=1;[.B199];&quot;&quot;)" office:value-type="float" office:value="4" calcext:value-type="float">
            <text:p>4</text:p>
          </table:table-cell>
          <table:table-cell table:formula="of:=IF([.C199]=2;[.B199];&quot;&quot;)">
            <text:p/>
          </table:table-cell>
          <table:table-cell table:formula="of:=IF([.C199]=-1;[.B19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00]=0;[.B200];&quot;&quot;)" office:value-type="float" office:value="3" calcext:value-type="float">
            <text:p>3</text:p>
          </table:table-cell>
          <table:table-cell table:formula="of:=IF([.C200]=1;[.B200];&quot;&quot;)">
            <text:p/>
          </table:table-cell>
          <table:table-cell table:formula="of:=IF([.C200]=2;[.B200];&quot;&quot;)">
            <text:p/>
          </table:table-cell>
          <table:table-cell table:formula="of:=IF([.C200]=-1;[.B20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01]=0;[.B201];&quot;&quot;)">
            <text:p/>
          </table:table-cell>
          <table:table-cell table:formula="of:=IF([.C201]=1;[.B201];&quot;&quot;)">
            <text:p/>
          </table:table-cell>
          <table:table-cell table:formula="of:=IF([.C201]=2;[.B201];&quot;&quot;)" office:value-type="float" office:value="4" calcext:value-type="float">
            <text:p>4</text:p>
          </table:table-cell>
          <table:table-cell table:formula="of:=IF([.C201]=-1;[.B20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02]=0;[.B202];&quot;&quot;)" office:value-type="float" office:value="2" calcext:value-type="float">
            <text:p>2</text:p>
          </table:table-cell>
          <table:table-cell table:formula="of:=IF([.C202]=1;[.B202];&quot;&quot;)">
            <text:p/>
          </table:table-cell>
          <table:table-cell table:formula="of:=IF([.C202]=2;[.B202];&quot;&quot;)">
            <text:p/>
          </table:table-cell>
          <table:table-cell table:formula="of:=IF([.C202]=-1;[.B20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3]=0;[.B203];&quot;&quot;)">
            <text:p/>
          </table:table-cell>
          <table:table-cell table:formula="of:=IF([.C203]=1;[.B203];&quot;&quot;)" office:value-type="float" office:value="4" calcext:value-type="float">
            <text:p>4</text:p>
          </table:table-cell>
          <table:table-cell table:formula="of:=IF([.C203]=2;[.B203];&quot;&quot;)">
            <text:p/>
          </table:table-cell>
          <table:table-cell table:formula="of:=IF([.C203]=-1;[.B20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204]=0;[.B204];&quot;&quot;)">
            <text:p/>
          </table:table-cell>
          <table:table-cell table:formula="of:=IF([.C204]=1;[.B204];&quot;&quot;)">
            <text:p/>
          </table:table-cell>
          <table:table-cell table:formula="of:=IF([.C204]=2;[.B204];&quot;&quot;)" office:value-type="float" office:value="3" calcext:value-type="float">
            <text:p>3</text:p>
          </table:table-cell>
          <table:table-cell table:formula="of:=IF([.C204]=-1;[.B20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05]=0;[.B205];&quot;&quot;)" office:value-type="float" office:value="2" calcext:value-type="float">
            <text:p>2</text:p>
          </table:table-cell>
          <table:table-cell table:formula="of:=IF([.C205]=1;[.B205];&quot;&quot;)">
            <text:p/>
          </table:table-cell>
          <table:table-cell table:formula="of:=IF([.C205]=2;[.B205];&quot;&quot;)">
            <text:p/>
          </table:table-cell>
          <table:table-cell table:formula="of:=IF([.C205]=-1;[.B20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6]=0;[.B206];&quot;&quot;)">
            <text:p/>
          </table:table-cell>
          <table:table-cell table:formula="of:=IF([.C206]=1;[.B206];&quot;&quot;)" office:value-type="float" office:value="4" calcext:value-type="float">
            <text:p>4</text:p>
          </table:table-cell>
          <table:table-cell table:formula="of:=IF([.C206]=2;[.B206];&quot;&quot;)">
            <text:p/>
          </table:table-cell>
          <table:table-cell table:formula="of:=IF([.C206]=-1;[.B20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07]=0;[.B207];&quot;&quot;)" office:value-type="float" office:value="4" calcext:value-type="float">
            <text:p>4</text:p>
          </table:table-cell>
          <table:table-cell table:formula="of:=IF([.C207]=1;[.B207];&quot;&quot;)">
            <text:p/>
          </table:table-cell>
          <table:table-cell table:formula="of:=IF([.C207]=2;[.B207];&quot;&quot;)">
            <text:p/>
          </table:table-cell>
          <table:table-cell table:formula="of:=IF([.C207]=-1;[.B20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8]=0;[.B208];&quot;&quot;)">
            <text:p/>
          </table:table-cell>
          <table:table-cell table:formula="of:=IF([.C208]=1;[.B208];&quot;&quot;)" office:value-type="float" office:value="4" calcext:value-type="float">
            <text:p>4</text:p>
          </table:table-cell>
          <table:table-cell table:formula="of:=IF([.C208]=2;[.B208];&quot;&quot;)">
            <text:p/>
          </table:table-cell>
          <table:table-cell table:formula="of:=IF([.C208]=-1;[.B20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09]=0;[.B209];&quot;&quot;)">
            <text:p/>
          </table:table-cell>
          <table:table-cell table:formula="of:=IF([.C209]=1;[.B209];&quot;&quot;)">
            <text:p/>
          </table:table-cell>
          <table:table-cell table:formula="of:=IF([.C209]=2;[.B209];&quot;&quot;)" office:value-type="float" office:value="4" calcext:value-type="float">
            <text:p>4</text:p>
          </table:table-cell>
          <table:table-cell table:formula="of:=IF([.C209]=-1;[.B20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10]=0;[.B210];&quot;&quot;)" office:value-type="float" office:value="2" calcext:value-type="float">
            <text:p>2</text:p>
          </table:table-cell>
          <table:table-cell table:formula="of:=IF([.C210]=1;[.B210];&quot;&quot;)">
            <text:p/>
          </table:table-cell>
          <table:table-cell table:formula="of:=IF([.C210]=2;[.B210];&quot;&quot;)">
            <text:p/>
          </table:table-cell>
          <table:table-cell table:formula="of:=IF([.C210]=-1;[.B21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211]=0;[.B211];&quot;&quot;)">
            <text:p/>
          </table:table-cell>
          <table:table-cell table:formula="of:=IF([.C211]=1;[.B211];&quot;&quot;)" office:value-type="float" office:value="6" calcext:value-type="float">
            <text:p>6</text:p>
          </table:table-cell>
          <table:table-cell table:formula="of:=IF([.C211]=2;[.B211];&quot;&quot;)">
            <text:p/>
          </table:table-cell>
          <table:table-cell table:formula="of:=IF([.C211]=-1;[.B21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212]=0;[.B212];&quot;&quot;)">
            <text:p/>
          </table:table-cell>
          <table:table-cell table:formula="of:=IF([.C212]=1;[.B212];&quot;&quot;)">
            <text:p/>
          </table:table-cell>
          <table:table-cell table:formula="of:=IF([.C212]=2;[.B212];&quot;&quot;)" office:value-type="float" office:value="3" calcext:value-type="float">
            <text:p>3</text:p>
          </table:table-cell>
          <table:table-cell table:formula="of:=IF([.C212]=-1;[.B21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13]=0;[.B213];&quot;&quot;)" office:value-type="float" office:value="3" calcext:value-type="float">
            <text:p>3</text:p>
          </table:table-cell>
          <table:table-cell table:formula="of:=IF([.C213]=1;[.B213];&quot;&quot;)">
            <text:p/>
          </table:table-cell>
          <table:table-cell table:formula="of:=IF([.C213]=2;[.B213];&quot;&quot;)">
            <text:p/>
          </table:table-cell>
          <table:table-cell table:formula="of:=IF([.C213]=-1;[.B213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14]=0;[.B214];&quot;&quot;)">
            <text:p/>
          </table:table-cell>
          <table:table-cell table:formula="of:=IF([.C214]=1;[.B214];&quot;&quot;)">
            <text:p/>
          </table:table-cell>
          <table:table-cell table:formula="of:=IF([.C214]=2;[.B214];&quot;&quot;)" office:value-type="float" office:value="5" calcext:value-type="float">
            <text:p>5</text:p>
          </table:table-cell>
          <table:table-cell table:formula="of:=IF([.C214]=-1;[.B214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15]=0;[.B215];&quot;&quot;)" office:value-type="float" office:value="3" calcext:value-type="float">
            <text:p>3</text:p>
          </table:table-cell>
          <table:table-cell table:formula="of:=IF([.C215]=1;[.B215];&quot;&quot;)">
            <text:p/>
          </table:table-cell>
          <table:table-cell table:formula="of:=IF([.C215]=2;[.B215];&quot;&quot;)">
            <text:p/>
          </table:table-cell>
          <table:table-cell table:formula="of:=IF([.C215]=-1;[.B215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16]=0;[.B216];&quot;&quot;)" office:value-type="float" office:value="4" calcext:value-type="float">
            <text:p>4</text:p>
          </table:table-cell>
          <table:table-cell table:formula="of:=IF([.C216]=1;[.B216];&quot;&quot;)">
            <text:p/>
          </table:table-cell>
          <table:table-cell table:formula="of:=IF([.C216]=2;[.B216];&quot;&quot;)">
            <text:p/>
          </table:table-cell>
          <table:table-cell table:formula="of:=IF([.C216]=-1;[.B216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17]=0;[.B217];&quot;&quot;)">
            <text:p/>
          </table:table-cell>
          <table:table-cell table:formula="of:=IF([.C217]=1;[.B217];&quot;&quot;)">
            <text:p/>
          </table:table-cell>
          <table:table-cell table:formula="of:=IF([.C217]=2;[.B217];&quot;&quot;)" office:value-type="float" office:value="4" calcext:value-type="float">
            <text:p>4</text:p>
          </table:table-cell>
          <table:table-cell table:formula="of:=IF([.C217]=-1;[.B217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218]=0;[.B218];&quot;&quot;)" office:value-type="float" office:value="2" calcext:value-type="float">
            <text:p>2</text:p>
          </table:table-cell>
          <table:table-cell table:formula="of:=IF([.C218]=1;[.B218];&quot;&quot;)">
            <text:p/>
          </table:table-cell>
          <table:table-cell table:formula="of:=IF([.C218]=2;[.B218];&quot;&quot;)">
            <text:p/>
          </table:table-cell>
          <table:table-cell table:formula="of:=IF([.C218]=-1;[.B218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219]=0;[.B219];&quot;&quot;)">
            <text:p/>
          </table:table-cell>
          <table:table-cell table:formula="of:=IF([.C219]=1;[.B219];&quot;&quot;)">
            <text:p/>
          </table:table-cell>
          <table:table-cell table:formula="of:=IF([.C219]=2;[.B219];&quot;&quot;)" office:value-type="float" office:value="4" calcext:value-type="float">
            <text:p>4</text:p>
          </table:table-cell>
          <table:table-cell table:formula="of:=IF([.C219]=-1;[.B219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0]=0;[.B220];&quot;&quot;)" office:value-type="float" office:value="3" calcext:value-type="float">
            <text:p>3</text:p>
          </table:table-cell>
          <table:table-cell table:formula="of:=IF([.C220]=1;[.B220];&quot;&quot;)">
            <text:p/>
          </table:table-cell>
          <table:table-cell table:formula="of:=IF([.C220]=2;[.B220];&quot;&quot;)">
            <text:p/>
          </table:table-cell>
          <table:table-cell table:formula="of:=IF([.C220]=-1;[.B220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21]=0;[.B221];&quot;&quot;)">
            <text:p/>
          </table:table-cell>
          <table:table-cell table:formula="of:=IF([.C221]=1;[.B221];&quot;&quot;)">
            <text:p/>
          </table:table-cell>
          <table:table-cell table:formula="of:=IF([.C221]=2;[.B221];&quot;&quot;)" office:value-type="float" office:value="5" calcext:value-type="float">
            <text:p>5</text:p>
          </table:table-cell>
          <table:table-cell table:formula="of:=IF([.C221]=-1;[.B221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2]=0;[.B222];&quot;&quot;)" office:value-type="float" office:value="3" calcext:value-type="float">
            <text:p>3</text:p>
          </table:table-cell>
          <table:table-cell table:formula="of:=IF([.C222]=1;[.B222];&quot;&quot;)">
            <text:p/>
          </table:table-cell>
          <table:table-cell table:formula="of:=IF([.C222]=2;[.B222];&quot;&quot;)">
            <text:p/>
          </table:table-cell>
          <table:table-cell table:formula="of:=IF([.C222]=-1;[.B222];&quot;&quot;)">
            <text:p/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23]=0;[.B223];&quot;&quot;)" office:value-type="float" office:value="5" calcext:value-type="float">
            <text:p>5</text:p>
          </table:table-cell>
          <table:table-cell table:formula="of:=IF([.C223]=1;[.B223];&quot;&quot;)">
            <text:p/>
          </table:table-cell>
          <table:table-cell table:formula="of:=IF([.C223]=2;[.B223];&quot;&quot;)">
            <text:p/>
          </table:table-cell>
          <table:table-cell table:formula="of:=IF([.C223]=-1;[.B223];&quot;&quot;)">
            <text:p/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24]=0;[.B224];&quot;&quot;)">
            <text:p/>
          </table:table-cell>
          <table:table-cell table:formula="of:=IF([.C224]=1;[.B224];&quot;&quot;)">
            <text:p/>
          </table:table-cell>
          <table:table-cell table:formula="of:=IF([.C224]=2;[.B224];&quot;&quot;)" office:value-type="float" office:value="5" calcext:value-type="float">
            <text:p>5</text:p>
          </table:table-cell>
          <table:table-cell table:formula="of:=IF([.C224]=-1;[.B224];&quot;&quot;)">
            <text:p/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225]=0;[.B225];&quot;&quot;)" office:value-type="float" office:value="3" calcext:value-type="float">
            <text:p>3</text:p>
          </table:table-cell>
          <table:table-cell table:formula="of:=IF([.C225]=1;[.B225];&quot;&quot;)">
            <text:p/>
          </table:table-cell>
          <table:table-cell table:formula="of:=IF([.C225]=2;[.B225];&quot;&quot;)">
            <text:p/>
          </table:table-cell>
          <table:table-cell table:formula="of:=IF([.C225]=-1;[.B225];&quot;&quot;)">
            <text:p/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tct0iters_details.A1:ctct0iters_details.D135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7:08:37.131352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7T17:09:17.546543209</dc:date>
    <meta:editing-duration>PT21M7S</meta:editing-duration>
    <meta:editing-cycles>3</meta:editing-cycles>
    <meta:generator>LibreOffice/6.4.7.2$Linux_X86_64 LibreOffice_project/40$Build-2</meta:generator>
    <meta:document-statistic meta:table-count="4" meta:cell-count="1271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50%"/>
    </style:style>
    <style:style style:name="ch8" style:family="chart">
      <style:graphic-properties svg:stroke-color="#dddddd" svg:stroke-opacity="40%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>
      <style:graphic-properties svg:stroke-color="#dddddd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ff8000" draw:fill-color="#ff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650953" draw:fill-color="#650953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25cm" svg:stroke-color="#333333" draw:fill-color="#333333" dr3d:edge-rounding="5%"/>
      <style:text-properties fo:font-size="10pt" style:font-size-asian="10pt" style:font-size-complex="10pt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206cm" svg:height="9cm" xlink:href=".." xlink:type="simple" chart:class="chart:scatter" chart:column-mapping="2 3 4 5 1" chart:style-name="ch1">
        <chart:title svg:x="12.975cm" svg:y="0.316cm" chart:style-name="ch2">
          <text:p>Example 2</text:p>
        </chart:title>
        <chart:legend chart:legend-position="end" svg:x="1.26cm" svg:y="1.432cm" style:legend-expansion="custom" chartooo:width="2.88cm" chartooo:height="2.092cm" style:legend-expansion-aspect-ratio="1.37667304015296" chart:style-name="ch3"/>
        <chart:plot-area chart:style-name="ch4" table:cell-range-address="Sheet2_2.A2:Sheet2_2.B225 Sheet2_2.D1:Sheet2_2.G225 Sheet2_2.B1:Sheet2_2.B1" chart:data-source-has-labels="row" svg:x="0.377cm" svg:y="0.897cm" svg:width="26.954cm" svg:height="7.569cm">
          <chartooo:coordinate-region svg:x="0.998cm" svg:y="1.096cm" svg:width="26.239cm" svg:height="6.723cm"/>
          <chart:axis chart:dimension="x" chart:name="primary-x" chart:style-name="ch5">
            <chart:title svg:x="12.685cm" svg:y="8.44cm" chart:style-name="ch6">
              <text:p>Simulation tim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5.4cm" chart:style-name="ch10">
              <text:p>Iterations</text:p>
            </chart:title>
            <chart:grid chart:style-name="ch11" chart:class="major"/>
            <chart:grid chart:style-name="ch12" chart:class="minor"/>
          </chart:axis>
          <chart:series chart:style-name="ch13" chart:values-cell-range-address="Sheet2_2.D2:Sheet2_2.D225" chart:label-cell-address="Sheet2_2.D1:Sheet2_2.D1" chart:class="chart:scatter">
            <chart:domain table:cell-range-address="Sheet2_2.A2:Sheet2_2.A225"/>
            <chart:data-point chart:repeated="224"/>
          </chart:series>
          <chart:series chart:style-name="ch14" chart:values-cell-range-address="Sheet2_2.E2:Sheet2_2.E225" chart:label-cell-address="Sheet2_2.E1:Sheet2_2.E1" chart:class="chart:scatter">
            <chart:data-point chart:repeated="224"/>
          </chart:series>
          <chart:series chart:style-name="ch15" chart:values-cell-range-address="Sheet2_2.F2:Sheet2_2.F225" chart:label-cell-address="Sheet2_2.F1:Sheet2_2.F1" chart:class="chart:scatter">
            <chart:data-point chart:repeated="224"/>
          </chart:series>
          <chart:series chart:style-name="ch16" chart:values-cell-range-address="Sheet2_2.G2:Sheet2_2.G225" chart:label-cell-address="Sheet2_2.G1:Sheet2_2.G1" chart:class="chart:scatter">
            <chart:data-point chart:repeated="224"/>
          </chart:series>
          <chart:series chart:style-name="ch17" chart:values-cell-range-address="Sheet2_2.B2:Sheet2_2.B225" loext:hide-legend="true" chart:label-cell-address="Sheet2_2.B1:Sheet2_2.B1" chart:class="chart:scatter">
            <chart:data-point chart:repeated="159"/>
            <chart:data-point chart:style-name="ch18"/>
            <chart:data-point chart:repeated="6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pt</text:p>
                <draw:g>
                  <svg:desc>Sheet2_2.D1:Sheet2_2.D1</svg:desc>
                </draw:g>
              </table:table-cell>
              <table:table-cell office:value-type="string">
                <text:p>ActiveSet</text:p>
                <draw:g>
                  <svg:desc>Sheet2_2.E1:Sheet2_2.E1</svg:desc>
                </draw:g>
              </table:table-cell>
              <table:table-cell office:value-type="string">
                <text:p>Penetration</text:p>
                <draw:g>
                  <svg:desc>Sheet2_2.F1:Sheet2_2.F1</svg:desc>
                </draw:g>
              </table:table-cell>
              <table:table-cell office:value-type="string">
                <text:p>CutBack</text:p>
                <draw:g>
                  <svg:desc>Sheet2_2.G1:Sheet2_2.G1</svg:desc>
                </draw:g>
              </table:table-cell>
              <table:table-cell office:value-type="string">
                <text:p>Iterations</text:p>
                <draw:g>
                  <svg:desc>Sheet2_2.B1:Sheet2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_2.A2:Sheet2_2.A225</svg:desc>
                </draw:g>
              </table:table-cell>
              <table:table-cell office:value-type="float" office:value="NaN">
                <text:p>NaN</text:p>
                <draw:g>
                  <svg:desc>Sheet2_2.D2:Sheet2_2.D225</svg:desc>
                </draw:g>
              </table:table-cell>
              <table:table-cell office:value-type="float" office:value="NaN">
                <text:p>NaN</text:p>
                <draw:g>
                  <svg:desc>Sheet2_2.E2:Sheet2_2.E225</svg:desc>
                </draw:g>
              </table:table-cell>
              <table:table-cell office:value-type="float" office:value="NaN">
                <text:p>NaN</text:p>
                <draw:g>
                  <svg:desc>Sheet2_2.F2:Sheet2_2.F225</svg:desc>
                </draw:g>
              </table:table-cell>
              <table:table-cell office:value-type="float" office:value="NaN">
                <text:p>NaN</text:p>
                <draw:g>
                  <svg:desc>Sheet2_2.G2:Sheet2_2.G225</svg:desc>
                </draw:g>
              </table:table-cell>
              <table:table-cell office:value-type="float" office:value="0">
                <text:p>0</text:p>
                <draw:g>
                  <svg:desc>Sheet2_2.B2:Sheet2_2.B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">
                <text:p>0.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">
                <text:p>0.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">
                <text:p>0.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">
                <text:p>0.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">
                <text:p>0.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">
                <text:p>0.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">
                <text:p>0.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">
                <text:p>0.4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5">
                <text:p>0.4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75">
                <text:p>0.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1625">
                <text:p>0.4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1625">
                <text:p>0.41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75">
                <text:p>0.41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">
                <text:p>0.4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">
                <text:p>0.4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5">
                <text:p>0.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6">
                <text:p>0.4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">
                <text:p>0.4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5">
                <text:p>0.4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">
                <text:p>0.4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">
                <text:p>0.5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">
                <text:p>0.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">
                <text:p>0.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45">
                <text:p>0.5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5">
                <text:p>0.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">
                <text:p>0.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">
                <text:p>0.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2">
                <text:p>0.6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4">
                <text:p>0.6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5">
                <text:p>0.6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6">
                <text:p>0.6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7">
                <text:p>0.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9">
                <text:p>0.6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95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925">
                <text:p>0.692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925">
                <text:p>0.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925">
                <text:p>0.69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95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93125">
                <text:p>0.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93125">
                <text:p>0.693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934375">
                <text:p>0.69343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9359375">
                <text:p>0.693593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9375">
                <text:p>0.6937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9375">
                <text:p>0.69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95">
                <text:p>0.6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1">
                <text:p>0.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4">
                <text:p>0.7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7">
                <text:p>0.7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8">
                <text:p>0.7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">
                <text:p>0.7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1">
                <text:p>0.8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2">
                <text:p>0.8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3">
                <text:p>0.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7">
                <text:p>0.8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9">
                <text:p>0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1">
                <text:p>0.9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3">
                <text:p>0.9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4">
                <text:p>0.9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5">
                <text:p>0.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8">
                <text:p>0.9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">
                <text:p>0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50%"/>
    </style:style>
    <style:style style:name="ch8" style:family="chart">
      <style:graphic-properties svg:stroke-color="#dddddd" svg:stroke-opacity="40%"/>
    </style:style>
    <style:style style:name="ch9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ff8000" draw:fill-color="#ff8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650953" draw:fill-color="#650953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25cm" svg:stroke-color="#333333" draw:fill-color="#333333" dr3d:edge-rounding="5%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0">
      <style:chart-properties chart:symbol-type="none" chart:link-data-style-to-source="true"/>
      <style:graphic-properties svg:stroke-width="0.254cm" svg:stroke-color="#729fcf" svg:stroke-opacity="70%" draw:fill-color="#729fcf" draw:opacity="70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196cm" svg:height="9.032cm" xlink:href=".." xlink:type="simple" chart:class="chart:scatter" chart:style-name="ch1">
        <chart:title svg:x="12.97cm" svg:y="0.316cm" chart:style-name="ch2">
          <text:p>Example 2</text:p>
        </chart:title>
        <chart:legend chart:legend-position="end" svg:x="1.259cm" svg:y="1.437cm" style:legend-expansion="custom" chartooo:width="3.268cm" chartooo:height="2.069cm" style:legend-expansion-aspect-ratio="1.57950700821653" chart:style-name="ch3"/>
        <chart:plot-area chart:style-name="ch4" table:cell-range-address="Sheet2_2_2.A2:Sheet2_2_2.B225 Sheet2_2_2.D1:Sheet2_2_2.G225 Sheet2_2_2.B1:Sheet2_2_2.B1 Sheet2_2_2.I25:Sheet2_2_2.I25 Sheet2_2_2.J28:Sheet2_2_2.J29" chart:data-source-has-labels="row" svg:x="0.376cm" svg:y="0.9cm" svg:width="26.944cm" svg:height="7.592cm">
          <chartooo:coordinate-region svg:x="0.997cm" svg:y="1.099cm" svg:width="26.229cm" svg:height="6.746cm"/>
          <chart:axis chart:dimension="x" chart:name="primary-x" chart:style-name="ch5">
            <chart:title svg:x="12.679cm" svg:y="8.472cm" chart:style-name="ch6">
              <text:p>Simulation tim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5.415cm" chart:style-name="ch10">
              <text:p>Iterations</text:p>
            </chart:title>
            <chart:grid chart:style-name="ch11" chart:class="major"/>
          </chart:axis>
          <chart:series chart:style-name="ch12" chart:values-cell-range-address="Sheet2_2_2.D2:Sheet2_2_2.D225" chart:label-cell-address="Sheet2_2_2.D1:Sheet2_2_2.D1" chart:class="chart:scatter">
            <chart:domain table:cell-range-address="Sheet2_2_2.A2:Sheet2_2_2.A225"/>
            <chart:data-point chart:repeated="224"/>
          </chart:series>
          <chart:series chart:style-name="ch13" chart:values-cell-range-address="Sheet2_2_2.E2:Sheet2_2_2.E225" chart:label-cell-address="Sheet2_2_2.E1:Sheet2_2_2.E1" chart:class="chart:scatter">
            <chart:data-point chart:repeated="224"/>
          </chart:series>
          <chart:series chart:style-name="ch14" chart:values-cell-range-address="Sheet2_2_2.F2:Sheet2_2_2.F225" chart:label-cell-address="Sheet2_2_2.F1:Sheet2_2_2.F1" chart:class="chart:scatter">
            <chart:data-point chart:repeated="224"/>
          </chart:series>
          <chart:series chart:style-name="ch15" chart:values-cell-range-address="Sheet2_2_2.G2:Sheet2_2_2.G225" chart:label-cell-address="Sheet2_2_2.G1:Sheet2_2_2.G1" chart:class="chart:scatter">
            <chart:data-point chart:repeated="224"/>
          </chart:series>
          <chart:series chart:style-name="ch16" chart:values-cell-range-address="Sheet2_2_2.B2:Sheet2_2_2.B225" loext:hide-legend="true" chart:label-cell-address="Sheet2_2_2.B1:Sheet2_2_2.B1" chart:class="chart:scatter">
            <chart:data-point chart:repeated="159"/>
            <chart:data-point chart:style-name="ch17"/>
            <chart:data-point chart:repeated="64"/>
          </chart:series>
          <chart:series chart:style-name="ch18" chart:values-cell-range-address="Sheet2_2_2.J28:Sheet2_2_2.J29" chart:label-cell-address="Sheet2_2_2.I25:Sheet2_2_2.I25" chart:class="chart:scatter">
            <chart:domain table:cell-range-address="Sheet2_2_2.I28:Sheet2_2_2.I29"/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pt</text:p>
                <draw:g>
                  <svg:desc>Sheet2_2_2.D1:Sheet2_2_2.D1</svg:desc>
                </draw:g>
              </table:table-cell>
              <table:table-cell office:value-type="string">
                <text:p>ActiveSet</text:p>
                <draw:g>
                  <svg:desc>Sheet2_2_2.E1:Sheet2_2_2.E1</svg:desc>
                </draw:g>
              </table:table-cell>
              <table:table-cell office:value-type="string">
                <text:p>Penetration</text:p>
                <draw:g>
                  <svg:desc>Sheet2_2_2.F1:Sheet2_2_2.F1</svg:desc>
                </draw:g>
              </table:table-cell>
              <table:table-cell office:value-type="string">
                <text:p>CutBack</text:p>
                <draw:g>
                  <svg:desc>Sheet2_2_2.G1:Sheet2_2_2.G1</svg:desc>
                </draw:g>
              </table:table-cell>
              <table:table-cell office:value-type="string">
                <text:p>Iterations</text:p>
                <draw:g>
                  <svg:desc>Sheet2_2_2.B1:Sheet2_2_2.B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imization</text:p>
                <draw:g>
                  <svg:desc>Sheet2_2_2.I25:Sheet2_2_2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_2_2.A2:Sheet2_2_2.A225</svg:desc>
                </draw:g>
              </table:table-cell>
              <table:table-cell office:value-type="float" office:value="NaN">
                <text:p>NaN</text:p>
                <draw:g>
                  <svg:desc>Sheet2_2_2.D2:Sheet2_2_2.D225</svg:desc>
                </draw:g>
              </table:table-cell>
              <table:table-cell office:value-type="float" office:value="NaN">
                <text:p>NaN</text:p>
                <draw:g>
                  <svg:desc>Sheet2_2_2.E2:Sheet2_2_2.E225</svg:desc>
                </draw:g>
              </table:table-cell>
              <table:table-cell office:value-type="float" office:value="NaN">
                <text:p>NaN</text:p>
                <draw:g>
                  <svg:desc>Sheet2_2_2.F2:Sheet2_2_2.F225</svg:desc>
                </draw:g>
              </table:table-cell>
              <table:table-cell office:value-type="float" office:value="NaN">
                <text:p>NaN</text:p>
                <draw:g>
                  <svg:desc>Sheet2_2_2.G2:Sheet2_2_2.G225</svg:desc>
                </draw:g>
              </table:table-cell>
              <table:table-cell office:value-type="float" office:value="0">
                <text:p>0</text:p>
                <draw:g>
                  <svg:desc>Sheet2_2_2.B2:Sheet2_2_2.B225</svg:desc>
                </draw:g>
              </table:table-cell>
              <table:table-cell office:value-type="float" office:value="0.69375">
                <text:p>0.69375</text:p>
                <draw:g>
                  <svg:desc>Sheet2_2_2.I28:Sheet2_2_2.I29</svg:desc>
                </draw:g>
              </table:table-cell>
              <table:table-cell office:value-type="float" office:value="0">
                <text:p>0</text:p>
                <draw:g>
                  <svg:desc>Sheet2_2_2.J28:Sheet2_2_2.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69375">
                <text:p>0.693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">
                <text:p>0.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">
                <text:p>0.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">
                <text:p>0.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">
                <text:p>0.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">
                <text:p>0.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">
                <text:p>0.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">
                <text:p>0.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">
                <text:p>0.4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5">
                <text:p>0.4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75">
                <text:p>0.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1625">
                <text:p>0.4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1625">
                <text:p>0.41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75">
                <text:p>0.41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">
                <text:p>0.4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">
                <text:p>0.4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5">
                <text:p>0.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6">
                <text:p>0.4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">
                <text:p>0.4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5">
                <text:p>0.4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">
                <text:p>0.4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">
                <text:p>0.5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">
                <text:p>0.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">
                <text:p>0.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45">
                <text:p>0.5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5">
                <text:p>0.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">
                <text:p>0.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">
                <text:p>0.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2">
                <text:p>0.6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4">
                <text:p>0.6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5">
                <text:p>0.6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6">
                <text:p>0.6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7">
                <text:p>0.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9">
                <text:p>0.6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95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925">
                <text:p>0.692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925">
                <text:p>0.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925">
                <text:p>0.69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95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93125">
                <text:p>0.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93125">
                <text:p>0.693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934375">
                <text:p>0.69343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9359375">
                <text:p>0.693593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9375">
                <text:p>0.6937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9375">
                <text:p>0.69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95">
                <text:p>0.6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1">
                <text:p>0.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4">
                <text:p>0.7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7">
                <text:p>0.7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8">
                <text:p>0.7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">
                <text:p>0.7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1">
                <text:p>0.8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2">
                <text:p>0.8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3">
                <text:p>0.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7">
                <text:p>0.8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9">
                <text:p>0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1">
                <text:p>0.9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3">
                <text:p>0.9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4">
                <text:p>0.9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5">
                <text:p>0.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8">
                <text:p>0.9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">
                <text:p>0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